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style:font-face style:name="Cambria" svg:font-family="Cambria"/>
    <style:font-face style:name="Arial" svg:font-family="Arial"/>
  </office:font-face-decls>
  <office:automatic-styles>
    <style:style style:name="ce1" style:family="table-cell" style:parent-style-name="Default" style:data-style-name="N0"/>
    <style:style style:name="ce2" style:family="table-cell" style:parent-style-name="Time-BoldDataCell" style:data-style-name="N37">
      <style:table-cell-properties fo:border-top="none" fo:border-bottom="thin solid #000000" fo:border-left="none"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Time-BoldDataCell" style:data-style-name="N38">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 style:family="table-cell" style:parent-style-name="Default" style:data-style-name="N38">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5" style:family="table-cell" style:parent-style-name="Time-BoldDataCell" style:data-style-name="N2">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6" style:family="table-cell" style:parent-style-name="Time-BoldDataCell" style:data-style-name="N38">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7"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Time-BoldDataCell" style:data-style-name="N36">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Time-BoldDataCell" style:data-style-name="N38">
      <style:table-cell-properties fo:border-top="none" fo:border-bottom="thin solid #000000" fo:border-left="none" fo:border-right="none"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0" style:family="table-cell" style:parent-style-name="Default" style:data-style-name="N0">
      <style:table-cell-properties style:vertical-align="automatic" fo:background-color="transparent" style:repeat-content="false"/>
      <style:paragraph-properties fo:text-align="center"/>
      <style:text-properties style:font-name="Arial" style:font-name-asian="Arial" style:font-name-complex="Arial" style:font-family-generic="swiss"/>
    </style:style>
    <style:style style:name="ce11"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12"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3"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1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6" style:family="table-cell" style:parent-style-name="Default" style:data-style-name="N0">
      <style:table-cell-properties style:vertical-align="top" fo:wrap-option="wrap" fo:background-color="transparent"/>
      <style:text-properties style:font-name="Arial" style:font-name-asian="Arial" style:font-name-complex="Arial" style:font-family-generic="swiss"/>
    </style:style>
    <style:style style:name="ce17" style:family="table-cell" style:parent-style-name="Default" style:data-style-name="N0">
      <style:table-cell-properties style:vertical-align="automatic" fo:background-color="transparent"/>
    </style:style>
    <style:style style:name="ce18" style:family="table-cell" style:parent-style-name="Default" style:data-style-name="N37">
      <style:table-cell-properties fo:border-top="none" fo:border-bottom="none" fo:border-left="none" fo:border-right="thin solid #000000" style:vertical-align="middle" fo:background-color="transparent" style:repeat-content="false"/>
      <style:paragraph-properties fo:text-align="center"/>
      <style:text-properties style:font-name="Arial" style:font-name-asian="Arial" style:font-name-complex="Arial" style:font-family-generic="swiss"/>
    </style:style>
    <style:style style:name="ce19" style:family="table-cell" style:parent-style-name="Default" style:data-style-name="N0">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20" style:family="table-cell" style:parent-style-name="Time-BoldDataCell" style:data-style-name="N38">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1" style:family="table-cell" style:parent-style-name="Default" style:data-style-name="N21">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2"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23" style:family="table-cell" style:parent-style-name="Default" style:data-style-name="N0">
      <style:table-cell-properties style:vertical-align="middle" fo:background-color="transparent" style:repeat-content="false"/>
      <style:paragraph-properties fo:text-align="start" fo:margin-left="0cm"/>
    </style:style>
    <style:style style:name="ce24" style:family="table-cell" style:parent-style-name="Default" style:data-style-name="N39">
      <style:table-cell-properties style:vertical-align="middle" fo:wrap-option="wrap" fo:background-color="transparent" style:repeat-content="false"/>
      <style:paragraph-properties fo:text-align="start" fo:margin-left="0cm"/>
    </style:style>
    <style:style style:name="ce25" style:family="table-cell" style:parent-style-name="Default" style:data-style-name="N39">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26" style:family="table-cell" style:parent-style-name="Default" style:data-style-name="N39">
      <style:table-cell-properties style:vertical-align="automatic" fo:background-color="transparent"/>
    </style:style>
    <style:style style:name="ce27" style:family="table-cell" style:parent-style-name="Default" style:data-style-name="N39">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8"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9" style:family="table-cell" style:parent-style-name="Default" style:data-style-name="N39">
      <style:table-cell-properties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30" style:family="table-cell" style:parent-style-name="Default" style:data-style-name="N39">
      <style:table-cell-properties style:vertical-align="middle" fo:background-color="transparent" style:repeat-content="false"/>
      <style:paragraph-properties fo:text-align="start" fo:margin-left="0cm"/>
    </style:style>
    <style:style style:name="ce31" style:family="table-cell" style:parent-style-name="Default" style:data-style-name="N21">
      <style:table-cell-properties style:vertical-align="middle" fo:background-color="transparent" style:repeat-content="false"/>
      <style:paragraph-properties fo:text-align="start" fo:margin-left="0cm"/>
    </style:style>
    <style:style style:name="ce32" style:family="table-cell" style:parent-style-name="Time-BoldDataCell" style:data-style-name="N38">
      <style:table-cell-properties style:vertical-align="middle" fo:background-color="transparent"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3" style:family="table-cell" style:parent-style-name="Default" style:data-style-name="N38">
      <style:table-cell-properties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4" style:family="table-cell" style:parent-style-name="Default" style:data-style-name="N38">
      <style:table-cell-properties style:vertical-align="middle" fo:background-color="#FFFF0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5" style:family="table-cell" style:parent-style-name="Default" style:data-style-name="N0">
      <style:table-cell-properties fo:border="2pt solid #000000" fo:background-color="transparent"/>
    </style:style>
    <style:style style:name="ce36" style:family="table-cell" style:parent-style-name="Default" style:data-style-name="N0">
      <style:table-cell-properties fo:border="2pt solid #000000" style:vertical-align="middle" fo:background-color="transparent" style:repeat-content="false"/>
      <style:paragraph-properties fo:text-align="start" fo:margin-left="0cm"/>
      <style:text-properties fo:font-size="36pt" style:font-size-asian="36pt" style:font-size-complex="36pt" fo:font-weight="bold" style:font-weight-asian="bold" style:font-weight-complex="bold"/>
    </style:style>
    <style:style style:name="ce37" style:family="table-cell" style:parent-style-name="Default" style:data-style-name="N40">
      <style:table-cell-properties style:vertical-align="automatic" fo:background-color="transparent"/>
    </style:style>
    <style:style style:name="ce38" style:family="table-cell" style:parent-style-name="Default" style:data-style-name="N41">
      <style:table-cell-properties style:vertical-align="automatic" fo:background-color="transparent"/>
    </style:style>
    <style:style style:name="T1"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8255cm"/>
    </style:style>
    <style:style style:name="co2" style:family="table-column">
      <style:table-column-properties fo:break-before="auto" style:column-width="1.5875cm"/>
    </style:style>
    <style:style style:name="co3" style:family="table-column">
      <style:table-column-properties fo:break-before="auto" style:column-width="1.79916666666667cm"/>
    </style:style>
    <style:style style:name="co4" style:family="table-column">
      <style:table-column-properties fo:break-before="auto" style:column-width="3.2385cm"/>
    </style:style>
    <style:style style:name="co5" style:family="table-column">
      <style:table-column-properties fo:break-before="auto" style:column-width="3.47133333333333cm"/>
    </style:style>
    <style:style style:name="co6" style:family="table-column">
      <style:table-column-properties fo:break-before="auto" style:column-width="9.35566666666667cm"/>
    </style:style>
    <style:style style:name="co7" style:family="table-column">
      <style:table-column-properties fo:break-before="auto" style:column-width="9.017cm"/>
    </style:style>
    <style:style style:name="co8" style:family="table-column">
      <style:table-column-properties fo:break-before="auto" style:column-width="0.719666666666667cm"/>
    </style:style>
    <style:style style:name="co9" style:family="table-column">
      <style:table-column-properties fo:break-before="auto" style:column-width="1.8415cm"/>
    </style:style>
    <style:style style:name="co10" style:family="table-column">
      <style:table-column-properties fo:break-before="auto" style:column-width="4.23333333333333cm"/>
    </style:style>
    <style:style style:name="ro1" style:family="table-row">
      <style:table-row-properties style:row-height="16.5pt" style:use-optimal-row-height="false" fo:break-before="auto"/>
    </style:style>
    <style:style style:name="ro2" style:family="table-row">
      <style:table-row-properties style:row-height="13.8pt" style:use-optimal-row-height="true" fo:break-before="auto"/>
    </style:style>
    <style:style style:name="ro3" style:family="table-row">
      <style:table-row-properties style:row-height="13.8pt" style:use-optimal-row-height="false" fo:break-before="auto"/>
    </style:style>
    <style:style style:name="ro4" style:family="table-row">
      <style:table-row-properties style:row-height="39.6pt" style:use-optimal-row-height="true" fo:break-before="auto"/>
    </style:style>
    <style:style style:name="ro5" style:family="table-row">
      <style:table-row-properties style:row-height="26.4pt" style:use-optimal-row-height="true" fo:break-before="auto"/>
    </style:style>
    <style:style style:name="ro6" style:family="table-row">
      <style:table-row-properties style:row-height="40.8pt" style:use-optimal-row-height="true" fo:break-before="auto"/>
    </style:style>
    <style:style style:name="ro7" style:family="table-row">
      <style:table-row-properties style:row-height="52.8pt" style:use-optimal-row-height="true" fo:break-before="auto"/>
    </style:style>
    <style:style style:name="ro8" style:family="table-row">
      <style:table-row-properties style:row-height="20.4pt" style:use-optimal-row-height="true" fo:break-before="auto"/>
    </style:style>
    <style:style style:name="ro9" style:family="table-row">
      <style:table-row-properties style:row-height="79.2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30.6pt" style:use-optimal-row-height="true" fo:break-before="auto"/>
    </style:style>
    <style:style style:name="ro12" style:family="table-row">
      <style:table-row-properties style:row-height="51pt" style:use-optimal-row-height="true" fo:break-before="auto"/>
    </style:style>
    <style:style style:name="ro13" style:family="table-row">
      <style:table-row-properties style:row-height="13.2pt" style:use-optimal-row-height="true" fo:break-before="auto"/>
    </style:style>
    <style:style style:name="ro14"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false" table:use-wildcards="false" table:use-regular-expressions="false" table:automatic-find-labels="false"/>
      <table:table table:name="times" table:style-name="ta1">
        <table:table-column table:style-name="co1" table:default-cell-style-name="ce11"/>
        <table:table-column table:style-name="co2" table:default-cell-style-name="ce11"/>
        <table:table-column table:style-name="co3" table:number-columns-repeated="2" table:default-cell-style-name="ce12"/>
        <table:table-column table:style-name="co4" table:default-cell-style-name="ce13"/>
        <table:table-column table:style-name="co5" table:number-columns-repeated="2" table:default-cell-style-name="ce13"/>
        <table:table-column table:style-name="co6" table:default-cell-style-name="ce15"/>
        <table:table-column table:style-name="co7" table:default-cell-style-name="ce16"/>
        <table:table-column table:style-name="co8" table:default-cell-style-name="ce11"/>
        <table:table-column table:style-name="co8" table:number-columns-repeated="16374" table:default-cell-style-name="ce17"/>
        <table:table-row table:style-name="ro1">
          <table:table-cell office:value-type="string" table:style-name="ce2">
            <text:p>wk</text:p>
          </table:table-cell>
          <table:table-cell office:value-type="string" table:style-name="ce3">
            <text:p>Daily</text:p>
          </table:table-cell>
          <table:table-cell office:value-type="string" table:style-name="ce4">
            <text:p>actual</text:p>
          </table:table-cell>
          <table:table-cell office:value-type="string" table:style-name="ce5">
            <text:p>Task</text:p>
          </table:table-cell>
          <table:table-cell office:value-type="string" table:style-name="ce6">
            <text:p>Customer</text:p>
          </table:table-cell>
          <table:table-cell office:value-type="string" table:style-name="ce7">
            <text:p>Start Time</text:p>
          </table:table-cell>
          <table:table-cell office:value-type="string" table:style-name="ce7">
            <text:p>Stop Time</text:p>
          </table:table-cell>
          <table:table-cell office:value-type="string" table:style-name="ce8">
            <text:p>Official Note</text:p>
          </table:table-cell>
          <table:table-cell office:value-type="string" table:style-name="ce9">
            <text:p>Internal note</text:p>
          </table:table-cell>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5"/>
          <table:table-cell table:style-name="ce16"/>
          <table:table-cell table:number-columns-repeated="16375"/>
        </table:table-row>
        <table:table-row table:style-name="ro3" table:visibility="collapse">
          <table:table-cell office:value-type="float" office:value="907" table:style-name="ce18">
            <text:p>907</text:p>
          </table:table-cell>
          <table:table-cell table:style-name="ce12"/>
          <table:table-cell office:value-type="string" table:style-name="ce4">
            <text:p>****************</text:p>
          </table:table-cell>
          <table:table-cell table:style-name="ce5"/>
          <table:table-cell table:number-columns-spanned="2" table:number-rows-spanned="3" table:style-name="ce35"/>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07" table:style-name="ce18">
            <text:p>907</text:p>
          </table:table-cell>
          <table:table-cell table:style-name="ce12"/>
          <table:table-cell office:value-type="string" table:style-name="ce4">
            <text:p>****************</text:p>
          </table:table-cell>
          <table:table-cell table:style-name="ce5"/>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07" table:style-name="ce18">
            <text:p>907</text:p>
          </table:table-cell>
          <table:table-cell table:style-name="ce20"/>
          <table:table-cell office:value-type="string" table:style-name="ce4">
            <text:p>****************</text:p>
          </table:table-cell>
          <table:table-cell table:style-name="ce5"/>
          <table:covered-table-cell/>
          <table:covered-table-cell/>
          <table:table-cell table:style-name="ce14"/>
          <table:table-cell table:style-name="ce15"/>
          <table:table-cell table:style-name="ce19"/>
          <table:table-cell table:number-columns-repeated="16375" table:style-name="ce17"/>
        </table:table-row>
        <table:table-row table:number-rows-repeated="2" table:style-name="ro3" table:visibility="collapse">
          <table:table-cell office:value-type="float" office:value="907" table:style-name="ce18">
            <text:p>907</text:p>
          </table:table-cell>
          <table:table-cell table:style-name="ce20"/>
          <table:table-cell office:value-type="string" table:style-name="ce4">
            <text:p>****************</text:p>
          </table:table-cell>
          <table:table-cell table:style-name="ce5"/>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07" table:style-name="ce18">
            <text:p>907</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07" table:style-name="ce18">
            <text:p>907</text:p>
          </table:table-cell>
          <table:table-cell table:style-name="ce12"/>
          <table:table-cell office:value-type="string" table:style-name="ce4">
            <text:p>BILLED</text:p>
          </table:table-cell>
          <table:table-cell office:value-type="string" office:string-value="---" table:formula="of:=IF(AND([.F9] &lt;&gt; &quot;&quot;;[.G9] &lt;&gt; &quot;&quot;);([.G9]-[.F9])*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office:value-type="float" office:value="8" table:style-name="ce20">
            <text:p>8.000</text:p>
          </table:table-cell>
          <table:table-cell office:value-type="float" office:value="7.9088888891274101" table:style-name="ce4">
            <text:p>7.909</text:p>
          </table:table-cell>
          <table:table-cell office:value-type="string" office:string-value="---" table:formula="of:=IF(AND([.F10] &lt;&gt; &quot;&quot;;[.G10] &lt;&gt; &quot;&quot;);([.G10]-[.F10])*24;&quot;---&quot;)" table:style-name="ce4">
            <text:p>---</text:p>
          </table:table-cell>
          <table:table-cell office:value-type="date" office:date-value="2025-03-10T00:00:00" table:style-name="ce21">
            <text:p>10-Mar</text:p>
          </table:table-cell>
          <table:table-cell table:number-columns-repeated="2" table:style-name="ce14"/>
          <table:table-cell table:style-name="ce22"/>
          <table:table-cell table:style-name="ce19"/>
          <table:table-cell table:number-columns-repeated="16375" table:style-name="ce17"/>
        </table:table-row>
        <table:table-row table:style-name="ro4"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24999999994179234" table:formula="of:=IF(AND([.F11] &lt;&gt; &quot;&quot;;[.G11] &lt;&gt; &quot;&quot;);([.G11]-[.F11])*24;&quot;---&quot;)" table:style-name="ce4">
            <text:p>0.250</text:p>
          </table:table-cell>
          <table:table-cell office:value-type="string" table:style-name="ce23">
            <text:p>IDtoAutocrib</text:p>
          </table:table-cell>
          <table:table-cell office:value-type="date" office:date-value="2025-03-10T08:15:00" table:style-name="ce14">
            <text:p>3/10/25 08:15 AM</text:p>
          </table:table-cell>
          <table:table-cell office:value-type="date" office:date-value="2025-03-10T08:30:00" table:style-name="ce14">
            <text:p>3/10/25 08:30 AM</text:p>
          </table:table-cell>
          <table:table-cell office:value-type="string" table:style-name="ce22">
            <text:p>Worked on initial migration code for IDtoAutocrib. Worked to remove role to permission mapping problem with app team.</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50000000005820766" table:formula="of:=IF(AND([.F12] &lt;&gt; &quot;&quot;;[.G12] &lt;&gt; &quot;&quot;);([.G12]-[.F12])*24;&quot;---&quot;)" table:style-name="ce4">
            <text:p>0.500</text:p>
          </table:table-cell>
          <table:table-cell office:value-type="string" table:style-name="ce23">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4">
            <text:p>Daily meetings with the team.</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50000000005820766" table:formula="of:=IF(AND([.F13] &lt;&gt; &quot;&quot;;[.G13] &lt;&gt; &quot;&quot;);([.G13]-[.F13])*24;&quot;---&quot;)" table:style-name="ce4">
            <text:p>0.500</text:p>
          </table:table-cell>
          <table:table-cell office:value-type="string" table:style-name="ce23">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2">
            <text:p>Daily meetings with the team.</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1.0980555555433966" table:formula="of:=IF(AND([.F14] &lt;&gt; &quot;&quot;;[.G14] &lt;&gt; &quot;&quot;);([.G14]-[.F14])*24;&quot;---&quot;)" table:style-name="ce4">
            <text:p>1.098</text:p>
          </table:table-cell>
          <table:table-cell office:value-type="string" table:style-name="ce23">
            <text:p>mtg-IAM</text:p>
          </table:table-cell>
          <table:table-cell office:value-type="date" office:date-value="2025-03-10T10:00:00" table:style-name="ce14">
            <text:p>3/10/25 10:00 AM</text:p>
          </table:table-cell>
          <table:table-cell office:value-type="date" office:date-value="2025-03-10T11:05:53" table:style-name="ce14">
            <text:p>3/10/25 11:05 AM</text:p>
          </table:table-cell>
          <table:table-cell office:value-type="string" table:style-name="ce22">
            <text:p>Cybersecurity IAM/IGA joint meeting</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1.0477777778869495" table:formula="of:=IF(AND([.F15] &lt;&gt; &quot;&quot;;[.G15] &lt;&gt; &quot;&quot;);([.G15]-[.F15])*24;&quot;---&quot;)" table:style-name="ce4">
            <text:p>1.048</text:p>
          </table:table-cell>
          <table:table-cell office:value-type="string" table:style-name="ce23">
            <text:p>IDtoAutocrib</text:p>
          </table:table-cell>
          <table:table-cell office:value-type="date" office:date-value="2025-03-10T11:05:53" table:style-name="ce14">
            <text:p>3/10/25 11:05 AM</text:p>
          </table:table-cell>
          <table:table-cell office:value-type="date" office:date-value="2025-03-10T12:08:45" table:style-name="ce14">
            <text:p>3/10/25 12:08 PM</text:p>
          </table:table-cell>
          <table:table-cell office:value-type="string" table:style-name="ce22">
            <text:p>#</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1.3466666666208766" table:formula="of:=IF(AND([.F16] &lt;&gt; &quot;&quot;;[.G16] &lt;&gt; &quot;&quot;);([.G16]-[.F16])*24;&quot;---&quot;)" table:style-name="ce4">
            <text:p>1.347</text:p>
          </table:table-cell>
          <table:table-cell office:value-type="string" table:style-name="ce23">
            <text:p>IDtoAutocrib</text:p>
          </table:table-cell>
          <table:table-cell office:value-type="date" office:date-value="2025-03-10T13:10:00" table:style-name="ce14">
            <text:p>3/10/25 01:10 PM</text:p>
          </table:table-cell>
          <table:table-cell office:value-type="date" office:date-value="2025-03-10T14:30:48" table:style-name="ce14">
            <text:p>3/10/25 02:30 PM</text:p>
          </table:table-cell>
          <table:table-cell office:value-type="string" table:style-name="ce22">
            <text:p>#</text:p>
          </table:table-cell>
          <table:table-cell table:style-name="ce19"/>
          <table:table-cell table:number-columns-repeated="16375" table:style-name="ce17"/>
        </table:table-row>
        <table:table-row table:style-name="ro5"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2.7366666667512618" table:formula="of:=IF(AND([.F17] &lt;&gt; &quot;&quot;;[.G17] &lt;&gt; &quot;&quot;);([.G17]-[.F17])*24;&quot;---&quot;)" table:style-name="ce4">
            <text:p>2.737</text:p>
          </table:table-cell>
          <table:table-cell office:value-type="string" table:style-name="ce23">
            <text:p>IDtoAvioBook</text:p>
          </table:table-cell>
          <table:table-cell office:value-type="date" office:date-value="2025-03-10T14:30:48" table:style-name="ce14">
            <text:p>3/10/25 02:30 PM</text:p>
          </table:table-cell>
          <table:table-cell office:value-type="date" office:date-value="2025-03-10T17:15:00" table:style-name="ce14">
            <text:p>3/10/25 05:15 PM</text:p>
          </table:table-cell>
          <table:table-cell office:value-type="string" table:style-name="ce22">
            <text:p>Worked to deploy the latest Aviobook into QA. Worked to resolve test and pipeline issues.</text:p>
          </table:table-cell>
          <table:table-cell table:style-name="ce19"/>
          <table:table-cell table:number-columns-repeated="16375" table:style-name="ce17"/>
        </table:table-row>
        <table:table-row table:style-name="ro5"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23611111112404615" table:formula="of:=IF(AND([.F18] &lt;&gt; &quot;&quot;;[.G18] &lt;&gt; &quot;&quot;);([.G18]-[.F18])*24;&quot;---&quot;)" table:style-name="ce4">
            <text:p>0.236</text:p>
          </table:table-cell>
          <table:table-cell office:value-type="string" table:style-name="ce23">
            <text:p>Support</text:p>
          </table:table-cell>
          <table:table-cell office:value-type="date" office:date-value="2025-03-10T17:15:00" table:style-name="ce14">
            <text:p>3/10/25 05:15 PM</text:p>
          </table:table-cell>
          <table:table-cell office:value-type="date" office:date-value="2025-03-10T17:29:10" table:style-name="ce14">
            <text:p>3/10/25 05:29 PM</text:p>
          </table:table-cell>
          <table:table-cell office:value-type="string" table:style-name="ce22">
            <text:p>Worked on documenting the path to install the latest version of Designer for the EE team.</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1936111111426726" table:formula="of:=IF(AND([.F19] &lt;&gt; &quot;&quot;;[.G19] &lt;&gt; &quot;&quot;);([.G19]-[.F19])*24;&quot;---&quot;)" table:style-name="ce4">
            <text:p>0.194</text:p>
          </table:table-cell>
          <table:table-cell office:value-type="string" table:style-name="ce23">
            <text:p>IDtoAvioBook</text:p>
          </table:table-cell>
          <table:table-cell office:value-type="date" office:date-value="2025-03-10T17:29:10" table:style-name="ce14">
            <text:p>3/10/25 05:29 PM</text:p>
          </table:table-cell>
          <table:table-cell office:value-type="date" office:date-value="2025-03-10T17:40:47" table:style-name="ce14">
            <text:p>3/10/25 05:40 PM</text:p>
          </table:table-cell>
          <table:table-cell office:value-type="string" table:style-name="ce22">
            <text:p>#pipeline wiating</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20] &lt;&gt; &quot;&quot;;[.G20] &lt;&gt; &quot;&quot;);([.G20]-[.F20])*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21] &lt;&gt; &quot;&quot;;[.G21] &lt;&gt; &quot;&quot;);([.G21]-[.F21])*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22] &lt;&gt; &quot;&quot;;[.G22] &lt;&gt; &quot;&quot;);([.G22]-[.F22])*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23] &lt;&gt; &quot;&quot;;[.G23] &lt;&gt; &quot;&quot;);([.G23]-[.F23])*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24] &lt;&gt; &quot;&quot;;[.G24] &lt;&gt; &quot;&quot;);([.G24]-[.F2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office:value-type="float" office:value="10" table:style-name="ce20">
            <text:p>10.000</text:p>
          </table:table-cell>
          <table:table-cell office:value-type="float" office:value="9.8163888890412601" table:style-name="ce4">
            <text:p>9.816</text:p>
          </table:table-cell>
          <table:table-cell office:value-type="string" office:string-value="---" table:formula="of:=IF(AND([.F25] &lt;&gt; &quot;&quot;;[.G25] &lt;&gt; &quot;&quot;);([.G25]-[.F25])*24;&quot;---&quot;)" table:style-name="ce4">
            <text:p>---</text:p>
          </table:table-cell>
          <table:table-cell office:value-type="date" office:date-value="2025-03-11T00:00:00" table:style-name="ce21">
            <text:p>11-Mar</text:p>
          </table:table-cell>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50000000005820766" table:formula="of:=IF(AND([.F26] &lt;&gt; &quot;&quot;;[.G26] &lt;&gt; &quot;&quot;);([.G26]-[.F26])*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5">
            <text:p>Daily meetings with the team. EE backlog meeting.</text:p>
          </table:table-cell>
          <table:table-cell table:style-name="ce16"/>
          <table:table-cell table:number-columns-repeated="16375" table:style-name="ce17"/>
        </table:table-row>
        <table:table-row table:style-name="ro6"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25000000011641532" table:formula="of:=IF(AND([.F27] &lt;&gt; &quot;&quot;;[.G27] &lt;&gt; &quot;&quot;);([.G27]-[.F27])*24;&quot;---&quot;)" table:style-name="ce4">
            <text:p>0.250</text:p>
          </table:table-cell>
          <table:table-cell office:value-type="string" table:style-name="ce23">
            <text:p>IDtoAvioBook</text:p>
          </table:table-cell>
          <table:table-cell office:value-type="date" office:date-value="2025-03-11T09:15:00" table:style-name="ce14">
            <text:p>3/11/25 09:15 AM</text:p>
          </table:table-cell>
          <table:table-cell office:value-type="date" office:date-value="2025-03-11T09:30:00" table:style-name="ce14">
            <text:p>3/11/25 09:30 AM</text:p>
          </table:table-cell>
          <table:table-cell office:value-type="string" table:style-name="ce15">
            <text:p>Worked on fixing QA deploy pipeline. Worked on fixing pipeline bugs with bad libraries.</text:p>
          </table:table-cell>
          <table:table-cell office:value-type="string" table:style-name="ce19">
            <text:p>Every possible issue I could have showed up during this deploy, and it's on a driver with two actual drivers that get deployed; so it is quite custom. It is still the preferred way to go, and is all working now, so that's good news.</text:p>
          </table:table-cell>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49999999988358468" table:formula="of:=IF(AND([.F28] &lt;&gt; &quot;&quot;;[.G28] &lt;&gt; &quot;&quot;);([.G28]-[.F28])*24;&quot;---&quot;)" table:style-name="ce4">
            <text:p>0.500</text:p>
          </table:table-cell>
          <table:table-cell office:value-type="string" table:style-name="ce23">
            <text:p>mtg-daily</text:p>
          </table:table-cell>
          <table:table-cell office:value-type="date" office:date-value="2025-03-11T09:30:00" table:style-name="ce14">
            <text:p>3/11/25 09:30 AM</text:p>
          </table:table-cell>
          <table:table-cell office:value-type="date" office:date-value="2025-03-11T10:00:00" table:style-name="ce14">
            <text:p>3/11/25 10:00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1.0833333333721384" table:formula="of:=IF(AND([.F29] &lt;&gt; &quot;&quot;;[.G29] &lt;&gt; &quot;&quot;);([.G29]-[.F29])*24;&quot;---&quot;)" table:style-name="ce4">
            <text:p>1.083</text:p>
          </table:table-cell>
          <table:table-cell office:value-type="string" table:style-name="ce21">
            <text:p>mtg-trivir</text:p>
          </table:table-cell>
          <table:table-cell office:value-type="date" office:date-value="2025-03-11T10:00:00" table:style-name="ce14">
            <text:p>3/11/25 10:00 AM</text:p>
          </table:table-cell>
          <table:table-cell office:value-type="date" office:date-value="2025-03-11T11:05:00" table:style-name="ce14">
            <text:p>3/11/25 11:05 AM</text:p>
          </table:table-cell>
          <table:table-cell office:value-type="string" table:style-name="ce15">
            <text:p>TriBr!!</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2.848888888838701" table:formula="of:=IF(AND([.F30] &lt;&gt; &quot;&quot;;[.G30] &lt;&gt; &quot;&quot;);([.G30]-[.F30])*24;&quot;---&quot;)" table:style-name="ce4">
            <text:p>2.849</text:p>
          </table:table-cell>
          <table:table-cell office:value-type="string" table:style-name="ce23">
            <text:p>IDtoAvioBook</text:p>
          </table:table-cell>
          <table:table-cell office:value-type="date" office:date-value="2025-03-11T11:05:00" table:style-name="ce14">
            <text:p>3/11/25 11:05 AM</text:p>
          </table:table-cell>
          <table:table-cell office:value-type="date" office:date-value="2025-03-11T13:55:56" table:style-name="ce14">
            <text:p>3/11/25 01:55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5.8888889034278691E-2" table:formula="of:=IF(AND([.F31] &lt;&gt; &quot;&quot;;[.G31] &lt;&gt; &quot;&quot;);([.G31]-[.F31])*24;&quot;---&quot;)" table:style-name="ce4">
            <text:p>0.059</text:p>
          </table:table-cell>
          <table:table-cell office:value-type="string" table:style-name="ce23">
            <text:p>IDtoAvioBook</text:p>
          </table:table-cell>
          <table:table-cell office:value-type="date" office:date-value="2025-03-11T13:56:28" table:style-name="ce14">
            <text:p>3/11/25 01:56 PM</text:p>
          </table:table-cell>
          <table:table-cell office:value-type="date" office:date-value="2025-03-11T14:00:00" table:style-name="ce14">
            <text:p>3/11/25 02:00 PM</text:p>
          </table:table-cell>
          <table:table-cell office:value-type="string" table:style-name="ce15">
            <text:p># about to join ee backlog; but doing deploy now</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75750000000698492" table:formula="of:=IF(AND([.F32] &lt;&gt; &quot;&quot;;[.G32] &lt;&gt; &quot;&quot;);([.G32]-[.F32])*24;&quot;---&quot;)" table:style-name="ce4">
            <text:p>0.758</text:p>
          </table:table-cell>
          <table:table-cell office:value-type="string" table:style-name="ce21">
            <text:p>mtg-backog</text:p>
          </table:table-cell>
          <table:table-cell office:value-type="date" office:date-value="2025-03-11T14:00:00" table:style-name="ce14">
            <text:p>3/11/25 02:00 PM</text:p>
          </table:table-cell>
          <table:table-cell office:value-type="date" office:date-value="2025-03-11T14:45:27" table:style-name="ce14">
            <text:p>3/11/25 02:45 PM</text:p>
          </table:table-cell>
          <table:table-cell office:value-type="string" table:style-name="ce15">
            <text:p>#</text:p>
          </table:table-cell>
          <table:table-cell table:style-name="ce19"/>
          <table:table-cell table:number-columns-repeated="16375" table:style-name="ce17"/>
        </table:table-row>
        <table:table-row table:style-name="ro5"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56861111096804962" table:formula="of:=IF(AND([.F33] &lt;&gt; &quot;&quot;;[.G33] &lt;&gt; &quot;&quot;);([.G33]-[.F33])*24;&quot;---&quot;)" table:style-name="ce4">
            <text:p>0.569</text:p>
          </table:table-cell>
          <table:table-cell office:value-type="string" table:style-name="ce21">
            <text:p>BAES:O&amp;M 4.04</text:p>
          </table:table-cell>
          <table:table-cell office:value-type="date" office:date-value="2025-03-11T14:45:27" table:style-name="ce14">
            <text:p>3/11/25 02:45 PM</text:p>
          </table:table-cell>
          <table:table-cell office:value-type="date" office:date-value="2025-03-11T15:19:34" table:style-name="ce14">
            <text:p>3/11/25 03:19 PM</text:p>
          </table:table-cell>
          <table:table-cell office:value-type="string" table:style-name="ce15">
            <text:p>Worked on discussing options to avoid removing training dates and other EC-sensitive attributes.</text:p>
          </table:table-cell>
          <table:table-cell office:value-type="string" table:style-name="ce19">
            <text:p>With Shaun and Gary.</text:p>
          </table:table-cell>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1905555555713363" table:formula="of:=IF(AND([.F34] &lt;&gt; &quot;&quot;;[.G34] &lt;&gt; &quot;&quot;);([.G34]-[.F34])*24;&quot;---&quot;)" table:style-name="ce4">
            <text:p>0.191</text:p>
          </table:table-cell>
          <table:table-cell office:value-type="string" table:style-name="ce23">
            <text:p>IDtoAvioBook</text:p>
          </table:table-cell>
          <table:table-cell office:value-type="date" office:date-value="2025-03-11T15:19:34" table:style-name="ce14">
            <text:p>3/11/25 03:19 PM</text:p>
          </table:table-cell>
          <table:table-cell office:value-type="date" office:date-value="2025-03-11T15:31:00" table:style-name="ce14">
            <text:p>3/11/25 03:31 PM</text:p>
          </table:table-cell>
          <table:table-cell office:value-type="string" table:style-name="ce15">
            <text:p># qa deploy manual . .</text:p>
          </table:table-cell>
          <table:table-cell table:style-name="ce19"/>
          <table:table-cell table:number-columns-repeated="16375" table:style-name="ce17"/>
        </table:table-row>
        <table:table-row table:style-name="ro5"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91805555555038154" table:formula="of:=IF(AND([.F35] &lt;&gt; &quot;&quot;;[.G35] &lt;&gt; &quot;&quot;);([.G35]-[.F35])*24;&quot;---&quot;)" table:style-name="ce4">
            <text:p>0.918</text:p>
          </table:table-cell>
          <table:table-cell office:value-type="string" table:style-name="ce21">
            <text:p>IDtoAutocrib</text:p>
          </table:table-cell>
          <table:table-cell office:value-type="date" office:date-value="2025-03-11T15:31:00" table:style-name="ce14">
            <text:p>3/11/25 03:31 PM</text:p>
          </table:table-cell>
          <table:table-cell office:value-type="date" office:date-value="2025-03-11T16:26:05" table:style-name="ce14">
            <text:p>3/11/25 04:26 PM</text:p>
          </table:table-cell>
          <table:table-cell office:value-type="string" table:style-name="ce15">
            <text:p>Worked to define the initial migration for the Autocrib driver.</text:p>
          </table:table-cell>
          <table:table-cell table:style-name="ce19"/>
          <table:table-cell table:number-columns-repeated="16375" table:style-name="ce17"/>
        </table:table-row>
        <table:table-row table:style-name="ro5"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88194444455439225" table:formula="of:=IF(AND([.F36] &lt;&gt; &quot;&quot;;[.G36] &lt;&gt; &quot;&quot;);([.G36]-[.F36])*24;&quot;---&quot;)" table:style-name="ce4">
            <text:p>0.882</text:p>
          </table:table-cell>
          <table:table-cell office:value-type="string" table:style-name="ce21">
            <text:p>IDtoAutocrib</text:p>
          </table:table-cell>
          <table:table-cell office:value-type="date" office:date-value="2025-03-11T16:26:05" table:style-name="ce14">
            <text:p>3/11/25 04:26 PM</text:p>
          </table:table-cell>
          <table:table-cell office:value-type="date" office:date-value="2025-03-11T17:19:00" table:style-name="ce14">
            <text:p>3/11/25 05:19 PM</text:p>
          </table:table-cell>
          <table:table-cell office:value-type="string" table:style-name="ce15">
            <text:p>#qa deploy, UAT email to grishma, mismatch files to grishma's managers</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92638888891087845" table:formula="of:=IF(AND([.F37] &lt;&gt; &quot;&quot;;[.G37] &lt;&gt; &quot;&quot;);([.G37]-[.F37])*24;&quot;---&quot;)" table:style-name="ce4">
            <text:p>0.926</text:p>
          </table:table-cell>
          <table:table-cell office:value-type="string" table:style-name="ce23">
            <text:p>IDtoAvioBook</text:p>
          </table:table-cell>
          <table:table-cell office:value-type="date" office:date-value="2025-03-11T17:19:00" table:style-name="ce14">
            <text:p>3/11/25 05:19 PM</text:p>
          </table:table-cell>
          <table:table-cell office:value-type="date" office:date-value="2025-03-11T18:14:35" table:style-name="ce14">
            <text:p>3/11/25 06:14 PM</text:p>
          </table:table-cell>
          <table:table-cell office:value-type="string" table:style-name="ce15">
            <text:p>#QA server 1 missing fix</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4.1111111117061228E-2" table:formula="of:=IF(AND([.F38] &lt;&gt; &quot;&quot;;[.G38] &lt;&gt; &quot;&quot;);([.G38]-[.F38])*24;&quot;---&quot;)" table:style-name="ce4">
            <text:p>0.041</text:p>
          </table:table-cell>
          <table:table-cell office:value-type="string" table:style-name="ce23">
            <text:p>IDtoAvioBook</text:p>
          </table:table-cell>
          <table:table-cell office:value-type="date" office:date-value="2025-03-11T18:14:35" table:style-name="ce14">
            <text:p>3/11/25 06:14 PM</text:p>
          </table:table-cell>
          <table:table-cell office:value-type="date" office:date-value="2025-03-11T18:17:03" table:style-name="ce14">
            <text:p>3/11/25 06:17 PM</text:p>
          </table:table-cell>
          <table:table-cell office:value-type="string" table:style-name="ce15">
            <text:p>#fixed aws settings . .</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29111111105885357" table:formula="of:=IF(AND([.F39] &lt;&gt; &quot;&quot;;[.G39] &lt;&gt; &quot;&quot;);([.G39]-[.F39])*24;&quot;---&quot;)" table:style-name="ce4">
            <text:p>0.291</text:p>
          </table:table-cell>
          <table:table-cell office:value-type="string" table:style-name="ce23">
            <text:p>IDtoAvioBook</text:p>
          </table:table-cell>
          <table:table-cell office:value-type="date" office:date-value="2025-03-11T18:17:03" table:style-name="ce14">
            <text:p>3/11/25 06:17 PM</text:p>
          </table:table-cell>
          <table:table-cell office:value-type="date" office:date-value="2025-03-11T18:34:31" table:style-name="ce14">
            <text:p>3/11/25 06:34 PM</text:p>
          </table:table-cell>
          <table:table-cell office:value-type="string" table:style-name="ce15">
            <text:p>#verifying latest pipeline in dev . .then qa . .</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40] &lt;&gt; &quot;&quot;;[.G40] &lt;&gt; &quot;&quot;);([.G40]-[.F40])*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41] &lt;&gt; &quot;&quot;;[.G41] &lt;&gt; &quot;&quot;);([.G41]-[.F41])*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42] &lt;&gt; &quot;&quot;;[.G42] &lt;&gt; &quot;&quot;);([.G42]-[.F42])*24;&quot;---&quot;)" table:style-name="ce4">
            <text:p>---</text:p>
          </table:table-cell>
          <table:table-cell table:style-name="ce23"/>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07" table:style-name="ce18">
            <text:p>907</text:p>
          </table:table-cell>
          <table:table-cell office:value-type="float" office:value="6" table:style-name="ce20">
            <text:p>6.000</text:p>
          </table:table-cell>
          <table:table-cell office:value-type="float" office:value="5.9536111110937799" table:style-name="ce4">
            <text:p>5.954</text:p>
          </table:table-cell>
          <table:table-cell office:value-type="string" office:string-value="---" table:formula="of:=IF(AND([.F43] &lt;&gt; &quot;&quot;;[.G43] &lt;&gt; &quot;&quot;);([.G43]-[.F43])*24;&quot;---&quot;)" table:style-name="ce4">
            <text:p>---</text:p>
          </table:table-cell>
          <table:table-cell office:value-type="date" office:date-value="2025-03-12T00:00:00" table:style-name="ce21">
            <text:p>12-Mar</text:p>
          </table:table-cell>
          <table:table-cell table:number-columns-repeated="2" table:style-name="ce14"/>
          <table:table-cell table:style-name="ce15"/>
          <table:table-cell table:style-name="ce19"/>
          <table:table-cell table:number-columns-repeated="16375" table:style-name="ce17"/>
        </table:table-row>
        <table:table-row table:style-name="ro4"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44805555552011356" table:formula="of:=IF(AND([.F44] &lt;&gt; &quot;&quot;;[.G44] &lt;&gt; &quot;&quot;);([.G44]-[.F44])*24;&quot;---&quot;)" table:style-name="ce4">
            <text:p>0.448</text:p>
          </table:table-cell>
          <table:table-cell office:value-type="string" table:style-name="ce21">
            <text:p>IDtoAutocrib</text:p>
          </table:table-cell>
          <table:table-cell office:value-type="date" office:date-value="2025-03-12T06:54:00" table:style-name="ce14">
            <text:p>3/12/25 06:54 AM</text:p>
          </table:table-cell>
          <table:table-cell office:value-type="date" office:date-value="2025-03-12T07:20:53" table:style-name="ce14">
            <text:p>3/12/25 07:20 AM</text:p>
          </table:table-cell>
          <table:table-cell office:value-type="string" table:style-name="ce15">
            <text:p>Worked on initial migration plans with Dhivya for the IDtoAutocrib driver. Worked on reporting on mismatching roles for Orlando, the most recent Autocrib site.</text:p>
          </table:table-cell>
          <table:table-cell table:style-name="ce25"/>
          <table:table-cell table:style-name="ce26"/>
          <table:table-cell table:number-columns-repeated="16374"/>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23527777777053416" table:formula="of:=IF(AND([.F45] &lt;&gt; &quot;&quot;;[.G45] &lt;&gt; &quot;&quot;);([.G45]-[.F45])*24;&quot;---&quot;)" table:style-name="ce4">
            <text:p>0.235</text:p>
          </table:table-cell>
          <table:table-cell office:value-type="string" table:style-name="ce21">
            <text:p>IDtoAutocrib</text:p>
          </table:table-cell>
          <table:table-cell office:value-type="date" office:date-value="2025-03-12T07:20:53" table:style-name="ce14">
            <text:p>3/12/25 07:20 AM</text:p>
          </table:table-cell>
          <table:table-cell office:value-type="date" office:date-value="2025-03-12T07:35:00" table:style-name="ce14">
            <text:p>3/12/25 07:35 AM</text:p>
          </table:table-cell>
          <table:table-cell office:value-type="string" table:style-name="ce15">
            <text:p>#</text:p>
          </table:table-cell>
          <table:table-cell table:style-name="ce25"/>
          <table:table-cell table:style-name="ce26"/>
          <table:table-cell table:number-columns-repeated="16374"/>
        </table:table-row>
        <table:table-row table:style-name="ro5"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25805555563420057" table:formula="of:=IF(AND([.F46] &lt;&gt; &quot;&quot;;[.G46] &lt;&gt; &quot;&quot;);([.G46]-[.F46])*24;&quot;---&quot;)" table:style-name="ce4">
            <text:p>0.258</text:p>
          </table:table-cell>
          <table:table-cell office:value-type="string" table:style-name="ce21">
            <text:p>IDtoAvioBook</text:p>
          </table:table-cell>
          <table:table-cell office:value-type="date" office:date-value="2025-03-12T07:35:00" table:style-name="ce14">
            <text:p>3/12/25 07:35 AM</text:p>
          </table:table-cell>
          <table:table-cell office:value-type="date" office:date-value="2025-03-12T07:50:29" table:style-name="ce14">
            <text:p>3/12/25 07:50 AM</text:p>
          </table:table-cell>
          <table:table-cell office:value-type="string" table:style-name="ce15">
            <text:p>Worked on UAT preparation for the IDtoAviobook driver in QA with Nader and Catoria.</text:p>
          </table:table-cell>
          <table:table-cell table:style-name="ce25"/>
          <table:table-cell table:style-name="ce26"/>
          <table:table-cell table:number-columns-repeated="16374"/>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50000000005820766" table:formula="of:=IF(AND([.F47] &lt;&gt; &quot;&quot;;[.G47] &lt;&gt; &quot;&quot;);([.G47]-[.F47])*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5">
            <text:p>Daily meetings with the team.</text:p>
          </table:table-cell>
          <table:table-cell table:style-name="ce25"/>
          <table:table-cell table:style-name="ce26"/>
          <table:table-cell table:number-columns-repeated="16374"/>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16666666668606922" table:formula="of:=IF(AND([.F48] &lt;&gt; &quot;&quot;;[.G48] &lt;&gt; &quot;&quot;);([.G48]-[.F48])*24;&quot;---&quot;)" table:style-name="ce4">
            <text:p>0.167</text:p>
          </table:table-cell>
          <table:table-cell office:value-type="string" table:style-name="ce21">
            <text:p>Mtg-Daily</text:p>
          </table:table-cell>
          <table:table-cell office:value-type="date" office:date-value="2000-01-01T09:00:00" table:style-name="ce14">
            <text:p>1/1/00 09:00 AM</text:p>
          </table:table-cell>
          <table:table-cell office:value-type="date" office:date-value="2000-01-01T09:10:00" table:style-name="ce14">
            <text:p>1/1/00 09:10 AM</text:p>
          </table:table-cell>
          <table:table-cell office:value-type="string" table:style-name="ce15">
            <text:p># didn’ make I tmuch for this</text:p>
          </table:table-cell>
          <table:table-cell table:style-name="ce25"/>
          <table:table-cell table:style-name="ce26"/>
          <table:table-cell table:number-columns-repeated="16374"/>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69944444432621822" table:formula="of:=IF(AND([.F49] &lt;&gt; &quot;&quot;;[.G49] &lt;&gt; &quot;&quot;);([.G49]-[.F49])*24;&quot;---&quot;)" table:style-name="ce4">
            <text:p>0.699</text:p>
          </table:table-cell>
          <table:table-cell office:value-type="string" table:style-name="ce21">
            <text:p>IDtoAutocrib</text:p>
          </table:table-cell>
          <table:table-cell office:value-type="date" office:date-value="2025-03-12T11:16:00" table:style-name="ce14">
            <text:p>3/12/25 11:16 AM</text:p>
          </table:table-cell>
          <table:table-cell office:value-type="date" office:date-value="2025-03-12T11:57:58" table:style-name="ce14">
            <text:p>3/12/25 11:57 AM</text:p>
          </table:table-cell>
          <table:table-cell table:style-name="ce15"/>
          <table:table-cell table:style-name="ce25"/>
          <table:table-cell table:style-name="ce26"/>
          <table:table-cell table:number-columns-repeated="16374"/>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1.1863888889201917" table:formula="of:=IF(AND([.F50] &lt;&gt; &quot;&quot;;[.G50] &lt;&gt; &quot;&quot;);([.G50]-[.F50])*24;&quot;---&quot;)" table:style-name="ce4">
            <text:p>1.186</text:p>
          </table:table-cell>
          <table:table-cell office:value-type="string" table:style-name="ce21">
            <text:p>L&amp;L</text:p>
          </table:table-cell>
          <table:table-cell office:value-type="date" office:date-value="2025-03-12T11:57:58" table:style-name="ce14">
            <text:p>3/12/25 11:57 AM</text:p>
          </table:table-cell>
          <table:table-cell office:value-type="date" office:date-value="2025-03-12T13:09:09" table:style-name="ce14">
            <text:p>3/12/25 01:09 PM</text:p>
          </table:table-cell>
          <table:table-cell office:value-type="string" table:style-name="ce15">
            <text:p>SAML assertion L&amp;L.</text:p>
          </table:table-cell>
          <table:table-cell table:style-name="ce25"/>
          <table:table-cell table:style-name="ce26"/>
          <table:table-cell table:number-columns-repeated="16374"/>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96416666661389172" table:formula="of:=IF(AND([.F51] &lt;&gt; &quot;&quot;;[.G51] &lt;&gt; &quot;&quot;);([.G51]-[.F51])*24;&quot;---&quot;)" table:style-name="ce4">
            <text:p>0.964</text:p>
          </table:table-cell>
          <table:table-cell office:value-type="string" table:style-name="ce21">
            <text:p>IDtoAutocrib</text:p>
          </table:table-cell>
          <table:table-cell office:value-type="date" office:date-value="2025-03-12T13:09:09" table:style-name="ce14">
            <text:p>3/12/25 01:09 PM</text:p>
          </table:table-cell>
          <table:table-cell office:value-type="date" office:date-value="2025-03-12T14:07:00" table:style-name="ce14">
            <text:p>3/12/25 02:07 PM</text:p>
          </table:table-cell>
          <table:table-cell office:value-type="string" table:style-name="ce15">
            <text:p>#making sure I'mr eady for qa testing</text:p>
          </table:table-cell>
          <table:table-cell table:style-name="ce25"/>
          <table:table-cell table:style-name="ce26"/>
          <table:table-cell table:number-columns-repeated="16374"/>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1.0130555555806495" table:formula="of:=IF(AND([.F52] &lt;&gt; &quot;&quot;;[.G52] &lt;&gt; &quot;&quot;);([.G52]-[.F52])*24;&quot;---&quot;)" table:style-name="ce4">
            <text:p>1.013</text:p>
          </table:table-cell>
          <table:table-cell office:value-type="string" table:style-name="ce21">
            <text:p>IDtoAviobook</text:p>
          </table:table-cell>
          <table:table-cell office:value-type="date" office:date-value="2025-03-12T14:07:00" table:style-name="ce14">
            <text:p>3/12/25 02:07 PM</text:p>
          </table:table-cell>
          <table:table-cell office:value-type="date" office:date-value="2025-03-12T15:07:47" table:style-name="ce14">
            <text:p>3/12/25 03:07 PM</text:p>
          </table:table-cell>
          <table:table-cell office:value-type="string" table:style-name="ce15">
            <text:p>#same - qa confirming ready for testing.</text:p>
          </table:table-cell>
          <table:table-cell table:style-name="ce25"/>
          <table:table-cell table:style-name="ce26"/>
          <table:table-cell table:number-columns-repeated="16374"/>
        </table:table-row>
        <table:table-row table:style-name="ro5"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48249999998370185" table:formula="of:=IF(AND([.F53] &lt;&gt; &quot;&quot;;[.G53] &lt;&gt; &quot;&quot;);([.G53]-[.F53])*24;&quot;---&quot;)" table:style-name="ce4">
            <text:p>0.482</text:p>
          </table:table-cell>
          <table:table-cell office:value-type="string" table:style-name="ce21">
            <text:p>IDtoEmployeeSvc</text:p>
          </table:table-cell>
          <table:table-cell office:value-type="date" office:date-value="2025-03-12T15:28:17" table:style-name="ce14">
            <text:p>3/12/25 03:28 PM</text:p>
          </table:table-cell>
          <table:table-cell office:value-type="date" office:date-value="2025-03-12T15:57:14" table:style-name="ce14">
            <text:p>3/12/25 03:57 PM</text:p>
          </table:table-cell>
          <table:table-cell office:value-type="string" table:style-name="ce15">
            <text:p>Worked on error management code and library with Nirosha on the IDtoEmployeeSvc driver.</text:p>
          </table:table-cell>
          <table:table-cell table:style-name="ce25"/>
          <table:table-cell table:style-name="ce26"/>
          <table:table-cell table:number-columns-repeated="16374"/>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54] &lt;&gt; &quot;&quot;;[.G54] &lt;&gt; &quot;&quot;);([.G54]-[.F54])*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55] &lt;&gt; &quot;&quot;;[.G55] &lt;&gt; &quot;&quot;);([.G55]-[.F5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56] &lt;&gt; &quot;&quot;;[.G56] &lt;&gt; &quot;&quot;);([.G56]-[.F56])*24;&quot;---&quot;)" table:style-name="ce4">
            <text:p>---</text:p>
          </table:table-cell>
          <table:table-cell table:style-name="ce21"/>
          <table:table-cell table:style-name="ce14"/>
          <table:table-cell table:style-name="ce27"/>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57] &lt;&gt; &quot;&quot;;[.G57] &lt;&gt; &quot;&quot;);([.G57]-[.F5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58] &lt;&gt; &quot;&quot;;[.G58] &lt;&gt; &quot;&quot;);([.G58]-[.F58])*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59] &lt;&gt; &quot;&quot;;[.G59] &lt;&gt; &quot;&quot;);([.G59]-[.F59])*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office:value-type="float" office:value="8" table:style-name="ce20">
            <text:p>8.000</text:p>
          </table:table-cell>
          <table:table-cell office:value-type="float" office:value="7.9099999999743904" table:style-name="ce4">
            <text:p>7.910</text:p>
          </table:table-cell>
          <table:table-cell office:value-type="string" office:string-value="---" table:formula="of:=IF(AND([.F60] &lt;&gt; &quot;&quot;;[.G60] &lt;&gt; &quot;&quot;);([.G60]-[.F60])*24;&quot;---&quot;)" table:style-name="ce4">
            <text:p>---</text:p>
          </table:table-cell>
          <table:table-cell office:value-type="date" office:date-value="2025-03-13T00:00:00" table:style-name="ce21">
            <text:p>13-Mar</text:p>
          </table:table-cell>
          <table:table-cell table:number-columns-repeated="2" table:style-name="ce14"/>
          <table:table-cell table:style-name="ce15"/>
          <table:table-cell table:style-name="ce19"/>
          <table:table-cell table:number-columns-repeated="16375" table:style-name="ce17"/>
        </table:table-row>
        <table:table-row table:style-name="ro5"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50000000005820766" table:formula="of:=IF(AND([.F61] &lt;&gt; &quot;&quot;;[.G61] &lt;&gt; &quot;&quot;);([.G61]-[.F61])*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5">
            <text:p>Daily meetings with the team. EE IDM Story definition meeting with Stephane and IDM engineers.</text:p>
          </table:table-cell>
          <table:table-cell table:style-name="ce19"/>
          <table:table-cell table:number-columns-repeated="16375" table:style-name="ce17"/>
        </table:table-row>
        <table:table-row table:style-name="ro4"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16416666680015624" table:formula="of:=IF(AND([.F62] &lt;&gt; &quot;&quot;;[.G62] &lt;&gt; &quot;&quot;);([.G62]-[.F62])*24;&quot;---&quot;)" table:style-name="ce4">
            <text:p>0.164</text:p>
          </table:table-cell>
          <table:table-cell office:value-type="string" table:style-name="ce21">
            <text:p>IDtoAvioBook</text:p>
          </table:table-cell>
          <table:table-cell office:value-type="date" office:date-value="2025-03-13T09:20:09" table:style-name="ce14">
            <text:p>3/13/25 09:20 AM</text:p>
          </table:table-cell>
          <table:table-cell office:value-type="date" office:date-value="2025-03-13T09:30:00" table:style-name="ce14">
            <text:p>3/13/25 09:30 AM</text:p>
          </table:table-cell>
          <table:table-cell office:value-type="string" table:style-name="ce15">
            <text:p>Worked on UAT testing with Nader and the team for the IDtoAvioBook driver. Fixing multi-qualification and Administrator case bug.</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49999999988358468" table:formula="of:=IF(AND([.F63] &lt;&gt; &quot;&quot;;[.G63] &lt;&gt; &quot;&quot;);([.G63]-[.F63])*24;&quot;---&quot;)" table:style-name="ce4">
            <text:p>0.500</text:p>
          </table:table-cell>
          <table:table-cell office:value-type="string" table:style-name="ce21">
            <text:p>mtg-Daily</text:p>
          </table:table-cell>
          <table:table-cell office:value-type="date" office:date-value="2025-03-13T09:30:00" table:style-name="ce14">
            <text:p>3/13/25 09:30 AM</text:p>
          </table:table-cell>
          <table:table-cell office:value-type="date" office:date-value="2025-03-13T10:00:00" table:style-name="ce14">
            <text:p>3/13/25 10:00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63777777791256085" table:formula="of:=IF(AND([.F64] &lt;&gt; &quot;&quot;;[.G64] &lt;&gt; &quot;&quot;);([.G64]-[.F64])*24;&quot;---&quot;)" table:style-name="ce4">
            <text:p>0.638</text:p>
          </table:table-cell>
          <table:table-cell office:value-type="string" table:style-name="ce21">
            <text:p>IDtAvioBook</text:p>
          </table:table-cell>
          <table:table-cell office:value-type="date" office:date-value="2025-03-13T10:00:00" table:style-name="ce14">
            <text:p>3/13/25 10:00 AM</text:p>
          </table:table-cell>
          <table:table-cell office:value-type="date" office:date-value="2025-03-13T10:38:16" table:style-name="ce14">
            <text:p>3/13/25 10:38 AM</text:p>
          </table:table-cell>
          <table:table-cell office:value-type="string" table:style-name="ce15">
            <text:p>#UAT</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26555555546656251" table:formula="of:=IF(AND([.F65] &lt;&gt; &quot;&quot;;[.G65] &lt;&gt; &quot;&quot;);([.G65]-[.F65])*24;&quot;---&quot;)" table:style-name="ce4">
            <text:p>0.266</text:p>
          </table:table-cell>
          <table:table-cell office:value-type="string" table:style-name="ce21">
            <text:p>IDtAvioBook</text:p>
          </table:table-cell>
          <table:table-cell office:value-type="date" office:date-value="2025-03-13T10:38:16" table:style-name="ce14">
            <text:p>3/13/25 10:38 AM</text:p>
          </table:table-cell>
          <table:table-cell office:value-type="date" office:date-value="2025-03-13T10:54:12" table:style-name="ce14">
            <text:p>3/13/25 10:54 AM</text:p>
          </table:table-cell>
          <table:table-cell office:value-type="string" table:style-name="ce15">
            <text:p># story creation and updating</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1.0966666666790843" table:formula="of:=IF(AND([.F66] &lt;&gt; &quot;&quot;;[.G66] &lt;&gt; &quot;&quot;);([.G66]-[.F66])*24;&quot;---&quot;)" table:style-name="ce4">
            <text:p>1.097</text:p>
          </table:table-cell>
          <table:table-cell office:value-type="string" table:style-name="ce21">
            <text:p>IDtAvioBook</text:p>
          </table:table-cell>
          <table:table-cell office:value-type="date" office:date-value="2025-03-13T10:54:12" table:style-name="ce14">
            <text:p>3/13/25 10:54 AM</text:p>
          </table:table-cell>
          <table:table-cell office:value-type="date" office:date-value="2025-03-13T12:00:00" table:style-name="ce14">
            <text:p>3/13/25 12:00 PM</text:p>
          </table:table-cell>
          <table:table-cell office:value-type="string" table:style-name="ce15">
            <text:p>#4431 - bugfixes</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58333333331393078" table:formula="of:=IF(AND([.F67] &lt;&gt; &quot;&quot;;[.G67] &lt;&gt; &quot;&quot;);([.G67]-[.F67])*24;&quot;---&quot;)" table:style-name="ce4">
            <text:p>0.583</text:p>
          </table:table-cell>
          <table:table-cell office:value-type="string" table:style-name="ce21">
            <text:p>IDtoAvaya</text:p>
          </table:table-cell>
          <table:table-cell office:value-type="date" office:date-value="2025-03-13T12:00:00" table:style-name="ce14">
            <text:p>3/13/25 12:00 PM</text:p>
          </table:table-cell>
          <table:table-cell office:value-type="date" office:date-value="2025-03-13T12:35:00" table:style-name="ce14">
            <text:p>3/13/25 12:35 PM</text:p>
          </table:table-cell>
          <table:table-cell office:value-type="string" table:style-name="ce15">
            <text:p>Conference call discussing the with IDtoAvaya driver.</text:p>
          </table:table-cell>
          <table:table-cell table:style-name="ce19"/>
          <table:table-cell table:number-columns-repeated="16375" table:style-name="ce17"/>
        </table:table-row>
        <table:table-row table:style-name="ro4"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1.1666666666278616" table:formula="of:=IF(AND([.F68] &lt;&gt; &quot;&quot;;[.G68] &lt;&gt; &quot;&quot;);([.G68]-[.F68])*24;&quot;---&quot;)" table:style-name="ce4">
            <text:p>1.167</text:p>
          </table:table-cell>
          <table:table-cell office:value-type="string" table:style-name="ce21">
            <text:p>IDtAvioBook</text:p>
          </table:table-cell>
          <table:table-cell office:value-type="date" office:date-value="2025-03-13T12:35:00" table:style-name="ce14">
            <text:p>3/13/25 12:35 PM</text:p>
          </table:table-cell>
          <table:table-cell office:value-type="date" office:date-value="2025-03-13T13:45:00" table:style-name="ce14">
            <text:p>3/13/25 01:45 PM</text:p>
          </table:table-cell>
          <table:table-cell office:value-type="string" table:style-name="ce15">
            <text:p># RBE based drivers crapped out in DEV and QA . . I need to find alternate approach . .spend comiong up with other work to do.</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15499999991152436" table:formula="of:=IF(AND([.F69] &lt;&gt; &quot;&quot;;[.G69] &lt;&gt; &quot;&quot;);([.G69]-[.F69])*24;&quot;---&quot;)" table:style-name="ce4">
            <text:p>0.155</text:p>
          </table:table-cell>
          <table:table-cell office:value-type="string" table:style-name="ce21">
            <text:p>IDtAvioBook</text:p>
          </table:table-cell>
          <table:table-cell office:value-type="date" office:date-value="2025-03-13T14:00:00" table:style-name="ce14">
            <text:p>3/13/25 02:00 PM</text:p>
          </table:table-cell>
          <table:table-cell office:value-type="date" office:date-value="2025-03-13T14:09:18" table:style-name="ce14">
            <text:p>3/13/25 02:09 PM</text:p>
          </table:table-cell>
          <table:table-cell office:value-type="string" table:style-name="ce15">
            <text:p>#jack discussion</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1.0733333334792405" table:formula="of:=IF(AND([.F70] &lt;&gt; &quot;&quot;;[.G70] &lt;&gt; &quot;&quot;);([.G70]-[.F70])*24;&quot;---&quot;)" table:style-name="ce4">
            <text:p>1.073</text:p>
          </table:table-cell>
          <table:table-cell office:value-type="string" table:style-name="ce21">
            <text:p>mtg-ee</text:p>
          </table:table-cell>
          <table:table-cell office:value-type="date" office:date-value="2025-03-13T14:29:33" table:style-name="ce14">
            <text:p>3/13/25 02:29 PM</text:p>
          </table:table-cell>
          <table:table-cell office:value-type="date" office:date-value="2025-03-13T15:33:57" table:style-name="ce14">
            <text:p>3/13/25 03:33 PM</text:p>
          </table:table-cell>
          <table:table-cell office:value-type="string" table:style-name="ce15">
            <text:p>#idm story meeting</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874722222215496" table:formula="of:=IF(AND([.F71] &lt;&gt; &quot;&quot;;[.G71] &lt;&gt; &quot;&quot;);([.G71]-[.F71])*24;&quot;---&quot;)" table:style-name="ce4">
            <text:p>0.875</text:p>
          </table:table-cell>
          <table:table-cell office:value-type="string" table:style-name="ce21">
            <text:p>IDtoAvioBook</text:p>
          </table:table-cell>
          <table:table-cell office:value-type="date" office:date-value="2025-03-13T15:33:57" table:style-name="ce14">
            <text:p>3/13/25 03:33 PM</text:p>
          </table:table-cell>
          <table:table-cell office:value-type="date" office:date-value="2025-03-13T16:26:26" table:style-name="ce14">
            <text:p>3/13/25 04:26 PM</text:p>
          </table:table-cell>
          <table:table-cell office:value-type="string" table:style-name="ce15">
            <text:p># TBE: table based entitlement idea review . .</text:p>
          </table:table-cell>
          <table:table-cell table:style-name="ce19"/>
          <table:table-cell table:number-columns-repeated="16375" table:style-name="ce17"/>
        </table:table-row>
        <table:table-row table:style-name="ro5"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89277777762617916" table:formula="of:=IF(AND([.F72] &lt;&gt; &quot;&quot;;[.G72] &lt;&gt; &quot;&quot;);([.G72]-[.F72])*24;&quot;---&quot;)" table:style-name="ce4">
            <text:p>0.893</text:p>
          </table:table-cell>
          <table:table-cell office:value-type="string" table:style-name="ce21">
            <text:p>Support</text:p>
          </table:table-cell>
          <table:table-cell office:value-type="date" office:date-value="2025-03-13T16:26:26" table:style-name="ce14">
            <text:p>3/13/25 04:26 PM</text:p>
          </table:table-cell>
          <table:table-cell office:value-type="date" office:date-value="2025-03-13T17:20:00" table:style-name="ce14">
            <text:p>3/13/25 05:20 PM</text:p>
          </table:table-cell>
          <table:table-cell office:value-type="string" table:style-name="ce15">
            <text:p>Worked to upgrade Designer 4.10 to make use of the ALPHA environment now that it's on a new version of idm.</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73] &lt;&gt; &quot;&quot;;[.G73] &lt;&gt; &quot;&quot;);([.G73]-[.F73])*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74] &lt;&gt; &quot;&quot;;[.G74] &lt;&gt; &quot;&quot;);([.G74]-[.F7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75] &lt;&gt; &quot;&quot;;[.G75] &lt;&gt; &quot;&quot;);([.G75]-[.F7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office:value-type="float" office:value="7.5" table:style-name="ce20">
            <text:p>7.500</text:p>
          </table:table-cell>
          <table:table-cell office:value-type="float" office:value="7.2861111112288199" table:style-name="ce4">
            <text:p>7.286</text:p>
          </table:table-cell>
          <table:table-cell office:value-type="string" office:string-value="---" table:formula="of:=IF(AND([.F76] &lt;&gt; &quot;&quot;;[.G76] &lt;&gt; &quot;&quot;);([.G76]-[.F76])*24;&quot;---&quot;)" table:style-name="ce4">
            <text:p>---</text:p>
          </table:table-cell>
          <table:table-cell office:value-type="date" office:date-value="2025-03-14T00:00:00" table:style-name="ce21">
            <text:p>14-Mar</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50000000005820766" table:formula="of:=IF(AND([.F77] &lt;&gt; &quot;&quot;;[.G77] &lt;&gt; &quot;&quot;);([.G77]-[.F77])*24;&quot;---&quot;)" table:style-name="ce4">
            <text:p>0.500</text:p>
          </table:table-cell>
          <table:table-cell office:value-type="string" table:style-name="ce14">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5">
            <text:p>Daily meetings with the team.</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0.50000000005820766" table:formula="of:=IF(AND([.F78] &lt;&gt; &quot;&quot;;[.G78] &lt;&gt; &quot;&quot;);([.G78]-[.F78])*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5">
            <text:p>Daily meetings with the team.</text:p>
          </table:table-cell>
          <table:table-cell table:style-name="ce19"/>
          <table:table-cell table:number-columns-repeated="16375" table:style-name="ce17"/>
        </table:table-row>
        <table:table-row table:style-name="ro4"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2.5033333333558403" table:formula="of:=IF(AND([.F79] &lt;&gt; &quot;&quot;;[.G79] &lt;&gt; &quot;&quot;);([.G79]-[.F79])*24;&quot;---&quot;)" table:style-name="ce4">
            <text:p>2.503</text:p>
          </table:table-cell>
          <table:table-cell office:value-type="string" table:style-name="ce14">
            <text:p>IDtoAvioBook</text:p>
          </table:table-cell>
          <table:table-cell office:value-type="date" office:date-value="2025-03-14T10:05:00" table:style-name="ce14">
            <text:p>3/14/25 10:05 AM</text:p>
          </table:table-cell>
          <table:table-cell office:value-type="date" office:date-value="2025-03-14T12:35:12" table:style-name="ce14">
            <text:p>3/14/25 12:35 PM</text:p>
          </table:table-cell>
          <table:table-cell office:value-type="string" table:style-name="ce15">
            <text:p>Worked to resolve bugs found in UAT testing. Worked to resolve RBEAEv1 driver cache issue. Worked to baseline all tests in pipeline.</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office:value-type="string" table:style-name="ce4">
            <text:p>BILLED</text:p>
          </table:table-cell>
          <table:table-cell office:value-type="float" office:value="3.7827777777565643" table:formula="of:=IF(AND([.F80] &lt;&gt; &quot;&quot;;[.G80] &lt;&gt; &quot;&quot;);([.G80]-[.F80])*24;&quot;---&quot;)" table:style-name="ce4">
            <text:p>3.783</text:p>
          </table:table-cell>
          <table:table-cell office:value-type="string" table:style-name="ce14">
            <text:p>IDtoAvioBook</text:p>
          </table:table-cell>
          <table:table-cell office:value-type="date" office:date-value="2025-03-14T13:48:29" table:style-name="ce14">
            <text:p>3/14/25 01:48 PM</text:p>
          </table:table-cell>
          <table:table-cell office:value-type="date" office:date-value="2025-03-14T17:35:27" table:style-name="ce14">
            <text:p>3/14/25 05:35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81] &lt;&gt; &quot;&quot;;[.G81] &lt;&gt; &quot;&quot;);([.G81]-[.F81])*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82] &lt;&gt; &quot;&quot;;[.G82] &lt;&gt; &quot;&quot;);([.G82]-[.F82])*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83] &lt;&gt; &quot;&quot;;[.G83] &lt;&gt; &quot;&quot;);([.G83]-[.F83])*24;&quot;---&quot;)" table:style-name="ce4">
            <text:p>---</text:p>
          </table:table-cell>
          <table:table-cell table:number-columns-repeated="3"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84] &lt;&gt; &quot;&quot;;[.G84] &lt;&gt; &quot;&quot;);([.G84]-[.F8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85] &lt;&gt; &quot;&quot;;[.G85] &lt;&gt; &quot;&quot;);([.G85]-[.F8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86] &lt;&gt; &quot;&quot;;[.G86] &lt;&gt; &quot;&quot;);([.G86]-[.F8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87] &lt;&gt; &quot;&quot;;[.G87] &lt;&gt; &quot;&quot;);([.G87]-[.F8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88] &lt;&gt; &quot;&quot;;[.G88] &lt;&gt; &quot;&quot;);([.G88]-[.F88])*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89] &lt;&gt; &quot;&quot;;[.G89] &lt;&gt; &quot;&quot;);([.G89]-[.F89])*24;&quot;---&quot;)" table:style-name="ce4">
            <text:p>---</text:p>
          </table:table-cell>
          <table:table-cell table:number-columns-repeated="3"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90] &lt;&gt; &quot;&quot;;[.G90] &lt;&gt; &quot;&quot;);([.G90]-[.F90])*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91] &lt;&gt; &quot;&quot;;[.G91] &lt;&gt; &quot;&quot;);([.G91]-[.F91])*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92] &lt;&gt; &quot;&quot;;[.G92] &lt;&gt; &quot;&quot;);([.G92]-[.F92])*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7" table:style-name="ce18">
            <text:p>907</text:p>
          </table:table-cell>
          <table:table-cell table:style-name="ce20"/>
          <table:table-cell table:style-name="ce4"/>
          <table:table-cell office:value-type="string" office:string-value="---" table:formula="of:=IF(AND([.F93] &lt;&gt; &quot;&quot;;[.G93] &lt;&gt; &quot;&quot;);([.G93]-[.F93])*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5"/>
          <table:table-cell table:style-name="ce16"/>
          <table:table-cell table:number-columns-repeated="16375"/>
        </table:table-row>
        <table:table-row table:style-name="ro3" table:visibility="collapse">
          <table:table-cell office:value-type="float" office:value="908" table:style-name="ce18">
            <text:p>908</text:p>
          </table:table-cell>
          <table:table-cell table:style-name="ce12"/>
          <table:table-cell office:value-type="string" table:style-name="ce4">
            <text:p>****************</text:p>
          </table:table-cell>
          <table:table-cell table:style-name="ce5"/>
          <table:table-cell table:number-columns-spanned="2" table:number-rows-spanned="3" table:style-name="ce35"/>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08" table:style-name="ce18">
            <text:p>908</text:p>
          </table:table-cell>
          <table:table-cell table:style-name="ce12"/>
          <table:table-cell office:value-type="string" table:style-name="ce4">
            <text:p>****************</text:p>
          </table:table-cell>
          <table:table-cell table:style-name="ce5"/>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08" table:style-name="ce18">
            <text:p>908</text:p>
          </table:table-cell>
          <table:table-cell table:style-name="ce20"/>
          <table:table-cell office:value-type="string" table:style-name="ce4">
            <text:p>****************</text:p>
          </table:table-cell>
          <table:table-cell table:style-name="ce5"/>
          <table:covered-table-cell/>
          <table:covered-table-cell/>
          <table:table-cell table:style-name="ce14"/>
          <table:table-cell table:style-name="ce15"/>
          <table:table-cell table:style-name="ce19"/>
          <table:table-cell table:number-columns-repeated="16375" table:style-name="ce17"/>
        </table:table-row>
        <table:table-row table:number-rows-repeated="2" table:style-name="ro3" table:visibility="collapse">
          <table:table-cell office:value-type="float" office:value="908" table:style-name="ce18">
            <text:p>908</text:p>
          </table:table-cell>
          <table:table-cell table:style-name="ce20"/>
          <table:table-cell office:value-type="string" table:style-name="ce4">
            <text:p>****************</text:p>
          </table:table-cell>
          <table:table-cell table:style-name="ce5"/>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08" table:style-name="ce18">
            <text:p>908</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08" table:style-name="ce18">
            <text:p>908</text:p>
          </table:table-cell>
          <table:table-cell table:style-name="ce12"/>
          <table:table-cell office:value-type="string" table:style-name="ce4">
            <text:p>BILLED</text:p>
          </table:table-cell>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office:value-type="float" office:value="8.5" table:style-name="ce20">
            <text:p>8.500</text:p>
          </table:table-cell>
          <table:table-cell office:value-type="float" office:value="8.3172222225694004" table:style-name="ce4">
            <text:p>8.317</text:p>
          </table:table-cell>
          <table:table-cell office:value-type="string" table:style-name="ce4">
            <text:p>---</text:p>
          </table:table-cell>
          <table:table-cell office:value-type="date" office:date-value="2025-03-24T00:00:00" table:style-name="ce21">
            <text:p>24-Mar</text:p>
          </table:table-cell>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333333333372138" table:style-name="ce4">
            <text:p>0.333</text:p>
          </table:table-cell>
          <table:table-cell office:value-type="string" table:style-name="ce23">
            <text:p>mtg-daily</text:p>
          </table:table-cell>
          <table:table-cell office:value-type="date" office:date-value="2025-03-24T08:30:00" table:style-name="ce14">
            <text:p>3/24/25 08:30 AM</text:p>
          </table:table-cell>
          <table:table-cell office:value-type="date" office:date-value="2025-03-24T08:50:00" table:style-name="ce14">
            <text:p>3/24/25 08:50 AM</text:p>
          </table:table-cell>
          <table:table-cell office:value-type="string" table:style-name="ce22">
            <text:p>Daily meetings with the team. Weekly EE sync up.</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66666666674427699" table:style-name="ce4">
            <text:p>0.667</text:p>
          </table:table-cell>
          <table:table-cell office:value-type="string" table:style-name="ce23">
            <text:p>IDToAviobook</text:p>
          </table:table-cell>
          <table:table-cell office:value-type="date" office:date-value="2025-03-24T08:50:00" table:style-name="ce14">
            <text:p>3/24/25 08:50 AM</text:p>
          </table:table-cell>
          <table:table-cell office:value-type="date" office:date-value="2025-03-24T09:30:00" table:style-name="ce14">
            <text:p>3/24/25 09:30 AM</text:p>
          </table:table-cell>
          <table:table-cell office:value-type="string" table:style-name="ce24">
            <text:p>Worked on deploying the IDtoAviobook into prelive.</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49999999988358501" table:style-name="ce4">
            <text:p>0.500</text:p>
          </table:table-cell>
          <table:table-cell office:value-type="string" table:style-name="ce23">
            <text:p>mtg-daily</text:p>
          </table:table-cell>
          <table:table-cell office:value-type="date" office:date-value="2025-03-24T09:30:00" table:style-name="ce14">
            <text:p>3/24/25 09:30 AM</text:p>
          </table:table-cell>
          <table:table-cell office:value-type="date" office:date-value="2025-03-24T10:00:00" table:style-name="ce14">
            <text:p>3/24/25 10:00 AM</text:p>
          </table:table-cell>
          <table:table-cell office:value-type="string" table:style-name="ce22">
            <text:p>#</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89638888888293899" table:style-name="ce4">
            <text:p>0.896</text:p>
          </table:table-cell>
          <table:table-cell office:value-type="string" table:style-name="ce23">
            <text:p>mtg-daily</text:p>
          </table:table-cell>
          <table:table-cell office:value-type="date" office:date-value="2025-03-24T10:00:00" table:style-name="ce14">
            <text:p>3/24/25 10:00 AM</text:p>
          </table:table-cell>
          <table:table-cell office:value-type="date" office:date-value="2025-03-24T10:53:47" table:style-name="ce14">
            <text:p>3/24/25 10:53 AM</text:p>
          </table:table-cell>
          <table:table-cell office:value-type="string" table:style-name="ce22">
            <text:p>#presentations!</text:p>
          </table:table-cell>
          <table:table-cell table:style-name="ce19"/>
          <table:table-cell table:number-columns-repeated="16375" table:style-name="ce17"/>
        </table:table-row>
        <table:table-row table:style-name="ro5"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2.2266666668001598" table:style-name="ce4">
            <text:p>2.227</text:p>
          </table:table-cell>
          <table:table-cell office:value-type="string" table:style-name="ce23">
            <text:p>IDtoAutocrib</text:p>
          </table:table-cell>
          <table:table-cell office:value-type="date" office:date-value="2025-03-24T10:53:47" table:style-name="ce14">
            <text:p>3/24/25 10:53 AM</text:p>
          </table:table-cell>
          <table:table-cell office:value-type="date" office:date-value="2025-03-24T13:07:23" table:style-name="ce14">
            <text:p>3/24/25 01:07 PM</text:p>
          </table:table-cell>
          <table:table-cell office:value-type="string" table:style-name="ce22">
            <text:p>Worked to create 6 new stories for recent re-org work, and Autocrib multi-site people.</text:p>
          </table:table-cell>
          <table:table-cell table:style-name="ce19"/>
          <table:table-cell table:number-columns-repeated="16375" table:style-name="ce17"/>
        </table:table-row>
        <table:table-row table:style-name="ro5"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29111111123347699" table:style-name="ce4">
            <text:p>0.291</text:p>
          </table:table-cell>
          <table:table-cell office:value-type="string" table:style-name="ce23">
            <text:p>IDtoSumTotal</text:p>
          </table:table-cell>
          <table:table-cell office:value-type="date" office:date-value="2025-03-24T12:50:00" table:style-name="ce14">
            <text:p>3/24/25 12:50 PM</text:p>
          </table:table-cell>
          <table:table-cell office:value-type="date" office:date-value="2025-03-24T13:07:28" table:style-name="ce14">
            <text:p>3/24/25 01:07 PM</text:p>
          </table:table-cell>
          <table:table-cell office:value-type="string" table:style-name="ce22">
            <text:p>Worked with Nirosha to resolve IdMUnit issues with JSON creation for the IDtoSum total driver.</text:p>
          </table:table-cell>
          <table:table-cell table:style-name="ce19"/>
          <table:table-cell table:number-columns-repeated="16375" table:style-name="ce17"/>
        </table:table-row>
        <table:table-row table:style-name="ro4"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16444444446824499" table:style-name="ce4">
            <text:p>0.164</text:p>
          </table:table-cell>
          <table:table-cell office:value-type="string" table:style-name="ce23">
            <text:p>EmployeeServicesRoleMgmt driver</text:p>
          </table:table-cell>
          <table:table-cell office:value-type="date" office:date-value="2025-03-24T13:07:28" table:style-name="ce14">
            <text:p>3/24/25 01:07 PM</text:p>
          </table:table-cell>
          <table:table-cell office:value-type="date" office:date-value="2025-03-24T13:17:20" table:style-name="ce14">
            <text:p>3/24/25 01:17 PM</text:p>
          </table:table-cell>
          <table:table-cell office:value-type="string" table:style-name="ce22">
            <text:p>Worked on changing the department code in the EmployeeServicesRoleMgmt driver to support the re-org that will start next week.</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3.2386111111845799" table:style-name="ce4">
            <text:p>3.239</text:p>
          </table:table-cell>
          <table:table-cell office:value-type="string" table:style-name="ce23">
            <text:p>EmployeeServicesRoleMgmt driver</text:p>
          </table:table-cell>
          <table:table-cell office:value-type="date" office:date-value="2025-03-24T14:52:54" table:style-name="ce14">
            <text:p>3/24/25 02:52 PM</text:p>
          </table:table-cell>
          <table:table-cell office:value-type="date" office:date-value="2025-03-24T18:07:13" table:style-name="ce14">
            <text:p>3/24/25 06:07 PM</text:p>
          </table:table-cell>
          <table:table-cell office:value-type="string" table:style-name="ce22">
            <text:p># passing testUserRetireModify . . .</text:p>
          </table:table-cell>
          <table:table-cell table:style-name="ce19"/>
          <table:table-cell table:number-columns-repeated="16375" table:style-name="ce17"/>
        </table:table-row>
        <table:table-row table:number-rows-repeated="4"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office:value-type="float" office:value="8.25" table:style-name="ce20">
            <text:p>8.250</text:p>
          </table:table-cell>
          <table:table-cell office:value-type="float" office:value="8.1633333331556095" table:style-name="ce4">
            <text:p>8.163</text:p>
          </table:table-cell>
          <table:table-cell office:value-type="string" table:style-name="ce4">
            <text:p>---</text:p>
          </table:table-cell>
          <table:table-cell office:value-type="date" office:date-value="2025-03-25T00:00:00" table:style-name="ce21">
            <text:p>25-Mar</text:p>
          </table:table-cell>
          <table:table-cell table:number-columns-repeated="2" table:style-name="ce14"/>
          <table:table-cell table:style-name="ce15"/>
          <table:table-cell table:style-name="ce16"/>
          <table:table-cell table:number-columns-repeated="16375" table:style-name="ce17"/>
        </table:table-row>
        <table:table-row table:style-name="ro7"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50000000005820799" table:style-name="ce4">
            <text:p>0.500</text:p>
          </table:table-cell>
          <table:table-cell office:value-type="string" table:style-name="ce21">
            <text:p>IDtoAutocrib</text:p>
          </table:table-cell>
          <table:table-cell office:value-type="date" office:date-value="2025-03-25T07:30:00" table:style-name="ce14">
            <text:p>3/25/25 07:30 AM</text:p>
          </table:table-cell>
          <table:table-cell office:value-type="date" office:date-value="2025-03-25T08:00:00" table:style-name="ce14">
            <text:p>3/25/25 08:00 AM</text:p>
          </table:table-cell>
          <table:table-cell office:value-type="string" table:style-name="ce15">
            <text:p>Worked on defining requirements for multi-site users with Sean, and team for the IDtoAutocrib driver. Worked on documenting new requirements, and discussing with the team in the IDtoAutocrib driver.</text:p>
          </table:table-cell>
          <table:table-cell table:style-name="ce16"/>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49999999988358501" table:style-name="ce4">
            <text:p>0.500</text:p>
          </table:table-cell>
          <table:table-cell office:value-type="string" table:style-name="ce23">
            <text:p>Mtg-reorg</text:p>
          </table:table-cell>
          <table:table-cell office:value-type="date" office:date-value="2025-03-25T08:00:00" table:style-name="ce14">
            <text:p>3/25/25 08:00 AM</text:p>
          </table:table-cell>
          <table:table-cell office:value-type="date" office:date-value="2025-03-25T08:30:00" table:style-name="ce14">
            <text:p>3/25/25 08:30 AM</text:p>
          </table:table-cell>
          <table:table-cell office:value-type="string" table:style-name="ce15">
            <text:p>#workday reorg meeting</text:p>
          </table:table-cell>
          <table:table-cell table:style-name="ce19"/>
          <table:table-cell table:number-columns-repeated="16375" table:style-name="ce17"/>
        </table:table-row>
        <table:table-row table:style-name="ro4"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25638888892717698" table:style-name="ce4">
            <text:p>0.256</text:p>
          </table:table-cell>
          <table:table-cell office:value-type="string" table:style-name="ce21">
            <text:p>mtg-daily</text:p>
          </table:table-cell>
          <table:table-cell office:value-type="date" office:date-value="2025-03-25T08:30:00" table:style-name="ce14">
            <text:p>3/25/25 08:30 AM</text:p>
          </table:table-cell>
          <table:table-cell office:value-type="date" office:date-value="2025-03-25T08:45:23" table:style-name="ce14">
            <text:p>3/25/25 08:45 AM</text:p>
          </table:table-cell>
          <table:table-cell office:value-type="string" table:style-name="ce15">
            <text:p>Daily meetings with the team. Weekly EE backlog meeting. Workday reorganization meeting discussing changes to department codes on April 1.</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242499999934807" table:style-name="ce4">
            <text:p>0.242</text:p>
          </table:table-cell>
          <table:table-cell office:value-type="string" table:style-name="ce21">
            <text:p>IDtoAutocrib</text:p>
          </table:table-cell>
          <table:table-cell office:value-type="date" office:date-value="2025-03-25T08:45:23" table:style-name="ce14">
            <text:p>3/25/25 08:45 AM</text:p>
          </table:table-cell>
          <table:table-cell office:value-type="date" office:date-value="2025-03-25T08:59:56" table:style-name="ce14">
            <text:p>3/25/25 08:59 AM</text:p>
          </table:table-cell>
          <table:table-cell office:value-type="string" table:style-name="ce15">
            <text:p>#documenting changes.</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4.5555555552709903E-2" table:style-name="ce4">
            <text:p>0.046</text:p>
          </table:table-cell>
          <table:table-cell office:value-type="string" table:style-name="ce21">
            <text:p>IDtoAutocrib</text:p>
          </table:table-cell>
          <table:table-cell office:value-type="date" office:date-value="2025-03-25T09:27:16" table:style-name="ce14">
            <text:p>3/25/25 09:27 AM</text:p>
          </table:table-cell>
          <table:table-cell office:value-type="date" office:date-value="2025-03-25T09:30:00" table:style-name="ce14">
            <text:p>3/25/25 09:30 AM</text:p>
          </table:table-cell>
          <table:table-cell office:value-type="string" table:style-name="ce15">
            <text:p>#documenting changes.</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3-25T09:30:00" table:style-name="ce14">
            <text:p>3/25/25 09:30 AM</text:p>
          </table:table-cell>
          <table:table-cell office:value-type="date" office:date-value="2025-03-25T10:00:00" table:style-name="ce14">
            <text:p>3/25/25 10:00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58805555559229095" table:style-name="ce4">
            <text:p>0.588</text:p>
          </table:table-cell>
          <table:table-cell office:value-type="string" table:style-name="ce21">
            <text:p>IDtoAutocrib</text:p>
          </table:table-cell>
          <table:table-cell office:value-type="date" office:date-value="2025-03-25T10:00:00" table:style-name="ce14">
            <text:p>3/25/25 10:00 AM</text:p>
          </table:table-cell>
          <table:table-cell office:value-type="date" office:date-value="2025-03-25T10:35:17" table:style-name="ce14">
            <text:p>3/25/25 10:35 AM</text:p>
          </table:table-cell>
          <table:table-cell office:value-type="string" table:style-name="ce15">
            <text:p># updating acs.</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83944444439839605" table:style-name="ce4">
            <text:p>0.839</text:p>
          </table:table-cell>
          <table:table-cell office:value-type="string" table:style-name="ce21">
            <text:p>IDtoAutocrib</text:p>
          </table:table-cell>
          <table:table-cell office:value-type="date" office:date-value="2025-03-25T11:04:41" table:style-name="ce14">
            <text:p>3/25/25 11:04 AM</text:p>
          </table:table-cell>
          <table:table-cell office:value-type="date" office:date-value="2025-03-25T11:55:03" table:style-name="ce14">
            <text:p>3/25/25 11:55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53361111116828397" table:style-name="ce4">
            <text:p>0.534</text:p>
          </table:table-cell>
          <table:table-cell office:value-type="string" table:style-name="ce21">
            <text:p>IDtoAutocrib</text:p>
          </table:table-cell>
          <table:table-cell office:value-type="date" office:date-value="2025-03-25T12:23:34" table:style-name="ce14">
            <text:p>3/25/25 12:23 PM</text:p>
          </table:table-cell>
          <table:table-cell office:value-type="date" office:date-value="2025-03-25T12:55:35" table:style-name="ce14">
            <text:p>3/25/25 12:55 PM</text:p>
          </table:table-cell>
          <table:table-cell office:value-type="string" table:style-name="ce15">
            <text:p># Akilan discussion</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92277777782874204" table:style-name="ce4">
            <text:p>0.923</text:p>
          </table:table-cell>
          <table:table-cell office:value-type="string" table:style-name="ce21">
            <text:p>IDtoAutocrib</text:p>
          </table:table-cell>
          <table:table-cell office:value-type="date" office:date-value="2025-03-25T12:55:35" table:style-name="ce14">
            <text:p>3/25/25 12:55 PM</text:p>
          </table:table-cell>
          <table:table-cell office:value-type="date" office:date-value="2025-03-25T13:50:57" table:style-name="ce14">
            <text:p>3/25/25 01:50 PM</text:p>
          </table:table-cell>
          <table:table-cell office:value-type="string" table:style-name="ce15">
            <text:p>#akilan tasks: 78 roles, and new location + role format</text:p>
          </table:table-cell>
          <table:table-cell table:style-name="ce19"/>
          <table:table-cell table:number-columns-repeated="16375" table:style-name="ce17"/>
        </table:table-row>
        <table:table-row table:style-name="ro4"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150833333318587" table:style-name="ce4">
            <text:p>0.151</text:p>
          </table:table-cell>
          <table:table-cell office:value-type="string" table:style-name="ce21">
            <text:p>ESRMD</text:p>
          </table:table-cell>
          <table:table-cell office:value-type="date" office:date-value="2025-03-25T13:50:57" table:style-name="ce14">
            <text:p>3/25/25 01:50 PM</text:p>
          </table:table-cell>
          <table:table-cell office:value-type="date" office:date-value="2025-03-25T14:00:00" table:style-name="ce14">
            <text:p>3/25/25 02:00 PM</text:p>
          </table:table-cell>
          <table:table-cell office:value-type="string" table:style-name="ce15">
            <text:p>Worked on fixing tests to use the new department codes due to the re-org for the EmployeeServicesRoleMgmtDriver.</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1.20083333324874" table:style-name="ce4">
            <text:p>1.201</text:p>
          </table:table-cell>
          <table:table-cell office:value-type="string" table:style-name="ce21">
            <text:p>mtg-backlog</text:p>
          </table:table-cell>
          <table:table-cell office:value-type="date" office:date-value="2025-03-25T14:00:00" table:style-name="ce14">
            <text:p>3/25/25 02:00 PM</text:p>
          </table:table-cell>
          <table:table-cell office:value-type="date" office:date-value="2025-03-25T15:12:03" table:style-name="ce14">
            <text:p>3/25/25 03:12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1.0269444443983999" table:style-name="ce4">
            <text:p>1.027</text:p>
          </table:table-cell>
          <table:table-cell office:value-type="string" table:style-name="ce21">
            <text:p>IDtoAutocrib</text:p>
          </table:table-cell>
          <table:table-cell office:value-type="date" office:date-value="2025-03-25T15:12:03" table:style-name="ce14">
            <text:p>3/25/25 03:12 PM</text:p>
          </table:table-cell>
          <table:table-cell office:value-type="date" office:date-value="2025-03-25T16:13:40" table:style-name="ce14">
            <text:p>3/25/25 04:13 PM</text:p>
          </table:table-cell>
          <table:table-cell office:value-type="string" table:style-name="ce15">
            <text:p># Meeting with Kyle: single vs multiple associations</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85638888896210097" table:style-name="ce4">
            <text:p>0.856</text:p>
          </table:table-cell>
          <table:table-cell office:value-type="string" table:style-name="ce21">
            <text:p>ESRMD</text:p>
          </table:table-cell>
          <table:table-cell office:value-type="date" office:date-value="2025-03-25T16:13:40" table:style-name="ce14">
            <text:p>3/25/25 04:13 PM</text:p>
          </table:table-cell>
          <table:table-cell office:value-type="date" office:date-value="2025-03-25T17:05:03" table:style-name="ce14">
            <text:p>3/25/25 05:05 PM</text:p>
          </table:table-cell>
          <table:table-cell office:value-type="string" table:style-name="ce15">
            <text:p>#</text:p>
          </table:table-cell>
          <table:table-cell table:style-name="ce19"/>
          <table:table-cell table:number-columns-repeated="16375" table:style-name="ce17"/>
        </table:table-row>
        <table:table-row table:number-rows-repeated="3"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number-rows-repeated="2"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08" table:style-name="ce18">
            <text:p>908</text:p>
          </table:table-cell>
          <table:table-cell office:value-type="float" office:value="7.75" table:style-name="ce20">
            <text:p>7.750</text:p>
          </table:table-cell>
          <table:table-cell office:value-type="float" office:value="7.6433333333115998" table:style-name="ce4">
            <text:p>7.643</text:p>
          </table:table-cell>
          <table:table-cell office:value-type="string" table:style-name="ce4">
            <text:p>---</text:p>
          </table:table-cell>
          <table:table-cell office:value-type="date" office:date-value="2025-03-26T00:00:00" table:style-name="ce21">
            <text:p>26-Mar</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3-26T08:30:00" table:style-name="ce14">
            <text:p>3/26/25 08:30 AM</text:p>
          </table:table-cell>
          <table:table-cell office:value-type="date" office:date-value="2025-03-26T08:45:00" table:style-name="ce14">
            <text:p>3/26/25 08:45 AM</text:p>
          </table:table-cell>
          <table:table-cell office:value-type="string" table:style-name="ce15">
            <text:p>Daily meetings with the team.</text:p>
          </table:table-cell>
          <table:table-cell table:style-name="ce25"/>
          <table:table-cell table:style-name="ce26"/>
          <table:table-cell table:number-columns-repeated="16374"/>
        </table:table-row>
        <table:table-row table:style-name="ro5"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75" table:style-name="ce4">
            <text:p>0.750</text:p>
          </table:table-cell>
          <table:table-cell office:value-type="string" table:style-name="ce21">
            <text:p>ESRMD</text:p>
          </table:table-cell>
          <table:table-cell office:value-type="date" office:date-value="2025-03-26T08:45:00" table:style-name="ce14">
            <text:p>3/26/25 08:45 AM</text:p>
          </table:table-cell>
          <table:table-cell office:value-type="date" office:date-value="2025-03-26T09:30:00" table:style-name="ce14">
            <text:p>3/26/25 09:30 AM</text:p>
          </table:table-cell>
          <table:table-cell office:value-type="string" table:style-name="ce15">
            <text:p>Worked on deployment for EmployeeServicesRoleMgmtDriver into QA/Prod.</text:p>
          </table:table-cell>
          <table:table-cell table:style-name="ce25"/>
          <table:table-cell table:style-name="ce26"/>
          <table:table-cell table:number-columns-repeated="16374"/>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3-26T09:30:00" table:style-name="ce14">
            <text:p>3/26/25 09:30 AM</text:p>
          </table:table-cell>
          <table:table-cell office:value-type="date" office:date-value="2025-03-26T10:00:00" table:style-name="ce14">
            <text:p>3/26/25 10:00 AM</text:p>
          </table:table-cell>
          <table:table-cell office:value-type="string" table:style-name="ce15">
            <text:p>#</text:p>
          </table:table-cell>
          <table:table-cell table:style-name="ce25"/>
          <table:table-cell table:style-name="ce26"/>
          <table:table-cell table:number-columns-repeated="16374"/>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1.3397222222993199" table:style-name="ce4">
            <text:p>1.340</text:p>
          </table:table-cell>
          <table:table-cell office:value-type="string" table:style-name="ce21">
            <text:p>ESRMD</text:p>
          </table:table-cell>
          <table:table-cell office:value-type="date" office:date-value="2025-03-26T10:00:00" table:style-name="ce14">
            <text:p>3/26/25 10:00 AM</text:p>
          </table:table-cell>
          <table:table-cell office:value-type="date" office:date-value="2025-03-26T11:20:23" table:style-name="ce14">
            <text:p>3/26/25 11:20 AM</text:p>
          </table:table-cell>
          <table:table-cell office:value-type="string" table:style-name="ce15">
            <text:p>#qa deploy complete during this time!</text:p>
          </table:table-cell>
          <table:table-cell table:style-name="ce25"/>
          <table:table-cell table:style-name="ce26"/>
          <table:table-cell table:number-columns-repeated="16374"/>
        </table:table-row>
        <table:table-row table:style-name="ro5"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61749999993480698" table:style-name="ce4">
            <text:p>0.617</text:p>
          </table:table-cell>
          <table:table-cell office:value-type="string" table:style-name="ce21">
            <text:p>AviobookRBE</text:p>
          </table:table-cell>
          <table:table-cell office:value-type="date" office:date-value="2025-03-26T11:20:23" table:style-name="ce14">
            <text:p>3/26/25 11:20 AM</text:p>
          </table:table-cell>
          <table:table-cell office:value-type="date" office:date-value="2025-03-26T11:57:26" table:style-name="ce14">
            <text:p>3/26/25 11:57 AM</text:p>
          </table:table-cell>
          <table:table-cell office:value-type="string" table:style-name="ce15">
            <text:p>Worked on updating entitlement policies for aviobook to the new department codes.</text:p>
          </table:table-cell>
          <table:table-cell table:style-name="ce25"/>
          <table:table-cell table:style-name="ce26"/>
          <table:table-cell table:number-columns-repeated="16374"/>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1.04277777776588" table:style-name="ce4">
            <text:p>1.043</text:p>
          </table:table-cell>
          <table:table-cell office:value-type="string" table:style-name="ce21">
            <text:p>L&amp;L</text:p>
          </table:table-cell>
          <table:table-cell office:value-type="date" office:date-value="2025-03-26T11:57:26" table:style-name="ce14">
            <text:p>3/26/25 11:57 AM</text:p>
          </table:table-cell>
          <table:table-cell office:value-type="date" office:date-value="2025-03-26T13:00:00" table:style-name="ce14">
            <text:p>3/26/25 01:00 PM</text:p>
          </table:table-cell>
          <table:table-cell office:value-type="string" table:style-name="ce15">
            <text:p>L&amp;L: SAML assertion lab!</text:p>
          </table:table-cell>
          <table:table-cell table:style-name="ce25"/>
          <table:table-cell table:style-name="ce26"/>
          <table:table-cell table:number-columns-repeated="16374"/>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31527777778683203" table:style-name="ce4">
            <text:p>0.315</text:p>
          </table:table-cell>
          <table:table-cell office:value-type="string" table:style-name="ce21">
            <text:p>AviobookRBE</text:p>
          </table:table-cell>
          <table:table-cell office:value-type="date" office:date-value="2025-03-26T13:00:00" table:style-name="ce14">
            <text:p>3/26/25 01:00 PM</text:p>
          </table:table-cell>
          <table:table-cell office:value-type="date" office:date-value="2025-03-26T13:18:55" table:style-name="ce14">
            <text:p>3/26/25 01:18 PM</text:p>
          </table:table-cell>
          <table:table-cell office:value-type="string" table:style-name="ce15">
            <text:p>#</text:p>
          </table:table-cell>
          <table:table-cell table:style-name="ce25"/>
          <table:table-cell table:style-name="ce26"/>
          <table:table-cell table:number-columns-repeated="16374"/>
        </table:table-row>
        <table:table-row table:style-name="ro5"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16694444435415801" table:style-name="ce4">
            <text:p>0.167</text:p>
          </table:table-cell>
          <table:table-cell office:value-type="string" table:style-name="ce21">
            <text:p>BAES</text:p>
          </table:table-cell>
          <table:table-cell office:value-type="date" office:date-value="2025-03-26T14:20:18" table:style-name="ce14">
            <text:p>3/26/25 02:20 PM</text:p>
          </table:table-cell>
          <table:table-cell office:value-type="date" office:date-value="2025-03-26T14:30:19" table:style-name="ce14">
            <text:p>3/26/25 02:30 PM</text:p>
          </table:table-cell>
          <table:table-cell office:value-type="string" table:style-name="ce15">
            <text:p>Worked on reading the email contents file for the SF driver.</text:p>
          </table:table-cell>
          <table:table-cell office:value-type="string" table:style-name="ce25">
            <text:p>Worked with Gary to help him add java code to read a file in JavaScript.</text:p>
          </table:table-cell>
          <table:table-cell table:style-name="ce26"/>
          <table:table-cell table:number-columns-repeated="16374"/>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2.6611111111706101" table:style-name="ce4">
            <text:p>2.661</text:p>
          </table:table-cell>
          <table:table-cell office:value-type="string" table:style-name="ce21">
            <text:p>AviobookRBE</text:p>
          </table:table-cell>
          <table:table-cell office:value-type="date" office:date-value="2025-03-26T14:30:19" table:style-name="ce14">
            <text:p>3/26/25 02:30 PM</text:p>
          </table:table-cell>
          <table:table-cell office:value-type="date" office:date-value="2025-03-26T17:09:59" table:style-name="ce14">
            <text:p>3/26/25 05:09 PM</text:p>
          </table:table-cell>
          <table:table-cell office:value-type="string" table:style-name="ce15">
            <text:p>#</text:p>
          </table:table-cell>
          <table:table-cell table:style-name="ce25"/>
          <table:table-cell table:style-name="ce26"/>
          <table:table-cell table:number-columns-repeated="16374"/>
        </table:table-row>
        <table:table-row table:number-rows-repeated="4"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style-name="ce21"/>
          <table:table-cell table:style-name="ce14"/>
          <table:table-cell table:style-name="ce27"/>
          <table:table-cell table:style-name="ce15"/>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number-rows-repeated="2"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office:value-type="float" office:value="6.75" table:style-name="ce20">
            <text:p>6.750</text:p>
          </table:table-cell>
          <table:table-cell office:value-type="float" office:value="6.7194444446358803" table:style-name="ce4">
            <text:p>6.719</text:p>
          </table:table-cell>
          <table:table-cell office:value-type="string" table:style-name="ce4">
            <text:p>---</text:p>
          </table:table-cell>
          <table:table-cell office:value-type="date" office:date-value="2025-03-27T00:00:00" table:style-name="ce21">
            <text:p>27-Mar</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50000000005820799" table:style-name="ce4">
            <text:p>0.500</text:p>
          </table:table-cell>
          <table:table-cell office:value-type="string" table:style-name="ce21">
            <text:p>mtg daily</text:p>
          </table:table-cell>
          <table:table-cell office:value-type="date" office:date-value="2025-03-27T08:30:00" table:style-name="ce14">
            <text:p>3/27/25 08:30 AM</text:p>
          </table:table-cell>
          <table:table-cell office:value-type="date" office:date-value="2025-03-27T09:00:00" table:style-name="ce14">
            <text:p>3/27/25 09:00 AM</text:p>
          </table:table-cell>
          <table:table-cell office:value-type="string" table:style-name="ce15">
            <text:p>Daily meetings with the team.</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416666666627862" table:style-name="ce4">
            <text:p>0.417</text:p>
          </table:table-cell>
          <table:table-cell office:value-type="string" table:style-name="ce21">
            <text:p>mtg daily</text:p>
          </table:table-cell>
          <table:table-cell office:value-type="date" office:date-value="2025-03-27T09:30:00" table:style-name="ce14">
            <text:p>3/27/25 09:30 AM</text:p>
          </table:table-cell>
          <table:table-cell office:value-type="date" office:date-value="2025-03-27T09:55:00" table:style-name="ce14">
            <text:p>3/27/25 09:55 AM</text:p>
          </table:table-cell>
          <table:table-cell office:value-type="string" table:style-name="ce15">
            <text:p>#</text:p>
          </table:table-cell>
          <table:table-cell table:style-name="ce19"/>
          <table:table-cell table:number-columns-repeated="16375" table:style-name="ce17"/>
        </table:table-row>
        <table:table-row table:style-name="ro4"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1.16666666662786" table:style-name="ce4">
            <text:p>1.167</text:p>
          </table:table-cell>
          <table:table-cell office:value-type="string" table:style-name="ce21">
            <text:p>IDtoAviobook</text:p>
          </table:table-cell>
          <table:table-cell office:value-type="date" office:date-value="2025-03-27T09:55:00" table:style-name="ce14">
            <text:p>3/27/25 09:55 AM</text:p>
          </table:table-cell>
          <table:table-cell office:value-type="date" office:date-value="2025-03-27T11:05:00" table:style-name="ce14">
            <text:p>3/27/25 11:05 AM</text:p>
          </table:table-cell>
          <table:table-cell office:value-type="string" table:style-name="ce15">
            <text:p>Worked on fixing the avio_pilot entitlement to have the new dept codes. Worked on submitting CRs for re-org updates for IDtoAviobook.</text:p>
          </table:table-cell>
          <table:table-cell office:value-type="string" table:style-name="ce19">
            <text:p>This entitlement policy has to match a dynamic group; which is updated by another team, so working with them.</text:p>
          </table:table-cell>
          <table:table-cell table:number-columns-repeated="16375" table:style-name="ce17"/>
        </table:table-row>
        <table:table-row table:style-name="ro5"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26055555569473698" table:style-name="ce4">
            <text:p>0.261</text:p>
          </table:table-cell>
          <table:table-cell office:value-type="string" table:style-name="ce21">
            <text:p>lgicmonitor</text:p>
          </table:table-cell>
          <table:table-cell office:value-type="date" office:date-value="2025-03-27T11:14:00" table:style-name="ce14">
            <text:p>3/27/25 11:14 AM</text:p>
          </table:table-cell>
          <table:table-cell office:value-type="date" office:date-value="2025-03-27T11:29:38" table:style-name="ce14">
            <text:p>3/27/25 11:29 AM</text:p>
          </table:table-cell>
          <table:table-cell office:value-type="string" table:style-name="ce15">
            <text:p>Worked with Joe to fix his merge request for the IDtoLogicMonitor driver.</text:p>
          </table:table-cell>
          <table:table-cell table:style-name="ce19"/>
          <table:table-cell table:number-columns-repeated="16375" table:style-name="ce17"/>
        </table:table-row>
        <table:table-row table:style-name="ro5"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19694444438209799" table:style-name="ce4">
            <text:p>0.197</text:p>
          </table:table-cell>
          <table:table-cell office:value-type="string" table:style-name="ce21">
            <text:p>IDtoDocunet</text:p>
          </table:table-cell>
          <table:table-cell office:value-type="date" office:date-value="2025-03-27T11:29:38" table:style-name="ce14">
            <text:p>3/27/25 11:29 AM</text:p>
          </table:table-cell>
          <table:table-cell office:value-type="date" office:date-value="2025-03-27T11:41:27" table:style-name="ce14">
            <text:p>3/27/25 11:41 AM</text:p>
          </table:table-cell>
          <table:table-cell office:value-type="string" table:style-name="ce15">
            <text:p>Worked with Carmen to make updates to the new UFM issue resolution KB article for IDtoDocunet.</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1.01138888887363" table:style-name="ce4">
            <text:p>1.011</text:p>
          </table:table-cell>
          <table:table-cell office:value-type="string" table:style-name="ce21">
            <text:p>IDtoAviobook</text:p>
          </table:table-cell>
          <table:table-cell office:value-type="date" office:date-value="2025-03-27T11:41:27" table:style-name="ce14">
            <text:p>3/27/25 11:41 AM</text:p>
          </table:table-cell>
          <table:table-cell office:value-type="date" office:date-value="2025-03-27T12:42:08" table:style-name="ce14">
            <text:p>3/27/25 12:42 PM</text:p>
          </table:table-cell>
          <table:table-cell office:value-type="string" table:style-name="ce15">
            <text:p># doing cr paperwork</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56944444449618503" table:style-name="ce4">
            <text:p>0.569</text:p>
          </table:table-cell>
          <table:table-cell office:value-type="string" table:style-name="ce21">
            <text:p>IDtoAviobook</text:p>
          </table:table-cell>
          <table:table-cell office:value-type="date" office:date-value="2025-03-27T12:42:08" table:style-name="ce14">
            <text:p>3/27/25 12:42 PM</text:p>
          </table:table-cell>
          <table:table-cell office:value-type="date" office:date-value="2025-03-27T13:16:18" table:style-name="ce14">
            <text:p>3/27/25 01:16 PM</text:p>
          </table:table-cell>
          <table:table-cell office:value-type="string" table:style-name="ce15">
            <text:p>#paperwork done, now</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85805555549450196" table:style-name="ce4">
            <text:p>0.858</text:p>
          </table:table-cell>
          <table:table-cell office:value-type="string" table:style-name="ce21">
            <text:p>IDtoAviobook</text:p>
          </table:table-cell>
          <table:table-cell office:value-type="date" office:date-value="2025-03-27T14:13:31" table:style-name="ce14">
            <text:p>3/27/25 02:13 PM</text:p>
          </table:table-cell>
          <table:table-cell office:value-type="date" office:date-value="2025-03-27T15:05:00" table:style-name="ce14">
            <text:p>3/27/25 03:05 PM</text:p>
          </table:table-cell>
          <table:table-cell office:value-type="string" table:style-name="ce15">
            <text:p>#fixing last 4 broken tests</text:p>
          </table:table-cell>
          <table:table-cell table:style-name="ce19"/>
          <table:table-cell table:number-columns-repeated="16375" table:style-name="ce17"/>
        </table:table-row>
        <table:table-row table:style-name="ro5"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1.00000000011642" table:style-name="ce4">
            <text:p>1.000</text:p>
          </table:table-cell>
          <table:table-cell office:value-type="string" table:style-name="ce21">
            <text:p>Support</text:p>
          </table:table-cell>
          <table:table-cell office:value-type="date" office:date-value="2025-03-27T15:05:00" table:style-name="ce14">
            <text:p>3/27/25 03:05 PM</text:p>
          </table:table-cell>
          <table:table-cell office:value-type="date" office:date-value="2025-03-27T16:05:00" table:style-name="ce14">
            <text:p>3/27/25 04:05 PM</text:p>
          </table:table-cell>
          <table:table-cell office:value-type="string" table:style-name="ce15">
            <text:p>Worked on testing entitlement policies affect on memory in eDirectory, with Rob and Jack.</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29750000004423799" table:style-name="ce4">
            <text:p>0.298</text:p>
          </table:table-cell>
          <table:table-cell office:value-type="string" table:style-name="ce21">
            <text:p>IDtoAviobook</text:p>
          </table:table-cell>
          <table:table-cell office:value-type="date" office:date-value="2025-03-27T16:05:00" table:style-name="ce14">
            <text:p>3/27/25 04:05 PM</text:p>
          </table:table-cell>
          <table:table-cell office:value-type="date" office:date-value="2025-03-27T16:22:51" table:style-name="ce14">
            <text:p>3/27/25 04:22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44222222222015301" table:style-name="ce4">
            <text:p>0.442</text:p>
          </table:table-cell>
          <table:table-cell office:value-type="string" table:style-name="ce21">
            <text:p>IDtoAviobook</text:p>
          </table:table-cell>
          <table:table-cell office:value-type="date" office:date-value="2025-03-27T16:41:25" table:style-name="ce14">
            <text:p>3/27/25 04:41 PM</text:p>
          </table:table-cell>
          <table:table-cell office:value-type="date" office:date-value="2025-03-27T17:07:57" table:style-name="ce14">
            <text:p>3/27/25 05:07 PM</text:p>
          </table:table-cell>
          <table:table-cell table:style-name="ce15"/>
          <table:table-cell table:style-name="ce19"/>
          <table:table-cell table:number-columns-repeated="16375" table:style-name="ce17"/>
        </table:table-row>
        <table:table-row table:number-rows-repeated="4"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office:value-type="float" office:value="8.25" table:style-name="ce20">
            <text:p>8.250</text:p>
          </table:table-cell>
          <table:table-cell office:value-type="float" office:value="8.1305555555736699" table:style-name="ce4">
            <text:p>8.131</text:p>
          </table:table-cell>
          <table:table-cell office:value-type="string" table:style-name="ce4">
            <text:p>---</text:p>
          </table:table-cell>
          <table:table-cell office:value-type="date" office:date-value="2025-03-28T00:00:00" table:style-name="ce21">
            <text:p>28-Mar</text:p>
          </table:table-cell>
          <table:table-cell table:number-columns-repeated="2" table:style-name="ce14"/>
          <table:table-cell table:style-name="ce15"/>
          <table:table-cell table:style-name="ce19"/>
          <table:table-cell table:number-columns-repeated="16375" table:style-name="ce17"/>
        </table:table-row>
        <table:table-row table:style-name="ro7"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79999999998835902" table:style-name="ce4">
            <text:p>0.800</text:p>
          </table:table-cell>
          <table:table-cell office:value-type="string" table:style-name="ce21">
            <text:p>IDtoAviobook</text:p>
          </table:table-cell>
          <table:table-cell office:value-type="date" office:date-value="2025-03-28T07:42:00" table:style-name="ce14">
            <text:p>3/28/25 07:42 AM</text:p>
          </table:table-cell>
          <table:table-cell office:value-type="date" office:date-value="2025-03-28T08:30:00" table:style-name="ce14">
            <text:p>3/28/25 08:30 AM</text:p>
          </table:table-cell>
          <table:table-cell office:value-type="string" table:style-name="ce15">
            <text:p>Worked on deploying the IDtoAviobook driver to QA then, prelive-only in production. Worked on adding a human readable version of the policies to the repo upon build for the RBEAEv1</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3-28T08:30:00" table:style-name="ce14">
            <text:p>3/28/25 08:30 AM</text:p>
          </table:table-cell>
          <table:table-cell office:value-type="date" office:date-value="2025-03-28T08:45:00" table:style-name="ce14">
            <text:p>3/28/25 08:45 AM</text:p>
          </table:table-cell>
          <table:table-cell office:value-type="string" table:style-name="ce15">
            <text:p>Daily meetings with the team.</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75" table:style-name="ce4">
            <text:p>0.750</text:p>
          </table:table-cell>
          <table:table-cell office:value-type="string" table:style-name="ce21">
            <text:p>IDtoAviobook</text:p>
          </table:table-cell>
          <table:table-cell office:value-type="date" office:date-value="2025-03-28T08:45:00" table:style-name="ce14">
            <text:p>3/28/25 08:45 AM</text:p>
          </table:table-cell>
          <table:table-cell office:value-type="date" office:date-value="2025-03-28T09:30:00" table:style-name="ce14">
            <text:p>3/28/25 09:30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54999999987194303" table:style-name="ce4">
            <text:p>0.550</text:p>
          </table:table-cell>
          <table:table-cell office:value-type="string" table:style-name="ce21">
            <text:p>mtg-daily</text:p>
          </table:table-cell>
          <table:table-cell office:value-type="date" office:date-value="2025-03-28T09:30:00" table:style-name="ce14">
            <text:p>3/28/25 09:30 AM</text:p>
          </table:table-cell>
          <table:table-cell office:value-type="date" office:date-value="2025-03-28T10:03:00" table:style-name="ce14">
            <text:p>3/28/25 10:03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1.5" table:style-name="ce4">
            <text:p>1.500</text:p>
          </table:table-cell>
          <table:table-cell office:value-type="string" table:style-name="ce21">
            <text:p>IDtoAviobook</text:p>
          </table:table-cell>
          <table:table-cell office:value-type="date" office:date-value="2025-03-28T10:30:00" table:style-name="ce14">
            <text:p>3/28/25 10:30 AM</text:p>
          </table:table-cell>
          <table:table-cell office:value-type="date" office:date-value="2025-03-28T12:00:00" table:style-name="ce14">
            <text:p>3/28/25 12:00 PM</text:p>
          </table:table-cell>
          <table:table-cell office:value-type="string" table:style-name="ce15">
            <text:p># prelive prod deploy prep</text:p>
          </table:table-cell>
          <table:table-cell table:style-name="ce19"/>
          <table:table-cell table:number-columns-repeated="16375" table:style-name="ce17"/>
        </table:table-row>
        <table:table-row table:style-name="ro5"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1.5613888889201899" table:style-name="ce4">
            <text:p>1.561</text:p>
          </table:table-cell>
          <table:table-cell office:value-type="string" table:style-name="ce21">
            <text:p>IDtoAtlassian</text:p>
          </table:table-cell>
          <table:table-cell office:value-type="date" office:date-value="2025-03-28T12:00:00" table:style-name="ce14">
            <text:p>3/28/25 12:00 PM</text:p>
          </table:table-cell>
          <table:table-cell office:value-type="date" office:date-value="2025-03-28T13:33:41" table:style-name="ce14">
            <text:p>3/28/25 01:33 PM</text:p>
          </table:table-cell>
          <table:table-cell office:value-type="string" table:style-name="ce15">
            <text:p>Support call with Nirosha and team discussing conversion issues on the IDtoAtlassian driver.</text:p>
          </table:table-cell>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1.49749999993946" table:style-name="ce4">
            <text:p>1.497</text:p>
          </table:table-cell>
          <table:table-cell office:value-type="string" table:style-name="ce21">
            <text:p>IDtoAviobook</text:p>
          </table:table-cell>
          <table:table-cell office:value-type="date" office:date-value="2025-03-28T14:27:58" table:style-name="ce14">
            <text:p>3/28/25 02:27 PM</text:p>
          </table:table-cell>
          <table:table-cell office:value-type="date" office:date-value="2025-03-28T15:57:49" table:style-name="ce14">
            <text:p>3/28/25 03:57 PM</text:p>
          </table:table-cell>
          <table:table-cell office:value-type="string" table:style-name="ce15">
            <text:p># prelive deploy, zstandup/worknotes cleanup</text:p>
          </table:table-cell>
          <table:table-cell table:style-name="ce19"/>
          <table:table-cell table:number-columns-repeated="16375" table:style-name="ce17"/>
        </table:table-row>
        <table:table-row table:style-name="ro5"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53638888889690906" table:style-name="ce4">
            <text:p>0.536</text:p>
          </table:table-cell>
          <table:table-cell office:value-type="string" table:style-name="ce14">
            <text:p>support</text:p>
          </table:table-cell>
          <table:table-cell office:value-type="date" office:date-value="2025-03-28T15:57:49" table:style-name="ce14">
            <text:p>3/28/25 03:57 PM</text:p>
          </table:table-cell>
          <table:table-cell office:value-type="date" office:date-value="2025-03-28T16:30:00" table:style-name="ce14">
            <text:p>3/28/25 04:30 PM</text:p>
          </table:table-cell>
          <table:table-cell office:value-type="string" table:style-name="ce15">
            <text:p>Worked to update to Designer 4.10 to match the upgraded DEV environment.</text:p>
          </table:table-cell>
          <table:table-cell table:style-name="ce19"/>
          <table:table-cell table:number-columns-repeated="16375" table:style-name="ce17"/>
        </table:table-row>
        <table:table-row table:style-name="ro8" table:visibility="collapse">
          <table:table-cell office:value-type="float" office:value="908" table:style-name="ce18">
            <text:p>908</text:p>
          </table:table-cell>
          <table:table-cell table:style-name="ce20"/>
          <table:table-cell office:value-type="string" table:style-name="ce4">
            <text:p>BILLED</text:p>
          </table:table-cell>
          <table:table-cell office:value-type="float" office:value="0.68527777784038302" table:style-name="ce4">
            <text:p>0.685</text:p>
          </table:table-cell>
          <table:table-cell office:value-type="string" table:style-name="ce21">
            <text:p>IDtoAviobook</text:p>
          </table:table-cell>
          <table:table-cell office:value-type="date" office:date-value="2025-03-28T16:30:00" table:style-name="ce14">
            <text:p>3/28/25 04:30 PM</text:p>
          </table:table-cell>
          <table:table-cell office:value-type="date" office:date-value="2025-03-28T17:11:07" table:style-name="ce14">
            <text:p>3/28/25 05:11 PM</text:p>
          </table:table-cell>
          <table:table-cell office:value-type="string" table:style-name="ce15">
            <text:p>#base 64 workdriver.</text:p>
          </table:table-cell>
          <table:table-cell office:value-type="string" table:style-name="ce19">
            <text:p>The RBEAEv1 driver is the entitlement policy driver that supports IDtoAviobook; so I've been putting time under IDtoAviobook.</text:p>
          </table:table-cell>
          <table:table-cell table:number-columns-repeated="16375" table:style-name="ce17"/>
        </table:table-row>
        <table:table-row table:number-rows-repeated="2"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number-columns-repeated="3" table:style-name="ce14"/>
          <table:table-cell table:style-name="ce15"/>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number-columns-repeated="3" table:style-name="ce14"/>
          <table:table-cell table:style-name="ce15"/>
          <table:table-cell table:style-name="ce19"/>
          <table:table-cell table:number-columns-repeated="16375" table:style-name="ce17"/>
        </table:table-row>
        <table:table-row table:number-rows-repeated="4" table:style-name="ro2" table:visibility="collapse">
          <table:table-cell office:value-type="float" office:value="908" table:style-name="ce18">
            <text:p>908</text:p>
          </table:table-cell>
          <table:table-cell table:style-name="ce20"/>
          <table:table-cell table:style-name="ce4"/>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table:number-columns-repeated="2" table:style-name="ce11"/>
          <table:table-cell table:number-columns-repeated="2" table:style-name="ce12"/>
          <table:table-cell table:number-columns-repeated="3" table:style-name="ce13"/>
          <table:table-cell table:style-name="ce15"/>
          <table:table-cell table:style-name="ce16"/>
          <table:table-cell table:number-columns-repeated="16375"/>
        </table:table-row>
        <table:table-row table:style-name="ro3" table:visibility="collapse">
          <table:table-cell office:value-type="float" office:value="909" table:style-name="ce18">
            <text:p>909</text:p>
          </table:table-cell>
          <table:table-cell table:style-name="ce12"/>
          <table:table-cell office:value-type="string" table:style-name="ce4">
            <text:p>****************</text:p>
          </table:table-cell>
          <table:table-cell table:style-name="ce5"/>
          <table:table-cell table:number-columns-spanned="2" table:number-rows-spanned="3" table:style-name="ce35"/>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09" table:style-name="ce18">
            <text:p>909</text:p>
          </table:table-cell>
          <table:table-cell table:style-name="ce12"/>
          <table:table-cell office:value-type="string" table:style-name="ce4">
            <text:p>****************</text:p>
          </table:table-cell>
          <table:table-cell table:style-name="ce5"/>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09" table:style-name="ce18">
            <text:p>909</text:p>
          </table:table-cell>
          <table:table-cell table:style-name="ce20"/>
          <table:table-cell office:value-type="string" table:style-name="ce4">
            <text:p>****************</text:p>
          </table:table-cell>
          <table:table-cell table:style-name="ce5"/>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09" table:style-name="ce18">
            <text:p>909</text:p>
          </table:table-cell>
          <table:table-cell table:style-name="ce20"/>
          <table:table-cell office:value-type="string" table:style-name="ce4">
            <text:p>****************</text:p>
          </table:table-cell>
          <table:table-cell table:style-name="ce5"/>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09" table:style-name="ce18">
            <text:p>909</text:p>
          </table:table-cell>
          <table:table-cell table:style-name="ce20"/>
          <table:table-cell office:value-type="string" table:style-name="ce4">
            <text:p>****************</text:p>
          </table:table-cell>
          <table:table-cell table:style-name="ce5"/>
          <table:table-cell office:value-type="string" table:style-name="ce13">
            <text:p>Total week hours:</text:p>
          </table:table-cell>
          <table:table-cell office:value-type="float" office:value="39.25" table:style-name="ce28">
            <text:p>39.250</text:p>
          </table: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09" table:style-name="ce18">
            <text:p>909</text:p>
          </table:table-cell>
          <table:table-cell table:style-name="ce20"/>
          <table:table-cell office:value-type="string" table:style-name="ce4">
            <text:p>****************</text:p>
          </table:table-cell>
          <table:table-cell table:style-name="ce5"/>
          <table:table-cell office:value-type="string" table:style-name="ce13">
            <text:p>Total minus 40:</text:p>
          </table:table-cell>
          <table:table-cell office:value-type="float" office:value="0.75" table:style-name="ce28">
            <text:p>0.750</text:p>
          </table: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09" table:style-name="ce18">
            <text:p>909</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09" table:style-name="ce18">
            <text:p>909</text:p>
          </table:table-cell>
          <table:table-cell table:style-name="ce12"/>
          <table:table-cell office:value-type="string" table:style-name="ce4">
            <text:p>BILLED</text:p>
          </table:table-cell>
          <table:table-cell table:style-name="ce4"/>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office:value-type="float" office:value="8.25" table:style-name="ce20">
            <text:p>8.250</text:p>
          </table:table-cell>
          <table:table-cell office:value-type="float" office:value="8.1327777776168695" table:style-name="ce4">
            <text:p>8.133</text:p>
          </table:table-cell>
          <table:table-cell table:style-name="ce4"/>
          <table:table-cell office:value-type="date" office:date-value="2025-03-31T00:00:00" table:style-name="ce21">
            <text:p>31-Mar</text:p>
          </table:table-cell>
          <table:table-cell table:number-columns-repeated="2" table:style-name="ce14"/>
          <table:table-cell table:style-name="ce22"/>
          <table:table-cell table:style-name="ce19"/>
          <table:table-cell table:number-columns-repeated="16375" table:style-name="ce17"/>
        </table:table-row>
        <table:table-row table:style-name="ro9"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416666666627862" table:style-name="ce4">
            <text:p>0.417</text:p>
          </table:table-cell>
          <table:table-cell office:value-type="string" table:style-name="ce23">
            <text:p>IDtoAvioBook</text:p>
          </table:table-cell>
          <table:table-cell office:value-type="date" office:date-value="2025-03-31T08:05:00" table:style-name="ce14">
            <text:p>3/31/25 08:05 AM</text:p>
          </table:table-cell>
          <table:table-cell office:value-type="date" office:date-value="2025-03-31T08:30:00" table:style-name="ce14">
            <text:p>3/31/25 08:30 AM</text:p>
          </table:table-cell>
          <table:table-cell office:value-type="string" table:style-name="ce22">
            <text:p>Worked on verifying Aviobook support response regarding the API issues. Worked on fixing the qualifications link for the IDtoAviobook driver. Worked on deploying the new entitlement policies for Aviobook into production. Worked on resolving base64 issues in the MR review.</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19305555563187199" table:style-name="ce4">
            <text:p>0.193</text:p>
          </table:table-cell>
          <table:table-cell office:value-type="string" table:style-name="ce23">
            <text:p>mtg-daily</text:p>
          </table:table-cell>
          <table:table-cell office:value-type="date" office:date-value="2025-03-31T08:30:00" table:style-name="ce14">
            <text:p>3/31/25 08:30 AM</text:p>
          </table:table-cell>
          <table:table-cell office:value-type="date" office:date-value="2025-03-31T08:41:35" table:style-name="ce14">
            <text:p>3/31/25 08:41 AM</text:p>
          </table:table-cell>
          <table:table-cell office:value-type="string" table:style-name="ce24">
            <text:p>Daily meetings with the team. Weekly EE team meeting.</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80694444448454306" table:style-name="ce4">
            <text:p>0.807</text:p>
          </table:table-cell>
          <table:table-cell office:value-type="string" table:style-name="ce23">
            <text:p>IDtoAvioBook</text:p>
          </table:table-cell>
          <table:table-cell office:value-type="date" office:date-value="2025-03-31T08:41:35" table:style-name="ce14">
            <text:p>3/31/25 08:41 AM</text:p>
          </table:table-cell>
          <table:table-cell office:value-type="date" office:date-value="2025-03-31T09:30:00" table:style-name="ce14">
            <text:p>3/31/25 09:30 AM</text:p>
          </table:table-cell>
          <table:table-cell office:value-type="string" table:style-name="ce22">
            <text:p>#</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58111111109610702" table:style-name="ce4">
            <text:p>0.581</text:p>
          </table:table-cell>
          <table:table-cell office:value-type="string" table:style-name="ce23">
            <text:p>mtg-ee</text:p>
          </table:table-cell>
          <table:table-cell office:value-type="date" office:date-value="2025-03-31T09:30:00" table:style-name="ce14">
            <text:p>3/31/25 09:30 AM</text:p>
          </table:table-cell>
          <table:table-cell office:value-type="date" office:date-value="2025-03-31T10:04:52" table:style-name="ce14">
            <text:p>3/31/25 10:04 AM</text:p>
          </table:table-cell>
          <table:table-cell office:value-type="string" table:style-name="ce22">
            <text:p>#</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78944444441003703" table:style-name="ce4">
            <text:p>0.789</text:p>
          </table:table-cell>
          <table:table-cell office:value-type="string" table:style-name="ce23">
            <text:p>mtg-team</text:p>
          </table:table-cell>
          <table:table-cell office:value-type="date" office:date-value="2025-03-31T10:04:52" table:style-name="ce14">
            <text:p>3/31/25 10:04 AM</text:p>
          </table:table-cell>
          <table:table-cell office:value-type="date" office:date-value="2025-03-31T10:52:14" table:style-name="ce14">
            <text:p>3/31/25 10:52 AM</text:p>
          </table:table-cell>
          <table:table-cell office:value-type="string" table:style-name="ce22">
            <text:p>#</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95111111097503498" table:style-name="ce4">
            <text:p>0.951</text:p>
          </table:table-cell>
          <table:table-cell office:value-type="string" table:style-name="ce23">
            <text:p>IDtoAvioBook</text:p>
          </table:table-cell>
          <table:table-cell office:value-type="date" office:date-value="2025-03-31T11:00:43" table:style-name="ce14">
            <text:p>3/31/25 11:00 AM</text:p>
          </table:table-cell>
          <table:table-cell office:value-type="date" office:date-value="2025-03-31T11:57:47" table:style-name="ce14">
            <text:p>3/31/25 11:57 AM</text:p>
          </table:table-cell>
          <table:table-cell office:value-type="string" table:style-name="ce22">
            <text:p># waiting for rbeaev1 to catch up .</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2.6388888771180102E-2" table:style-name="ce4">
            <text:p>0.026</text:p>
          </table:table-cell>
          <table:table-cell office:value-type="string" table:style-name="ce23">
            <text:p>IDtoAvioBook</text:p>
          </table:table-cell>
          <table:table-cell office:value-type="date" office:date-value="2025-03-31T12:52:06" table:style-name="ce14">
            <text:p>3/31/25 12:52 PM</text:p>
          </table:table-cell>
          <table:table-cell office:value-type="date" office:date-value="2025-03-31T12:53:41" table:style-name="ce14">
            <text:p>3/31/25 12:53 PM</text:p>
          </table:table-cell>
          <table:table-cell office:value-type="string" table:style-name="ce22">
            <text:p>#</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43861111113801599" table:style-name="ce4">
            <text:p>0.439</text:p>
          </table:table-cell>
          <table:table-cell office:value-type="string" table:style-name="ce23">
            <text:p>IDtoAvioBook</text:p>
          </table:table-cell>
          <table:table-cell office:value-type="date" office:date-value="2025-03-31T12:53:41" table:style-name="ce14">
            <text:p>3/31/25 12:53 PM</text:p>
          </table:table-cell>
          <table:table-cell office:value-type="date" office:date-value="2025-03-31T13:20:00" table:style-name="ce14">
            <text:p>3/31/25 01:20 PM</text:p>
          </table:table-cell>
          <table:table-cell office:value-type="string" table:style-name="ce22">
            <text:p>#new prod policies.</text:p>
          </table:table-cell>
          <table:table-cell table:style-name="ce19"/>
          <table:table-cell table:number-columns-repeated="16375" table:style-name="ce17"/>
        </table:table-row>
        <table:table-row table:style-name="ro4"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67722222232259799" table:style-name="ce4">
            <text:p>0.677</text:p>
          </table:table-cell>
          <table:table-cell office:value-type="string" table:style-name="ce23">
            <text:p>EmployeeServicesRoleMgmtDriver</text:p>
          </table:table-cell>
          <table:table-cell office:value-type="date" office:date-value="2025-03-31T13:20:00" table:style-name="ce14">
            <text:p>3/31/25 01:20 PM</text:p>
          </table:table-cell>
          <table:table-cell office:value-type="date" office:date-value="2025-03-31T14:00:38" table:style-name="ce14">
            <text:p>3/31/25 02:00 PM</text:p>
          </table:table-cell>
          <table:table-cell office:value-type="string" table:style-name="ce22">
            <text:p>Worked on the production deployment of the re-org fix and retiree base role fix for the EmployeeServicesRoleMgmtDriver.</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1.4894444444216799" table:style-name="ce4">
            <text:p>1.489</text:p>
          </table:table-cell>
          <table:table-cell office:value-type="string" table:style-name="ce23">
            <text:p>IDtoAvioBook</text:p>
          </table:table-cell>
          <table:table-cell office:value-type="date" office:date-value="2025-03-31T14:00:38" table:style-name="ce14">
            <text:p>3/31/25 02:00 PM</text:p>
          </table:table-cell>
          <table:table-cell office:value-type="date" office:date-value="2025-03-31T15:30:00" table:style-name="ce14">
            <text:p>3/31/25 03:30 PM</text:p>
          </table:table-cell>
          <table:table-cell office:value-type="string" table:style-name="ce22">
            <text:p>#rbeaev1 mr - worked on base64 readability</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7.8333333309274195E-2" table:style-name="ce4">
            <text:p>0.078</text:p>
          </table:table-cell>
          <table:table-cell office:value-type="string" table:style-name="ce23">
            <text:p>IDtoAvioBook</text:p>
          </table:table-cell>
          <table:table-cell office:value-type="date" office:date-value="2025-03-31T15:55:43" table:style-name="ce14">
            <text:p>3/31/25 03:55 PM</text:p>
          </table:table-cell>
          <table:table-cell office:value-type="date" office:date-value="2025-03-31T16:00:25" table:style-name="ce14">
            <text:p>3/31/25 04:00 PM</text:p>
          </table:table-cell>
          <table:table-cell office:value-type="string" table:style-name="ce22">
            <text:p># finishing base64 work, and mr</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1.3766666666488201" table:style-name="ce4">
            <text:p>1.377</text:p>
          </table:table-cell>
          <table:table-cell office:value-type="string" table:style-name="ce23">
            <text:p>IDtoAvioBook</text:p>
          </table:table-cell>
          <table:table-cell office:value-type="date" office:date-value="2025-03-31T16:00:25" table:style-name="ce14">
            <text:p>3/31/25 04:00 PM</text:p>
          </table:table-cell>
          <table:table-cell office:value-type="date" office:date-value="2025-03-31T17:23:01" table:style-name="ce14">
            <text:p>3/31/25 05:23 PM</text:p>
          </table:table-cell>
          <table:table-cell office:value-type="string" table:style-name="ce22">
            <text:p>#fixing test 1_3</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30777777777984699" table:style-name="ce4">
            <text:p>0.308</text:p>
          </table:table-cell>
          <table:table-cell office:value-type="string" table:style-name="ce23">
            <text:p>IDtoAvioBook</text:p>
          </table:table-cell>
          <table:table-cell office:value-type="date" office:date-value="2025-03-31T17:23:01" table:style-name="ce14">
            <text:p>3/31/25 05:23 PM</text:p>
          </table:table-cell>
          <table:table-cell office:value-type="date" office:date-value="2025-03-31T17:41:29" table:style-name="ce14">
            <text:p>3/31/25 05:41 PM</text:p>
          </table:table-cell>
          <table:table-cell office:value-type="string" table:style-name="ce15">
            <text:p>#</text:p>
          </table:table-cell>
          <table:table-cell table:style-name="ce19"/>
          <table:table-cell table:number-columns-repeated="16375" table:style-name="ce17"/>
        </table:table-row>
        <table:table-row table:number-rows-repeated="4"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office:value-type="float" office:value="7" table:style-name="ce20">
            <text:p>7.000</text:p>
          </table:table-cell>
          <table:table-cell office:value-type="float" office:value="6.9141666668001598" table:style-name="ce4">
            <text:p>6.914</text:p>
          </table:table-cell>
          <table:table-cell office:value-type="string" table:style-name="ce4">
            <text:p>---</text:p>
          </table:table-cell>
          <table:table-cell office:value-type="date" office:date-value="2025-04-01T00:00:00" table:style-name="ce21">
            <text:p>1-Apr</text:p>
          </table:table-cell>
          <table:table-cell table:number-columns-repeated="2" table:style-name="ce14"/>
          <table:table-cell table:style-name="ce15"/>
          <table:table-cell table:style-name="ce16"/>
          <table:table-cell table:number-columns-repeated="16375" table:style-name="ce17"/>
        </table:table-row>
        <table:table-row table:style-name="ro5"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99999999994179201" table:style-name="ce4">
            <text:p>1.000</text:p>
          </table:table-cell>
          <table:table-cell office:value-type="string" table:style-name="ce21">
            <text:p>IDToAviobook</text:p>
          </table:table-cell>
          <table:table-cell office:value-type="date" office:date-value="2025-04-01T07:30:00" table:style-name="ce14">
            <text:p>4/1/25 07:30 AM</text:p>
          </table:table-cell>
          <table:table-cell office:value-type="date" office:date-value="2025-04-01T08:30:00" table:style-name="ce14">
            <text:p>4/1/25 08:30 AM</text:p>
          </table:table-cell>
          <table:table-cell office:value-type="string" table:style-name="ce15">
            <text:p>Worked on prelive initial migration with Nader for IDtoAviobook.</text:p>
          </table:table-cell>
          <table:table-cell table:style-name="ce16"/>
          <table:table-cell table:number-columns-repeated="16375" table:style-name="ce17"/>
        </table:table-row>
        <table:table-row table:style-name="ro5"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28444444458000401" table:style-name="ce4">
            <text:p>0.284</text:p>
          </table:table-cell>
          <table:table-cell office:value-type="string" table:style-name="ce23">
            <text:p>mtg-daily</text:p>
          </table:table-cell>
          <table:table-cell office:value-type="date" office:date-value="2025-04-01T08:30:00" table:style-name="ce14">
            <text:p>4/1/25 08:30 AM</text:p>
          </table:table-cell>
          <table:table-cell office:value-type="date" office:date-value="2025-04-01T08:47:04" table:style-name="ce14">
            <text:p>4/1/25 08:47 AM</text:p>
          </table:table-cell>
          <table:table-cell office:value-type="string" table:style-name="ce15">
            <text:p>Daily meetings with the team. EE team meeting discussing move back to kanban.</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77583333343500305" table:style-name="ce4">
            <text:p>0.776</text:p>
          </table:table-cell>
          <table:table-cell office:value-type="string" table:style-name="ce23">
            <text:p>mtg-daily</text:p>
          </table:table-cell>
          <table:table-cell office:value-type="date" office:date-value="2025-04-01T09:15:00" table:style-name="ce14">
            <text:p>4/1/25 09:15 AM</text:p>
          </table:table-cell>
          <table:table-cell office:value-type="date" office:date-value="2025-04-01T10:01:33" table:style-name="ce14">
            <text:p>4/1/25 10:01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49222222220851097" table:style-name="ce4">
            <text:p>0.492</text:p>
          </table:table-cell>
          <table:table-cell office:value-type="string" table:style-name="ce21">
            <text:p>IDToAviobook</text:p>
          </table:table-cell>
          <table:table-cell office:value-type="date" office:date-value="2025-04-01T10:10:05" table:style-name="ce14">
            <text:p>4/1/25 10:10 AM</text:p>
          </table:table-cell>
          <table:table-cell office:value-type="date" office:date-value="2025-04-01T10:39:37" table:style-name="ce14">
            <text:p>4/1/25 10:39 AM</text:p>
          </table:table-cell>
          <table:table-cell office:value-type="string" table:style-name="ce15">
            <text:p># thinking of prelive solutions . .</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8.8333333376795095E-2" table:style-name="ce4">
            <text:p>0.088</text:p>
          </table:table-cell>
          <table:table-cell office:value-type="string" table:style-name="ce21">
            <text:p>IDToAviobook</text:p>
          </table:table-cell>
          <table:table-cell office:value-type="date" office:date-value="2025-04-01T11:52:10" table:style-name="ce14">
            <text:p>4/1/25 11:52 AM</text:p>
          </table:table-cell>
          <table:table-cell office:value-type="date" office:date-value="2025-04-01T11:57:28" table:style-name="ce14">
            <text:p>4/1/25 11:57 AM</text:p>
          </table:table-cell>
          <table:table-cell office:value-type="string" table:style-name="ce15">
            <text:p># getting aviobok approved to setup for QA/prod deploys.</text:p>
          </table:table-cell>
          <table:table-cell table:style-name="ce19"/>
          <table:table-cell table:number-columns-repeated="16375" table:style-name="ce17"/>
        </table:table-row>
        <table:table-row table:style-name="ro5"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77611111110309094" table:style-name="ce4">
            <text:p>0.776</text:p>
          </table:table-cell>
          <table:table-cell office:value-type="string" table:style-name="ce21">
            <text:p>IDtoEmployeeSvc</text:p>
          </table:table-cell>
          <table:table-cell office:value-type="date" office:date-value="2025-04-01T11:57:28" table:style-name="ce14">
            <text:p>4/1/25 11:57 AM</text:p>
          </table:table-cell>
          <table:table-cell office:value-type="date" office:date-value="2025-04-01T12:44:02" table:style-name="ce14">
            <text:p>4/1/25 12:44 PM</text:p>
          </table:table-cell>
          <table:table-cell office:value-type="string" table:style-name="ce15">
            <text:p>Worked on the error management support for the IDtoEmployeeSvc driver.</text:p>
          </table:table-cell>
          <table:table-cell table:style-name="ce19"/>
          <table:table-cell table:number-columns-repeated="16375" table:style-name="ce17"/>
        </table:table-row>
        <table:table-row table:style-name="ro5"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53194444446125999" table:style-name="ce4">
            <text:p>0.532</text:p>
          </table:table-cell>
          <table:table-cell office:value-type="string" table:style-name="ce21">
            <text:p>IDtoEmployeeSvc</text:p>
          </table:table-cell>
          <table:table-cell office:value-type="date" office:date-value="2025-04-01T13:28:05" table:style-name="ce14">
            <text:p>4/1/25 01:28 PM</text:p>
          </table:table-cell>
          <table:table-cell office:value-type="date" office:date-value="2025-04-01T14:00:00" table:style-name="ce14">
            <text:p>4/1/25 02:00 PM</text:p>
          </table:table-cell>
          <table:table-cell office:value-type="string" table:style-name="ce15">
            <text:p># CSEE-4428, and Dhivys question regarding Logini's EMPUAT email</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76611111103557095" table:style-name="ce4">
            <text:p>0.766</text:p>
          </table:table-cell>
          <table:table-cell office:value-type="string" table:style-name="ce21">
            <text:p>mtg-retro</text:p>
          </table:table-cell>
          <table:table-cell office:value-type="date" office:date-value="2025-04-01T14:00:00" table:style-name="ce14">
            <text:p>4/1/25 02:00 PM</text:p>
          </table:table-cell>
          <table:table-cell office:value-type="date" office:date-value="2025-04-01T14:45:58" table:style-name="ce14">
            <text:p>4/1/25 02:45 PM</text:p>
          </table:table-cell>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1.3211111112032099" table:style-name="ce4">
            <text:p>1.321</text:p>
          </table:table-cell>
          <table:table-cell office:value-type="string" table:style-name="ce21">
            <text:p>IDToAviobook</text:p>
          </table:table-cell>
          <table:table-cell office:value-type="date" office:date-value="2025-04-01T15:50:00" table:style-name="ce14">
            <text:p>4/1/25 03:50 PM</text:p>
          </table:table-cell>
          <table:table-cell office:value-type="date" office:date-value="2025-04-01T17:09:16" table:style-name="ce14">
            <text:p>4/1/25 05:09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87805555545492098" table:style-name="ce4">
            <text:p>0.878</text:p>
          </table:table-cell>
          <table:table-cell office:value-type="string" table:style-name="ce21">
            <text:p>IDtoEmployeeSvc</text:p>
          </table:table-cell>
          <table:table-cell office:value-type="date" office:date-value="2025-04-01T17:09:16" table:style-name="ce14">
            <text:p>4/1/25 05:09 PM</text:p>
          </table:table-cell>
          <table:table-cell office:value-type="date" office:date-value="2025-04-01T18:01:57" table:style-name="ce14">
            <text:p>4/1/25 06:01 PM</text:p>
          </table:table-cell>
          <table:table-cell office:value-type="string" table:style-name="ce15">
            <text:p>#</text:p>
          </table:table-cell>
          <table:table-cell table:style-name="ce19"/>
          <table:table-cell table:number-columns-repeated="16375" table:style-name="ce17"/>
        </table:table-row>
        <table:table-row table:number-rows-repeated="4"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number-rows-repeated="3"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number-rows-repeated="2"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09" table:style-name="ce18">
            <text:p>909</text:p>
          </table:table-cell>
          <table:table-cell office:value-type="float" office:value="7.5" table:style-name="ce20">
            <text:p>7.500</text:p>
          </table:table-cell>
          <table:table-cell office:value-type="float" office:value="7.2791666669072601" table:style-name="ce4">
            <text:p>7.279</text:p>
          </table:table-cell>
          <table:table-cell office:value-type="string" table:style-name="ce4">
            <text:p>---</text:p>
          </table:table-cell>
          <table:table-cell office:value-type="date" office:date-value="2025-04-02T00:00:00" table:style-name="ce21">
            <text:p>2-Apr</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23194444453110899" table:style-name="ce4">
            <text:p>0.232</text:p>
          </table:table-cell>
          <table:table-cell office:value-type="string" table:style-name="ce21">
            <text:p>mtg-daily</text:p>
          </table:table-cell>
          <table:table-cell office:value-type="date" office:date-value="2025-04-02T08:30:00" table:style-name="ce14">
            <text:p>4/2/25 08:30 AM</text:p>
          </table:table-cell>
          <table:table-cell office:value-type="date" office:date-value="2025-04-02T08:43:55" table:style-name="ce14">
            <text:p>4/2/25 08:43 AM</text:p>
          </table:table-cell>
          <table:table-cell office:value-type="string" table:style-name="ce15">
            <text:p>Daily meetings with the team.</text:p>
          </table:table-cell>
          <table:table-cell table:style-name="ce25"/>
          <table:table-cell table:style-name="ce26"/>
          <table:table-cell table:number-columns-repeated="16374"/>
        </table:table-row>
        <table:table-row table:style-name="ro4"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26805555552709898" table:style-name="ce4">
            <text:p>0.268</text:p>
          </table:table-cell>
          <table:table-cell office:value-type="string" table:style-name="ce21">
            <text:p>IDtoAviobook</text:p>
          </table:table-cell>
          <table:table-cell office:value-type="date" office:date-value="2025-04-02T08:43:55" table:style-name="ce14">
            <text:p>4/2/25 08:43 AM</text:p>
          </table:table-cell>
          <table:table-cell office:value-type="date" office:date-value="2025-04-02T09:00:00" table:style-name="ce14">
            <text:p>4/2/25 09:00 AM</text:p>
          </table:table-cell>
          <table:table-cell office:value-type="string" table:style-name="ce15">
            <text:p>Worked on IDtoAviobookPrelive driver testing with the Aviobook team. Deployed the latest production driver and executed the initial migration for Aviobook.</text:p>
          </table:table-cell>
          <table:table-cell table:style-name="ce25"/>
          <table:table-cell table:style-name="ce26"/>
          <table:table-cell table:number-columns-repeated="16374"/>
        </table:table-row>
        <table:table-row table:style-name="ro4"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86833333340473495" table:style-name="ce4">
            <text:p>0.868</text:p>
          </table:table-cell>
          <table:table-cell office:value-type="string" table:style-name="ce21">
            <text:p>IDtoMiro</text:p>
          </table:table-cell>
          <table:table-cell office:value-type="date" office:date-value="2025-04-02T09:00:00" table:style-name="ce14">
            <text:p>4/2/25 09:00 AM</text:p>
          </table:table-cell>
          <table:table-cell office:value-type="date" office:date-value="2025-04-02T09:52:06" table:style-name="ce14">
            <text:p>4/2/25 09:52 AM</text:p>
          </table:table-cell>
          <table:table-cell office:value-type="string" table:style-name="ce15">
            <text:p>Meeting with Arvin Kamau discussing next steps on the IDtoMiro driver. Documented summary and next steps from the call.</text:p>
          </table:table-cell>
          <table:table-cell table:style-name="ce25"/>
          <table:table-cell table:style-name="ce26"/>
          <table:table-cell table:number-columns-repeated="16374"/>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11749999987659999" table:style-name="ce4">
            <text:p>0.117</text:p>
          </table:table-cell>
          <table:table-cell office:value-type="string" table:style-name="ce21">
            <text:p>mtg-daily</text:p>
          </table:table-cell>
          <table:table-cell office:value-type="date" office:date-value="2025-04-02T09:52:06" table:style-name="ce14">
            <text:p>4/2/25 09:52 AM</text:p>
          </table:table-cell>
          <table:table-cell office:value-type="date" office:date-value="2025-04-02T09:59:09" table:style-name="ce14">
            <text:p>4/2/25 09:59 AM</text:p>
          </table:table-cell>
          <table:table-cell office:value-type="string" table:style-name="ce15">
            <text:p>#</text:p>
          </table:table-cell>
          <table:table-cell table:style-name="ce25"/>
          <table:table-cell table:style-name="ce26"/>
          <table:table-cell table:number-columns-repeated="16374"/>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1.5486111111240499" table:style-name="ce4">
            <text:p>1.549</text:p>
          </table:table-cell>
          <table:table-cell office:value-type="string" table:style-name="ce21">
            <text:p>IDtoMiro</text:p>
          </table:table-cell>
          <table:table-cell office:value-type="date" office:date-value="2025-04-02T09:59:09" table:style-name="ce14">
            <text:p>4/2/25 09:59 AM</text:p>
          </table:table-cell>
          <table:table-cell office:value-type="date" office:date-value="2025-04-02T11:32:04" table:style-name="ce14">
            <text:p>4/2/25 11:32 AM</text:p>
          </table:table-cell>
          <table:table-cell office:value-type="string" table:style-name="ce15">
            <text:p>#</text:p>
          </table:table-cell>
          <table:table-cell table:style-name="ce25"/>
          <table:table-cell table:style-name="ce26"/>
          <table:table-cell table:number-columns-repeated="16374"/>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83027777785901002" table:style-name="ce4">
            <text:p>0.830</text:p>
          </table:table-cell>
          <table:table-cell office:value-type="string" table:style-name="ce21">
            <text:p>IDtoAviobook</text:p>
          </table:table-cell>
          <table:table-cell office:value-type="date" office:date-value="2025-04-02T12:03:07" table:style-name="ce14">
            <text:p>4/2/25 12:03 PM</text:p>
          </table:table-cell>
          <table:table-cell office:value-type="date" office:date-value="2025-04-02T12:52:56" table:style-name="ce14">
            <text:p>4/2/25 12:52 PM</text:p>
          </table:table-cell>
          <table:table-cell office:value-type="string" table:style-name="ce15">
            <text:p># prelive testing</text:p>
          </table:table-cell>
          <table:table-cell table:style-name="ce25"/>
          <table:table-cell table:style-name="ce26"/>
          <table:table-cell table:number-columns-repeated="16374"/>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70916666672564999" table:style-name="ce4">
            <text:p>0.709</text:p>
          </table:table-cell>
          <table:table-cell office:value-type="string" table:style-name="ce21">
            <text:p>IDtoAviobook</text:p>
          </table:table-cell>
          <table:table-cell office:value-type="date" office:date-value="2025-04-02T16:13:08" table:style-name="ce14">
            <text:p>4/2/25 04:13 PM</text:p>
          </table:table-cell>
          <table:table-cell office:value-type="date" office:date-value="2025-04-02T16:55:41" table:style-name="ce14">
            <text:p>4/2/25 04:55 PM</text:p>
          </table:table-cell>
          <table:table-cell office:value-type="string" table:style-name="ce15">
            <text:p># PROD DEPLOY - found and fixed enviornments.yml bug</text:p>
          </table:table-cell>
          <table:table-cell table:style-name="ce25"/>
          <table:table-cell table:style-name="ce26"/>
          <table:table-cell table:number-columns-repeated="16374"/>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1.62805555562954" table:style-name="ce4">
            <text:p>1.628</text:p>
          </table:table-cell>
          <table:table-cell office:value-type="string" table:style-name="ce21">
            <text:p>IDtoAviobook</text:p>
          </table:table-cell>
          <table:table-cell office:value-type="date" office:date-value="2025-04-02T16:55:41" table:style-name="ce14">
            <text:p>4/2/25 04:55 PM</text:p>
          </table:table-cell>
          <table:table-cell office:value-type="date" office:date-value="2025-04-02T18:33:22" table:style-name="ce14">
            <text:p>4/2/25 06:33 PM</text:p>
          </table:table-cell>
          <table:table-cell office:value-type="string" table:style-name="ce15">
            <text:p>#</text:p>
          </table:table-cell>
          <table:table-cell table:style-name="ce25"/>
          <table:table-cell table:style-name="ce26"/>
          <table:table-cell table:number-columns-repeated="16374"/>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43222222215263201" table:style-name="ce4">
            <text:p>0.432</text:p>
          </table:table-cell>
          <table:table-cell office:value-type="string" table:style-name="ce21">
            <text:p>IDtoAviobook</text:p>
          </table:table-cell>
          <table:table-cell office:value-type="date" office:date-value="2025-04-02T18:33:22" table:style-name="ce14">
            <text:p>4/2/25 06:33 PM</text:p>
          </table:table-cell>
          <table:table-cell office:value-type="date" office:date-value="2025-04-02T18:59:18" table:style-name="ce14">
            <text:p>4/2/25 06:59 PM</text:p>
          </table:table-cell>
          <table:table-cell office:value-type="string" table:style-name="ce15">
            <text:p>#</text:p>
          </table:table-cell>
          <table:table-cell table:style-name="ce25"/>
          <table:table-cell table:style-name="ce26"/>
          <table:table-cell table:number-columns-repeated="16374"/>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645000000076834" table:style-name="ce4">
            <text:p>0.645</text:p>
          </table:table-cell>
          <table:table-cell office:value-type="string" table:style-name="ce21">
            <text:p>IDtoAviobook</text:p>
          </table:table-cell>
          <table:table-cell office:value-type="date" office:date-value="2025-04-02T22:21:18" table:style-name="ce14">
            <text:p>4/2/25 10:21 PM</text:p>
          </table:table-cell>
          <table:table-cell office:value-type="date" office:date-value="2025-04-02T23:00:00" table:style-name="ce14">
            <text:p>4/2/25 11:00 PM</text:p>
          </table:table-cell>
          <table:table-cell office:value-type="string" table:style-name="ce15">
            <text:p>Monitroing of aviobook</text:p>
          </table:table-cell>
          <table:table-cell table:style-name="ce25"/>
          <table:table-cell table:style-name="ce26"/>
          <table:table-cell table:number-columns-repeated="16374"/>
        </table:table-row>
        <table:table-row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office:value-type="string" table:style-name="ce21">
            <text:p>FTO for Holly</text:p>
          </table:table-cell>
          <table:table-cell table:number-columns-repeated="2" table:style-name="ce14"/>
          <table:table-cell table:style-name="ce15"/>
          <table:table-cell table:style-name="ce25"/>
          <table:table-cell table:style-name="ce26"/>
          <table:table-cell table:number-columns-repeated="16374"/>
        </table:table-row>
        <table:table-row table:number-rows-repeated="2"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21"/>
          <table:table-cell table:style-name="ce14"/>
          <table:table-cell table:style-name="ce27"/>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number-rows-repeated="2"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office:value-type="float" office:value="7.75" table:style-name="ce20">
            <text:p>7.750</text:p>
          </table:table-cell>
          <table:table-cell office:value-type="float" office:value="7.6269444444333203" table:style-name="ce4">
            <text:p>7.627</text:p>
          </table:table-cell>
          <table:table-cell office:value-type="string" table:style-name="ce4">
            <text:p>---</text:p>
          </table:table-cell>
          <table:table-cell office:value-type="date" office:date-value="2025-04-03T00:00:00" table:style-name="ce21">
            <text:p>3-Apr</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59666666679549996" table:style-name="ce4">
            <text:p>0.597</text:p>
          </table:table-cell>
          <table:table-cell office:value-type="string" table:style-name="ce21">
            <text:p>IDtoAviobook</text:p>
          </table:table-cell>
          <table:table-cell office:value-type="date" office:date-value="2025-04-03T06:50:00" table:style-name="ce14">
            <text:p>4/3/25 06:50 AM</text:p>
          </table:table-cell>
          <table:table-cell office:value-type="date" office:date-value="2025-04-03T07:25:48" table:style-name="ce14">
            <text:p>4/3/25 07:25 AM</text:p>
          </table:table-cell>
          <table:table-cell office:value-type="string" table:style-name="ce15">
            <text:p>Worked on initial migration for Aviobook.</text:p>
          </table:table-cell>
          <table:table-cell table:style-name="ce19"/>
          <table:table-cell table:number-columns-repeated="16375" table:style-name="ce17"/>
        </table:table-row>
        <table:table-row table:style-name="ro4"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21666666667442799" table:style-name="ce4">
            <text:p>0.217</text:p>
          </table:table-cell>
          <table:table-cell office:value-type="string" table:style-name="ce21">
            <text:p>mgt-daily</text:p>
          </table:table-cell>
          <table:table-cell office:value-type="date" office:date-value="2025-04-03T08:30:00" table:style-name="ce14">
            <text:p>4/3/25 08:30 AM</text:p>
          </table:table-cell>
          <table:table-cell office:value-type="date" office:date-value="2025-04-03T08:43:00" table:style-name="ce14">
            <text:p>4/3/25 08:43 AM</text:p>
          </table:table-cell>
          <table:table-cell office:value-type="string" table:style-name="ce15">
            <text:p>Daily meetings with the team. PI planning readout meetings with Cybersecurity. PRB Thursday meeting with Carmen.</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1.16666666662786" table:style-name="ce4">
            <text:p>1.167</text:p>
          </table:table-cell>
          <table:table-cell office:value-type="string" table:style-name="ce21">
            <text:p>mtg-readouts</text:p>
          </table:table-cell>
          <table:table-cell office:value-type="date" office:date-value="2025-04-03T09:20:00" table:style-name="ce14">
            <text:p>4/3/25 09:20 AM</text:p>
          </table:table-cell>
          <table:table-cell office:value-type="date" office:date-value="2025-04-03T10:30:00" table:style-name="ce14">
            <text:p>4/3/25 10:30 AM</text:p>
          </table:table-cell>
          <table:table-cell office:value-type="string" table:style-name="ce15">
            <text:p>#</text:p>
          </table:table-cell>
          <table:table-cell table:style-name="ce19"/>
          <table:table-cell table:number-columns-repeated="16375" table:style-name="ce17"/>
        </table:table-row>
        <table:table-row table:style-name="ro10"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166666666686069" table:style-name="ce4">
            <text:p>0.167</text:p>
          </table:table-cell>
          <table:table-cell office:value-type="string" table:style-name="ce21">
            <text:p>IDtoEmployeeSvc</text:p>
          </table:table-cell>
          <table:table-cell office:value-type="date" office:date-value="2025-04-03T10:30:00" table:style-name="ce14">
            <text:p>4/3/25 10:30 AM</text:p>
          </table:table-cell>
          <table:table-cell office:value-type="date" office:date-value="2025-04-03T10:40:00" table:style-name="ce14">
            <text:p>4/3/25 10:40 AM</text:p>
          </table:table-cell>
          <table:table-cell office:value-type="string" table:style-name="ce15">
            <text:p>Worked on reporting base roles missing from users in production to the IDtoEmployeeSvc team. Worked on resolving INC6504924, and INC6494247 involving retiree accounts.for the IDtoEmployeeSvc driver. Worked on the error management library.</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301944444479886" table:style-name="ce4">
            <text:p>0.302</text:p>
          </table:table-cell>
          <table:table-cell office:value-type="string" table:style-name="ce21">
            <text:p>IDtoAviobook</text:p>
          </table:table-cell>
          <table:table-cell office:value-type="date" office:date-value="2025-04-03T10:40:00" table:style-name="ce14">
            <text:p>4/3/25 10:40 AM</text:p>
          </table:table-cell>
          <table:table-cell office:value-type="date" office:date-value="2025-04-03T10:58:07" table:style-name="ce14">
            <text:p>4/3/25 10:58 AM</text:p>
          </table:table-cell>
          <table:table-cell office:value-type="string" table:style-name="ce15">
            <text:p>Worked on closing INC6508429 due to initial migration.</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84972222213400495" table:style-name="ce4">
            <text:p>0.850</text:p>
          </table:table-cell>
          <table:table-cell office:value-type="string" table:style-name="ce21">
            <text:p>IDtoEmployeeSvc</text:p>
          </table:table-cell>
          <table:table-cell office:value-type="date" office:date-value="2025-04-03T10:58:07" table:style-name="ce14">
            <text:p>4/3/25 10:58 AM</text:p>
          </table:table-cell>
          <table:table-cell office:value-type="date" office:date-value="2025-04-03T11:49:06" table:style-name="ce14">
            <text:p>4/3/25 11:49 AM</text:p>
          </table:table-cell>
          <table:table-cell office:value-type="string" table:style-name="ce15">
            <text:p># - priortizing next work</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7505555555108" table:style-name="ce4">
            <text:p>0.751</text:p>
          </table:table-cell>
          <table:table-cell office:value-type="string" table:style-name="ce21">
            <text:p>IDtoEmployeeSvc</text:p>
          </table:table-cell>
          <table:table-cell office:value-type="date" office:date-value="2025-04-03T12:12:53" table:style-name="ce14">
            <text:p>4/3/25 12:12 PM</text:p>
          </table:table-cell>
          <table:table-cell office:value-type="date" office:date-value="2025-04-03T12:57:55" table:style-name="ce14">
            <text:p>4/3/25 12:57 PM</text:p>
          </table:table-cell>
          <table:table-cell office:value-type="string" table:style-name="ce15">
            <text:p>#</text:p>
          </table:table-cell>
          <table:table-cell table:style-name="ce19"/>
          <table:table-cell table:number-columns-repeated="16375" table:style-name="ce17"/>
        </table:table-row>
        <table:table-row table:style-name="ro4"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60361111111706101" table:style-name="ce4">
            <text:p>0.604</text:p>
          </table:table-cell>
          <table:table-cell office:value-type="string" table:style-name="ce21">
            <text:p>mtg-PRB</text:p>
          </table:table-cell>
          <table:table-cell office:value-type="date" office:date-value="2025-04-03T12:57:55" table:style-name="ce14">
            <text:p>4/3/25 12:57 PM</text:p>
          </table:table-cell>
          <table:table-cell office:value-type="date" office:date-value="2025-04-03T13:34:08" table:style-name="ce14">
            <text:p>4/3/25 01:34 PM</text:p>
          </table:table-cell>
          <table:table-cell office:value-type="string" table:style-name="ce15">
            <text:p># Meeting with Carmen Alvarez to discuss driver walkthroughs, PRBs, and open INCs assigned to team members.</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166666666686069" table:style-name="ce4">
            <text:p>0.167</text:p>
          </table:table-cell>
          <table:table-cell office:value-type="string" table:style-name="ce21">
            <text:p>IDtoEmployeeSvc</text:p>
          </table:table-cell>
          <table:table-cell office:value-type="date" office:date-value="2025-04-03T13:34:08" table:style-name="ce14">
            <text:p>4/3/25 01:34 PM</text:p>
          </table:table-cell>
          <table:table-cell office:value-type="date" office:date-value="2025-04-03T13:44:08" table:style-name="ce14">
            <text:p>4/3/25 01:44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8.3333333255723105E-2" table:style-name="ce4">
            <text:p>0.083</text:p>
          </table:table-cell>
          <table:table-cell office:value-type="string" table:style-name="ce21">
            <text:p>IDtoEmployeeSvc</text:p>
          </table:table-cell>
          <table:table-cell office:value-type="date" office:date-value="2025-04-03T14:13:29" table:style-name="ce14">
            <text:p>4/3/25 02:13 PM</text:p>
          </table:table-cell>
          <table:table-cell office:value-type="date" office:date-value="2025-04-03T14:18:29" table:style-name="ce14">
            <text:p>4/3/25 02:18 PM</text:p>
          </table:table-cell>
          <table:table-cell office:value-type="string" table:style-name="ce15">
            <text:p>#error library</text:p>
          </table:table-cell>
          <table:table-cell table:style-name="ce19"/>
          <table:table-cell table:number-columns-repeated="16375" table:style-name="ce17"/>
        </table:table-row>
        <table:table-row table:style-name="ro5"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52555555565049905" table:style-name="ce4">
            <text:p>0.526</text:p>
          </table:table-cell>
          <table:table-cell office:value-type="string" table:style-name="ce21">
            <text:p>IDtoAltea</text:p>
          </table:table-cell>
          <table:table-cell office:value-type="date" office:date-value="2025-04-03T14:18:29" table:style-name="ce14">
            <text:p>4/3/25 02:18 PM</text:p>
          </table:table-cell>
          <table:table-cell office:value-type="date" office:date-value="2025-04-03T14:50:01" table:style-name="ce14">
            <text:p>4/3/25 02:50 PM</text:p>
          </table:table-cell>
          <table:table-cell office:value-type="string" table:style-name="ce15">
            <text:p>Worked on issue resolution with Joe on the IDtoAltea driver.</text:p>
          </table:table-cell>
          <table:table-cell office:value-type="string" table:style-name="ce19">
            <text:p>Discussing the removal of the last office ID on a user: if it was a supplemental office ID, an error occurs.</text:p>
          </table:table-cell>
          <table:table-cell table:number-columns-repeated="16375" table:style-name="ce17"/>
        </table:table-row>
        <table:table-row table:style-name="ro5"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15972222218988499" table:style-name="ce4">
            <text:p>0.160</text:p>
          </table:table-cell>
          <table:table-cell office:value-type="string" table:style-name="ce21">
            <text:p>IDtoAltea</text:p>
          </table:table-cell>
          <table:table-cell office:value-type="date" office:date-value="2025-04-03T14:50:01" table:style-name="ce14">
            <text:p>4/3/25 02:50 PM</text:p>
          </table:table-cell>
          <table:table-cell office:value-type="date" office:date-value="2025-04-03T14:59:36" table:style-name="ce14">
            <text:p>4/3/25 02:59 PM</text:p>
          </table:table-cell>
          <table:table-cell office:value-type="string" table:style-name="ce15">
            <text:p>#studying tests to see if we have a removal of the last supplo office id</text:p>
          </table:table-cell>
          <table:table-cell table:style-name="ce19"/>
          <table:table-cell table:number-columns-repeated="16375" table:style-name="ce17"/>
        </table:table-row>
        <table:table-row table:style-name="ro5"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1.69666666671401" table:style-name="ce4">
            <text:p>1.697</text:p>
          </table:table-cell>
          <table:table-cell office:value-type="string" table:style-name="ce21">
            <text:p>IDtoMiro</text:p>
          </table:table-cell>
          <table:table-cell office:value-type="date" office:date-value="2025-04-03T14:59:36" table:style-name="ce14">
            <text:p>4/3/25 02:59 PM</text:p>
          </table:table-cell>
          <table:table-cell office:value-type="date" office:date-value="2025-04-03T16:41:24" table:style-name="ce14">
            <text:p>4/3/25 04:41 PM</text:p>
          </table:table-cell>
          <table:table-cell office:value-type="string" table:style-name="ce15">
            <text:p>Worked on the design for exposing teams in MyAccess and creating stories for the IDtoMiro driver.</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34249999991152402" table:style-name="ce4">
            <text:p>0.342</text:p>
          </table:table-cell>
          <table:table-cell office:value-type="string" table:style-name="ce21">
            <text:p>IDtoEmployeeSvc</text:p>
          </table:table-cell>
          <table:table-cell office:value-type="date" office:date-value="2025-04-03T16:41:24" table:style-name="ce14">
            <text:p>4/3/25 04:41 PM</text:p>
          </table:table-cell>
          <table:table-cell office:value-type="date" office:date-value="2025-04-03T17:01:57" table:style-name="ce14">
            <text:p>4/3/25 05:01 PM</text:p>
          </table:table-cell>
          <table:table-cell office:value-type="string" table:style-name="ce15">
            <text:p>#looking at 660 users</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office:value-type="float" office:value="8.75" table:style-name="ce20">
            <text:p>8.750</text:p>
          </table:table-cell>
          <table:table-cell office:value-type="float" office:value="8.6613888888386992" table:style-name="ce4">
            <text:p>8.661</text:p>
          </table:table-cell>
          <table:table-cell office:value-type="string" table:style-name="ce4">
            <text:p>---</text:p>
          </table:table-cell>
          <table:table-cell office:value-type="date" office:date-value="2025-04-04T00:00:00" table:style-name="ce21">
            <text:p>4-Apr</text:p>
          </table:table-cell>
          <table:table-cell table:number-columns-repeated="2" table:style-name="ce14"/>
          <table:table-cell table:style-name="ce15"/>
          <table:table-cell table:style-name="ce19"/>
          <table:table-cell table:number-columns-repeated="16375" table:style-name="ce17"/>
        </table:table-row>
        <table:table-row table:style-name="ro5"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613611111184582" table:style-name="ce4">
            <text:p>0.614</text:p>
          </table:table-cell>
          <table:table-cell office:value-type="string" table:style-name="ce21">
            <text:p>IDtoEmployeeSvc</text:p>
          </table:table-cell>
          <table:table-cell office:value-type="date" office:date-value="2025-04-04T07:54:04" table:style-name="ce14">
            <text:p>4/4/25 07:54 AM</text:p>
          </table:table-cell>
          <table:table-cell office:value-type="date" office:date-value="2025-04-04T08:30:53" table:style-name="ce14">
            <text:p>4/4/25 08:30 AM</text:p>
          </table:table-cell>
          <table:table-cell office:value-type="string" table:style-name="ce29">
            <text:p>Worked on resolving INC6511199 for IDtoEmployeeSvc with Logini.</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26388888875953898" table:style-name="ce4">
            <text:p>0.264</text:p>
          </table:table-cell>
          <table:table-cell office:value-type="string" table:style-name="ce21">
            <text:p>mtg-Daily</text:p>
          </table:table-cell>
          <table:table-cell office:value-type="date" office:date-value="2025-04-04T08:30:53" table:style-name="ce14">
            <text:p>4/4/25 08:30 AM</text:p>
          </table:table-cell>
          <table:table-cell office:value-type="date" office:date-value="2025-04-04T08:46:43" table:style-name="ce14">
            <text:p>4/4/25 08:46 AM</text:p>
          </table:table-cell>
          <table:table-cell office:value-type="string" table:style-name="ce15">
            <text:p>Daily meetings with the team.</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47944444458698898" table:style-name="ce4">
            <text:p>0.479</text:p>
          </table:table-cell>
          <table:table-cell office:value-type="string" table:style-name="ce21">
            <text:p>IDtoEmployeeSvc</text:p>
          </table:table-cell>
          <table:table-cell office:value-type="date" office:date-value="2025-04-04T08:46:43" table:style-name="ce14">
            <text:p>4/4/25 08:46 AM</text:p>
          </table:table-cell>
          <table:table-cell office:value-type="date" office:date-value="2025-04-04T09:15:29" table:style-name="ce14">
            <text:p>4/4/25 09:15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241944444424007" table:style-name="ce4">
            <text:p>0.242</text:p>
          </table:table-cell>
          <table:table-cell office:value-type="string" table:style-name="ce21">
            <text:p>IDtoEmployeeSvc</text:p>
          </table:table-cell>
          <table:table-cell office:value-type="date" office:date-value="2025-04-04T09:15:29" table:style-name="ce14">
            <text:p>4/4/25 09:15 AM</text:p>
          </table:table-cell>
          <table:table-cell office:value-type="date" office:date-value="2025-04-04T09:30:00" table:style-name="ce14">
            <text:p>4/4/25 09:30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04T09:30:00" table:style-name="ce14">
            <text:p>4/4/25 09:30 AM</text:p>
          </table:table-cell>
          <table:table-cell office:value-type="date" office:date-value="2025-04-04T10:00:00" table:style-name="ce14">
            <text:p>4/4/25 10:00 AM</text:p>
          </table:table-cell>
          <table:table-cell office:value-type="string" table:style-name="ce15">
            <text:p>#</text:p>
          </table:table-cell>
          <table:table-cell table:style-name="ce19"/>
          <table:table-cell table:number-columns-repeated="16375" table:style-name="ce17"/>
        </table:table-row>
        <table:table-row table:style-name="ro5"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1.0652777777868301" table:style-name="ce4">
            <text:p>1.065</text:p>
          </table:table-cell>
          <table:table-cell office:value-type="string" table:style-name="ce21">
            <text:p>IDtoEmployeeSvc</text:p>
          </table:table-cell>
          <table:table-cell office:value-type="date" office:date-value="2025-04-04T10:00:00" table:style-name="ce14">
            <text:p>4/4/25 10:00 AM</text:p>
          </table:table-cell>
          <table:table-cell office:value-type="date" office:date-value="2025-04-04T11:03:55" table:style-name="ce14">
            <text:p>4/4/25 11:03 AM</text:p>
          </table:table-cell>
          <table:table-cell office:value-type="string" table:style-name="ce15">
            <text:p># I made a change to veto prehires November 2024; this caused confusion</text:p>
          </table:table-cell>
          <table:table-cell table:style-name="ce19"/>
          <table:table-cell table:number-columns-repeated="16375" table:style-name="ce17"/>
        </table:table-row>
        <table:table-row table:style-name="ro5"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1.3741666667629" table:style-name="ce4">
            <text:p>1.374</text:p>
          </table:table-cell>
          <table:table-cell office:value-type="string" table:style-name="ce21">
            <text:p>IDtoMiro</text:p>
          </table:table-cell>
          <table:table-cell office:value-type="date" office:date-value="2025-04-04T11:03:55" table:style-name="ce14">
            <text:p>4/4/25 11:03 AM</text:p>
          </table:table-cell>
          <table:table-cell office:value-type="date" office:date-value="2025-04-04T12:26:22" table:style-name="ce14">
            <text:p>4/4/25 12:26 PM</text:p>
          </table:table-cell>
          <table:table-cell office:value-type="string" table:style-name="ce15">
            <text:p>Worked on creating 6 new stories for the work requested by the IDtoMiro app owner.</text:p>
          </table:table-cell>
          <table:table-cell table:style-name="ce19"/>
          <table:table-cell table:number-columns-repeated="16375" table:style-name="ce17"/>
        </table:table-row>
        <table:table-row table:style-name="ro5"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28861111099831799" table:style-name="ce4">
            <text:p>0.289</text:p>
          </table:table-cell>
          <table:table-cell office:value-type="string" table:style-name="ce21">
            <text:p>IDtoMiro</text:p>
          </table:table-cell>
          <table:table-cell office:value-type="date" office:date-value="2025-04-04T12:26:22" table:style-name="ce14">
            <text:p>4/4/25 12:26 PM</text:p>
          </table:table-cell>
          <table:table-cell office:value-type="date" office:date-value="2025-04-04T12:43:41" table:style-name="ce14">
            <text:p>4/4/25 12:43 PM</text:p>
          </table:table-cell>
          <table:table-cell office:value-type="string" table:style-name="ce15">
            <text:p>#finished creating new stories, and about 15 mins of gitlab approval work.</text:p>
          </table:table-cell>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45305555564118599" table:style-name="ce4">
            <text:p>0.453</text:p>
          </table:table-cell>
          <table:table-cell office:value-type="string" table:style-name="ce21">
            <text:p>IDtoMiro</text:p>
          </table:table-cell>
          <table:table-cell office:value-type="date" office:date-value="2025-04-04T13:30:00" table:style-name="ce14">
            <text:p>4/4/25 01:30 PM</text:p>
          </table:table-cell>
          <table:table-cell office:value-type="date" office:date-value="2025-04-04T13:57:11" table:style-name="ce14">
            <text:p>4/4/25 01:57 PM</text:p>
          </table:table-cell>
          <table:table-cell office:value-type="string" table:style-name="ce15">
            <text:p># Reivewing options to detect team/group admin status.</text:p>
          </table:table-cell>
          <table:table-cell table:style-name="ce19"/>
          <table:table-cell table:number-columns-repeated="16375" table:style-name="ce17"/>
        </table:table-row>
        <table:table-row table:style-name="ro5"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407222222071141" table:style-name="ce4">
            <text:p>0.407</text:p>
          </table:table-cell>
          <table:table-cell office:value-type="string" table:style-name="ce14">
            <text:p>IDtoAutocrib</text:p>
          </table:table-cell>
          <table:table-cell office:value-type="date" office:date-value="2025-04-04T13:57:11" table:style-name="ce14">
            <text:p>4/4/25 01:57 PM</text:p>
          </table:table-cell>
          <table:table-cell office:value-type="date" office:date-value="2025-04-04T14:21:37" table:style-name="ce14">
            <text:p>4/4/25 02:21 PM</text:p>
          </table:table-cell>
          <table:table-cell office:value-type="string" table:style-name="ce15">
            <text:p>Meeting with Akilan to discuss how MyAccess can expose 6 roles among 12 locations for the IDtoAutocrib driver.</text:p>
          </table:table-cell>
          <table:table-cell table:style-name="ce19"/>
          <table:table-cell table:number-columns-repeated="16375" table:style-name="ce17"/>
        </table:table-row>
        <table:table-row table:style-name="ro6"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166666666686069" table:style-name="ce4">
            <text:p>0.167</text:p>
          </table:table-cell>
          <table:table-cell office:value-type="string" table:style-name="ce14">
            <text:p>swa-scim-connector</text:p>
          </table:table-cell>
          <table:table-cell office:value-type="date" office:date-value="2025-04-04T14:21:37" table:style-name="ce14">
            <text:p>4/4/25 02:21 PM</text:p>
          </table:table-cell>
          <table:table-cell office:value-type="date" office:date-value="2025-04-04T14:31:37" table:style-name="ce14">
            <text:p>4/4/25 02:31 PM</text:p>
          </table:table-cell>
          <table:table-cell office:value-type="string" table:style-name="ce15">
            <text:p>Worked on the swa-rest-connector issue resolution with Gokul. Published new version for Gokul to use.</text:p>
          </table:table-cell>
          <table:table-cell office:value-type="string" table:style-name="ce19">
            <text:p>I had added a check on the SCIM Payload result to confirm it had between 2 and 6 entries, but this is insufficient; I’m adding a better validation to check for the ListResponse schema. We also needed to add the ability to validate full arrays, so that's added now.</text:p>
          </table:table-cell>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2.0841666666674401" table:style-name="ce4">
            <text:p>2.084</text:p>
          </table:table-cell>
          <table:table-cell office:value-type="string" table:style-name="ce14">
            <text:p>swa-scim-connector</text:p>
          </table:table-cell>
          <table:table-cell office:value-type="date" office:date-value="2025-04-04T14:31:37" table:style-name="ce14">
            <text:p>4/4/25 02:31 PM</text:p>
          </table:table-cell>
          <table:table-cell office:value-type="date" office:date-value="2025-04-04T16:36:40" table:style-name="ce14">
            <text:p>4/4/25 04:36 PM</text:p>
          </table:table-cell>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138055555522442" table:style-name="ce4">
            <text:p>0.138</text:p>
          </table:table-cell>
          <table:table-cell office:value-type="string" table:style-name="ce21">
            <text:p>IDtoEmployeeSvc</text:p>
          </table:table-cell>
          <table:table-cell office:value-type="date" office:date-value="2025-04-04T16:36:40" table:style-name="ce14">
            <text:p>4/4/25 04:36 PM</text:p>
          </table:table-cell>
          <table:table-cell office:value-type="date" office:date-value="2025-04-04T16:44:57" table:style-name="ce14">
            <text:p>4/4/25 04:44 PM</text:p>
          </table:table-cell>
          <table:table-cell table:style-name="ce15"/>
          <table:table-cell table:style-name="ce19"/>
          <table:table-cell table:number-columns-repeated="16375" table:style-name="ce17"/>
        </table:table-row>
        <table:table-row table:style-name="ro2" table:visibility="collapse">
          <table:table-cell office:value-type="float" office:value="909" table:style-name="ce18">
            <text:p>909</text:p>
          </table:table-cell>
          <table:table-cell table:style-name="ce20"/>
          <table:table-cell office:value-type="string" table:style-name="ce4">
            <text:p>BILLED</text:p>
          </table:table-cell>
          <table:table-cell office:value-type="float" office:value="0.58527777786366597" table:style-name="ce4">
            <text:p>0.585</text:p>
          </table:table-cell>
          <table:table-cell office:value-type="string" table:style-name="ce14">
            <text:p>swa-scim-connector</text:p>
          </table:table-cell>
          <table:table-cell office:value-type="date" office:date-value="2025-04-04T16:44:57" table:style-name="ce14">
            <text:p>4/4/25 04:44 PM</text:p>
          </table:table-cell>
          <table:table-cell office:value-type="date" office:date-value="2025-04-04T17:20:04" table:style-name="ce14">
            <text:p>4/4/25 05:20 PM</text:p>
          </table:table-cell>
          <table:table-cell table:style-name="ce15"/>
          <table:table-cell table:style-name="ce19"/>
          <table:table-cell table:number-columns-repeated="16375" table:style-name="ce17"/>
        </table:table-row>
        <table:table-row table:number-rows-repeated="3" table:style-name="ro2" table:visibility="collapse">
          <table:table-cell office:value-type="float" office:value="909" table:style-name="ce18">
            <text:p>909</text:p>
          </table:table-cell>
          <table:table-cell table:style-name="ce20"/>
          <table:table-cell table:style-name="ce4"/>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table:number-columns-repeated="2" table:style-name="ce11"/>
          <table:table-cell table:number-columns-repeated="2" table:style-name="ce12"/>
          <table:table-cell table:number-columns-repeated="3" table:style-name="ce13"/>
          <table:table-cell table:style-name="ce15"/>
          <table:table-cell table:style-name="ce16"/>
          <table:table-cell table:number-columns-repeated="16375"/>
        </table:table-row>
        <table:table-row table:style-name="ro3" table:visibility="collapse">
          <table:table-cell office:value-type="float" office:value="910" table:style-name="ce18">
            <text:p>910</text:p>
          </table:table-cell>
          <table:table-cell table:style-name="ce12"/>
          <table:table-cell office:value-type="string" table:style-name="ce4">
            <text:p>****************</text:p>
          </table:table-cell>
          <table:table-cell table:style-name="ce5"/>
          <table:table-cell table:number-columns-spanned="2" table:number-rows-spanned="3" table:style-name="ce35"/>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0" table:style-name="ce18">
            <text:p>910</text:p>
          </table:table-cell>
          <table:table-cell table:style-name="ce12"/>
          <table:table-cell office:value-type="string" table:style-name="ce4">
            <text:p>****************</text:p>
          </table:table-cell>
          <table:table-cell table:style-name="ce5"/>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0" table:style-name="ce18">
            <text:p>910</text:p>
          </table:table-cell>
          <table:table-cell table:style-name="ce20"/>
          <table:table-cell office:value-type="string" table:style-name="ce4">
            <text:p>****************</text:p>
          </table:table-cell>
          <table:table-cell table:style-name="ce5"/>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0" table:style-name="ce18">
            <text:p>910</text:p>
          </table:table-cell>
          <table:table-cell table:style-name="ce20"/>
          <table:table-cell office:value-type="string" table:style-name="ce4">
            <text:p>****************</text:p>
          </table:table-cell>
          <table:table-cell table:style-name="ce5"/>
          <table:table-cell table:style-name="ce13"/>
          <table:table-cell table:number-columns-repeated="2" table:style-name="ce14"/>
          <table:table-cell table:style-name="ce15"/>
          <table:table-cell table:style-name="ce19"/>
          <table:table-cell table:number-columns-repeated="16375" table:style-name="ce17"/>
        </table:table-row>
        <table:table-row table:number-rows-repeated="2" table:style-name="ro3" table:visibility="collapse">
          <table:table-cell office:value-type="float" office:value="910" table:style-name="ce18">
            <text:p>910</text:p>
          </table:table-cell>
          <table:table-cell table:style-name="ce20"/>
          <table:table-cell office:value-type="string" table:style-name="ce4">
            <text:p>****************</text:p>
          </table:table-cell>
          <table:table-cell table:style-name="ce5"/>
          <table:table-cell table:style-name="ce13"/>
          <table:table-cell table:style-name="ce28"/>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0" table:style-name="ce18">
            <text:p>910</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10" table:style-name="ce18">
            <text:p>910</text:p>
          </table:table-cell>
          <table:table-cell table:style-name="ce12"/>
          <table:table-cell office:value-type="string" table:style-name="ce4">
            <text:p>BILLED</text:p>
          </table:table-cell>
          <table:table-cell table:style-name="ce4"/>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office:value-type="float" office:value="9" table:style-name="ce20">
            <text:p>9.000</text:p>
          </table:table-cell>
          <table:table-cell office:value-type="float" office:value="8.9477777777938208" table:style-name="ce4">
            <text:p>8.948</text:p>
          </table:table-cell>
          <table:table-cell table:style-name="ce4"/>
          <table:table-cell office:value-type="date" office:date-value="2025-04-07T00:00:00" table:style-name="ce21">
            <text:p>7-Apr</text:p>
          </table:table-cell>
          <table:table-cell table:number-columns-repeated="2" table:style-name="ce14"/>
          <table:table-cell table:style-name="ce22"/>
          <table:table-cell table:style-name="ce19"/>
          <table:table-cell table:number-columns-repeated="16375" table:style-name="ce17"/>
        </table:table-row>
        <table:table-row table:style-name="ro5"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63444444432389002" table:style-name="ce4">
            <text:p>0.634</text:p>
          </table:table-cell>
          <table:table-cell office:value-type="string" table:style-name="ce30">
            <text:p>IDtoMiro</text:p>
          </table:table-cell>
          <table:table-cell office:value-type="date" office:date-value="2025-04-07T07:50:00" table:style-name="ce14">
            <text:p>4/7/25 07:50 AM</text:p>
          </table:table-cell>
          <table:table-cell office:value-type="date" office:date-value="2025-04-07T08:28:04" table:style-name="ce14">
            <text:p>4/7/25 08:28 AM</text:p>
          </table:table-cell>
          <table:table-cell office:value-type="string" table:style-name="ce22">
            <text:p>Worked on team admin discovery through the SCIM API for the IDtoMiro driver.</text:p>
          </table:table-cell>
          <table:table-cell office:value-type="string" table:style-name="ce19">
            <text:p>I found the SCIM api does not currently expose these . . We'll need to find another option for team joining approvals.</text:p>
          </table:table-cell>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35888888896443" table:style-name="ce4">
            <text:p>0.359</text:p>
          </table:table-cell>
          <table:table-cell office:value-type="string" table:style-name="ce23">
            <text:p>mtg-daily</text:p>
          </table:table-cell>
          <table:table-cell office:value-type="date" office:date-value="2025-04-07T08:28:04" table:style-name="ce14">
            <text:p>4/7/25 08:28 AM</text:p>
          </table:table-cell>
          <table:table-cell office:value-type="date" office:date-value="2025-04-07T08:49:36" table:style-name="ce14">
            <text:p>4/7/25 08:49 AM</text:p>
          </table:table-cell>
          <table:table-cell office:value-type="string" table:style-name="ce24">
            <text:p>Daily meetings with the team. Weekly EE sync up.</text:p>
          </table:table-cell>
          <table:table-cell table:style-name="ce19"/>
          <table:table-cell table:number-columns-repeated="16375" table:style-name="ce17"/>
        </table:table-row>
        <table:table-row table:style-name="ro5"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38694444444263398" table:style-name="ce4">
            <text:p>0.387</text:p>
          </table:table-cell>
          <table:table-cell office:value-type="string" table:style-name="ce30">
            <text:p>IDtoMiro</text:p>
          </table:table-cell>
          <table:table-cell office:value-type="date" office:date-value="2025-04-07T08:49:36" table:style-name="ce14">
            <text:p>4/7/25 08:49 AM</text:p>
          </table:table-cell>
          <table:table-cell office:value-type="date" office:date-value="2025-04-07T09:12:49" table:style-name="ce14">
            <text:p>4/7/25 09:12 AM</text:p>
          </table:table-cell>
          <table:table-cell office:value-type="string" table:style-name="ce22">
            <text:p>Worked on resolving confusion around admin gui and API differences.</text:p>
          </table:table-cell>
          <table:table-cell office:value-type="string" table:style-name="ce19">
            <text:p>GUI and API show different nubmers occasionally . .need to nail this down.</text:p>
          </table:table-cell>
          <table:table-cell table:number-columns-repeated="16375" table:style-name="ce17"/>
        </table:table-row>
        <table:table-row table:style-name="ro5"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28638888895511599" table:style-name="ce4">
            <text:p>0.286</text:p>
          </table:table-cell>
          <table:table-cell office:value-type="string" table:style-name="ce23">
            <text:p>IDtoEmployeeSvc</text:p>
          </table:table-cell>
          <table:table-cell office:value-type="date" office:date-value="2025-04-07T09:12:49" table:style-name="ce14">
            <text:p>4/7/25 09:12 AM</text:p>
          </table:table-cell>
          <table:table-cell office:value-type="date" office:date-value="2025-04-07T09:30:00" table:style-name="ce14">
            <text:p>4/7/25 09:30 AM</text:p>
          </table:table-cell>
          <table:table-cell office:value-type="string" table:style-name="ce22">
            <text:p>Worked on the error response library for the IDtoEmployeeSvc driver.</text:p>
          </table:table-cell>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49999999988358501" table:style-name="ce4">
            <text:p>0.500</text:p>
          </table:table-cell>
          <table:table-cell office:value-type="string" table:style-name="ce23">
            <text:p>mtg-daily</text:p>
          </table:table-cell>
          <table:table-cell office:value-type="date" office:date-value="2025-04-07T09:30:00" table:style-name="ce14">
            <text:p>4/7/25 09:30 AM</text:p>
          </table:table-cell>
          <table:table-cell office:value-type="date" office:date-value="2025-04-07T10:00:00" table:style-name="ce14">
            <text:p>4/7/25 10:00 AM</text:p>
          </table:table-cell>
          <table:table-cell office:value-type="string" table:style-name="ce22">
            <text:p>#</text:p>
          </table:table-cell>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936388888978399" table:style-name="ce4">
            <text:p>0.936</text:p>
          </table:table-cell>
          <table:table-cell office:value-type="string" table:style-name="ce23">
            <text:p>mtg-ee</text:p>
          </table:table-cell>
          <table:table-cell office:value-type="date" office:date-value="2025-04-07T10:00:00" table:style-name="ce14">
            <text:p>4/7/25 10:00 AM</text:p>
          </table:table-cell>
          <table:table-cell office:value-type="date" office:date-value="2025-04-07T10:56:11" table:style-name="ce14">
            <text:p>4/7/25 10:56 AM</text:p>
          </table:table-cell>
          <table:table-cell office:value-type="string" table:style-name="ce22">
            <text:p># ee meeting stephanie presented, manoj directed</text:p>
          </table:table-cell>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1.48305555561092" table:style-name="ce4">
            <text:p>1.483</text:p>
          </table:table-cell>
          <table:table-cell office:value-type="string" table:style-name="ce23">
            <text:p>IDtoEmployeeSvc</text:p>
          </table:table-cell>
          <table:table-cell office:value-type="date" office:date-value="2025-04-07T10:56:11" table:style-name="ce14">
            <text:p>4/7/25 10:56 AM</text:p>
          </table:table-cell>
          <table:table-cell office:value-type="date" office:date-value="2025-04-07T12:25:10" table:style-name="ce14">
            <text:p>4/7/25 12:25 PM</text:p>
          </table:table-cell>
          <table:table-cell office:value-type="string" table:style-name="ce22">
            <text:p>#</text:p>
          </table:table-cell>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478888888901565" table:style-name="ce4">
            <text:p>0.479</text:p>
          </table:table-cell>
          <table:table-cell office:value-type="string" table:style-name="ce23">
            <text:p>IDtoMiro</text:p>
          </table:table-cell>
          <table:table-cell office:value-type="date" office:date-value="2025-04-07T13:29:23" table:style-name="ce14">
            <text:p>4/7/25 01:29 PM</text:p>
          </table:table-cell>
          <table:table-cell office:value-type="date" office:date-value="2025-04-07T13:58:07" table:style-name="ce14">
            <text:p>4/7/25 01:58 PM</text:p>
          </table:table-cell>
          <table:table-cell office:value-type="string" table:style-name="ce22">
            <text:p># Respoonding to Arvin rest vs SCIM</text:p>
          </table:table-cell>
          <table:table-cell table:style-name="ce19"/>
          <table:table-cell table:number-columns-repeated="16375" table:style-name="ce17"/>
        </table:table-row>
        <table:table-row table:style-name="ro5"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3.8827777777332799" table:style-name="ce4">
            <text:p>3.883</text:p>
          </table:table-cell>
          <table:table-cell office:value-type="string" table:style-name="ce23">
            <text:p>IDtoAutocrib</text:p>
          </table:table-cell>
          <table:table-cell office:value-type="date" office:date-value="2025-04-07T13:58:07" table:style-name="ce14">
            <text:p>4/7/25 01:58 PM</text:p>
          </table:table-cell>
          <table:table-cell office:value-type="date" office:date-value="2025-04-07T17:51:05" table:style-name="ce14">
            <text:p>4/7/25 05:51 PM</text:p>
          </table:table-cell>
          <table:table-cell office:value-type="string" table:style-name="ce22">
            <text:p>Worked on importing AutoCrib users into the Dallas Autocrib site for the IDtoAutocrib driver.</text:p>
          </table:table-cell>
          <table:table-cell office:value-type="string" table:style-name="ce19">
            <text:p>Had a minor fix to do first: needed to add the Dallas swaLocation value to the driver.</text:p>
          </table:table-cell>
          <table:table-cell table:number-columns-repeated="16375" table:style-name="ce17"/>
        </table:table-row>
        <table:table-row table:number-rows-repeated="3"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number-rows-repeated="5"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office:value-type="float" office:value="7.5" table:style-name="ce20">
            <text:p>7.500</text:p>
          </table:table-cell>
          <table:table-cell office:value-type="float" office:value="7.3794444445520604" table:style-name="ce4">
            <text:p>7.379</text:p>
          </table:table-cell>
          <table:table-cell office:value-type="string" table:style-name="ce4">
            <text:p>---</text:p>
          </table:table-cell>
          <table:table-cell office:value-type="date" office:date-value="2025-04-08T00:00:00" table:style-name="ce21">
            <text:p>8-Apr</text:p>
          </table:table-cell>
          <table:table-cell table:number-columns-repeated="2" table:style-name="ce14"/>
          <table:table-cell table:style-name="ce15"/>
          <table:table-cell table:style-name="ce16"/>
          <table:table-cell table:number-columns-repeated="16375" table:style-name="ce17"/>
        </table:table-row>
        <table:table-row table:style-name="ro5"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25000000011641499" table:style-name="ce4">
            <text:p>0.250</text:p>
          </table:table-cell>
          <table:table-cell office:value-type="string" table:style-name="ce23">
            <text:p>mtg-daily</text:p>
          </table:table-cell>
          <table:table-cell office:value-type="date" office:date-value="2025-04-08T08:30:00" table:style-name="ce14">
            <text:p>4/8/25 08:30 AM</text:p>
          </table:table-cell>
          <table:table-cell office:value-type="date" office:date-value="2025-04-08T08:45:00" table:style-name="ce14">
            <text:p>4/8/25 08:45 AM</text:p>
          </table:table-cell>
          <table:table-cell office:value-type="string" table:style-name="ce15">
            <text:p>Daily meetings with the team. EE Kanban planning meeting.</text:p>
          </table:table-cell>
          <table:table-cell table:style-name="ce16"/>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75" table:style-name="ce4">
            <text:p>0.750</text:p>
          </table:table-cell>
          <table:table-cell office:value-type="string" table:style-name="ce23">
            <text:p>mtg-kanban</text:p>
          </table:table-cell>
          <table:table-cell office:value-type="date" office:date-value="2025-04-08T09:00:00" table:style-name="ce14">
            <text:p>4/8/25 09:00 AM</text:p>
          </table:table-cell>
          <table:table-cell office:value-type="date" office:date-value="2025-04-08T09:45:00" table:style-name="ce14">
            <text:p>4/8/25 09:45 AM</text:p>
          </table:table-cell>
          <table:table-cell office:value-type="string" table:style-name="ce15">
            <text:p>#</text:p>
          </table:table-cell>
          <table:table-cell table:style-name="ce19"/>
          <table:table-cell table:number-columns-repeated="16375" table:style-name="ce17"/>
        </table:table-row>
        <table:table-row table:style-name="ro5"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2.1830555556225599" table:style-name="ce4">
            <text:p>2.183</text:p>
          </table:table-cell>
          <table:table-cell office:value-type="string" table:style-name="ce21">
            <text:p>BAES</text:p>
          </table:table-cell>
          <table:table-cell office:value-type="date" office:date-value="2025-04-08T10:30:00" table:style-name="ce14">
            <text:p>4/8/25 10:30 AM</text:p>
          </table:table-cell>
          <table:table-cell office:value-type="date" office:date-value="2025-04-08T12:40:59" table:style-name="ce14">
            <text:p>4/8/25 12:40 PM</text:p>
          </table:table-cell>
          <table:table-cell office:value-type="string" table:style-name="ce15">
            <text:p>Worked on reviewing the issue with reported Permission_Legal_Entity in the LMS driver.</text:p>
          </table:table-cell>
          <table:table-cell table:style-name="ce19"/>
          <table:table-cell table:number-columns-repeated="16375" table:style-name="ce17"/>
        </table:table-row>
        <table:table-row table:style-name="ro5"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1.38749999989523" table:style-name="ce4">
            <text:p>1.387</text:p>
          </table:table-cell>
          <table:table-cell office:value-type="string" table:style-name="ce21">
            <text:p>IDtoAutocrib</text:p>
          </table:table-cell>
          <table:table-cell office:value-type="date" office:date-value="2025-04-08T12:40:59" table:style-name="ce14">
            <text:p>4/8/25 12:40 PM</text:p>
          </table:table-cell>
          <table:table-cell office:value-type="date" office:date-value="2025-04-08T14:04:14" table:style-name="ce14">
            <text:p>4/8/25 02:04 PM</text:p>
          </table:table-cell>
          <table:table-cell office:value-type="string" table:style-name="ce22">
            <text:p>Worked on importing AutoCrib users into the Dallas Autocrib site for the IDtoAutocrib driver.</text:p>
          </table:table-cell>
          <table:table-cell office:value-type="string" table:style-name="ce19">
            <text:p>Found a 4 year old bug, that we simply didn't have a test for. Our IdMUnit connector doesn't support nested elements . .doh.</text:p>
          </table:table-cell>
          <table:table-cell table:number-columns-repeated="16375" table:style-name="ce17"/>
        </table:table-row>
        <table:table-row table:style-name="ro5"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64583333343034599" table:style-name="ce4">
            <text:p>0.646</text:p>
          </table:table-cell>
          <table:table-cell office:value-type="string" table:style-name="ce21">
            <text:p>IDtoEmployeeSvc</text:p>
          </table:table-cell>
          <table:table-cell office:value-type="date" office:date-value="2025-04-08T14:04:14" table:style-name="ce14">
            <text:p>4/8/25 02:04 PM</text:p>
          </table:table-cell>
          <table:table-cell office:value-type="date" office:date-value="2025-04-08T14:42:59" table:style-name="ce14">
            <text:p>4/8/25 02:42 PM</text:p>
          </table:table-cell>
          <table:table-cell office:value-type="string" table:style-name="ce15">
            <text:p>Worked on planning migration with Logini for the IDtoEmployeeSvc driver. Worked on the error manager.</text:p>
          </table:table-cell>
          <table:table-cell office:value-type="string" table:style-name="ce19">
            <text:p>Still missing the dbid value required to write users to the proper location.</text:p>
          </table:table-cell>
          <table:table-cell table:number-columns-repeated="16375" table:style-name="ce17"/>
        </table:table-row>
        <table:table-row table:style-name="ro11"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1.55444444442401" table:style-name="ce4">
            <text:p>1.554</text:p>
          </table:table-cell>
          <table:table-cell office:value-type="string" table:style-name="ce21">
            <text:p>IDtoEmployeeSvc</text:p>
          </table:table-cell>
          <table:table-cell office:value-type="date" office:date-value="2025-04-08T14:42:59" table:style-name="ce14">
            <text:p>4/8/25 02:42 PM</text:p>
          </table:table-cell>
          <table:table-cell office:value-type="date" office:date-value="2025-04-08T16:16:15" table:style-name="ce14">
            <text:p>4/8/25 04:16 PM</text:p>
          </table:table-cell>
          <table:table-cell office:value-type="string" table:style-name="ce15">
            <text:p>#error manager: triggering errors</text:p>
          </table:table-cell>
          <table:table-cell office:value-type="string" table:style-name="ce19">
            <text:p>They're doing a migration on their side; but we need to stop/start the driver at the right time; and move their QA environment to EMPUAT1 again. Also creating stories . .</text:p>
          </table:table-cell>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60861111106350996" table:style-name="ce4">
            <text:p>0.609</text:p>
          </table:table-cell>
          <table:table-cell office:value-type="string" table:style-name="ce21">
            <text:p>IDtoEmployeeSvc</text:p>
          </table:table-cell>
          <table:table-cell office:value-type="date" office:date-value="2025-04-08T16:58:31" table:style-name="ce14">
            <text:p>4/8/25 04:58 PM</text:p>
          </table:table-cell>
          <table:table-cell office:value-type="date" office:date-value="2025-04-08T17:35:02" table:style-name="ce14">
            <text:p>4/8/25 05:35 PM</text:p>
          </table:table-cell>
          <table:table-cell office:value-type="string" table:style-name="ce15">
            <text:p>#</text:p>
          </table:table-cell>
          <table:table-cell table:style-name="ce19"/>
          <table:table-cell table:number-columns-repeated="16375" table:style-name="ce17"/>
        </table:table-row>
        <table:table-row table:number-rows-repeated="7"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number-rows-repeated="3"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number-rows-repeated="2"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10" table:style-name="ce18">
            <text:p>910</text:p>
          </table:table-cell>
          <table:table-cell office:value-type="float" office:value="8.25" table:style-name="ce20">
            <text:p>8.250</text:p>
          </table:table-cell>
          <table:table-cell office:value-type="float" office:value="8.0230555554153398" table:style-name="ce4">
            <text:p>8.023</text:p>
          </table:table-cell>
          <table:table-cell office:value-type="string" table:style-name="ce4">
            <text:p>---</text:p>
          </table:table-cell>
          <table:table-cell office:value-type="date" office:date-value="2025-04-09T00:00:00" table:style-name="ce21">
            <text:p>9-Apr</text:p>
          </table:table-cell>
          <table:table-cell table:number-columns-repeated="2" table:style-name="ce14"/>
          <table:table-cell table:style-name="ce15"/>
          <table:table-cell table:style-name="ce19"/>
          <table:table-cell table:number-columns-repeated="16375" table:style-name="ce17"/>
        </table:table-row>
        <table:table-row table:style-name="ro5"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233333333395422" table:style-name="ce4">
            <text:p>0.233</text:p>
          </table:table-cell>
          <table:table-cell office:value-type="string" table:style-name="ce21">
            <text:p>mtg-daily</text:p>
          </table:table-cell>
          <table:table-cell office:value-type="date" office:date-value="2025-04-09T08:30:00" table:style-name="ce14">
            <text:p>4/9/25 08:30 AM</text:p>
          </table:table-cell>
          <table:table-cell office:value-type="date" office:date-value="2025-04-09T08:44:00" table:style-name="ce14">
            <text:p>4/9/25 08:44 AM</text:p>
          </table:table-cell>
          <table:table-cell office:value-type="string" table:style-name="ce15">
            <text:p>Daily meetings with the team. Also had a meeting with Sean Carroll discussing Vikas.</text:p>
          </table:table-cell>
          <table:table-cell office:value-type="string" table:style-name="ce25">
            <text:p>Vikas . .</text:p>
          </table:table-cell>
          <table:table-cell table:style-name="ce26"/>
          <table:table-cell table:number-columns-repeated="16374"/>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09T09:30:00" table:style-name="ce14">
            <text:p>4/9/25 09:30 AM</text:p>
          </table:table-cell>
          <table:table-cell office:value-type="date" office:date-value="2025-04-09T10:00:00" table:style-name="ce14">
            <text:p>4/9/25 10:00 AM</text:p>
          </table:table-cell>
          <table:table-cell office:value-type="string" table:style-name="ce22">
            <text:p>#</text:p>
          </table:table-cell>
          <table:table-cell table:style-name="ce25"/>
          <table:table-cell table:style-name="ce26"/>
          <table:table-cell table:number-columns-repeated="16374"/>
        </table:table-row>
        <table:table-row table:style-name="ro5"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2.0000000000582099" table:style-name="ce4">
            <text:p>2.000</text:p>
          </table:table-cell>
          <table:table-cell office:value-type="string" table:style-name="ce21">
            <text:p>IDtoEmployeeSvc</text:p>
          </table:table-cell>
          <table:table-cell office:value-type="date" office:date-value="2025-04-09T10:00:00" table:style-name="ce14">
            <text:p>4/9/25 10:00 AM</text:p>
          </table:table-cell>
          <table:table-cell office:value-type="date" office:date-value="2025-04-09T12:00:00" table:style-name="ce14">
            <text:p>4/9/25 12:00 PM</text:p>
          </table:table-cell>
          <table:table-cell office:value-type="string" table:style-name="ce15">
            <text:p>Worked on the regex parser for the error manager in the IDtoEmployeeSvc driver.</text:p>
          </table:table-cell>
          <table:table-cell table:style-name="ce25"/>
          <table:table-cell table:style-name="ce26"/>
          <table:table-cell table:number-columns-repeated="16374"/>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1.08333333337214" table:style-name="ce4">
            <text:p>1.083</text:p>
          </table:table-cell>
          <table:table-cell office:value-type="string" table:style-name="ce21">
            <text:p>L&amp;L</text:p>
          </table:table-cell>
          <table:table-cell office:value-type="date" office:date-value="2025-04-09T12:00:00" table:style-name="ce14">
            <text:p>4/9/25 12:00 PM</text:p>
          </table:table-cell>
          <table:table-cell office:value-type="date" office:date-value="2025-04-09T13:05:00" table:style-name="ce14">
            <text:p>4/9/25 01:05 PM</text:p>
          </table:table-cell>
          <table:table-cell office:value-type="string" table:style-name="ce15">
            <text:p>Attended L&amp;L discussing OAUTH and OIDC.</text:p>
          </table:table-cell>
          <table:table-cell table:style-name="ce25"/>
          <table:table-cell table:style-name="ce26"/>
          <table:table-cell table:number-columns-repeated="16374"/>
        </table:table-row>
        <table:table-row table:style-name="ro5"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1.43472222215496" table:style-name="ce4">
            <text:p>1.435</text:p>
          </table:table-cell>
          <table:table-cell office:value-type="string" table:style-name="ce21">
            <text:p>IDtoAutocrib</text:p>
          </table:table-cell>
          <table:table-cell office:value-type="date" office:date-value="2025-04-09T13:05:00" table:style-name="ce14">
            <text:p>4/9/25 01:05 PM</text:p>
          </table:table-cell>
          <table:table-cell office:value-type="date" office:date-value="2025-04-09T14:31:05" table:style-name="ce14">
            <text:p>4/9/25 02:31 PM</text:p>
          </table:table-cell>
          <table:table-cell office:value-type="string" table:style-name="ce15">
            <text:p>Worked on adding the latest dbid value for the Dallas go-live on Monday.</text:p>
          </table:table-cell>
          <table:table-cell table:style-name="ce25"/>
          <table:table-cell table:style-name="ce26"/>
          <table:table-cell table:number-columns-repeated="16374"/>
        </table:table-row>
        <table:table-row table:style-name="ro5"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19638888887129699" table:style-name="ce4">
            <text:p>0.196</text:p>
          </table:table-cell>
          <table:table-cell office:value-type="string" table:style-name="ce21">
            <text:p>Support</text:p>
          </table:table-cell>
          <table:table-cell office:value-type="date" office:date-value="2025-04-09T14:31:05" table:style-name="ce14">
            <text:p>4/9/25 02:31 PM</text:p>
          </table:table-cell>
          <table:table-cell office:value-type="date" office:date-value="2025-04-09T14:42:52" table:style-name="ce14">
            <text:p>4/9/25 02:42 PM</text:p>
          </table:table-cell>
          <table:table-cell office:value-type="string" table:style-name="ce15">
            <text:p>Worked to help answer questions related to the re-org and the IDtoSumTotal driver for Nirosha and the team.</text:p>
          </table:table-cell>
          <table:table-cell table:style-name="ce25"/>
          <table:table-cell table:style-name="ce26"/>
          <table:table-cell table:number-columns-repeated="16374"/>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94833333324641" table:style-name="ce4">
            <text:p>0.948</text:p>
          </table:table-cell>
          <table:table-cell office:value-type="string" table:style-name="ce21">
            <text:p>IDtoAutocrib</text:p>
          </table:table-cell>
          <table:table-cell office:value-type="date" office:date-value="2025-04-09T15:55:00" table:style-name="ce14">
            <text:p>4/9/25 03:55 PM</text:p>
          </table:table-cell>
          <table:table-cell office:value-type="date" office:date-value="2025-04-09T16:51:54" table:style-name="ce14">
            <text:p>4/9/25 04:51 PM</text:p>
          </table:table-cell>
          <table:table-cell office:value-type="string" table:style-name="ce15">
            <text:p>#passing tests in dev; driver isn't working right yet . .</text:p>
          </table:table-cell>
          <table:table-cell table:style-name="ce25"/>
          <table:table-cell table:style-name="ce26"/>
          <table:table-cell table:number-columns-repeated="16374"/>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1.6269444444333201" table:style-name="ce4">
            <text:p>1.627</text:p>
          </table:table-cell>
          <table:table-cell office:value-type="string" table:style-name="ce21">
            <text:p>IDtoAutocrib</text:p>
          </table:table-cell>
          <table:table-cell office:value-type="date" office:date-value="2025-04-09T16:51:54" table:style-name="ce14">
            <text:p>4/9/25 04:51 PM</text:p>
          </table:table-cell>
          <table:table-cell office:value-type="date" office:date-value="2025-04-09T18:29:31" table:style-name="ce14">
            <text:p>4/9/25 06:29 PM</text:p>
          </table:table-cell>
          <table:table-cell office:value-type="string" table:style-name="ce15">
            <text:p>#back in pipeline, ater fixing test 2_3</text:p>
          </table:table-cell>
          <table:table-cell table:style-name="ce25"/>
          <table:table-cell table:style-name="ce26"/>
          <table:table-cell table:number-columns-repeated="16374"/>
        </table:table-row>
        <table:table-row table:number-rows-repeated="2"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office:value-type="float" office:value="7.5" table:style-name="ce20">
            <text:p>7.500</text:p>
          </table:table-cell>
          <table:table-cell office:value-type="float" office:value="7.2536111111403399" table:style-name="ce4">
            <text:p>7.254</text:p>
          </table:table-cell>
          <table:table-cell office:value-type="string" table:style-name="ce4">
            <text:p>---</text:p>
          </table:table-cell>
          <table:table-cell office:value-type="date" office:date-value="2025-04-10T00:00:00" table:style-name="ce21">
            <text:p>10-Apr</text:p>
          </table:table-cell>
          <table:table-cell table:number-columns-repeated="2" table:style-name="ce14"/>
          <table:table-cell table:style-name="ce15"/>
          <table:table-cell table:style-name="ce19"/>
          <table:table-cell table:number-columns-repeated="16375" table:style-name="ce17"/>
        </table:table-row>
        <table:table-row table:style-name="ro11"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1.19527777779149" table:style-name="ce4">
            <text:p>1.195</text:p>
          </table:table-cell>
          <table:table-cell office:value-type="string" table:style-name="ce21">
            <text:p>IDtoAutocrib</text:p>
          </table:table-cell>
          <table:table-cell office:value-type="date" office:date-value="2025-04-10T07:20:00" table:style-name="ce14">
            <text:p>4/10/25 07:20 AM</text:p>
          </table:table-cell>
          <table:table-cell office:value-type="date" office:date-value="2025-04-10T08:31:43" table:style-name="ce14">
            <text:p>4/10/25 08:31 AM</text:p>
          </table:table-cell>
          <table:table-cell office:value-type="string" table:style-name="ce15">
            <text:p>Worked on IDtoAutocrib production deploy, and migrating users to the new Dallas AutoCrib site.</text:p>
          </table:table-cell>
          <table:table-cell office:value-type="string" table:style-name="ce19">
            <text:p>Had to deploy an updated driver, and then found 844/845 users synchronized; last user had a 21-character lastname, but field is restricted to 20 in Autocrib. Now adding field restrictions to the driver.</text:p>
          </table:table-cell>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22138888895278799" table:style-name="ce4">
            <text:p>0.221</text:p>
          </table:table-cell>
          <table:table-cell office:value-type="string" table:style-name="ce21">
            <text:p>mtg-daily</text:p>
          </table:table-cell>
          <table:table-cell office:value-type="date" office:date-value="2025-04-10T08:31:43" table:style-name="ce14">
            <text:p>4/10/25 08:31 AM</text:p>
          </table:table-cell>
          <table:table-cell office:value-type="date" office:date-value="2025-04-10T08:45:00" table:style-name="ce14">
            <text:p>4/10/25 08:45 AM</text:p>
          </table:table-cell>
          <table:table-cell office:value-type="string" table:style-name="ce15">
            <text:p>Daily meetings with the team.</text:p>
          </table:table-cell>
          <table:table-cell office:value-type="string" table:style-name="ce19">
            <text:p>Only trivir standup today.</text:p>
          </table:table-cell>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3.4666666667908399" table:style-name="ce4">
            <text:p>3.467</text:p>
          </table:table-cell>
          <table:table-cell office:value-type="string" table:style-name="ce21">
            <text:p>IDtoAutocrib</text:p>
          </table:table-cell>
          <table:table-cell office:value-type="date" office:date-value="2025-04-10T11:07:00" table:style-name="ce14">
            <text:p>4/10/25 11:07 AM</text:p>
          </table:table-cell>
          <table:table-cell office:value-type="date" office:date-value="2025-04-10T14:35:00" table:style-name="ce14">
            <text:p>4/10/25 02:35 PM</text:p>
          </table:table-cell>
          <table:table-cell office:value-type="string" table:style-name="ce15">
            <text:p># Finsihing the push, and getting info on</text:p>
          </table:table-cell>
          <table:table-cell table:style-name="ce19"/>
          <table:table-cell table:number-columns-repeated="16375" table:style-name="ce17"/>
        </table:table-row>
        <table:table-row table:style-name="ro8"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33611111110076303" table:style-name="ce4">
            <text:p>0.336</text:p>
          </table:table-cell>
          <table:table-cell office:value-type="string" table:style-name="ce21">
            <text:p>IDtoEmployeeSvc</text:p>
          </table:table-cell>
          <table:table-cell office:value-type="date" office:date-value="2025-04-10T14:35:00" table:style-name="ce14">
            <text:p>4/10/25 02:35 PM</text:p>
          </table:table-cell>
          <table:table-cell office:value-type="date" office:date-value="2025-04-10T14:55:10" table:style-name="ce14">
            <text:p>4/10/25 02:55 PM</text:p>
          </table:table-cell>
          <table:table-cell office:value-type="string" table:style-name="ce15">
            <text:p>Worked on the IDtoEmployeeSvc error manager.</text:p>
          </table:table-cell>
          <table:table-cell office:value-type="string" table:style-name="ce19">
            <text:p>The main code is there; now confirming the regex looping works properly, and adding more errors.</text:p>
          </table:table-cell>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2.03416666650446" table:style-name="ce4">
            <text:p>2.034</text:p>
          </table:table-cell>
          <table:table-cell office:value-type="string" table:style-name="ce21">
            <text:p>IDtoEmployeeSvc</text:p>
          </table:table-cell>
          <table:table-cell office:value-type="date" office:date-value="2025-04-10T15:48:39" table:style-name="ce14">
            <text:p>4/10/25 03:48 PM</text:p>
          </table:table-cell>
          <table:table-cell office:value-type="date" office:date-value="2025-04-10T17:50:42" table:style-name="ce14">
            <text:p>4/10/25 05:50 PM</text:p>
          </table:table-cell>
          <table:table-cell office:value-type="string" table:style-name="ce15">
            <text:p>#</text:p>
          </table:table-cell>
          <table:table-cell table:style-name="ce19"/>
          <table:table-cell table:number-columns-repeated="16375" table:style-name="ce17"/>
        </table:table-row>
        <table:table-row table:number-rows-repeated="10"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office:value-type="float" office:value="7.5" table:style-name="ce20">
            <text:p>7.500</text:p>
          </table:table-cell>
          <table:table-cell office:value-type="float" office:value="7.3258333333069503" table:style-name="ce4">
            <text:p>7.326</text:p>
          </table:table-cell>
          <table:table-cell office:value-type="string" table:style-name="ce4">
            <text:p>---</text:p>
          </table:table-cell>
          <table:table-cell office:value-type="date" office:date-value="2025-04-11T00:00:00" table:style-name="ce21">
            <text:p>11-Apr</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1T08:30:00" table:style-name="ce14">
            <text:p>4/11/25 08:30 AM</text:p>
          </table:table-cell>
          <table:table-cell office:value-type="date" office:date-value="2025-04-11T08:45:00" table:style-name="ce14">
            <text:p>4/11/25 08:45 AM</text:p>
          </table:table-cell>
          <table:table-cell office:value-type="string" table:style-name="ce29">
            <text:p>Daily meetings with the team.</text:p>
          </table:table-cell>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11T09:30:00" table:style-name="ce14">
            <text:p>4/11/25 09:30 AM</text:p>
          </table:table-cell>
          <table:table-cell office:value-type="date" office:date-value="2025-04-11T10:00:00" table:style-name="ce14">
            <text:p>4/11/25 10:00 AM</text:p>
          </table:table-cell>
          <table:table-cell office:value-type="string" table:style-name="ce15">
            <text:p>#</text:p>
          </table:table-cell>
          <table:table-cell table:style-name="ce19"/>
          <table:table-cell table:number-columns-repeated="16375" table:style-name="ce17"/>
        </table:table-row>
        <table:table-row table:style-name="ro1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1.83333333337214" table:style-name="ce4">
            <text:p>1.833</text:p>
          </table:table-cell>
          <table:table-cell office:value-type="string" table:style-name="ce21">
            <text:p>IDtoEmployeeSvc</text:p>
          </table:table-cell>
          <table:table-cell office:value-type="date" office:date-value="2025-04-11T10:00:00" table:style-name="ce14">
            <text:p>4/11/25 10:00 AM</text:p>
          </table:table-cell>
          <table:table-cell office:value-type="date" office:date-value="2025-04-11T11:50:00" table:style-name="ce14">
            <text:p>4/11/25 11:50 AM</text:p>
          </table:table-cell>
          <table:table-cell office:value-type="string" table:style-name="ce15">
            <text:p>Worked on a simplified version of the error manager for the IDtoEmployeeSvc driver.</text:p>
          </table:table-cell>
          <table:table-cell office:value-type="string" table:style-name="ce19">
            <text:p>After discussing ideas with the IGA core team, we realized there was a much simpler approach. This approach is now complete; though the only piece missing now, is the full set of possible errors that the API can produce. We'll get those from production over the weeks following the deploy there.</text:p>
          </table:table-cell>
          <table:table-cell table:number-columns-repeated="16375" table:style-name="ce17"/>
        </table:table-row>
        <table:table-row table:style-name="ro8"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24999999994179201" table:style-name="ce4">
            <text:p>0.250</text:p>
          </table:table-cell>
          <table:table-cell office:value-type="string" table:style-name="ce21">
            <text:p>BAES</text:p>
          </table:table-cell>
          <table:table-cell office:value-type="date" office:date-value="2025-04-11T11:50:00" table:style-name="ce14">
            <text:p>4/11/25 11:50 AM</text:p>
          </table:table-cell>
          <table:table-cell office:value-type="date" office:date-value="2025-04-11T12:05:00" table:style-name="ce14">
            <text:p>4/11/25 12:05 PM</text:p>
          </table:table-cell>
          <table:table-cell office:value-type="string" table:style-name="ce15">
            <text:p>Worked on resolving an issue with deployment for BAES.</text:p>
          </table:table-cell>
          <table:table-cell office:value-type="string" table:style-name="ce19">
            <text:p>Phone call with Gary discussing issues with the most recent deploy, and where to put the final delivery file.</text:p>
          </table:table-cell>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40555555553874001" table:style-name="ce4">
            <text:p>0.406</text:p>
          </table:table-cell>
          <table:table-cell office:value-type="string" table:style-name="ce21">
            <text:p>IDtoEmployeeSvc</text:p>
          </table:table-cell>
          <table:table-cell office:value-type="date" office:date-value="2025-04-11T12:25:58" table:style-name="ce14">
            <text:p>4/11/25 12:25 PM</text:p>
          </table:table-cell>
          <table:table-cell office:value-type="date" office:date-value="2025-04-11T12:50:18" table:style-name="ce14">
            <text:p>4/11/25 12:50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3.2683333333698101" table:style-name="ce4">
            <text:p>3.268</text:p>
          </table:table-cell>
          <table:table-cell office:value-type="string" table:style-name="ce21">
            <text:p>IDtoEmployeeSvc</text:p>
          </table:table-cell>
          <table:table-cell office:value-type="date" office:date-value="2025-04-11T12:50:18" table:style-name="ce14">
            <text:p>4/11/25 12:50 PM</text:p>
          </table:table-cell>
          <table:table-cell office:value-type="date" office:date-value="2025-04-11T16:06:24" table:style-name="ce14">
            <text:p>4/11/25 04:06 PM</text:p>
          </table:table-cell>
          <table:table-cell office:value-type="string" table:style-name="ce15">
            <text:p>#Adding swaidmunhit to tests</text:p>
          </table:table-cell>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4.3333333334885503E-2" table:style-name="ce4">
            <text:p>0.043</text:p>
          </table:table-cell>
          <table:table-cell office:value-type="string" table:style-name="ce21">
            <text:p>IDtoEmployeeSvc</text:p>
          </table:table-cell>
          <table:table-cell office:value-type="date" office:date-value="2025-04-11T16:06:24" table:style-name="ce14">
            <text:p>4/11/25 04:06 PM</text:p>
          </table:table-cell>
          <table:table-cell office:value-type="date" office:date-value="2025-04-11T16:09:00" table:style-name="ce14">
            <text:p>4/11/25 04:09 PM</text:p>
          </table:table-cell>
          <table:table-cell office:value-type="string" table:style-name="ce15">
            <text:p>#</text:p>
          </table:table-cell>
          <table:table-cell table:style-name="ce19"/>
          <table:table-cell table:number-columns-repeated="16375" table:style-name="ce17"/>
        </table:table-row>
        <table:table-row table:style-name="ro5" table:visibility="collapse">
          <table:table-cell office:value-type="float" office:value="910" table:style-name="ce18">
            <text:p>910</text:p>
          </table:table-cell>
          <table:table-cell table:style-name="ce20"/>
          <table:table-cell office:value-type="string" table:style-name="ce4">
            <text:p>BILLED</text:p>
          </table:table-cell>
          <table:table-cell office:value-type="float" office:value="0.77527777774957896" table:style-name="ce4">
            <text:p>0.775</text:p>
          </table:table-cell>
          <table:table-cell office:value-type="string" table:style-name="ce21">
            <text:p>IDtoAutocrib</text:p>
          </table:table-cell>
          <table:table-cell office:value-type="date" office:date-value="2025-04-11T16:09:00" table:style-name="ce14">
            <text:p>4/11/25 04:09 PM</text:p>
          </table:table-cell>
          <table:table-cell office:value-type="date" office:date-value="2025-04-11T16:55:31" table:style-name="ce14">
            <text:p>4/11/25 04:55 PM</text:p>
          </table:table-cell>
          <table:table-cell office:value-type="string" table:style-name="ce15">
            <text:p>Worked on IDtoAutocrib field length restriction work planning with Grishma.</text:p>
          </table:table-cell>
          <table:table-cell table:style-name="ce19"/>
          <table:table-cell table:number-columns-repeated="16375" table:style-name="ce17"/>
        </table:table-row>
        <table:table-row table:number-rows-repeated="3"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number-columns-repeated="3" table:style-name="ce14"/>
          <table:table-cell table:style-name="ce15"/>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number-columns-repeated="3" table:style-name="ce14"/>
          <table:table-cell table:style-name="ce15"/>
          <table:table-cell table:style-name="ce19"/>
          <table:table-cell table:number-columns-repeated="16375" table:style-name="ce17"/>
        </table:table-row>
        <table:table-row table:number-rows-repeated="3" table:style-name="ro2" table:visibility="collapse">
          <table:table-cell office:value-type="float" office:value="910" table:style-name="ce18">
            <text:p>910</text:p>
          </table:table-cell>
          <table:table-cell table:style-name="ce20"/>
          <table:table-cell table:style-name="ce4"/>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table:number-columns-repeated="2" table:style-name="ce11"/>
          <table:table-cell table:style-name="ce12"/>
          <table:table-cell office:value-type="string" table:style-name="ce4">
            <text:p>---</text:p>
          </table:table-cell>
          <table:table-cell table:number-columns-repeated="3" table:style-name="ce13"/>
          <table:table-cell table:style-name="ce15"/>
          <table:table-cell table:style-name="ce16"/>
          <table:table-cell table:number-columns-repeated="16375"/>
        </table:table-row>
        <table:table-row table:style-name="ro3" table:visibility="collapse">
          <table:table-cell office:value-type="float" office:value="911" table:style-name="ce18">
            <text:p>911</text:p>
          </table:table-cell>
          <table:table-cell table:style-name="ce12"/>
          <table:table-cell office:value-type="string" table:style-name="ce4">
            <text:p>****************</text:p>
          </table:table-cell>
          <table:table-cell office:value-type="string" table:style-name="ce4">
            <text:p>---</text:p>
          </table:table-cell>
          <table:table-cell table:number-columns-spanned="2" table:number-rows-spanned="3" table:style-name="ce35"/>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1" table:style-name="ce18">
            <text:p>911</text:p>
          </table:table-cell>
          <table:table-cell table:style-name="ce12"/>
          <table:table-cell office:value-type="string" table:style-name="ce4">
            <text:p>****************</text:p>
          </table:table-cell>
          <table:table-cell office:value-type="string" table:style-name="ce4">
            <text:p>---</text:p>
          </table:table-cell>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1" table:style-name="ce18">
            <text:p>911</text:p>
          </table:table-cell>
          <table:table-cell table:style-name="ce20"/>
          <table:table-cell office:value-type="string" table:style-name="ce4">
            <text:p>****************</text:p>
          </table:table-cell>
          <table:table-cell office:value-type="string" table:style-name="ce4">
            <text:p>---</text:p>
          </table:table-cell>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1" table:style-name="ce18">
            <text:p>911</text:p>
          </table:table-cell>
          <table:table-cell table:style-name="ce20"/>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number-rows-repeated="2" table:style-name="ro3" table:visibility="collapse">
          <table:table-cell office:value-type="float" office:value="911" table:style-name="ce18">
            <text:p>911</text:p>
          </table:table-cell>
          <table:table-cell table:style-name="ce20"/>
          <table:table-cell office:value-type="string" table:style-name="ce4">
            <text:p>****************</text:p>
          </table:table-cell>
          <table:table-cell office:value-type="string" table:style-name="ce4">
            <text:p>---</text:p>
          </table:table-cell>
          <table:table-cell table:style-name="ce13"/>
          <table:table-cell table:style-name="ce28"/>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1" table:style-name="ce18">
            <text:p>911</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11" table:style-name="ce18">
            <text:p>911</text:p>
          </table:table-cell>
          <table:table-cell table:style-name="ce12"/>
          <table:table-cell office:value-type="string" table:style-name="ce4">
            <text:p>BILLED</text:p>
          </table:table-cell>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office:value-type="float" office:value="7.75" table:style-name="ce20">
            <text:p>7.750</text:p>
          </table:table-cell>
          <table:table-cell office:value-type="float" office:value="7.62027777777985" table:style-name="ce4">
            <text:p>7.620</text:p>
          </table:table-cell>
          <table:table-cell office:value-type="string" table:style-name="ce4">
            <text:p>---</text:p>
          </table:table-cell>
          <table:table-cell office:value-type="date" office:date-value="2025-04-14T00:00:00" table:style-name="ce21">
            <text:p>14-Apr</text:p>
          </table:table-cell>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50000000005820799" table:style-name="ce4">
            <text:p>0.500</text:p>
          </table:table-cell>
          <table:table-cell office:value-type="string" table:style-name="ce30">
            <text:p>mtg-Daily</text:p>
          </table:table-cell>
          <table:table-cell office:value-type="date" office:date-value="2025-04-14T08:30:00" table:style-name="ce14">
            <text:p>4/14/25 08:30 AM</text:p>
          </table:table-cell>
          <table:table-cell office:value-type="date" office:date-value="2025-04-14T09:00:00" table:style-name="ce14">
            <text:p>4/14/25 09:00 AM</text:p>
          </table:table-cell>
          <table:table-cell office:value-type="string" table:style-name="ce22">
            <text:p>Daily meetings with the team. IGA/EE combined meeting</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49999999988358501" table:style-name="ce4">
            <text:p>0.500</text:p>
          </table:table-cell>
          <table:table-cell office:value-type="string" table:style-name="ce30">
            <text:p>mtg-Daily</text:p>
          </table:table-cell>
          <table:table-cell office:value-type="date" office:date-value="2025-04-14T09:30:00" table:style-name="ce14">
            <text:p>4/14/25 09:30 AM</text:p>
          </table:table-cell>
          <table:table-cell office:value-type="date" office:date-value="2025-04-14T10:00:00" table:style-name="ce14">
            <text:p>4/14/25 10:00 AM</text:p>
          </table:table-cell>
          <table:table-cell office:value-type="string" table:style-name="ce24">
            <text:p>#</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66666666674427699" table:style-name="ce4">
            <text:p>0.667</text:p>
          </table:table-cell>
          <table:table-cell office:value-type="string" table:style-name="ce30">
            <text:p>mtg-IGA</text:p>
          </table:table-cell>
          <table:table-cell office:value-type="date" office:date-value="2025-04-14T10:00:00" table:style-name="ce14">
            <text:p>4/14/25 10:00 AM</text:p>
          </table:table-cell>
          <table:table-cell office:value-type="date" office:date-value="2025-04-14T10:40:00" table:style-name="ce14">
            <text:p>4/14/25 10:40 AM</text:p>
          </table:table-cell>
          <table:table-cell office:value-type="string" table:style-name="ce22">
            <text:p># combined meeting</text:p>
          </table:table-cell>
          <table:table-cell table:style-name="ce19"/>
          <table:table-cell table:number-columns-repeated="16375" table:style-name="ce17"/>
        </table:table-row>
        <table:table-row table:style-name="ro5"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49944444437278401" table:style-name="ce4">
            <text:p>0.499</text:p>
          </table:table-cell>
          <table:table-cell office:value-type="string" table:style-name="ce30">
            <text:p>Support</text:p>
          </table:table-cell>
          <table:table-cell office:value-type="date" office:date-value="2025-04-14T10:40:00" table:style-name="ce14">
            <text:p>4/14/25 10:40 AM</text:p>
          </table:table-cell>
          <table:table-cell office:value-type="date" office:date-value="2025-04-14T11:09:58" table:style-name="ce14">
            <text:p>4/14/25 11:09 AM</text:p>
          </table:table-cell>
          <table:table-cell office:value-type="string" table:style-name="ce22">
            <text:p>Worked on EE requested training for Cybersecurity, change mangement, and Cybersecurity 'lite'.</text:p>
          </table:table-cell>
          <table:table-cell office:value-type="string" table:style-name="ce19">
            <text:p>We had a team meeting today; and they requested that we knock out our regular required trainings.</text:p>
          </table:table-cell>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94361111114267304" table:style-name="ce4">
            <text:p>0.944</text:p>
          </table:table-cell>
          <table:table-cell office:value-type="string" table:style-name="ce30">
            <text:p>Support</text:p>
          </table:table-cell>
          <table:table-cell office:value-type="date" office:date-value="2025-04-14T11:09:58" table:style-name="ce14">
            <text:p>4/14/25 11:09 AM</text:p>
          </table:table-cell>
          <table:table-cell office:value-type="date" office:date-value="2025-04-14T12:06:35" table:style-name="ce14">
            <text:p>4/14/25 12:06 PM</text:p>
          </table:table-cell>
          <table:table-cell office:value-type="string" table:style-name="ce22">
            <text:p>change managmeent server</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5.6944444484543097E-2" table:style-name="ce4">
            <text:p>0.057</text:p>
          </table:table-cell>
          <table:table-cell office:value-type="string" table:style-name="ce30">
            <text:p>Support</text:p>
          </table:table-cell>
          <table:table-cell office:value-type="date" office:date-value="2025-04-14T12:06:35" table:style-name="ce14">
            <text:p>4/14/25 12:06 PM</text:p>
          </table:table-cell>
          <table:table-cell office:value-type="date" office:date-value="2025-04-14T12:10:00" table:style-name="ce14">
            <text:p>4/14/25 12:10 PM</text:p>
          </table:table-cell>
          <table:table-cell office:value-type="string" table:style-name="ce22">
            <text:p>Cybersecurity training #2 - 1.4 versio</text:p>
          </table:table-cell>
          <table:table-cell table:style-name="ce19"/>
          <table:table-cell table:number-columns-repeated="16375" table:style-name="ce17"/>
        </table:table-row>
        <table:table-row table:style-name="ro5"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115555555501487" table:style-name="ce4">
            <text:p>0.116</text:p>
          </table:table-cell>
          <table:table-cell office:value-type="string" table:style-name="ce30">
            <text:p>IDtoDocunet</text:p>
          </table:table-cell>
          <table:table-cell office:value-type="date" office:date-value="2025-04-14T12:10:00" table:style-name="ce14">
            <text:p>4/14/25 12:10 PM</text:p>
          </table:table-cell>
          <table:table-cell office:value-type="date" office:date-value="2025-04-14T12:16:56" table:style-name="ce14">
            <text:p>4/14/25 12:16 PM</text:p>
          </table:table-cell>
          <table:table-cell office:value-type="string" table:style-name="ce22">
            <text:p>Worked on updating eDirectory with the latest roles in Docunet for the IDtoDocunet driver.</text:p>
          </table:table-cell>
          <table:table-cell table:style-name="ce19"/>
          <table:table-cell table:number-columns-repeated="16375" table:style-name="ce17"/>
        </table:table-row>
        <table:table-row table:style-name="ro5"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4.3380555555922902" table:style-name="ce4">
            <text:p>4.338</text:p>
          </table:table-cell>
          <table:table-cell office:value-type="string" table:style-name="ce30">
            <text:p>IDtoEmployeeSvc</text:p>
          </table:table-cell>
          <table:table-cell office:value-type="date" office:date-value="2025-04-14T12:16:56" table:style-name="ce14">
            <text:p>4/14/25 12:16 PM</text:p>
          </table:table-cell>
          <table:table-cell office:value-type="date" office:date-value="2025-04-14T16:37:13" table:style-name="ce14">
            <text:p>4/14/25 04:37 PM</text:p>
          </table:table-cell>
          <table:table-cell office:value-type="string" table:style-name="ce22">
            <text:p>Worked on detecting and notifying on a new field integrity error in the IDtoEmployeeSvc driver.</text:p>
          </table:table-cell>
          <table:table-cell table:style-name="ce19"/>
          <table:table-cell table:number-columns-repeated="16375" table:style-name="ce17"/>
        </table:table-row>
        <table:table-row table:number-rows-repeated="4"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number-rows-repeated="5"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office:value-type="float" office:value="7.75" table:style-name="ce20">
            <text:p>7.750</text:p>
          </table:table-cell>
          <table:table-cell office:value-type="float" office:value="7.6133333334582902" table:style-name="ce4">
            <text:p>7.613</text:p>
          </table:table-cell>
          <table:table-cell office:value-type="string" table:style-name="ce4">
            <text:p>---</text:p>
          </table:table-cell>
          <table:table-cell office:value-type="date" office:date-value="2025-04-15T00:00:00" table:style-name="ce21">
            <text:p>15-Apr</text:p>
          </table:table-cell>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25000000011641499" table:style-name="ce4">
            <text:p>0.250</text:p>
          </table:table-cell>
          <table:table-cell office:value-type="string" table:style-name="ce23">
            <text:p>mtg-Daily</text:p>
          </table:table-cell>
          <table:table-cell office:value-type="date" office:date-value="2025-04-15T08:30:00" table:style-name="ce14">
            <text:p>4/15/25 08:30 AM</text:p>
          </table:table-cell>
          <table:table-cell office:value-type="date" office:date-value="2025-04-15T08:45:00" table:style-name="ce14">
            <text:p>4/15/25 08:45 AM</text:p>
          </table:table-cell>
          <table:table-cell office:value-type="string" table:style-name="ce15">
            <text:p>Daily meetings with the team.</text:p>
          </table:table-cell>
          <table:table-cell table:style-name="ce16"/>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49999999988358501" table:style-name="ce4">
            <text:p>0.500</text:p>
          </table:table-cell>
          <table:table-cell office:value-type="string" table:style-name="ce23">
            <text:p>mtg-Daily</text:p>
          </table:table-cell>
          <table:table-cell office:value-type="date" office:date-value="2025-04-15T09:30:00" table:style-name="ce14">
            <text:p>4/15/25 09:30 AM</text:p>
          </table:table-cell>
          <table:table-cell office:value-type="date" office:date-value="2025-04-15T10:00:00" table:style-name="ce14">
            <text:p>4/15/25 10:00 AM</text:p>
          </table:table-cell>
          <table:table-cell office:value-type="string" table:style-name="ce15">
            <text:p>Daily meetings with the team.</text:p>
          </table:table-cell>
          <table:table-cell table:style-name="ce19"/>
          <table:table-cell table:number-columns-repeated="16375" table:style-name="ce17"/>
        </table:table-row>
        <table:table-row table:style-name="ro4"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1.9813888889621001" table:style-name="ce4">
            <text:p>1.981</text:p>
          </table:table-cell>
          <table:table-cell office:value-type="string" table:style-name="ce21">
            <text:p>IDtoEmployeeSvc</text:p>
          </table:table-cell>
          <table:table-cell office:value-type="date" office:date-value="2025-04-15T10:01:15" table:style-name="ce14">
            <text:p>4/15/25 10:01 AM</text:p>
          </table:table-cell>
          <table:table-cell office:value-type="date" office:date-value="2025-04-15T12:00:08" table:style-name="ce14">
            <text:p>4/15/25 12:00 PM</text:p>
          </table:table-cell>
          <table:table-cell office:value-type="string" table:style-name="ce15">
            <text:p>Worked on resolving email notification issues. Meeting with Jeff to discuss issues with FC3, EMPUAT1, and adding back EMPDEV1.</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4.11111111170612E-2" table:style-name="ce4">
            <text:p>0.041</text:p>
          </table:table-cell>
          <table:table-cell office:value-type="string" table:style-name="ce21">
            <text:p>IDtoEmployeeSvc</text:p>
          </table:table-cell>
          <table:table-cell office:value-type="date" office:date-value="2025-04-15T12:00:08" table:style-name="ce14">
            <text:p>4/15/25 12:00 PM</text:p>
          </table:table-cell>
          <table:table-cell office:value-type="date" office:date-value="2025-04-15T12:02:36" table:style-name="ce14">
            <text:p>4/15/25 12:02 PM</text:p>
          </table:table-cell>
          <table:table-cell office:value-type="string" table:style-name="ce15">
            <text:p># worked on summary email</text:p>
          </table:table-cell>
          <table:table-cell table:style-name="ce19"/>
          <table:table-cell table:number-columns-repeated="16375" table:style-name="ce17"/>
        </table:table-row>
        <table:table-row table:style-name="ro5"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53972222213633403" table:style-name="ce4">
            <text:p>0.540</text:p>
          </table:table-cell>
          <table:table-cell office:value-type="string" table:style-name="ce21">
            <text:p>IDtoAviobook</text:p>
          </table:table-cell>
          <table:table-cell office:value-type="date" office:date-value="2025-04-15T12:02:36" table:style-name="ce14">
            <text:p>4/15/25 12:02 PM</text:p>
          </table:table-cell>
          <table:table-cell office:value-type="date" office:date-value="2025-04-15T12:34:59" table:style-name="ce14">
            <text:p>4/15/25 12:34 PM</text:p>
          </table:table-cell>
          <table:table-cell office:value-type="string" table:style-name="ce22">
            <text:p>Working with Nader on INC6541009.</text:p>
          </table:table-cell>
          <table:table-cell office:value-type="string" table:style-name="ce16">
            <text:p>It turns out it wasn't a driver issue. Sounded like it was due to an authentication problem.</text:p>
          </table:table-cell>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75027777784271199" table:style-name="ce4">
            <text:p>0.750</text:p>
          </table:table-cell>
          <table:table-cell office:value-type="string" table:style-name="ce21">
            <text:p>IDtoEmployeeSvc</text:p>
          </table:table-cell>
          <table:table-cell office:value-type="date" office:date-value="2025-04-15T12:34:59" table:style-name="ce14">
            <text:p>4/15/25 12:34 PM</text:p>
          </table:table-cell>
          <table:table-cell office:value-type="date" office:date-value="2025-04-15T13:20:00" table:style-name="ce14">
            <text:p>4/15/25 01:20 PM</text:p>
          </table:table-cell>
          <table:table-cell office:value-type="string" table:style-name="ce15">
            <text:p>#turning off driver in Dev/qa to avoid fc3 chnages</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50000000005820799" table:style-name="ce4">
            <text:p>0.500</text:p>
          </table:table-cell>
          <table:table-cell office:value-type="string" table:style-name="ce21">
            <text:p>IDtoAutocrib</text:p>
          </table:table-cell>
          <table:table-cell office:value-type="date" office:date-value="2025-04-15T13:20:00" table:style-name="ce14">
            <text:p>4/15/25 01:20 PM</text:p>
          </table:table-cell>
          <table:table-cell office:value-type="date" office:date-value="2025-04-15T13:50:00" table:style-name="ce14">
            <text:p>4/15/25 01:50 PM</text:p>
          </table:table-cell>
          <table:table-cell office:value-type="string" table:style-name="ce15">
            <text:p>Worked on IDtoAutocrib field length limiting code.</text:p>
          </table:table-cell>
          <table:table-cell table:style-name="ce19"/>
          <table:table-cell table:number-columns-repeated="16375" table:style-name="ce17"/>
        </table:table-row>
        <table:table-row table:style-name="ro4"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23833333334187001" table:style-name="ce4">
            <text:p>0.238</text:p>
          </table:table-cell>
          <table:table-cell office:value-type="string" table:style-name="ce21">
            <text:p>IDtoEmployeeSvc</text:p>
          </table:table-cell>
          <table:table-cell office:value-type="date" office:date-value="2025-04-15T13:50:00" table:style-name="ce14">
            <text:p>4/15/25 01:50 PM</text:p>
          </table:table-cell>
          <table:table-cell office:value-type="date" office:date-value="2025-04-15T14:04:18" table:style-name="ce14">
            <text:p>4/15/25 02:04 PM</text:p>
          </table:table-cell>
          <table:table-cell office:value-type="string" table:style-name="ce15">
            <text:p>#fixing empuat roles form employeeservicesroloemanagement driver from Jeff Wilton.</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3.2499999913852697E-2" table:style-name="ce4">
            <text:p>0.032</text:p>
          </table:table-cell>
          <table:table-cell office:value-type="string" table:style-name="ce21">
            <text:p>IDtoAutocrib</text:p>
          </table:table-cell>
          <table:table-cell office:value-type="date" office:date-value="2025-04-15T14:04:18" table:style-name="ce14">
            <text:p>4/15/25 02:04 PM</text:p>
          </table:table-cell>
          <table:table-cell office:value-type="date" office:date-value="2025-04-15T14:06:15" table:style-name="ce14">
            <text:p>4/15/25 02:06 PM</text:p>
          </table:table-cell>
          <table:table-cell office:value-type="string" table:style-name="ce15">
            <text:p>#back to formatting</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43749999994179201" table:style-name="ce4">
            <text:p>0.437</text:p>
          </table:table-cell>
          <table:table-cell office:value-type="string" table:style-name="ce21">
            <text:p>IDtoAutocrib</text:p>
          </table:table-cell>
          <table:table-cell office:value-type="date" office:date-value="2025-04-15T14:51:45" table:style-name="ce14">
            <text:p>4/15/25 02:51 PM</text:p>
          </table:table-cell>
          <table:table-cell office:value-type="date" office:date-value="2025-04-15T15:18:00" table:style-name="ce14">
            <text:p>4/15/25 03:18 PM</text:p>
          </table:table-cell>
          <table:table-cell office:value-type="string" table:style-name="ce15">
            <text:p># finished firstname/lastname cleaning</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137500000011642" table:style-name="ce4">
            <text:p>0.138</text:p>
          </table:table-cell>
          <table:table-cell office:value-type="string" table:style-name="ce21">
            <text:p>IDtoEmployeeSvc</text:p>
          </table:table-cell>
          <table:table-cell office:value-type="date" office:date-value="2025-04-15T15:18:00" table:style-name="ce14">
            <text:p>4/15/25 03:18 PM</text:p>
          </table:table-cell>
          <table:table-cell office:value-type="date" office:date-value="2025-04-15T15:26:15" table:style-name="ce14">
            <text:p>4/15/25 03:26 PM</text:p>
          </table:table-cell>
          <table:table-cell office:value-type="string" table:style-name="ce15">
            <text:p>#email testing with Brandon</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2.2050000001327099" table:style-name="ce4">
            <text:p>2.205</text:p>
          </table:table-cell>
          <table:table-cell office:value-type="string" table:style-name="ce21">
            <text:p>IDtoAutocrib</text:p>
          </table:table-cell>
          <table:table-cell office:value-type="date" office:date-value="2025-04-15T15:26:15" table:style-name="ce14">
            <text:p>4/15/25 03:26 PM</text:p>
          </table:table-cell>
          <table:table-cell office:value-type="date" office:date-value="2025-04-15T17:38:33" table:style-name="ce14">
            <text:p>4/15/25 05:38 PM</text:p>
          </table:table-cell>
          <table:table-cell office:value-type="string" table:style-name="ce15">
            <text:p># writing firstname/lastname &gt; 21 test</text:p>
          </table:table-cell>
          <table:table-cell table:style-name="ce19"/>
          <table:table-cell table:number-columns-repeated="16375" table:style-name="ce17"/>
        </table:table-row>
        <table:table-row table:number-rows-repeated="2"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number-rows-repeated="3"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number-rows-repeated="2"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11" table:style-name="ce18">
            <text:p>911</text:p>
          </table:table-cell>
          <table:table-cell office:value-type="float" office:value="8" table:style-name="ce20">
            <text:p>8.000</text:p>
          </table:table-cell>
          <table:table-cell office:value-type="float" office:value="7.98277777782641" table:style-name="ce4">
            <text:p>7.983</text:p>
          </table:table-cell>
          <table:table-cell office:value-type="string" table:style-name="ce4">
            <text:p>---</text:p>
          </table:table-cell>
          <table:table-cell office:value-type="date" office:date-value="2025-04-16T00:00:00" table:style-name="ce21">
            <text:p>16-Apr</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25000000011641499" table:style-name="ce4">
            <text:p>0.250</text:p>
          </table:table-cell>
          <table:table-cell office:value-type="string" table:style-name="ce23">
            <text:p>mtg-daily</text:p>
          </table:table-cell>
          <table:table-cell office:value-type="date" office:date-value="2025-04-16T08:30:00" table:style-name="ce14">
            <text:p>4/16/25 08:30 AM</text:p>
          </table:table-cell>
          <table:table-cell office:value-type="date" office:date-value="2025-04-16T08:45:00" table:style-name="ce14">
            <text:p>4/16/25 08:45 AM</text:p>
          </table:table-cell>
          <table:table-cell office:value-type="string" table:style-name="ce15">
            <text:p>Daily meetings with the team.</text:p>
          </table:table-cell>
          <table:table-cell table:style-name="ce25"/>
          <table:table-cell table:style-name="ce26"/>
          <table:table-cell table:number-columns-repeated="16374"/>
        </table:table-row>
        <table:table-row table:style-name="ro5"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234444444417022" table:style-name="ce4">
            <text:p>0.234</text:p>
          </table:table-cell>
          <table:table-cell office:value-type="string" table:style-name="ce21">
            <text:p>idmunitdev</text:p>
          </table:table-cell>
          <table:table-cell office:value-type="date" office:date-value="2025-04-16T09:15:56" table:style-name="ce14">
            <text:p>4/16/25 09:15 AM</text:p>
          </table:table-cell>
          <table:table-cell office:value-type="date" office:date-value="2025-04-16T09:30:00" table:style-name="ce14">
            <text:p>4/16/25 09:30 AM</text:p>
          </table:table-cell>
          <table:table-cell office:value-type="string" table:style-name="ce22">
            <text:p>Worked on testing Jeremiah's latest curl connector changes.</text:p>
          </table:table-cell>
          <table:table-cell table:style-name="ce25"/>
          <table:table-cell table:style-name="ce26"/>
          <table:table-cell table:number-columns-repeated="16374"/>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16T09:30:00" table:style-name="ce14">
            <text:p>4/16/25 09:30 AM</text:p>
          </table:table-cell>
          <table:table-cell office:value-type="date" office:date-value="2025-04-16T10:00:00" table:style-name="ce14">
            <text:p>4/16/25 10:00 AM</text:p>
          </table:table-cell>
          <table:table-cell office:value-type="string" table:style-name="ce15">
            <text:p>#</text:p>
          </table:table-cell>
          <table:table-cell table:style-name="ce25"/>
          <table:table-cell table:style-name="ce26"/>
          <table:table-cell table:number-columns-repeated="16374"/>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1.6605555555434" table:style-name="ce4">
            <text:p>1.661</text:p>
          </table:table-cell>
          <table:table-cell office:value-type="string" table:style-name="ce21">
            <text:p>idmunitdev</text:p>
          </table:table-cell>
          <table:table-cell office:value-type="date" office:date-value="2025-04-16T10:00:00" table:style-name="ce14">
            <text:p>4/16/25 10:00 AM</text:p>
          </table:table-cell>
          <table:table-cell office:value-type="date" office:date-value="2025-04-16T11:39:38" table:style-name="ce14">
            <text:p>4/16/25 11:39 AM</text:p>
          </table:table-cell>
          <table:table-cell office:value-type="string" table:style-name="ce15">
            <text:p>#</text:p>
          </table:table-cell>
          <table:table-cell table:style-name="ce25"/>
          <table:table-cell table:style-name="ce26"/>
          <table:table-cell table:number-columns-repeated="16374"/>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121111111133359" table:style-name="ce4">
            <text:p>0.121</text:p>
          </table:table-cell>
          <table:table-cell office:value-type="string" table:style-name="ce21">
            <text:p>IDtoAutocrib</text:p>
          </table:table-cell>
          <table:table-cell office:value-type="date" office:date-value="2025-04-16T11:39:38" table:style-name="ce14">
            <text:p>4/16/25 11:39 AM</text:p>
          </table:table-cell>
          <table:table-cell office:value-type="date" office:date-value="2025-04-16T11:46:54" table:style-name="ce14">
            <text:p>4/16/25 11:46 AM</text:p>
          </table:table-cell>
          <table:table-cell office:value-type="string" table:style-name="ce15">
            <text:p>Worked on deploying IDtoAutocrib into QA.</text:p>
          </table:table-cell>
          <table:table-cell table:style-name="ce25"/>
          <table:table-cell table:style-name="ce26"/>
          <table:table-cell table:number-columns-repeated="16374"/>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218333333381452" table:style-name="ce4">
            <text:p>0.218</text:p>
          </table:table-cell>
          <table:table-cell office:value-type="string" table:style-name="ce21">
            <text:p>IDtoEmployeeSvc</text:p>
          </table:table-cell>
          <table:table-cell office:value-type="date" office:date-value="2025-04-16T11:46:54" table:style-name="ce14">
            <text:p>4/16/25 11:46 AM</text:p>
          </table:table-cell>
          <table:table-cell office:value-type="date" office:date-value="2025-04-16T12:00:00" table:style-name="ce14">
            <text:p>4/16/25 12:00 PM</text:p>
          </table:table-cell>
          <table:table-cell office:value-type="string" table:style-name="ce15">
            <text:p>Worked on fixing email issues in IDtoEmployeeSvc tests.</text:p>
          </table:table-cell>
          <table:table-cell table:style-name="ce25"/>
          <table:table-cell table:style-name="ce26"/>
          <table:table-cell table:number-columns-repeated="16374"/>
        </table:table-row>
        <table:table-row table:style-name="ro5"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1.16666666662786" table:style-name="ce4">
            <text:p>1.167</text:p>
          </table:table-cell>
          <table:table-cell office:value-type="string" table:style-name="ce21">
            <text:p>L&amp;L</text:p>
          </table:table-cell>
          <table:table-cell office:value-type="date" office:date-value="2025-04-16T12:00:00" table:style-name="ce14">
            <text:p>4/16/25 12:00 PM</text:p>
          </table:table-cell>
          <table:table-cell office:value-type="date" office:date-value="2025-04-16T13:10:00" table:style-name="ce14">
            <text:p>4/16/25 01:10 PM</text:p>
          </table:table-cell>
          <table:table-cell office:value-type="string" table:style-name="ce15">
            <text:p>L&amp;L - OAUTH demo review going through a few OAUTH flows.</text:p>
          </table:table-cell>
          <table:table-cell table:style-name="ce25"/>
          <table:table-cell table:style-name="ce26"/>
          <table:table-cell table:number-columns-repeated="16374"/>
        </table:table-row>
        <table:table-row table:style-name="ro5"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96666666667442802" table:style-name="ce4">
            <text:p>0.967</text:p>
          </table:table-cell>
          <table:table-cell office:value-type="string" table:style-name="ce21">
            <text:p>Hosein</text:p>
          </table:table-cell>
          <table:table-cell office:value-type="date" office:date-value="2025-04-16T13:10:00" table:style-name="ce14">
            <text:p>4/16/25 01:10 PM</text:p>
          </table:table-cell>
          <table:table-cell office:value-type="date" office:date-value="2025-04-16T14:08:00" table:style-name="ce14">
            <text:p>4/16/25 02:08 PM</text:p>
          </table:table-cell>
          <table:table-cell office:value-type="string" table:style-name="ce15">
            <text:p>Mentoring Hosein on getting his latest Terraform work into a new TriVir git repo.</text:p>
          </table:table-cell>
          <table:table-cell table:style-name="ce25"/>
          <table:table-cell table:style-name="ce26"/>
          <table:table-cell table:number-columns-repeated="16374"/>
        </table:table-row>
        <table:table-row table:style-name="ro5"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92416666669305403" table:style-name="ce4">
            <text:p>0.924</text:p>
          </table:table-cell>
          <table:table-cell office:value-type="string" table:style-name="ce21">
            <text:p>quickbase trining</text:p>
          </table:table-cell>
          <table:table-cell office:value-type="date" office:date-value="2025-04-16T14:08:00" table:style-name="ce14">
            <text:p>4/16/25 02:08 PM</text:p>
          </table:table-cell>
          <table:table-cell office:value-type="date" office:date-value="2025-04-16T15:03:27" table:style-name="ce14">
            <text:p>4/16/25 03:03 PM</text:p>
          </table:table-cell>
          <table:table-cell office:value-type="string" table:style-name="ce15">
            <text:p>Training meeting with Dhivya covering Quickbase GUI generation for intake forms.</text:p>
          </table:table-cell>
          <table:table-cell table:style-name="ce25"/>
          <table:table-cell table:style-name="ce26"/>
          <table:table-cell table:number-columns-repeated="16374"/>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19249999994644901" table:style-name="ce4">
            <text:p>0.192</text:p>
          </table:table-cell>
          <table:table-cell office:value-type="string" table:style-name="ce21">
            <text:p>IDtoAutocrib</text:p>
          </table:table-cell>
          <table:table-cell office:value-type="date" office:date-value="2025-04-16T15:03:27" table:style-name="ce14">
            <text:p>4/16/25 03:03 PM</text:p>
          </table:table-cell>
          <table:table-cell office:value-type="date" office:date-value="2025-04-16T15:15:00" table:style-name="ce14">
            <text:p>4/16/25 03:15 PM</text:p>
          </table:table-cell>
          <table:table-cell office:value-type="string" table:style-name="ce15">
            <text:p>#</text:p>
          </table:table-cell>
          <table:table-cell table:style-name="ce25"/>
          <table:table-cell table:style-name="ce26"/>
          <table:table-cell table:number-columns-repeated="16374"/>
        </table:table-row>
        <table:table-row table:style-name="ro5"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1.74833333340939" table:style-name="ce4">
            <text:p>1.748</text:p>
          </table:table-cell>
          <table:table-cell office:value-type="string" table:style-name="ce21">
            <text:p>AFCU - fixing init mig</text:p>
          </table:table-cell>
          <table:table-cell office:value-type="date" office:date-value="2025-04-16T16:00:00" table:style-name="ce14">
            <text:p>4/16/25 04:00 PM</text:p>
          </table:table-cell>
          <table:table-cell office:value-type="date" office:date-value="2025-04-16T17:44:54" table:style-name="ce14">
            <text:p>4/16/25 05:44 PM</text:p>
          </table:table-cell>
          <table:table-cell office:value-type="string" table:style-name="ce15">
            <text:p>Worked on researching an issue to resolve initial migration issues with the HR Connect IDM driver.</text:p>
          </table:table-cell>
          <table:table-cell office:value-type="string" table:style-name="ce25">
            <text:p>Found the association value is case sensitive when the driver attempts to connect already associated accounts on the publisher.</text:p>
          </table:table-cell>
          <table:table-cell table:style-name="ce26"/>
          <table:table-cell table:number-columns-repeated="16374"/>
        </table:table-row>
        <table:table-row table:number-rows-repeated="3"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number-rows-repeated="3"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office:value-type="float" office:value="7" table:style-name="ce20">
            <text:p>7.000</text:p>
          </table:table-cell>
          <table:table-cell office:value-type="float" office:value="6.7947222221991996" table:style-name="ce4">
            <text:p>6.795</text:p>
          </table:table-cell>
          <table:table-cell office:value-type="string" table:style-name="ce4">
            <text:p>---</text:p>
          </table:table-cell>
          <table:table-cell office:value-type="date" office:date-value="2025-04-17T00:00:00" table:style-name="ce21">
            <text:p>17-Apr</text:p>
          </table:table-cell>
          <table:table-cell table:number-columns-repeated="2" table:style-name="ce14"/>
          <table:table-cell table:style-name="ce15"/>
          <table:table-cell table:style-name="ce19"/>
          <table:table-cell table:number-columns-repeated="16375" table:style-name="ce17"/>
        </table:table-row>
        <table:table-row table:style-name="ro5"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916666666686069" table:style-name="ce4">
            <text:p>0.917</text:p>
          </table:table-cell>
          <table:table-cell office:value-type="string" table:style-name="ce21">
            <text:p>IDtoAutocrib</text:p>
          </table:table-cell>
          <table:table-cell office:value-type="date" office:date-value="2025-04-17T07:35:00" table:style-name="ce14">
            <text:p>4/17/25 07:35 AM</text:p>
          </table:table-cell>
          <table:table-cell office:value-type="date" office:date-value="2025-04-17T08:30:00" table:style-name="ce14">
            <text:p>4/17/25 08:30 AM</text:p>
          </table:table-cell>
          <table:table-cell office:value-type="string" table:style-name="ce15">
            <text:p>Worked on deploying IDtoAutocrib into QA, Production, and deploying 299 users at the MDW site.</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7T08:30:00" table:style-name="ce14">
            <text:p>4/17/25 08:30 AM</text:p>
          </table:table-cell>
          <table:table-cell office:value-type="date" office:date-value="2025-04-17T08:45:00" table:style-name="ce14">
            <text:p>4/17/25 08:45 AM</text:p>
          </table:table-cell>
          <table:table-cell office:value-type="string" table:style-name="ce15">
            <text:p>Daily meetings with the team.</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75" table:style-name="ce4">
            <text:p>0.750</text:p>
          </table:table-cell>
          <table:table-cell office:value-type="string" table:style-name="ce21">
            <text:p>IDtoAutocrib</text:p>
          </table:table-cell>
          <table:table-cell office:value-type="date" office:date-value="2025-04-17T08:45:00" table:style-name="ce14">
            <text:p>4/17/25 08:45 AM</text:p>
          </table:table-cell>
          <table:table-cell office:value-type="date" office:date-value="2025-04-17T09:30:00" table:style-name="ce14">
            <text:p>4/17/25 09:30 AM</text:p>
          </table:table-cell>
          <table:table-cell office:value-type="string" table:style-name="ce15">
            <text:p>#</text:p>
          </table:table-cell>
          <table:table-cell table:style-name="ce19"/>
          <table:table-cell table:number-columns-repeated="16375" table:style-name="ce17"/>
        </table:table-row>
        <table:table-row table:style-name="ro4"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66249999997671705" table:style-name="ce4">
            <text:p>0.662</text:p>
          </table:table-cell>
          <table:table-cell office:value-type="string" table:style-name="ce21">
            <text:p>Support</text:p>
          </table:table-cell>
          <table:table-cell office:value-type="date" office:date-value="2025-04-17T09:30:00" table:style-name="ce14">
            <text:p>4/17/25 09:30 AM</text:p>
          </table:table-cell>
          <table:table-cell office:value-type="date" office:date-value="2025-04-17T10:09:45" table:style-name="ce14">
            <text:p>4/17/25 10:09 AM</text:p>
          </table:table-cell>
          <table:table-cell office:value-type="string" table:style-name="ce15">
            <text:p>Worked with Gokul to resolve IdMUnit SCIM connector issues, and Nirosha on merging her latest MR on the IDtoAWSIDC driver.</text:p>
          </table:table-cell>
          <table:table-cell table:style-name="ce19"/>
          <table:table-cell table:number-columns-repeated="16375" table:style-name="ce17"/>
        </table:table-row>
        <table:table-row table:style-name="ro5"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46194444433786003" table:style-name="ce4">
            <text:p>0.462</text:p>
          </table:table-cell>
          <table:table-cell office:value-type="string" table:style-name="ce21">
            <text:p>Mentoring</text:p>
          </table:table-cell>
          <table:table-cell office:value-type="date" office:date-value="2025-04-17T10:09:45" table:style-name="ce14">
            <text:p>4/17/25 10:09 AM</text:p>
          </table:table-cell>
          <table:table-cell office:value-type="date" office:date-value="2025-04-17T10:37:28" table:style-name="ce14">
            <text:p>4/17/25 10:37 AM</text:p>
          </table:table-cell>
          <table:table-cell office:value-type="string" table:style-name="ce15">
            <text:p>Working with Hosein to get his work into Git for the Terraform work.</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39388888876419498" table:style-name="ce4">
            <text:p>0.394</text:p>
          </table:table-cell>
          <table:table-cell office:value-type="string" table:style-name="ce21">
            <text:p>IDtoAutocrib</text:p>
          </table:table-cell>
          <table:table-cell office:value-type="date" office:date-value="2025-04-17T12:30:00" table:style-name="ce14">
            <text:p>4/17/25 12:30 PM</text:p>
          </table:table-cell>
          <table:table-cell office:value-type="date" office:date-value="2025-04-17T12:53:38" table:style-name="ce14">
            <text:p>4/17/25 12:53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22944444447057299" table:style-name="ce4">
            <text:p>0.229</text:p>
          </table:table-cell>
          <table:table-cell office:value-type="string" table:style-name="ce21">
            <text:p>IDtoAutocrib</text:p>
          </table:table-cell>
          <table:table-cell office:value-type="date" office:date-value="2025-04-17T12:53:38" table:style-name="ce14">
            <text:p>4/17/25 12:53 PM</text:p>
          </table:table-cell>
          <table:table-cell office:value-type="date" office:date-value="2025-04-17T13:07:24" table:style-name="ce14">
            <text:p>4/17/25 01:07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56777777778916105" table:style-name="ce4">
            <text:p>0.568</text:p>
          </table:table-cell>
          <table:table-cell office:value-type="string" table:style-name="ce21">
            <text:p>Support</text:p>
          </table:table-cell>
          <table:table-cell office:value-type="date" office:date-value="2025-04-17T13:07:24" table:style-name="ce14">
            <text:p>4/17/25 01:07 PM</text:p>
          </table:table-cell>
          <table:table-cell office:value-type="date" office:date-value="2025-04-17T13:41:28" table:style-name="ce14">
            <text:p>4/17/25 01:41 PM</text:p>
          </table:table-cell>
          <table:table-cell office:value-type="string" table:style-name="ce15">
            <text:p>#second call: going through debugger gokul</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44361111108446499" table:style-name="ce4">
            <text:p>0.444</text:p>
          </table:table-cell>
          <table:table-cell office:value-type="string" table:style-name="ce21">
            <text:p>IDtoAutocrib</text:p>
          </table:table-cell>
          <table:table-cell office:value-type="date" office:date-value="2025-04-17T13:41:28" table:style-name="ce14">
            <text:p>4/17/25 01:41 PM</text:p>
          </table:table-cell>
          <table:table-cell office:value-type="date" office:date-value="2025-04-17T14:08:05" table:style-name="ce14">
            <text:p>4/17/25 02:08 PM</text:p>
          </table:table-cell>
          <table:table-cell office:value-type="string" table:style-name="ce15">
            <text:p>#doing golive</text:p>
          </table:table-cell>
          <table:table-cell table:style-name="ce19"/>
          <table:table-cell table:number-columns-repeated="16375" table:style-name="ce17"/>
        </table:table-row>
        <table:table-row table:style-name="ro5"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22277777781710001" table:style-name="ce4">
            <text:p>0.223</text:p>
          </table:table-cell>
          <table:table-cell office:value-type="string" table:style-name="ce21">
            <text:p>Support</text:p>
          </table:table-cell>
          <table:table-cell office:value-type="date" office:date-value="2025-04-17T14:08:05" table:style-name="ce14">
            <text:p>4/17/25 02:08 PM</text:p>
          </table:table-cell>
          <table:table-cell office:value-type="date" office:date-value="2025-04-17T14:21:27" table:style-name="ce14">
            <text:p>4/17/25 02:21 PM</text:p>
          </table:table-cell>
          <table:table-cell office:value-type="string" table:style-name="ce15">
            <text:p>Worked with Nirosha to resolve IDtoAWSIDC driver errors.</text:p>
          </table:table-cell>
          <table:table-cell table:style-name="ce19"/>
          <table:table-cell table:number-columns-repeated="16375" table:style-name="ce17"/>
        </table:table-row>
        <table:table-row table:style-name="ro5"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41555555560626101" table:style-name="ce4">
            <text:p>0.416</text:p>
          </table:table-cell>
          <table:table-cell office:value-type="string" table:style-name="ce21">
            <text:p>IDtoAutocrib</text:p>
          </table:table-cell>
          <table:table-cell office:value-type="date" office:date-value="2025-04-17T14:21:27" table:style-name="ce14">
            <text:p>4/17/25 02:21 PM</text:p>
          </table:table-cell>
          <table:table-cell office:value-type="date" office:date-value="2025-04-17T14:46:23" table:style-name="ce14">
            <text:p>4/17/25 02:46 PM</text:p>
          </table:table-cell>
          <table:table-cell office:value-type="string" table:style-name="ce15">
            <text:p>#fixing test to resolve name overwrite issue in Overflow test.</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93472222227137503" table:style-name="ce4">
            <text:p>0.935</text:p>
          </table:table-cell>
          <table:table-cell office:value-type="string" table:style-name="ce21">
            <text:p>IDtoAutocrib</text:p>
          </table:table-cell>
          <table:table-cell office:value-type="date" office:date-value="2025-04-17T15:23:56" table:style-name="ce14">
            <text:p>4/17/25 03:23 PM</text:p>
          </table:table-cell>
          <table:table-cell office:value-type="date" office:date-value="2025-04-17T16:20:01" table:style-name="ce14">
            <text:p>4/17/25 04:20 PM</text:p>
          </table:table-cell>
          <table:table-cell office:value-type="string" table:style-name="ce15">
            <text:p>#working on Autocrib -&gt; AutoCrib updates now.</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54583333327900596" table:style-name="ce4">
            <text:p>0.546</text:p>
          </table:table-cell>
          <table:table-cell office:value-type="string" table:style-name="ce21">
            <text:p>IDtoAutocrib</text:p>
          </table:table-cell>
          <table:table-cell office:value-type="date" office:date-value="2025-04-17T17:16:43" table:style-name="ce14">
            <text:p>4/17/25 05:16 PM</text:p>
          </table:table-cell>
          <table:table-cell office:value-type="date" office:date-value="2025-04-17T17:49:28" table:style-name="ce14">
            <text:p>4/17/25 05:49 PM</text:p>
          </table:table-cell>
          <table:table-cell office:value-type="string" table:style-name="ce15">
            <text:p>#session 2 working on Autocrib -&gt; AutoCrib updates now.</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office:value-type="float" office:value="9.5" table:style-name="ce20">
            <text:p>9.500</text:p>
          </table:table-cell>
          <table:table-cell office:value-type="float" office:value="9.2577777776168695" table:style-name="ce4">
            <text:p>9.258</text:p>
          </table:table-cell>
          <table:table-cell office:value-type="string" table:style-name="ce4">
            <text:p>---</text:p>
          </table:table-cell>
          <table:table-cell office:value-type="date" office:date-value="2025-04-18T00:00:00" table:style-name="ce21">
            <text:p>18-Apr</text:p>
          </table:table-cell>
          <table:table-cell table:number-columns-repeated="2" table:style-name="ce14"/>
          <table:table-cell table:style-name="ce15"/>
          <table:table-cell table:style-name="ce19"/>
          <table:table-cell table:number-columns-repeated="16375" table:style-name="ce17"/>
        </table:table-row>
        <table:table-row table:style-name="ro7"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240833333227783" table:style-name="ce4">
            <text:p>0.241</text:p>
          </table:table-cell>
          <table:table-cell office:value-type="string" table:style-name="ce21">
            <text:p>IDtoEmployeeSvc</text:p>
          </table:table-cell>
          <table:table-cell office:value-type="date" office:date-value="2025-04-18T08:15:33" table:style-name="ce14">
            <text:p>4/18/25 08:15 AM</text:p>
          </table:table-cell>
          <table:table-cell office:value-type="date" office:date-value="2025-04-18T08:30:00" table:style-name="ce14">
            <text:p>4/18/25 08:30 AM</text:p>
          </table:table-cell>
          <table:table-cell office:value-type="string" table:style-name="ce29">
            <text:p>Worked on validating EMPDEV1 and EMPUAT1 credentials, roles and profiles. Worked on detecting expired password, and INVALID_OPERATION_WITH_EXPIRED_PASSWORD.</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8T08:30:00" table:style-name="ce14">
            <text:p>4/18/25 08:30 AM</text:p>
          </table:table-cell>
          <table:table-cell office:value-type="date" office:date-value="2025-04-18T08:45:00" table:style-name="ce14">
            <text:p>4/18/25 08:45 AM</text:p>
          </table:table-cell>
          <table:table-cell office:value-type="string" table:style-name="ce15">
            <text:p>Daily meetings with the team.</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1.16666666662786" table:style-name="ce4">
            <text:p>1.167</text:p>
          </table:table-cell>
          <table:table-cell office:value-type="string" table:style-name="ce21">
            <text:p>IDtoEmployeeSvc</text:p>
          </table:table-cell>
          <table:table-cell office:value-type="date" office:date-value="2025-04-18T08:45:00" table:style-name="ce14">
            <text:p>4/18/25 08:45 AM</text:p>
          </table:table-cell>
          <table:table-cell office:value-type="date" office:date-value="2025-04-18T09:55:00" table:style-name="ce14">
            <text:p>4/18/25 09:55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135833333304618" table:style-name="ce4">
            <text:p>0.136</text:p>
          </table:table-cell>
          <table:table-cell office:value-type="string" table:style-name="ce21">
            <text:p>IDtoEmployeeSvc</text:p>
          </table:table-cell>
          <table:table-cell office:value-type="date" office:date-value="2025-04-18T09:55:00" table:style-name="ce14">
            <text:p>4/18/25 09:55 AM</text:p>
          </table:table-cell>
          <table:table-cell office:value-type="date" office:date-value="2025-04-18T10:03:09" table:style-name="ce14">
            <text:p>4/18/25 10:03 AM</text:p>
          </table:table-cell>
          <table:table-cell office:value-type="string" table:style-name="ce15">
            <text:p>#</text:p>
          </table:table-cell>
          <table:table-cell table:style-name="ce19"/>
          <table:table-cell table:number-columns-repeated="16375" table:style-name="ce17"/>
        </table:table-row>
        <table:table-row table:style-name="ro5"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123333333351184" table:style-name="ce4">
            <text:p>0.123</text:p>
          </table:table-cell>
          <table:table-cell office:value-type="string" table:style-name="ce21">
            <text:p>IDtoAutocrib</text:p>
          </table:table-cell>
          <table:table-cell office:value-type="date" office:date-value="2025-04-18T10:03:09" table:style-name="ce14">
            <text:p>4/18/25 10:03 AM</text:p>
          </table:table-cell>
          <table:table-cell office:value-type="date" office:date-value="2025-04-18T10:10:33" table:style-name="ce14">
            <text:p>4/18/25 10:10 AM</text:p>
          </table:table-cell>
          <table:table-cell office:value-type="string" table:style-name="ce15">
            <text:p>Call with Sean Lockard to confirm potential issues with AutoCrib data changes.</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NEEDED---</text:p>
          </table:table-cell>
          <table:table-cell office:value-type="float" office:value="1.7066666666069099" table:style-name="ce4">
            <text:p>1.707</text:p>
          </table:table-cell>
          <table:table-cell office:value-type="string" table:style-name="ce21">
            <text:p>FTO</text:p>
          </table:table-cell>
          <table:table-cell office:value-type="date" office:date-value="2025-04-18T10:10:33" table:style-name="ce14">
            <text:p>4/18/25 10:10 AM</text:p>
          </table:table-cell>
          <table:table-cell office:value-type="date" office:date-value="2025-04-18T11:52:57" table:style-name="ce14">
            <text:p>4/18/25 11:52 AM</text:p>
          </table:table-cell>
          <table:table-cell office:value-type="string" table:style-name="ce15">
            <text:p>FTO</text:p>
          </table:table-cell>
          <table:table-cell office:value-type="string" table:style-name="ce19">
            <text:p>At UVU meetings with Holly</text:p>
          </table:table-cell>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200833333306946" table:style-name="ce4">
            <text:p>0.201</text:p>
          </table:table-cell>
          <table:table-cell office:value-type="string" table:style-name="ce21">
            <text:p>IDtoAutocrib</text:p>
          </table:table-cell>
          <table:table-cell office:value-type="date" office:date-value="2025-04-18T11:52:57" table:style-name="ce14">
            <text:p>4/18/25 11:52 AM</text:p>
          </table:table-cell>
          <table:table-cell office:value-type="date" office:date-value="2025-04-18T12:05:00" table:style-name="ce14">
            <text:p>4/18/25 12:05 PM</text:p>
          </table:table-cell>
          <table:table-cell office:value-type="string" table:style-name="ce15">
            <text:p>#removing unneeded code.</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85305555554805301" table:style-name="ce4">
            <text:p>0.853</text:p>
          </table:table-cell>
          <table:table-cell office:value-type="string" table:style-name="ce21">
            <text:p>IDtoEmployeeSvc</text:p>
          </table:table-cell>
          <table:table-cell office:value-type="date" office:date-value="2025-04-18T12:05:00" table:style-name="ce14">
            <text:p>4/18/25 12:05 PM</text:p>
          </table:table-cell>
          <table:table-cell office:value-type="date" office:date-value="2025-04-18T12:56:11" table:style-name="ce14">
            <text:p>4/18/25 12:56 PM</text:p>
          </table:table-cell>
          <table:table-cell office:value-type="string" table:style-name="ce15">
            <text:p>#detecting expired password on login . .</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53527777787530795" table:style-name="ce4">
            <text:p>0.535</text:p>
          </table:table-cell>
          <table:table-cell office:value-type="string" table:style-name="ce21">
            <text:p>IDtoEmployeeSvc</text:p>
          </table:table-cell>
          <table:table-cell office:value-type="date" office:date-value="2025-04-18T14:14:43" table:style-name="ce14">
            <text:p>4/18/25 02:14 PM</text:p>
          </table:table-cell>
          <table:table-cell office:value-type="date" office:date-value="2025-04-18T14:46:50" table:style-name="ce14">
            <text:p>4/18/25 02:46 PM</text:p>
          </table:table-cell>
          <table:table-cell office:value-type="string" table:style-name="ce15">
            <text:p>#detecting expired password on login . .</text:p>
          </table:table-cell>
          <table:table-cell table:style-name="ce19"/>
          <table:table-cell table:number-columns-repeated="16375" table:style-name="ce17"/>
        </table:table-row>
        <table:table-row table:style-name="ro11"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469444444344845" table:style-name="ce4">
            <text:p>0.469</text:p>
          </table:table-cell>
          <table:table-cell office:value-type="string" table:style-name="ce14">
            <text:p>BAES</text:p>
          </table:table-cell>
          <table:table-cell office:value-type="date" office:date-value="2025-04-18T14:46:50" table:style-name="ce14">
            <text:p>4/18/25 02:46 PM</text:p>
          </table:table-cell>
          <table:table-cell office:value-type="date" office:date-value="2025-04-18T15:15:00" table:style-name="ce14">
            <text:p>4/18/25 03:15 PM</text:p>
          </table:table-cell>
          <table:table-cell office:value-type="string" table:style-name="ce15">
            <text:p>Worked to on LMS permitted legal entity issue resolution.</text:p>
          </table:table-cell>
          <table:table-cell office:value-type="string" table:style-name="ce19">
            <text:p>Worked on fixing support in the file connector for Gary’s updates. The XML file connector for BAES didn't support what we needed. It is probably 80% complete now; but need to verify with Gary.</text:p>
          </table:table-cell>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0.319166666537058" table:style-name="ce4">
            <text:p>0.319</text:p>
          </table:table-cell>
          <table:table-cell office:value-type="string" table:style-name="ce21">
            <text:p>IDtoEmployeeSvc</text:p>
          </table:table-cell>
          <table:table-cell office:value-type="date" office:date-value="2025-04-18T15:22:55" table:style-name="ce14">
            <text:p>4/18/25 03:22 PM</text:p>
          </table:table-cell>
          <table:table-cell office:value-type="date" office:date-value="2025-04-18T15:42:04" table:style-name="ce14">
            <text:p>4/18/25 03:42 PM</text:p>
          </table:table-cell>
          <table:table-cell office:value-type="string" table:style-name="ce15">
            <text:p>#detecting expired password on login . .</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office:value-type="string" table:style-name="ce4">
            <text:p>BILLED</text:p>
          </table:table-cell>
          <table:table-cell office:value-type="float" office:value="3.25666666676989" table:style-name="ce4">
            <text:p>3.257</text:p>
          </table:table-cell>
          <table:table-cell office:value-type="string" table:style-name="ce14">
            <text:p>BAES</text:p>
          </table:table-cell>
          <table:table-cell office:value-type="date" office:date-value="2025-04-18T15:42:04" table:style-name="ce14">
            <text:p>4/18/25 03:42 PM</text:p>
          </table:table-cell>
          <table:table-cell office:value-type="date" office:date-value="2025-04-18T18:57:28" table:style-name="ce14">
            <text:p>4/18/25 06:57 PM</text:p>
          </table:table-cell>
          <table:table-cell office:value-type="string" table:style-name="ce15">
            <text:p>#updating idmunit conenctor</text:p>
          </table:table-cell>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14"/>
          <table:table-cell office:value-type="string" table:style-name="ce21">
            <text:p>create story to do autocrb data validation &amp; reporting -</text:p>
          </table:table-cell>
          <table:table-cell table:style-name="ce14"/>
          <table:table-cell table:style-name="ce15"/>
          <table:table-cell table:style-name="ce19"/>
          <table:table-cell table:number-columns-repeated="16375" table:style-name="ce17"/>
        </table:table-row>
        <table:table-row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13"/>
          <table:table-cell office:value-type="string" table:style-name="ce14">
            <text:p>Send status to confirm temas are ok with this</text:p>
          </table:table-cell>
          <table:table-cell table:style-name="ce14"/>
          <table:table-cell table:style-name="ce15"/>
          <table:table-cell table:style-name="ce19"/>
          <table:table-cell table:number-columns-repeated="16375" table:style-name="ce17"/>
        </table:table-row>
        <table:table-row table:number-rows-repeated="2" table:style-name="ro2" table:visibility="collapse">
          <table:table-cell office:value-type="float" office:value="911" table:style-name="ce18">
            <text:p>911</text:p>
          </table:table-cell>
          <table:table-cell table:style-name="ce20"/>
          <table:table-cell table:style-name="ce4"/>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table:number-columns-repeated="2" table:style-name="ce11"/>
          <table:table-cell table:number-columns-repeated="2" table:style-name="ce12"/>
          <table:table-cell table:number-columns-repeated="3" table:style-name="ce13"/>
          <table:table-cell table:style-name="ce15"/>
          <table:table-cell table:style-name="ce16"/>
          <table:table-cell table:number-columns-repeated="16375"/>
        </table:table-row>
        <table:table-row table:style-name="ro3" table:visibility="collapse">
          <table:table-cell office:value-type="float" office:value="912" table:style-name="ce18">
            <text:p>912</text:p>
          </table:table-cell>
          <table:table-cell table:style-name="ce12"/>
          <table:table-cell office:value-type="string" table:style-name="ce4">
            <text:p>****************</text:p>
          </table:table-cell>
          <table:table-cell table:style-name="ce4"/>
          <table:table-cell table:number-columns-spanned="2" table:number-rows-spanned="3" table:style-name="ce35"/>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2" table:style-name="ce18">
            <text:p>91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2" table:style-name="ce18">
            <text:p>912</text:p>
          </table:table-cell>
          <table:table-cell table:style-name="ce20"/>
          <table:table-cell office:value-type="string" table:style-name="ce4">
            <text:p>****************</text:p>
          </table:table-cell>
          <table:table-cell office:value-type="string" table:style-name="ce4">
            <text:p>---</text:p>
          </table:table-cell>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2" table:style-name="ce18">
            <text:p>912</text:p>
          </table:table-cell>
          <table:table-cell table:style-name="ce20"/>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number-rows-repeated="2" table:style-name="ro3" table:visibility="collapse">
          <table:table-cell office:value-type="float" office:value="912" table:style-name="ce18">
            <text:p>912</text:p>
          </table:table-cell>
          <table:table-cell table:style-name="ce20"/>
          <table:table-cell office:value-type="string" table:style-name="ce4">
            <text:p>****************</text:p>
          </table:table-cell>
          <table:table-cell office:value-type="string" table:style-name="ce4">
            <text:p>---</text:p>
          </table:table-cell>
          <table:table-cell table:style-name="ce13"/>
          <table:table-cell table:style-name="ce28"/>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2" table:style-name="ce18">
            <text:p>912</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12" table:style-name="ce18">
            <text:p>912</text:p>
          </table:table-cell>
          <table:table-cell table:style-name="ce12"/>
          <table:table-cell office:value-type="string" table:style-name="ce4">
            <text:p>BILLED</text:p>
          </table:table-cell>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office:value-type="float" office:value="10" table:style-name="ce20">
            <text:p>10.000</text:p>
          </table:table-cell>
          <table:table-cell office:value-type="float" office:value="9.7816666667349601" table:style-name="ce4">
            <text:p>9.782</text:p>
          </table:table-cell>
          <table:table-cell office:value-type="string" table:style-name="ce4">
            <text:p>---</text:p>
          </table:table-cell>
          <table:table-cell office:value-type="date" office:date-value="2025-04-21T00:00:00" table:style-name="ce21">
            <text:p>21-Apr</text:p>
          </table:table-cell>
          <table:table-cell table:number-columns-repeated="2" table:style-name="ce14"/>
          <table:table-cell table:style-name="ce22"/>
          <table:table-cell table:style-name="ce19"/>
          <table:table-cell table:number-columns-repeated="16375" table:style-name="ce17"/>
        </table:table-row>
        <table:table-row table:style-name="ro8"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1.2324999999837001" table:style-name="ce4">
            <text:p>1.232</text:p>
          </table:table-cell>
          <table:table-cell office:value-type="string" table:style-name="ce30">
            <text:p>BAES</text:p>
          </table:table-cell>
          <table:table-cell office:value-type="date" office:date-value="2025-04-21T07:16:03" table:style-name="ce14">
            <text:p>4/21/25 07:16 AM</text:p>
          </table:table-cell>
          <table:table-cell office:value-type="date" office:date-value="2025-04-21T08:30:00" table:style-name="ce14">
            <text:p>4/21/25 08:30 AM</text:p>
          </table:table-cell>
          <table:table-cell office:value-type="string" table:style-name="ce22">
            <text:p>Worked on resolving the LMS nested data issue.</text:p>
          </table:table-cell>
          <table:table-cell office:value-type="string" table:style-name="ce19">
            <text:p>Discussions with Gary, and fixing code to add functionality needed to add support to the IdMUnit test.</text:p>
          </table:table-cell>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25000000011641499" table:style-name="ce4">
            <text:p>0.250</text:p>
          </table:table-cell>
          <table:table-cell office:value-type="string" table:style-name="ce30">
            <text:p>Mtg-standup</text:p>
          </table:table-cell>
          <table:table-cell office:value-type="date" office:date-value="2025-04-21T08:30:00" table:style-name="ce14">
            <text:p>4/21/25 08:30 AM</text:p>
          </table:table-cell>
          <table:table-cell office:value-type="date" office:date-value="2025-04-21T08:45:00" table:style-name="ce14">
            <text:p>4/21/25 08:45 AM</text:p>
          </table:table-cell>
          <table:table-cell office:value-type="string" table:style-name="ce24">
            <text:p>Daily meetings with the team.</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3.4347222222131699" table:style-name="ce4">
            <text:p>3.435</text:p>
          </table:table-cell>
          <table:table-cell office:value-type="string" table:style-name="ce30">
            <text:p>FTO – doctor</text:p>
          </table:table-cell>
          <table:table-cell office:value-type="date" office:date-value="2025-04-21T08:45:00" table:style-name="ce14">
            <text:p>4/21/25 08:45 AM</text:p>
          </table:table-cell>
          <table:table-cell office:value-type="date" office:date-value="2025-04-21T12:11:05" table:style-name="ce14">
            <text:p>4/21/25 12:11 PM</text:p>
          </table:table-cell>
          <table:table-cell office:value-type="string" table:style-name="ce22">
            <text:p>Doc app</text:p>
          </table:table-cell>
          <table:table-cell table:style-name="ce19"/>
          <table:table-cell table:number-columns-repeated="16375" table:style-name="ce17"/>
        </table:table-row>
        <table:table-row table:style-name="ro5"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3.8316666665487" table:style-name="ce4">
            <text:p>3.832</text:p>
          </table:table-cell>
          <table:table-cell office:value-type="string" table:style-name="ce30">
            <text:p>IDtoEmployeeSvc</text:p>
          </table:table-cell>
          <table:table-cell office:value-type="date" office:date-value="2025-04-21T12:11:05" table:style-name="ce14">
            <text:p>4/21/25 12:11 PM</text:p>
          </table:table-cell>
          <table:table-cell office:value-type="date" office:date-value="2025-04-21T16:00:59" table:style-name="ce14">
            <text:p>4/21/25 04:00 PM</text:p>
          </table:table-cell>
          <table:table-cell office:value-type="string" table:style-name="ce22">
            <text:p>Worked on updating the build for the EmployeeSvc related drivers to connect to EMPUAT1.</text:p>
          </table:table-cell>
          <table:table-cell office:value-type="string" table:style-name="ce19">
            <text:p>Need to move DEV/QA to EMPDEV1 and EMPUAT1 respectively.</text:p>
          </table:table-cell>
          <table:table-cell table:number-columns-repeated="16375" table:style-name="ce17"/>
        </table:table-row>
        <table:table-row table:style-name="ro5"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45777777791954599" table:style-name="ce4">
            <text:p>0.458</text:p>
          </table:table-cell>
          <table:table-cell office:value-type="string" table:style-name="ce30">
            <text:p>IDtoEmployeeSvc</text:p>
          </table:table-cell>
          <table:table-cell office:value-type="date" office:date-value="2025-04-21T16:00:59" table:style-name="ce14">
            <text:p>4/21/25 04:00 PM</text:p>
          </table:table-cell>
          <table:table-cell office:value-type="date" office:date-value="2025-04-21T16:28:27" table:style-name="ce14">
            <text:p>4/21/25 04:28 PM</text:p>
          </table:table-cell>
          <table:table-cell office:value-type="string" table:style-name="ce22">
            <text:p>#just completed care picture build; getting MRs ready, and CR for all three drivers ready</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57499999995343398" table:style-name="ce4">
            <text:p>0.575</text:p>
          </table:table-cell>
          <table:table-cell office:value-type="string" table:style-name="ce30">
            <text:p>admin</text:p>
          </table:table-cell>
          <table:table-cell office:value-type="date" office:date-value="2025-04-21T16:28:27" table:style-name="ce14">
            <text:p>4/21/25 04:28 PM</text:p>
          </table:table-cell>
          <table:table-cell office:value-type="date" office:date-value="2025-04-21T17:02:57" table:style-name="ce14">
            <text:p>4/21/25 05:02 PM</text:p>
          </table:table-cell>
          <table:table-cell office:value-type="string" table:style-name="ce22">
            <text:p>moving to new laptop</text:p>
          </table:table-cell>
          <table:table-cell table:style-name="ce19"/>
          <table:table-cell table:number-columns-repeated="16375" table:style-name="ce17"/>
        </table:table-row>
        <table:table-row table:number-rows-repeated="2"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30"/>
          <table:table-cell table:number-columns-repeated="2" table:style-name="ce14"/>
          <table:table-cell table:style-name="ce22"/>
          <table:table-cell table:style-name="ce19"/>
          <table:table-cell table:number-columns-repeated="16375" table:style-name="ce17"/>
        </table:table-row>
        <table:table-row table:number-rows-repeated="4"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number-rows-repeated="5"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office:value-type="float" office:value="8" table:style-name="ce20">
            <text:p>8.000</text:p>
          </table:table-cell>
          <table:table-cell office:value-type="float" office:value="7.9936111112474499" table:style-name="ce4">
            <text:p>7.994</text:p>
          </table:table-cell>
          <table:table-cell office:value-type="string" table:style-name="ce4">
            <text:p>---</text:p>
          </table:table-cell>
          <table:table-cell office:value-type="date" office:date-value="2025-04-22T00:00:00" table:style-name="ce21">
            <text:p>22-Apr</text:p>
          </table:table-cell>
          <table:table-cell table:number-columns-repeated="2" table:style-name="ce14"/>
          <table:table-cell table:style-name="ce15"/>
          <table:table-cell table:style-name="ce16"/>
          <table:table-cell table:number-columns-repeated="16375" table:style-name="ce17"/>
        </table:table-row>
        <table:table-row table:style-name="ro4"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49999999988358501" table:style-name="ce4">
            <text:p>0.500</text:p>
          </table:table-cell>
          <table:table-cell office:value-type="string" table:style-name="ce23">
            <text:p>EmployeeSvc</text:p>
          </table:table-cell>
          <table:table-cell office:value-type="date" office:date-value="2025-04-22T08:00:00" table:style-name="ce14">
            <text:p>4/22/25 08:00 AM</text:p>
          </table:table-cell>
          <table:table-cell office:value-type="date" office:date-value="2025-04-22T08:30:00" table:style-name="ce14">
            <text:p>4/22/25 08:30 AM</text:p>
          </table:table-cell>
          <table:table-cell office:value-type="string" table:style-name="ce15">
            <text:p>Worked on deploying the Employee Services drivers into EMPDEV1 and EMPUAT1.</text:p>
          </table:table-cell>
          <table:table-cell office:value-type="string" table:style-name="ce16">
            <text:p>Had some missing role/profile ids that needed to be verified. New error manager is working fine; yet still have some errors that are retrying infinitely.</text:p>
          </table:table-cell>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25000000011641499" table:style-name="ce4">
            <text:p>0.250</text:p>
          </table:table-cell>
          <table:table-cell office:value-type="string" table:style-name="ce23">
            <text:p>mtg-daily</text:p>
          </table:table-cell>
          <table:table-cell office:value-type="date" office:date-value="2025-04-22T08:30:00" table:style-name="ce14">
            <text:p>4/22/25 08:30 AM</text:p>
          </table:table-cell>
          <table:table-cell office:value-type="date" office:date-value="2025-04-22T08:45:00" table:style-name="ce14">
            <text:p>4/22/25 08:45 AM</text:p>
          </table:table-cell>
          <table:table-cell office:value-type="string" table:style-name="ce15">
            <text:p>Daily meetings with the team.</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75" table:style-name="ce4">
            <text:p>0.750</text:p>
          </table:table-cell>
          <table:table-cell office:value-type="string" table:style-name="ce23">
            <text:p>EmployeeSvc</text:p>
          </table:table-cell>
          <table:table-cell office:value-type="date" office:date-value="2025-04-22T08:45:00" table:style-name="ce14">
            <text:p>4/22/25 08:45 AM</text:p>
          </table:table-cell>
          <table:table-cell office:value-type="date" office:date-value="2025-04-22T09:30:00" table:style-name="ce14">
            <text:p>4/22/25 09:30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52388888876885198" table:style-name="ce4">
            <text:p>0.524</text:p>
          </table:table-cell>
          <table:table-cell office:value-type="string" table:style-name="ce21">
            <text:p>mtg-daily</text:p>
          </table:table-cell>
          <table:table-cell office:value-type="date" office:date-value="2025-04-22T09:28:34" table:style-name="ce14">
            <text:p>4/22/25 09:28 AM</text:p>
          </table:table-cell>
          <table:table-cell office:value-type="date" office:date-value="2025-04-22T10:00:00" table:style-name="ce14">
            <text:p>4/22/25 10:00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35916666680714099" table:style-name="ce4">
            <text:p>0.359</text:p>
          </table:table-cell>
          <table:table-cell office:value-type="string" table:style-name="ce23">
            <text:p>EmployeeSvc</text:p>
          </table:table-cell>
          <table:table-cell office:value-type="date" office:date-value="2025-04-22T10:00:00" table:style-name="ce14">
            <text:p>4/22/25 10:00 AM</text:p>
          </table:table-cell>
          <table:table-cell office:value-type="date" office:date-value="2025-04-22T10:21:33" table:style-name="ce14">
            <text:p>4/22/25 10:21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1.4916666666395" table:style-name="ce4">
            <text:p>1.492</text:p>
          </table:table-cell>
          <table:table-cell office:value-type="string" table:style-name="ce23">
            <text:p>EmployeeSvc</text:p>
          </table:table-cell>
          <table:table-cell office:value-type="date" office:date-value="2025-04-22T10:47:37" table:style-name="ce14">
            <text:p>4/22/25 10:47 AM</text:p>
          </table:table-cell>
          <table:table-cell office:value-type="date" office:date-value="2025-04-22T12:17:07" table:style-name="ce14">
            <text:p>4/22/25 12:17 PM</text:p>
          </table:table-cell>
          <table:table-cell office:value-type="string" table:style-name="ce15">
            <text:p># tests missing updated roles from empdev/empuat1</text:p>
          </table:table-cell>
          <table:table-cell table:style-name="ce16"/>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121388888976071" table:style-name="ce4">
            <text:p>0.121</text:p>
          </table:table-cell>
          <table:table-cell office:value-type="string" table:style-name="ce23">
            <text:p>EmployeeSvc</text:p>
          </table:table-cell>
          <table:table-cell office:value-type="date" office:date-value="2025-04-22T16:39:13" table:style-name="ce14">
            <text:p>4/22/25 04:39 PM</text:p>
          </table:table-cell>
          <table:table-cell office:value-type="date" office:date-value="2025-04-22T16:46:30" table:style-name="ce14">
            <text:p>4/22/25 04:46 PM</text:p>
          </table:table-cell>
          <table:table-cell office:value-type="string" table:style-name="ce15">
            <text:p>#</text:p>
          </table:table-cell>
          <table:table-cell table:style-name="ce19"/>
          <table:table-cell table:number-columns-repeated="16375" table:style-name="ce17"/>
        </table:table-row>
        <table:table-row table:style-name="ro5"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2.3002777778310701" table:style-name="ce4">
            <text:p>2.300</text:p>
          </table:table-cell>
          <table:table-cell office:value-type="string" table:style-name="ce23">
            <text:p>EmployeeSvc</text:p>
          </table:table-cell>
          <table:table-cell office:value-type="date" office:date-value="2025-04-22T16:56:05" table:style-name="ce14">
            <text:p>4/22/25 04:56 PM</text:p>
          </table:table-cell>
          <table:table-cell office:value-type="date" office:date-value="2025-04-22T19:14:06" table:style-name="ce14">
            <text:p>4/22/25 07:14 PM</text:p>
          </table:table-cell>
          <table:table-cell office:value-type="string" table:style-name="ce15">
            <text:p># done as far as I can get, epcarepciture bad, retiree role bad</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1.6972222222248099" table:style-name="ce4">
            <text:p>1.697</text:p>
          </table:table-cell>
          <table:table-cell office:value-type="string" table:style-name="ce23">
            <text:p>EmployeeSvc</text:p>
          </table:table-cell>
          <table:table-cell office:value-type="date" office:date-value="2025-04-22T19:45:17" table:style-name="ce14">
            <text:p>4/22/25 07:45 PM</text:p>
          </table:table-cell>
          <table:table-cell office:value-type="date" office:date-value="2025-04-22T21:27:07" table:style-name="ce14">
            <text:p>4/22/25 09:27 PM</text:p>
          </table:table-cell>
          <table:table-cell office:value-type="string" table:style-name="ce15">
            <text:p>#</text:p>
          </table:table-cell>
          <table:table-cell table:style-name="ce19"/>
          <table:table-cell table:number-columns-repeated="16375" table:style-name="ce17"/>
        </table:table-row>
        <table:table-row table:number-rows-repeated="6"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number-rows-repeated="3"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number-rows-repeated="2"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12" table:style-name="ce18">
            <text:p>912</text:p>
          </table:table-cell>
          <table:table-cell office:value-type="float" office:value="4.25" table:style-name="ce20">
            <text:p>4.250</text:p>
          </table:table-cell>
          <table:table-cell office:value-type="float" office:value="4.0088888888130896" table:style-name="ce4">
            <text:p>4.009</text:p>
          </table:table-cell>
          <table:table-cell office:value-type="string" table:style-name="ce4">
            <text:p>---</text:p>
          </table:table-cell>
          <table:table-cell office:value-type="date" office:date-value="2025-04-23T00:00:00" table:style-name="ce21">
            <text:p>23-Apr</text:p>
          </table:table-cell>
          <table:table-cell table:number-columns-repeated="2" table:style-name="ce14"/>
          <table:table-cell table:style-name="ce15"/>
          <table:table-cell table:style-name="ce19"/>
          <table:table-cell table:number-columns-repeated="16375" table:style-name="ce17"/>
        </table:table-row>
        <table:table-row table:style-name="ro4"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75" table:style-name="ce4">
            <text:p>0.750</text:p>
          </table:table-cell>
          <table:table-cell office:value-type="string" table:style-name="ce23">
            <text:p>IDtoEmployeeSvc</text:p>
          </table:table-cell>
          <table:table-cell office:value-type="date" office:date-value="2025-04-23T07:45:00" table:style-name="ce14">
            <text:p>4/23/25 07:45 AM</text:p>
          </table:table-cell>
          <table:table-cell office:value-type="date" office:date-value="2025-04-23T08:30:00" table:style-name="ce14">
            <text:p>4/23/25 08:30 AM</text:p>
          </table:table-cell>
          <table:table-cell office:value-type="string" table:style-name="ce15">
            <text:p>Worked on resolving issues with the population of the SWACM_Employee_ID__c field for the IDtoEmployeeSvc driver.</text:p>
          </table:table-cell>
          <table:table-cell table:style-name="ce25"/>
          <table:table-cell table:style-name="ce26"/>
          <table:table-cell table:number-columns-repeated="16374"/>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25000000011641499" table:style-name="ce4">
            <text:p>0.250</text:p>
          </table:table-cell>
          <table:table-cell office:value-type="string" table:style-name="ce23">
            <text:p>mtg-daily</text:p>
          </table:table-cell>
          <table:table-cell office:value-type="date" office:date-value="2025-04-23T08:30:00" table:style-name="ce14">
            <text:p>4/23/25 08:30 AM</text:p>
          </table:table-cell>
          <table:table-cell office:value-type="date" office:date-value="2025-04-23T08:45:00" table:style-name="ce14">
            <text:p>4/23/25 08:45 AM</text:p>
          </table:table-cell>
          <table:table-cell office:value-type="string" table:style-name="ce22">
            <text:p>Daily meetings with the team. Weekly backlog meeting.</text:p>
          </table:table-cell>
          <table:table-cell table:style-name="ce25"/>
          <table:table-cell table:style-name="ce26"/>
          <table:table-cell table:number-columns-repeated="16374"/>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49999999988358501" table:style-name="ce4">
            <text:p>0.500</text:p>
          </table:table-cell>
          <table:table-cell office:value-type="string" table:style-name="ce23">
            <text:p>mtg-daily</text:p>
          </table:table-cell>
          <table:table-cell office:value-type="date" office:date-value="2025-04-23T09:30:00" table:style-name="ce14">
            <text:p>4/23/25 09:30 AM</text:p>
          </table:table-cell>
          <table:table-cell office:value-type="date" office:date-value="2025-04-23T10:00:00" table:style-name="ce14">
            <text:p>4/23/25 10:00 AM</text:p>
          </table:table-cell>
          <table:table-cell office:value-type="string" table:style-name="ce15">
            <text:p>#</text:p>
          </table:table-cell>
          <table:table-cell table:style-name="ce25"/>
          <table:table-cell table:style-name="ce26"/>
          <table:table-cell table:number-columns-repeated="16374"/>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75" table:style-name="ce4">
            <text:p>0.750</text:p>
          </table:table-cell>
          <table:table-cell office:value-type="string" table:style-name="ce21">
            <text:p>mtg-backlog</text:p>
          </table:table-cell>
          <table:table-cell office:value-type="date" office:date-value="2025-04-23T14:00:00" table:style-name="ce14">
            <text:p>4/23/25 02:00 PM</text:p>
          </table:table-cell>
          <table:table-cell office:value-type="date" office:date-value="2025-04-23T14:45:00" table:style-name="ce14">
            <text:p>4/23/25 02:45 PM</text:p>
          </table:table-cell>
          <table:table-cell office:value-type="string" table:style-name="ce15">
            <text:p>#</text:p>
          </table:table-cell>
          <table:table-cell table:style-name="ce25"/>
          <table:table-cell table:style-name="ce26"/>
          <table:table-cell table:number-columns-repeated="16374"/>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1.75888888881309" table:style-name="ce4">
            <text:p>1.759</text:p>
          </table:table-cell>
          <table:table-cell office:value-type="string" table:style-name="ce23">
            <text:p>IDtoEmployeeSvc</text:p>
          </table:table-cell>
          <table:table-cell office:value-type="date" office:date-value="2025-04-23T14:45:00" table:style-name="ce14">
            <text:p>4/23/25 02:45 PM</text:p>
          </table:table-cell>
          <table:table-cell office:value-type="date" office:date-value="2025-04-23T16:30:32" table:style-name="ce14">
            <text:p>4/23/25 04:30 PM</text:p>
          </table:table-cell>
          <table:table-cell office:value-type="string" table:style-name="ce15">
            <text:p>#</text:p>
          </table:table-cell>
          <table:table-cell table:style-name="ce25"/>
          <table:table-cell table:style-name="ce26"/>
          <table:table-cell table:number-columns-repeated="16374"/>
        </table:table-row>
        <table:table-row table:number-rows-repeated="6"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number-rows-repeated="3"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number-rows-repeated="3"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office:value-type="float" office:value="5.75" table:style-name="ce20">
            <text:p>5.750</text:p>
          </table:table-cell>
          <table:table-cell office:value-type="float" office:value="5.6338888888712999" table:style-name="ce4">
            <text:p>5.634</text:p>
          </table:table-cell>
          <table:table-cell office:value-type="string" table:style-name="ce4">
            <text:p>---</text:p>
          </table:table-cell>
          <table:table-cell office:value-type="date" office:date-value="2025-04-24T00:00:00" table:style-name="ce21">
            <text:p>24-Apr</text:p>
          </table:table-cell>
          <table:table-cell table:number-columns-repeated="2" table:style-name="ce14"/>
          <table:table-cell table:style-name="ce15"/>
          <table:table-cell table:style-name="ce19"/>
          <table:table-cell table:number-columns-repeated="16375" table:style-name="ce17"/>
        </table:table-row>
        <table:table-row table:style-name="ro4"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1.25249999994412" table:style-name="ce4">
            <text:p>1.252</text:p>
          </table:table-cell>
          <table:table-cell office:value-type="string" table:style-name="ce23">
            <text:p>IDtoEmployeeSvc</text:p>
          </table:table-cell>
          <table:table-cell office:value-type="date" office:date-value="2025-04-24T07:14:51" table:style-name="ce14">
            <text:p>4/24/25 07:14 AM</text:p>
          </table:table-cell>
          <table:table-cell office:value-type="date" office:date-value="2025-04-24T08:30:00" table:style-name="ce14">
            <text:p>4/24/25 08:30 AM</text:p>
          </table:table-cell>
          <table:table-cell office:value-type="string" table:style-name="ce15">
            <text:p>Worked on user create issue for IDtoEmployeeSvc with Jeff, Logini, and Sailia to populate the SWACM_Employee_ID__c field.</text:p>
          </table:table-cell>
          <table:table-cell office:value-type="string" table:style-name="ce19">
            <text:p>Turns out our service account was missing rights to allow triggers to run. User has to be setup as 'an integration user'.</text:p>
          </table:table-cell>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4T08:30:00" table:style-name="ce14">
            <text:p>4/24/25 08:30 AM</text:p>
          </table:table-cell>
          <table:table-cell office:value-type="date" office:date-value="2025-04-24T08:45:00" table:style-name="ce14">
            <text:p>4/24/25 08:45 AM</text:p>
          </table:table-cell>
          <table:table-cell office:value-type="string" table:style-name="ce15">
            <text:p>Daily meetings with the team.</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75" table:style-name="ce4">
            <text:p>0.750</text:p>
          </table:table-cell>
          <table:table-cell office:value-type="string" table:style-name="ce23">
            <text:p>IDtoEmployeeSvc</text:p>
          </table:table-cell>
          <table:table-cell office:value-type="date" office:date-value="2025-04-24T08:45:00" table:style-name="ce14">
            <text:p>4/24/25 08:45 AM</text:p>
          </table:table-cell>
          <table:table-cell office:value-type="date" office:date-value="2025-04-24T09:30:00" table:style-name="ce14">
            <text:p>4/24/25 09:30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24T09:30:00" table:style-name="ce14">
            <text:p>4/24/25 09:30 AM</text:p>
          </table:table-cell>
          <table:table-cell office:value-type="date" office:date-value="2025-04-24T10:00:00" table:style-name="ce14">
            <text:p>4/24/25 10:00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office:value-type="string" table:style-name="ce21">
            <text:p>FTO - track and field</text:p>
          </table:table-cell>
          <table:table-cell table:number-columns-repeated="2" table:style-name="ce14"/>
          <table:table-cell table:style-name="ce15"/>
          <table:table-cell table:style-name="ce19"/>
          <table:table-cell table:number-columns-repeated="16375" table:style-name="ce17"/>
        </table:table-row>
        <table:table-row table:style-name="ro4"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61694444442400698" table:style-name="ce4">
            <text:p>0.617</text:p>
          </table:table-cell>
          <table:table-cell office:value-type="string" table:style-name="ce23">
            <text:p>IDtoEmployeeSvc</text:p>
          </table:table-cell>
          <table:table-cell office:value-type="date" office:date-value="2025-04-24T16:38:50" table:style-name="ce14">
            <text:p>4/24/25 04:38 PM</text:p>
          </table:table-cell>
          <table:table-cell office:value-type="date" office:date-value="2025-04-24T17:15:51" table:style-name="ce14">
            <text:p>4/24/25 05:15 PM</text:p>
          </table:table-cell>
          <table:table-cell office:value-type="string" table:style-name="ce15">
            <text:p>Worked on fixing user r43664 for INC6558445. Worked on classifying additional errors to avoid infinite retires, and retrying on events that don't benefit from it.</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76722222223179404" table:style-name="ce4">
            <text:p>0.767</text:p>
          </table:table-cell>
          <table:table-cell office:value-type="string" table:style-name="ce23">
            <text:p>IDtoEmployeeSvc</text:p>
          </table:table-cell>
          <table:table-cell office:value-type="date" office:date-value="2025-04-24T17:15:51" table:style-name="ce14">
            <text:p>4/24/25 05:15 PM</text:p>
          </table:table-cell>
          <table:table-cell office:value-type="date" office:date-value="2025-04-24T18:01:53" table:style-name="ce14">
            <text:p>4/24/25 06:01 PM</text:p>
          </table:table-cell>
          <table:table-cell office:value-type="string" table:style-name="ce15">
            <text:p>#</text:p>
          </table:table-cell>
          <table:table-cell table:style-name="ce19"/>
          <table:table-cell table:number-columns-repeated="16375" table:style-name="ce17"/>
        </table:table-row>
        <table:table-row table:style-name="ro5"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468611111165956" table:style-name="ce4">
            <text:p>0.469</text:p>
          </table:table-cell>
          <table:table-cell office:value-type="string" table:style-name="ce21">
            <text:p>Support</text:p>
          </table:table-cell>
          <table:table-cell office:value-type="date" office:date-value="2025-04-24T18:01:53" table:style-name="ce14">
            <text:p>4/24/25 06:01 PM</text:p>
          </table:table-cell>
          <table:table-cell office:value-type="date" office:date-value="2025-04-24T18:30:00" table:style-name="ce14">
            <text:p>4/24/25 06:30 PM</text:p>
          </table:table-cell>
          <table:table-cell office:value-type="string" table:style-name="ce15">
            <text:p>Worked with Jack to review recent odd high event count in IDM.</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95333333319285896" table:style-name="ce4">
            <text:p>0.953</text:p>
          </table:table-cell>
          <table:table-cell office:value-type="string" table:style-name="ce23">
            <text:p>IDtoEmployeeSvc</text:p>
          </table:table-cell>
          <table:table-cell office:value-type="date" office:date-value="2025-04-24T18:30:00" table:style-name="ce14">
            <text:p>4/24/25 06:30 PM</text:p>
          </table:table-cell>
          <table:table-cell office:value-type="date" office:date-value="2025-04-24T19:27:12" table:style-name="ce14">
            <text:p>4/24/25 07:27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7.5277777912560906E-2" table:style-name="ce4">
            <text:p>0.075</text:p>
          </table:table-cell>
          <table:table-cell office:value-type="string" table:style-name="ce23">
            <text:p>IDtoEmployeeSvc</text:p>
          </table:table-cell>
          <table:table-cell office:value-type="date" office:date-value="2025-04-24T19:27:12" table:style-name="ce14">
            <text:p>4/24/25 07:27 PM</text:p>
          </table:table-cell>
          <table:table-cell office:value-type="date" office:date-value="2025-04-24T19:31:43" table:style-name="ce14">
            <text:p>4/24/25 07:31 PM</text:p>
          </table:table-cell>
          <table:table-cell table:style-name="ce15"/>
          <table:table-cell table:style-name="ce19"/>
          <table:table-cell table:number-columns-repeated="16375" table:style-name="ce17"/>
        </table:table-row>
        <table:table-row table:number-rows-repeated="4"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office:value-type="float" office:value="9" table:style-name="ce20">
            <text:p>9.000</text:p>
          </table:table-cell>
          <table:table-cell office:value-type="float" office:value="8.9575000001932494" table:style-name="ce4">
            <text:p>8.958</text:p>
          </table:table-cell>
          <table:table-cell office:value-type="string" table:style-name="ce4">
            <text:p>---</text:p>
          </table:table-cell>
          <table:table-cell office:value-type="date" office:date-value="2025-04-25T00:00:00" table:style-name="ce21">
            <text:p>25-Apr</text:p>
          </table:table-cell>
          <table:table-cell table:number-columns-repeated="2" table:style-name="ce14"/>
          <table:table-cell table:style-name="ce15"/>
          <table:table-cell table:style-name="ce19"/>
          <table:table-cell table:number-columns-repeated="16375" table:style-name="ce17"/>
        </table:table-row>
        <table:table-row table:style-name="ro7"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93277777789626304" table:style-name="ce4">
            <text:p>0.933</text:p>
          </table:table-cell>
          <table:table-cell office:value-type="string" table:style-name="ce21">
            <text:p>IDtoAvioBook</text:p>
          </table:table-cell>
          <table:table-cell office:value-type="date" office:date-value="2025-04-25T08:20:00" table:style-name="ce14">
            <text:p>4/25/25 08:20 AM</text:p>
          </table:table-cell>
          <table:table-cell office:value-type="date" office:date-value="2025-04-25T09:15:58" table:style-name="ce14">
            <text:p>4/25/25 09:15 AM</text:p>
          </table:table-cell>
          <table:table-cell office:value-type="string" table:style-name="ce29">
            <text:p>Support call with Nader and Aviobook team where we covered prehire flight attendant provisioning issues. Worked to see if we can manually push prehire flight attendants using static roles.</text:p>
          </table:table-cell>
          <table:table-cell table:style-name="ce19"/>
          <table:table-cell table:number-columns-repeated="16375" table:style-name="ce17"/>
        </table:table-row>
        <table:table-row table:style-name="ro7"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1.0611111110192699" table:style-name="ce4">
            <text:p>1.061</text:p>
          </table:table-cell>
          <table:table-cell office:value-type="string" table:style-name="ce21">
            <text:p>IDtoEmployeeSvc</text:p>
          </table:table-cell>
          <table:table-cell office:value-type="date" office:date-value="2025-04-25T09:15:58" table:style-name="ce14">
            <text:p>4/25/25 09:15 AM</text:p>
          </table:table-cell>
          <table:table-cell office:value-type="date" office:date-value="2025-04-25T10:19:38" table:style-name="ce14">
            <text:p>4/25/25 10:19 AM</text:p>
          </table:table-cell>
          <table:table-cell office:value-type="string" table:style-name="ce15">
            <text:p>Worked on documenting errors to prepare for the IDtoEmployeeSvc driver KT session with ops. Worked on updating credentials in AWS for the new EMPDEV1 and EMPUAT1 environments.</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17277777782874201" table:style-name="ce4">
            <text:p>0.173</text:p>
          </table:table-cell>
          <table:table-cell office:value-type="string" table:style-name="ce21">
            <text:p>IDtoAvioBook</text:p>
          </table:table-cell>
          <table:table-cell office:value-type="date" office:date-value="2025-04-25T10:19:38" table:style-name="ce14">
            <text:p>4/25/25 10:19 AM</text:p>
          </table:table-cell>
          <table:table-cell office:value-type="date" office:date-value="2025-04-25T10:30:00" table:style-name="ce14">
            <text:p>4/25/25 10:30 AM</text:p>
          </table:table-cell>
          <table:table-cell office:value-type="string" table:style-name="ce15">
            <text:p># static avio_cabin_fa role assignemtnt est: succeeded!</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1.25305555562954" table:style-name="ce4">
            <text:p>1.253</text:p>
          </table:table-cell>
          <table:table-cell office:value-type="string" table:style-name="ce21">
            <text:p>IDtoEmployeeSvc</text:p>
          </table:table-cell>
          <table:table-cell office:value-type="date" office:date-value="2025-04-25T10:30:00" table:style-name="ce14">
            <text:p>4/25/25 10:30 AM</text:p>
          </table:table-cell>
          <table:table-cell office:value-type="date" office:date-value="2025-04-25T11:45:11" table:style-name="ce14">
            <text:p>4/25/25 11:45 AM</text:p>
          </table:table-cell>
          <table:table-cell office:value-type="string" table:style-name="ce15">
            <text:p>#</text:p>
          </table:table-cell>
          <table:table-cell table:style-name="ce19"/>
          <table:table-cell table:number-columns-repeated="16375" table:style-name="ce17"/>
        </table:table-row>
        <table:table-row table:style-name="ro5"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1.9408333333558401" table:style-name="ce4">
            <text:p>1.941</text:p>
          </table:table-cell>
          <table:table-cell office:value-type="string" table:style-name="ce21">
            <text:p>IDtoEmployeeSvc</text:p>
          </table:table-cell>
          <table:table-cell office:value-type="date" office:date-value="2025-04-25T12:11:49" table:style-name="ce14">
            <text:p>4/25/25 12:11 PM</text:p>
          </table:table-cell>
          <table:table-cell office:value-type="date" office:date-value="2025-04-25T14:08:16" table:style-name="ce14">
            <text:p>4/25/25 02:08 PM</text:p>
          </table:table-cell>
          <table:table-cell office:value-type="string" table:style-name="ce15">
            <text:p># did most error documetnation here: added lolts to driver edoc</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36222222220385403" table:style-name="ce4">
            <text:p>0.362</text:p>
          </table:table-cell>
          <table:table-cell office:value-type="string" table:style-name="ce21">
            <text:p>IDtoEmployeeSvc</text:p>
          </table:table-cell>
          <table:table-cell office:value-type="date" office:date-value="2025-04-25T14:08:16" table:style-name="ce14">
            <text:p>4/25/25 02:08 PM</text:p>
          </table:table-cell>
          <table:table-cell office:value-type="date" office:date-value="2025-04-25T14:30:00" table:style-name="ce14">
            <text:p>4/25/25 02:30 PM</text:p>
          </table:table-cell>
          <table:table-cell office:value-type="string" table:style-name="ce15">
            <text:p>#running tests . .validating build for qa role update</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86666666669771097" table:style-name="ce4">
            <text:p>0.867</text:p>
          </table:table-cell>
          <table:table-cell office:value-type="string" table:style-name="ce21">
            <text:p>IDtoAvioBook</text:p>
          </table:table-cell>
          <table:table-cell office:value-type="date" office:date-value="2025-04-25T14:30:00" table:style-name="ce14">
            <text:p>4/25/25 02:30 PM</text:p>
          </table:table-cell>
          <table:table-cell office:value-type="date" office:date-value="2025-04-25T15:22:00" table:style-name="ce14">
            <text:p>4/25/25 03:22 PM</text:p>
          </table:table-cell>
          <table:table-cell office:value-type="string" table:style-name="ce15">
            <text:p># <text:s/>Creating stories to update the role.</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1.18333333334886" table:style-name="ce4">
            <text:p>1.183</text:p>
          </table:table-cell>
          <table:table-cell office:value-type="string" table:style-name="ce21">
            <text:p>IDtoAvioBook</text:p>
          </table:table-cell>
          <table:table-cell office:value-type="date" office:date-value="2025-04-25T15:22:00" table:style-name="ce14">
            <text:p>4/25/25 03:22 PM</text:p>
          </table:table-cell>
          <table:table-cell office:value-type="date" office:date-value="2025-04-25T16:33:00" table:style-name="ce14">
            <text:p>4/25/25 04:33 PM</text:p>
          </table:table-cell>
          <table:table-cell table:style-name="ce15"/>
          <table:table-cell table:style-name="ce19"/>
          <table:table-cell table:number-columns-repeated="16375" table:style-name="ce17"/>
        </table:table-row>
        <table:table-row table:style-name="ro6"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36194444453576602" table:style-name="ce4">
            <text:p>0.362</text:p>
          </table:table-cell>
          <table:table-cell office:value-type="string" table:style-name="ce21">
            <text:p>Census: 5.05</text:p>
          </table:table-cell>
          <table:table-cell office:value-type="date" office:date-value="2025-04-25T16:33:00" table:style-name="ce14">
            <text:p>4/25/25 04:33 PM</text:p>
          </table:table-cell>
          <table:table-cell office:value-type="date" office:date-value="2025-04-25T16:54:43" table:style-name="ce14">
            <text:p>4/25/25 04:54 PM</text:p>
          </table:table-cell>
          <table:table-cell office:value-type="string" table:style-name="ce15">
            <text:p>Worked to resolve an issue with the eDirectory process regularly crashing.</text:p>
          </table:table-cell>
          <table:table-cell office:value-type="string" table:style-name="ce19">
            <text:p>I discussed with Patrick why the ndsd process is regularly shutting down. We realised it may be due to a homegrown process that bounces ndsd every time the thread count &gt; 512 for more than 10 minutes.</text:p>
          </table:table-cell>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office:value-type="string" table:style-name="ce4">
            <text:p>BILLED</text:p>
          </table:table-cell>
          <table:table-cell office:value-type="float" office:value="0.82277777767740201" table:style-name="ce4">
            <text:p>0.823</text:p>
          </table:table-cell>
          <table:table-cell office:value-type="string" table:style-name="ce21">
            <text:p>IDtoEmployeeSvc</text:p>
          </table:table-cell>
          <table:table-cell office:value-type="date" office:date-value="2025-04-25T16:54:43" table:style-name="ce14">
            <text:p>4/25/25 04:54 PM</text:p>
          </table:table-cell>
          <table:table-cell office:value-type="date" office:date-value="2025-04-25T17:44:05" table:style-name="ce14">
            <text:p>4/25/25 05:44 PM</text:p>
          </table:table-cell>
          <table:table-cell office:value-type="string" table:style-name="ce15">
            <text:p>#trying to pass tests with latest fixed base roles . .</text:p>
          </table:table-cell>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number-columns-repeated="3" table:style-name="ce14"/>
          <table:table-cell table:style-name="ce15"/>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14"/>
          <table:table-cell table:style-name="ce21"/>
          <table:table-cell table:style-name="ce14"/>
          <table:table-cell table:style-name="ce15"/>
          <table:table-cell table:style-name="ce19"/>
          <table:table-cell table:number-columns-repeated="16375" table:style-name="ce17"/>
        </table:table-row>
        <table:table-row table:number-rows-repeated="3" table:style-name="ro2" table:visibility="collapse">
          <table:table-cell office:value-type="float" office:value="912" table:style-name="ce18">
            <text:p>912</text:p>
          </table:table-cell>
          <table:table-cell table:style-name="ce20"/>
          <table:table-cell table:style-name="ce4"/>
          <table:table-cell office:value-type="string"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table:number-columns-repeated="2" table:style-name="ce11"/>
          <table:table-cell table:number-columns-repeated="2" table:style-name="ce12"/>
          <table:table-cell table:number-columns-repeated="3" table:style-name="ce13"/>
          <table:table-cell table:style-name="ce15"/>
          <table:table-cell table:style-name="ce16"/>
          <table:table-cell table:number-columns-repeated="16375"/>
        </table:table-row>
        <table:table-row table:style-name="ro3" table:visibility="collapse">
          <table:table-cell office:value-type="float" office:value="913" table:style-name="ce18">
            <text:p>913</text:p>
          </table:table-cell>
          <table:table-cell table:style-name="ce12"/>
          <table:table-cell office:value-type="string" table:style-name="ce4">
            <text:p>****************</text:p>
          </table:table-cell>
          <table:table-cell table:style-name="ce4"/>
          <table:table-cell office:value-type="string" office:string-value="Week 913" table:formula="of:=CONCATENATE(&quot;Week &quot;; [.A599])" table:number-columns-spanned="2" table:number-rows-spanned="3" table:style-name="ce36">
            <text:p>Week 913</text:p>
          </table: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3" table:style-name="ce18">
            <text:p>91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3" table:style-name="ce18">
            <text:p>913</text:p>
          </table:table-cell>
          <table:table-cell table:style-name="ce20"/>
          <table:table-cell office:value-type="string" table:style-name="ce4">
            <text:p>****************</text:p>
          </table:table-cell>
          <table:table-cell office:value-type="string" office:string-value="---" table:formula="of:=IF(AND([.F601] &lt;&gt; &quot;&quot;;[.G601] &lt;&gt; &quot;&quot;);([.G601]-[.F601])*24;&quot;---&quot;)" table:style-name="ce4">
            <text:p>---</text:p>
          </table:table-cell>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3" table:style-name="ce18">
            <text:p>913</text:p>
          </table:table-cell>
          <table:table-cell table:style-name="ce20"/>
          <table:table-cell office:value-type="string" table:style-name="ce4">
            <text:p>****************</text:p>
          </table:table-cell>
          <table:table-cell office:value-type="string" office:string-value="---" table:formula="of:=IF(AND([.F602] &lt;&gt; &quot;&quot;;[.G602] &lt;&gt; &quot;&quot;);([.G602]-[.F602])*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13" table:style-name="ce18">
            <text:p>913</text:p>
          </table:table-cell>
          <table:table-cell table:style-name="ce20"/>
          <table:table-cell office:value-type="string" table:style-name="ce4">
            <text:p>****************</text:p>
          </table:table-cell>
          <table:table-cell office:value-type="string" office:string-value="---" table:formula="of:=IF(AND([.F603] &lt;&gt; &quot;&quot;;[.G603] &lt;&gt; &quot;&quot;);([.G603]-[.F603])*24;&quot;---&quot;)" table:style-name="ce4">
            <text:p>---</text:p>
          </table:table-cell>
          <table:table-cell table:style-name="ce13"/>
          <table:table-cell table:style-name="ce28"/>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3" table:style-name="ce18">
            <text:p>913</text:p>
          </table:table-cell>
          <table:table-cell table:style-name="ce20"/>
          <table:table-cell office:value-type="string" table:style-name="ce4">
            <text:p>****************</text:p>
          </table:table-cell>
          <table:table-cell office:value-type="string" office:string-value="---" table:formula="of:=IF(AND([.F604] &lt;&gt; &quot;&quot;;[.G604] &lt;&gt; &quot;&quot;);([.G604]-[.F604])*24;&quot;---&quot;)" table:style-name="ce4">
            <text:p>---</text:p>
          </table:table-cell>
          <table:table-cell table:style-name="ce13"/>
          <table:table-cell table:style-name="ce28"/>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3" table:style-name="ce18">
            <text:p>913</text:p>
          </table:table-cell>
          <table:table-cell table:style-name="ce12"/>
          <table:table-cell office:value-type="string" table:style-name="ce4">
            <text:p>****************</text:p>
          </table:table-cell>
          <table:table-cell office:value-type="string" office:string-value="---" table:formula="of:=IF(AND([.F605] &lt;&gt; &quot;&quot;;[.G605] &lt;&gt; &quot;&quot;);([.G605]-[.F605])*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13" table:style-name="ce18">
            <text:p>913</text:p>
          </table:table-cell>
          <table:table-cell table:style-name="ce12"/>
          <table:table-cell office:value-type="string" table:style-name="ce4">
            <text:p>BILLED</text:p>
          </table:table-cell>
          <table:table-cell office:value-type="string" office:string-value="---" table:formula="of:=IF(AND([.F606] &lt;&gt; &quot;&quot;;[.G606] &lt;&gt; &quot;&quot;);([.G606]-[.F60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office:value-type="float" office:value="8.75" table:formula="of:=COM.MICROSOFT.CEILING([.C607];0.25)" table:style-name="ce20">
            <text:p>8.750</text:p>
          </table:table-cell>
          <table:table-cell office:value-type="float" office:value="8.7413888888549991" table:formula="of:=SUM([.D607:.D626])" table:style-name="ce4">
            <text:p>8.741</text:p>
          </table:table-cell>
          <table:table-cell office:value-type="string" office:string-value="---" table:formula="of:=IF(AND([.F607] &lt;&gt; &quot;&quot;;[.G607] &lt;&gt; &quot;&quot;);([.G607]-[.F607])*24;&quot;---&quot;)" table:style-name="ce4">
            <text:p>---</text:p>
          </table:table-cell>
          <table:table-cell office:value-type="date" office:date-value="2025-04-28T00:00:00" table:style-name="ce21">
            <text:p>28-Apr</text:p>
          </table:table-cell>
          <table:table-cell table:number-columns-repeated="2" table:style-name="ce14"/>
          <table:table-cell table:style-name="ce22"/>
          <table:table-cell table:style-name="ce19"/>
          <table:table-cell table:number-columns-repeated="16375" table:style-name="ce17"/>
        </table:table-row>
        <table:table-row table:style-name="ro4"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6666666665696539" table:formula="of:=IF(AND([.F608] &lt;&gt; &quot;&quot;;[.G608] &lt;&gt; &quot;&quot;);([.G608]-[.F608])*24;&quot;---&quot;)" table:style-name="ce4">
            <text:p>0.667</text:p>
          </table:table-cell>
          <table:table-cell office:value-type="string" table:style-name="ce21">
            <text:p>IDtoAvioBook</text:p>
          </table:table-cell>
          <table:table-cell office:value-type="date" office:date-value="2025-04-28T07:50:00" table:style-name="ce14">
            <text:p>4/28/25 07:50 AM</text:p>
          </table:table-cell>
          <table:table-cell office:value-type="date" office:date-value="2025-04-28T08:30:00" table:style-name="ce14">
            <text:p>4/28/25 08:30 AM</text:p>
          </table:table-cell>
          <table:table-cell office:value-type="string" table:style-name="ce22">
            <text:p>Aviobook planning meeting discussing the provisioning of pre-hired flight attendants. Worked to push list of users that needed to be provisioned now.</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50000000005820766" table:formula="of:=IF(AND([.F609] &lt;&gt; &quot;&quot;;[.G609] &lt;&gt; &quot;&quot;);([.G609]-[.F609])*24;&quot;---&quot;)" table:style-name="ce4">
            <text:p>0.500</text:p>
          </table:table-cell>
          <table:table-cell office:value-type="string" table:style-name="ce30">
            <text:p>mtg-Daily</text:p>
          </table:table-cell>
          <table:table-cell office:value-type="date" office:date-value="2025-04-28T08:30:00" table:style-name="ce14">
            <text:p>4/28/25 08:30 AM</text:p>
          </table:table-cell>
          <table:table-cell office:value-type="date" office:date-value="2025-04-28T09:00:00" table:style-name="ce14">
            <text:p>4/28/25 09:00 AM</text:p>
          </table:table-cell>
          <table:table-cell office:value-type="string" table:style-name="ce22">
            <text:p>Daily meetings with the team. <text:s/>Weekly EE team meeting.</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50000000005820766" table:formula="of:=IF(AND([.F610] &lt;&gt; &quot;&quot;;[.G610] &lt;&gt; &quot;&quot;);([.G610]-[.F610])*24;&quot;---&quot;)" table:style-name="ce4">
            <text:p>0.500</text:p>
          </table:table-cell>
          <table:table-cell office:value-type="string" table:style-name="ce21">
            <text:p>IDtoAvioBook</text:p>
          </table:table-cell>
          <table:table-cell office:value-type="date" office:date-value="2025-04-28T09:00:00" table:style-name="ce14">
            <text:p>4/28/25 09:00 AM</text:p>
          </table:table-cell>
          <table:table-cell office:value-type="date" office:date-value="2025-04-28T09:30:00" table:style-name="ce14">
            <text:p>4/28/25 09:30 AM</text:p>
          </table:table-cell>
          <table:table-cell office:value-type="string" table:style-name="ce22">
            <text:p># pushing users</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49999999988358468" table:formula="of:=IF(AND([.F611] &lt;&gt; &quot;&quot;;[.G611] &lt;&gt; &quot;&quot;);([.G611]-[.F611])*24;&quot;---&quot;)" table:style-name="ce4">
            <text:p>0.500</text:p>
          </table:table-cell>
          <table:table-cell office:value-type="string" table:style-name="ce30">
            <text:p>mtg-Daily</text:p>
          </table:table-cell>
          <table:table-cell office:value-type="date" office:date-value="2025-04-28T09:30:00" table:style-name="ce14">
            <text:p>4/28/25 09:30 AM</text:p>
          </table:table-cell>
          <table:table-cell office:value-type="date" office:date-value="2025-04-28T10:00:00" table:style-name="ce14">
            <text:p>4/28/25 10:00 AM</text:p>
          </table:table-cell>
          <table:table-cell office:value-type="string" table:style-name="ce24">
            <text:p># Ee stanudp</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83166666672332212" table:formula="of:=IF(AND([.F612] &lt;&gt; &quot;&quot;;[.G612] &lt;&gt; &quot;&quot;);([.G612]-[.F612])*24;&quot;---&quot;)" table:style-name="ce4">
            <text:p>0.832</text:p>
          </table:table-cell>
          <table:table-cell office:value-type="string" table:style-name="ce30">
            <text:p>EE-weekly</text:p>
          </table:table-cell>
          <table:table-cell office:value-type="date" office:date-value="2025-04-28T10:00:00" table:style-name="ce14">
            <text:p>4/28/25 10:00 AM</text:p>
          </table:table-cell>
          <table:table-cell office:value-type="date" office:date-value="2025-04-28T10:49:54" table:style-name="ce14">
            <text:p>4/28/25 10:49 AM</text:p>
          </table:table-cell>
          <table:table-cell office:value-type="string" table:style-name="ce22">
            <text:p># weekly</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61833333328831941" table:formula="of:=IF(AND([.F613] &lt;&gt; &quot;&quot;;[.G613] &lt;&gt; &quot;&quot;);([.G613]-[.F613])*24;&quot;---&quot;)" table:style-name="ce4">
            <text:p>0.618</text:p>
          </table:table-cell>
          <table:table-cell office:value-type="string" table:style-name="ce21">
            <text:p>IDtoAvioBook</text:p>
          </table:table-cell>
          <table:table-cell office:value-type="date" office:date-value="2025-04-28T10:49:54" table:style-name="ce14">
            <text:p>4/28/25 10:49 AM</text:p>
          </table:table-cell>
          <table:table-cell office:value-type="date" office:date-value="2025-04-28T11:27:00" table:style-name="ce14">
            <text:p>4/28/25 11:27 AM</text:p>
          </table:table-cell>
          <table:table-cell office:value-type="string" table:style-name="ce22">
            <text:p># still pushing users - finding last uer.</text:p>
          </table:table-cell>
          <table:table-cell table:style-name="ce19"/>
          <table:table-cell table:number-columns-repeated="16375" table:style-name="ce17"/>
        </table:table-row>
        <table:table-row table:style-name="ro5"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83555555564817041" table:formula="of:=IF(AND([.F614] &lt;&gt; &quot;&quot;;[.G614] &lt;&gt; &quot;&quot;);([.G614]-[.F614])*24;&quot;---&quot;)" table:style-name="ce4">
            <text:p>0.836</text:p>
          </table:table-cell>
          <table:table-cell office:value-type="string" table:style-name="ce21">
            <text:p>IDtoAvioBook</text:p>
          </table:table-cell>
          <table:table-cell office:value-type="date" office:date-value="2025-04-28T12:05:28" table:style-name="ce14">
            <text:p>4/28/25 12:05 PM</text:p>
          </table:table-cell>
          <table:table-cell office:value-type="date" office:date-value="2025-04-28T12:55:36" table:style-name="ce14">
            <text:p>4/28/25 12:55 PM</text:p>
          </table:table-cell>
          <table:table-cell office:value-type="string" table:style-name="ce22">
            <text:p># worked to communicate results regarding 422 users. Also pushed all prehire FA's outside of his list.</text:p>
          </table:table-cell>
          <table:table-cell table:style-name="ce19"/>
          <table:table-cell table:number-columns-repeated="16375" table:style-name="ce17"/>
        </table:table-row>
        <table:table-row table:style-name="ro5"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75972222205018625" table:formula="of:=IF(AND([.F615] &lt;&gt; &quot;&quot;;[.G615] &lt;&gt; &quot;&quot;);([.G615]-[.F615])*24;&quot;---&quot;)" table:style-name="ce4">
            <text:p>0.760</text:p>
          </table:table-cell>
          <table:table-cell office:value-type="string" table:style-name="ce21">
            <text:p>IDtoAvioBook</text:p>
          </table:table-cell>
          <table:table-cell office:value-type="date" office:date-value="2025-04-28T12:55:36" table:style-name="ce14">
            <text:p>4/28/25 12:55 PM</text:p>
          </table:table-cell>
          <table:table-cell office:value-type="date" office:date-value="2025-04-28T13:41:11" table:style-name="ce14">
            <text:p>4/28/25 01:41 PM</text:p>
          </table:table-cell>
          <table:table-cell office:value-type="string" table:style-name="ce22">
            <text:p>#moving on to making long term change - change complete in dev (prd too, doh)</text:p>
          </table:table-cell>
          <table:table-cell table:style-name="ce19"/>
          <table:table-cell table:number-columns-repeated="16375" table:style-name="ce17"/>
        </table:table-row>
        <table:table-row table:style-name="ro5"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3.1075000001583248" table:formula="of:=IF(AND([.F616] &lt;&gt; &quot;&quot;;[.G616] &lt;&gt; &quot;&quot;);([.G616]-[.F616])*24;&quot;---&quot;)" table:style-name="ce4">
            <text:p>3.108</text:p>
          </table:table-cell>
          <table:table-cell office:value-type="string" table:style-name="ce30">
            <text:p>IDtoEmployeeSvc</text:p>
          </table:table-cell>
          <table:table-cell office:value-type="date" office:date-value="2025-04-28T13:41:11" table:style-name="ce14">
            <text:p>4/28/25 01:41 PM</text:p>
          </table:table-cell>
          <table:table-cell office:value-type="date" office:date-value="2025-04-28T16:47:38" table:style-name="ce14">
            <text:p>4/28/25 04:47 PM</text:p>
          </table:table-cell>
          <table:table-cell office:value-type="string" table:style-name="ce22">
            <text:p>Worked on passing tests with corrected roles for EMPDEV1 for the EmployeeServices drivers.</text:p>
          </table:table-cell>
          <table:table-cell table:style-name="ce19"/>
          <table:table-cell table:number-columns-repeated="16375" table:style-name="ce17"/>
        </table:table-row>
        <table:table-row table:style-name="ro5"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42194444441702217" table:formula="of:=IF(AND([.F617] &lt;&gt; &quot;&quot;;[.G617] &lt;&gt; &quot;&quot;);([.G617]-[.F617])*24;&quot;---&quot;)" table:style-name="ce4">
            <text:p>0.422</text:p>
          </table:table-cell>
          <table:table-cell office:value-type="string" table:style-name="ce21">
            <text:p>IDtoEmployeeCarePicture</text:p>
          </table:table-cell>
          <table:table-cell office:value-type="date" office:date-value="2025-04-28T16:47:38" table:style-name="ce14">
            <text:p>4/28/25 04:47 PM</text:p>
          </table:table-cell>
          <table:table-cell office:value-type="date" office:date-value="2025-04-28T17:12:57" table:style-name="ce14">
            <text:p>4/28/25 05:12 PM</text:p>
          </table:table-cell>
          <table:table-cell office:value-type="string" table:style-name="ce22">
            <text:p>Worked on validating REST authentication for the IDtoEmployeeCarePicture driver.</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18] &lt;&gt; &quot;&quot;;[.G618] &lt;&gt; &quot;&quot;);([.G618]-[.F618])*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19] &lt;&gt; &quot;&quot;;[.G619] &lt;&gt; &quot;&quot;);([.G619]-[.F619])*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20] &lt;&gt; &quot;&quot;;[.G620] &lt;&gt; &quot;&quot;);([.G620]-[.F620])*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21] &lt;&gt; &quot;&quot;;[.G621] &lt;&gt; &quot;&quot;);([.G621]-[.F621])*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22] &lt;&gt; &quot;&quot;;[.G622] &lt;&gt; &quot;&quot;);([.G622]-[.F622])*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23] &lt;&gt; &quot;&quot;;[.G623] &lt;&gt; &quot;&quot;);([.G623]-[.F623])*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24] &lt;&gt; &quot;&quot;;[.G624] &lt;&gt; &quot;&quot;);([.G624]-[.F624])*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25] &lt;&gt; &quot;&quot;;[.G625] &lt;&gt; &quot;&quot;);([.G625]-[.F625])*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26] &lt;&gt; &quot;&quot;;[.G626] &lt;&gt; &quot;&quot;);([.G626]-[.F62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office:value-type="float" office:value="7.5" table:formula="of:=COM.MICROSOFT.CEILING([.C627];0.25)" table:style-name="ce20">
            <text:p>7.500</text:p>
          </table:table-cell>
          <table:table-cell office:value-type="float" office:value="7.2724999999045394" table:formula="of:=SUM([.D627:.D652])" table:style-name="ce4">
            <text:p>7.272</text:p>
          </table:table-cell>
          <table:table-cell office:value-type="string" office:string-value="---" table:formula="of:=IF(AND([.F627] &lt;&gt; &quot;&quot;;[.G627] &lt;&gt; &quot;&quot;);([.G627]-[.F627])*24;&quot;---&quot;)" table:style-name="ce4">
            <text:p>---</text:p>
          </table:table-cell>
          <table:table-cell office:value-type="date" office:date-value="2025-04-29T00:00:00" table:style-name="ce21">
            <text:p>29-Apr</text:p>
          </table:table-cell>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25000000011641532" table:formula="of:=IF(AND([.F628] &lt;&gt; &quot;&quot;;[.G628] &lt;&gt; &quot;&quot;);([.G628]-[.F628])*24;&quot;---&quot;)" table:style-name="ce4">
            <text:p>0.250</text:p>
          </table:table-cell>
          <table:table-cell office:value-type="string" table:style-name="ce23">
            <text:p>mtg-daily</text:p>
          </table:table-cell>
          <table:table-cell office:value-type="date" office:date-value="2025-04-29T08:30:00" table:style-name="ce14">
            <text:p>4/29/25 08:30 AM</text:p>
          </table:table-cell>
          <table:table-cell office:value-type="date" office:date-value="2025-04-29T08:45:00" table:style-name="ce14">
            <text:p>4/29/25 08:45 AM</text:p>
          </table:table-cell>
          <table:table-cell office:value-type="string" table:style-name="ce15">
            <text:p>Daily meetings with the team.</text:p>
          </table:table-cell>
          <table:table-cell table:style-name="ce16"/>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49999999988358468" table:formula="of:=IF(AND([.F629] &lt;&gt; &quot;&quot;;[.G629] &lt;&gt; &quot;&quot;);([.G629]-[.F629])*24;&quot;---&quot;)" table:style-name="ce4">
            <text:p>0.500</text:p>
          </table:table-cell>
          <table:table-cell office:value-type="string" table:style-name="ce23">
            <text:p>mtg-daily</text:p>
          </table:table-cell>
          <table:table-cell office:value-type="date" office:date-value="2025-04-29T09:30:00" table:style-name="ce14">
            <text:p>4/29/25 09:30 AM</text:p>
          </table:table-cell>
          <table:table-cell office:value-type="date" office:date-value="2025-04-29T10:00:00" table:style-name="ce14">
            <text:p>4/29/25 10:00 AM</text:p>
          </table:table-cell>
          <table:table-cell office:value-type="string" table:style-name="ce15">
            <text:p>#</text:p>
          </table:table-cell>
          <table:table-cell table:style-name="ce19"/>
          <table:table-cell table:number-columns-repeated="16375" table:style-name="ce17"/>
        </table:table-row>
        <table:table-row table:style-name="ro5"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78472222230629995" table:formula="of:=IF(AND([.F630] &lt;&gt; &quot;&quot;;[.G630] &lt;&gt; &quot;&quot;);([.G630]-[.F630])*24;&quot;---&quot;)" table:style-name="ce4">
            <text:p>0.785</text:p>
          </table:table-cell>
          <table:table-cell office:value-type="string" table:style-name="ce23">
            <text:p>IDtoAvioBook</text:p>
          </table:table-cell>
          <table:table-cell office:value-type="date" office:date-value="2025-04-29T10:30:00" table:style-name="ce14">
            <text:p>4/29/25 10:30 AM</text:p>
          </table:table-cell>
          <table:table-cell office:value-type="date" office:date-value="2025-04-29T11:17:05" table:style-name="ce14">
            <text:p>4/29/25 11:17 AM</text:p>
          </table:table-cell>
          <table:table-cell office:value-type="string" table:style-name="ce22">
            <text:p>Worked on fixing user e135505 with Nader, and avio_chiefs role defintion with John Mapes.</text:p>
          </table:table-cell>
          <table:table-cell table:style-name="ce19"/>
          <table:table-cell table:number-columns-repeated="16375" table:style-name="ce17"/>
        </table:table-row>
        <table:table-row table:style-name="ro11"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1.1061111110611819" table:formula="of:=IF(AND([.F631] &lt;&gt; &quot;&quot;;[.G631] &lt;&gt; &quot;&quot;);([.G631]-[.F631])*24;&quot;---&quot;)" table:style-name="ce4">
            <text:p>1.106</text:p>
          </table:table-cell>
          <table:table-cell office:value-type="string" table:style-name="ce21">
            <text:p>IDtoMiro</text:p>
          </table:table-cell>
          <table:table-cell office:value-type="date" office:date-value="2025-04-29T11:17:05" table:style-name="ce14">
            <text:p>4/29/25 11:17 AM</text:p>
          </table:table-cell>
          <table:table-cell office:value-type="date" office:date-value="2025-04-29T12:23:27" table:style-name="ce14">
            <text:p>4/29/25 12:23 PM</text:p>
          </table:table-cell>
          <table:table-cell office:value-type="string" table:style-name="ce15">
            <text:p>Worked on exposing Miro teams in MyAccess.</text:p>
          </table:table-cell>
          <table:table-cell office:value-type="string" table:style-name="ce19">
            <text:p>We realized there is too much work todo here; we'll likely send it back to intake to see if we need to do this at all; and if it can wailt for SailPoint.</text:p>
          </table:table-cell>
          <table:table-cell table:number-columns-repeated="16375" table:style-name="ce17"/>
        </table:table-row>
        <table:table-row table:style-name="ro4"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23972222220618278" table:formula="of:=IF(AND([.F632] &lt;&gt; &quot;&quot;;[.G632] &lt;&gt; &quot;&quot;);([.G632]-[.F632])*24;&quot;---&quot;)" table:style-name="ce4">
            <text:p>0.240</text:p>
          </table:table-cell>
          <table:table-cell office:value-type="string" table:style-name="ce23">
            <text:p>IDtoEmployeeSvc</text:p>
          </table:table-cell>
          <table:table-cell office:value-type="date" office:date-value="2025-04-29T12:23:27" table:style-name="ce14">
            <text:p>4/29/25 12:23 PM</text:p>
          </table:table-cell>
          <table:table-cell office:value-type="date" office:date-value="2025-04-29T12:37:50" table:style-name="ce14">
            <text:p>4/29/25 12:37 PM</text:p>
          </table:table-cell>
          <table:table-cell office:value-type="string" table:style-name="ce15">
            <text:p>Worked on documenting Issues to include in the KT Ops session for the IDtoEmployeeSvc driver. Worked to resolve INC6561331.</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38861111114965752" table:formula="of:=IF(AND([.F633] &lt;&gt; &quot;&quot;;[.G633] &lt;&gt; &quot;&quot;);([.G633]-[.F633])*24;&quot;---&quot;)" table:style-name="ce4">
            <text:p>0.389</text:p>
          </table:table-cell>
          <table:table-cell office:value-type="string" table:style-name="ce23">
            <text:p>IDtoAutoCrib</text:p>
          </table:table-cell>
          <table:table-cell office:value-type="date" office:date-value="2025-04-29T12:37:50" table:style-name="ce14">
            <text:p>4/29/25 12:37 PM</text:p>
          </table:table-cell>
          <table:table-cell office:value-type="date" office:date-value="2025-04-29T13:01:09" table:style-name="ce14">
            <text:p>4/29/25 01:01 PM</text:p>
          </table:table-cell>
          <table:table-cell office:value-type="string" table:style-name="ce15">
            <text:p>Worked on onboarding MKE for Monday.</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40083333326037973" table:formula="of:=IF(AND([.F634] &lt;&gt; &quot;&quot;;[.G634] &lt;&gt; &quot;&quot;);([.G634]-[.F634])*24;&quot;---&quot;)" table:style-name="ce4">
            <text:p>0.401</text:p>
          </table:table-cell>
          <table:table-cell office:value-type="string" table:style-name="ce23">
            <text:p>IDtoAvioBook</text:p>
          </table:table-cell>
          <table:table-cell office:value-type="date" office:date-value="2025-04-29T13:01:09" table:style-name="ce14">
            <text:p>4/29/25 01:01 PM</text:p>
          </table:table-cell>
          <table:table-cell office:value-type="date" office:date-value="2025-04-29T13:25:12" table:style-name="ce14">
            <text:p>4/29/25 01:25 PM</text:p>
          </table:table-cell>
          <table:table-cell office:value-type="string" table:style-name="ce15">
            <text:p># 118403 - user had swaDeptcode=17 . .now it's 6</text:p>
          </table:table-cell>
          <table:table-cell table:style-name="ce19"/>
          <table:table-cell table:number-columns-repeated="16375" table:style-name="ce17"/>
        </table:table-row>
        <table:table-row table:style-name="ro5"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7.6944444444961846E-2" table:formula="of:=IF(AND([.F635] &lt;&gt; &quot;&quot;;[.G635] &lt;&gt; &quot;&quot;);([.G635]-[.F635])*24;&quot;---&quot;)" table:style-name="ce4">
            <text:p>0.077</text:p>
          </table:table-cell>
          <table:table-cell office:value-type="string" table:style-name="ce23">
            <text:p>IDtoEmployeeCarePicture</text:p>
          </table:table-cell>
          <table:table-cell office:value-type="date" office:date-value="2025-04-29T13:25:12" table:style-name="ce14">
            <text:p>4/29/25 01:25 PM</text:p>
          </table:table-cell>
          <table:table-cell office:value-type="date" office:date-value="2025-04-29T13:29:49" table:style-name="ce14">
            <text:p>4/29/25 01:29 PM</text:p>
          </table:table-cell>
          <table:table-cell office:value-type="string" table:style-name="ce15">
            <text:p>Worked on reseting &amp; storing IDtoEmployeeCarePicture in DEV, and AWS.</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53277777781477198" table:formula="of:=IF(AND([.F636] &lt;&gt; &quot;&quot;;[.G636] &lt;&gt; &quot;&quot;);([.G636]-[.F636])*24;&quot;---&quot;)" table:style-name="ce4">
            <text:p>0.533</text:p>
          </table:table-cell>
          <table:table-cell office:value-type="string" table:style-name="ce23">
            <text:p>IDtoEmployeeSvc</text:p>
          </table:table-cell>
          <table:table-cell office:value-type="date" office:date-value="2025-04-29T13:29:49" table:style-name="ce14">
            <text:p>4/29/25 01:29 PM</text:p>
          </table:table-cell>
          <table:table-cell office:value-type="date" office:date-value="2025-04-29T14:01:47" table:style-name="ce14">
            <text:p>4/29/25 02:01 PM</text:p>
          </table:table-cell>
          <table:table-cell office:value-type="string" table:style-name="ce15">
            <text:p># INC6561331</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87138888880144805" table:formula="of:=IF(AND([.F637] &lt;&gt; &quot;&quot;;[.G637] &lt;&gt; &quot;&quot;);([.G637]-[.F637])*24;&quot;---&quot;)" table:style-name="ce4">
            <text:p>0.871</text:p>
          </table:table-cell>
          <table:table-cell office:value-type="string" table:style-name="ce23">
            <text:p>mtg-Backlog</text:p>
          </table:table-cell>
          <table:table-cell office:value-type="date" office:date-value="2025-04-29T14:01:47" table:style-name="ce14">
            <text:p>4/29/25 02:01 PM</text:p>
          </table:table-cell>
          <table:table-cell office:value-type="date" office:date-value="2025-04-29T14:54:04" table:style-name="ce14">
            <text:p>4/29/25 02:54 PM</text:p>
          </table:table-cell>
          <table:table-cell office:value-type="string" table:style-name="ce15">
            <text:p>#backlog meeting</text:p>
          </table:table-cell>
          <table:table-cell table:style-name="ce16"/>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32861111109377816" table:formula="of:=IF(AND([.F638] &lt;&gt; &quot;&quot;;[.G638] &lt;&gt; &quot;&quot;);([.G638]-[.F638])*24;&quot;---&quot;)" table:style-name="ce4">
            <text:p>0.329</text:p>
          </table:table-cell>
          <table:table-cell office:value-type="string" table:style-name="ce23">
            <text:p>IDtoAutocrib</text:p>
          </table:table-cell>
          <table:table-cell office:value-type="date" office:date-value="2025-04-29T15:19:29" table:style-name="ce14">
            <text:p>4/29/25 03:19 PM</text:p>
          </table:table-cell>
          <table:table-cell office:value-type="date" office:date-value="2025-04-29T15:39:12" table:style-name="ce14">
            <text:p>4/29/25 03:39 PM</text:p>
          </table:table-cell>
          <table:table-cell office:value-type="string" table:style-name="ce15">
            <text:p>#checking mke access - still no . .4/29/2025 3:41:18 PM</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78527777781710029" table:formula="of:=IF(AND([.F639] &lt;&gt; &quot;&quot;;[.G639] &lt;&gt; &quot;&quot;);([.G639]-[.F639])*24;&quot;---&quot;)" table:style-name="ce4">
            <text:p>0.785</text:p>
          </table:table-cell>
          <table:table-cell office:value-type="string" table:style-name="ce23">
            <text:p>IDToAvioBook</text:p>
          </table:table-cell>
          <table:table-cell office:value-type="date" office:date-value="2025-04-29T15:39:12" table:style-name="ce14">
            <text:p>4/29/25 03:39 PM</text:p>
          </table:table-cell>
          <table:table-cell office:value-type="date" office:date-value="2025-04-29T16:26:19" table:style-name="ce14">
            <text:p>4/29/25 04:26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1.0074999999487773" table:formula="of:=IF(AND([.F640] &lt;&gt; &quot;&quot;;[.G640] &lt;&gt; &quot;&quot;);([.G640]-[.F640])*24;&quot;---&quot;)" table:style-name="ce4">
            <text:p>1.007</text:p>
          </table:table-cell>
          <table:table-cell office:value-type="string" table:style-name="ce23">
            <text:p>IDtoEmployeeCarePicture</text:p>
          </table:table-cell>
          <table:table-cell office:value-type="date" office:date-value="2025-04-29T16:26:19" table:style-name="ce14">
            <text:p>4/29/25 04:26 PM</text:p>
          </table:table-cell>
          <table:table-cell office:value-type="date" office:date-value="2025-04-29T17:26:46" table:style-name="ce14">
            <text:p>4/29/25 05:26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41] &lt;&gt; &quot;&quot;;[.G641] &lt;&gt; &quot;&quot;);([.G641]-[.F641])*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42] &lt;&gt; &quot;&quot;;[.G642] &lt;&gt; &quot;&quot;);([.G642]-[.F642])*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43] &lt;&gt; &quot;&quot;;[.G643] &lt;&gt; &quot;&quot;);([.G643]-[.F643])*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44] &lt;&gt; &quot;&quot;;[.G644] &lt;&gt; &quot;&quot;);([.G644]-[.F64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45] &lt;&gt; &quot;&quot;;[.G645] &lt;&gt; &quot;&quot;);([.G645]-[.F64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46] &lt;&gt; &quot;&quot;;[.G646] &lt;&gt; &quot;&quot;);([.G646]-[.F64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47] &lt;&gt; &quot;&quot;;[.G647] &lt;&gt; &quot;&quot;);([.G647]-[.F647])*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48] &lt;&gt; &quot;&quot;;[.G648] &lt;&gt; &quot;&quot;);([.G648]-[.F648])*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49] &lt;&gt; &quot;&quot;;[.G649] &lt;&gt; &quot;&quot;);([.G649]-[.F649])*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50] &lt;&gt; &quot;&quot;;[.G650] &lt;&gt; &quot;&quot;);([.G650]-[.F650])*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51] &lt;&gt; &quot;&quot;;[.G651] &lt;&gt; &quot;&quot;);([.G651]-[.F651])*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52] &lt;&gt; &quot;&quot;;[.G652] &lt;&gt; &quot;&quot;);([.G652]-[.F652])*24;&quot;---&quot;)" table:style-name="ce4">
            <text:p>---</text:p>
          </table:table-cell>
          <table:table-cell table:style-name="ce23"/>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13" table:style-name="ce18">
            <text:p>913</text:p>
          </table:table-cell>
          <table:table-cell office:value-type="float" office:value="9" table:formula="of:=COM.MICROSOFT.CEILING([.C653];0.25)" table:style-name="ce20">
            <text:p>9.000</text:p>
          </table:table-cell>
          <table:table-cell office:value-type="float" office:value="8.8036111111287028" table:formula="of:=SUM([.D653:.D672])" table:style-name="ce4">
            <text:p>8.804</text:p>
          </table:table-cell>
          <table:table-cell office:value-type="string" office:string-value="---" table:formula="of:=IF(AND([.F653] &lt;&gt; &quot;&quot;;[.G653] &lt;&gt; &quot;&quot;);([.G653]-[.F653])*24;&quot;---&quot;)" table:style-name="ce4">
            <text:p>---</text:p>
          </table:table-cell>
          <table:table-cell office:value-type="date" office:date-value="2025-04-30T00:00:00" table:style-name="ce21">
            <text:p>30-Apr</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25000000011641532" table:formula="of:=IF(AND([.F654] &lt;&gt; &quot;&quot;;[.G654] &lt;&gt; &quot;&quot;);([.G654]-[.F654])*24;&quot;---&quot;)" table:style-name="ce4">
            <text:p>0.250</text:p>
          </table:table-cell>
          <table:table-cell office:value-type="string" table:style-name="ce23">
            <text:p>mtg-daily</text:p>
          </table:table-cell>
          <table:table-cell office:value-type="date" office:date-value="2025-04-30T08:30:00" table:style-name="ce14">
            <text:p>4/30/25 08:30 AM</text:p>
          </table:table-cell>
          <table:table-cell office:value-type="date" office:date-value="2025-04-30T08:45:00" table:style-name="ce14">
            <text:p>4/30/25 08:45 AM</text:p>
          </table:table-cell>
          <table:table-cell office:value-type="string" table:style-name="ce15">
            <text:p>Daily meetings with the team.</text:p>
          </table:table-cell>
          <table:table-cell table:style-name="ce25"/>
          <table:table-cell table:style-name="ce26"/>
          <table:table-cell table:number-columns-repeated="16374"/>
        </table:table-row>
        <table:table-row table:style-name="ro5"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16666666668606922" table:formula="of:=IF(AND([.F655] &lt;&gt; &quot;&quot;;[.G655] &lt;&gt; &quot;&quot;);([.G655]-[.F655])*24;&quot;---&quot;)" table:style-name="ce4">
            <text:p>0.167</text:p>
          </table:table-cell>
          <table:table-cell office:value-type="string" table:style-name="ce23">
            <text:p>IDtoEmployeeCarePicture</text:p>
          </table:table-cell>
          <table:table-cell office:value-type="date" office:date-value="2025-04-30T09:20:00" table:style-name="ce14">
            <text:p>4/30/25 09:20 AM</text:p>
          </table:table-cell>
          <table:table-cell office:value-type="date" office:date-value="2025-04-30T09:30:00" table:style-name="ce14">
            <text:p>4/30/25 09:30 AM</text:p>
          </table:table-cell>
          <table:table-cell office:value-type="string" table:style-name="ce15">
            <text:p>Worked on completing tests with the EMPDEV1 connection for the IDtoEmployeeCarePicture driver.</text:p>
          </table:table-cell>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49999999988358468" table:formula="of:=IF(AND([.F656] &lt;&gt; &quot;&quot;;[.G656] &lt;&gt; &quot;&quot;);([.G656]-[.F656])*24;&quot;---&quot;)" table:style-name="ce4">
            <text:p>0.500</text:p>
          </table:table-cell>
          <table:table-cell office:value-type="string" table:style-name="ce23">
            <text:p>mtg-daily</text:p>
          </table:table-cell>
          <table:table-cell office:value-type="date" office:date-value="2025-04-30T09:30:00" table:style-name="ce14">
            <text:p>4/30/25 09:30 AM</text:p>
          </table:table-cell>
          <table:table-cell office:value-type="date" office:date-value="2025-04-30T10:00:00" table:style-name="ce14">
            <text:p>4/30/25 10:00 AM</text:p>
          </table:table-cell>
          <table:table-cell office:value-type="string" table:style-name="ce22">
            <text:p>#</text:p>
          </table:table-cell>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90722222230397165" table:formula="of:=IF(AND([.F657] &lt;&gt; &quot;&quot;;[.G657] &lt;&gt; &quot;&quot;);([.G657]-[.F657])*24;&quot;---&quot;)" table:style-name="ce4">
            <text:p>0.907</text:p>
          </table:table-cell>
          <table:table-cell office:value-type="string" table:style-name="ce23">
            <text:p>IDtoEmployeeCarePicture</text:p>
          </table:table-cell>
          <table:table-cell office:value-type="date" office:date-value="2025-04-30T10:00:00" table:style-name="ce14">
            <text:p>4/30/25 10:00 AM</text:p>
          </table:table-cell>
          <table:table-cell office:value-type="date" office:date-value="2025-04-30T10:54:26" table:style-name="ce14">
            <text:p>4/30/25 10:54 AM</text:p>
          </table:table-cell>
          <table:table-cell office:value-type="string" table:style-name="ce15">
            <text:p># passed tests, fixed empdev1 (was fc3)</text:p>
          </table:table-cell>
          <table:table-cell table:style-name="ce25"/>
          <table:table-cell table:style-name="ce26"/>
          <table:table-cell table:number-columns-repeated="16374"/>
        </table:table-row>
        <table:table-row table:style-name="ro5"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30694444442633539" table:formula="of:=IF(AND([.F658] &lt;&gt; &quot;&quot;;[.G658] &lt;&gt; &quot;&quot;);([.G658]-[.F658])*24;&quot;---&quot;)" table:style-name="ce4">
            <text:p>0.307</text:p>
          </table:table-cell>
          <table:table-cell office:value-type="string" table:style-name="ce21">
            <text:p>ESRMD</text:p>
          </table:table-cell>
          <table:table-cell office:value-type="date" office:date-value="2025-04-30T10:54:26" table:style-name="ce14">
            <text:p>4/30/25 10:54 AM</text:p>
          </table:table-cell>
          <table:table-cell office:value-type="date" office:date-value="2025-04-30T11:12:51" table:style-name="ce14">
            <text:p>4/30/25 11:12 AM</text:p>
          </table:table-cell>
          <table:table-cell office:value-type="string" table:style-name="ce15">
            <text:p>Worked on passing tests in the EmployeeServicesRoleMgmt driver for EMPUAT1 in QA.</text:p>
          </table:table-cell>
          <table:table-cell table:style-name="ce25"/>
          <table:table-cell table:style-name="ce26"/>
          <table:table-cell table:number-columns-repeated="16374"/>
        </table:table-row>
        <table:table-row table:style-name="ro5"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79833333328133449" table:formula="of:=IF(AND([.F659] &lt;&gt; &quot;&quot;;[.G659] &lt;&gt; &quot;&quot;);([.G659]-[.F659])*24;&quot;---&quot;)" table:style-name="ce4">
            <text:p>0.798</text:p>
          </table:table-cell>
          <table:table-cell office:value-type="string" table:style-name="ce23">
            <text:p>IDtoEmployeeSvc</text:p>
          </table:table-cell>
          <table:table-cell office:value-type="date" office:date-value="2025-04-30T11:12:51" table:style-name="ce14">
            <text:p>4/30/25 11:12 AM</text:p>
          </table:table-cell>
          <table:table-cell office:value-type="date" office:date-value="2025-04-30T12:00:45" table:style-name="ce14">
            <text:p>4/30/25 12:00 PM</text:p>
          </table:table-cell>
          <table:table-cell office:value-type="string" table:style-name="ce15">
            <text:p>Worked on resolving EMPUAT1 connection issues in IDtoEmployeeSvc and baselining.</text:p>
          </table:table-cell>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1.09444444446126" table:formula="of:=IF(AND([.F660] &lt;&gt; &quot;&quot;;[.G660] &lt;&gt; &quot;&quot;);([.G660]-[.F660])*24;&quot;---&quot;)" table:style-name="ce4">
            <text:p>1.094</text:p>
          </table:table-cell>
          <table:table-cell office:value-type="string" table:style-name="ce21">
            <text:p>L&amp;L</text:p>
          </table:table-cell>
          <table:table-cell office:value-type="date" office:date-value="2025-04-30T12:00:00" table:style-name="ce14">
            <text:p>4/30/25 12:00 PM</text:p>
          </table:table-cell>
          <table:table-cell office:value-type="date" office:date-value="2025-04-30T13:05:40" table:style-name="ce14">
            <text:p>4/30/25 01:05 PM</text:p>
          </table:table-cell>
          <table:table-cell office:value-type="string" table:style-name="ce15">
            <text:p>L&amp;L: setting up OAUTH for a fake app - cool!!</text:p>
          </table:table-cell>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2.2427777778357267" table:formula="of:=IF(AND([.F661] &lt;&gt; &quot;&quot;;[.G661] &lt;&gt; &quot;&quot;);([.G661]-[.F661])*24;&quot;---&quot;)" table:style-name="ce4">
            <text:p>2.243</text:p>
          </table:table-cell>
          <table:table-cell office:value-type="string" table:style-name="ce23">
            <text:p>IDtoEmployeeCarePicture</text:p>
          </table:table-cell>
          <table:table-cell office:value-type="date" office:date-value="2025-04-30T13:05:40" table:style-name="ce14">
            <text:p>4/30/25 01:05 PM</text:p>
          </table:table-cell>
          <table:table-cell office:value-type="date" office:date-value="2025-04-30T15:20:14" table:style-name="ce14">
            <text:p>4/30/25 03:20 PM</text:p>
          </table:table-cell>
          <table:table-cell office:value-type="string" table:style-name="ce15">
            <text:p># passing tests in QA; had to fix idmunit config</text:p>
          </table:table-cell>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41805555549217388" table:formula="of:=IF(AND([.F662] &lt;&gt; &quot;&quot;;[.G662] &lt;&gt; &quot;&quot;);([.G662]-[.F662])*24;&quot;---&quot;)" table:style-name="ce4">
            <text:p>0.418</text:p>
          </table:table-cell>
          <table:table-cell office:value-type="string" table:style-name="ce21">
            <text:p>ESRMD</text:p>
          </table:table-cell>
          <table:table-cell office:value-type="date" office:date-value="2025-04-30T15:20:14" table:style-name="ce14">
            <text:p>4/30/25 03:20 PM</text:p>
          </table:table-cell>
          <table:table-cell office:value-type="date" office:date-value="2025-04-30T15:45:19" table:style-name="ce14">
            <text:p>4/30/25 03:45 PM</text:p>
          </table:table-cell>
          <table:table-cell office:value-type="string" table:style-name="ce15">
            <text:p>#passing tests in qa</text:p>
          </table:table-cell>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3275000000721775" table:formula="of:=IF(AND([.F663] &lt;&gt; &quot;&quot;;[.G663] &lt;&gt; &quot;&quot;);([.G663]-[.F663])*24;&quot;---&quot;)" table:style-name="ce4">
            <text:p>0.328</text:p>
          </table:table-cell>
          <table:table-cell office:value-type="string" table:style-name="ce21">
            <text:p>IDtoEmployeeSvc</text:p>
          </table:table-cell>
          <table:table-cell office:value-type="date" office:date-value="2025-04-30T15:45:19" table:style-name="ce14">
            <text:p>4/30/25 03:45 PM</text:p>
          </table:table-cell>
          <table:table-cell office:value-type="date" office:date-value="2025-04-30T16:04:58" table:style-name="ce14">
            <text:p>4/30/25 04:04 PM</text:p>
          </table:table-cell>
          <table:table-cell office:value-type="string" table:style-name="ce15">
            <text:p>#fxiing passwords, updating aws</text:p>
          </table:table-cell>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1.7916666665696539" table:formula="of:=IF(AND([.F664] &lt;&gt; &quot;&quot;;[.G664] &lt;&gt; &quot;&quot;);([.G664]-[.F664])*24;&quot;---&quot;)" table:style-name="ce4">
            <text:p>1.792</text:p>
          </table:table-cell>
          <table:table-cell office:value-type="string" table:style-name="ce21">
            <text:p>IDtoEmployeeSvc</text:p>
          </table:table-cell>
          <table:table-cell office:value-type="date" office:date-value="2025-04-30T16:04:58" table:style-name="ce14">
            <text:p>4/30/25 04:04 PM</text:p>
          </table:table-cell>
          <table:table-cell office:value-type="date" office:date-value="2025-04-30T17:52:28" table:style-name="ce14">
            <text:p>4/30/25 05:52 PM</text:p>
          </table:table-cell>
          <table:table-cell office:value-type="string" table:style-name="ce15">
            <text:p>#</text:p>
          </table:table-cell>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65] &lt;&gt; &quot;&quot;;[.G665] &lt;&gt; &quot;&quot;);([.G665]-[.F665])*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66] &lt;&gt; &quot;&quot;;[.G666] &lt;&gt; &quot;&quot;);([.G666]-[.F666])*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67] &lt;&gt; &quot;&quot;;[.G667] &lt;&gt; &quot;&quot;);([.G667]-[.F667])*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68] &lt;&gt; &quot;&quot;;[.G668] &lt;&gt; &quot;&quot;);([.G668]-[.F668])*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69] &lt;&gt; &quot;&quot;;[.G669] &lt;&gt; &quot;&quot;);([.G669]-[.F669])*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70] &lt;&gt; &quot;&quot;;[.G670] &lt;&gt; &quot;&quot;);([.G670]-[.F670])*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71] &lt;&gt; &quot;&quot;;[.G671] &lt;&gt; &quot;&quot;);([.G671]-[.F671])*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72] &lt;&gt; &quot;&quot;;[.G672] &lt;&gt; &quot;&quot;);([.G672]-[.F672])*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office:value-type="float" office:value="7.25" table:formula="of:=COM.MICROSOFT.CEILING([.C673];0.25)" table:style-name="ce20">
            <text:p>7.250</text:p>
          </table:table-cell>
          <table:table-cell office:value-type="float" office:value="7.0086111111450009" table:formula="of:=SUM([.D673:.D689])" table:style-name="ce4">
            <text:p>7.009</text:p>
          </table:table-cell>
          <table:table-cell office:value-type="string" office:string-value="---" table:formula="of:=IF(AND([.F673] &lt;&gt; &quot;&quot;;[.G673] &lt;&gt; &quot;&quot;);([.G673]-[.F673])*24;&quot;---&quot;)" table:style-name="ce4">
            <text:p>---</text:p>
          </table:table-cell>
          <table:table-cell office:value-type="date" office:date-value="2025-05-01T00:00:00" table:style-name="ce31">
            <text:p>1-May</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25000000011641532" table:formula="of:=IF(AND([.F674] &lt;&gt; &quot;&quot;;[.G674] &lt;&gt; &quot;&quot;);([.G674]-[.F674])*24;&quot;---&quot;)" table:style-name="ce4">
            <text:p>0.250</text:p>
          </table:table-cell>
          <table:table-cell office:value-type="string" table:style-name="ce23">
            <text:p>mtg-daily</text:p>
          </table:table-cell>
          <table:table-cell office:value-type="date" office:date-value="2025-05-01T08:30:00" table:style-name="ce14">
            <text:p>5/1/25 08:30 AM</text:p>
          </table:table-cell>
          <table:table-cell office:value-type="date" office:date-value="2025-05-01T08:45:00" table:style-name="ce14">
            <text:p>5/1/25 08:45 AM</text:p>
          </table:table-cell>
          <table:table-cell office:value-type="string" table:style-name="ce15">
            <text:p>Daily meetings with the team. Weekly PRB Meeting.</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49999999988358468" table:formula="of:=IF(AND([.F675] &lt;&gt; &quot;&quot;;[.G675] &lt;&gt; &quot;&quot;);([.G675]-[.F675])*24;&quot;---&quot;)" table:style-name="ce4">
            <text:p>0.500</text:p>
          </table:table-cell>
          <table:table-cell office:value-type="string" table:style-name="ce23">
            <text:p>mtg-daily</text:p>
          </table:table-cell>
          <table:table-cell office:value-type="date" office:date-value="2025-05-01T09:30:00" table:style-name="ce14">
            <text:p>5/1/25 09:30 AM</text:p>
          </table:table-cell>
          <table:table-cell office:value-type="date" office:date-value="2025-05-01T10:00:00" table:style-name="ce14">
            <text:p>5/1/25 10:00 AM</text:p>
          </table:table-cell>
          <table:table-cell office:value-type="string" table:style-name="ce15">
            <text:p>#</text:p>
          </table:table-cell>
          <table:table-cell table:style-name="ce19"/>
          <table:table-cell table:number-columns-repeated="16375" table:style-name="ce17"/>
        </table:table-row>
        <table:table-row table:style-name="ro4"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66583333339076489" table:formula="of:=IF(AND([.F676] &lt;&gt; &quot;&quot;;[.G676] &lt;&gt; &quot;&quot;);([.G676]-[.F676])*24;&quot;---&quot;)" table:style-name="ce4">
            <text:p>0.666</text:p>
          </table:table-cell>
          <table:table-cell office:value-type="string" table:style-name="ce23">
            <text:p>IDtoEmployeeSvc</text:p>
          </table:table-cell>
          <table:table-cell office:value-type="date" office:date-value="2025-05-01T10:00:00" table:style-name="ce14">
            <text:p>5/1/25 10:00 AM</text:p>
          </table:table-cell>
          <table:table-cell office:value-type="date" office:date-value="2025-05-01T10:39:57" table:style-name="ce14">
            <text:p>5/1/25 10:39 AM</text:p>
          </table:table-cell>
          <table:table-cell office:value-type="string" table:style-name="ce15">
            <text:p>Worked on completing MR &amp; baseline tests in the pipeline for IDtoEmployeeSvc. Worked on completing the KT content for the new error management system.</text:p>
          </table:table-cell>
          <table:table-cell table:style-name="ce19"/>
          <table:table-cell table:number-columns-repeated="16375" table:style-name="ce17"/>
        </table:table-row>
        <table:table-row table:style-name="ro5"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1.2766666666720994" table:formula="of:=IF(AND([.F677] &lt;&gt; &quot;&quot;;[.G677] &lt;&gt; &quot;&quot;);([.G677]-[.F677])*24;&quot;---&quot;)" table:style-name="ce4">
            <text:p>1.277</text:p>
          </table:table-cell>
          <table:table-cell office:value-type="string" table:style-name="ce14">
            <text:p>IDtoAutocrib</text:p>
          </table:table-cell>
          <table:table-cell office:value-type="date" office:date-value="2025-05-01T10:39:57" table:style-name="ce14">
            <text:p>5/1/25 10:39 AM</text:p>
          </table:table-cell>
          <table:table-cell office:value-type="date" office:date-value="2025-05-01T11:56:33" table:style-name="ce14">
            <text:p>5/1/25 11:56 AM</text:p>
          </table:table-cell>
          <table:table-cell office:value-type="string" table:style-name="ce15">
            <text:p>Worked on preparation for going live on Tuesday for the MKE destination for IDtoAutocrib.</text:p>
          </table:table-cell>
          <table:table-cell table:style-name="ce19"/>
          <table:table-cell table:number-columns-repeated="16375" table:style-name="ce17"/>
        </table:table-row>
        <table:table-row table:style-name="ro5"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97111111111007631" table:formula="of:=IF(AND([.F678] &lt;&gt; &quot;&quot;;[.G678] &lt;&gt; &quot;&quot;);([.G678]-[.F678])*24;&quot;---&quot;)" table:style-name="ce4">
            <text:p>0.971</text:p>
          </table:table-cell>
          <table:table-cell office:value-type="string" table:style-name="ce21">
            <text:p>supp:IDtoAuditBoard</text:p>
          </table:table-cell>
          <table:table-cell office:value-type="date" office:date-value="2025-05-01T11:56:33" table:style-name="ce14">
            <text:p>5/1/25 11:56 AM</text:p>
          </table:table-cell>
          <table:table-cell office:value-type="date" office:date-value="2025-05-01T12:54:49" table:style-name="ce14">
            <text:p>5/1/25 12:54 PM</text:p>
          </table:table-cell>
          <table:table-cell office:value-type="string" table:style-name="ce15">
            <text:p>Worked on code review with Gokul for the IDtoAuditboard driver.</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33638888894347474" table:formula="of:=IF(AND([.F679] &lt;&gt; &quot;&quot;;[.G679] &lt;&gt; &quot;&quot;);([.G679]-[.F679])*24;&quot;---&quot;)" table:style-name="ce4">
            <text:p>0.336</text:p>
          </table:table-cell>
          <table:table-cell office:value-type="string" table:style-name="ce21">
            <text:p>mtg-prb</text:p>
          </table:table-cell>
          <table:table-cell office:value-type="date" office:date-value="2025-05-01T12:54:49" table:style-name="ce14">
            <text:p>5/1/25 12:54 PM</text:p>
          </table:table-cell>
          <table:table-cell office:value-type="date" office:date-value="2025-05-01T13:15:00" table:style-name="ce14">
            <text:p>5/1/25 01:15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office:value-type="string" table:style-name="ce32">
            <text:p>26.5 hours</text:p>
          </table:table-cell>
          <table:table-cell office:value-type="string" table:style-name="ce4">
            <text:p>BILLED</text:p>
          </table:table-cell>
          <table:table-cell office:value-type="float" office:value="0.24222222209209576" table:formula="of:=IF(AND([.F680] &lt;&gt; &quot;&quot;;[.G680] &lt;&gt; &quot;&quot;);([.G680]-[.F680])*24;&quot;---&quot;)" table:style-name="ce4">
            <text:p>0.242</text:p>
          </table:table-cell>
          <table:table-cell office:value-type="string" table:style-name="ce23">
            <text:p>IDtoEmployeeSvc</text:p>
          </table:table-cell>
          <table:table-cell office:value-type="date" office:date-value="2025-05-01T13:15:00" table:style-name="ce14">
            <text:p>5/1/25 01:15 PM</text:p>
          </table:table-cell>
          <table:table-cell office:value-type="date" office:date-value="2025-05-01T13:29:32" table:style-name="ce14">
            <text:p>5/1/25 01:29 PM</text:p>
          </table:table-cell>
          <table:table-cell office:value-type="string" table:style-name="ce15">
            <text:p>#error review; have a few more</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2.4605555557063781" table:formula="of:=IF(AND([.F681] &lt;&gt; &quot;&quot;;[.G681] &lt;&gt; &quot;&quot;);([.G681]-[.F681])*24;&quot;---&quot;)" table:style-name="ce4">
            <text:p>2.461</text:p>
          </table:table-cell>
          <table:table-cell office:value-type="string" table:style-name="ce23">
            <text:p>IDtoEmployeeSvc</text:p>
          </table:table-cell>
          <table:table-cell office:value-type="date" office:date-value="2025-05-01T14:20:00" table:style-name="ce14">
            <text:p>5/1/25 02:20 PM</text:p>
          </table:table-cell>
          <table:table-cell office:value-type="date" office:date-value="2025-05-01T16:47:38" table:style-name="ce14">
            <text:p>5/1/25 04:47 PM</text:p>
          </table:table-cell>
          <table:table-cell office:value-type="string" table:style-name="ce15">
            <text:p>#completed content for kt session</text:p>
          </table:table-cell>
          <table:table-cell table:style-name="ce19"/>
          <table:table-cell table:number-columns-repeated="16375" table:style-name="ce17"/>
        </table:table-row>
        <table:table-row table:style-name="ro5"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30583333323011175" table:formula="of:=IF(AND([.F682] &lt;&gt; &quot;&quot;;[.G682] &lt;&gt; &quot;&quot;);([.G682]-[.F682])*24;&quot;---&quot;)" table:style-name="ce4">
            <text:p>0.306</text:p>
          </table:table-cell>
          <table:table-cell office:value-type="string" table:style-name="ce23">
            <text:p>IDtoAviobook</text:p>
          </table:table-cell>
          <table:table-cell office:value-type="date" office:date-value="2025-05-01T16:47:38" table:style-name="ce14">
            <text:p>5/1/25 04:47 PM</text:p>
          </table:table-cell>
          <table:table-cell office:value-type="date" office:date-value="2025-05-01T17:05:59" table:style-name="ce14">
            <text:p>5/1/25 05:05 PM</text:p>
          </table:table-cell>
          <table:table-cell office:value-type="string" table:style-name="ce15">
            <text:p>Worked on fixing the entitlement policy definitions for the IDtoAviobook driver for re-org related issues.</text:p>
          </table:table-cell>
          <table:table-cell office:value-type="string" table:style-name="ce19">
            <text:p>Some policy definitions have a more complex update than I thought; need to fix them . .</text:p>
          </table:table-cell>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83] &lt;&gt; &quot;&quot;;[.G683] &lt;&gt; &quot;&quot;);([.G683]-[.F683])*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84] &lt;&gt; &quot;&quot;;[.G684] &lt;&gt; &quot;&quot;);([.G684]-[.F68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85] &lt;&gt; &quot;&quot;;[.G685] &lt;&gt; &quot;&quot;);([.G685]-[.F68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86] &lt;&gt; &quot;&quot;;[.G686] &lt;&gt; &quot;&quot;);([.G686]-[.F68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87] &lt;&gt; &quot;&quot;;[.G687] &lt;&gt; &quot;&quot;);([.G687]-[.F68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88] &lt;&gt; &quot;&quot;;[.G688] &lt;&gt; &quot;&quot;);([.G688]-[.F688])*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689] &lt;&gt; &quot;&quot;;[.G689] &lt;&gt; &quot;&quot;);([.G689]-[.F689])*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office:value-type="float" office:value="7.25" table:formula="of:=COM.MICROSOFT.CEILING([.C690];0.25)" table:style-name="ce20">
            <text:p>7.250</text:p>
          </table:table-cell>
          <table:table-cell office:value-type="float" office:value="7.1427777779172175" table:formula="of:=SUM([.D690:.D708])" table:style-name="ce4">
            <text:p>7.143</text:p>
          </table:table-cell>
          <table:table-cell office:value-type="string" office:string-value="---" table:formula="of:=IF(AND([.F690] &lt;&gt; &quot;&quot;;[.G690] &lt;&gt; &quot;&quot;);([.G690]-[.F690])*24;&quot;---&quot;)" table:style-name="ce4">
            <text:p>---</text:p>
          </table:table-cell>
          <table:table-cell office:value-type="date" office:date-value="2025-05-02T00:00:00" table:style-name="ce21">
            <text:p>2-May</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table:style-name="ce4"/>
          <table:table-cell office:value-type="string" table:style-name="ce21">
            <text:p>mtg-daily</text:p>
          </table:table-cell>
          <table:table-cell office:value-type="date" office:date-value="2025-05-02T08:30:00" table:style-name="ce14">
            <text:p>5/2/25 08:30 AM</text:p>
          </table:table-cell>
          <table:table-cell office:value-type="date" office:date-value="2025-05-02T08:40:00" table:style-name="ce14">
            <text:p>5/2/25 08:40 AM</text:p>
          </table:table-cell>
          <table:table-cell office:value-type="string" table:style-name="ce29">
            <text:p>Daily meetings with the team.</text:p>
          </table:table-cell>
          <table:table-cell table:style-name="ce19"/>
          <table:table-cell table:number-columns-repeated="16375" table:style-name="ce17"/>
        </table:table-row>
        <table:table-row table:style-name="ro4"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25000000011641532" table:formula="of:=IF(AND([.F692] &lt;&gt; &quot;&quot;;[.G692] &lt;&gt; &quot;&quot;);([.G692]-[.F692])*24;&quot;---&quot;)" table:style-name="ce4">
            <text:p>0.250</text:p>
          </table:table-cell>
          <table:table-cell office:value-type="string" table:style-name="ce21">
            <text:p>IDtoAviobook</text:p>
          </table:table-cell>
          <table:table-cell office:value-type="date" office:date-value="2025-05-02T09:15:00" table:style-name="ce14">
            <text:p>5/2/25 09:15 AM</text:p>
          </table:table-cell>
          <table:table-cell office:value-type="date" office:date-value="2025-05-02T09:30:00" table:style-name="ce14">
            <text:p>5/2/25 09:30 AM</text:p>
          </table:table-cell>
          <table:table-cell office:value-type="string" table:style-name="ce29">
            <text:p>Worked on fixing 6 re-org related policies, enabling flight attendant prehire provisioning, and creating QA/Production CRs for IDtoAviobook.</text:p>
          </table:table-cell>
          <table:table-cell office:value-type="string" table:style-name="ce19">
            <text:p>Also finished adding a base64 decoder for LDIF to help with diffing.</text:p>
          </table:table-cell>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table:style-name="ce4"/>
          <table:table-cell office:value-type="string" table:style-name="ce21">
            <text:p>mtg-daily</text:p>
          </table:table-cell>
          <table:table-cell office:value-type="date" office:date-value="2025-05-02T09:30:00" table:style-name="ce14">
            <text:p>5/2/25 09:30 AM</text:p>
          </table:table-cell>
          <table:table-cell office:value-type="date" office:date-value="2025-05-02T10:01:05" table:style-name="ce14">
            <text:p>5/2/25 10:01 AM</text:p>
          </table:table-cell>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3.0047222222783603" table:formula="of:=IF(AND([.F694] &lt;&gt; &quot;&quot;;[.G694] &lt;&gt; &quot;&quot;);([.G694]-[.F694])*24;&quot;---&quot;)" table:style-name="ce4">
            <text:p>3.005</text:p>
          </table:table-cell>
          <table:table-cell office:value-type="string" table:style-name="ce23">
            <text:p>IDtoAviobook</text:p>
          </table:table-cell>
          <table:table-cell office:value-type="date" office:date-value="2025-05-02T10:01:05" table:style-name="ce14">
            <text:p>5/2/25 10:01 AM</text:p>
          </table:table-cell>
          <table:table-cell office:value-type="date" office:date-value="2025-05-02T13:01:22" table:style-name="ce14">
            <text:p>5/2/25 01:01 PM</text:p>
          </table:table-cell>
          <table:table-cell office:value-type="string" table:style-name="ce15">
            <text:p>#Also fixing base64 decoding of the entitlement policies.</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office:value-type="float" office:value="39.75" table:formula="of:=SUM([.B607:.B693])" table:style-name="ce20">
            <text:p>39.750</text:p>
          </table:table-cell>
          <table:table-cell office:value-type="string" table:style-name="ce4">
            <text:p>BILLED</text:p>
          </table:table-cell>
          <table:table-cell office:value-type="float" office:value="0.23694444447755814" table:formula="of:=IF(AND([.F695] &lt;&gt; &quot;&quot;;[.G695] &lt;&gt; &quot;&quot;);([.G695]-[.F695])*24;&quot;---&quot;)" table:style-name="ce4">
            <text:p>0.237</text:p>
          </table:table-cell>
          <table:table-cell office:value-type="string" table:style-name="ce23">
            <text:p>IDtoAviobook</text:p>
          </table:table-cell>
          <table:table-cell office:value-type="date" office:date-value="2025-05-02T13:01:22" table:style-name="ce14">
            <text:p>5/2/25 01:01 PM</text:p>
          </table:table-cell>
          <table:table-cell office:value-type="date" office:date-value="2025-05-02T13:15:35" table:style-name="ce14">
            <text:p>5/2/25 01:15 PM</text:p>
          </table:table-cell>
          <table:table-cell office:value-type="string" table:style-name="ce15">
            <text:p>#finisied fixing decoding, now back to main work</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24027777771698311" table:formula="of:=IF(AND([.F696] &lt;&gt; &quot;&quot;;[.G696] &lt;&gt; &quot;&quot;);([.G696]-[.F696])*24;&quot;---&quot;)" table:style-name="ce4">
            <text:p>0.240</text:p>
          </table:table-cell>
          <table:table-cell office:value-type="string" table:style-name="ce23">
            <text:p>IDtoAviobook</text:p>
          </table:table-cell>
          <table:table-cell office:value-type="date" office:date-value="2025-05-02T13:15:35" table:style-name="ce14">
            <text:p>5/2/25 01:15 PM</text:p>
          </table:table-cell>
          <table:table-cell office:value-type="date" office:date-value="2025-05-02T13:30:00" table:style-name="ce14">
            <text:p>5/2/25 01:30 PM</text:p>
          </table:table-cell>
          <table:table-cell office:value-type="string" table:style-name="ce15">
            <text:p>#now pushing fa prehires</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1.6002777776448056" table:formula="of:=IF(AND([.F697] &lt;&gt; &quot;&quot;;[.G697] &lt;&gt; &quot;&quot;);([.G697]-[.F697])*24;&quot;---&quot;)" table:style-name="ce4">
            <text:p>1.600</text:p>
          </table:table-cell>
          <table:table-cell office:value-type="string" table:style-name="ce23">
            <text:p>IDtoAviobook</text:p>
          </table:table-cell>
          <table:table-cell office:value-type="date" office:date-value="2025-05-02T14:09:25" table:style-name="ce14">
            <text:p>5/2/25 02:09 PM</text:p>
          </table:table-cell>
          <table:table-cell office:value-type="date" office:date-value="2025-05-02T15:45:26" table:style-name="ce14">
            <text:p>5/2/25 03:45 PM</text:p>
          </table:table-cell>
          <table:table-cell office:value-type="string" table:style-name="ce15">
            <text:p>#back to fixing roles</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1.2427777778939344" table:formula="of:=IF(AND([.F698] &lt;&gt; &quot;&quot;;[.G698] &lt;&gt; &quot;&quot;);([.G698]-[.F698])*24;&quot;---&quot;)" table:style-name="ce4">
            <text:p>1.243</text:p>
          </table:table-cell>
          <table:table-cell office:value-type="string" table:style-name="ce23">
            <text:p>IDtoAviobook</text:p>
          </table:table-cell>
          <table:table-cell office:value-type="date" office:date-value="2025-05-02T15:45:26" table:style-name="ce14">
            <text:p>5/2/25 03:45 PM</text:p>
          </table:table-cell>
          <table:table-cell office:value-type="date" office:date-value="2025-05-02T17:00:00" table:style-name="ce14">
            <text:p>5/2/25 05:00 PM</text:p>
          </table:table-cell>
          <table:table-cell office:value-type="string" table:style-name="ce15">
            <text:p>#Now creating MRs</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office:value-type="string" table:style-name="ce4">
            <text:p>BILLED</text:p>
          </table:table-cell>
          <table:table-cell office:value-type="float" office:value="0.56777777778916061" table:formula="of:=IF(AND([.F699] &lt;&gt; &quot;&quot;;[.G699] &lt;&gt; &quot;&quot;);([.G699]-[.F699])*24;&quot;---&quot;)" table:style-name="ce4">
            <text:p>0.568</text:p>
          </table:table-cell>
          <table:table-cell office:value-type="string" table:style-name="ce23">
            <text:p>IDtoAviobook</text:p>
          </table:table-cell>
          <table:table-cell office:value-type="date" office:date-value="2025-05-02T17:00:00" table:style-name="ce14">
            <text:p>5/2/25 05:00 PM</text:p>
          </table:table-cell>
          <table:table-cell office:value-type="date" office:date-value="2025-05-02T17:34:04" table:style-name="ce14">
            <text:p>5/2/25 05:34 PM</text:p>
          </table:table-cell>
          <table:table-cell office:value-type="string" table:style-name="ce15">
            <text:p># qa aviobook cr done, starting on prod</text:p>
          </table:table-cell>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700] &lt;&gt; &quot;&quot;;[.G700] &lt;&gt; &quot;&quot;);([.G700]-[.F700])*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701] &lt;&gt; &quot;&quot;;[.G701] &lt;&gt; &quot;&quot;);([.G701]-[.F701])*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702] &lt;&gt; &quot;&quot;;[.G702] &lt;&gt; &quot;&quot;);([.G702]-[.F702])*24;&quot;---&quot;)" table:style-name="ce4">
            <text:p>---</text:p>
          </table:table-cell>
          <table:table-cell office:value-type="string" table:style-name="ce21">
            <text:p>hours for week ending may 2:</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703] &lt;&gt; &quot;&quot;;[.G703] &lt;&gt; &quot;&quot;);([.G703]-[.F703])*24;&quot;---&quot;)" table:style-name="ce4">
            <text:p>---</text:p>
          </table:table-cell>
          <table:table-cell office:value-type="float" office:value="26.25" table:style-name="ce28">
            <text:p>26.250</text:p>
          </table:table-cell>
          <table:table-cell office:value-type="string" table:style-name="ce14">
            <text:p>Through apr 30</text:p>
          </table:table-cell>
          <table:table-cell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704] &lt;&gt; &quot;&quot;;[.G704] &lt;&gt; &quot;&quot;);([.G704]-[.F704])*24;&quot;---&quot;)" table:style-name="ce4">
            <text:p>---</text:p>
          </table:table-cell>
          <table:table-cell office:value-type="float" office:value="15.5" table:style-name="ce28">
            <text:p>15.500</text:p>
          </table:table-cell>
          <table:table-cell office:value-type="string" table:style-name="ce14">
            <text:p>through may 2</text:p>
          </table:table-cell>
          <table:table-cell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705] &lt;&gt; &quot;&quot;;[.G705] &lt;&gt; &quot;&quot;);([.G705]-[.F705])*24;&quot;---&quot;)" table:style-name="ce4">
            <text:p>---</text:p>
          </table:table-cell>
          <table:table-cell office:value-type="float" office:value="41.75" table:formula="of:=SUM([.E703:.E704])" table:style-name="ce28">
            <text:p>41.750</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706] &lt;&gt; &quot;&quot;;[.G706] &lt;&gt; &quot;&quot;);([.G706]-[.F706])*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707] &lt;&gt; &quot;&quot;;[.G707] &lt;&gt; &quot;&quot;);([.G707]-[.F707])*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3" table:style-name="ce18">
            <text:p>913</text:p>
          </table:table-cell>
          <table:table-cell table:style-name="ce20"/>
          <table:table-cell table:style-name="ce4"/>
          <table:table-cell office:value-type="string" office:string-value="---" table:formula="of:=IF(AND([.F708] &lt;&gt; &quot;&quot;;[.G708] &lt;&gt; &quot;&quot;);([.G708]-[.F708])*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table:number-columns-repeated="2" table:style-name="ce11"/>
          <table:table-cell table:number-columns-repeated="2" table:style-name="ce12"/>
          <table:table-cell table:number-columns-repeated="3" table:style-name="ce13"/>
          <table:table-cell table:style-name="ce15"/>
          <table:table-cell table:style-name="ce16"/>
          <table:table-cell table:number-columns-repeated="16375"/>
        </table:table-row>
        <table:table-row table:style-name="ro3" table:visibility="collapse">
          <table:table-cell office:value-type="float" office:value="914" table:formula="of:=[.A708]+1" table:style-name="ce18">
            <text:p>914</text:p>
          </table:table-cell>
          <table:table-cell table:style-name="ce12"/>
          <table:table-cell office:value-type="string" table:style-name="ce4">
            <text:p>****************</text:p>
          </table:table-cell>
          <table:table-cell table:style-name="ce4"/>
          <table:table-cell office:value-type="string" office:string-value="Week 914" table:formula="of:=CONCATENATE(&quot;Week &quot;; [.A710])" table:number-columns-spanned="2" table:number-rows-spanned="3" table:style-name="ce36">
            <text:p>Week 914</text:p>
          </table: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4" table:formula="of:=[.A710]" table:style-name="ce18">
            <text:p>914</text:p>
          </table:table-cell>
          <table:table-cell table:style-name="ce12"/>
          <table:table-cell office:value-type="string" table:style-name="ce4">
            <text:p>****************</text:p>
          </table:table-cell>
          <table:table-cell table:style-name="ce4"/>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4" table:formula="of:=[.A711]" table:style-name="ce18">
            <text:p>914</text:p>
          </table:table-cell>
          <table:table-cell table:style-name="ce20"/>
          <table:table-cell office:value-type="string" table:style-name="ce4">
            <text:p>****************</text:p>
          </table:table-cell>
          <table:table-cell table:style-name="ce4"/>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4" table:formula="of:=[.A712]" table:style-name="ce18">
            <text:p>914</text:p>
          </table:table-cell>
          <table:table-cell table:style-name="ce20"/>
          <table:table-cell office:value-type="string" table:style-name="ce4">
            <text:p>****************</text:p>
          </table:table-cell>
          <table:table-cell office:value-type="string" office:string-value="---" table:formula="of:=IF(AND([.F713] &lt;&gt; &quot;&quot;;[.G713] &lt;&gt; &quot;&quot;);([.G713]-[.F713])*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14" table:formula="of:=[.A713]" table:style-name="ce18">
            <text:p>914</text:p>
          </table:table-cell>
          <table:table-cell table:style-name="ce20"/>
          <table:table-cell office:value-type="string" table:style-name="ce4">
            <text:p>****************</text:p>
          </table:table-cell>
          <table:table-cell office:value-type="string" office:string-value="---" table:formula="of:=IF(AND([.F714] &lt;&gt; &quot;&quot;;[.G714] &lt;&gt; &quot;&quot;);([.G714]-[.F714])*24;&quot;---&quot;)" table:style-name="ce4">
            <text:p>---</text:p>
          </table:table-cell>
          <table:table-cell table:style-name="ce13"/>
          <table:table-cell table:style-name="ce28"/>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4" table:formula="of:=[.A714]" table:style-name="ce18">
            <text:p>914</text:p>
          </table:table-cell>
          <table:table-cell table:style-name="ce20"/>
          <table:table-cell office:value-type="string" table:style-name="ce4">
            <text:p>****************</text:p>
          </table:table-cell>
          <table:table-cell office:value-type="string" office:string-value="---" table:formula="of:=IF(AND([.F715] &lt;&gt; &quot;&quot;;[.G715] &lt;&gt; &quot;&quot;);([.G715]-[.F715])*24;&quot;---&quot;)" table:style-name="ce4">
            <text:p>---</text:p>
          </table:table-cell>
          <table:table-cell table:style-name="ce13"/>
          <table:table-cell table:style-name="ce28"/>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4" table:formula="of:=[.A715]" table:style-name="ce18">
            <text:p>914</text:p>
          </table:table-cell>
          <table:table-cell table:style-name="ce12"/>
          <table:table-cell office:value-type="string" table:style-name="ce4">
            <text:p>****************</text:p>
          </table:table-cell>
          <table:table-cell office:value-type="string" office:string-value="---" table:formula="of:=IF(AND([.F716] &lt;&gt; &quot;&quot;;[.G716] &lt;&gt; &quot;&quot;);([.G716]-[.F716])*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14" table:formula="of:=[.A716]" table:style-name="ce18">
            <text:p>914</text:p>
          </table:table-cell>
          <table:table-cell table:style-name="ce12"/>
          <table:table-cell office:value-type="string" table:style-name="ce4">
            <text:p>BILLED</text:p>
          </table:table-cell>
          <table:table-cell office:value-type="string" office:string-value="---" table:formula="of:=IF(AND([.F717] &lt;&gt; &quot;&quot;;[.G717] &lt;&gt; &quot;&quot;);([.G717]-[.F71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17]" table:style-name="ce18">
            <text:p>914</text:p>
          </table:table-cell>
          <table:table-cell office:value-type="float" office:value="7.5" table:formula="of:=COM.MICROSOFT.CEILING([.C718];0.25)" table:style-name="ce20">
            <text:p>7.500</text:p>
          </table:table-cell>
          <table:table-cell office:value-type="float" office:value="7.4558333333116025" table:formula="of:=SUM([.D718:.D737])" table:style-name="ce4">
            <text:p>7.456</text:p>
          </table:table-cell>
          <table:table-cell office:value-type="string" office:string-value="---" table:formula="of:=IF(AND([.F718] &lt;&gt; &quot;&quot;;[.G718] &lt;&gt; &quot;&quot;);([.G718]-[.F718])*24;&quot;---&quot;)" table:style-name="ce4">
            <text:p>---</text:p>
          </table:table-cell>
          <table:table-cell office:value-type="date" office:date-value="2025-05-05T00:00:00" table:style-name="ce21">
            <text:p>5-May</text:p>
          </table:table-cell>
          <table:table-cell table:number-columns-repeated="2" table:style-name="ce14"/>
          <table:table-cell table:style-name="ce22"/>
          <table:table-cell table:style-name="ce19"/>
          <table:table-cell table:number-columns-repeated="16375" table:style-name="ce17"/>
        </table:table-row>
        <table:table-row table:style-name="ro4" table:visibility="collapse">
          <table:table-cell office:value-type="float" office:value="914" table:formula="of:=[.A718]" table:style-name="ce18">
            <text:p>914</text:p>
          </table:table-cell>
          <table:table-cell table:style-name="ce20"/>
          <table:table-cell office:value-type="string" table:style-name="ce4">
            <text:p>BILLED</text:p>
          </table:table-cell>
          <table:table-cell office:value-type="float" office:value="0.24999999994179234" table:formula="of:=IF(AND([.F719] &lt;&gt; &quot;&quot;;[.G719] &lt;&gt; &quot;&quot;);([.G719]-[.F719])*24;&quot;---&quot;)" table:style-name="ce4">
            <text:p>0.250</text:p>
          </table:table-cell>
          <table:table-cell office:value-type="string" table:style-name="ce21">
            <text:p>IDtoEmployeesvc</text:p>
          </table:table-cell>
          <table:table-cell office:value-type="date" office:date-value="2025-05-05T08:15:00" table:style-name="ce14">
            <text:p>5/5/25 08:15 AM</text:p>
          </table:table-cell>
          <table:table-cell office:value-type="date" office:date-value="2025-05-05T08:30:00" table:style-name="ce14">
            <text:p>5/5/25 08:30 AM</text:p>
          </table:table-cell>
          <table:table-cell office:value-type="string" table:style-name="ce22">
            <text:p>Worked on passing race condition tests in IDtoEmployeeSvc. Worked on QA and production CR deploy.</text:p>
          </table:table-cell>
          <table:table-cell table:style-name="ce19"/>
          <table:table-cell table:number-columns-repeated="16375" table:style-name="ce17"/>
        </table:table-row>
        <table:table-row table:style-name="ro2" table:visibility="collapse">
          <table:table-cell office:value-type="float" office:value="914" table:formula="of:=[.A719]" table:style-name="ce18">
            <text:p>914</text:p>
          </table:table-cell>
          <table:table-cell table:style-name="ce20"/>
          <table:table-cell office:value-type="string" table:style-name="ce4">
            <text:p>BILLED</text:p>
          </table:table-cell>
          <table:table-cell office:value-type="float" office:value="0.19944444444263354" table:formula="of:=IF(AND([.F720] &lt;&gt; &quot;&quot;;[.G720] &lt;&gt; &quot;&quot;);([.G720]-[.F720])*24;&quot;---&quot;)" table:style-name="ce4">
            <text:p>0.199</text:p>
          </table:table-cell>
          <table:table-cell office:value-type="string" table:style-name="ce30">
            <text:p>mtg-Daily</text:p>
          </table:table-cell>
          <table:table-cell office:value-type="date" office:date-value="2025-05-05T08:30:00" table:style-name="ce14">
            <text:p>5/5/25 08:30 AM</text:p>
          </table:table-cell>
          <table:table-cell office:value-type="date" office:date-value="2025-05-05T08:41:58" table:style-name="ce14">
            <text:p>5/5/25 08:41 AM</text:p>
          </table:table-cell>
          <table:table-cell office:value-type="string" table:style-name="ce22">
            <text:p>Daily meetings with the team.</text:p>
          </table:table-cell>
          <table:table-cell table:style-name="ce19"/>
          <table:table-cell table:number-columns-repeated="16375" table:style-name="ce17"/>
        </table:table-row>
        <table:table-row table:style-name="ro2" table:visibility="collapse">
          <table:table-cell office:value-type="float" office:value="914" table:formula="of:=[.A720]" table:style-name="ce18">
            <text:p>914</text:p>
          </table:table-cell>
          <table:table-cell table:style-name="ce20"/>
          <table:table-cell office:value-type="string" table:style-name="ce4">
            <text:p>BILLED</text:p>
          </table:table-cell>
          <table:table-cell office:value-type="float" office:value="0.80055555567378178" table:formula="of:=IF(AND([.F721] &lt;&gt; &quot;&quot;;[.G721] &lt;&gt; &quot;&quot;);([.G721]-[.F721])*24;&quot;---&quot;)" table:style-name="ce4">
            <text:p>0.801</text:p>
          </table:table-cell>
          <table:table-cell office:value-type="string" table:style-name="ce21">
            <text:p>IDtoEmployeesvc</text:p>
          </table:table-cell>
          <table:table-cell office:value-type="date" office:date-value="2025-05-05T08:41:58" table:style-name="ce14">
            <text:p>5/5/25 08:41 AM</text:p>
          </table:table-cell>
          <table:table-cell office:value-type="date" office:date-value="2025-05-05T09:30:00" table:style-name="ce14">
            <text:p>5/5/25 09:30 AM</text:p>
          </table:table-cell>
          <table:table-cell office:value-type="string" table:style-name="ce22">
            <text:p>#</text:p>
          </table:table-cell>
          <table:table-cell table:style-name="ce19"/>
          <table:table-cell table:number-columns-repeated="16375" table:style-name="ce17"/>
        </table:table-row>
        <table:table-row table:style-name="ro2" table:visibility="collapse">
          <table:table-cell office:value-type="float" office:value="914" table:formula="of:=[.A721]" table:style-name="ce18">
            <text:p>914</text:p>
          </table:table-cell>
          <table:table-cell table:style-name="ce20"/>
          <table:table-cell office:value-type="string" table:style-name="ce4">
            <text:p>BILLED</text:p>
          </table:table-cell>
          <table:table-cell office:value-type="float" office:value="0.18861111102160066" table:formula="of:=IF(AND([.F722] &lt;&gt; &quot;&quot;;[.G722] &lt;&gt; &quot;&quot;);([.G722]-[.F722])*24;&quot;---&quot;)" table:style-name="ce4">
            <text:p>0.189</text:p>
          </table:table-cell>
          <table:table-cell office:value-type="string" table:style-name="ce30">
            <text:p>mtg-Daily</text:p>
          </table:table-cell>
          <table:table-cell office:value-type="date" office:date-value="2025-05-05T09:30:00" table:style-name="ce14">
            <text:p>5/5/25 09:30 AM</text:p>
          </table:table-cell>
          <table:table-cell office:value-type="date" office:date-value="2025-05-05T09:41:19" table:style-name="ce14">
            <text:p>5/5/25 09:41 AM</text:p>
          </table:table-cell>
          <table:table-cell table:style-name="ce24"/>
          <table:table-cell table:style-name="ce19"/>
          <table:table-cell table:number-columns-repeated="16375" table:style-name="ce17"/>
        </table:table-row>
        <table:table-row table:style-name="ro8" table:visibility="collapse">
          <table:table-cell office:value-type="float" office:value="914" table:formula="of:=[.A722]" table:style-name="ce18">
            <text:p>914</text:p>
          </table:table-cell>
          <table:table-cell table:style-name="ce20"/>
          <table:table-cell office:value-type="string" table:style-name="ce4">
            <text:p>BILLED</text:p>
          </table:table-cell>
          <table:table-cell office:value-type="float" office:value="0.78305555559927598" table:formula="of:=IF(AND([.F723] &lt;&gt; &quot;&quot;;[.G723] &lt;&gt; &quot;&quot;);([.G723]-[.F723])*24;&quot;---&quot;)" table:style-name="ce4">
            <text:p>0.783</text:p>
          </table:table-cell>
          <table:table-cell office:value-type="string" table:style-name="ce30">
            <text:p>support</text:p>
          </table:table-cell>
          <table:table-cell office:value-type="date" office:date-value="2025-05-05T09:41:19" table:style-name="ce14">
            <text:p>5/5/25 09:41 AM</text:p>
          </table:table-cell>
          <table:table-cell office:value-type="date" office:date-value="2025-05-05T10:28:18" table:style-name="ce14">
            <text:p>5/5/25 10:28 AM</text:p>
          </table:table-cell>
          <table:table-cell office:value-type="string" table:style-name="ce22">
            <text:p>Worked on resolving ndsd process issues in Dev.</text:p>
          </table:table-cell>
          <table:table-cell office:value-type="string" table:style-name="ce19">
            <text:p>Worked with Jack on the eDirectory team to resolve an eDirectory replication issue.</text:p>
          </table:table-cell>
          <table:table-cell table:number-columns-repeated="16375" table:style-name="ce17"/>
        </table:table-row>
        <table:table-row table:style-name="ro5" table:visibility="collapse">
          <table:table-cell office:value-type="float" office:value="914" table:formula="of:=[.A723]" table:style-name="ce18">
            <text:p>914</text:p>
          </table:table-cell>
          <table:table-cell table:style-name="ce20"/>
          <table:table-cell office:value-type="string" table:style-name="ce4">
            <text:p>BILLED</text:p>
          </table:table-cell>
          <table:table-cell office:value-type="float" office:value="1.4902777777751908" table:formula="of:=IF(AND([.F724] &lt;&gt; &quot;&quot;;[.G724] &lt;&gt; &quot;&quot;);([.G724]-[.F724])*24;&quot;---&quot;)" table:style-name="ce4">
            <text:p>1.490</text:p>
          </table:table-cell>
          <table:table-cell office:value-type="string" table:style-name="ce21">
            <text:p>IDtoAvobook</text:p>
          </table:table-cell>
          <table:table-cell office:value-type="date" office:date-value="2025-05-05T10:28:18" table:style-name="ce14">
            <text:p>5/5/25 10:28 AM</text:p>
          </table:table-cell>
          <table:table-cell office:value-type="date" office:date-value="2025-05-05T11:57:43" table:style-name="ce14">
            <text:p>5/5/25 11:57 AM</text:p>
          </table:table-cell>
          <table:table-cell office:value-type="string" table:style-name="ce22">
            <text:p>Worked on passing tests with the additional 5 qualifications for pilots on IDtoAviobook.</text:p>
          </table:table-cell>
          <table:table-cell table:style-name="ce19"/>
          <table:table-cell table:number-columns-repeated="16375" table:style-name="ce17"/>
        </table:table-row>
        <table:table-row table:style-name="ro13" table:visibility="collapse">
          <table:table-cell office:value-type="float" office:value="914" table:formula="of:=[.A724]" table:style-name="ce18">
            <text:p>914</text:p>
          </table:table-cell>
          <table:table-cell office:value-type="string" table:style-name="ce33">
            <text:p>sleep</text:p>
          </table:table-cell>
          <table:table-cell office:value-type="string" table:style-name="ce4">
            <text:p>BILLED</text:p>
          </table:table-cell>
          <table:table-cell office:value-type="float" office:value="0.16611111100064591" table:formula="of:=IF(AND([.F725] &lt;&gt; &quot;&quot;;[.G725] &lt;&gt; &quot;&quot;);([.G725]-[.F725])*24;&quot;---&quot;)" table:style-name="ce4">
            <text:p>0.166</text:p>
          </table:table-cell>
          <table:table-cell office:value-type="string" table:style-name="ce21">
            <text:p>IDtoAvobook</text:p>
          </table:table-cell>
          <table:table-cell office:value-type="date" office:date-value="2025-05-05T12:05:02" table:style-name="ce14">
            <text:p>5/5/25 12:05 PM</text:p>
          </table:table-cell>
          <table:table-cell office:value-type="date" office:date-value="2025-05-05T12:15:00" table:style-name="ce14">
            <text:p>5/5/25 12:15 PM</text:p>
          </table:table-cell>
          <table:table-cell office:value-type="string" table:style-name="ce22">
            <text:p>#</text:p>
          </table:table-cell>
          <table:table-cell table:style-name="ce19"/>
          <table:table-cell table:number-columns-repeated="16375" table:style-name="ce17"/>
        </table:table-row>
        <table:table-row table:style-name="ro2" table:visibility="collapse">
          <table:table-cell office:value-type="float" office:value="914" table:formula="of:=[.A725]" table:style-name="ce18">
            <text:p>914</text:p>
          </table:table-cell>
          <table:table-cell table:style-name="ce20"/>
          <table:table-cell office:value-type="string" table:style-name="ce4">
            <text:p>BILLED</text:p>
          </table:table-cell>
          <table:table-cell office:value-type="float" office:value="0.97138888895278797" table:formula="of:=IF(AND([.F726] &lt;&gt; &quot;&quot;;[.G726] &lt;&gt; &quot;&quot;);([.G726]-[.F726])*24;&quot;---&quot;)" table:style-name="ce4">
            <text:p>0.971</text:p>
          </table:table-cell>
          <table:table-cell office:value-type="string" table:style-name="ce21">
            <text:p>IDtoAvobook</text:p>
          </table:table-cell>
          <table:table-cell office:value-type="date" office:date-value="2025-05-05T14:01:43" table:style-name="ce14">
            <text:p>5/5/25 02:01 PM</text:p>
          </table:table-cell>
          <table:table-cell office:value-type="date" office:date-value="2025-05-05T15:00:00" table:style-name="ce14">
            <text:p>5/5/25 03:00 PM</text:p>
          </table:table-cell>
          <table:table-cell office:value-type="string" table:style-name="ce22">
            <text:p>#</text:p>
          </table:table-cell>
          <table:table-cell table:style-name="ce19"/>
          <table:table-cell table:number-columns-repeated="16375" table:style-name="ce17"/>
        </table:table-row>
        <table:table-row table:style-name="ro2" table:visibility="collapse">
          <table:table-cell office:value-type="float" office:value="914" table:formula="of:=[.A726]" table:style-name="ce18">
            <text:p>914</text:p>
          </table:table-cell>
          <table:table-cell table:style-name="ce20"/>
          <table:table-cell office:value-type="string" table:style-name="ce4">
            <text:p>BILLED</text:p>
          </table:table-cell>
          <table:table-cell office:value-type="float" office:value="1.4202777778264135" table:formula="of:=IF(AND([.F727] &lt;&gt; &quot;&quot;;[.G727] &lt;&gt; &quot;&quot;);([.G727]-[.F727])*24;&quot;---&quot;)" table:style-name="ce4">
            <text:p>1.420</text:p>
          </table:table-cell>
          <table:table-cell office:value-type="string" table:style-name="ce21">
            <text:p>IDtoEmployeesvc</text:p>
          </table:table-cell>
          <table:table-cell office:value-type="date" office:date-value="2025-05-05T15:00:00" table:style-name="ce14">
            <text:p>5/5/25 03:00 PM</text:p>
          </table:table-cell>
          <table:table-cell office:value-type="date" office:date-value="2025-05-05T16:25:13" table:style-name="ce14">
            <text:p>5/5/25 04:25 PM</text:p>
          </table:table-cell>
          <table:table-cell office:value-type="string" table:style-name="ce22">
            <text:p># qa/prod cr paperwork</text:p>
          </table:table-cell>
          <table:table-cell table:style-name="ce19"/>
          <table:table-cell table:number-columns-repeated="16375" table:style-name="ce17"/>
        </table:table-row>
        <table:table-row table:style-name="ro2" table:visibility="collapse">
          <table:table-cell office:value-type="float" office:value="914" table:formula="of:=[.A727]" table:style-name="ce18">
            <text:p>914</text:p>
          </table:table-cell>
          <table:table-cell table:style-name="ce20"/>
          <table:table-cell office:value-type="string" table:style-name="ce4">
            <text:p>BILLED</text:p>
          </table:table-cell>
          <table:table-cell office:value-type="float" office:value="1.18611111107748" table:formula="of:=IF(AND([.F728] &lt;&gt; &quot;&quot;;[.G728] &lt;&gt; &quot;&quot;);([.G728]-[.F728])*24;&quot;---&quot;)" table:style-name="ce4">
            <text:p>1.186</text:p>
          </table:table-cell>
          <table:table-cell office:value-type="string" table:style-name="ce21">
            <text:p>IDtoEmployeesvc</text:p>
          </table:table-cell>
          <table:table-cell office:value-type="date" office:date-value="2025-05-05T16:25:13" table:style-name="ce14">
            <text:p>5/5/25 04:25 PM</text:p>
          </table:table-cell>
          <table:table-cell office:value-type="date" office:date-value="2025-05-05T17:36:23" table:style-name="ce14">
            <text:p>5/5/25 05:36 PM</text:p>
          </table:table-cell>
          <table:table-cell office:value-type="string" table:style-name="ce22">
            <text:p># Now working on problematic tests</text:p>
          </table:table-cell>
          <table:table-cell table:style-name="ce19"/>
          <table:table-cell table:number-columns-repeated="16375" table:style-name="ce17"/>
        </table:table-row>
        <table:table-row table:style-name="ro2" table:visibility="collapse">
          <table:table-cell office:value-type="float" office:value="914" table:formula="of:=[.A728]" table:style-name="ce18">
            <text:p>914</text:p>
          </table:table-cell>
          <table:table-cell table:style-name="ce20"/>
          <table:table-cell table:style-name="ce4"/>
          <table:table-cell office:value-type="string" office:string-value="---" table:formula="of:=IF(AND([.F729] &lt;&gt; &quot;&quot;;[.G729] &lt;&gt; &quot;&quot;);([.G729]-[.F729])*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4" table:formula="of:=[.A729]" table:style-name="ce18">
            <text:p>914</text:p>
          </table:table-cell>
          <table:table-cell table:style-name="ce20"/>
          <table:table-cell table:style-name="ce4"/>
          <table:table-cell office:value-type="string" office:string-value="---" table:formula="of:=IF(AND([.F730] &lt;&gt; &quot;&quot;;[.G730] &lt;&gt; &quot;&quot;);([.G730]-[.F730])*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4" table:formula="of:=[.A730]" table:style-name="ce18">
            <text:p>914</text:p>
          </table:table-cell>
          <table:table-cell table:style-name="ce20"/>
          <table:table-cell table:style-name="ce4"/>
          <table:table-cell office:value-type="string" office:string-value="---" table:formula="of:=IF(AND([.F731] &lt;&gt; &quot;&quot;;[.G731] &lt;&gt; &quot;&quot;);([.G731]-[.F731])*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4" table:formula="of:=[.A731]" table:style-name="ce18">
            <text:p>914</text:p>
          </table:table-cell>
          <table:table-cell table:style-name="ce20"/>
          <table:table-cell table:style-name="ce4"/>
          <table:table-cell office:value-type="string" office:string-value="---" table:formula="of:=IF(AND([.F732] &lt;&gt; &quot;&quot;;[.G732] &lt;&gt; &quot;&quot;);([.G732]-[.F732])*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32]" table:style-name="ce18">
            <text:p>914</text:p>
          </table:table-cell>
          <table:table-cell table:style-name="ce20"/>
          <table:table-cell table:style-name="ce4"/>
          <table:table-cell office:value-type="string" office:string-value="---" table:formula="of:=IF(AND([.F733] &lt;&gt; &quot;&quot;;[.G733] &lt;&gt; &quot;&quot;);([.G733]-[.F733])*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33]" table:style-name="ce18">
            <text:p>914</text:p>
          </table:table-cell>
          <table:table-cell table:style-name="ce20"/>
          <table:table-cell table:style-name="ce4"/>
          <table:table-cell office:value-type="string" office:string-value="---" table:formula="of:=IF(AND([.F734] &lt;&gt; &quot;&quot;;[.G734] &lt;&gt; &quot;&quot;);([.G734]-[.F734])*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34]" table:style-name="ce18">
            <text:p>914</text:p>
          </table:table-cell>
          <table:table-cell table:style-name="ce20"/>
          <table:table-cell table:style-name="ce4"/>
          <table:table-cell office:value-type="string" office:string-value="---" table:formula="of:=IF(AND([.F735] &lt;&gt; &quot;&quot;;[.G735] &lt;&gt; &quot;&quot;);([.G735]-[.F735])*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35]" table:style-name="ce18">
            <text:p>914</text:p>
          </table:table-cell>
          <table:table-cell table:style-name="ce20"/>
          <table:table-cell table:style-name="ce4"/>
          <table:table-cell office:value-type="string" office:string-value="---" table:formula="of:=IF(AND([.F736] &lt;&gt; &quot;&quot;;[.G736] &lt;&gt; &quot;&quot;);([.G736]-[.F736])*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36]" table:style-name="ce18">
            <text:p>914</text:p>
          </table:table-cell>
          <table:table-cell table:style-name="ce20"/>
          <table:table-cell table:style-name="ce4"/>
          <table:table-cell office:value-type="string" office:string-value="---" table:formula="of:=IF(AND([.F737] &lt;&gt; &quot;&quot;;[.G737] &lt;&gt; &quot;&quot;);([.G737]-[.F73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37]" table:style-name="ce18">
            <text:p>914</text:p>
          </table:table-cell>
          <table:table-cell office:value-type="float" office:value="8" table:formula="of:=COM.MICROSOFT.CEILING([.C738];0.25)" table:style-name="ce20">
            <text:p>8.000</text:p>
          </table:table-cell>
          <table:table-cell office:value-type="float" office:value="7.7649999999557622" table:formula="of:=SUM([.D738:.D763])" table:style-name="ce4">
            <text:p>7.765</text:p>
          </table:table-cell>
          <table:table-cell office:value-type="string" office:string-value="---" table:formula="of:=IF(AND([.F738] &lt;&gt; &quot;&quot;;[.G738] &lt;&gt; &quot;&quot;);([.G738]-[.F738])*24;&quot;---&quot;)" table:style-name="ce4">
            <text:p>---</text:p>
          </table:table-cell>
          <table:table-cell office:value-type="date" office:date-value="2025-05-06T00:00:00" table:style-name="ce21">
            <text:p>6-May</text:p>
          </table:table-cell>
          <table:table-cell table:number-columns-repeated="2" table:style-name="ce14"/>
          <table:table-cell table:style-name="ce15"/>
          <table:table-cell table:style-name="ce16"/>
          <table:table-cell table:number-columns-repeated="16375" table:style-name="ce17"/>
        </table:table-row>
        <table:table-row table:style-name="ro5" table:visibility="collapse">
          <table:table-cell office:value-type="float" office:value="914" table:formula="of:=[.A738]" table:style-name="ce18">
            <text:p>914</text:p>
          </table:table-cell>
          <table:table-cell table:style-name="ce20"/>
          <table:table-cell office:value-type="string" table:style-name="ce4">
            <text:p>BILLED</text:p>
          </table:table-cell>
          <table:table-cell office:value-type="float" office:value="0.21666666667442769" table:formula="of:=IF(AND([.F739] &lt;&gt; &quot;&quot;;[.G739] &lt;&gt; &quot;&quot;);([.G739]-[.F739])*24;&quot;---&quot;)" table:style-name="ce4">
            <text:p>0.217</text:p>
          </table:table-cell>
          <table:table-cell office:value-type="string" table:style-name="ce23">
            <text:p>mtg-Daily</text:p>
          </table:table-cell>
          <table:table-cell office:value-type="date" office:date-value="2025-05-06T08:30:00" table:style-name="ce14">
            <text:p>5/6/25 08:30 AM</text:p>
          </table:table-cell>
          <table:table-cell office:value-type="date" office:date-value="2025-05-06T08:43:00" table:style-name="ce14">
            <text:p>5/6/25 08:43 AM</text:p>
          </table:table-cell>
          <table:table-cell office:value-type="string" table:style-name="ce15">
            <text:p>Daily meetings with the team. Backlog meeting with EE team.</text:p>
          </table:table-cell>
          <table:table-cell table:style-name="ce16"/>
          <table:table-cell table:number-columns-repeated="16375" table:style-name="ce17"/>
        </table:table-row>
        <table:table-row table:style-name="ro6" table:visibility="collapse">
          <table:table-cell office:value-type="float" office:value="914" table:formula="of:=[.A739]" table:style-name="ce18">
            <text:p>914</text:p>
          </table:table-cell>
          <table:table-cell table:style-name="ce20"/>
          <table:table-cell office:value-type="string" table:style-name="ce4">
            <text:p>BILLED</text:p>
          </table:table-cell>
          <table:table-cell office:value-type="float" office:value="1.5080555555177853" table:formula="of:=IF(AND([.F740] &lt;&gt; &quot;&quot;;[.G740] &lt;&gt; &quot;&quot;);([.G740]-[.F740])*24;&quot;---&quot;)" table:style-name="ce4">
            <text:p>1.508</text:p>
          </table:table-cell>
          <table:table-cell office:value-type="string" table:style-name="ce23">
            <text:p>IDtoAviobook</text:p>
          </table:table-cell>
          <table:table-cell office:value-type="date" office:date-value="2025-05-06T09:30:00" table:style-name="ce14">
            <text:p>5/6/25 09:30 AM</text:p>
          </table:table-cell>
          <table:table-cell office:value-type="date" office:date-value="2025-05-06T11:00:29" table:style-name="ce14">
            <text:p>5/6/25 11:00 AM</text:p>
          </table:table-cell>
          <table:table-cell office:value-type="string" table:style-name="ce15">
            <text:p>Worked on CRs for QA/Prod deployment of updated roles.</text:p>
          </table:table-cell>
          <table:table-cell office:value-type="string" table:style-name="ce19">
            <text:p>Tests are failing due to minor code updates made in DEV to workaround their broken API. After some discussion, we chose to use an Aviobook environment, they're not likely to upgrade, and starting over there.</text:p>
          </table:table-cell>
          <table:table-cell table:number-columns-repeated="16375" table:style-name="ce17"/>
        </table:table-row>
        <table:table-row table:style-name="ro5" table:visibility="collapse">
          <table:table-cell office:value-type="float" office:value="914" table:formula="of:=[.A740]" table:style-name="ce18">
            <text:p>914</text:p>
          </table:table-cell>
          <table:table-cell table:style-name="ce20"/>
          <table:table-cell office:value-type="string" table:style-name="ce4">
            <text:p>BILLED</text:p>
          </table:table-cell>
          <table:table-cell office:value-type="float" office:value="0.99194444442400709" table:formula="of:=IF(AND([.F741] &lt;&gt; &quot;&quot;;[.G741] &lt;&gt; &quot;&quot;);([.G741]-[.F741])*24;&quot;---&quot;)" table:style-name="ce4">
            <text:p>0.992</text:p>
          </table:table-cell>
          <table:table-cell office:value-type="string" table:style-name="ce23">
            <text:p>IDtoAviobook</text:p>
          </table:table-cell>
          <table:table-cell office:value-type="date" office:date-value="2025-05-06T11:00:29" table:style-name="ce14">
            <text:p>5/6/25 11:00 AM</text:p>
          </table:table-cell>
          <table:table-cell office:value-type="date" office:date-value="2025-05-06T12:00:00" table:style-name="ce14">
            <text:p>5/6/25 12:00 PM</text:p>
          </table:table-cell>
          <table:table-cell office:value-type="string" table:style-name="ce22">
            <office:annotation draw:style-name="a0" svg:x="9.29166666666667in" svg:y="19.3in" svg:width="1.5in" svg:height="0.791666666666667in">
              <dc:creator>Aaron Kynaston (Contractor)</dc:creator>
              <text:p><text:span text:style-name="T1">Aaron Kynaston (Contractor):</text:span><text:span text:style-name="T1"/></text:p>
              <text:p><text:span text:style-name="T2">just</text:span></text:p>
            </office:annotation>
            <text:p>#just realized I can't test in QA without the new driver there . .going to remove '[' values to bypass issue</text:p>
          </table:table-cell>
          <table:table-cell table:style-name="ce19"/>
          <table:table-cell table:number-columns-repeated="16375" table:style-name="ce17"/>
        </table:table-row>
        <table:table-row table:style-name="ro5" table:visibility="collapse">
          <table:table-cell office:value-type="float" office:value="914" table:formula="of:=[.A741]" table:style-name="ce18">
            <text:p>914</text:p>
          </table:table-cell>
          <table:table-cell table:style-name="ce20"/>
          <table:table-cell office:value-type="string" table:style-name="ce4">
            <text:p>BILLED</text:p>
          </table:table-cell>
          <table:table-cell office:value-type="float" office:value="0.73750000004656613" table:formula="of:=IF(AND([.F742] &lt;&gt; &quot;&quot;;[.G742] &lt;&gt; &quot;&quot;);([.G742]-[.F742])*24;&quot;---&quot;)" table:style-name="ce4">
            <text:p>0.738</text:p>
          </table:table-cell>
          <table:table-cell office:value-type="string" table:style-name="ce21">
            <text:p>IDtoMiro</text:p>
          </table:table-cell>
          <table:table-cell office:value-type="date" office:date-value="2025-05-06T12:00:00" table:style-name="ce14">
            <text:p>5/6/25 12:00 PM</text:p>
          </table:table-cell>
          <table:table-cell office:value-type="date" office:date-value="2025-05-06T12:44:15" table:style-name="ce14">
            <text:p>5/6/25 12:44 PM</text:p>
          </table:table-cell>
          <table:table-cell office:value-type="string" table:style-name="ce15">
            <text:p>Miro Design meeting discussing teams management through MyAccess.</text:p>
          </table:table-cell>
          <table:table-cell office:value-type="string" table:style-name="ce19">
            <text:p>The request is too complicated, and may not be possible at all; the app team is going back to the vendor to ask questions.</text:p>
          </table:table-cell>
          <table:table-cell table:number-columns-repeated="16375" table:style-name="ce17"/>
        </table:table-row>
        <table:table-row table:style-name="ro2" table:visibility="collapse">
          <table:table-cell office:value-type="float" office:value="914" table:formula="of:=[.A742]" table:style-name="ce18">
            <text:p>914</text:p>
          </table:table-cell>
          <table:table-cell table:style-name="ce20"/>
          <table:table-cell office:value-type="string" table:style-name="ce4">
            <text:p>BILLED</text:p>
          </table:table-cell>
          <table:table-cell office:value-type="float" office:value="0.21972222224576399" table:formula="of:=IF(AND([.F743] &lt;&gt; &quot;&quot;;[.G743] &lt;&gt; &quot;&quot;);([.G743]-[.F743])*24;&quot;---&quot;)" table:style-name="ce4">
            <text:p>0.220</text:p>
          </table:table-cell>
          <table:table-cell office:value-type="string" table:style-name="ce21">
            <text:p>IDtoMiro</text:p>
          </table:table-cell>
          <table:table-cell office:value-type="date" office:date-value="2025-05-06T12:44:15" table:style-name="ce14">
            <text:p>5/6/25 12:44 PM</text:p>
          </table:table-cell>
          <table:table-cell office:value-type="date" office:date-value="2025-05-06T12:57:26" table:style-name="ce14">
            <text:p>5/6/25 12:57 PM</text:p>
          </table:table-cell>
          <table:table-cell office:value-type="string" table:style-name="ce15">
            <text:p>#bena nd Mike</text:p>
          </table:table-cell>
          <table:table-cell table:style-name="ce19"/>
          <table:table-cell table:number-columns-repeated="16375" table:style-name="ce17"/>
        </table:table-row>
        <table:table-row table:style-name="ro2" table:visibility="collapse">
          <table:table-cell office:value-type="float" office:value="914" table:formula="of:=[.A743]" table:style-name="ce18">
            <text:p>914</text:p>
          </table:table-cell>
          <table:table-cell table:style-name="ce20"/>
          <table:table-cell office:value-type="string" table:style-name="ce4">
            <text:p>BILLED</text:p>
          </table:table-cell>
          <table:table-cell office:value-type="float" office:value="0.72833333333255723" table:formula="of:=IF(AND([.F744] &lt;&gt; &quot;&quot;;[.G744] &lt;&gt; &quot;&quot;);([.G744]-[.F744])*24;&quot;---&quot;)" table:style-name="ce4">
            <text:p>0.728</text:p>
          </table:table-cell>
          <table:table-cell office:value-type="string" table:style-name="ce23">
            <text:p>IDtoAviobook</text:p>
          </table:table-cell>
          <table:table-cell office:value-type="date" office:date-value="2025-05-06T13:24:32" table:style-name="ce14">
            <text:p>5/6/25 01:24 PM</text:p>
          </table:table-cell>
          <table:table-cell office:value-type="date" office:date-value="2025-05-06T14:08:14" table:style-name="ce14">
            <text:p>5/6/25 02:08 PM</text:p>
          </table:table-cell>
          <table:table-cell office:value-type="string" table:style-name="ce15">
            <text:p>#worked on fixing formatting</text:p>
          </table:table-cell>
          <table:table-cell table:style-name="ce19"/>
          <table:table-cell table:number-columns-repeated="16375" table:style-name="ce17"/>
        </table:table-row>
        <table:table-row table:style-name="ro2" table:visibility="collapse">
          <table:table-cell office:value-type="float" office:value="914" table:formula="of:=[.A744]" table:style-name="ce18">
            <text:p>914</text:p>
          </table:table-cell>
          <table:table-cell table:style-name="ce20"/>
          <table:table-cell office:value-type="string" table:style-name="ce4">
            <text:p>BILLED</text:p>
          </table:table-cell>
          <table:table-cell office:value-type="float" office:value="0.69611111108679324" table:formula="of:=IF(AND([.F745] &lt;&gt; &quot;&quot;;[.G745] &lt;&gt; &quot;&quot;);([.G745]-[.F745])*24;&quot;---&quot;)" table:style-name="ce4">
            <text:p>0.696</text:p>
          </table:table-cell>
          <table:table-cell office:value-type="string" table:style-name="ce23">
            <text:p>mtg-Daily</text:p>
          </table:table-cell>
          <table:table-cell office:value-type="date" office:date-value="2025-05-06T14:08:14" table:style-name="ce14">
            <text:p>5/6/25 02:08 PM</text:p>
          </table:table-cell>
          <table:table-cell office:value-type="date" office:date-value="2025-05-06T14:50:00" table:style-name="ce14">
            <text:p>5/6/25 02:50 PM</text:p>
          </table:table-cell>
          <table:table-cell office:value-type="string" table:style-name="ce15">
            <text:p>backlog</text:p>
          </table:table-cell>
          <table:table-cell table:style-name="ce19"/>
          <table:table-cell table:number-columns-repeated="16375" table:style-name="ce17"/>
        </table:table-row>
        <table:table-row table:style-name="ro2" table:visibility="collapse">
          <table:table-cell office:value-type="float" office:value="914" table:formula="of:=[.A745]" table:style-name="ce18">
            <text:p>914</text:p>
          </table:table-cell>
          <table:table-cell table:style-name="ce20"/>
          <table:table-cell office:value-type="string" table:style-name="ce4">
            <text:p>BILLED</text:p>
          </table:table-cell>
          <table:table-cell office:value-type="float" office:value="2.6666666666278616" table:formula="of:=IF(AND([.F746] &lt;&gt; &quot;&quot;;[.G746] &lt;&gt; &quot;&quot;);([.G746]-[.F746])*24;&quot;---&quot;)" table:style-name="ce4">
            <text:p>2.667</text:p>
          </table:table-cell>
          <table:table-cell office:value-type="string" table:style-name="ce23">
            <text:p>IDtoAviobook</text:p>
          </table:table-cell>
          <table:table-cell office:value-type="date" office:date-value="2025-05-06T14:50:00" table:style-name="ce14">
            <text:p>5/6/25 02:50 PM</text:p>
          </table:table-cell>
          <table:table-cell office:value-type="date" office:date-value="2025-05-06T17:30:00" table:style-name="ce14">
            <text:p>5/6/25 05:30 PM</text:p>
          </table:table-cell>
          <table:table-cell office:value-type="string" table:style-name="ce15">
            <text:p># worked on fixing pipeline</text:p>
          </table:table-cell>
          <table:table-cell table:style-name="ce19"/>
          <table:table-cell table:number-columns-repeated="16375" table:style-name="ce17"/>
        </table:table-row>
        <table:table-row table:style-name="ro2" table:visibility="collapse">
          <table:table-cell office:value-type="float" office:value="914" table:formula="of:=[.A746]" table:style-name="ce18">
            <text:p>914</text:p>
          </table:table-cell>
          <table:table-cell table:style-name="ce20"/>
          <table:table-cell table:style-name="ce4"/>
          <table:table-cell office:value-type="string" office:string-value="---" table:formula="of:=IF(AND([.F747] &lt;&gt; &quot;&quot;;[.G747] &lt;&gt; &quot;&quot;);([.G747]-[.F747])*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47]" table:style-name="ce18">
            <text:p>914</text:p>
          </table:table-cell>
          <table:table-cell table:style-name="ce20"/>
          <table:table-cell table:style-name="ce4"/>
          <table:table-cell office:value-type="string" office:string-value="---" table:formula="of:=IF(AND([.F748] &lt;&gt; &quot;&quot;;[.G748] &lt;&gt; &quot;&quot;);([.G748]-[.F748])*24;&quot;---&quot;)" table:style-name="ce4">
            <text:p>---</text:p>
          </table:table-cell>
          <table:table-cell table:style-name="ce23"/>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14" table:formula="of:=[.A748]" table:style-name="ce18">
            <text:p>914</text:p>
          </table:table-cell>
          <table:table-cell table:style-name="ce20"/>
          <table:table-cell table:style-name="ce4"/>
          <table:table-cell office:value-type="string" office:string-value="---" table:formula="of:=IF(AND([.F749] &lt;&gt; &quot;&quot;;[.G749] &lt;&gt; &quot;&quot;);([.G749]-[.F749])*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49]" table:style-name="ce18">
            <text:p>914</text:p>
          </table:table-cell>
          <table:table-cell table:style-name="ce20"/>
          <table:table-cell table:style-name="ce4"/>
          <table:table-cell office:value-type="string" office:string-value="---" table:formula="of:=IF(AND([.F750] &lt;&gt; &quot;&quot;;[.G750] &lt;&gt; &quot;&quot;);([.G750]-[.F750])*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50]" table:style-name="ce18">
            <text:p>914</text:p>
          </table:table-cell>
          <table:table-cell table:style-name="ce20"/>
          <table:table-cell table:style-name="ce4"/>
          <table:table-cell office:value-type="string" office:string-value="---" table:formula="of:=IF(AND([.F751] &lt;&gt; &quot;&quot;;[.G751] &lt;&gt; &quot;&quot;);([.G751]-[.F751])*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51]" table:style-name="ce18">
            <text:p>914</text:p>
          </table:table-cell>
          <table:table-cell table:style-name="ce20"/>
          <table:table-cell table:style-name="ce4"/>
          <table:table-cell office:value-type="string" office:string-value="---" table:formula="of:=IF(AND([.F752] &lt;&gt; &quot;&quot;;[.G752] &lt;&gt; &quot;&quot;);([.G752]-[.F752])*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52]" table:style-name="ce18">
            <text:p>914</text:p>
          </table:table-cell>
          <table:table-cell table:style-name="ce20"/>
          <table:table-cell table:style-name="ce4"/>
          <table:table-cell office:value-type="string" office:string-value="---" table:formula="of:=IF(AND([.F753] &lt;&gt; &quot;&quot;;[.G753] &lt;&gt; &quot;&quot;);([.G753]-[.F753])*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53]" table:style-name="ce18">
            <text:p>914</text:p>
          </table:table-cell>
          <table:table-cell table:style-name="ce20"/>
          <table:table-cell table:style-name="ce4"/>
          <table:table-cell office:value-type="string" office:string-value="---" table:formula="of:=IF(AND([.F754] &lt;&gt; &quot;&quot;;[.G754] &lt;&gt; &quot;&quot;);([.G754]-[.F75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54]" table:style-name="ce18">
            <text:p>914</text:p>
          </table:table-cell>
          <table:table-cell table:style-name="ce20"/>
          <table:table-cell table:style-name="ce4"/>
          <table:table-cell office:value-type="string" office:string-value="---" table:formula="of:=IF(AND([.F755] &lt;&gt; &quot;&quot;;[.G755] &lt;&gt; &quot;&quot;);([.G755]-[.F75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55]" table:style-name="ce18">
            <text:p>914</text:p>
          </table:table-cell>
          <table:table-cell table:style-name="ce20"/>
          <table:table-cell table:style-name="ce4"/>
          <table:table-cell office:value-type="string" office:string-value="---" table:formula="of:=IF(AND([.F756] &lt;&gt; &quot;&quot;;[.G756] &lt;&gt; &quot;&quot;);([.G756]-[.F75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56]" table:style-name="ce18">
            <text:p>914</text:p>
          </table:table-cell>
          <table:table-cell table:style-name="ce20"/>
          <table:table-cell table:style-name="ce4"/>
          <table:table-cell office:value-type="string" office:string-value="---" table:formula="of:=IF(AND([.F757] &lt;&gt; &quot;&quot;;[.G757] &lt;&gt; &quot;&quot;);([.G757]-[.F75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57]" table:style-name="ce18">
            <text:p>914</text:p>
          </table:table-cell>
          <table:table-cell table:style-name="ce20"/>
          <table:table-cell table:style-name="ce4"/>
          <table:table-cell office:value-type="string" office:string-value="---" table:formula="of:=IF(AND([.F758] &lt;&gt; &quot;&quot;;[.G758] &lt;&gt; &quot;&quot;);([.G758]-[.F758])*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58]" table:style-name="ce18">
            <text:p>914</text:p>
          </table:table-cell>
          <table:table-cell table:style-name="ce20"/>
          <table:table-cell table:style-name="ce4"/>
          <table:table-cell office:value-type="string" office:string-value="---" table:formula="of:=IF(AND([.F759] &lt;&gt; &quot;&quot;;[.G759] &lt;&gt; &quot;&quot;);([.G759]-[.F759])*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59]" table:style-name="ce18">
            <text:p>914</text:p>
          </table:table-cell>
          <table:table-cell table:style-name="ce20"/>
          <table:table-cell table:style-name="ce4"/>
          <table:table-cell office:value-type="string" office:string-value="---" table:formula="of:=IF(AND([.F760] &lt;&gt; &quot;&quot;;[.G760] &lt;&gt; &quot;&quot;);([.G760]-[.F760])*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60]" table:style-name="ce18">
            <text:p>914</text:p>
          </table:table-cell>
          <table:table-cell table:style-name="ce20"/>
          <table:table-cell table:style-name="ce4"/>
          <table:table-cell office:value-type="string" office:string-value="---" table:formula="of:=IF(AND([.F761] &lt;&gt; &quot;&quot;;[.G761] &lt;&gt; &quot;&quot;);([.G761]-[.F761])*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61]" table:style-name="ce18">
            <text:p>914</text:p>
          </table:table-cell>
          <table:table-cell table:style-name="ce20"/>
          <table:table-cell table:style-name="ce4"/>
          <table:table-cell office:value-type="string" office:string-value="---" table:formula="of:=IF(AND([.F762] &lt;&gt; &quot;&quot;;[.G762] &lt;&gt; &quot;&quot;);([.G762]-[.F762])*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62]" table:style-name="ce18">
            <text:p>914</text:p>
          </table:table-cell>
          <table:table-cell table:style-name="ce20"/>
          <table:table-cell table:style-name="ce4"/>
          <table:table-cell office:value-type="string" office:string-value="---" table:formula="of:=IF(AND([.F763] &lt;&gt; &quot;&quot;;[.G763] &lt;&gt; &quot;&quot;);([.G763]-[.F763])*24;&quot;---&quot;)" table:style-name="ce4">
            <text:p>---</text:p>
          </table:table-cell>
          <table:table-cell table:style-name="ce23"/>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14" table:formula="of:=[.A763]" table:style-name="ce18">
            <text:p>914</text:p>
          </table:table-cell>
          <table:table-cell office:value-type="float" office:value="7.75" table:formula="of:=COM.MICROSOFT.CEILING([.C764];0.25)" table:style-name="ce20">
            <text:p>7.750</text:p>
          </table:table-cell>
          <table:table-cell office:value-type="float" office:value="7.7022222221712582" table:formula="of:=SUM([.D764:.D783])" table:style-name="ce4">
            <text:p>7.702</text:p>
          </table:table-cell>
          <table:table-cell office:value-type="string" office:string-value="---" table:formula="of:=IF(AND([.F764] &lt;&gt; &quot;&quot;;[.G764] &lt;&gt; &quot;&quot;);([.G764]-[.F764])*24;&quot;---&quot;)" table:style-name="ce4">
            <text:p>---</text:p>
          </table:table-cell>
          <table:table-cell office:value-type="date" office:date-value="2025-05-07T00:00:00" table:style-name="ce21">
            <text:p>7-May</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64]" table:style-name="ce18">
            <text:p>914</text:p>
          </table:table-cell>
          <table:table-cell table:style-name="ce20"/>
          <table:table-cell office:value-type="string" table:style-name="ce4">
            <text:p>BILLED</text:p>
          </table:table-cell>
          <table:table-cell office:value-type="float" office:value="0.23527777777053416" table:formula="of:=IF(AND([.F765] &lt;&gt; &quot;&quot;;[.G765] &lt;&gt; &quot;&quot;);([.G765]-[.F765])*24;&quot;---&quot;)" table:style-name="ce4">
            <text:p>0.235</text:p>
          </table:table-cell>
          <table:table-cell office:value-type="string" table:style-name="ce23">
            <text:p>mtg-Daily</text:p>
          </table:table-cell>
          <table:table-cell office:value-type="date" office:date-value="2025-05-07T08:30:00" table:style-name="ce14">
            <text:p>5/7/25 08:30 AM</text:p>
          </table:table-cell>
          <table:table-cell office:value-type="date" office:date-value="2025-05-07T08:44:07" table:style-name="ce14">
            <text:p>5/7/25 08:44 AM</text:p>
          </table:table-cell>
          <table:table-cell office:value-type="string" table:style-name="ce15">
            <text:p>Daily meetings with the team.</text:p>
          </table:table-cell>
          <table:table-cell table:style-name="ce25"/>
          <table:table-cell table:style-name="ce26"/>
          <table:table-cell table:number-columns-repeated="16374"/>
        </table:table-row>
        <table:table-row table:style-name="ro5" table:visibility="collapse">
          <table:table-cell office:value-type="float" office:value="914" table:formula="of:=[.A765]" table:style-name="ce18">
            <text:p>914</text:p>
          </table:table-cell>
          <table:table-cell table:style-name="ce20"/>
          <table:table-cell office:value-type="string" table:style-name="ce4">
            <text:p>BILLED</text:p>
          </table:table-cell>
          <table:table-cell office:value-type="float" office:value="0.25000000011641532" table:formula="of:=IF(AND([.F766] &lt;&gt; &quot;&quot;;[.G766] &lt;&gt; &quot;&quot;);([.G766]-[.F766])*24;&quot;---&quot;)" table:style-name="ce4">
            <text:p>0.250</text:p>
          </table:table-cell>
          <table:table-cell office:value-type="string" table:style-name="ce23">
            <text:p>IDtoEmployeeSvc</text:p>
          </table:table-cell>
          <table:table-cell office:value-type="date" office:date-value="2025-05-07T09:15:00" table:style-name="ce14">
            <text:p>5/7/25 09:15 AM</text:p>
          </table:table-cell>
          <table:table-cell office:value-type="date" office:date-value="2025-05-07T09:30:00" table:style-name="ce14">
            <text:p>5/7/25 09:30 AM</text:p>
          </table:table-cell>
          <table:table-cell office:value-type="string" table:style-name="ce15">
            <text:p>Worked on fixing INC6598184 for the EmployeeServices team.</text:p>
          </table:table-cell>
          <table:table-cell table:style-name="ce25"/>
          <table:table-cell table:style-name="ce26"/>
          <table:table-cell table:number-columns-repeated="16374"/>
        </table:table-row>
        <table:table-row table:style-name="ro2" table:visibility="collapse">
          <table:table-cell office:value-type="float" office:value="914" table:formula="of:=[.A766]" table:style-name="ce18">
            <text:p>914</text:p>
          </table:table-cell>
          <table:table-cell table:style-name="ce20"/>
          <table:table-cell office:value-type="string" table:style-name="ce4">
            <text:p>BILLED</text:p>
          </table:table-cell>
          <table:table-cell office:value-type="float" office:value="0.49999999988358468" table:formula="of:=IF(AND([.F767] &lt;&gt; &quot;&quot;;[.G767] &lt;&gt; &quot;&quot;);([.G767]-[.F767])*24;&quot;---&quot;)" table:style-name="ce4">
            <text:p>0.500</text:p>
          </table:table-cell>
          <table:table-cell office:value-type="string" table:style-name="ce23">
            <text:p>mtg-Daily</text:p>
          </table:table-cell>
          <table:table-cell office:value-type="date" office:date-value="2025-05-07T09:30:00" table:style-name="ce14">
            <text:p>5/7/25 09:30 AM</text:p>
          </table:table-cell>
          <table:table-cell office:value-type="date" office:date-value="2025-05-07T10:00:00" table:style-name="ce14">
            <text:p>5/7/25 10:00 AM</text:p>
          </table:table-cell>
          <table:table-cell office:value-type="string" table:style-name="ce22">
            <text:p>#</text:p>
          </table:table-cell>
          <table:table-cell table:style-name="ce25"/>
          <table:table-cell table:style-name="ce26"/>
          <table:table-cell table:number-columns-repeated="16374"/>
        </table:table-row>
        <table:table-row table:style-name="ro2" table:visibility="collapse">
          <table:table-cell office:value-type="float" office:value="914" table:formula="of:=[.A767]" table:style-name="ce18">
            <text:p>914</text:p>
          </table:table-cell>
          <table:table-cell table:style-name="ce20"/>
          <table:table-cell office:value-type="string" table:style-name="ce4">
            <text:p>BILLED</text:p>
          </table:table-cell>
          <table:table-cell office:value-type="float" office:value="0.95250000001396984" table:formula="of:=IF(AND([.F768] &lt;&gt; &quot;&quot;;[.G768] &lt;&gt; &quot;&quot;);([.G768]-[.F768])*24;&quot;---&quot;)" table:style-name="ce4">
            <text:p>0.953</text:p>
          </table:table-cell>
          <table:table-cell office:value-type="string" table:style-name="ce23">
            <text:p>IDtoEmployeeSvc</text:p>
          </table:table-cell>
          <table:table-cell office:value-type="date" office:date-value="2025-05-07T10:00:00" table:style-name="ce14">
            <text:p>5/7/25 10:00 AM</text:p>
          </table:table-cell>
          <table:table-cell office:value-type="date" office:date-value="2025-05-07T10:57:09" table:style-name="ce14">
            <text:p>5/7/25 10:57 AM</text:p>
          </table:table-cell>
          <table:table-cell office:value-type="string" table:style-name="ce15">
            <text:p># closing up ticket with Josh</text:p>
          </table:table-cell>
          <table:table-cell table:style-name="ce25"/>
          <table:table-cell table:style-name="ce26"/>
          <table:table-cell table:number-columns-repeated="16374"/>
        </table:table-row>
        <table:table-row table:style-name="ro11" table:visibility="collapse">
          <table:table-cell office:value-type="float" office:value="914" table:formula="of:=[.A768]" table:style-name="ce18">
            <text:p>914</text:p>
          </table:table-cell>
          <table:table-cell table:style-name="ce20"/>
          <table:table-cell office:value-type="string" table:style-name="ce4">
            <text:p>BILLED</text:p>
          </table:table-cell>
          <table:table-cell office:value-type="float" office:value="1.0191666667233221" table:formula="of:=IF(AND([.F769] &lt;&gt; &quot;&quot;;[.G769] &lt;&gt; &quot;&quot;);([.G769]-[.F769])*24;&quot;---&quot;)" table:style-name="ce4">
            <text:p>1.019</text:p>
          </table:table-cell>
          <table:table-cell office:value-type="string" table:style-name="ce21">
            <text:p>IDtoAvioBook</text:p>
          </table:table-cell>
          <table:table-cell office:value-type="date" office:date-value="2025-05-07T10:57:09" table:style-name="ce14">
            <text:p>5/7/25 10:57 AM</text:p>
          </table:table-cell>
          <table:table-cell office:value-type="date" office:date-value="2025-05-07T11:58:18" table:style-name="ce14">
            <text:p>5/7/25 11:58 AM</text:p>
          </table:table-cell>
          <table:table-cell office:value-type="string" table:style-name="ce15">
            <text:p>Worked to deploy the latest fixes to roles and qualifications for IDtoAviobook.</text:p>
          </table:table-cell>
          <table:table-cell office:value-type="string" table:style-name="ce25">
            <text:p>Had some servers removed from dev, and pipeline reconfig is failing - dev_3 still being requested . .w11dcledirdi020 is now gone . .but pipeline isn't seeing that . . updates have been made, and re-running.</text:p>
          </table:table-cell>
          <table:table-cell table:style-name="ce26"/>
          <table:table-cell table:number-columns-repeated="16374"/>
        </table:table-row>
        <table:table-row table:style-name="ro2" table:visibility="collapse">
          <table:table-cell office:value-type="float" office:value="914" table:formula="of:=[.A769]" table:style-name="ce18">
            <text:p>914</text:p>
          </table:table-cell>
          <table:table-cell table:style-name="ce20"/>
          <table:table-cell office:value-type="string" table:style-name="ce4">
            <text:p>BILLED</text:p>
          </table:table-cell>
          <table:table-cell office:value-type="float" office:value="1.1055555555503815" table:formula="of:=IF(AND([.F770] &lt;&gt; &quot;&quot;;[.G770] &lt;&gt; &quot;&quot;);([.G770]-[.F770])*24;&quot;---&quot;)" table:style-name="ce4">
            <text:p>1.106</text:p>
          </table:table-cell>
          <table:table-cell office:value-type="string" table:style-name="ce23">
            <text:p>L&amp;L</text:p>
          </table:table-cell>
          <table:table-cell office:value-type="date" office:date-value="2025-05-07T11:58:18" table:style-name="ce14">
            <text:p>5/7/25 11:58 AM</text:p>
          </table:table-cell>
          <table:table-cell office:value-type="date" office:date-value="2025-05-07T13:04:38" table:style-name="ce14">
            <text:p>5/7/25 01:04 PM</text:p>
          </table:table-cell>
          <table:table-cell office:value-type="string" table:style-name="ce15">
            <text:p>L&amp;L on Frodo!</text:p>
          </table:table-cell>
          <table:table-cell table:style-name="ce25"/>
          <table:table-cell table:style-name="ce26"/>
          <table:table-cell table:number-columns-repeated="16374"/>
        </table:table-row>
        <table:table-row table:style-name="ro2" table:visibility="collapse">
          <table:table-cell office:value-type="float" office:value="914" table:formula="of:=[.A770]" table:style-name="ce18">
            <text:p>914</text:p>
          </table:table-cell>
          <table:table-cell table:style-name="ce20"/>
          <table:table-cell office:value-type="string" table:style-name="ce4">
            <text:p>BILLED</text:p>
          </table:table-cell>
          <table:table-cell office:value-type="float" office:value="2.6594444444635883" table:formula="of:=IF(AND([.F771] &lt;&gt; &quot;&quot;;[.G771] &lt;&gt; &quot;&quot;);([.G771]-[.F771])*24;&quot;---&quot;)" table:style-name="ce4">
            <text:p>2.659</text:p>
          </table:table-cell>
          <table:table-cell office:value-type="string" table:style-name="ce21">
            <text:p>IDtoAvioBook</text:p>
          </table:table-cell>
          <table:table-cell office:value-type="date" office:date-value="2025-05-07T13:04:38" table:style-name="ce14">
            <text:p>5/7/25 01:04 PM</text:p>
          </table:table-cell>
          <table:table-cell office:value-type="date" office:date-value="2025-05-07T15:44:12" table:style-name="ce14">
            <text:p>5/7/25 03:44 PM</text:p>
          </table:table-cell>
          <table:table-cell office:value-type="string" table:style-name="ce15">
            <text:p>#</text:p>
          </table:table-cell>
          <table:table-cell table:style-name="ce25"/>
          <table:table-cell table:style-name="ce26"/>
          <table:table-cell table:number-columns-repeated="16374"/>
        </table:table-row>
        <table:table-row table:style-name="ro2" table:visibility="collapse">
          <table:table-cell office:value-type="float" office:value="914" table:formula="of:=[.A771]" table:style-name="ce18">
            <text:p>914</text:p>
          </table:table-cell>
          <table:table-cell table:style-name="ce20"/>
          <table:table-cell office:value-type="string" table:style-name="ce4">
            <text:p>BILLED</text:p>
          </table:table-cell>
          <table:table-cell office:value-type="float" office:value="0.49833333335118368" table:formula="of:=IF(AND([.F772] &lt;&gt; &quot;&quot;;[.G772] &lt;&gt; &quot;&quot;);([.G772]-[.F772])*24;&quot;---&quot;)" table:style-name="ce4">
            <text:p>0.498</text:p>
          </table:table-cell>
          <table:table-cell office:value-type="string" table:style-name="ce21">
            <text:p>IDtoAvioBook</text:p>
          </table:table-cell>
          <table:table-cell office:value-type="date" office:date-value="2025-05-07T16:10:00" table:style-name="ce14">
            <text:p>5/7/25 04:10 PM</text:p>
          </table:table-cell>
          <table:table-cell office:value-type="date" office:date-value="2025-05-07T16:39:54" table:style-name="ce14">
            <text:p>5/7/25 04:39 PM</text:p>
          </table:table-cell>
          <table:table-cell office:value-type="string" table:style-name="ce15">
            <text:p>#</text:p>
          </table:table-cell>
          <table:table-cell table:style-name="ce25"/>
          <table:table-cell table:style-name="ce26"/>
          <table:table-cell table:number-columns-repeated="16374"/>
        </table:table-row>
        <table:table-row table:style-name="ro5" table:visibility="collapse">
          <table:table-cell office:value-type="float" office:value="914" table:formula="of:=[.A772]" table:style-name="ce18">
            <text:p>914</text:p>
          </table:table-cell>
          <table:table-cell table:style-name="ce20"/>
          <table:table-cell office:value-type="string" table:style-name="ce4">
            <text:p>BILLED</text:p>
          </table:table-cell>
          <table:table-cell office:value-type="float" office:value="0.48194444429827854" table:formula="of:=IF(AND([.F773] &lt;&gt; &quot;&quot;;[.G773] &lt;&gt; &quot;&quot;);([.G773]-[.F773])*24;&quot;---&quot;)" table:style-name="ce4">
            <text:p>0.482</text:p>
          </table:table-cell>
          <table:table-cell office:value-type="string" table:style-name="ce21">
            <text:p>IDtoAvioBook</text:p>
          </table:table-cell>
          <table:table-cell office:value-type="date" office:date-value="2025-05-07T20:55:00" table:style-name="ce14">
            <text:p>5/7/25 08:55 PM</text:p>
          </table:table-cell>
          <table:table-cell office:value-type="date" office:date-value="2025-05-07T21:23:55" table:style-name="ce14">
            <text:p>5/7/25 09:23 PM</text:p>
          </table:table-cell>
          <table:table-cell office:value-type="string" table:style-name="ce15">
            <text:p># pasing tests in dev after restoring test updates due to role fixes -back to 17</text:p>
          </table:table-cell>
          <table:table-cell table:style-name="ce25"/>
          <table:table-cell table:style-name="ce26"/>
          <table:table-cell table:number-columns-repeated="16374"/>
        </table:table-row>
        <table:table-row table:style-name="ro2" table:visibility="collapse">
          <table:table-cell office:value-type="float" office:value="914" table:formula="of:=[.A773]" table:style-name="ce18">
            <text:p>914</text:p>
          </table:table-cell>
          <table:table-cell table:style-name="ce20"/>
          <table:table-cell table:style-name="ce4"/>
          <table:table-cell office:value-type="string" office:string-value="---" table:formula="of:=IF(AND([.F774] &lt;&gt; &quot;&quot;;[.G774] &lt;&gt; &quot;&quot;);([.G774]-[.F774])*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4" table:formula="of:=[.A774]" table:style-name="ce18">
            <text:p>914</text:p>
          </table:table-cell>
          <table:table-cell table:style-name="ce20"/>
          <table:table-cell table:style-name="ce4"/>
          <table:table-cell office:value-type="string" office:string-value="---" table:formula="of:=IF(AND([.F775] &lt;&gt; &quot;&quot;;[.G775] &lt;&gt; &quot;&quot;);([.G775]-[.F775])*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4" table:formula="of:=[.A775]" table:style-name="ce18">
            <text:p>914</text:p>
          </table:table-cell>
          <table:table-cell table:style-name="ce20"/>
          <table:table-cell table:style-name="ce4"/>
          <table:table-cell office:value-type="string" office:string-value="---" table:formula="of:=IF(AND([.F776] &lt;&gt; &quot;&quot;;[.G776] &lt;&gt; &quot;&quot;);([.G776]-[.F776])*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4" table:formula="of:=[.A776]" table:style-name="ce18">
            <text:p>914</text:p>
          </table:table-cell>
          <table:table-cell table:style-name="ce20"/>
          <table:table-cell table:style-name="ce4"/>
          <table:table-cell office:value-type="string" office:string-value="---" table:formula="of:=IF(AND([.F777] &lt;&gt; &quot;&quot;;[.G777] &lt;&gt; &quot;&quot;);([.G777]-[.F777])*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4" table:formula="of:=[.A777]" table:style-name="ce18">
            <text:p>914</text:p>
          </table:table-cell>
          <table:table-cell table:style-name="ce20"/>
          <table:table-cell table:style-name="ce4"/>
          <table:table-cell office:value-type="string" office:string-value="---" table:formula="of:=IF(AND([.F778] &lt;&gt; &quot;&quot;;[.G778] &lt;&gt; &quot;&quot;);([.G778]-[.F778])*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4" table:formula="of:=[.A778]" table:style-name="ce18">
            <text:p>914</text:p>
          </table:table-cell>
          <table:table-cell table:style-name="ce20"/>
          <table:table-cell table:style-name="ce4"/>
          <table:table-cell office:value-type="string" office:string-value="---" table:formula="of:=IF(AND([.F779] &lt;&gt; &quot;&quot;;[.G779] &lt;&gt; &quot;&quot;);([.G779]-[.F779])*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4" table:formula="of:=[.A779]" table:style-name="ce18">
            <text:p>914</text:p>
          </table:table-cell>
          <table:table-cell table:style-name="ce20"/>
          <table:table-cell table:style-name="ce4"/>
          <table:table-cell office:value-type="string" office:string-value="---" table:formula="of:=IF(AND([.F780] &lt;&gt; &quot;&quot;;[.G780] &lt;&gt; &quot;&quot;);([.G780]-[.F780])*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4" table:formula="of:=[.A780]" table:style-name="ce18">
            <text:p>914</text:p>
          </table:table-cell>
          <table:table-cell table:style-name="ce20"/>
          <table:table-cell table:style-name="ce4"/>
          <table:table-cell office:value-type="string" office:string-value="---" table:formula="of:=IF(AND([.F781] &lt;&gt; &quot;&quot;;[.G781] &lt;&gt; &quot;&quot;);([.G781]-[.F781])*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4" table:formula="of:=[.A781]" table:style-name="ce18">
            <text:p>914</text:p>
          </table:table-cell>
          <table:table-cell table:style-name="ce20"/>
          <table:table-cell table:style-name="ce4"/>
          <table:table-cell office:value-type="string" office:string-value="---" table:formula="of:=IF(AND([.F782] &lt;&gt; &quot;&quot;;[.G782] &lt;&gt; &quot;&quot;);([.G782]-[.F782])*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4" table:formula="of:=[.A782]" table:style-name="ce18">
            <text:p>914</text:p>
          </table:table-cell>
          <table:table-cell table:style-name="ce20"/>
          <table:table-cell table:style-name="ce4"/>
          <table:table-cell office:value-type="string" office:string-value="---" table:formula="of:=IF(AND([.F783] &lt;&gt; &quot;&quot;;[.G783] &lt;&gt; &quot;&quot;);([.G783]-[.F783])*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83]" table:style-name="ce18">
            <text:p>914</text:p>
          </table:table-cell>
          <table:table-cell office:value-type="float" office:value="6.5" table:formula="of:=COM.MICROSOFT.CEILING([.C784];0.25)" table:style-name="ce20">
            <text:p>6.500</text:p>
          </table:table-cell>
          <table:table-cell office:value-type="float" office:value="6.3641666667535901" table:formula="of:=SUM([.D784:.D800])" table:style-name="ce4">
            <text:p>6.364</text:p>
          </table:table-cell>
          <table:table-cell office:value-type="string" office:string-value="---" table:formula="of:=IF(AND([.F784] &lt;&gt; &quot;&quot;;[.G784] &lt;&gt; &quot;&quot;);([.G784]-[.F784])*24;&quot;---&quot;)" table:style-name="ce4">
            <text:p>---</text:p>
          </table:table-cell>
          <table:table-cell office:value-type="date" office:date-value="2025-05-08T00:00:00" table:style-name="ce31">
            <text:p>8-May</text:p>
          </table:table-cell>
          <table:table-cell table:number-columns-repeated="2" table:style-name="ce14"/>
          <table:table-cell table:style-name="ce15"/>
          <table:table-cell table:style-name="ce19"/>
          <table:table-cell table:number-columns-repeated="16375" table:style-name="ce17"/>
        </table:table-row>
        <table:table-row table:style-name="ro4" table:visibility="collapse">
          <table:table-cell office:value-type="float" office:value="914" table:formula="of:=[.A784]" table:style-name="ce18">
            <text:p>914</text:p>
          </table:table-cell>
          <table:table-cell table:style-name="ce20"/>
          <table:table-cell office:value-type="string" table:style-name="ce4">
            <text:p>BILLED</text:p>
          </table:table-cell>
          <table:table-cell office:value-type="float" office:value="0.16666666668606922" table:formula="of:=IF(AND([.F785] &lt;&gt; &quot;&quot;;[.G785] &lt;&gt; &quot;&quot;);([.G785]-[.F785])*24;&quot;---&quot;)" table:style-name="ce4">
            <text:p>0.167</text:p>
          </table:table-cell>
          <table:table-cell office:value-type="string" table:style-name="ce23">
            <text:p>IDToAviobook</text:p>
          </table:table-cell>
          <table:table-cell office:value-type="date" office:date-value="2025-05-08T08:20:00" table:style-name="ce14">
            <text:p>5/8/25 08:20 AM</text:p>
          </table:table-cell>
          <table:table-cell office:value-type="date" office:date-value="2025-05-08T08:30:00" table:style-name="ce14">
            <text:p>5/8/25 08:30 AM</text:p>
          </table:table-cell>
          <table:table-cell office:value-type="string" table:style-name="ce15">
            <text:p>Worked on passing tests in QA for IDtoAviobook. Worked to resolve issues with pipeline &amp; deployment changes due to issues with Aviobook API.</text:p>
          </table:table-cell>
          <table:table-cell office:value-type="string" table:style-name="ce19">
            <text:p>Continued to fight the API today; but finally found an enviornment that is behaving as expected.</text:p>
          </table:table-cell>
          <table:table-cell table:number-columns-repeated="16375" table:style-name="ce17"/>
        </table:table-row>
        <table:table-row table:style-name="ro2" table:visibility="collapse">
          <table:table-cell office:value-type="float" office:value="914" table:formula="of:=[.A785]" table:style-name="ce18">
            <text:p>914</text:p>
          </table:table-cell>
          <table:table-cell table:style-name="ce20"/>
          <table:table-cell office:value-type="string" table:style-name="ce4">
            <text:p>BILLED</text:p>
          </table:table-cell>
          <table:table-cell office:value-type="float" office:value="0.25000000011641532" table:formula="of:=IF(AND([.F786] &lt;&gt; &quot;&quot;;[.G786] &lt;&gt; &quot;&quot;);([.G786]-[.F786])*24;&quot;---&quot;)" table:style-name="ce4">
            <text:p>0.250</text:p>
          </table:table-cell>
          <table:table-cell office:value-type="string" table:style-name="ce23">
            <text:p>mtg-daily</text:p>
          </table:table-cell>
          <table:table-cell office:value-type="date" office:date-value="2025-05-08T08:30:00" table:style-name="ce14">
            <text:p>5/8/25 08:30 AM</text:p>
          </table:table-cell>
          <table:table-cell office:value-type="date" office:date-value="2025-05-08T08:45:00" table:style-name="ce14">
            <text:p>5/8/25 08:45 AM</text:p>
          </table:table-cell>
          <table:table-cell office:value-type="string" table:style-name="ce15">
            <text:p>Daily meetings with the team.</text:p>
          </table:table-cell>
          <table:table-cell table:style-name="ce19"/>
          <table:table-cell table:number-columns-repeated="16375" table:style-name="ce17"/>
        </table:table-row>
        <table:table-row table:style-name="ro2" table:visibility="collapse">
          <table:table-cell office:value-type="float" office:value="914" table:formula="of:=[.A786]" table:style-name="ce18">
            <text:p>914</text:p>
          </table:table-cell>
          <table:table-cell table:style-name="ce20"/>
          <table:table-cell office:value-type="string" table:style-name="ce4">
            <text:p>BILLED</text:p>
          </table:table-cell>
          <table:table-cell office:value-type="float" office:value="1.3852777776774019" table:formula="of:=IF(AND([.F787] &lt;&gt; &quot;&quot;;[.G787] &lt;&gt; &quot;&quot;);([.G787]-[.F787])*24;&quot;---&quot;)" table:style-name="ce4">
            <text:p>1.385</text:p>
          </table:table-cell>
          <table:table-cell office:value-type="string" table:style-name="ce23">
            <text:p>IDToAviobook</text:p>
          </table:table-cell>
          <table:table-cell office:value-type="date" office:date-value="2025-05-08T08:45:00" table:style-name="ce14">
            <text:p>5/8/25 08:45 AM</text:p>
          </table:table-cell>
          <table:table-cell office:value-type="date" office:date-value="2025-05-08T10:08:07" table:style-name="ce14">
            <text:p>5/8/25 10:08 AM</text:p>
          </table:table-cell>
          <table:table-cell office:value-type="string" table:style-name="ce15">
            <text:p># fighting bad formatting in json payload</text:p>
          </table:table-cell>
          <table:table-cell table:style-name="ce19"/>
          <table:table-cell table:number-columns-repeated="16375" table:style-name="ce17"/>
        </table:table-row>
        <table:table-row table:style-name="ro2" table:visibility="collapse">
          <table:table-cell office:value-type="float" office:value="914" table:formula="of:=[.A787]" table:style-name="ce18">
            <text:p>914</text:p>
          </table:table-cell>
          <table:table-cell table:style-name="ce20"/>
          <table:table-cell office:value-type="string" table:style-name="ce4">
            <text:p>BILLED</text:p>
          </table:table-cell>
          <table:table-cell office:value-type="float" office:value="2.845555555599276" table:formula="of:=IF(AND([.F788] &lt;&gt; &quot;&quot;;[.G788] &lt;&gt; &quot;&quot;);([.G788]-[.F788])*24;&quot;---&quot;)" table:style-name="ce4">
            <text:p>2.846</text:p>
          </table:table-cell>
          <table:table-cell office:value-type="string" table:style-name="ce23">
            <text:p>IDToAviobook</text:p>
          </table:table-cell>
          <table:table-cell office:value-type="date" office:date-value="2025-05-08T11:37:27" table:style-name="ce14">
            <text:p>5/8/25 11:37 AM</text:p>
          </table:table-cell>
          <table:table-cell office:value-type="date" office:date-value="2025-05-08T14:28:11" table:style-name="ce14">
            <text:p>5/8/25 02:28 PM</text:p>
          </table:table-cell>
          <table:table-cell office:value-type="string" table:style-name="ce15">
            <text:p>#testing in dev, against test.acc . .</text:p>
          </table:table-cell>
          <table:table-cell table:style-name="ce19"/>
          <table:table-cell table:number-columns-repeated="16375" table:style-name="ce17"/>
        </table:table-row>
        <table:table-row table:style-name="ro2" table:visibility="collapse">
          <table:table-cell office:value-type="float" office:value="914" table:formula="of:=[.A788]" table:style-name="ce18">
            <text:p>914</text:p>
          </table:table-cell>
          <table:table-cell table:style-name="ce20"/>
          <table:table-cell office:value-type="string" table:style-name="ce4">
            <text:p>BILLED</text:p>
          </table:table-cell>
          <table:table-cell office:value-type="float" office:value="6.1111111426725984E-3" table:formula="of:=IF(AND([.F789] &lt;&gt; &quot;&quot;;[.G789] &lt;&gt; &quot;&quot;);([.G789]-[.F789])*24;&quot;---&quot;)" table:style-name="ce4">
            <text:p>0.006</text:p>
          </table:table-cell>
          <table:table-cell office:value-type="string" table:style-name="ce23">
            <text:p>IDToAviobook</text:p>
          </table:table-cell>
          <table:table-cell office:value-type="date" office:date-value="2025-05-08T14:28:11" table:style-name="ce14">
            <text:p>5/8/25 02:28 PM</text:p>
          </table:table-cell>
          <table:table-cell office:value-type="date" office:date-value="2025-05-08T14:28:33" table:style-name="ce14">
            <text:p>5/8/25 02:28 PM</text:p>
          </table:table-cell>
          <table:table-cell office:value-type="string" table:style-name="ce15">
            <text:p>#Test env seems to work mostly (prelive in dev disabled)</text:p>
          </table:table-cell>
          <table:table-cell table:style-name="ce19"/>
          <table:table-cell table:number-columns-repeated="16375" table:style-name="ce17"/>
        </table:table-row>
        <table:table-row table:style-name="ro2" table:visibility="collapse">
          <table:table-cell office:value-type="float" office:value="914" table:formula="of:=[.A789]" table:style-name="ce18">
            <text:p>914</text:p>
          </table:table-cell>
          <table:table-cell table:style-name="ce20"/>
          <table:table-cell office:value-type="string" table:style-name="ce4">
            <text:p>BILLED</text:p>
          </table:table-cell>
          <table:table-cell office:value-type="float" office:value="0.19083333323942497" table:formula="of:=IF(AND([.F790] &lt;&gt; &quot;&quot;;[.G790] &lt;&gt; &quot;&quot;);([.G790]-[.F790])*24;&quot;---&quot;)" table:style-name="ce4">
            <text:p>0.191</text:p>
          </table:table-cell>
          <table:table-cell office:value-type="string" table:style-name="ce23">
            <text:p>IDToAviobook</text:p>
          </table:table-cell>
          <table:table-cell office:value-type="date" office:date-value="2025-05-08T14:28:33" table:style-name="ce14">
            <text:p>5/8/25 02:28 PM</text:p>
          </table:table-cell>
          <table:table-cell office:value-type="date" office:date-value="2025-05-08T14:40:00" table:style-name="ce14">
            <text:p>5/8/25 02:40 PM</text:p>
          </table:table-cell>
          <table:table-cell office:value-type="string" table:style-name="ce15">
            <text:p>#now pushing duce duce users.</text:p>
          </table:table-cell>
          <table:table-cell table:style-name="ce19"/>
          <table:table-cell table:number-columns-repeated="16375" table:style-name="ce17"/>
        </table:table-row>
        <table:table-row table:style-name="ro5" table:visibility="collapse">
          <table:table-cell office:value-type="float" office:value="914" table:formula="of:=[.A790]" table:style-name="ce18">
            <text:p>914</text:p>
          </table:table-cell>
          <table:table-cell table:style-name="ce32"/>
          <table:table-cell office:value-type="string" table:style-name="ce4">
            <text:p>BILLED</text:p>
          </table:table-cell>
          <table:table-cell office:value-type="float" office:value="0.58555555553175509" table:formula="of:=IF(AND([.F791] &lt;&gt; &quot;&quot;;[.G791] &lt;&gt; &quot;&quot;);([.G791]-[.F791])*24;&quot;---&quot;)" table:style-name="ce4">
            <text:p>0.586</text:p>
          </table:table-cell>
          <table:table-cell office:value-type="string" table:style-name="ce23">
            <text:p>IDtoEmployeeSvc</text:p>
          </table:table-cell>
          <table:table-cell office:value-type="date" office:date-value="2025-05-08T14:40:00" table:style-name="ce14">
            <text:p>5/8/25 02:40 PM</text:p>
          </table:table-cell>
          <table:table-cell office:value-type="date" office:date-value="2025-05-08T15:15:08" table:style-name="ce14">
            <text:p>5/8/25 03:15 PM</text:p>
          </table:table-cell>
          <table:table-cell office:value-type="string" table:style-name="ce15">
            <text:p>Worked on resolving INC6578410. Also reporting on retirees in the same state.</text:p>
          </table:table-cell>
          <table:table-cell table:style-name="ce19"/>
          <table:table-cell table:number-columns-repeated="16375" table:style-name="ce17"/>
        </table:table-row>
        <table:table-row table:style-name="ro2" table:visibility="collapse">
          <table:table-cell office:value-type="float" office:value="914" table:formula="of:=[.A791]" table:style-name="ce18">
            <text:p>914</text:p>
          </table:table-cell>
          <table:table-cell table:style-name="ce20"/>
          <table:table-cell office:value-type="string" table:style-name="ce4">
            <text:p>BILLED</text:p>
          </table:table-cell>
          <table:table-cell office:value-type="float" office:value="0.93416666676057503" table:formula="of:=IF(AND([.F792] &lt;&gt; &quot;&quot;;[.G792] &lt;&gt; &quot;&quot;);([.G792]-[.F792])*24;&quot;---&quot;)" table:style-name="ce4">
            <text:p>0.934</text:p>
          </table:table-cell>
          <table:table-cell office:value-type="string" table:style-name="ce23">
            <text:p>IDtoEmployeeSvc</text:p>
          </table:table-cell>
          <table:table-cell office:value-type="date" office:date-value="2025-05-08T15:15:08" table:style-name="ce14">
            <text:p>5/8/25 03:15 PM</text:p>
          </table:table-cell>
          <table:table-cell office:value-type="date" office:date-value="2025-05-08T16:11:11" table:style-name="ce14">
            <text:p>5/8/25 04:11 PM</text:p>
          </table:table-cell>
          <table:table-cell office:value-type="string" table:style-name="ce15">
            <text:p># passing tests to see if I can move to Qa now</text:p>
          </table:table-cell>
          <table:table-cell table:style-name="ce19"/>
          <table:table-cell table:number-columns-repeated="16375" table:style-name="ce17"/>
        </table:table-row>
        <table:table-row table:style-name="ro2" table:visibility="collapse">
          <table:table-cell office:value-type="float" office:value="914" table:formula="of:=[.A792]" table:style-name="ce18">
            <text:p>914</text:p>
          </table:table-cell>
          <table:table-cell table:style-name="ce20"/>
          <table:table-cell table:style-name="ce4"/>
          <table:table-cell office:value-type="string" office:string-value="---" table:formula="of:=IF(AND([.F793] &lt;&gt; &quot;&quot;;[.G793] &lt;&gt; &quot;&quot;);([.G793]-[.F793])*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93]" table:style-name="ce18">
            <text:p>914</text:p>
          </table:table-cell>
          <table:table-cell table:style-name="ce20"/>
          <table:table-cell table:style-name="ce4"/>
          <table:table-cell office:value-type="string" office:string-value="---" table:formula="of:=IF(AND([.F794] &lt;&gt; &quot;&quot;;[.G794] &lt;&gt; &quot;&quot;);([.G794]-[.F794])*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94]" table:style-name="ce18">
            <text:p>914</text:p>
          </table:table-cell>
          <table:table-cell table:style-name="ce20"/>
          <table:table-cell table:style-name="ce4"/>
          <table:table-cell office:value-type="string" office:string-value="---" table:formula="of:=IF(AND([.F795] &lt;&gt; &quot;&quot;;[.G795] &lt;&gt; &quot;&quot;);([.G795]-[.F79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95]" table:style-name="ce18">
            <text:p>914</text:p>
          </table:table-cell>
          <table:table-cell table:style-name="ce20"/>
          <table:table-cell table:style-name="ce4"/>
          <table:table-cell office:value-type="string" office:string-value="---" table:formula="of:=IF(AND([.F796] &lt;&gt; &quot;&quot;;[.G796] &lt;&gt; &quot;&quot;);([.G796]-[.F79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96]" table:style-name="ce18">
            <text:p>914</text:p>
          </table:table-cell>
          <table:table-cell table:style-name="ce20"/>
          <table:table-cell table:style-name="ce4"/>
          <table:table-cell office:value-type="string" office:string-value="---" table:formula="of:=IF(AND([.F797] &lt;&gt; &quot;&quot;;[.G797] &lt;&gt; &quot;&quot;);([.G797]-[.F79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97]" table:style-name="ce18">
            <text:p>914</text:p>
          </table:table-cell>
          <table:table-cell table:style-name="ce20"/>
          <table:table-cell table:style-name="ce4"/>
          <table:table-cell office:value-type="string" office:string-value="---" table:formula="of:=IF(AND([.F798] &lt;&gt; &quot;&quot;;[.G798] &lt;&gt; &quot;&quot;);([.G798]-[.F798])*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98]" table:style-name="ce18">
            <text:p>914</text:p>
          </table:table-cell>
          <table:table-cell table:style-name="ce20"/>
          <table:table-cell table:style-name="ce4"/>
          <table:table-cell office:value-type="string" office:string-value="---" table:formula="of:=IF(AND([.F799] &lt;&gt; &quot;&quot;;[.G799] &lt;&gt; &quot;&quot;);([.G799]-[.F799])*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799]" table:style-name="ce18">
            <text:p>914</text:p>
          </table:table-cell>
          <table:table-cell table:style-name="ce20"/>
          <table:table-cell table:style-name="ce4"/>
          <table:table-cell office:value-type="string" office:string-value="---" table:formula="of:=IF(AND([.F800] &lt;&gt; &quot;&quot;;[.G800] &lt;&gt; &quot;&quot;);([.G800]-[.F800])*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800]" table:style-name="ce18">
            <text:p>914</text:p>
          </table:table-cell>
          <table:table-cell office:value-type="float" office:value="9.25" table:formula="of:=COM.MICROSOFT.CEILING([.C801];0.25)" table:style-name="ce20">
            <text:p>9.250</text:p>
          </table:table-cell>
          <table:table-cell office:value-type="float" office:value="9.1016666668583639" table:formula="of:=SUM([.D801:.D819])" table:style-name="ce4">
            <text:p>9.102</text:p>
          </table:table-cell>
          <table:table-cell office:value-type="string" office:string-value="---" table:formula="of:=IF(AND([.F801] &lt;&gt; &quot;&quot;;[.G801] &lt;&gt; &quot;&quot;);([.G801]-[.F801])*24;&quot;---&quot;)" table:style-name="ce4">
            <text:p>---</text:p>
          </table:table-cell>
          <table:table-cell office:value-type="date" office:date-value="2025-05-09T00:00:00" table:style-name="ce21">
            <text:p>9-May</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801]" table:style-name="ce18">
            <text:p>914</text:p>
          </table:table-cell>
          <table:table-cell table:style-name="ce20"/>
          <table:table-cell office:value-type="string" table:style-name="ce4">
            <text:p>BILLED</text:p>
          </table:table-cell>
          <table:table-cell office:value-type="float" office:value="0.18333333340706304" table:formula="of:=IF(AND([.F802] &lt;&gt; &quot;&quot;;[.G802] &lt;&gt; &quot;&quot;);([.G802]-[.F802])*24;&quot;---&quot;)" table:style-name="ce4">
            <text:p>0.183</text:p>
          </table:table-cell>
          <table:table-cell office:value-type="string" table:style-name="ce21">
            <text:p>mtg-Daily</text:p>
          </table:table-cell>
          <table:table-cell office:value-type="date" office:date-value="2025-05-09T08:30:00" table:style-name="ce14">
            <text:p>5/9/25 08:30 AM</text:p>
          </table:table-cell>
          <table:table-cell office:value-type="date" office:date-value="2025-05-09T08:41:00" table:style-name="ce14">
            <text:p>5/9/25 08:41 AM</text:p>
          </table:table-cell>
          <table:table-cell office:value-type="string" table:style-name="ce29">
            <text:p>Daily meetings with the team.</text:p>
          </table:table-cell>
          <table:table-cell table:style-name="ce19"/>
          <table:table-cell table:number-columns-repeated="16375" table:style-name="ce17"/>
        </table:table-row>
        <table:table-row table:style-name="ro7" table:visibility="collapse">
          <table:table-cell office:value-type="float" office:value="914" table:formula="of:=[.A802]" table:style-name="ce18">
            <text:p>914</text:p>
          </table:table-cell>
          <table:table-cell table:style-name="ce20"/>
          <table:table-cell office:value-type="string" table:style-name="ce4">
            <text:p>BILLED</text:p>
          </table:table-cell>
          <table:table-cell office:value-type="float" office:value="0.33333333337213844" table:formula="of:=IF(AND([.F803] &lt;&gt; &quot;&quot;;[.G803] &lt;&gt; &quot;&quot;);([.G803]-[.F803])*24;&quot;---&quot;)" table:style-name="ce4">
            <text:p>0.333</text:p>
          </table:table-cell>
          <table:table-cell office:value-type="string" table:style-name="ce21">
            <text:p>IDtoEmployeesvc</text:p>
          </table:table-cell>
          <table:table-cell office:value-type="date" office:date-value="2025-05-09T09:15:00" table:style-name="ce14">
            <text:p>5/9/25 09:15 AM</text:p>
          </table:table-cell>
          <table:table-cell office:value-type="date" office:date-value="2025-05-09T09:35:00" table:style-name="ce14">
            <text:p>5/9/25 09:35 AM</text:p>
          </table:table-cell>
          <table:table-cell office:value-type="string" table:style-name="ce29">
            <text:p>Worked on responding to the EmployeeServices app team regarding retiree issues and producing reports. Also worked on stopping drivers in production for ongoing CR, CHG0454050 the EmployeeServices team is working on.</text:p>
          </table:table-cell>
          <table:table-cell office:value-type="string" table:style-name="ce19">
            <text:p>Note: just completed an additional hour due to the last steps on the CR above just now completing.</text:p>
          </table:table-cell>
          <table:table-cell table:number-columns-repeated="16375" table:style-name="ce17"/>
        </table:table-row>
        <table:table-row table:style-name="ro5" table:visibility="collapse">
          <table:table-cell office:value-type="float" office:value="914" table:formula="of:=[.A803]" table:style-name="ce18">
            <text:p>914</text:p>
          </table:table-cell>
          <table:table-cell table:style-name="ce20"/>
          <table:table-cell office:value-type="string" table:style-name="ce4">
            <text:p>BILLED</text:p>
          </table:table-cell>
          <table:table-cell office:value-type="float" office:value="0.25055555562721565" table:formula="of:=IF(AND([.F804] &lt;&gt; &quot;&quot;;[.G804] &lt;&gt; &quot;&quot;);([.G804]-[.F804])*24;&quot;---&quot;)" table:style-name="ce4">
            <text:p>0.251</text:p>
          </table:table-cell>
          <table:table-cell office:value-type="string" table:style-name="ce21">
            <text:p>IDtoAtlassianCloud</text:p>
          </table:table-cell>
          <table:table-cell office:value-type="date" office:date-value="2025-05-09T09:35:00" table:style-name="ce14">
            <text:p>5/9/25 09:35 AM</text:p>
          </table:table-cell>
          <table:table-cell office:value-type="date" office:date-value="2025-05-09T09:50:02" table:style-name="ce14">
            <text:p>5/9/25 09:50 AM</text:p>
          </table:table-cell>
          <table:table-cell office:value-type="string" table:style-name="ce15">
            <text:p>Worked on resolving build process issues with Nirosha on the IDtoAtlassianCloud driver.</text:p>
          </table:table-cell>
          <table:table-cell table:style-name="ce19"/>
          <table:table-cell table:number-columns-repeated="16375" table:style-name="ce17"/>
        </table:table-row>
        <table:table-row table:style-name="ro10" table:visibility="collapse">
          <table:table-cell office:value-type="float" office:value="914" table:formula="of:=[.A804]" table:style-name="ce18">
            <text:p>914</text:p>
          </table:table-cell>
          <table:table-cell table:style-name="ce20"/>
          <table:table-cell office:value-type="string" table:style-name="ce4">
            <text:p>BILLED</text:p>
          </table:table-cell>
          <table:table-cell office:value-type="float" office:value="0.40055555541766807" table:formula="of:=IF(AND([.F805] &lt;&gt; &quot;&quot;;[.G805] &lt;&gt; &quot;&quot;);([.G805]-[.F805])*24;&quot;---&quot;)" table:style-name="ce4">
            <text:p>0.401</text:p>
          </table:table-cell>
          <table:table-cell office:value-type="string" table:style-name="ce23">
            <text:p>IDtoAviobook</text:p>
          </table:table-cell>
          <table:table-cell office:value-type="date" office:date-value="2025-05-09T09:50:02" table:style-name="ce14">
            <text:p>5/9/25 09:50 AM</text:p>
          </table:table-cell>
          <table:table-cell office:value-type="date" office:date-value="2025-05-09T10:14:04" table:style-name="ce14">
            <text:p>5/9/25 10:14 AM</text:p>
          </table:table-cell>
          <table:table-cell office:value-type="string" table:style-name="ce15">
            <text:p>Worked on passing tests in QA for IDtoAviobook. Worked to resolve issues with pipeline &amp; deployment changes due to issues with Aviobook API. Deployed to production and pushed pilots through again to increase their qualifications in Aviobook.</text:p>
          </table:table-cell>
          <table:table-cell table:style-name="ce19"/>
          <table:table-cell table:number-columns-repeated="16375" table:style-name="ce17"/>
        </table:table-row>
        <table:table-row table:style-name="ro2" table:visibility="collapse">
          <table:table-cell office:value-type="float" office:value="914" table:formula="of:=[.A805]" table:style-name="ce18">
            <text:p>914</text:p>
          </table:table-cell>
          <table:table-cell office:value-type="float" office:value="39" table:formula="of:=SUM([.B718:.B804])" table:style-name="ce20">
            <text:p>39.000</text:p>
          </table:table-cell>
          <table:table-cell office:value-type="string" table:style-name="ce4">
            <text:p>BILLED</text:p>
          </table:table-cell>
          <table:table-cell office:value-type="float" office:value="1.2655555555829778" table:formula="of:=IF(AND([.F806] &lt;&gt; &quot;&quot;;[.G806] &lt;&gt; &quot;&quot;);([.G806]-[.F806])*24;&quot;---&quot;)" table:style-name="ce4">
            <text:p>1.266</text:p>
          </table:table-cell>
          <table:table-cell office:value-type="string" table:style-name="ce21">
            <text:p>IDtoEmployeesvc</text:p>
          </table:table-cell>
          <table:table-cell office:value-type="date" office:date-value="2025-05-09T10:14:04" table:style-name="ce14">
            <text:p>5/9/25 10:14 AM</text:p>
          </table:table-cell>
          <table:table-cell office:value-type="date" office:date-value="2025-05-09T11:30:00" table:style-name="ce14">
            <text:p>5/9/25 11:30 AM</text:p>
          </table:table-cell>
          <table:table-cell office:value-type="string" table:style-name="ce15">
            <text:p>Worked on deploying EmployeeSvc drivers through QA.</text:p>
          </table:table-cell>
          <table:table-cell office:value-type="string" table:style-name="ce19">
            <text:p>Documenting changes to be made for Logini's new requirements.</text:p>
          </table:table-cell>
          <table:table-cell table:number-columns-repeated="16375" table:style-name="ce17"/>
        </table:table-row>
        <table:table-row table:style-name="ro2" table:visibility="collapse">
          <table:table-cell office:value-type="float" office:value="914" table:formula="of:=[.A806]" table:style-name="ce18">
            <text:p>914</text:p>
          </table:table-cell>
          <table:table-cell table:style-name="ce20"/>
          <table:table-cell office:value-type="string" table:style-name="ce4">
            <text:p>BILLED</text:p>
          </table:table-cell>
          <table:table-cell office:value-type="float" office:value="0.61055555561324582" table:formula="of:=IF(AND([.F807] &lt;&gt; &quot;&quot;;[.G807] &lt;&gt; &quot;&quot;);([.G807]-[.F807])*24;&quot;---&quot;)" table:style-name="ce4">
            <text:p>0.611</text:p>
          </table:table-cell>
          <table:table-cell office:value-type="string" table:style-name="ce23">
            <text:p>IDtoAviobook</text:p>
          </table:table-cell>
          <table:table-cell office:value-type="date" office:date-value="2025-05-09T11:30:00" table:style-name="ce14">
            <text:p>5/9/25 11:30 AM</text:p>
          </table:table-cell>
          <table:table-cell office:value-type="date" office:date-value="2025-05-09T12:06:38" table:style-name="ce14">
            <text:p>5/9/25 12:06 PM</text:p>
          </table:table-cell>
          <table:table-cell office:value-type="string" table:style-name="ce15">
            <text:p>#confirmed I can deploy to prelive now.</text:p>
          </table:table-cell>
          <table:table-cell table:style-name="ce19"/>
          <table:table-cell table:number-columns-repeated="16375" table:style-name="ce17"/>
        </table:table-row>
        <table:table-row table:style-name="ro2" table:visibility="collapse">
          <table:table-cell office:value-type="float" office:value="914" table:formula="of:=[.A807]" table:style-name="ce18">
            <text:p>914</text:p>
          </table:table-cell>
          <table:table-cell table:style-name="ce20"/>
          <table:table-cell office:value-type="string" table:style-name="ce4">
            <text:p>BILLED</text:p>
          </table:table-cell>
          <table:table-cell office:value-type="float" office:value="1.0616666667046957" table:formula="of:=IF(AND([.F808] &lt;&gt; &quot;&quot;;[.G808] &lt;&gt; &quot;&quot;);([.G808]-[.F808])*24;&quot;---&quot;)" table:style-name="ce4">
            <text:p>1.062</text:p>
          </table:table-cell>
          <table:table-cell office:value-type="string" table:style-name="ce23">
            <text:p>IDtoAviobook</text:p>
          </table:table-cell>
          <table:table-cell office:value-type="date" office:date-value="2025-05-09T12:46:33" table:style-name="ce14">
            <text:p>5/9/25 12:46 PM</text:p>
          </table:table-cell>
          <table:table-cell office:value-type="date" office:date-value="2025-05-09T13:50:15" table:style-name="ce14">
            <text:p>5/9/25 01:50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4" table:formula="of:=[.A808]" table:style-name="ce18">
            <text:p>914</text:p>
          </table:table-cell>
          <table:table-cell table:style-name="ce20"/>
          <table:table-cell office:value-type="string" table:style-name="ce4">
            <text:p>BILLED</text:p>
          </table:table-cell>
          <table:table-cell office:value-type="float" office:value="1.8391666666720994" table:formula="of:=IF(AND([.F809] &lt;&gt; &quot;&quot;;[.G809] &lt;&gt; &quot;&quot;);([.G809]-[.F809])*24;&quot;---&quot;)" table:style-name="ce4">
            <text:p>1.839</text:p>
          </table:table-cell>
          <table:table-cell office:value-type="string" table:style-name="ce23">
            <text:p>IDtoAviobook</text:p>
          </table:table-cell>
          <table:table-cell office:value-type="date" office:date-value="2025-05-09T13:50:15" table:style-name="ce14">
            <text:p>5/9/25 01:50 PM</text:p>
          </table:table-cell>
          <table:table-cell office:value-type="date" office:date-value="2025-05-09T15:40:36" table:style-name="ce14">
            <text:p>5/9/25 03:40 PM</text:p>
          </table:table-cell>
          <table:table-cell office:value-type="string" table:style-name="ce15">
            <text:p>#prod deploy done, now pusing avio_pilots . .</text:p>
          </table:table-cell>
          <table:table-cell table:style-name="ce19"/>
          <table:table-cell table:number-columns-repeated="16375" table:style-name="ce17"/>
        </table:table-row>
        <table:table-row table:style-name="ro2" table:visibility="collapse">
          <table:table-cell office:value-type="float" office:value="914" table:formula="of:=[.A809]" table:style-name="ce18">
            <text:p>914</text:p>
          </table:table-cell>
          <table:table-cell table:style-name="ce20"/>
          <table:table-cell office:value-type="string" table:style-name="ce4">
            <text:p>BILLED</text:p>
          </table:table-cell>
          <table:table-cell office:value-type="float" office:value="1.562777777784504" table:formula="of:=IF(AND([.F810] &lt;&gt; &quot;&quot;;[.G810] &lt;&gt; &quot;&quot;);([.G810]-[.F810])*24;&quot;---&quot;)" table:style-name="ce4">
            <text:p>1.563</text:p>
          </table:table-cell>
          <table:table-cell office:value-type="string" table:style-name="ce23">
            <text:p>Mentoring</text:p>
          </table:table-cell>
          <table:table-cell office:value-type="date" office:date-value="2025-05-09T15:40:36" table:style-name="ce14">
            <text:p>5/9/25 03:40 PM</text:p>
          </table:table-cell>
          <table:table-cell office:value-type="date" office:date-value="2025-05-09T17:14:22" table:style-name="ce14">
            <text:p>5/9/25 05:14 PM</text:p>
          </table:table-cell>
          <table:table-cell office:value-type="string" table:style-name="ce15">
            <text:p>Worked to create a git training.</text:p>
          </table:table-cell>
          <table:table-cell table:style-name="ce19"/>
          <table:table-cell table:number-columns-repeated="16375" table:style-name="ce17"/>
        </table:table-row>
        <table:table-row table:style-name="ro5" table:visibility="collapse">
          <table:table-cell office:value-type="float" office:value="914" table:formula="of:=[.A810]" table:style-name="ce18">
            <text:p>914</text:p>
          </table:table-cell>
          <table:table-cell table:style-name="ce20"/>
          <table:table-cell office:value-type="string" table:style-name="ce4">
            <text:p>BILLED</text:p>
          </table:table-cell>
          <table:table-cell office:value-type="float" office:value="0.11722222220851108" table:formula="of:=IF(AND([.F811] &lt;&gt; &quot;&quot;;[.G811] &lt;&gt; &quot;&quot;);([.G811]-[.F811])*24;&quot;---&quot;)" table:style-name="ce4">
            <text:p>0.117</text:p>
          </table:table-cell>
          <table:table-cell office:value-type="string" table:style-name="ce21">
            <text:p>IDtoEmplolyeeSvc</text:p>
          </table:table-cell>
          <table:table-cell office:value-type="date" office:date-value="2025-05-09T17:14:22" table:style-name="ce14">
            <text:p>5/9/25 05:14 PM</text:p>
          </table:table-cell>
          <table:table-cell office:value-type="date" office:date-value="2025-05-09T17:21:24" table:style-name="ce14">
            <text:p>5/9/25 05:21 PM</text:p>
          </table:table-cell>
          <table:table-cell office:value-type="string" table:style-name="ce15">
            <text:p>#working on passing tests, getin gIDtoEmployeeSvc ready for prod, in QA. . .</text:p>
          </table:table-cell>
          <table:table-cell table:style-name="ce19"/>
          <table:table-cell table:number-columns-repeated="16375" table:style-name="ce17"/>
        </table:table-row>
        <table:table-row table:style-name="ro2" table:visibility="collapse">
          <table:table-cell office:value-type="float" office:value="914" table:formula="of:=[.A811]" table:style-name="ce18">
            <text:p>914</text:p>
          </table:table-cell>
          <table:table-cell table:style-name="ce20"/>
          <table:table-cell office:value-type="string" table:style-name="ce4">
            <text:p>BILLED</text:p>
          </table:table-cell>
          <table:table-cell office:value-type="float" office:value="0.34888888889690861" table:formula="of:=IF(AND([.F812] &lt;&gt; &quot;&quot;;[.G812] &lt;&gt; &quot;&quot;);([.G812]-[.F812])*24;&quot;---&quot;)" table:style-name="ce4">
            <text:p>0.349</text:p>
          </table:table-cell>
          <table:table-cell office:value-type="string" table:style-name="ce21">
            <text:p>IDtoEmplolyeeSvc</text:p>
          </table:table-cell>
          <table:table-cell office:value-type="date" office:date-value="2025-05-09T21:55:00" table:style-name="ce14">
            <text:p>5/9/25 09:55 PM</text:p>
          </table:table-cell>
          <table:table-cell office:value-type="date" office:date-value="2025-05-09T22:15:56" table:style-name="ce14">
            <text:p>5/9/25 10:15 PM</text:p>
          </table:table-cell>
          <table:table-cell office:value-type="string" table:style-name="ce15">
            <text:p># turning off drivers</text:p>
          </table:table-cell>
          <table:table-cell table:style-name="ce19"/>
          <table:table-cell table:number-columns-repeated="16375" table:style-name="ce17"/>
        </table:table-row>
        <table:table-row table:style-name="ro2" table:visibility="collapse">
          <table:table-cell office:value-type="float" office:value="914" table:formula="of:=[.A812]" table:style-name="ce18">
            <text:p>914</text:p>
          </table:table-cell>
          <table:table-cell table:style-name="ce20"/>
          <table:table-cell office:value-type="string" table:style-name="ce4">
            <text:p>BILLED</text:p>
          </table:table-cell>
          <table:table-cell office:value-type="float" office:value="6.4444444491527975E-2" table:formula="of:=IF(AND([.F813] &lt;&gt; &quot;&quot;;[.G813] &lt;&gt; &quot;&quot;);([.G813]-[.F813])*24;&quot;---&quot;)" table:style-name="ce4">
            <text:p>0.064</text:p>
          </table:table-cell>
          <table:table-cell office:value-type="string" table:style-name="ce21">
            <text:p>IDtoEmplolyeeSvc</text:p>
          </table:table-cell>
          <table:table-cell office:value-type="date" office:date-value="2025-05-10T21:19:05" table:style-name="ce14">
            <text:p>5/10/25 09:19 PM</text:p>
          </table:table-cell>
          <table:table-cell office:value-type="date" office:date-value="2025-05-10T21:22:57" table:style-name="ce14">
            <text:p>5/10/25 09:22 PM</text:p>
          </table:table-cell>
          <table:table-cell office:value-type="string" table:style-name="ce15">
            <text:p>#prep for turning on drivers</text:p>
          </table:table-cell>
          <table:table-cell table:style-name="ce19"/>
          <table:table-cell table:number-columns-repeated="16375" table:style-name="ce17"/>
        </table:table-row>
        <table:table-row table:style-name="ro2" table:visibility="collapse">
          <table:table-cell office:value-type="float" office:value="914" table:formula="of:=[.A813]" table:style-name="ce18">
            <text:p>914</text:p>
          </table:table-cell>
          <table:table-cell table:style-name="ce20"/>
          <table:table-cell office:value-type="string" table:style-name="ce4">
            <text:p>BILLED</text:p>
          </table:table-cell>
          <table:table-cell office:value-type="float" office:value="1.0636111110798083" table:formula="of:=IF(AND([.F814] &lt;&gt; &quot;&quot;;[.G814] &lt;&gt; &quot;&quot;);([.G814]-[.F814])*24;&quot;---&quot;)" table:style-name="ce4">
            <text:p>1.064</text:p>
          </table:table-cell>
          <table:table-cell office:value-type="string" table:style-name="ce21">
            <text:p>IDtoEmplolyeeSvc</text:p>
          </table:table-cell>
          <table:table-cell office:value-type="date" office:date-value="2025-05-11T04:08:24" table:style-name="ce14">
            <text:p>5/11/25 04:08 AM</text:p>
          </table:table-cell>
          <table:table-cell office:value-type="date" office:date-value="2025-05-11T05:12:13" table:style-name="ce14">
            <text:p>5/11/25 05:12 AM</text:p>
          </table:table-cell>
          <table:table-cell office:value-type="string" table:style-name="ce15">
            <text:p>#restarted drivers.</text:p>
          </table:table-cell>
          <table:table-cell table:style-name="ce19"/>
          <table:table-cell table:number-columns-repeated="16375" table:style-name="ce17"/>
        </table:table-row>
        <table:table-row table:style-name="ro2" table:visibility="collapse">
          <table:table-cell office:value-type="float" office:value="914" table:formula="of:=[.A814]" table:style-name="ce18">
            <text:p>914</text:p>
          </table:table-cell>
          <table:table-cell table:style-name="ce20"/>
          <table:table-cell table:style-name="ce4"/>
          <table:table-cell office:value-type="string" office:string-value="---" table:formula="of:=IF(AND([.F815] &lt;&gt; &quot;&quot;;[.G815] &lt;&gt; &quot;&quot;);([.G815]-[.F815])*24;&quot;---&quot;)" table:style-name="ce4">
            <text:p>---</text:p>
          </table:table-cell>
          <table:table-cell table:style-name="ce28"/>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815]" table:style-name="ce18">
            <text:p>914</text:p>
          </table:table-cell>
          <table:table-cell table:style-name="ce20"/>
          <table:table-cell table:style-name="ce4"/>
          <table:table-cell office:value-type="string" office:string-value="---" table:formula="of:=IF(AND([.F816] &lt;&gt; &quot;&quot;;[.G816] &lt;&gt; &quot;&quot;);([.G816]-[.F816])*24;&quot;---&quot;)" table:style-name="ce4">
            <text:p>---</text:p>
          </table:table-cell>
          <table:table-cell table:style-name="ce28"/>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816]" table:style-name="ce18">
            <text:p>914</text:p>
          </table:table-cell>
          <table:table-cell table:style-name="ce20"/>
          <table:table-cell table:style-name="ce4"/>
          <table:table-cell office:value-type="string" office:string-value="---" table:formula="of:=IF(AND([.F817] &lt;&gt; &quot;&quot;;[.G817] &lt;&gt; &quot;&quot;);([.G817]-[.F817])*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817]" table:style-name="ce18">
            <text:p>914</text:p>
          </table:table-cell>
          <table:table-cell table:style-name="ce20"/>
          <table:table-cell table:style-name="ce4"/>
          <table:table-cell office:value-type="string" office:string-value="---" table:formula="of:=IF(AND([.F818] &lt;&gt; &quot;&quot;;[.G818] &lt;&gt; &quot;&quot;);([.G818]-[.F818])*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4" table:formula="of:=[.A818]" table:style-name="ce18">
            <text:p>914</text:p>
          </table:table-cell>
          <table:table-cell table:style-name="ce20"/>
          <table:table-cell table:style-name="ce4"/>
          <table:table-cell office:value-type="string" office:string-value="---" table:formula="of:=IF(AND([.F819] &lt;&gt; &quot;&quot;;[.G819] &lt;&gt; &quot;&quot;);([.G819]-[.F819])*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table:number-columns-repeated="2" table:style-name="ce11"/>
          <table:table-cell table:number-columns-repeated="2" table:style-name="ce12"/>
          <table:table-cell table:number-columns-repeated="3" table:style-name="ce13"/>
          <table:table-cell table:style-name="ce15"/>
          <table:table-cell table:style-name="ce16"/>
          <table:table-cell table:number-columns-repeated="16375"/>
        </table:table-row>
        <table:table-row table:style-name="ro3" table:visibility="collapse">
          <table:table-cell office:value-type="float" office:value="915" table:formula="of:=[.A819]+1" table:style-name="ce18">
            <text:p>915</text:p>
          </table:table-cell>
          <table:table-cell table:style-name="ce12"/>
          <table:table-cell office:value-type="string" table:style-name="ce4">
            <text:p>****************</text:p>
          </table:table-cell>
          <table:table-cell table:style-name="ce4"/>
          <table:table-cell office:value-type="string" office:string-value="Week 915" table:formula="of:=CONCATENATE(&quot;Week &quot;; [.A821])" table:number-columns-spanned="2" table:number-rows-spanned="3" table:style-name="ce36">
            <text:p>Week 915</text:p>
          </table: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5" table:formula="of:=[.A821]" table:style-name="ce18">
            <text:p>915</text:p>
          </table:table-cell>
          <table:table-cell table:style-name="ce12"/>
          <table:table-cell office:value-type="string" table:style-name="ce4">
            <text:p>****************</text:p>
          </table:table-cell>
          <table:table-cell table:style-name="ce4"/>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5" table:formula="of:=[.A822]" table:style-name="ce18">
            <text:p>915</text:p>
          </table:table-cell>
          <table:table-cell table:style-name="ce20"/>
          <table:table-cell office:value-type="string" table:style-name="ce4">
            <text:p>****************</text:p>
          </table:table-cell>
          <table:table-cell table:style-name="ce4"/>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5" table:formula="of:=[.A823]" table:style-name="ce18">
            <text:p>915</text:p>
          </table:table-cell>
          <table:table-cell table:style-name="ce20"/>
          <table:table-cell office:value-type="string" table:style-name="ce4">
            <text:p>****************</text:p>
          </table:table-cell>
          <table:table-cell office:value-type="string" office:string-value="---" table:formula="of:=IF(AND([.F824] &lt;&gt; &quot;&quot;;[.G824] &lt;&gt; &quot;&quot;);([.G824]-[.F824])*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15" table:formula="of:=[.A824]" table:style-name="ce18">
            <text:p>915</text:p>
          </table:table-cell>
          <table:table-cell table:style-name="ce20"/>
          <table:table-cell office:value-type="string" table:style-name="ce4">
            <text:p>****************</text:p>
          </table:table-cell>
          <table:table-cell office:value-type="string" office:string-value="---" table:formula="of:=IF(AND([.F825] &lt;&gt; &quot;&quot;;[.G825] &lt;&gt; &quot;&quot;);([.G825]-[.F825])*24;&quot;---&quot;)" table:style-name="ce4">
            <text:p>---</text:p>
          </table:table-cell>
          <table:table-cell table:style-name="ce13"/>
          <table:table-cell table:style-name="ce28"/>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5" table:formula="of:=[.A825]" table:style-name="ce18">
            <text:p>915</text:p>
          </table:table-cell>
          <table:table-cell table:style-name="ce20"/>
          <table:table-cell office:value-type="string" table:style-name="ce4">
            <text:p>****************</text:p>
          </table:table-cell>
          <table:table-cell office:value-type="string" office:string-value="---" table:formula="of:=IF(AND([.F826] &lt;&gt; &quot;&quot;;[.G826] &lt;&gt; &quot;&quot;);([.G826]-[.F826])*24;&quot;---&quot;)" table:style-name="ce4">
            <text:p>---</text:p>
          </table:table-cell>
          <table:table-cell table:style-name="ce13"/>
          <table:table-cell table:style-name="ce28"/>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5" table:formula="of:=[.A826]" table:style-name="ce18">
            <text:p>915</text:p>
          </table:table-cell>
          <table:table-cell table:style-name="ce12"/>
          <table:table-cell office:value-type="string" table:style-name="ce4">
            <text:p>****************</text:p>
          </table:table-cell>
          <table:table-cell office:value-type="string" office:string-value="---" table:formula="of:=IF(AND([.F827] &lt;&gt; &quot;&quot;;[.G827] &lt;&gt; &quot;&quot;);([.G827]-[.F827])*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15" table:formula="of:=[.A827]" table:style-name="ce18">
            <text:p>915</text:p>
          </table:table-cell>
          <table:table-cell table:style-name="ce12"/>
          <table:table-cell office:value-type="string" table:style-name="ce4">
            <text:p>BILLED</text:p>
          </table:table-cell>
          <table:table-cell office:value-type="string" office:string-value="---" table:formula="of:=IF(AND([.F828] &lt;&gt; &quot;&quot;;[.G828] &lt;&gt; &quot;&quot;);([.G828]-[.F828])*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28]" table:style-name="ce18">
            <text:p>915</text:p>
          </table:table-cell>
          <table:table-cell office:value-type="float" office:value="7.5" table:formula="of:=COM.MICROSOFT.CEILING([.C829];0.25)" table:style-name="ce20">
            <text:p>7.500</text:p>
          </table:table-cell>
          <table:table-cell office:value-type="float" office:value="7.3419444445171393" table:formula="of:=SUM([.D829:.D848])" table:style-name="ce4">
            <text:p>7.342</text:p>
          </table:table-cell>
          <table:table-cell office:value-type="string" office:string-value="---" table:formula="of:=IF(AND([.F829] &lt;&gt; &quot;&quot;;[.G829] &lt;&gt; &quot;&quot;);([.G829]-[.F829])*24;&quot;---&quot;)" table:style-name="ce4">
            <text:p>---</text:p>
          </table:table-cell>
          <table:table-cell office:value-type="date" office:date-value="2025-05-12T00:00:00" table:style-name="ce21">
            <text:p>12-May</text:p>
          </table:table-cell>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5" table:formula="of:=[.A829]" table:style-name="ce18">
            <text:p>915</text:p>
          </table:table-cell>
          <table:table-cell table:style-name="ce20"/>
          <table:table-cell office:value-type="string" table:style-name="ce4">
            <text:p>BILLED</text:p>
          </table:table-cell>
          <table:table-cell office:value-type="float" office:value="0.2333333333954215" table:formula="of:=IF(AND([.F830] &lt;&gt; &quot;&quot;;[.G830] &lt;&gt; &quot;&quot;);([.G830]-[.F830])*24;&quot;---&quot;)" table:style-name="ce4">
            <text:p>0.233</text:p>
          </table:table-cell>
          <table:table-cell office:value-type="string" table:style-name="ce21">
            <text:p>mtg-Daily</text:p>
          </table:table-cell>
          <table:table-cell office:value-type="date" office:date-value="2025-05-12T08:30:00" table:style-name="ce14">
            <text:p>5/12/25 08:30 AM</text:p>
          </table:table-cell>
          <table:table-cell office:value-type="date" office:date-value="2025-05-12T08:44:00" table:style-name="ce14">
            <text:p>5/12/25 08:44 AM</text:p>
          </table:table-cell>
          <table:table-cell office:value-type="string" table:style-name="ce22">
            <text:p>Daily meetings with the team.</text:p>
          </table:table-cell>
          <table:table-cell table:style-name="ce19"/>
          <table:table-cell table:number-columns-repeated="16375" table:style-name="ce17"/>
        </table:table-row>
        <table:table-row table:style-name="ro2" table:visibility="collapse">
          <table:table-cell office:value-type="float" office:value="915" table:formula="of:=[.A830]" table:style-name="ce18">
            <text:p>915</text:p>
          </table:table-cell>
          <table:table-cell table:style-name="ce20"/>
          <table:table-cell office:value-type="string" table:style-name="ce4">
            <text:p>BILLED</text:p>
          </table:table-cell>
          <table:table-cell office:value-type="float" office:value="0.32388888881541789" table:formula="of:=IF(AND([.F831] &lt;&gt; &quot;&quot;;[.G831] &lt;&gt; &quot;&quot;);([.G831]-[.F831])*24;&quot;---&quot;)" table:style-name="ce4">
            <text:p>0.324</text:p>
          </table:table-cell>
          <table:table-cell office:value-type="string" table:style-name="ce21">
            <text:p>mtg-Daily</text:p>
          </table:table-cell>
          <table:table-cell office:value-type="date" office:date-value="2025-05-12T09:30:34" table:style-name="ce14">
            <text:p>5/12/25 09:30 AM</text:p>
          </table:table-cell>
          <table:table-cell office:value-type="date" office:date-value="2025-05-12T09:50:00" table:style-name="ce14">
            <text:p>5/12/25 09:50 AM</text:p>
          </table:table-cell>
          <table:table-cell office:value-type="string" table:style-name="ce22">
            <text:p>#</text:p>
          </table:table-cell>
          <table:table-cell table:style-name="ce19"/>
          <table:table-cell table:number-columns-repeated="16375" table:style-name="ce17"/>
        </table:table-row>
        <table:table-row table:style-name="ro4" table:visibility="collapse">
          <table:table-cell office:value-type="float" office:value="915" table:formula="of:=[.A831]" table:style-name="ce18">
            <text:p>915</text:p>
          </table:table-cell>
          <table:table-cell table:style-name="ce20"/>
          <table:table-cell office:value-type="string" table:style-name="ce4">
            <text:p>BILLED</text:p>
          </table:table-cell>
          <table:table-cell office:value-type="float" office:value="1.4491666666581295" table:formula="of:=IF(AND([.F832] &lt;&gt; &quot;&quot;;[.G832] &lt;&gt; &quot;&quot;);([.G832]-[.F832])*24;&quot;---&quot;)" table:style-name="ce4">
            <text:p>1.449</text:p>
          </table:table-cell>
          <table:table-cell office:value-type="string" table:style-name="ce21">
            <text:p>IDtoAvioBook</text:p>
          </table:table-cell>
          <table:table-cell office:value-type="date" office:date-value="2025-05-12T09:50:00" table:style-name="ce14">
            <text:p>5/12/25 09:50 AM</text:p>
          </table:table-cell>
          <table:table-cell office:value-type="date" office:date-value="2025-05-12T11:16:57" table:style-name="ce14">
            <text:p>5/12/25 11:16 AM</text:p>
          </table:table-cell>
          <table:table-cell office:value-type="string" table:style-name="ce22">
            <text:p>Worked to fix INC6582351 with Amy Murrell. Working session to resolve pilot user issues. Answering retiree-based questions from Nader.</text:p>
          </table:table-cell>
          <table:table-cell table:style-name="ce19"/>
          <table:table-cell table:number-columns-repeated="16375" table:style-name="ce17"/>
        </table:table-row>
        <table:table-row table:style-name="ro2" table:visibility="collapse">
          <table:table-cell office:value-type="float" office:value="915" table:formula="of:=[.A832]" table:style-name="ce18">
            <text:p>915</text:p>
          </table:table-cell>
          <table:table-cell table:style-name="ce20"/>
          <table:table-cell office:value-type="string" table:style-name="ce4">
            <text:p>BILLED</text:p>
          </table:table-cell>
          <table:table-cell office:value-type="float" office:value="1.8336111112148501" table:formula="of:=IF(AND([.F833] &lt;&gt; &quot;&quot;;[.G833] &lt;&gt; &quot;&quot;);([.G833]-[.F833])*24;&quot;---&quot;)" table:style-name="ce4">
            <text:p>1.834</text:p>
          </table:table-cell>
          <table:table-cell office:value-type="string" table:style-name="ce21">
            <text:p>IDtoAvioBook</text:p>
          </table:table-cell>
          <table:table-cell office:value-type="date" office:date-value="2025-05-12T11:16:57" table:style-name="ce14">
            <text:p>5/12/25 11:16 AM</text:p>
          </table:table-cell>
          <table:table-cell office:value-type="date" office:date-value="2025-05-12T13:06:58" table:style-name="ce14">
            <text:p>5/12/25 01:06 PM</text:p>
          </table:table-cell>
          <table:table-cell office:value-type="string" table:style-name="ce24">
            <text:p>#</text:p>
          </table:table-cell>
          <table:table-cell table:style-name="ce19"/>
          <table:table-cell table:number-columns-repeated="16375" table:style-name="ce17"/>
        </table:table-row>
        <table:table-row table:style-name="ro2" table:visibility="collapse">
          <table:table-cell office:value-type="float" office:value="915" table:formula="of:=[.A833]" table:style-name="ce18">
            <text:p>915</text:p>
          </table:table-cell>
          <table:table-cell table:style-name="ce20"/>
          <table:table-cell office:value-type="string" table:style-name="ce4">
            <text:p>BILLED</text:p>
          </table:table-cell>
          <table:table-cell office:value-type="float" office:value="0.88999999989755452" table:formula="of:=IF(AND([.F834] &lt;&gt; &quot;&quot;;[.G834] &lt;&gt; &quot;&quot;);([.G834]-[.F834])*24;&quot;---&quot;)" table:style-name="ce4">
            <text:p>0.890</text:p>
          </table:table-cell>
          <table:table-cell office:value-type="string" table:style-name="ce21">
            <text:p>IDtoAvioBook</text:p>
          </table:table-cell>
          <table:table-cell office:value-type="date" office:date-value="2025-05-12T14:00:00" table:style-name="ce14">
            <text:p>5/12/25 02:00 PM</text:p>
          </table:table-cell>
          <table:table-cell office:value-type="date" office:date-value="2025-05-12T14:53:24" table:style-name="ce14">
            <text:p>5/12/25 02:53 PM</text:p>
          </table:table-cell>
          <table:table-cell office:value-type="string" table:style-name="ce22">
            <text:p># answering questions</text:p>
          </table:table-cell>
          <table:table-cell table:style-name="ce19"/>
          <table:table-cell table:number-columns-repeated="16375" table:style-name="ce17"/>
        </table:table-row>
        <table:table-row table:style-name="ro5" table:visibility="collapse">
          <table:table-cell office:value-type="float" office:value="915" table:formula="of:=[.A834]" table:style-name="ce18">
            <text:p>915</text:p>
          </table:table-cell>
          <table:table-cell table:style-name="ce20"/>
          <table:table-cell office:value-type="string" table:style-name="ce4">
            <text:p>BILLED</text:p>
          </table:table-cell>
          <table:table-cell office:value-type="float" office:value="0.37166666676057503" table:formula="of:=IF(AND([.F835] &lt;&gt; &quot;&quot;;[.G835] &lt;&gt; &quot;&quot;);([.G835]-[.F835])*24;&quot;---&quot;)" table:style-name="ce4">
            <text:p>0.372</text:p>
          </table:table-cell>
          <table:table-cell office:value-type="string" table:style-name="ce21">
            <text:p>IDtoEmployeeSvc</text:p>
          </table:table-cell>
          <table:table-cell office:value-type="date" office:date-value="2025-05-12T14:53:24" table:style-name="ce14">
            <text:p>5/12/25 02:53 PM</text:p>
          </table:table-cell>
          <table:table-cell office:value-type="date" office:date-value="2025-05-12T15:15:42" table:style-name="ce14">
            <text:p>5/12/25 03:15 PM</text:p>
          </table:table-cell>
          <table:table-cell office:value-type="string" table:style-name="ce22">
            <text:p>Worked to resolve INC6578410. Worked on fixing test issues in QA for IDtoEmployeeSvc.</text:p>
          </table:table-cell>
          <table:table-cell office:value-type="string" table:style-name="ce19">
            <text:p>Ops hadn't seen the incident yet; just need to sync up with them and assign them the ticket.</text:p>
          </table:table-cell>
          <table:table-cell table:number-columns-repeated="16375" table:style-name="ce17"/>
        </table:table-row>
        <table:table-row table:style-name="ro13" table:visibility="collapse">
          <table:table-cell office:value-type="float" office:value="915" table:formula="of:=[.A835]" table:style-name="ce18">
            <text:p>915</text:p>
          </table:table-cell>
          <table:table-cell table:style-name="ce33"/>
          <table:table-cell office:value-type="string" table:style-name="ce4">
            <text:p>BILLED</text:p>
          </table:table-cell>
          <table:table-cell office:value-type="float" office:value="7.1666666655801237E-2" table:formula="of:=IF(AND([.F836] &lt;&gt; &quot;&quot;;[.G836] &lt;&gt; &quot;&quot;);([.G836]-[.F836])*24;&quot;---&quot;)" table:style-name="ce4">
            <text:p>0.072</text:p>
          </table:table-cell>
          <table:table-cell office:value-type="string" table:style-name="ce21">
            <text:p>IDtoEmployeeSvc</text:p>
          </table:table-cell>
          <table:table-cell office:value-type="date" office:date-value="2025-05-12T15:15:42" table:style-name="ce14">
            <text:p>5/12/25 03:15 PM</text:p>
          </table:table-cell>
          <table:table-cell office:value-type="date" office:date-value="2025-05-12T15:20:00" table:style-name="ce14">
            <text:p>5/12/25 03:20 PM</text:p>
          </table:table-cell>
          <table:table-cell office:value-type="string" table:style-name="ce22">
            <text:p>#</text:p>
          </table:table-cell>
          <table:table-cell table:style-name="ce19"/>
          <table:table-cell table:number-columns-repeated="16375" table:style-name="ce17"/>
        </table:table-row>
        <table:table-row table:style-name="ro2" table:visibility="collapse">
          <table:table-cell office:value-type="float" office:value="915" table:formula="of:=[.A836]" table:style-name="ce18">
            <text:p>915</text:p>
          </table:table-cell>
          <table:table-cell table:style-name="ce20"/>
          <table:table-cell office:value-type="string" table:style-name="ce4">
            <text:p>BILLED</text:p>
          </table:table-cell>
          <table:table-cell office:value-type="float" office:value="0.72861111100064591" table:formula="of:=IF(AND([.F837] &lt;&gt; &quot;&quot;;[.G837] &lt;&gt; &quot;&quot;);([.G837]-[.F837])*24;&quot;---&quot;)" table:style-name="ce4">
            <text:p>0.729</text:p>
          </table:table-cell>
          <table:table-cell office:value-type="string" table:style-name="ce21">
            <text:p>IDtoAvioBook</text:p>
          </table:table-cell>
          <table:table-cell office:value-type="date" office:date-value="2025-05-12T15:20:00" table:style-name="ce14">
            <text:p>5/12/25 03:20 PM</text:p>
          </table:table-cell>
          <table:table-cell office:value-type="date" office:date-value="2025-05-12T16:03:43" table:style-name="ce14">
            <text:p>5/12/25 04:03 PM</text:p>
          </table:table-cell>
          <table:table-cell office:value-type="string" table:style-name="ce22">
            <text:p>#john mapes chat about RITM vs INC</text:p>
          </table:table-cell>
          <table:table-cell table:style-name="ce19"/>
          <table:table-cell table:number-columns-repeated="16375" table:style-name="ce17"/>
        </table:table-row>
        <table:table-row table:style-name="ro5" table:visibility="collapse">
          <table:table-cell office:value-type="float" office:value="915" table:formula="of:=[.A837]" table:style-name="ce18">
            <text:p>915</text:p>
          </table:table-cell>
          <table:table-cell table:style-name="ce20"/>
          <table:table-cell office:value-type="string" table:style-name="ce4">
            <text:p>BILLED</text:p>
          </table:table-cell>
          <table:table-cell office:value-type="float" office:value="0.10138888901565224" table:formula="of:=IF(AND([.F838] &lt;&gt; &quot;&quot;;[.G838] &lt;&gt; &quot;&quot;);([.G838]-[.F838])*24;&quot;---&quot;)" table:style-name="ce4">
            <text:p>0.101</text:p>
          </table:table-cell>
          <table:table-cell office:value-type="string" table:style-name="ce21">
            <text:p>IDtoAutocrib</text:p>
          </table:table-cell>
          <table:table-cell office:value-type="date" office:date-value="2025-05-12T16:03:43" table:style-name="ce14">
            <text:p>5/12/25 04:03 PM</text:p>
          </table:table-cell>
          <table:table-cell office:value-type="date" office:date-value="2025-05-12T16:09:48" table:style-name="ce14">
            <text:p>5/12/25 04:09 PM</text:p>
          </table:table-cell>
          <table:table-cell office:value-type="string" table:style-name="ce22">
            <text:p>Worked with Mike Labit to confirm the destination choice when testing IDtoAutocrib.</text:p>
          </table:table-cell>
          <table:table-cell table:style-name="ce19"/>
          <table:table-cell table:number-columns-repeated="16375" table:style-name="ce17"/>
        </table:table-row>
        <table:table-row table:style-name="ro2" table:visibility="collapse">
          <table:table-cell office:value-type="float" office:value="915" table:formula="of:=[.A838]" table:style-name="ce18">
            <text:p>915</text:p>
          </table:table-cell>
          <table:table-cell table:style-name="ce20"/>
          <table:table-cell office:value-type="string" table:style-name="ce4">
            <text:p>BILLED</text:p>
          </table:table-cell>
          <table:table-cell office:value-type="float" office:value="0.1355555554619059" table:formula="of:=IF(AND([.F839] &lt;&gt; &quot;&quot;;[.G839] &lt;&gt; &quot;&quot;);([.G839]-[.F839])*24;&quot;---&quot;)" table:style-name="ce4">
            <text:p>0.136</text:p>
          </table:table-cell>
          <table:table-cell office:value-type="string" table:style-name="ce21">
            <text:p>L&amp;L</text:p>
          </table:table-cell>
          <table:table-cell office:value-type="date" office:date-value="2025-05-12T16:09:48" table:style-name="ce14">
            <text:p>5/12/25 04:09 PM</text:p>
          </table:table-cell>
          <table:table-cell office:value-type="date" office:date-value="2025-05-12T16:17:56" table:style-name="ce14">
            <text:p>5/12/25 04:17 PM</text:p>
          </table:table-cell>
          <table:table-cell office:value-type="string" table:style-name="ce22">
            <text:p>Worked on adding ideas to git training.</text:p>
          </table:table-cell>
          <table:table-cell table:style-name="ce19"/>
          <table:table-cell table:number-columns-repeated="16375" table:style-name="ce17"/>
        </table:table-row>
        <table:table-row table:style-name="ro2" table:visibility="collapse">
          <table:table-cell office:value-type="float" office:value="915" table:formula="of:=[.A839]" table:style-name="ce18">
            <text:p>915</text:p>
          </table:table-cell>
          <table:table-cell table:style-name="ce20"/>
          <table:table-cell office:value-type="string" table:style-name="ce4">
            <text:p>BILLED</text:p>
          </table:table-cell>
          <table:table-cell office:value-type="float" office:value="1.2030555556411855" table:formula="of:=IF(AND([.F840] &lt;&gt; &quot;&quot;;[.G840] &lt;&gt; &quot;&quot;);([.G840]-[.F840])*24;&quot;---&quot;)" table:style-name="ce4">
            <text:p>1.203</text:p>
          </table:table-cell>
          <table:table-cell office:value-type="string" table:style-name="ce21">
            <text:p>IDtoEmployeeSvc</text:p>
          </table:table-cell>
          <table:table-cell office:value-type="date" office:date-value="2025-05-12T16:17:56" table:style-name="ce14">
            <text:p>5/12/25 04:17 PM</text:p>
          </table:table-cell>
          <table:table-cell office:value-type="date" office:date-value="2025-05-12T17:30:07" table:style-name="ce14">
            <text:p>5/12/25 05:30 PM</text:p>
          </table:table-cell>
          <table:table-cell office:value-type="string" table:style-name="ce22">
            <text:p>#</text:p>
          </table:table-cell>
          <table:table-cell table:style-name="ce19"/>
          <table:table-cell table:number-columns-repeated="16375" table:style-name="ce17"/>
        </table:table-row>
        <table:table-row table:style-name="ro2" table:visibility="collapse">
          <table:table-cell office:value-type="float" office:value="915" table:formula="of:=[.A840]" table:style-name="ce18">
            <text:p>915</text:p>
          </table:table-cell>
          <table:table-cell table:style-name="ce20"/>
          <table:table-cell table:style-name="ce4"/>
          <table:table-cell office:value-type="string" office:string-value="---" table:formula="of:=IF(AND([.F841] &lt;&gt; &quot;&quot;;[.G841] &lt;&gt; &quot;&quot;);([.G841]-[.F841])*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5" table:formula="of:=[.A841]" table:style-name="ce18">
            <text:p>915</text:p>
          </table:table-cell>
          <table:table-cell table:style-name="ce20"/>
          <table:table-cell table:style-name="ce4"/>
          <table:table-cell office:value-type="string" office:string-value="---" table:formula="of:=IF(AND([.F842] &lt;&gt; &quot;&quot;;[.G842] &lt;&gt; &quot;&quot;);([.G842]-[.F842])*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5" table:formula="of:=[.A842]" table:style-name="ce18">
            <text:p>915</text:p>
          </table:table-cell>
          <table:table-cell table:style-name="ce20"/>
          <table:table-cell table:style-name="ce4"/>
          <table:table-cell office:value-type="string" office:string-value="---" table:formula="of:=IF(AND([.F843] &lt;&gt; &quot;&quot;;[.G843] &lt;&gt; &quot;&quot;);([.G843]-[.F843])*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43]" table:style-name="ce18">
            <text:p>915</text:p>
          </table:table-cell>
          <table:table-cell table:style-name="ce20"/>
          <table:table-cell table:style-name="ce4"/>
          <table:table-cell office:value-type="string" office:string-value="---" table:formula="of:=IF(AND([.F844] &lt;&gt; &quot;&quot;;[.G844] &lt;&gt; &quot;&quot;);([.G844]-[.F844])*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44]" table:style-name="ce18">
            <text:p>915</text:p>
          </table:table-cell>
          <table:table-cell table:style-name="ce20"/>
          <table:table-cell table:style-name="ce4"/>
          <table:table-cell office:value-type="string" office:string-value="---" table:formula="of:=IF(AND([.F845] &lt;&gt; &quot;&quot;;[.G845] &lt;&gt; &quot;&quot;);([.G845]-[.F845])*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45]" table:style-name="ce18">
            <text:p>915</text:p>
          </table:table-cell>
          <table:table-cell table:style-name="ce20"/>
          <table:table-cell table:style-name="ce4"/>
          <table:table-cell office:value-type="string" office:string-value="---" table:formula="of:=IF(AND([.F846] &lt;&gt; &quot;&quot;;[.G846] &lt;&gt; &quot;&quot;);([.G846]-[.F846])*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46]" table:style-name="ce18">
            <text:p>915</text:p>
          </table:table-cell>
          <table:table-cell table:style-name="ce20"/>
          <table:table-cell table:style-name="ce4"/>
          <table:table-cell office:value-type="string" office:string-value="---" table:formula="of:=IF(AND([.F847] &lt;&gt; &quot;&quot;;[.G847] &lt;&gt; &quot;&quot;);([.G847]-[.F847])*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47]" table:style-name="ce18">
            <text:p>915</text:p>
          </table:table-cell>
          <table:table-cell table:style-name="ce20"/>
          <table:table-cell table:style-name="ce4"/>
          <table:table-cell office:value-type="string" office:string-value="---" table:formula="of:=IF(AND([.F848] &lt;&gt; &quot;&quot;;[.G848] &lt;&gt; &quot;&quot;);([.G848]-[.F848])*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48]" table:style-name="ce18">
            <text:p>915</text:p>
          </table:table-cell>
          <table:table-cell office:value-type="float" office:value="7.25" table:formula="of:=COM.MICROSOFT.CEILING([.C849];0.25)" table:style-name="ce20">
            <text:p>7.250</text:p>
          </table:table-cell>
          <table:table-cell office:value-type="float" office:value="7.0586111111333594" table:formula="of:=SUM([.D849:.D874])" table:style-name="ce4">
            <text:p>7.059</text:p>
          </table:table-cell>
          <table:table-cell office:value-type="string" office:string-value="---" table:formula="of:=IF(AND([.F849] &lt;&gt; &quot;&quot;;[.G849] &lt;&gt; &quot;&quot;);([.G849]-[.F849])*24;&quot;---&quot;)" table:style-name="ce4">
            <text:p>---</text:p>
          </table:table-cell>
          <table:table-cell office:value-type="date" office:date-value="2025-05-13T00:00:00" table:style-name="ce21">
            <text:p>13-May</text:p>
          </table:table-cell>
          <table:table-cell table:number-columns-repeated="2" table:style-name="ce14"/>
          <table:table-cell table:style-name="ce15"/>
          <table:table-cell table:style-name="ce16"/>
          <table:table-cell table:number-columns-repeated="16375" table:style-name="ce17"/>
        </table:table-row>
        <table:table-row table:style-name="ro10" table:visibility="collapse">
          <table:table-cell office:value-type="float" office:value="915" table:formula="of:=[.A849]" table:style-name="ce18">
            <text:p>915</text:p>
          </table:table-cell>
          <table:table-cell table:style-name="ce20"/>
          <table:table-cell office:value-type="string" table:style-name="ce4">
            <text:p>BILLED</text:p>
          </table:table-cell>
          <table:table-cell office:value-type="float" office:value="0.49999999988358468" table:formula="of:=IF(AND([.F850] &lt;&gt; &quot;&quot;;[.G850] &lt;&gt; &quot;&quot;);([.G850]-[.F850])*24;&quot;---&quot;)" table:style-name="ce4">
            <text:p>0.500</text:p>
          </table:table-cell>
          <table:table-cell office:value-type="string" table:style-name="ce23">
            <text:p>IDtoEmployeeSvc</text:p>
          </table:table-cell>
          <table:table-cell office:value-type="date" office:date-value="2025-05-13T08:00:00" table:style-name="ce14">
            <text:p>5/13/25 08:00 AM</text:p>
          </table:table-cell>
          <table:table-cell office:value-type="date" office:date-value="2025-05-13T08:30:00" table:style-name="ce14">
            <text:p>5/13/25 08:30 AM</text:p>
          </table:table-cell>
          <table:table-cell office:value-type="string" table:style-name="ce15">
            <text:p>Worked to resolve INC6578410. Worked on fixing test issues in QA for IDtoEmployeeSvc. Worked on fixing r23554. Worked on documenting issues, and plans for resolution. Worked on plans for attribute-based and API related issues on the driver.</text:p>
          </table:table-cell>
          <table:table-cell table:style-name="ce16"/>
          <table:table-cell table:number-columns-repeated="16375" table:style-name="ce17"/>
        </table:table-row>
        <table:table-row table:style-name="ro5" table:visibility="collapse">
          <table:table-cell office:value-type="float" office:value="915" table:formula="of:=[.A850]" table:style-name="ce18">
            <text:p>915</text:p>
          </table:table-cell>
          <table:table-cell table:style-name="ce20"/>
          <table:table-cell office:value-type="string" table:style-name="ce4">
            <text:p>BILLED</text:p>
          </table:table-cell>
          <table:table-cell office:value-type="float" office:value="0.20000000012805685" table:formula="of:=IF(AND([.F851] &lt;&gt; &quot;&quot;;[.G851] &lt;&gt; &quot;&quot;);([.G851]-[.F851])*24;&quot;---&quot;)" table:style-name="ce4">
            <text:p>0.200</text:p>
          </table:table-cell>
          <table:table-cell office:value-type="string" table:style-name="ce23">
            <text:p>mtg-daily</text:p>
          </table:table-cell>
          <table:table-cell office:value-type="date" office:date-value="2025-05-13T08:30:00" table:style-name="ce14">
            <text:p>5/13/25 08:30 AM</text:p>
          </table:table-cell>
          <table:table-cell office:value-type="date" office:date-value="2025-05-13T08:42:00" table:style-name="ce14">
            <text:p>5/13/25 08:42 AM</text:p>
          </table:table-cell>
          <table:table-cell office:value-type="string" table:style-name="ce15">
            <text:p>Daily meetings with the team. Meeting with Logini &amp; Angie to talk about plans for EmployeeSvc.</text:p>
          </table:table-cell>
          <table:table-cell table:style-name="ce19"/>
          <table:table-cell table:number-columns-repeated="16375" table:style-name="ce17"/>
        </table:table-row>
        <table:table-row table:style-name="ro2" table:visibility="collapse">
          <table:table-cell office:value-type="float" office:value="915" table:formula="of:=[.A851]" table:style-name="ce18">
            <text:p>915</text:p>
          </table:table-cell>
          <table:table-cell table:style-name="ce20"/>
          <table:table-cell office:value-type="string" table:style-name="ce4">
            <text:p>BILLED</text:p>
          </table:table-cell>
          <table:table-cell office:value-type="float" office:value="0.29999999993015081" table:formula="of:=IF(AND([.F852] &lt;&gt; &quot;&quot;;[.G852] &lt;&gt; &quot;&quot;);([.G852]-[.F852])*24;&quot;---&quot;)" table:style-name="ce4">
            <text:p>0.300</text:p>
          </table:table-cell>
          <table:table-cell office:value-type="string" table:style-name="ce23">
            <text:p>IDtoEmployeeSvc</text:p>
          </table:table-cell>
          <table:table-cell office:value-type="date" office:date-value="2025-05-13T08:42:00" table:style-name="ce14">
            <text:p>5/13/25 08:42 AM</text:p>
          </table:table-cell>
          <table:table-cell office:value-type="date" office:date-value="2025-05-13T09:00:00" table:style-name="ce14">
            <text:p>5/13/25 09:00 AM</text:p>
          </table:table-cell>
          <table:table-cell office:value-type="string" table:style-name="ce22">
            <text:p>#putting together email for Ogini</text:p>
          </table:table-cell>
          <table:table-cell table:style-name="ce19"/>
          <table:table-cell table:number-columns-repeated="16375" table:style-name="ce17"/>
        </table:table-row>
        <table:table-row table:style-name="ro2" table:visibility="collapse">
          <table:table-cell office:value-type="float" office:value="915" table:formula="of:=[.A852]" table:style-name="ce18">
            <text:p>915</text:p>
          </table:table-cell>
          <table:table-cell table:style-name="ce20"/>
          <table:table-cell office:value-type="string" table:style-name="ce4">
            <text:p>BILLED</text:p>
          </table:table-cell>
          <table:table-cell office:value-type="float" office:value="0.41666666662786156" table:formula="of:=IF(AND([.F853] &lt;&gt; &quot;&quot;;[.G853] &lt;&gt; &quot;&quot;);([.G853]-[.F853])*24;&quot;---&quot;)" table:style-name="ce4">
            <text:p>0.417</text:p>
          </table:table-cell>
          <table:table-cell office:value-type="string" table:style-name="ce23">
            <text:p>mtg-Empsvc</text:p>
          </table:table-cell>
          <table:table-cell office:value-type="date" office:date-value="2025-05-13T09:00:00" table:style-name="ce14">
            <text:p>5/13/25 09:00 AM</text:p>
          </table:table-cell>
          <table:table-cell office:value-type="date" office:date-value="2025-05-13T09:25:00" table:style-name="ce14">
            <text:p>5/13/25 09:25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5" table:formula="of:=[.A853]" table:style-name="ce18">
            <text:p>915</text:p>
          </table:table-cell>
          <table:table-cell table:style-name="ce20"/>
          <table:table-cell office:value-type="string" table:style-name="ce4">
            <text:p>BILLED</text:p>
          </table:table-cell>
          <table:table-cell office:value-type="float" office:value="0.30249999999068677" table:formula="of:=IF(AND([.F854] &lt;&gt; &quot;&quot;;[.G854] &lt;&gt; &quot;&quot;);([.G854]-[.F854])*24;&quot;---&quot;)" table:style-name="ce4">
            <text:p>0.302</text:p>
          </table:table-cell>
          <table:table-cell office:value-type="string" table:style-name="ce23">
            <text:p>IDtoEmployeeSvc</text:p>
          </table:table-cell>
          <table:table-cell office:value-type="date" office:date-value="2025-05-13T09:25:00" table:style-name="ce14">
            <text:p>5/13/25 09:25 AM</text:p>
          </table:table-cell>
          <table:table-cell office:value-type="date" office:date-value="2025-05-13T09:43:09" table:style-name="ce14">
            <text:p>5/13/25 09:43 A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5" table:formula="of:=[.A854]" table:style-name="ce18">
            <text:p>915</text:p>
          </table:table-cell>
          <table:table-cell table:style-name="ce20"/>
          <table:table-cell office:value-type="string" table:style-name="ce4">
            <text:p>BILLED</text:p>
          </table:table-cell>
          <table:table-cell office:value-type="float" office:value="0.49222222220851108" table:formula="of:=IF(AND([.F855] &lt;&gt; &quot;&quot;;[.G855] &lt;&gt; &quot;&quot;);([.G855]-[.F855])*24;&quot;---&quot;)" table:style-name="ce4">
            <text:p>0.492</text:p>
          </table:table-cell>
          <table:table-cell office:value-type="string" table:style-name="ce23">
            <text:p>IDtoEmployeeSvc</text:p>
          </table:table-cell>
          <table:table-cell office:value-type="date" office:date-value="2025-05-13T11:30:00" table:style-name="ce14">
            <text:p>5/13/25 11:30 AM</text:p>
          </table:table-cell>
          <table:table-cell office:value-type="date" office:date-value="2025-05-13T11:59:32" table:style-name="ce14">
            <text:p>5/13/25 11:59 AM</text:p>
          </table:table-cell>
          <table:table-cell office:value-type="string" table:style-name="ce15">
            <text:p>#working on email to Logini</text:p>
          </table:table-cell>
          <table:table-cell table:style-name="ce19"/>
          <table:table-cell table:number-columns-repeated="16375" table:style-name="ce17"/>
        </table:table-row>
        <table:table-row table:style-name="ro2" table:visibility="collapse">
          <table:table-cell office:value-type="float" office:value="915" table:formula="of:=[.A855]" table:style-name="ce18">
            <text:p>915</text:p>
          </table:table-cell>
          <table:table-cell table:style-name="ce20"/>
          <table:table-cell office:value-type="string" table:style-name="ce4">
            <text:p>BILLED</text:p>
          </table:table-cell>
          <table:table-cell office:value-type="float" office:value="1.2069444445660338" table:formula="of:=IF(AND([.F856] &lt;&gt; &quot;&quot;;[.G856] &lt;&gt; &quot;&quot;);([.G856]-[.F856])*24;&quot;---&quot;)" table:style-name="ce4">
            <text:p>1.207</text:p>
          </table:table-cell>
          <table:table-cell office:value-type="string" table:style-name="ce23">
            <text:p>IDtoAviobook</text:p>
          </table:table-cell>
          <table:table-cell office:value-type="date" office:date-value="2025-05-13T11:59:32" table:style-name="ce14">
            <text:p>5/13/25 11:59 AM</text:p>
          </table:table-cell>
          <table:table-cell office:value-type="date" office:date-value="2025-05-13T13:11:57" table:style-name="ce14">
            <text:p>5/13/25 01:11 PM</text:p>
          </table:table-cell>
          <table:table-cell office:value-type="string" table:style-name="ce15">
            <text:p>Worked on fixing user e115706 for IDtoAviobook.</text:p>
          </table:table-cell>
          <table:table-cell table:style-name="ce19"/>
          <table:table-cell table:number-columns-repeated="16375" table:style-name="ce17"/>
        </table:table-row>
        <table:table-row table:style-name="ro2" table:visibility="collapse">
          <table:table-cell office:value-type="float" office:value="915" table:formula="of:=[.A856]" table:style-name="ce18">
            <text:p>915</text:p>
          </table:table-cell>
          <table:table-cell table:style-name="ce20"/>
          <table:table-cell office:value-type="string" table:style-name="ce4">
            <text:p>BILLED</text:p>
          </table:table-cell>
          <table:table-cell office:value-type="float" office:value="1.7175000000279397" table:formula="of:=IF(AND([.F857] &lt;&gt; &quot;&quot;;[.G857] &lt;&gt; &quot;&quot;);([.G857]-[.F857])*24;&quot;---&quot;)" table:style-name="ce4">
            <text:p>1.718</text:p>
          </table:table-cell>
          <table:table-cell office:value-type="string" table:style-name="ce23">
            <text:p>IDtoEmployeeSvc</text:p>
          </table:table-cell>
          <table:table-cell office:value-type="date" office:date-value="2025-05-13T13:11:57" table:style-name="ce14">
            <text:p>5/13/25 01:11 PM</text:p>
          </table:table-cell>
          <table:table-cell office:value-type="date" office:date-value="2025-05-13T14:55:00" table:style-name="ce14">
            <text:p>5/13/25 02:55 PM</text:p>
          </table:table-cell>
          <table:table-cell office:value-type="string" table:style-name="ce15">
            <text:p># putting together issue files.</text:p>
          </table:table-cell>
          <table:table-cell table:style-name="ce19"/>
          <table:table-cell table:number-columns-repeated="16375" table:style-name="ce17"/>
        </table:table-row>
        <table:table-row table:style-name="ro5" table:visibility="collapse">
          <table:table-cell office:value-type="float" office:value="915" table:formula="of:=[.A857]" table:style-name="ce18">
            <text:p>915</text:p>
          </table:table-cell>
          <table:table-cell table:style-name="ce20"/>
          <table:table-cell office:value-type="string" table:style-name="ce4">
            <text:p>BILLED</text:p>
          </table:table-cell>
          <table:table-cell office:value-type="float" office:value="1.2019444444449618" table:formula="of:=IF(AND([.F858] &lt;&gt; &quot;&quot;;[.G858] &lt;&gt; &quot;&quot;);([.G858]-[.F858])*24;&quot;---&quot;)" table:style-name="ce4">
            <text:p>1.202</text:p>
          </table:table-cell>
          <table:table-cell office:value-type="string" table:style-name="ce23">
            <text:p>IDtoEmployeeSvc</text:p>
          </table:table-cell>
          <table:table-cell office:value-type="date" office:date-value="2025-05-13T15:49:38" table:style-name="ce14">
            <text:p>5/13/25 03:49 PM</text:p>
          </table:table-cell>
          <table:table-cell office:value-type="date" office:date-value="2025-05-13T17:01:45" table:style-name="ce14">
            <text:p>5/13/25 05:01 PM</text:p>
          </table:table-cell>
          <table:table-cell office:value-type="string" table:style-name="ce15">
            <text:p># finishing qa testing - dev testing is passing good now; new mr, re-running qa tests.</text:p>
          </table:table-cell>
          <table:table-cell table:style-name="ce19"/>
          <table:table-cell table:number-columns-repeated="16375" table:style-name="ce17"/>
        </table:table-row>
        <table:table-row table:style-name="ro2" table:visibility="collapse">
          <table:table-cell office:value-type="float" office:value="915" table:formula="of:=[.A858]" table:style-name="ce18">
            <text:p>915</text:p>
          </table:table-cell>
          <table:table-cell table:style-name="ce20"/>
          <table:table-cell office:value-type="string" table:style-name="ce4">
            <text:p>BILLED</text:p>
          </table:table-cell>
          <table:table-cell office:value-type="float" office:value="0.72083333332557231" table:formula="of:=IF(AND([.F859] &lt;&gt; &quot;&quot;;[.G859] &lt;&gt; &quot;&quot;);([.G859]-[.F859])*24;&quot;---&quot;)" table:style-name="ce4">
            <text:p>0.721</text:p>
          </table:table-cell>
          <table:table-cell office:value-type="string" table:style-name="ce23">
            <text:p>IDtoEmployeeSvc</text:p>
          </table:table-cell>
          <table:table-cell office:value-type="date" office:date-value="2025-05-13T17:01:45" table:style-name="ce14">
            <text:p>5/13/25 05:01 PM</text:p>
          </table:table-cell>
          <table:table-cell office:value-type="date" office:date-value="2025-05-13T17:45:00" table:style-name="ce14">
            <text:p>5/13/25 05:45 PM</text:p>
          </table:table-cell>
          <table:table-cell office:value-type="string" table:style-name="ce15">
            <text:p>#</text:p>
          </table:table-cell>
          <table:table-cell table:style-name="ce16"/>
          <table:table-cell table:number-columns-repeated="16375" table:style-name="ce17"/>
        </table:table-row>
        <table:table-row table:style-name="ro2" table:visibility="collapse">
          <table:table-cell office:value-type="float" office:value="915" table:formula="of:=[.A859]" table:style-name="ce18">
            <text:p>915</text:p>
          </table:table-cell>
          <table:table-cell table:style-name="ce20"/>
          <table:table-cell table:style-name="ce4"/>
          <table:table-cell office:value-type="string" office:string-value="---" table:formula="of:=IF(AND([.F860] &lt;&gt; &quot;&quot;;[.G860] &lt;&gt; &quot;&quot;);([.G860]-[.F860])*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60]" table:style-name="ce18">
            <text:p>915</text:p>
          </table:table-cell>
          <table:table-cell table:style-name="ce20"/>
          <table:table-cell table:style-name="ce4"/>
          <table:table-cell office:value-type="string" office:string-value="---" table:formula="of:=IF(AND([.F861] &lt;&gt; &quot;&quot;;[.G861] &lt;&gt; &quot;&quot;);([.G861]-[.F861])*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61]" table:style-name="ce18">
            <text:p>915</text:p>
          </table:table-cell>
          <table:table-cell table:style-name="ce20"/>
          <table:table-cell table:style-name="ce4"/>
          <table:table-cell office:value-type="string" office:string-value="---" table:formula="of:=IF(AND([.F862] &lt;&gt; &quot;&quot;;[.G862] &lt;&gt; &quot;&quot;);([.G862]-[.F862])*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62]" table:style-name="ce18">
            <text:p>915</text:p>
          </table:table-cell>
          <table:table-cell table:style-name="ce20"/>
          <table:table-cell table:style-name="ce4"/>
          <table:table-cell office:value-type="string" office:string-value="---" table:formula="of:=IF(AND([.F863] &lt;&gt; &quot;&quot;;[.G863] &lt;&gt; &quot;&quot;);([.G863]-[.F863])*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63]" table:style-name="ce18">
            <text:p>915</text:p>
          </table:table-cell>
          <table:table-cell table:style-name="ce20"/>
          <table:table-cell table:style-name="ce4"/>
          <table:table-cell office:value-type="string" office:string-value="---" table:formula="of:=IF(AND([.F864] &lt;&gt; &quot;&quot;;[.G864] &lt;&gt; &quot;&quot;);([.G864]-[.F86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64]" table:style-name="ce18">
            <text:p>915</text:p>
          </table:table-cell>
          <table:table-cell table:style-name="ce20"/>
          <table:table-cell table:style-name="ce4"/>
          <table:table-cell office:value-type="string" office:string-value="---" table:formula="of:=IF(AND([.F865] &lt;&gt; &quot;&quot;;[.G865] &lt;&gt; &quot;&quot;);([.G865]-[.F86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65]" table:style-name="ce18">
            <text:p>915</text:p>
          </table:table-cell>
          <table:table-cell table:style-name="ce20"/>
          <table:table-cell table:style-name="ce4"/>
          <table:table-cell office:value-type="string" office:string-value="---" table:formula="of:=IF(AND([.F866] &lt;&gt; &quot;&quot;;[.G866] &lt;&gt; &quot;&quot;);([.G866]-[.F86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66]" table:style-name="ce18">
            <text:p>915</text:p>
          </table:table-cell>
          <table:table-cell table:style-name="ce20"/>
          <table:table-cell table:style-name="ce4"/>
          <table:table-cell office:value-type="string" office:string-value="---" table:formula="of:=IF(AND([.F867] &lt;&gt; &quot;&quot;;[.G867] &lt;&gt; &quot;&quot;);([.G867]-[.F86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67]" table:style-name="ce18">
            <text:p>915</text:p>
          </table:table-cell>
          <table:table-cell table:style-name="ce20"/>
          <table:table-cell table:style-name="ce4"/>
          <table:table-cell office:value-type="string" office:string-value="---" table:formula="of:=IF(AND([.F868] &lt;&gt; &quot;&quot;;[.G868] &lt;&gt; &quot;&quot;);([.G868]-[.F868])*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68]" table:style-name="ce18">
            <text:p>915</text:p>
          </table:table-cell>
          <table:table-cell table:style-name="ce20"/>
          <table:table-cell table:style-name="ce4"/>
          <table:table-cell office:value-type="string" office:string-value="---" table:formula="of:=IF(AND([.F869] &lt;&gt; &quot;&quot;;[.G869] &lt;&gt; &quot;&quot;);([.G869]-[.F869])*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69]" table:style-name="ce18">
            <text:p>915</text:p>
          </table:table-cell>
          <table:table-cell table:style-name="ce20"/>
          <table:table-cell table:style-name="ce4"/>
          <table:table-cell office:value-type="string" office:string-value="---" table:formula="of:=IF(AND([.F870] &lt;&gt; &quot;&quot;;[.G870] &lt;&gt; &quot;&quot;);([.G870]-[.F870])*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70]" table:style-name="ce18">
            <text:p>915</text:p>
          </table:table-cell>
          <table:table-cell table:style-name="ce20"/>
          <table:table-cell table:style-name="ce4"/>
          <table:table-cell office:value-type="string" office:string-value="---" table:formula="of:=IF(AND([.F871] &lt;&gt; &quot;&quot;;[.G871] &lt;&gt; &quot;&quot;);([.G871]-[.F871])*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71]" table:style-name="ce18">
            <text:p>915</text:p>
          </table:table-cell>
          <table:table-cell table:style-name="ce20"/>
          <table:table-cell table:style-name="ce4"/>
          <table:table-cell office:value-type="string" office:string-value="---" table:formula="of:=IF(AND([.F872] &lt;&gt; &quot;&quot;;[.G872] &lt;&gt; &quot;&quot;);([.G872]-[.F872])*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72]" table:style-name="ce18">
            <text:p>915</text:p>
          </table:table-cell>
          <table:table-cell table:style-name="ce20"/>
          <table:table-cell table:style-name="ce4"/>
          <table:table-cell office:value-type="string" office:string-value="---" table:formula="of:=IF(AND([.F873] &lt;&gt; &quot;&quot;;[.G873] &lt;&gt; &quot;&quot;);([.G873]-[.F873])*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73]" table:style-name="ce18">
            <text:p>915</text:p>
          </table:table-cell>
          <table:table-cell table:style-name="ce20"/>
          <table:table-cell table:style-name="ce4"/>
          <table:table-cell office:value-type="string" office:string-value="---" table:formula="of:=IF(AND([.F874] &lt;&gt; &quot;&quot;;[.G874] &lt;&gt; &quot;&quot;);([.G874]-[.F874])*24;&quot;---&quot;)" table:style-name="ce4">
            <text:p>---</text:p>
          </table:table-cell>
          <table:table-cell table:style-name="ce23"/>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15" table:formula="of:=[.A874]" table:style-name="ce18">
            <text:p>915</text:p>
          </table:table-cell>
          <table:table-cell office:value-type="float" office:value="8.25" table:formula="of:=COM.MICROSOFT.CEILING([.C875];0.25)" table:style-name="ce20">
            <text:p>8.250</text:p>
          </table:table-cell>
          <table:table-cell office:value-type="float" office:value="8.1594444445800036" table:formula="of:=SUM([.D875:.D894])" table:style-name="ce4">
            <text:p>8.159</text:p>
          </table:table-cell>
          <table:table-cell office:value-type="string" office:string-value="---" table:formula="of:=IF(AND([.F875] &lt;&gt; &quot;&quot;;[.G875] &lt;&gt; &quot;&quot;);([.G875]-[.F875])*24;&quot;---&quot;)" table:style-name="ce4">
            <text:p>---</text:p>
          </table:table-cell>
          <table:table-cell office:value-type="date" office:date-value="2025-05-14T00:00:00" table:style-name="ce21">
            <text:p>14-May</text:p>
          </table:table-cell>
          <table:table-cell table:number-columns-repeated="2" table:style-name="ce14"/>
          <table:table-cell table:style-name="ce15"/>
          <table:table-cell table:style-name="ce19"/>
          <table:table-cell table:number-columns-repeated="16375" table:style-name="ce17"/>
        </table:table-row>
        <table:table-row table:style-name="ro7" table:visibility="collapse">
          <table:table-cell office:value-type="float" office:value="915" table:formula="of:=[.A875]" table:style-name="ce18">
            <text:p>915</text:p>
          </table:table-cell>
          <table:table-cell table:style-name="ce20"/>
          <table:table-cell office:value-type="string" table:style-name="ce4">
            <text:p>BILLED</text:p>
          </table:table-cell>
          <table:table-cell office:value-type="float" office:value="0.50000000005820766" table:formula="of:=IF(AND([.F876] &lt;&gt; &quot;&quot;;[.G876] &lt;&gt; &quot;&quot;);([.G876]-[.F876])*24;&quot;---&quot;)" table:style-name="ce4">
            <text:p>0.500</text:p>
          </table:table-cell>
          <table:table-cell office:value-type="string" table:style-name="ce23">
            <text:p>IDtoEmployeeSvc</text:p>
          </table:table-cell>
          <table:table-cell office:value-type="date" office:date-value="2025-05-14T07:00:00" table:style-name="ce14">
            <text:p>5/14/25 07:00 AM</text:p>
          </table:table-cell>
          <table:table-cell office:value-type="date" office:date-value="2025-05-14T07:30:00" table:style-name="ce14">
            <text:p>5/14/25 07:30 AM</text:p>
          </table:table-cell>
          <table:table-cell office:value-type="string" table:style-name="ce15">
            <text:p>IDtoEmployeeSvc error management KT session with ops, session #1. Worked to confirm test issues are resolved in DEV/QA. Worked on troubleshooting some recent incidents.</text:p>
          </table:table-cell>
          <table:table-cell table:style-name="ce25"/>
          <table:table-cell table:style-name="ce26"/>
          <table:table-cell table:number-columns-repeated="16374"/>
        </table:table-row>
        <table:table-row table:style-name="ro2" table:visibility="collapse">
          <table:table-cell office:value-type="float" office:value="915" table:formula="of:=[.A876]" table:style-name="ce18">
            <text:p>915</text:p>
          </table:table-cell>
          <table:table-cell table:style-name="ce20"/>
          <table:table-cell office:value-type="string" table:style-name="ce4">
            <text:p>BILLED</text:p>
          </table:table-cell>
          <table:table-cell office:value-type="float" office:value="0.18333333340706304" table:formula="of:=IF(AND([.F877] &lt;&gt; &quot;&quot;;[.G877] &lt;&gt; &quot;&quot;);([.G877]-[.F877])*24;&quot;---&quot;)" table:style-name="ce4">
            <text:p>0.183</text:p>
          </table:table-cell>
          <table:table-cell office:value-type="string" table:style-name="ce23">
            <text:p>mtg-daily</text:p>
          </table:table-cell>
          <table:table-cell office:value-type="date" office:date-value="2025-05-14T08:30:00" table:style-name="ce14">
            <text:p>5/14/25 08:30 AM</text:p>
          </table:table-cell>
          <table:table-cell office:value-type="date" office:date-value="2025-05-14T08:41:00" table:style-name="ce14">
            <text:p>5/14/25 08:41 AM</text:p>
          </table:table-cell>
          <table:table-cell office:value-type="string" table:style-name="ce15">
            <text:p>Daily meetings with the team.</text:p>
          </table:table-cell>
          <table:table-cell table:style-name="ce25"/>
          <table:table-cell table:style-name="ce26"/>
          <table:table-cell table:number-columns-repeated="16374"/>
        </table:table-row>
        <table:table-row table:style-name="ro2" table:visibility="collapse">
          <table:table-cell office:value-type="float" office:value="915" table:formula="of:=[.A877]" table:style-name="ce18">
            <text:p>915</text:p>
          </table:table-cell>
          <table:table-cell table:style-name="ce20"/>
          <table:table-cell office:value-type="string" table:style-name="ce4">
            <text:p>BILLED</text:p>
          </table:table-cell>
          <table:table-cell office:value-type="float" office:value="0.33333333319751546" table:formula="of:=IF(AND([.F878] &lt;&gt; &quot;&quot;;[.G878] &lt;&gt; &quot;&quot;);([.G878]-[.F878])*24;&quot;---&quot;)" table:style-name="ce4">
            <text:p>0.333</text:p>
          </table:table-cell>
          <table:table-cell office:value-type="string" table:style-name="ce23">
            <text:p>mtg-daily</text:p>
          </table:table-cell>
          <table:table-cell office:value-type="date" office:date-value="2025-05-14T09:30:00" table:style-name="ce14">
            <text:p>5/14/25 09:30 AM</text:p>
          </table:table-cell>
          <table:table-cell office:value-type="date" office:date-value="2025-05-14T09:50:00" table:style-name="ce14">
            <text:p>5/14/25 09:50 AM</text:p>
          </table:table-cell>
          <table:table-cell office:value-type="string" table:style-name="ce22">
            <text:p>#</text:p>
          </table:table-cell>
          <table:table-cell table:style-name="ce25"/>
          <table:table-cell table:style-name="ce26"/>
          <table:table-cell table:number-columns-repeated="16374"/>
        </table:table-row>
        <table:table-row table:style-name="ro4" table:visibility="collapse">
          <table:table-cell office:value-type="float" office:value="915" table:formula="of:=[.A878]" table:style-name="ce18">
            <text:p>915</text:p>
          </table:table-cell>
          <table:table-cell table:style-name="ce20"/>
          <table:table-cell office:value-type="string" table:style-name="ce4">
            <text:p>BILLED</text:p>
          </table:table-cell>
          <table:table-cell office:value-type="float" office:value="0.498888889036607" table:formula="of:=IF(AND([.F879] &lt;&gt; &quot;&quot;;[.G879] &lt;&gt; &quot;&quot;);([.G879]-[.F879])*24;&quot;---&quot;)" table:style-name="ce4">
            <text:p>0.499</text:p>
          </table:table-cell>
          <table:table-cell office:value-type="string" table:style-name="ce23">
            <text:p>IDtoAviobook</text:p>
          </table:table-cell>
          <table:table-cell office:value-type="date" office:date-value="2025-05-14T09:50:00" table:style-name="ce14">
            <text:p>5/14/25 09:50 AM</text:p>
          </table:table-cell>
          <table:table-cell office:value-type="date" office:date-value="2025-05-14T10:19:56" table:style-name="ce14">
            <text:p>5/14/25 10:19 AM</text:p>
          </table:table-cell>
          <table:table-cell office:value-type="string" table:style-name="ce15">
            <text:p>Worked to confirm e115706 is resolved for IDtoAviobook. Worked to test the 'archive' state in the IDtoAviobook driver.</text:p>
          </table:table-cell>
          <table:table-cell table:style-name="ce25"/>
          <table:table-cell table:style-name="ce26"/>
          <table:table-cell table:number-columns-repeated="16374"/>
        </table:table-row>
        <table:table-row table:style-name="ro2" table:visibility="collapse">
          <table:table-cell office:value-type="float" office:value="915" table:formula="of:=[.A879]" table:style-name="ce18">
            <text:p>915</text:p>
          </table:table-cell>
          <table:table-cell table:style-name="ce20"/>
          <table:table-cell office:value-type="string" table:style-name="ce4">
            <text:p>BILLED</text:p>
          </table:table-cell>
          <table:table-cell office:value-type="float" office:value="1.5286111109890044" table:formula="of:=IF(AND([.F880] &lt;&gt; &quot;&quot;;[.G880] &lt;&gt; &quot;&quot;);([.G880]-[.F880])*24;&quot;---&quot;)" table:style-name="ce4">
            <text:p>1.529</text:p>
          </table:table-cell>
          <table:table-cell office:value-type="string" table:style-name="ce23">
            <text:p>IDtoEmployeeSvc</text:p>
          </table:table-cell>
          <table:table-cell office:value-type="date" office:date-value="2025-05-14T10:19:56" table:style-name="ce14">
            <text:p>5/14/25 10:19 AM</text:p>
          </table:table-cell>
          <table:table-cell office:value-type="date" office:date-value="2025-05-14T11:51:39" table:style-name="ce14">
            <text:p>5/14/25 11:51 AM</text:p>
          </table:table-cell>
          <table:table-cell office:value-type="string" table:style-name="ce15">
            <text:p>#pipeline dev/qa check, prep for session 2</text:p>
          </table:table-cell>
          <table:table-cell table:style-name="ce25"/>
          <table:table-cell table:style-name="ce26"/>
          <table:table-cell table:number-columns-repeated="16374"/>
        </table:table-row>
        <table:table-row table:style-name="ro2" table:visibility="collapse">
          <table:table-cell office:value-type="float" office:value="915" table:formula="of:=[.A880]" table:style-name="ce18">
            <text:p>915</text:p>
          </table:table-cell>
          <table:table-cell table:style-name="ce20"/>
          <table:table-cell office:value-type="string" table:style-name="ce4">
            <text:p>BILLED</text:p>
          </table:table-cell>
          <table:table-cell office:value-type="float" office:value="1.2580555555759929" table:formula="of:=IF(AND([.F881] &lt;&gt; &quot;&quot;;[.G881] &lt;&gt; &quot;&quot;);([.G881]-[.F881])*24;&quot;---&quot;)" table:style-name="ce4">
            <text:p>1.258</text:p>
          </table:table-cell>
          <table:table-cell office:value-type="string" table:style-name="ce23">
            <text:p>L&amp;L</text:p>
          </table:table-cell>
          <table:table-cell office:value-type="date" office:date-value="2025-05-14T11:51:39" table:style-name="ce14">
            <text:p>5/14/25 11:51 AM</text:p>
          </table:table-cell>
          <table:table-cell office:value-type="date" office:date-value="2025-05-14T13:07:08" table:style-name="ce14">
            <text:p>5/14/25 01:07 PM</text:p>
          </table:table-cell>
          <table:table-cell office:value-type="string" table:style-name="ce15">
            <text:p>L&amp;L Frodo part 2</text:p>
          </table:table-cell>
          <table:table-cell table:style-name="ce25"/>
          <table:table-cell table:style-name="ce26"/>
          <table:table-cell table:number-columns-repeated="16374"/>
        </table:table-row>
        <table:table-row table:style-name="ro2" table:visibility="collapse">
          <table:table-cell office:value-type="float" office:value="915" table:formula="of:=[.A881]" table:style-name="ce18">
            <text:p>915</text:p>
          </table:table-cell>
          <table:table-cell table:style-name="ce20"/>
          <table:table-cell office:value-type="string" table:style-name="ce4">
            <text:p>BILLED</text:p>
          </table:table-cell>
          <table:table-cell office:value-type="float" office:value="0.45666666672332212" table:formula="of:=IF(AND([.F882] &lt;&gt; &quot;&quot;;[.G882] &lt;&gt; &quot;&quot;);([.G882]-[.F882])*24;&quot;---&quot;)" table:style-name="ce4">
            <text:p>0.457</text:p>
          </table:table-cell>
          <table:table-cell office:value-type="string" table:style-name="ce23">
            <text:p>IDtoEmployeeSvc</text:p>
          </table:table-cell>
          <table:table-cell office:value-type="date" office:date-value="2025-05-14T13:07:08" table:style-name="ce14">
            <text:p>5/14/25 01:07 PM</text:p>
          </table:table-cell>
          <table:table-cell office:value-type="date" office:date-value="2025-05-14T13:34:32" table:style-name="ce14">
            <text:p>5/14/25 01:34 PM</text:p>
          </table:table-cell>
          <table:table-cell office:value-type="string" table:style-name="ce15">
            <text:p>#re-running lose elveated role . .</text:p>
          </table:table-cell>
          <table:table-cell table:style-name="ce25"/>
          <table:table-cell table:style-name="ce26"/>
          <table:table-cell table:number-columns-repeated="16374"/>
        </table:table-row>
        <table:table-row table:style-name="ro2" table:visibility="collapse">
          <table:table-cell office:value-type="float" office:value="915" table:formula="of:=[.A882]" table:style-name="ce18">
            <text:p>915</text:p>
          </table:table-cell>
          <table:table-cell table:style-name="ce20"/>
          <table:table-cell office:value-type="string" table:style-name="ce4">
            <text:p>BILLED</text:p>
          </table:table-cell>
          <table:table-cell office:value-type="float" office:value="0.8080555556807667" table:formula="of:=IF(AND([.F883] &lt;&gt; &quot;&quot;;[.G883] &lt;&gt; &quot;&quot;);([.G883]-[.F883])*24;&quot;---&quot;)" table:style-name="ce4">
            <text:p>0.808</text:p>
          </table:table-cell>
          <table:table-cell office:value-type="string" table:style-name="ce23">
            <text:p>IDtoEmployeeSvc</text:p>
          </table:table-cell>
          <table:table-cell office:value-type="date" office:date-value="2025-05-14T13:46:31" table:style-name="ce14">
            <text:p>5/14/25 01:46 PM</text:p>
          </table:table-cell>
          <table:table-cell office:value-type="date" office:date-value="2025-05-14T14:35:00" table:style-name="ce14">
            <text:p>5/14/25 02:35 PM</text:p>
          </table:table-cell>
          <table:table-cell office:value-type="string" table:style-name="ce15">
            <text:p>#prep for driver review</text:p>
          </table:table-cell>
          <table:table-cell table:style-name="ce25"/>
          <table:table-cell table:style-name="ce26"/>
          <table:table-cell table:number-columns-repeated="16374"/>
        </table:table-row>
        <table:table-row table:style-name="ro5" table:visibility="collapse">
          <table:table-cell office:value-type="float" office:value="915" table:formula="of:=[.A883]" table:style-name="ce18">
            <text:p>915</text:p>
          </table:table-cell>
          <table:table-cell table:style-name="ce20"/>
          <table:table-cell office:value-type="string" table:style-name="ce4">
            <text:p>BILLED</text:p>
          </table:table-cell>
          <table:table-cell office:value-type="float" office:value="0.2663888888200745" table:formula="of:=IF(AND([.F884] &lt;&gt; &quot;&quot;;[.G884] &lt;&gt; &quot;&quot;);([.G884]-[.F884])*24;&quot;---&quot;)" table:style-name="ce4">
            <text:p>0.266</text:p>
          </table:table-cell>
          <table:table-cell office:value-type="string" table:style-name="ce21">
            <text:p>IDtoAviobook</text:p>
          </table:table-cell>
          <table:table-cell office:value-type="date" office:date-value="2025-05-14T14:35:00" table:style-name="ce14">
            <text:p>5/14/25 02:35 PM</text:p>
          </table:table-cell>
          <table:table-cell office:value-type="date" office:date-value="2025-05-14T14:50:59" table:style-name="ce14">
            <text:p>5/14/25 02:50 PM</text:p>
          </table:table-cell>
          <table:table-cell office:value-type="string" table:style-name="ce15">
            <text:p>Worked on documenting requirements for new deletion handler in IDtoAviobook.</text:p>
          </table:table-cell>
          <table:table-cell table:style-name="ce25"/>
          <table:table-cell table:style-name="ce26"/>
          <table:table-cell table:number-columns-repeated="16374"/>
        </table:table-row>
        <table:table-row table:style-name="ro2" table:visibility="collapse">
          <table:table-cell office:value-type="float" office:value="915" table:formula="of:=[.A884]" table:style-name="ce18">
            <text:p>915</text:p>
          </table:table-cell>
          <table:table-cell table:style-name="ce20"/>
          <table:table-cell office:value-type="string" table:style-name="ce4">
            <text:p>BILLED</text:p>
          </table:table-cell>
          <table:table-cell office:value-type="float" office:value="0.19611111120320857" table:formula="of:=IF(AND([.F885] &lt;&gt; &quot;&quot;;[.G885] &lt;&gt; &quot;&quot;);([.G885]-[.F885])*24;&quot;---&quot;)" table:style-name="ce4">
            <text:p>0.196</text:p>
          </table:table-cell>
          <table:table-cell office:value-type="string" table:style-name="ce23">
            <text:p>IDtoEmployeeSvc</text:p>
          </table:table-cell>
          <table:table-cell office:value-type="date" office:date-value="2025-05-14T14:50:59" table:style-name="ce14">
            <text:p>5/14/25 02:50 PM</text:p>
          </table:table-cell>
          <table:table-cell office:value-type="date" office:date-value="2025-05-14T15:02:45" table:style-name="ce14">
            <text:p>5/14/25 03:02 PM</text:p>
          </table:table-cell>
          <table:table-cell office:value-type="string" table:style-name="ce15">
            <text:p>#finalizing tests . .</text:p>
          </table:table-cell>
          <table:table-cell table:style-name="ce25"/>
          <table:table-cell table:style-name="ce26"/>
          <table:table-cell table:number-columns-repeated="16374"/>
        </table:table-row>
        <table:table-row table:style-name="ro5" table:visibility="collapse">
          <table:table-cell office:value-type="float" office:value="915" table:formula="of:=[.A885]" table:style-name="ce18">
            <text:p>915</text:p>
          </table:table-cell>
          <table:table-cell table:style-name="ce20"/>
          <table:table-cell office:value-type="string" table:style-name="ce4">
            <text:p>BILLED</text:p>
          </table:table-cell>
          <table:table-cell office:value-type="float" office:value="0.32805555540835485" table:formula="of:=IF(AND([.F886] &lt;&gt; &quot;&quot;;[.G886] &lt;&gt; &quot;&quot;);([.G886]-[.F886])*24;&quot;---&quot;)" table:style-name="ce4">
            <text:p>0.328</text:p>
          </table:table-cell>
          <table:table-cell office:value-type="string" table:style-name="ce21">
            <text:p>IDtoAutocrib</text:p>
          </table:table-cell>
          <table:table-cell office:value-type="date" office:date-value="2025-05-14T15:02:45" table:style-name="ce14">
            <text:p>5/14/25 03:02 PM</text:p>
          </table:table-cell>
          <table:table-cell office:value-type="date" office:date-value="2025-05-14T15:22:26" table:style-name="ce14">
            <text:p>5/14/25 03:22 PM</text:p>
          </table:table-cell>
          <table:table-cell office:value-type="string" table:style-name="ce15">
            <text:p>Worked to push new users to BWI for the go live on May 20th for IDtoAutocrib.</text:p>
          </table:table-cell>
          <table:table-cell table:style-name="ce25"/>
          <table:table-cell table:style-name="ce26"/>
          <table:table-cell table:number-columns-repeated="16374"/>
        </table:table-row>
        <table:table-row table:style-name="ro5" table:visibility="collapse">
          <table:table-cell office:value-type="float" office:value="915" table:formula="of:=[.A886]" table:style-name="ce18">
            <text:p>915</text:p>
          </table:table-cell>
          <table:table-cell table:style-name="ce20"/>
          <table:table-cell office:value-type="string" table:style-name="ce4">
            <text:p>BILLED</text:p>
          </table:table-cell>
          <table:table-cell office:value-type="float" office:value="0.32972222229000181" table:formula="of:=IF(AND([.F887] &lt;&gt; &quot;&quot;;[.G887] &lt;&gt; &quot;&quot;);([.G887]-[.F887])*24;&quot;---&quot;)" table:style-name="ce4">
            <text:p>0.330</text:p>
          </table:table-cell>
          <table:table-cell office:value-type="string" table:style-name="ce21">
            <text:p>IDtoAviobook</text:p>
          </table:table-cell>
          <table:table-cell office:value-type="date" office:date-value="2025-05-14T15:22:26" table:style-name="ce14">
            <text:p>5/14/25 03:22 PM</text:p>
          </table:table-cell>
          <table:table-cell office:value-type="date" office:date-value="2025-05-14T15:42:13" table:style-name="ce14">
            <text:p>5/14/25 03:42 PM</text:p>
          </table:table-cell>
          <table:table-cell office:value-type="string" table:style-name="ce15">
            <text:p># Worked on testing archiving with API POST, per Alex Fredake (contractor)</text:p>
          </table:table-cell>
          <table:table-cell table:style-name="ce25"/>
          <table:table-cell table:style-name="ce26"/>
          <table:table-cell table:number-columns-repeated="16374"/>
        </table:table-row>
        <table:table-row table:style-name="ro2" table:visibility="collapse">
          <table:table-cell office:value-type="float" office:value="915" table:formula="of:=[.A887]" table:style-name="ce18">
            <text:p>915</text:p>
          </table:table-cell>
          <table:table-cell table:style-name="ce20"/>
          <table:table-cell office:value-type="string" table:style-name="ce4">
            <text:p>BILLED</text:p>
          </table:table-cell>
          <table:table-cell office:value-type="float" office:value="1.151388888945803" table:formula="of:=IF(AND([.F888] &lt;&gt; &quot;&quot;;[.G888] &lt;&gt; &quot;&quot;);([.G888]-[.F888])*24;&quot;---&quot;)" table:style-name="ce4">
            <text:p>1.151</text:p>
          </table:table-cell>
          <table:table-cell office:value-type="string" table:style-name="ce21">
            <text:p>IDtoAutocrib</text:p>
          </table:table-cell>
          <table:table-cell office:value-type="date" office:date-value="2025-05-14T15:42:13" table:style-name="ce14">
            <text:p>5/14/25 03:42 PM</text:p>
          </table:table-cell>
          <table:table-cell office:value-type="date" office:date-value="2025-05-14T16:51:18" table:style-name="ce14">
            <text:p>5/14/25 04:51 PM</text:p>
          </table:table-cell>
          <table:table-cell office:value-type="string" table:style-name="ce15">
            <text:p>#bwi users</text:p>
          </table:table-cell>
          <table:table-cell table:style-name="ce25"/>
          <table:table-cell table:style-name="ce26"/>
          <table:table-cell table:number-columns-repeated="16374"/>
        </table:table-row>
        <table:table-row table:style-name="ro2" table:visibility="collapse">
          <table:table-cell office:value-type="float" office:value="915" table:formula="of:=[.A888]" table:style-name="ce18">
            <text:p>915</text:p>
          </table:table-cell>
          <table:table-cell table:style-name="ce20"/>
          <table:table-cell office:value-type="string" table:style-name="ce4">
            <text:p>BILLED</text:p>
          </table:table-cell>
          <table:table-cell office:value-type="float" office:value="0.32083333324408159" table:formula="of:=IF(AND([.F889] &lt;&gt; &quot;&quot;;[.G889] &lt;&gt; &quot;&quot;);([.G889]-[.F889])*24;&quot;---&quot;)" table:style-name="ce4">
            <text:p>0.321</text:p>
          </table:table-cell>
          <table:table-cell office:value-type="string" table:style-name="ce23">
            <text:p>IDtoEmployeeSvc</text:p>
          </table:table-cell>
          <table:table-cell office:value-type="date" office:date-value="2025-05-14T16:51:18" table:style-name="ce14">
            <text:p>5/14/25 04:51 PM</text:p>
          </table:table-cell>
          <table:table-cell office:value-type="date" office:date-value="2025-05-14T17:10:33" table:style-name="ce14">
            <text:p>5/14/25 05:10 PM</text:p>
          </table:table-cell>
          <table:table-cell office:value-type="string" table:style-name="ce15">
            <text:p>#troubleshooting</text:p>
          </table:table-cell>
          <table:table-cell table:style-name="ce25"/>
          <table:table-cell table:style-name="ce26"/>
          <table:table-cell table:number-columns-repeated="16374"/>
        </table:table-row>
        <table:table-row table:style-name="ro2" table:visibility="collapse">
          <table:table-cell office:value-type="float" office:value="915" table:formula="of:=[.A889]" table:style-name="ce18">
            <text:p>915</text:p>
          </table:table-cell>
          <table:table-cell table:style-name="ce20"/>
          <table:table-cell table:style-name="ce4"/>
          <table:table-cell office:value-type="string" office:string-value="---" table:formula="of:=IF(AND([.F890] &lt;&gt; &quot;&quot;;[.G890] &lt;&gt; &quot;&quot;);([.G890]-[.F890])*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5" table:formula="of:=[.A890]" table:style-name="ce18">
            <text:p>915</text:p>
          </table:table-cell>
          <table:table-cell table:style-name="ce20"/>
          <table:table-cell table:style-name="ce4"/>
          <table:table-cell office:value-type="string" office:string-value="---" table:formula="of:=IF(AND([.F891] &lt;&gt; &quot;&quot;;[.G891] &lt;&gt; &quot;&quot;);([.G891]-[.F891])*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5" table:formula="of:=[.A891]" table:style-name="ce18">
            <text:p>915</text:p>
          </table:table-cell>
          <table:table-cell table:style-name="ce20"/>
          <table:table-cell table:style-name="ce4"/>
          <table:table-cell office:value-type="string" office:string-value="---" table:formula="of:=IF(AND([.F892] &lt;&gt; &quot;&quot;;[.G892] &lt;&gt; &quot;&quot;);([.G892]-[.F892])*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5" table:formula="of:=[.A892]" table:style-name="ce18">
            <text:p>915</text:p>
          </table:table-cell>
          <table:table-cell table:style-name="ce20"/>
          <table:table-cell table:style-name="ce4"/>
          <table:table-cell office:value-type="string" office:string-value="---" table:formula="of:=IF(AND([.F893] &lt;&gt; &quot;&quot;;[.G893] &lt;&gt; &quot;&quot;);([.G893]-[.F893])*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5" table:formula="of:=[.A893]" table:style-name="ce18">
            <text:p>915</text:p>
          </table:table-cell>
          <table:table-cell table:style-name="ce20"/>
          <table:table-cell table:style-name="ce4"/>
          <table:table-cell office:value-type="string" office:string-value="---" table:formula="of:=IF(AND([.F894] &lt;&gt; &quot;&quot;;[.G894] &lt;&gt; &quot;&quot;);([.G894]-[.F894])*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94]" table:style-name="ce18">
            <text:p>915</text:p>
          </table:table-cell>
          <table:table-cell office:value-type="float" office:value="7.75" table:formula="of:=COM.MICROSOFT.CEILING([.C895];0.25)" table:style-name="ce20">
            <text:p>7.750</text:p>
          </table:table-cell>
          <table:table-cell office:value-type="float" office:value="7.6933333334745839" table:formula="of:=SUM([.D895:.D911])" table:style-name="ce4">
            <text:p>7.693</text:p>
          </table:table-cell>
          <table:table-cell office:value-type="string" office:string-value="---" table:formula="of:=IF(AND([.F895] &lt;&gt; &quot;&quot;;[.G895] &lt;&gt; &quot;&quot;);([.G895]-[.F895])*24;&quot;---&quot;)" table:style-name="ce4">
            <text:p>---</text:p>
          </table:table-cell>
          <table:table-cell office:value-type="date" office:date-value="2025-05-15T00:00:00" table:style-name="ce31">
            <text:p>15-May</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895]" table:style-name="ce18">
            <text:p>915</text:p>
          </table:table-cell>
          <table:table-cell table:style-name="ce20"/>
          <table:table-cell office:value-type="string" table:style-name="ce4">
            <text:p>BILLED</text:p>
          </table:table-cell>
          <table:table-cell office:value-type="float" office:value="0.25000000011641532" table:formula="of:=IF(AND([.F896] &lt;&gt; &quot;&quot;;[.G896] &lt;&gt; &quot;&quot;);([.G896]-[.F896])*24;&quot;---&quot;)" table:style-name="ce4">
            <text:p>0.250</text:p>
          </table:table-cell>
          <table:table-cell office:value-type="string" table:style-name="ce23">
            <text:p>mtg-daily</text:p>
          </table:table-cell>
          <table:table-cell office:value-type="date" office:date-value="2025-05-15T08:30:00" table:style-name="ce14">
            <text:p>5/15/25 08:30 AM</text:p>
          </table:table-cell>
          <table:table-cell office:value-type="date" office:date-value="2025-05-15T08:45:00" table:style-name="ce14">
            <text:p>5/15/25 08:45 AM</text:p>
          </table:table-cell>
          <table:table-cell office:value-type="string" table:style-name="ce15">
            <text:p>Daily meetings with the team.</text:p>
          </table:table-cell>
          <table:table-cell table:style-name="ce19"/>
          <table:table-cell table:number-columns-repeated="16375" table:style-name="ce17"/>
        </table:table-row>
        <table:table-row table:style-name="ro4" table:visibility="collapse">
          <table:table-cell office:value-type="float" office:value="915" table:formula="of:=[.A896]" table:style-name="ce18">
            <text:p>915</text:p>
          </table:table-cell>
          <table:table-cell table:style-name="ce20"/>
          <table:table-cell office:value-type="string" table:style-name="ce4">
            <text:p>BILLED</text:p>
          </table:table-cell>
          <table:table-cell office:value-type="float" office:value="0.21444444445660338" table:formula="of:=IF(AND([.F897] &lt;&gt; &quot;&quot;;[.G897] &lt;&gt; &quot;&quot;);([.G897]-[.F897])*24;&quot;---&quot;)" table:style-name="ce4">
            <text:p>0.214</text:p>
          </table:table-cell>
          <table:table-cell office:value-type="string" table:style-name="ce23">
            <text:p>IDtoEmployeeSvc</text:p>
          </table:table-cell>
          <table:table-cell office:value-type="date" office:date-value="2025-05-15T09:44:08" table:style-name="ce14">
            <text:p>5/15/25 09:44 AM</text:p>
          </table:table-cell>
          <table:table-cell office:value-type="date" office:date-value="2025-05-15T09:57:00" table:style-name="ce14">
            <text:p>5/15/25 09:57 AM</text:p>
          </table:table-cell>
          <table:table-cell office:value-type="string" table:style-name="ce15">
            <text:p>Worked on resolving Alumni portal users for IDtoEmployeeSvc. Discussed issues with retirees in EmployeeSvc.</text:p>
          </table:table-cell>
          <table:table-cell table:style-name="ce19"/>
          <table:table-cell table:number-columns-repeated="16375" table:style-name="ce17"/>
        </table:table-row>
        <table:table-row table:style-name="ro2" table:visibility="collapse">
          <table:table-cell office:value-type="float" office:value="915" table:formula="of:=[.A897]" table:style-name="ce18">
            <text:p>915</text:p>
          </table:table-cell>
          <table:table-cell table:style-name="ce20"/>
          <table:table-cell office:value-type="string" table:style-name="ce4">
            <text:p>BILLED</text:p>
          </table:table-cell>
          <table:table-cell office:value-type="float" office:value="0.75444444443564862" table:formula="of:=IF(AND([.F898] &lt;&gt; &quot;&quot;;[.G898] &lt;&gt; &quot;&quot;);([.G898]-[.F898])*24;&quot;---&quot;)" table:style-name="ce4">
            <text:p>0.754</text:p>
          </table:table-cell>
          <table:table-cell office:value-type="string" table:style-name="ce23">
            <text:p>IDtoEmployeeSvc</text:p>
          </table:table-cell>
          <table:table-cell office:value-type="date" office:date-value="2025-05-15T09:57:00" table:style-name="ce14">
            <text:p>5/15/25 09:57 AM</text:p>
          </table:table-cell>
          <table:table-cell office:value-type="date" office:date-value="2025-05-15T10:42:16" table:style-name="ce14">
            <text:p>5/15/25 10:42 AM</text:p>
          </table:table-cell>
          <table:table-cell office:value-type="string" table:style-name="ce15">
            <text:p>#empsvc retiree discussion meeting</text:p>
          </table:table-cell>
          <table:table-cell table:style-name="ce19"/>
          <table:table-cell table:number-columns-repeated="16375" table:style-name="ce17"/>
        </table:table-row>
        <table:table-row table:style-name="ro7" table:visibility="collapse">
          <table:table-cell office:value-type="float" office:value="915" table:formula="of:=[.A898]" table:style-name="ce18">
            <text:p>915</text:p>
          </table:table-cell>
          <table:table-cell table:style-name="ce20"/>
          <table:table-cell office:value-type="string" table:style-name="ce4">
            <text:p>BILLED</text:p>
          </table:table-cell>
          <table:table-cell office:value-type="float" office:value="0.79555555555270985" table:formula="of:=IF(AND([.F899] &lt;&gt; &quot;&quot;;[.G899] &lt;&gt; &quot;&quot;);([.G899]-[.F899])*24;&quot;---&quot;)" table:style-name="ce4">
            <text:p>0.796</text:p>
          </table:table-cell>
          <table:table-cell office:value-type="string" table:style-name="ce23">
            <text:p>IDtoAviobook</text:p>
          </table:table-cell>
          <table:table-cell office:value-type="date" office:date-value="2025-05-15T10:42:16" table:style-name="ce14">
            <text:p>5/15/25 10:42 AM</text:p>
          </table:table-cell>
          <table:table-cell office:value-type="date" office:date-value="2025-05-15T11:30:00" table:style-name="ce14">
            <text:p>5/15/25 11:30 AM</text:p>
          </table:table-cell>
          <table:table-cell office:value-type="string" table:style-name="ce15">
            <text:p>Worked on documenting requirements for new deletion handler in IDtoAviobook. Worked on fixing driver to archive instead of delete users. Worked to deploy to QA and production.</text:p>
          </table:table-cell>
          <table:table-cell table:style-name="ce19"/>
          <table:table-cell table:number-columns-repeated="16375" table:style-name="ce17"/>
        </table:table-row>
        <table:table-row table:style-name="ro5" table:visibility="collapse">
          <table:table-cell office:value-type="float" office:value="915" table:formula="of:=[.A899]" table:style-name="ce18">
            <text:p>915</text:p>
          </table:table-cell>
          <table:table-cell table:style-name="ce20"/>
          <table:table-cell office:value-type="string" table:style-name="ce4">
            <text:p>BILLED</text:p>
          </table:table-cell>
          <table:table-cell office:value-type="float" office:value="0.56916666665347293" table:formula="of:=IF(AND([.F900] &lt;&gt; &quot;&quot;;[.G900] &lt;&gt; &quot;&quot;);([.G900]-[.F900])*24;&quot;---&quot;)" table:style-name="ce4">
            <text:p>0.569</text:p>
          </table:table-cell>
          <table:table-cell office:value-type="string" table:style-name="ce23">
            <text:p>IDtoAutocrib</text:p>
          </table:table-cell>
          <table:table-cell office:value-type="date" office:date-value="2025-05-15T11:30:00" table:style-name="ce14">
            <text:p>5/15/25 11:30 AM</text:p>
          </table:table-cell>
          <table:table-cell office:value-type="date" office:date-value="2025-05-15T12:04:09" table:style-name="ce14">
            <text:p>5/15/25 12:04 PM</text:p>
          </table:table-cell>
          <table:table-cell office:value-type="string" table:style-name="ce15">
            <text:p>Worked to resolve two additional users for the BWI go-live for IDtoAutocrib.</text:p>
          </table:table-cell>
          <table:table-cell table:style-name="ce19"/>
          <table:table-cell table:number-columns-repeated="16375" table:style-name="ce17"/>
        </table:table-row>
        <table:table-row table:style-name="ro2" table:visibility="collapse">
          <table:table-cell office:value-type="float" office:value="915" table:formula="of:=[.A900]" table:style-name="ce18">
            <text:p>915</text:p>
          </table:table-cell>
          <table:table-cell table:style-name="ce20"/>
          <table:table-cell office:value-type="string" table:style-name="ce4">
            <text:p>BILLED</text:p>
          </table:table-cell>
          <table:table-cell office:value-type="float" office:value="2.0427777778822929" table:formula="of:=IF(AND([.F901] &lt;&gt; &quot;&quot;;[.G901] &lt;&gt; &quot;&quot;);([.G901]-[.F901])*24;&quot;---&quot;)" table:style-name="ce4">
            <text:p>2.043</text:p>
          </table:table-cell>
          <table:table-cell office:value-type="string" table:style-name="ce23">
            <text:p>IDtoAviobook</text:p>
          </table:table-cell>
          <table:table-cell office:value-type="date" office:date-value="2025-05-15T12:04:09" table:style-name="ce14">
            <text:p>5/15/25 12:04 PM</text:p>
          </table:table-cell>
          <table:table-cell office:value-type="date" office:date-value="2025-05-15T14:06:43" table:style-name="ce14">
            <text:p>5/15/25 02:06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5" table:formula="of:=[.A901]" table:style-name="ce18">
            <text:p>915</text:p>
          </table:table-cell>
          <table:table-cell table:style-name="ce32"/>
          <table:table-cell office:value-type="string" table:style-name="ce4">
            <text:p>BILLED</text:p>
          </table:table-cell>
          <table:table-cell office:value-type="float" office:value="2.3225000000093132" table:formula="of:=IF(AND([.F902] &lt;&gt; &quot;&quot;;[.G902] &lt;&gt; &quot;&quot;);([.G902]-[.F902])*24;&quot;---&quot;)" table:style-name="ce4">
            <text:p>2.323</text:p>
          </table:table-cell>
          <table:table-cell office:value-type="string" table:style-name="ce23">
            <text:p>IDtoAviobook</text:p>
          </table:table-cell>
          <table:table-cell office:value-type="date" office:date-value="2025-05-15T14:06:43" table:style-name="ce14">
            <text:p>5/15/25 02:06 PM</text:p>
          </table:table-cell>
          <table:table-cell office:value-type="date" office:date-value="2025-05-15T16:26:04" table:style-name="ce14">
            <text:p>5/15/25 04:26 PM</text:p>
          </table:table-cell>
          <table:table-cell office:value-type="string" table:style-name="ce15">
            <text:p>#code complete, now full intellij baseline; then pipeline.</text:p>
          </table:table-cell>
          <table:table-cell table:style-name="ce19"/>
          <table:table-cell table:number-columns-repeated="16375" table:style-name="ce17"/>
        </table:table-row>
        <table:table-row table:style-name="ro2" table:visibility="collapse">
          <table:table-cell office:value-type="float" office:value="915" table:formula="of:=[.A902]" table:style-name="ce18">
            <text:p>915</text:p>
          </table:table-cell>
          <table:table-cell table:style-name="ce20"/>
          <table:table-cell table:style-name="ce4"/>
          <table:table-cell office:value-type="float" office:value="0.74444444436812773" table:formula="of:=IF(AND([.F903] &lt;&gt; &quot;&quot;;[.G903] &lt;&gt; &quot;&quot;);([.G903]-[.F903])*24;&quot;---&quot;)" table:style-name="ce4">
            <text:p>0.744</text:p>
          </table:table-cell>
          <table:table-cell office:value-type="string" table:style-name="ce23">
            <text:p>IDtoAviobook</text:p>
          </table:table-cell>
          <table:table-cell office:value-type="date" office:date-value="2025-05-15T16:26:04" table:style-name="ce14">
            <text:p>5/15/25 04:26 PM</text:p>
          </table:table-cell>
          <table:table-cell office:value-type="date" office:date-value="2025-05-15T17:10:44" table:style-name="ce14">
            <text:p>5/15/25 05:10 PM</text:p>
          </table:table-cell>
          <table:table-cell office:value-type="string" table:style-name="ce15">
            <text:p>#now passing tests in QA</text:p>
          </table:table-cell>
          <table:table-cell table:style-name="ce19"/>
          <table:table-cell table:number-columns-repeated="16375" table:style-name="ce17"/>
        </table:table-row>
        <table:table-row table:style-name="ro2" table:visibility="collapse">
          <table:table-cell office:value-type="float" office:value="915" table:formula="of:=[.A903]" table:style-name="ce18">
            <text:p>915</text:p>
          </table:table-cell>
          <table:table-cell table:style-name="ce20"/>
          <table:table-cell table:style-name="ce4"/>
          <table:table-cell office:value-type="string" office:string-value="---" table:formula="of:=IF(AND([.F904] &lt;&gt; &quot;&quot;;[.G904] &lt;&gt; &quot;&quot;);([.G904]-[.F904])*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04]" table:style-name="ce18">
            <text:p>915</text:p>
          </table:table-cell>
          <table:table-cell table:style-name="ce20"/>
          <table:table-cell table:style-name="ce4"/>
          <table:table-cell office:value-type="string" office:string-value="---" table:formula="of:=IF(AND([.F905] &lt;&gt; &quot;&quot;;[.G905] &lt;&gt; &quot;&quot;);([.G905]-[.F905])*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05]" table:style-name="ce18">
            <text:p>915</text:p>
          </table:table-cell>
          <table:table-cell table:style-name="ce20"/>
          <table:table-cell table:style-name="ce4"/>
          <table:table-cell office:value-type="string" office:string-value="---" table:formula="of:=IF(AND([.F906] &lt;&gt; &quot;&quot;;[.G906] &lt;&gt; &quot;&quot;);([.G906]-[.F90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06]" table:style-name="ce18">
            <text:p>915</text:p>
          </table:table-cell>
          <table:table-cell table:style-name="ce20"/>
          <table:table-cell table:style-name="ce4"/>
          <table:table-cell office:value-type="string" office:string-value="---" table:formula="of:=IF(AND([.F907] &lt;&gt; &quot;&quot;;[.G907] &lt;&gt; &quot;&quot;);([.G907]-[.F90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07]" table:style-name="ce18">
            <text:p>915</text:p>
          </table:table-cell>
          <table:table-cell table:style-name="ce20"/>
          <table:table-cell table:style-name="ce4"/>
          <table:table-cell office:value-type="string" office:string-value="---" table:formula="of:=IF(AND([.F908] &lt;&gt; &quot;&quot;;[.G908] &lt;&gt; &quot;&quot;);([.G908]-[.F908])*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08]" table:style-name="ce18">
            <text:p>915</text:p>
          </table:table-cell>
          <table:table-cell table:style-name="ce20"/>
          <table:table-cell table:style-name="ce4"/>
          <table:table-cell office:value-type="string" office:string-value="---" table:formula="of:=IF(AND([.F909] &lt;&gt; &quot;&quot;;[.G909] &lt;&gt; &quot;&quot;);([.G909]-[.F909])*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09]" table:style-name="ce18">
            <text:p>915</text:p>
          </table:table-cell>
          <table:table-cell table:style-name="ce20"/>
          <table:table-cell table:style-name="ce4"/>
          <table:table-cell office:value-type="string" office:string-value="---" table:formula="of:=IF(AND([.F910] &lt;&gt; &quot;&quot;;[.G910] &lt;&gt; &quot;&quot;);([.G910]-[.F910])*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10]" table:style-name="ce18">
            <text:p>915</text:p>
          </table:table-cell>
          <table:table-cell table:style-name="ce20"/>
          <table:table-cell table:style-name="ce4"/>
          <table:table-cell office:value-type="string" office:string-value="---" table:formula="of:=IF(AND([.F911] &lt;&gt; &quot;&quot;;[.G911] &lt;&gt; &quot;&quot;);([.G911]-[.F911])*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11]" table:style-name="ce18">
            <text:p>915</text:p>
          </table:table-cell>
          <table:table-cell office:value-type="float" office:value="4.5" table:formula="of:=COM.MICROSOFT.CEILING([.C912];0.25)" table:style-name="ce20">
            <text:p>4.500</text:p>
          </table:table-cell>
          <table:table-cell office:value-type="float" office:value="4.3291666668956168" table:formula="of:=SUM([.D912:.D930])" table:style-name="ce4">
            <text:p>4.329</text:p>
          </table:table-cell>
          <table:table-cell office:value-type="string" office:string-value="---" table:formula="of:=IF(AND([.F912] &lt;&gt; &quot;&quot;;[.G912] &lt;&gt; &quot;&quot;);([.G912]-[.F912])*24;&quot;---&quot;)" table:style-name="ce4">
            <text:p>---</text:p>
          </table:table-cell>
          <table:table-cell office:value-type="date" office:date-value="2025-05-16T00:00:00" table:style-name="ce21">
            <text:p>16-May</text:p>
          </table:table-cell>
          <table:table-cell table:number-columns-repeated="2" table:style-name="ce14"/>
          <table:table-cell table:style-name="ce15"/>
          <table:table-cell table:style-name="ce19"/>
          <table:table-cell table:number-columns-repeated="16375" table:style-name="ce17"/>
        </table:table-row>
        <table:table-row table:style-name="ro5" table:visibility="collapse">
          <table:table-cell office:value-type="float" office:value="915" table:formula="of:=[.A912]" table:style-name="ce18">
            <text:p>915</text:p>
          </table:table-cell>
          <table:table-cell table:style-name="ce20"/>
          <table:table-cell office:value-type="string" table:style-name="ce4">
            <text:p>BILLED</text:p>
          </table:table-cell>
          <table:table-cell table:style-name="ce4"/>
          <table:table-cell office:value-type="string" table:style-name="ce21">
            <text:p>IToAviobook</text:p>
          </table:table-cell>
          <table:table-cell office:value-type="date" office:date-value="2025-05-16T08:00:00" table:style-name="ce14">
            <text:p>5/16/25 08:00 AM</text:p>
          </table:table-cell>
          <table:table-cell office:value-type="date" office:date-value="2025-05-16T08:30:00" table:style-name="ce14">
            <text:p>5/16/25 08:30 AM</text:p>
          </table:table-cell>
          <table:table-cell office:value-type="string" table:style-name="ce29">
            <text:p>Worked on reviewing the latest production events for IDtoAviobook to confirm the delete-to-archive conversion.</text:p>
          </table:table-cell>
          <table:table-cell office:value-type="string" table:style-name="ce19">
            <text:p>Aviobook team was curious about the updates.</text:p>
          </table:table-cell>
          <table:table-cell table:number-columns-repeated="16375" table:style-name="ce17"/>
        </table:table-row>
        <table:table-row table:style-name="ro2" table:visibility="collapse">
          <table:table-cell office:value-type="float" office:value="915" table:formula="of:=[.A913]" table:style-name="ce18">
            <text:p>915</text:p>
          </table:table-cell>
          <table:table-cell table:style-name="ce20"/>
          <table:table-cell office:value-type="string" table:style-name="ce4">
            <text:p>BILLED</text:p>
          </table:table-cell>
          <table:table-cell table:style-name="ce4"/>
          <table:table-cell office:value-type="string" table:style-name="ce21">
            <text:p>mtg-Daily</text:p>
          </table:table-cell>
          <table:table-cell office:value-type="date" office:date-value="2025-05-16T08:30:00" table:style-name="ce14">
            <text:p>5/16/25 08:30 AM</text:p>
          </table:table-cell>
          <table:table-cell office:value-type="date" office:date-value="2025-05-16T09:00:00" table:style-name="ce14">
            <text:p>5/16/25 09:00 AM</text:p>
          </table:table-cell>
          <table:table-cell office:value-type="string" table:style-name="ce29">
            <text:p>Daily meetings with the team.</text:p>
          </table:table-cell>
          <table:table-cell table:style-name="ce19"/>
          <table:table-cell table:number-columns-repeated="16375" table:style-name="ce17"/>
        </table:table-row>
        <table:table-row table:style-name="ro2" table:visibility="collapse">
          <table:table-cell office:value-type="float" office:value="915" table:formula="of:=[.A914]" table:style-name="ce18">
            <text:p>915</text:p>
          </table:table-cell>
          <table:table-cell table:style-name="ce20"/>
          <table:table-cell office:value-type="string" table:style-name="ce4">
            <text:p>BILLED</text:p>
          </table:table-cell>
          <table:table-cell table:style-name="ce4"/>
          <table:table-cell office:value-type="string" table:style-name="ce21">
            <text:p>IToAviobook</text:p>
          </table:table-cell>
          <table:table-cell office:value-type="date" office:date-value="2025-05-16T09:00:00" table:style-name="ce14">
            <text:p>5/16/25 09:00 AM</text:p>
          </table:table-cell>
          <table:table-cell office:value-type="date" office:date-value="2025-05-16T09:30:00" table:style-name="ce14">
            <text:p>5/16/25 09:30 AM</text:p>
          </table:table-cell>
          <table:table-cell office:value-type="string" table:style-name="ce15">
            <text:p># deletion auth review; fix ..</text:p>
          </table:table-cell>
          <table:table-cell table:style-name="ce19"/>
          <table:table-cell table:number-columns-repeated="16375" table:style-name="ce17"/>
        </table:table-row>
        <table:table-row table:style-name="ro2" table:visibility="collapse">
          <table:table-cell office:value-type="float" office:value="915" table:formula="of:=[.A915]" table:style-name="ce18">
            <text:p>915</text:p>
          </table:table-cell>
          <table:table-cell table:style-name="ce20"/>
          <table:table-cell office:value-type="string" table:style-name="ce4">
            <text:p>BILLED</text:p>
          </table:table-cell>
          <table:table-cell table:style-name="ce4"/>
          <table:table-cell office:value-type="string" table:style-name="ce21">
            <text:p>mtg-Daily</text:p>
          </table:table-cell>
          <table:table-cell office:value-type="date" office:date-value="2025-05-16T09:30:00" table:style-name="ce14">
            <text:p>5/16/25 09:30 AM</text:p>
          </table:table-cell>
          <table:table-cell office:value-type="date" office:date-value="2025-05-16T10:06:25" table:style-name="ce14">
            <text:p>5/16/25 10:06 AM</text:p>
          </table:table-cell>
          <table:table-cell office:value-type="string" table:style-name="ce15">
            <text:p>#</text:p>
          </table:table-cell>
          <table:table-cell table:style-name="ce19"/>
          <table:table-cell table:number-columns-repeated="16375" table:style-name="ce17"/>
        </table:table-row>
        <table:table-row table:style-name="ro7" table:visibility="collapse">
          <table:table-cell office:value-type="float" office:value="915" table:formula="of:=[.A916]" table:style-name="ce18">
            <text:p>915</text:p>
          </table:table-cell>
          <table:table-cell office:value-type="float" office:value="35.25" table:formula="of:=SUM([.B829:.B915])" table:style-name="ce20">
            <text:p>35.250</text:p>
          </table:table-cell>
          <table:table-cell office:value-type="string" table:style-name="ce4">
            <text:p>BILLED</text:p>
          </table:table-cell>
          <table:table-cell office:value-type="float" office:value="0.23000000015599653" table:formula="of:=IF(AND([.F917] &lt;&gt; &quot;&quot;;[.G917] &lt;&gt; &quot;&quot;);([.G917]-[.F917])*24;&quot;---&quot;)" table:style-name="ce4">
            <text:p>0.230</text:p>
          </table:table-cell>
          <table:table-cell office:value-type="string" table:style-name="ce21">
            <text:p>IDtoEmployeeSvc</text:p>
          </table:table-cell>
          <table:table-cell office:value-type="date" office:date-value="2025-05-16T12:05:00" table:style-name="ce14">
            <text:p>5/16/25 12:05 PM</text:p>
          </table:table-cell>
          <table:table-cell office:value-type="date" office:date-value="2025-05-16T12:18:48" table:style-name="ce14">
            <text:p>5/16/25 12:18 PM</text:p>
          </table:table-cell>
          <table:table-cell office:value-type="string" table:style-name="ce15">
            <text:p>Worked on debugging email notifications for IDtoEmployeeSvc. Retiree issue review with Jeff Wilton. Worked on creating UAT tests on new error management code. Worked on clarifying issue list for UAT.</text:p>
          </table:table-cell>
          <table:table-cell table:style-name="ce19"/>
          <table:table-cell table:number-columns-repeated="16375" table:style-name="ce17"/>
        </table:table-row>
        <table:table-row table:style-name="ro2" table:visibility="collapse">
          <table:table-cell office:value-type="float" office:value="915" table:formula="of:=[.A917]" table:style-name="ce18">
            <text:p>915</text:p>
          </table:table-cell>
          <table:table-cell table:style-name="ce20"/>
          <table:table-cell office:value-type="string" table:style-name="ce4">
            <text:p>BILLED</text:p>
          </table:table-cell>
          <table:table-cell office:value-type="float" office:value="2.7330555556691252" table:formula="of:=IF(AND([.F918] &lt;&gt; &quot;&quot;;[.G918] &lt;&gt; &quot;&quot;);([.G918]-[.F918])*24;&quot;---&quot;)" table:style-name="ce4">
            <text:p>2.733</text:p>
          </table:table-cell>
          <table:table-cell office:value-type="string" table:style-name="ce21">
            <text:p>IDtoEmployeeSvc</text:p>
          </table:table-cell>
          <table:table-cell office:value-type="date" office:date-value="2025-05-16T12:32:05" table:style-name="ce14">
            <text:p>5/16/25 12:32 PM</text:p>
          </table:table-cell>
          <table:table-cell office:value-type="date" office:date-value="2025-05-16T15:16:04" table:style-name="ce14">
            <text:p>5/16/25 03:16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5" table:formula="of:=[.A918]" table:style-name="ce18">
            <text:p>915</text:p>
          </table:table-cell>
          <table:table-cell table:style-name="ce20"/>
          <table:table-cell office:value-type="string" table:style-name="ce4">
            <text:p>BILLED</text:p>
          </table:table-cell>
          <table:table-cell office:value-type="float" office:value="0.62583333329530433" table:formula="of:=IF(AND([.F919] &lt;&gt; &quot;&quot;;[.G919] &lt;&gt; &quot;&quot;);([.G919]-[.F919])*24;&quot;---&quot;)" table:style-name="ce4">
            <text:p>0.626</text:p>
          </table:table-cell>
          <table:table-cell office:value-type="string" table:style-name="ce21">
            <text:p>IDtoEmployeeSvc</text:p>
          </table:table-cell>
          <table:table-cell office:value-type="date" office:date-value="2025-05-16T16:17:27" table:style-name="ce14">
            <text:p>5/16/25 04:17 PM</text:p>
          </table:table-cell>
          <table:table-cell office:value-type="date" office:date-value="2025-05-16T16:55:00" table:style-name="ce14">
            <text:p>5/16/25 04:55 PM</text:p>
          </table:table-cell>
          <table:table-cell office:value-type="string" table:style-name="ce15">
            <text:p>#creating stories; getting ready for UAT</text:p>
          </table:table-cell>
          <table:table-cell table:style-name="ce19"/>
          <table:table-cell table:number-columns-repeated="16375" table:style-name="ce17"/>
        </table:table-row>
        <table:table-row table:style-name="ro5" table:visibility="collapse">
          <table:table-cell office:value-type="float" office:value="915" table:formula="of:=[.A919]" table:style-name="ce18">
            <text:p>915</text:p>
          </table:table-cell>
          <table:table-cell table:style-name="ce20"/>
          <table:table-cell office:value-type="string" table:style-name="ce4">
            <text:p>BILLED</text:p>
          </table:table-cell>
          <table:table-cell table:style-name="ce4"/>
          <table:table-cell office:value-type="string" table:style-name="ce23">
            <text:p>IDtoDocunet</text:p>
          </table:table-cell>
          <table:table-cell office:value-type="date" office:date-value="2025-05-16T16:55:00" table:style-name="ce14">
            <text:p>5/16/25 04:55 PM</text:p>
          </table:table-cell>
          <table:table-cell office:value-type="date" office:date-value="2025-05-16T17:19:09" table:style-name="ce14">
            <text:p>5/16/25 05:19 PM</text:p>
          </table:table-cell>
          <table:table-cell office:value-type="string" table:style-name="ce15">
            <text:p>Worked on INC6613365 with Bala Bandreddi for the IDtoDocunet driver.</text:p>
          </table:table-cell>
          <table:table-cell table:style-name="ce19"/>
          <table:table-cell table:number-columns-repeated="16375" table:style-name="ce17"/>
        </table:table-row>
        <table:table-row table:style-name="ro2" table:visibility="collapse">
          <table:table-cell office:value-type="float" office:value="915" table:formula="of:=[.A920]" table:style-name="ce18">
            <text:p>915</text:p>
          </table:table-cell>
          <table:table-cell table:style-name="ce20"/>
          <table:table-cell table:style-name="ce4"/>
          <table:table-cell office:value-type="float" office:value="0.74027777777519077" table:formula="of:=IF(AND([.F921] &lt;&gt; &quot;&quot;;[.G921] &lt;&gt; &quot;&quot;);([.G921]-[.F921])*24;&quot;---&quot;)" table:style-name="ce4">
            <text:p>0.740</text:p>
          </table:table-cell>
          <table:table-cell office:value-type="string" table:style-name="ce23">
            <text:p>IDtoEmployeeSvc</text:p>
          </table:table-cell>
          <table:table-cell office:value-type="date" office:date-value="2025-05-16T17:19:09" table:style-name="ce14">
            <text:p>5/16/25 05:19 PM</text:p>
          </table:table-cell>
          <table:table-cell office:value-type="date" office:date-value="2025-05-16T18:03:34" table:style-name="ce14">
            <text:p>5/16/25 06:03 PM</text:p>
          </table:table-cell>
          <table:table-cell office:value-type="string" table:style-name="ce15">
            <text:p>#updating documentation: clarifying issue list</text:p>
          </table:table-cell>
          <table:table-cell table:style-name="ce19"/>
          <table:table-cell table:number-columns-repeated="16375" table:style-name="ce17"/>
        </table:table-row>
        <table:table-row table:style-name="ro2" table:visibility="collapse">
          <table:table-cell office:value-type="float" office:value="915" table:formula="of:=[.A921]" table:style-name="ce18">
            <text:p>915</text:p>
          </table:table-cell>
          <table:table-cell table:style-name="ce20"/>
          <table:table-cell table:style-name="ce4"/>
          <table:table-cell office:value-type="string" office:string-value="---" table:formula="of:=IF(AND([.F922] &lt;&gt; &quot;&quot;;[.G922] &lt;&gt; &quot;&quot;);([.G922]-[.F922])*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22]" table:style-name="ce18">
            <text:p>915</text:p>
          </table:table-cell>
          <table:table-cell table:style-name="ce20"/>
          <table:table-cell table:style-name="ce4"/>
          <table:table-cell office:value-type="string" office:string-value="---" table:formula="of:=IF(AND([.F923] &lt;&gt; &quot;&quot;;[.G923] &lt;&gt; &quot;&quot;);([.G923]-[.F923])*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23]" table:style-name="ce18">
            <text:p>915</text:p>
          </table:table-cell>
          <table:table-cell table:style-name="ce20"/>
          <table:table-cell table:style-name="ce4"/>
          <table:table-cell office:value-type="string" office:string-value="---" table:formula="of:=IF(AND([.F924] &lt;&gt; &quot;&quot;;[.G924] &lt;&gt; &quot;&quot;);([.G924]-[.F92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24]" table:style-name="ce18">
            <text:p>915</text:p>
          </table:table-cell>
          <table:table-cell table:style-name="ce20"/>
          <table:table-cell table:style-name="ce4"/>
          <table:table-cell office:value-type="string" office:string-value="---" table:formula="of:=IF(AND([.F925] &lt;&gt; &quot;&quot;;[.G925] &lt;&gt; &quot;&quot;);([.G925]-[.F92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25]" table:style-name="ce18">
            <text:p>915</text:p>
          </table:table-cell>
          <table:table-cell table:style-name="ce20"/>
          <table:table-cell table:style-name="ce4"/>
          <table:table-cell office:value-type="string" office:string-value="---" table:formula="of:=IF(AND([.F926] &lt;&gt; &quot;&quot;;[.G926] &lt;&gt; &quot;&quot;);([.G926]-[.F926])*24;&quot;---&quot;)" table:style-name="ce4">
            <text:p>---</text:p>
          </table:table-cell>
          <table:table-cell table:style-name="ce28"/>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26]" table:style-name="ce18">
            <text:p>915</text:p>
          </table:table-cell>
          <table:table-cell table:style-name="ce20"/>
          <table:table-cell table:style-name="ce4"/>
          <table:table-cell office:value-type="string" office:string-value="---" table:formula="of:=IF(AND([.F927] &lt;&gt; &quot;&quot;;[.G927] &lt;&gt; &quot;&quot;);([.G927]-[.F927])*24;&quot;---&quot;)" table:style-name="ce4">
            <text:p>---</text:p>
          </table:table-cell>
          <table:table-cell table:style-name="ce28"/>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27]" table:style-name="ce18">
            <text:p>915</text:p>
          </table:table-cell>
          <table:table-cell table:style-name="ce20"/>
          <table:table-cell table:style-name="ce4"/>
          <table:table-cell office:value-type="string" office:string-value="---" table:formula="of:=IF(AND([.F928] &lt;&gt; &quot;&quot;;[.G928] &lt;&gt; &quot;&quot;);([.G928]-[.F928])*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28]" table:style-name="ce18">
            <text:p>915</text:p>
          </table:table-cell>
          <table:table-cell table:style-name="ce20"/>
          <table:table-cell table:style-name="ce4"/>
          <table:table-cell office:value-type="string" office:string-value="---" table:formula="of:=IF(AND([.F929] &lt;&gt; &quot;&quot;;[.G929] &lt;&gt; &quot;&quot;);([.G929]-[.F929])*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5" table:formula="of:=[.A929]" table:style-name="ce18">
            <text:p>915</text:p>
          </table:table-cell>
          <table:table-cell table:style-name="ce20"/>
          <table:table-cell table:style-name="ce4"/>
          <table:table-cell office:value-type="string" office:string-value="---" table:formula="of:=IF(AND([.F930] &lt;&gt; &quot;&quot;;[.G930] &lt;&gt; &quot;&quot;);([.G930]-[.F930])*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table:number-columns-repeated="2" table:style-name="ce11"/>
          <table:table-cell table:number-columns-repeated="2" table:style-name="ce12"/>
          <table:table-cell table:number-columns-repeated="3" table:style-name="ce13"/>
          <table:table-cell table:style-name="ce15"/>
          <table:table-cell table:style-name="ce16"/>
          <table:table-cell table:number-columns-repeated="16375"/>
        </table:table-row>
        <table:table-row table:style-name="ro3" table:visibility="collapse">
          <table:table-cell office:value-type="float" office:value="916" table:formula="of:=[.A930]+1" table:style-name="ce18">
            <text:p>916</text:p>
          </table:table-cell>
          <table:table-cell table:style-name="ce12"/>
          <table:table-cell office:value-type="string" table:style-name="ce4">
            <text:p>****************</text:p>
          </table:table-cell>
          <table:table-cell table:style-name="ce4"/>
          <table:table-cell office:value-type="string" office:string-value="Week 916" table:formula="of:=CONCATENATE(&quot;Week &quot;; [.A932])" table:number-columns-spanned="2" table:number-rows-spanned="3" table:style-name="ce36">
            <text:p>Week 916</text:p>
          </table: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6" table:formula="of:=[.A932]" table:style-name="ce18">
            <text:p>916</text:p>
          </table:table-cell>
          <table:table-cell table:style-name="ce12"/>
          <table:table-cell office:value-type="string" table:style-name="ce4">
            <text:p>****************</text:p>
          </table:table-cell>
          <table:table-cell table:style-name="ce4"/>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6" table:formula="of:=[.A933]" table:style-name="ce18">
            <text:p>916</text:p>
          </table:table-cell>
          <table:table-cell table:style-name="ce20"/>
          <table:table-cell office:value-type="string" table:style-name="ce4">
            <text:p>****************</text:p>
          </table:table-cell>
          <table:table-cell table:style-name="ce4"/>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6" table:formula="of:=[.A934]" table:style-name="ce18">
            <text:p>916</text:p>
          </table:table-cell>
          <table:table-cell table:style-name="ce20"/>
          <table:table-cell office:value-type="string" table:style-name="ce4">
            <text:p>****************</text:p>
          </table:table-cell>
          <table:table-cell office:value-type="string" office:string-value="---" table:formula="of:=IF(AND([.F935] &lt;&gt; &quot;&quot;;[.G935] &lt;&gt; &quot;&quot;);([.G935]-[.F935])*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16" table:formula="of:=[.A935]" table:style-name="ce18">
            <text:p>916</text:p>
          </table:table-cell>
          <table:table-cell table:style-name="ce20"/>
          <table:table-cell office:value-type="string" table:style-name="ce4">
            <text:p>****************</text:p>
          </table:table-cell>
          <table:table-cell office:value-type="string" office:string-value="---" table:formula="of:=IF(AND([.F936] &lt;&gt; &quot;&quot;;[.G936] &lt;&gt; &quot;&quot;);([.G936]-[.F936])*24;&quot;---&quot;)" table:style-name="ce4">
            <text:p>---</text:p>
          </table:table-cell>
          <table:table-cell table:style-name="ce13"/>
          <table:table-cell table:style-name="ce28"/>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6" table:formula="of:=[.A936]" table:style-name="ce18">
            <text:p>916</text:p>
          </table:table-cell>
          <table:table-cell table:style-name="ce20"/>
          <table:table-cell office:value-type="string" table:style-name="ce4">
            <text:p>****************</text:p>
          </table:table-cell>
          <table:table-cell office:value-type="string" office:string-value="---" table:formula="of:=IF(AND([.F937] &lt;&gt; &quot;&quot;;[.G937] &lt;&gt; &quot;&quot;);([.G937]-[.F937])*24;&quot;---&quot;)" table:style-name="ce4">
            <text:p>---</text:p>
          </table:table-cell>
          <table:table-cell table:style-name="ce13"/>
          <table:table-cell table:style-name="ce28"/>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6" table:formula="of:=[.A937]" table:style-name="ce18">
            <text:p>916</text:p>
          </table:table-cell>
          <table:table-cell table:style-name="ce12"/>
          <table:table-cell office:value-type="string" table:style-name="ce4">
            <text:p>****************</text:p>
          </table:table-cell>
          <table:table-cell office:value-type="string" office:string-value="---" table:formula="of:=IF(AND([.F938] &lt;&gt; &quot;&quot;;[.G938] &lt;&gt; &quot;&quot;);([.G938]-[.F938])*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16" table:formula="of:=[.A938]" table:style-name="ce18">
            <text:p>916</text:p>
          </table:table-cell>
          <table:table-cell table:style-name="ce12"/>
          <table:table-cell office:value-type="string" table:style-name="ce4">
            <text:p>BILLED</text:p>
          </table:table-cell>
          <table:table-cell office:value-type="string" office:string-value="---" table:formula="of:=IF(AND([.F939] &lt;&gt; &quot;&quot;;[.G939] &lt;&gt; &quot;&quot;);([.G939]-[.F939])*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39]" table:style-name="ce18">
            <text:p>916</text:p>
          </table:table-cell>
          <table:table-cell office:value-type="float" office:value="6.25" table:formula="of:=COM.MICROSOFT.CEILING([.C940];0.25)" table:style-name="ce20">
            <text:p>6.250</text:p>
          </table:table-cell>
          <table:table-cell office:value-type="float" office:value="6.2466666667023674" table:formula="of:=SUM([.D940:.D959])" table:style-name="ce4">
            <text:p>6.247</text:p>
          </table:table-cell>
          <table:table-cell office:value-type="string" office:string-value="---" table:formula="of:=IF(AND([.F940] &lt;&gt; &quot;&quot;;[.G940] &lt;&gt; &quot;&quot;);([.G940]-[.F940])*24;&quot;---&quot;)" table:style-name="ce4">
            <text:p>---</text:p>
          </table:table-cell>
          <table:table-cell office:value-type="date" office:date-value="2025-05-19T00:00:00" table:style-name="ce21">
            <text:p>19-May</text:p>
          </table:table-cell>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6" table:formula="of:=[.A940]" table:style-name="ce18">
            <text:p>916</text:p>
          </table:table-cell>
          <table:table-cell table:style-name="ce20"/>
          <table:table-cell office:value-type="string" table:style-name="ce4">
            <text:p>BILLED</text:p>
          </table:table-cell>
          <table:table-cell office:value-type="float" office:value="0.25000000011641532" table:formula="of:=IF(AND([.F941] &lt;&gt; &quot;&quot;;[.G941] &lt;&gt; &quot;&quot;);([.G941]-[.F941])*24;&quot;---&quot;)" table:style-name="ce4">
            <text:p>0.250</text:p>
          </table:table-cell>
          <table:table-cell office:value-type="string" table:style-name="ce21">
            <text:p>mtg-Daily</text:p>
          </table:table-cell>
          <table:table-cell office:value-type="date" office:date-value="2025-05-19T08:30:00" table:style-name="ce14">
            <text:p>5/19/25 08:30 AM</text:p>
          </table:table-cell>
          <table:table-cell office:value-type="date" office:date-value="2025-05-19T08:45:00" table:style-name="ce14">
            <text:p>5/19/25 08:45 AM</text:p>
          </table:table-cell>
          <table:table-cell office:value-type="string" table:style-name="ce22">
            <text:p>Daily meetings with the team.</text:p>
          </table:table-cell>
          <table:table-cell table:style-name="ce19"/>
          <table:table-cell table:number-columns-repeated="16375" table:style-name="ce17"/>
        </table:table-row>
        <table:table-row table:style-name="ro2" table:visibility="collapse">
          <table:table-cell office:value-type="float" office:value="916" table:formula="of:=[.A941]" table:style-name="ce18">
            <text:p>916</text:p>
          </table:table-cell>
          <table:table-cell table:style-name="ce20"/>
          <table:table-cell office:value-type="string" table:style-name="ce4">
            <text:p>BILLED</text:p>
          </table:table-cell>
          <table:table-cell office:value-type="float" office:value="0.25888888881308958" table:formula="of:=IF(AND([.F942] &lt;&gt; &quot;&quot;;[.G942] &lt;&gt; &quot;&quot;);([.G942]-[.F942])*24;&quot;---&quot;)" table:style-name="ce4">
            <text:p>0.259</text:p>
          </table:table-cell>
          <table:table-cell office:value-type="string" table:style-name="ce21">
            <text:p>mtg-Daily</text:p>
          </table:table-cell>
          <table:table-cell office:value-type="date" office:date-value="2025-05-19T09:30:00" table:style-name="ce14">
            <text:p>5/19/25 09:30 AM</text:p>
          </table:table-cell>
          <table:table-cell office:value-type="date" office:date-value="2025-05-19T09:45:32" table:style-name="ce14">
            <text:p>5/19/25 09:45 AM</text:p>
          </table:table-cell>
          <table:table-cell office:value-type="string" table:style-name="ce22">
            <text:p>#</text:p>
          </table:table-cell>
          <table:table-cell table:style-name="ce19"/>
          <table:table-cell table:number-columns-repeated="16375" table:style-name="ce17"/>
        </table:table-row>
        <table:table-row table:style-name="ro5" table:visibility="collapse">
          <table:table-cell office:value-type="float" office:value="916" table:formula="of:=[.A942]" table:style-name="ce18">
            <text:p>916</text:p>
          </table:table-cell>
          <table:table-cell table:style-name="ce20"/>
          <table:table-cell office:value-type="string" table:style-name="ce4">
            <text:p>BILLED</text:p>
          </table:table-cell>
          <table:table-cell office:value-type="float" office:value="0.2411111110704951" table:formula="of:=IF(AND([.F943] &lt;&gt; &quot;&quot;;[.G943] &lt;&gt; &quot;&quot;);([.G943]-[.F943])*24;&quot;---&quot;)" table:style-name="ce4">
            <text:p>0.241</text:p>
          </table:table-cell>
          <table:table-cell office:value-type="string" table:style-name="ce21">
            <text:p>swa-restconnector</text:p>
          </table:table-cell>
          <table:table-cell office:value-type="date" office:date-value="2025-05-19T09:45:32" table:style-name="ce14">
            <text:p>5/19/25 09:45 AM</text:p>
          </table:table-cell>
          <table:table-cell office:value-type="date" office:date-value="2025-05-19T10:00:00" table:style-name="ce14">
            <text:p>5/19/25 10:00 AM</text:p>
          </table:table-cell>
          <table:table-cell office:value-type="string" table:style-name="ce22">
            <text:p>Worked to update the IdMUnit swa-rest-connector opGetUser function to use JsonPath.</text:p>
          </table:table-cell>
          <table:table-cell table:style-name="ce19"/>
          <table:table-cell table:number-columns-repeated="16375" table:style-name="ce17"/>
        </table:table-row>
        <table:table-row table:style-name="ro2" table:visibility="collapse">
          <table:table-cell office:value-type="float" office:value="916" table:formula="of:=[.A943]" table:style-name="ce18">
            <text:p>916</text:p>
          </table:table-cell>
          <table:table-cell table:style-name="ce20"/>
          <table:table-cell office:value-type="string" table:style-name="ce4">
            <text:p>BILLED</text:p>
          </table:table-cell>
          <table:table-cell office:value-type="float" office:value="0.73916666675359011" table:formula="of:=IF(AND([.F944] &lt;&gt; &quot;&quot;;[.G944] &lt;&gt; &quot;&quot;);([.G944]-[.F944])*24;&quot;---&quot;)" table:style-name="ce4">
            <text:p>0.739</text:p>
          </table:table-cell>
          <table:table-cell office:value-type="string" table:style-name="ce21">
            <text:p>mtg-trivir</text:p>
          </table:table-cell>
          <table:table-cell office:value-type="date" office:date-value="2025-05-19T10:00:00" table:style-name="ce14">
            <text:p>5/19/25 10:00 AM</text:p>
          </table:table-cell>
          <table:table-cell office:value-type="date" office:date-value="2025-05-19T10:44:21" table:style-name="ce14">
            <text:p>5/19/25 10:44 AM</text:p>
          </table:table-cell>
          <table:table-cell office:value-type="string" table:style-name="ce24">
            <text:p>Monthly TriBir meeting :-)</text:p>
          </table:table-cell>
          <table:table-cell table:style-name="ce19"/>
          <table:table-cell table:number-columns-repeated="16375" table:style-name="ce17"/>
        </table:table-row>
        <table:table-row table:style-name="ro2" table:visibility="collapse">
          <table:table-cell office:value-type="float" office:value="916" table:formula="of:=[.A944]" table:style-name="ce18">
            <text:p>916</text:p>
          </table:table-cell>
          <table:table-cell table:style-name="ce20"/>
          <table:table-cell office:value-type="string" table:style-name="ce4">
            <text:p>BILLED</text:p>
          </table:table-cell>
          <table:table-cell office:value-type="float" office:value="1.1958333333022892" table:formula="of:=IF(AND([.F945] &lt;&gt; &quot;&quot;;[.G945] &lt;&gt; &quot;&quot;);([.G945]-[.F945])*24;&quot;---&quot;)" table:style-name="ce4">
            <text:p>1.196</text:p>
          </table:table-cell>
          <table:table-cell office:value-type="string" table:style-name="ce21">
            <text:p>swa-restconnector</text:p>
          </table:table-cell>
          <table:table-cell office:value-type="date" office:date-value="2025-05-19T10:44:21" table:style-name="ce14">
            <text:p>5/19/25 10:44 AM</text:p>
          </table:table-cell>
          <table:table-cell office:value-type="date" office:date-value="2025-05-19T11:56:06" table:style-name="ce14">
            <text:p>5/19/25 11:56 AM</text:p>
          </table:table-cell>
          <table:table-cell office:value-type="string" table:style-name="ce22">
            <text:p># 2.3.0 build submitted.</text:p>
          </table:table-cell>
          <table:table-cell table:style-name="ce19"/>
          <table:table-cell table:number-columns-repeated="16375" table:style-name="ce17"/>
        </table:table-row>
        <table:table-row table:style-name="ro5" table:visibility="collapse">
          <table:table-cell office:value-type="float" office:value="916" table:formula="of:=[.A945]" table:style-name="ce18">
            <text:p>916</text:p>
          </table:table-cell>
          <table:table-cell table:style-name="ce20"/>
          <table:table-cell office:value-type="string" table:style-name="ce4">
            <text:p>BILLED</text:p>
          </table:table-cell>
          <table:table-cell office:value-type="float" office:value="0.6650000000372529" table:formula="of:=IF(AND([.F946] &lt;&gt; &quot;&quot;;[.G946] &lt;&gt; &quot;&quot;);([.G946]-[.F946])*24;&quot;---&quot;)" table:style-name="ce4">
            <text:p>0.665</text:p>
          </table:table-cell>
          <table:table-cell office:value-type="string" table:style-name="ce21">
            <text:p>IDtoAviobook</text:p>
          </table:table-cell>
          <table:table-cell office:value-type="date" office:date-value="2025-05-19T11:56:06" table:style-name="ce14">
            <text:p>5/19/25 11:56 AM</text:p>
          </table:table-cell>
          <table:table-cell office:value-type="date" office:date-value="2025-05-19T12:36:00" table:style-name="ce14">
            <text:p>5/19/25 12:36 PM</text:p>
          </table:table-cell>
          <table:table-cell office:value-type="string" table:style-name="ce22">
            <text:p>Worked on documenting new requests to resolve issues in the IDtoAviobook driver.</text:p>
          </table:table-cell>
          <table:table-cell table:style-name="ce19"/>
          <table:table-cell table:number-columns-repeated="16375" table:style-name="ce17"/>
        </table:table-row>
        <table:table-row table:style-name="ro5" table:visibility="collapse">
          <table:table-cell office:value-type="float" office:value="916" table:formula="of:=[.A946]" table:style-name="ce18">
            <text:p>916</text:p>
          </table:table-cell>
          <table:table-cell table:style-name="ce33"/>
          <table:table-cell office:value-type="string" table:style-name="ce4">
            <text:p>BILLED</text:p>
          </table:table-cell>
          <table:table-cell office:value-type="float" office:value="0.4791666665696539" table:formula="of:=IF(AND([.F947] &lt;&gt; &quot;&quot;;[.G947] &lt;&gt; &quot;&quot;);([.G947]-[.F947])*24;&quot;---&quot;)" table:style-name="ce4">
            <text:p>0.479</text:p>
          </table:table-cell>
          <table:table-cell office:value-type="string" table:style-name="ce21">
            <text:p>IDtoEmployeeSvc</text:p>
          </table:table-cell>
          <table:table-cell office:value-type="date" office:date-value="2025-05-19T13:51:50" table:style-name="ce14">
            <text:p>5/19/25 01:51 PM</text:p>
          </table:table-cell>
          <table:table-cell office:value-type="date" office:date-value="2025-05-19T14:20:35" table:style-name="ce14">
            <text:p>5/19/25 02:20 PM</text:p>
          </table:table-cell>
          <table:table-cell office:value-type="string" table:style-name="ce22">
            <text:p>Worked on UAT plan for the IDtoEmployeeSvc team. Worked on resolving issues with retirees.</text:p>
          </table:table-cell>
          <table:table-cell table:style-name="ce19"/>
          <table:table-cell table:number-columns-repeated="16375" table:style-name="ce17"/>
        </table:table-row>
        <table:table-row table:style-name="ro2" table:visibility="collapse">
          <table:table-cell office:value-type="float" office:value="916" table:formula="of:=[.A947]" table:style-name="ce18">
            <text:p>916</text:p>
          </table:table-cell>
          <table:table-cell table:style-name="ce20"/>
          <table:table-cell office:value-type="string" table:style-name="ce4">
            <text:p>BILLED</text:p>
          </table:table-cell>
          <table:table-cell office:value-type="float" office:value="0.75111111119622365" table:formula="of:=IF(AND([.F948] &lt;&gt; &quot;&quot;;[.G948] &lt;&gt; &quot;&quot;);([.G948]-[.F948])*24;&quot;---&quot;)" table:style-name="ce4">
            <text:p>0.751</text:p>
          </table:table-cell>
          <table:table-cell office:value-type="string" table:style-name="ce21">
            <text:p>IDtoEmployeeSvc</text:p>
          </table:table-cell>
          <table:table-cell office:value-type="date" office:date-value="2025-05-19T14:20:35" table:style-name="ce14">
            <text:p>5/19/25 02:20 PM</text:p>
          </table:table-cell>
          <table:table-cell office:value-type="date" office:date-value="2025-05-19T15:05:39" table:style-name="ce14">
            <text:p>5/19/25 03:05 PM</text:p>
          </table:table-cell>
          <table:table-cell office:value-type="string" table:style-name="ce22">
            <text:p># retiree list: only 11/17, all bad roles . .</text:p>
          </table:table-cell>
          <table:table-cell table:style-name="ce19"/>
          <table:table-cell table:number-columns-repeated="16375" table:style-name="ce17"/>
        </table:table-row>
        <table:table-row table:style-name="ro5" table:visibility="collapse">
          <table:table-cell office:value-type="float" office:value="916" table:formula="of:=[.A948]" table:style-name="ce18">
            <text:p>916</text:p>
          </table:table-cell>
          <table:table-cell table:style-name="ce20"/>
          <table:table-cell office:value-type="string" table:style-name="ce4">
            <text:p>BILLED</text:p>
          </table:table-cell>
          <table:table-cell office:value-type="float" office:value="0.89611111104022712" table:formula="of:=IF(AND([.F949] &lt;&gt; &quot;&quot;;[.G949] &lt;&gt; &quot;&quot;);([.G949]-[.F949])*24;&quot;---&quot;)" table:style-name="ce4">
            <text:p>0.896</text:p>
          </table:table-cell>
          <table:table-cell office:value-type="string" table:style-name="ce21">
            <text:p>IDtoEmployeeSvc</text:p>
          </table:table-cell>
          <table:table-cell office:value-type="date" office:date-value="2025-05-19T15:05:39" table:style-name="ce14">
            <text:p>5/19/25 03:05 PM</text:p>
          </table:table-cell>
          <table:table-cell office:value-type="date" office:date-value="2025-05-19T15:59:25" table:style-name="ce14">
            <text:p>5/19/25 03:59 PM</text:p>
          </table:table-cell>
          <table:table-cell office:value-type="string" table:style-name="ce22">
            <text:p>#fup to uat #4, fixed to use proper email tempalte field 'errorMsg'</text:p>
          </table:table-cell>
          <table:table-cell table:style-name="ce19"/>
          <table:table-cell table:number-columns-repeated="16375" table:style-name="ce17"/>
        </table:table-row>
        <table:table-row table:style-name="ro2" table:visibility="collapse">
          <table:table-cell office:value-type="float" office:value="916" table:formula="of:=[.A949]" table:style-name="ce18">
            <text:p>916</text:p>
          </table:table-cell>
          <table:table-cell table:style-name="ce20"/>
          <table:table-cell office:value-type="string" table:style-name="ce4">
            <text:p>BILLED</text:p>
          </table:table-cell>
          <table:table-cell office:value-type="float" office:value="0.77027777780313045" table:formula="of:=IF(AND([.F950] &lt;&gt; &quot;&quot;;[.G950] &lt;&gt; &quot;&quot;);([.G950]-[.F950])*24;&quot;---&quot;)" table:style-name="ce4">
            <text:p>0.770</text:p>
          </table:table-cell>
          <table:table-cell office:value-type="string" table:style-name="ce21">
            <text:p>IDtoEmployeeSvc</text:p>
          </table:table-cell>
          <table:table-cell office:value-type="date" office:date-value="2025-05-19T15:59:25" table:style-name="ce14">
            <text:p>5/19/25 03:59 PM</text:p>
          </table:table-cell>
          <table:table-cell office:value-type="date" office:date-value="2025-05-19T16:45:38" table:style-name="ce14">
            <text:p>5/19/25 04:45 PM</text:p>
          </table:table-cell>
          <table:table-cell office:value-type="string" table:style-name="ce22">
            <text:p>#</text:p>
          </table:table-cell>
          <table:table-cell table:style-name="ce19"/>
          <table:table-cell table:number-columns-repeated="16375" table:style-name="ce17"/>
        </table:table-row>
        <table:table-row table:style-name="ro2" table:visibility="collapse">
          <table:table-cell office:value-type="float" office:value="916" table:formula="of:=[.A950]" table:style-name="ce18">
            <text:p>916</text:p>
          </table:table-cell>
          <table:table-cell table:style-name="ce20"/>
          <table:table-cell table:number-columns-repeated="2" table:style-name="ce4"/>
          <table:table-cell table:style-name="ce21"/>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6" table:formula="of:=[.A951]" table:style-name="ce18">
            <text:p>916</text:p>
          </table:table-cell>
          <table:table-cell table:style-name="ce20"/>
          <table:table-cell table:style-name="ce4"/>
          <table:table-cell office:value-type="string" office:string-value="---" table:formula="of:=IF(AND([.F952] &lt;&gt; &quot;&quot;;[.G952] &lt;&gt; &quot;&quot;);([.G952]-[.F952])*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6" table:formula="of:=[.A952]" table:style-name="ce18">
            <text:p>916</text:p>
          </table:table-cell>
          <table:table-cell table:style-name="ce20"/>
          <table:table-cell table:style-name="ce4"/>
          <table:table-cell office:value-type="string" office:string-value="---" table:formula="of:=IF(AND([.F953] &lt;&gt; &quot;&quot;;[.G953] &lt;&gt; &quot;&quot;);([.G953]-[.F953])*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6" table:formula="of:=[.A953]" table:style-name="ce18">
            <text:p>916</text:p>
          </table:table-cell>
          <table:table-cell table:style-name="ce20"/>
          <table:table-cell table:style-name="ce4"/>
          <table:table-cell office:value-type="string" office:string-value="---" table:formula="of:=IF(AND([.F954] &lt;&gt; &quot;&quot;;[.G954] &lt;&gt; &quot;&quot;);([.G954]-[.F954])*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54]" table:style-name="ce18">
            <text:p>916</text:p>
          </table:table-cell>
          <table:table-cell table:style-name="ce20"/>
          <table:table-cell table:style-name="ce4"/>
          <table:table-cell office:value-type="string" office:string-value="---" table:formula="of:=IF(AND([.F955] &lt;&gt; &quot;&quot;;[.G955] &lt;&gt; &quot;&quot;);([.G955]-[.F955])*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55]" table:style-name="ce18">
            <text:p>916</text:p>
          </table:table-cell>
          <table:table-cell table:style-name="ce20"/>
          <table:table-cell table:style-name="ce4"/>
          <table:table-cell office:value-type="string" office:string-value="---" table:formula="of:=IF(AND([.F956] &lt;&gt; &quot;&quot;;[.G956] &lt;&gt; &quot;&quot;);([.G956]-[.F956])*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56]" table:style-name="ce18">
            <text:p>916</text:p>
          </table:table-cell>
          <table:table-cell table:style-name="ce20"/>
          <table:table-cell table:style-name="ce4"/>
          <table:table-cell office:value-type="string" office:string-value="---" table:formula="of:=IF(AND([.F957] &lt;&gt; &quot;&quot;;[.G957] &lt;&gt; &quot;&quot;);([.G957]-[.F957])*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57]" table:style-name="ce18">
            <text:p>916</text:p>
          </table:table-cell>
          <table:table-cell table:style-name="ce20"/>
          <table:table-cell table:style-name="ce4"/>
          <table:table-cell office:value-type="string" office:string-value="---" table:formula="of:=IF(AND([.F958] &lt;&gt; &quot;&quot;;[.G958] &lt;&gt; &quot;&quot;);([.G958]-[.F958])*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58]" table:style-name="ce18">
            <text:p>916</text:p>
          </table:table-cell>
          <table:table-cell table:style-name="ce20"/>
          <table:table-cell table:style-name="ce4"/>
          <table:table-cell office:value-type="string" office:string-value="---" table:formula="of:=IF(AND([.F959] &lt;&gt; &quot;&quot;;[.G959] &lt;&gt; &quot;&quot;);([.G959]-[.F959])*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59]" table:style-name="ce18">
            <text:p>916</text:p>
          </table:table-cell>
          <table:table-cell office:value-type="float" office:value="9" table:formula="of:=COM.MICROSOFT.CEILING([.C960];0.25)" table:style-name="ce20">
            <text:p>9.000</text:p>
          </table:table-cell>
          <table:table-cell office:value-type="float" office:value="8.8433333332068287" table:formula="of:=SUM([.D960:.D985])" table:style-name="ce4">
            <text:p>8.843</text:p>
          </table:table-cell>
          <table:table-cell office:value-type="string" office:string-value="---" table:formula="of:=IF(AND([.F960] &lt;&gt; &quot;&quot;;[.G960] &lt;&gt; &quot;&quot;);([.G960]-[.F960])*24;&quot;---&quot;)" table:style-name="ce4">
            <text:p>---</text:p>
          </table:table-cell>
          <table:table-cell office:value-type="date" office:date-value="2025-05-20T00:00:00" table:style-name="ce21">
            <text:p>20-May</text:p>
          </table:table-cell>
          <table:table-cell table:number-columns-repeated="2" table:style-name="ce14"/>
          <table:table-cell table:style-name="ce15"/>
          <table:table-cell table:style-name="ce16"/>
          <table:table-cell table:number-columns-repeated="16375" table:style-name="ce17"/>
        </table:table-row>
        <table:table-row table:style-name="ro4" table:visibility="collapse">
          <table:table-cell office:value-type="float" office:value="916" table:formula="of:=[.A960]" table:style-name="ce18">
            <text:p>916</text:p>
          </table:table-cell>
          <table:table-cell table:style-name="ce20"/>
          <table:table-cell office:value-type="string" table:style-name="ce4">
            <text:p>BILLED</text:p>
          </table:table-cell>
          <table:table-cell office:value-type="float" office:value="0.26000000000931323" table:formula="of:=IF(AND([.F961] &lt;&gt; &quot;&quot;;[.G961] &lt;&gt; &quot;&quot;);([.G961]-[.F961])*24;&quot;---&quot;)" table:style-name="ce4">
            <text:p>0.260</text:p>
          </table:table-cell>
          <table:table-cell office:value-type="string" table:style-name="ce23">
            <text:p>BAES</text:p>
          </table:table-cell>
          <table:table-cell office:value-type="date" office:date-value="2025-05-20T07:50:00" table:style-name="ce14">
            <text:p>5/20/25 07:50 AM</text:p>
          </table:table-cell>
          <table:table-cell office:value-type="date" office:date-value="2025-05-20T08:05:36" table:style-name="ce14">
            <text:p>5/20/25 08:05 AM</text:p>
          </table:table-cell>
          <table:table-cell office:value-type="string" table:style-name="ce15">
            <text:p>Worked on clarifying an issue with the JSON payload for the LMS driver.</text:p>
          </table:table-cell>
          <table:table-cell office:value-type="string" table:style-name="ce16">
            <text:p>Discussion with Gary regarding incorrect JSON in the AC compared to the correct version in the driver and test.</text:p>
          </table:table-cell>
          <table:table-cell table:number-columns-repeated="16375" table:style-name="ce17"/>
        </table:table-row>
        <table:table-row table:style-name="ro4" table:visibility="collapse">
          <table:table-cell office:value-type="float" office:value="916" table:formula="of:=[.A961]" table:style-name="ce18">
            <text:p>916</text:p>
          </table:table-cell>
          <table:table-cell table:style-name="ce20"/>
          <table:table-cell office:value-type="string" table:style-name="ce4">
            <text:p>BILLED</text:p>
          </table:table-cell>
          <table:table-cell office:value-type="float" office:value="0.40666666656034067" table:formula="of:=IF(AND([.F962] &lt;&gt; &quot;&quot;;[.G962] &lt;&gt; &quot;&quot;);([.G962]-[.F962])*24;&quot;---&quot;)" table:style-name="ce4">
            <text:p>0.407</text:p>
          </table:table-cell>
          <table:table-cell office:value-type="string" table:style-name="ce23">
            <text:p>IDtoEmployeeSvc</text:p>
          </table:table-cell>
          <table:table-cell office:value-type="date" office:date-value="2025-05-20T08:05:36" table:style-name="ce14">
            <text:p>5/20/25 08:05 AM</text:p>
          </table:table-cell>
          <table:table-cell office:value-type="date" office:date-value="2025-05-20T08:30:00" table:style-name="ce14">
            <text:p>5/20/25 08:30 AM</text:p>
          </table:table-cell>
          <table:table-cell office:value-type="string" table:style-name="ce15">
            <text:p>Worked on fixing email notification issues with the IDtoEmployeeSvc driver. Worked on EmployeeSvc UAT testing plans with Josh Saulson.</text:p>
          </table:table-cell>
          <table:table-cell table:style-name="ce19"/>
          <table:table-cell table:number-columns-repeated="16375" table:style-name="ce17"/>
        </table:table-row>
        <table:table-row table:style-name="ro5" table:visibility="collapse">
          <table:table-cell office:value-type="float" office:value="916" table:formula="of:=[.A962]" table:style-name="ce18">
            <text:p>916</text:p>
          </table:table-cell>
          <table:table-cell table:style-name="ce20"/>
          <table:table-cell office:value-type="string" table:style-name="ce4">
            <text:p>BILLED</text:p>
          </table:table-cell>
          <table:table-cell office:value-type="float" office:value="0.21666666667442769" table:formula="of:=IF(AND([.F963] &lt;&gt; &quot;&quot;;[.G963] &lt;&gt; &quot;&quot;);([.G963]-[.F963])*24;&quot;---&quot;)" table:style-name="ce4">
            <text:p>0.217</text:p>
          </table:table-cell>
          <table:table-cell office:value-type="string" table:style-name="ce23">
            <text:p>mtg-daily</text:p>
          </table:table-cell>
          <table:table-cell office:value-type="date" office:date-value="2025-05-20T08:30:00" table:style-name="ce14">
            <text:p>5/20/25 08:30 AM</text:p>
          </table:table-cell>
          <table:table-cell office:value-type="date" office:date-value="2025-05-20T08:43:00" table:style-name="ce14">
            <text:p>5/20/25 08:43 AM</text:p>
          </table:table-cell>
          <table:table-cell office:value-type="string" table:style-name="ce22">
            <text:p>Daily meetings with the team. Weekly backlog EE meeting.</text:p>
          </table:table-cell>
          <table:table-cell table:style-name="ce19"/>
          <table:table-cell table:number-columns-repeated="16375" table:style-name="ce17"/>
        </table:table-row>
        <table:table-row table:style-name="ro2" table:visibility="collapse">
          <table:table-cell office:value-type="float" office:value="916" table:formula="of:=[.A963]" table:style-name="ce18">
            <text:p>916</text:p>
          </table:table-cell>
          <table:table-cell table:style-name="ce20"/>
          <table:table-cell office:value-type="string" table:style-name="ce4">
            <text:p>BILLED</text:p>
          </table:table-cell>
          <table:table-cell office:value-type="float" office:value="1.7947222223156132" table:formula="of:=IF(AND([.F964] &lt;&gt; &quot;&quot;;[.G964] &lt;&gt; &quot;&quot;);([.G964]-[.F964])*24;&quot;---&quot;)" table:style-name="ce4">
            <text:p>1.795</text:p>
          </table:table-cell>
          <table:table-cell office:value-type="string" table:style-name="ce23">
            <text:p>IDtoEmployeeSvc</text:p>
          </table:table-cell>
          <table:table-cell office:value-type="date" office:date-value="2025-05-20T09:15:00" table:style-name="ce14">
            <text:p>5/20/25 09:15 AM</text:p>
          </table:table-cell>
          <table:table-cell office:value-type="date" office:date-value="2025-05-20T11:02:41" table:style-name="ce14">
            <text:p>5/20/25 11:02 AM</text:p>
          </table:table-cell>
          <table:table-cell office:value-type="string" table:style-name="ce15">
            <text:p>#Ready for my chat with Josh . .moving down the list</text:p>
          </table:table-cell>
          <table:table-cell table:style-name="ce19"/>
          <table:table-cell table:number-columns-repeated="16375" table:style-name="ce17"/>
        </table:table-row>
        <table:table-row table:style-name="ro2" table:visibility="collapse">
          <table:table-cell office:value-type="float" office:value="916" table:formula="of:=[.A964]" table:style-name="ce18">
            <text:p>916</text:p>
          </table:table-cell>
          <table:table-cell table:style-name="ce20"/>
          <table:table-cell office:value-type="string" table:style-name="ce4">
            <text:p>BILLED</text:p>
          </table:table-cell>
          <table:table-cell office:value-type="float" office:value="1.0386111109983176" table:formula="of:=IF(AND([.F965] &lt;&gt; &quot;&quot;;[.G965] &lt;&gt; &quot;&quot;);([.G965]-[.F965])*24;&quot;---&quot;)" table:style-name="ce4">
            <text:p>1.039</text:p>
          </table:table-cell>
          <table:table-cell office:value-type="string" table:style-name="ce23">
            <text:p>IDtoEmployeeSvc</text:p>
          </table:table-cell>
          <table:table-cell office:value-type="date" office:date-value="2025-05-20T11:02:41" table:style-name="ce14">
            <text:p>5/20/25 11:02 AM</text:p>
          </table:table-cell>
          <table:table-cell office:value-type="date" office:date-value="2025-05-20T12:05:00" table:style-name="ce14">
            <text:p>5/20/25 12:05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6" table:formula="of:=[.A965]" table:style-name="ce18">
            <text:p>916</text:p>
          </table:table-cell>
          <table:table-cell table:style-name="ce20"/>
          <table:table-cell office:value-type="string" table:style-name="ce4">
            <text:p>BILLED</text:p>
          </table:table-cell>
          <table:table-cell office:value-type="float" office:value="0.3680555556784384" table:formula="of:=IF(AND([.F966] &lt;&gt; &quot;&quot;;[.G966] &lt;&gt; &quot;&quot;);([.G966]-[.F966])*24;&quot;---&quot;)" table:style-name="ce4">
            <text:p>0.368</text:p>
          </table:table-cell>
          <table:table-cell office:value-type="string" table:style-name="ce23">
            <text:p>IDtoEmployeeSvc</text:p>
          </table:table-cell>
          <table:table-cell office:value-type="date" office:date-value="2025-05-20T12:22:24" table:style-name="ce14">
            <text:p>5/20/25 12:22 PM</text:p>
          </table:table-cell>
          <table:table-cell office:value-type="date" office:date-value="2025-05-20T12:44:29" table:style-name="ce14">
            <text:p>5/20/25 12:44 PM</text:p>
          </table:table-cell>
          <table:table-cell office:value-type="string" table:style-name="ce15">
            <text:p>#preapring for uat</text:p>
          </table:table-cell>
          <table:table-cell table:style-name="ce19"/>
          <table:table-cell table:number-columns-repeated="16375" table:style-name="ce17"/>
        </table:table-row>
        <table:table-row table:style-name="ro5" table:visibility="collapse">
          <table:table-cell office:value-type="float" office:value="916" table:formula="of:=[.A966]" table:style-name="ce18">
            <text:p>916</text:p>
          </table:table-cell>
          <table:table-cell table:style-name="ce20"/>
          <table:table-cell office:value-type="string" table:style-name="ce4">
            <text:p>BILLED</text:p>
          </table:table-cell>
          <table:table-cell office:value-type="float" office:value="0.50861111108679324" table:formula="of:=IF(AND([.F967] &lt;&gt; &quot;&quot;;[.G967] &lt;&gt; &quot;&quot;);([.G967]-[.F967])*24;&quot;---&quot;)" table:style-name="ce4">
            <text:p>0.509</text:p>
          </table:table-cell>
          <table:table-cell office:value-type="string" table:style-name="ce23">
            <text:p>IDtoIronclad</text:p>
          </table:table-cell>
          <table:table-cell office:value-type="date" office:date-value="2025-05-20T12:44:29" table:style-name="ce14">
            <text:p>5/20/25 12:44 PM</text:p>
          </table:table-cell>
          <table:table-cell office:value-type="date" office:date-value="2025-05-20T13:15:00" table:style-name="ce14">
            <text:p>5/20/25 01:15 PM</text:p>
          </table:table-cell>
          <table:table-cell office:value-type="string" table:style-name="ce15">
            <text:p>Worked with Nirosha to resolve IDtoIronclad driver authentication issues.</text:p>
          </table:table-cell>
          <table:table-cell table:style-name="ce19"/>
          <table:table-cell table:number-columns-repeated="16375" table:style-name="ce17"/>
        </table:table-row>
        <table:table-row table:style-name="ro2" table:visibility="collapse">
          <table:table-cell office:value-type="float" office:value="916" table:formula="of:=[.A967]" table:style-name="ce18">
            <text:p>916</text:p>
          </table:table-cell>
          <table:table-cell table:style-name="ce20"/>
          <table:table-cell office:value-type="string" table:style-name="ce4">
            <text:p>BILLED</text:p>
          </table:table-cell>
          <table:table-cell office:value-type="float" office:value="0.24999999994179234" table:formula="of:=IF(AND([.F968] &lt;&gt; &quot;&quot;;[.G968] &lt;&gt; &quot;&quot;);([.G968]-[.F968])*24;&quot;---&quot;)" table:style-name="ce4">
            <text:p>0.250</text:p>
          </table:table-cell>
          <table:table-cell office:value-type="string" table:style-name="ce23">
            <text:p>IDtoIronclad</text:p>
          </table:table-cell>
          <table:table-cell office:value-type="date" office:date-value="2025-05-20T13:15:00" table:style-name="ce14">
            <text:p>5/20/25 01:15 PM</text:p>
          </table:table-cell>
          <table:table-cell office:value-type="date" office:date-value="2025-05-20T13:30:00" table:style-name="ce14">
            <text:p>5/20/25 01:30 PM</text:p>
          </table:table-cell>
          <table:table-cell office:value-type="string" table:style-name="ce15">
            <text:p>#auth issues</text:p>
          </table:table-cell>
          <table:table-cell table:style-name="ce19"/>
          <table:table-cell table:number-columns-repeated="16375" table:style-name="ce17"/>
        </table:table-row>
        <table:table-row table:style-name="ro2" table:visibility="collapse">
          <table:table-cell office:value-type="float" office:value="916" table:formula="of:=[.A968]" table:style-name="ce18">
            <text:p>916</text:p>
          </table:table-cell>
          <table:table-cell table:style-name="ce20"/>
          <table:table-cell office:value-type="string" table:style-name="ce4">
            <text:p>BILLED</text:p>
          </table:table-cell>
          <table:table-cell office:value-type="float" office:value="0.53749999991850927" table:formula="of:=IF(AND([.F969] &lt;&gt; &quot;&quot;;[.G969] &lt;&gt; &quot;&quot;);([.G969]-[.F969])*24;&quot;---&quot;)" table:style-name="ce4">
            <text:p>0.537</text:p>
          </table:table-cell>
          <table:table-cell office:value-type="string" table:style-name="ce23">
            <text:p>IDtoEmployeeSvc</text:p>
          </table:table-cell>
          <table:table-cell office:value-type="date" office:date-value="2025-05-20T13:30:00" table:style-name="ce14">
            <text:p>5/20/25 01:30 PM</text:p>
          </table:table-cell>
          <table:table-cell office:value-type="date" office:date-value="2025-05-20T14:02:15" table:style-name="ce14">
            <text:p>5/20/25 02:02 PM</text:p>
          </table:table-cell>
          <table:table-cell office:value-type="string" table:style-name="ce15">
            <text:p>mtg- josh/jeff</text:p>
          </table:table-cell>
          <table:table-cell table:style-name="ce19"/>
          <table:table-cell table:number-columns-repeated="16375" table:style-name="ce17"/>
        </table:table-row>
        <table:table-row table:style-name="ro2" table:visibility="collapse">
          <table:table-cell office:value-type="float" office:value="916" table:formula="of:=[.A969]" table:style-name="ce18">
            <text:p>916</text:p>
          </table:table-cell>
          <table:table-cell table:style-name="ce20"/>
          <table:table-cell office:value-type="string" table:style-name="ce4">
            <text:p>BILLED</text:p>
          </table:table-cell>
          <table:table-cell office:value-type="float" office:value="0.62388888892019168" table:formula="of:=IF(AND([.F970] &lt;&gt; &quot;&quot;;[.G970] &lt;&gt; &quot;&quot;);([.G970]-[.F970])*24;&quot;---&quot;)" table:style-name="ce4">
            <text:p>0.624</text:p>
          </table:table-cell>
          <table:table-cell office:value-type="string" table:style-name="ce23">
            <text:p>mtg-Backlog</text:p>
          </table:table-cell>
          <table:table-cell office:value-type="date" office:date-value="2025-05-20T14:02:15" table:style-name="ce14">
            <text:p>5/20/25 02:02 PM</text:p>
          </table:table-cell>
          <table:table-cell office:value-type="date" office:date-value="2025-05-20T14:39:41" table:style-name="ce14">
            <text:p>5/20/25 02:39 PM</text:p>
          </table:table-cell>
          <table:table-cell office:value-type="string" table:style-name="ce15">
            <text:p>#</text:p>
          </table:table-cell>
          <table:table-cell table:style-name="ce16"/>
          <table:table-cell table:number-columns-repeated="16375" table:style-name="ce17"/>
        </table:table-row>
        <table:table-row table:style-name="ro2" table:visibility="collapse">
          <table:table-cell office:value-type="float" office:value="916" table:formula="of:=[.A970]" table:style-name="ce18">
            <text:p>916</text:p>
          </table:table-cell>
          <table:table-cell table:style-name="ce20"/>
          <table:table-cell office:value-type="string" table:style-name="ce4">
            <text:p>BILLED</text:p>
          </table:table-cell>
          <table:table-cell office:value-type="float" office:value="0.74555555556435138" table:formula="of:=IF(AND([.F971] &lt;&gt; &quot;&quot;;[.G971] &lt;&gt; &quot;&quot;);([.G971]-[.F971])*24;&quot;---&quot;)" table:style-name="ce4">
            <text:p>0.746</text:p>
          </table:table-cell>
          <table:table-cell office:value-type="string" table:style-name="ce23">
            <text:p>IDtoEmployeeSvc</text:p>
          </table:table-cell>
          <table:table-cell office:value-type="date" office:date-value="2025-05-20T14:39:41" table:style-name="ce14">
            <text:p>5/20/25 02:39 PM</text:p>
          </table:table-cell>
          <table:table-cell office:value-type="date" office:date-value="2025-05-20T15:24:25" table:style-name="ce14">
            <text:p>5/20/25 03:24 PM</text:p>
          </table:table-cell>
          <table:table-cell office:value-type="string" table:style-name="ce15">
            <text:p># uat done; moving to ironcla</text:p>
          </table:table-cell>
          <table:table-cell table:style-name="ce19"/>
          <table:table-cell table:number-columns-repeated="16375" table:style-name="ce17"/>
        </table:table-row>
        <table:table-row table:style-name="ro2" table:visibility="collapse">
          <table:table-cell office:value-type="float" office:value="916" table:formula="of:=[.A971]" table:style-name="ce18">
            <text:p>916</text:p>
          </table:table-cell>
          <table:table-cell table:style-name="ce20"/>
          <table:table-cell office:value-type="string" table:style-name="ce4">
            <text:p>BILLED</text:p>
          </table:table-cell>
          <table:table-cell office:value-type="float" office:value="2.09305555553874" table:formula="of:=IF(AND([.F972] &lt;&gt; &quot;&quot;;[.G972] &lt;&gt; &quot;&quot;);([.G972]-[.F972])*24;&quot;---&quot;)" table:style-name="ce4">
            <text:p>2.093</text:p>
          </table:table-cell>
          <table:table-cell office:value-type="string" table:style-name="ce23">
            <text:p>IDtoIronclad</text:p>
          </table:table-cell>
          <table:table-cell office:value-type="date" office:date-value="2025-05-20T15:24:25" table:style-name="ce14">
            <text:p>5/20/25 03:24 PM</text:p>
          </table:table-cell>
          <table:table-cell office:value-type="date" office:date-value="2025-05-20T17:30:00" table:style-name="ce14">
            <text:p>5/20/25 05:30 PM</text:p>
          </table:table-cell>
          <table:table-cell office:value-type="string" table:style-name="ce15">
            <text:p>#doing my own auth checks</text:p>
          </table:table-cell>
          <table:table-cell table:style-name="ce19"/>
          <table:table-cell table:number-columns-repeated="16375" table:style-name="ce17"/>
        </table:table-row>
        <table:table-row table:style-name="ro2" table:visibility="collapse">
          <table:table-cell office:value-type="float" office:value="916" table:formula="of:=[.A972]" table:style-name="ce18">
            <text:p>916</text:p>
          </table:table-cell>
          <table:table-cell table:style-name="ce20"/>
          <table:table-cell table:style-name="ce4"/>
          <table:table-cell office:value-type="string" office:string-value="---" table:formula="of:=IF(AND([.F973] &lt;&gt; &quot;&quot;;[.G973] &lt;&gt; &quot;&quot;);([.G973]-[.F973])*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73]" table:style-name="ce18">
            <text:p>916</text:p>
          </table:table-cell>
          <table:table-cell table:style-name="ce20"/>
          <table:table-cell table:style-name="ce4"/>
          <table:table-cell office:value-type="string" office:string-value="---" table:formula="of:=IF(AND([.F974] &lt;&gt; &quot;&quot;;[.G974] &lt;&gt; &quot;&quot;);([.G974]-[.F97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74]" table:style-name="ce18">
            <text:p>916</text:p>
          </table:table-cell>
          <table:table-cell table:style-name="ce20"/>
          <table:table-cell table:style-name="ce4"/>
          <table:table-cell office:value-type="string" office:string-value="---" table:formula="of:=IF(AND([.F975] &lt;&gt; &quot;&quot;;[.G975] &lt;&gt; &quot;&quot;);([.G975]-[.F97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75]" table:style-name="ce18">
            <text:p>916</text:p>
          </table:table-cell>
          <table:table-cell table:style-name="ce20"/>
          <table:table-cell table:style-name="ce4"/>
          <table:table-cell office:value-type="string" office:string-value="---" table:formula="of:=IF(AND([.F976] &lt;&gt; &quot;&quot;;[.G976] &lt;&gt; &quot;&quot;);([.G976]-[.F97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76]" table:style-name="ce18">
            <text:p>916</text:p>
          </table:table-cell>
          <table:table-cell table:style-name="ce20"/>
          <table:table-cell table:style-name="ce4"/>
          <table:table-cell office:value-type="string" office:string-value="---" table:formula="of:=IF(AND([.F977] &lt;&gt; &quot;&quot;;[.G977] &lt;&gt; &quot;&quot;);([.G977]-[.F97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77]" table:style-name="ce18">
            <text:p>916</text:p>
          </table:table-cell>
          <table:table-cell table:style-name="ce20"/>
          <table:table-cell table:style-name="ce4"/>
          <table:table-cell office:value-type="string" office:string-value="---" table:formula="of:=IF(AND([.F978] &lt;&gt; &quot;&quot;;[.G978] &lt;&gt; &quot;&quot;);([.G978]-[.F978])*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78]" table:style-name="ce18">
            <text:p>916</text:p>
          </table:table-cell>
          <table:table-cell table:style-name="ce20"/>
          <table:table-cell table:style-name="ce4"/>
          <table:table-cell office:value-type="string" office:string-value="---" table:formula="of:=IF(AND([.F979] &lt;&gt; &quot;&quot;;[.G979] &lt;&gt; &quot;&quot;);([.G979]-[.F979])*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79]" table:style-name="ce18">
            <text:p>916</text:p>
          </table:table-cell>
          <table:table-cell table:style-name="ce20"/>
          <table:table-cell table:style-name="ce4"/>
          <table:table-cell office:value-type="string" office:string-value="---" table:formula="of:=IF(AND([.F980] &lt;&gt; &quot;&quot;;[.G980] &lt;&gt; &quot;&quot;);([.G980]-[.F980])*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80]" table:style-name="ce18">
            <text:p>916</text:p>
          </table:table-cell>
          <table:table-cell table:style-name="ce20"/>
          <table:table-cell table:style-name="ce4"/>
          <table:table-cell office:value-type="string" office:string-value="---" table:formula="of:=IF(AND([.F981] &lt;&gt; &quot;&quot;;[.G981] &lt;&gt; &quot;&quot;);([.G981]-[.F981])*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81]" table:style-name="ce18">
            <text:p>916</text:p>
          </table:table-cell>
          <table:table-cell table:style-name="ce20"/>
          <table:table-cell table:style-name="ce4"/>
          <table:table-cell office:value-type="string" office:string-value="---" table:formula="of:=IF(AND([.F982] &lt;&gt; &quot;&quot;;[.G982] &lt;&gt; &quot;&quot;);([.G982]-[.F982])*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82]" table:style-name="ce18">
            <text:p>916</text:p>
          </table:table-cell>
          <table:table-cell table:style-name="ce20"/>
          <table:table-cell table:style-name="ce4"/>
          <table:table-cell office:value-type="string" office:string-value="---" table:formula="of:=IF(AND([.F983] &lt;&gt; &quot;&quot;;[.G983] &lt;&gt; &quot;&quot;);([.G983]-[.F983])*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83]" table:style-name="ce18">
            <text:p>916</text:p>
          </table:table-cell>
          <table:table-cell table:style-name="ce20"/>
          <table:table-cell table:style-name="ce4"/>
          <table:table-cell office:value-type="string" office:string-value="---" table:formula="of:=IF(AND([.F984] &lt;&gt; &quot;&quot;;[.G984] &lt;&gt; &quot;&quot;);([.G984]-[.F98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984]" table:style-name="ce18">
            <text:p>916</text:p>
          </table:table-cell>
          <table:table-cell table:style-name="ce20"/>
          <table:table-cell table:style-name="ce4"/>
          <table:table-cell office:value-type="string" office:string-value="---" table:formula="of:=IF(AND([.F985] &lt;&gt; &quot;&quot;;[.G985] &lt;&gt; &quot;&quot;);([.G985]-[.F985])*24;&quot;---&quot;)" table:style-name="ce4">
            <text:p>---</text:p>
          </table:table-cell>
          <table:table-cell table:style-name="ce23"/>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16" table:formula="of:=[.A985]" table:style-name="ce18">
            <text:p>916</text:p>
          </table:table-cell>
          <table:table-cell office:value-type="float" office:value="7.25" table:formula="of:=COM.MICROSOFT.CEILING([.C986];0.25)" table:style-name="ce20">
            <text:p>7.250</text:p>
          </table:table-cell>
          <table:table-cell office:value-type="float" office:value="7.2063888890552334" table:formula="of:=SUM([.D986:.D1005])" table:style-name="ce4">
            <text:p>7.206</text:p>
          </table:table-cell>
          <table:table-cell office:value-type="string" office:string-value="---" table:formula="of:=IF(AND([.F986] &lt;&gt; &quot;&quot;;[.G986] &lt;&gt; &quot;&quot;);([.G986]-[.F986])*24;&quot;---&quot;)" table:style-name="ce4">
            <text:p>---</text:p>
          </table:table-cell>
          <table:table-cell office:value-type="date" office:date-value="2025-05-21T00:00:00" table:style-name="ce21">
            <text:p>21-May</text:p>
          </table:table-cell>
          <table:table-cell table:number-columns-repeated="2" table:style-name="ce14"/>
          <table:table-cell table:style-name="ce15"/>
          <table:table-cell table:style-name="ce19"/>
          <table:table-cell table:number-columns-repeated="16375" table:style-name="ce17"/>
        </table:table-row>
        <table:table-row table:style-name="ro4" table:visibility="collapse">
          <table:table-cell office:value-type="float" office:value="916" table:formula="of:=[.A986]" table:style-name="ce18">
            <text:p>916</text:p>
          </table:table-cell>
          <table:table-cell table:style-name="ce20"/>
          <table:table-cell office:value-type="string" table:style-name="ce4">
            <text:p>BILLED</text:p>
          </table:table-cell>
          <table:table-cell office:value-type="float" office:value="0.50000000005820766" table:formula="of:=IF(AND([.F987] &lt;&gt; &quot;&quot;;[.G987] &lt;&gt; &quot;&quot;);([.G987]-[.F987])*24;&quot;---&quot;)" table:style-name="ce4">
            <text:p>0.500</text:p>
          </table:table-cell>
          <table:table-cell office:value-type="string" table:style-name="ce23">
            <text:p>IDtoDocunet</text:p>
          </table:table-cell>
          <table:table-cell office:value-type="date" office:date-value="2025-05-21T09:00:00" table:style-name="ce14">
            <text:p>5/21/25 09:00 AM</text:p>
          </table:table-cell>
          <table:table-cell office:value-type="date" office:date-value="2025-05-21T09:30:00" table:style-name="ce14">
            <text:p>5/21/25 09:30 AM</text:p>
          </table:table-cell>
          <table:table-cell office:value-type="string" table:style-name="ce15">
            <text:p>Worked on pushing user x338775 for IDtoDocunet. Discussed possible updates needed to assist with file parsing.</text:p>
          </table:table-cell>
          <table:table-cell table:style-name="ce25"/>
          <table:table-cell table:style-name="ce26"/>
          <table:table-cell table:number-columns-repeated="16374"/>
        </table:table-row>
        <table:table-row table:style-name="ro5" table:visibility="collapse">
          <table:table-cell office:value-type="float" office:value="916" table:formula="of:=[.A987]" table:style-name="ce18">
            <text:p>916</text:p>
          </table:table-cell>
          <table:table-cell table:style-name="ce20"/>
          <table:table-cell office:value-type="string" table:style-name="ce4">
            <text:p>BILLED</text:p>
          </table:table-cell>
          <table:table-cell office:value-type="float" office:value="0.67861111101228744" table:formula="of:=IF(AND([.F988] &lt;&gt; &quot;&quot;;[.G988] &lt;&gt; &quot;&quot;);([.G988]-[.F988])*24;&quot;---&quot;)" table:style-name="ce4">
            <text:p>0.679</text:p>
          </table:table-cell>
          <table:table-cell office:value-type="string" table:style-name="ce23">
            <text:p>mtg-Daily</text:p>
          </table:table-cell>
          <table:table-cell office:value-type="date" office:date-value="2025-05-21T09:30:00" table:style-name="ce14">
            <text:p>5/21/25 09:30 AM</text:p>
          </table:table-cell>
          <table:table-cell office:value-type="date" office:date-value="2025-05-21T10:10:43" table:style-name="ce14">
            <text:p>5/21/25 10:10 AM</text:p>
          </table:table-cell>
          <table:table-cell office:value-type="string" table:style-name="ce15">
            <text:p>Daily meetings with the team. Combined EE/IGA team meeting.</text:p>
          </table:table-cell>
          <table:table-cell table:style-name="ce25"/>
          <table:table-cell table:style-name="ce26"/>
          <table:table-cell table:number-columns-repeated="16374"/>
        </table:table-row>
        <table:table-row table:style-name="ro2" table:visibility="collapse">
          <table:table-cell office:value-type="float" office:value="916" table:formula="of:=[.A988]" table:style-name="ce18">
            <text:p>916</text:p>
          </table:table-cell>
          <table:table-cell table:style-name="ce20"/>
          <table:table-cell office:value-type="string" table:style-name="ce4">
            <text:p>BILLED</text:p>
          </table:table-cell>
          <table:table-cell office:value-type="float" office:value="0.85583333345130086" table:formula="of:=IF(AND([.F989] &lt;&gt; &quot;&quot;;[.G989] &lt;&gt; &quot;&quot;);([.G989]-[.F989])*24;&quot;---&quot;)" table:style-name="ce4">
            <text:p>0.856</text:p>
          </table:table-cell>
          <table:table-cell office:value-type="string" table:style-name="ce23">
            <text:p>mtg-IGA</text:p>
          </table:table-cell>
          <table:table-cell office:value-type="date" office:date-value="2025-05-21T10:10:43" table:style-name="ce14">
            <text:p>5/21/25 10:10 AM</text:p>
          </table:table-cell>
          <table:table-cell office:value-type="date" office:date-value="2025-05-21T11:02:04" table:style-name="ce14">
            <text:p>5/21/25 11:02 AM</text:p>
          </table:table-cell>
          <table:table-cell office:value-type="string" table:style-name="ce22">
            <text:p>#</text:p>
          </table:table-cell>
          <table:table-cell table:style-name="ce25"/>
          <table:table-cell table:style-name="ce26"/>
          <table:table-cell table:number-columns-repeated="16374"/>
        </table:table-row>
        <table:table-row table:style-name="ro2" table:visibility="collapse">
          <table:table-cell office:value-type="float" office:value="916" table:formula="of:=[.A989]" table:style-name="ce18">
            <text:p>916</text:p>
          </table:table-cell>
          <table:table-cell table:style-name="ce20"/>
          <table:table-cell office:value-type="string" table:style-name="ce4">
            <text:p>BILLED</text:p>
          </table:table-cell>
          <table:table-cell office:value-type="float" office:value="0.99999999994179234" table:formula="of:=IF(AND([.F990] &lt;&gt; &quot;&quot;;[.G990] &lt;&gt; &quot;&quot;);([.G990]-[.F990])*24;&quot;---&quot;)" table:style-name="ce4">
            <text:p>1.000</text:p>
          </table:table-cell>
          <table:table-cell office:value-type="string" table:style-name="ce23">
            <text:p>L&amp;L</text:p>
          </table:table-cell>
          <table:table-cell office:value-type="date" office:date-value="2025-05-21T12:00:00" table:style-name="ce14">
            <text:p>5/21/25 12:00 PM</text:p>
          </table:table-cell>
          <table:table-cell office:value-type="date" office:date-value="2025-05-21T13:00:00" table:style-name="ce14">
            <text:p>5/21/25 01:00 PM</text:p>
          </table:table-cell>
          <table:table-cell office:value-type="string" table:style-name="ce15">
            <text:p>L&amp;L on 1Password</text:p>
          </table:table-cell>
          <table:table-cell table:style-name="ce25"/>
          <table:table-cell table:style-name="ce26"/>
          <table:table-cell table:number-columns-repeated="16374"/>
        </table:table-row>
        <table:table-row table:style-name="ro4" table:visibility="collapse">
          <table:table-cell office:value-type="float" office:value="916" table:formula="of:=[.A990]" table:style-name="ce18">
            <text:p>916</text:p>
          </table:table-cell>
          <table:table-cell table:style-name="ce20"/>
          <table:table-cell office:value-type="string" table:style-name="ce4">
            <text:p>BILLED</text:p>
          </table:table-cell>
          <table:table-cell office:value-type="float" office:value="1.3027777777751908" table:formula="of:=IF(AND([.F991] &lt;&gt; &quot;&quot;;[.G991] &lt;&gt; &quot;&quot;);([.G991]-[.F991])*24;&quot;---&quot;)" table:style-name="ce4">
            <text:p>1.303</text:p>
          </table:table-cell>
          <table:table-cell office:value-type="string" table:style-name="ce23">
            <text:p>IDtoAviobook</text:p>
          </table:table-cell>
          <table:table-cell office:value-type="date" office:date-value="2025-05-21T13:00:00" table:style-name="ce14">
            <text:p>5/21/25 01:00 PM</text:p>
          </table:table-cell>
          <table:table-cell office:value-type="date" office:date-value="2025-05-21T14:18:10" table:style-name="ce14">
            <text:p>5/21/25 02:18 PM</text:p>
          </table:table-cell>
          <table:table-cell office:value-type="string" table:style-name="ce15">
            <text:p>Worked on updating avio_pilot, avio_connect_gosups, and avio_connect_goops automatic roles to match latest definitions for the IDtoAviobook driver.</text:p>
          </table:table-cell>
          <table:table-cell table:style-name="ce25"/>
          <table:table-cell table:style-name="ce26"/>
          <table:table-cell table:number-columns-repeated="16374"/>
        </table:table-row>
        <table:table-row table:style-name="ro2" table:visibility="collapse">
          <table:table-cell office:value-type="float" office:value="916" table:formula="of:=[.A991]" table:style-name="ce18">
            <text:p>916</text:p>
          </table:table-cell>
          <table:table-cell table:style-name="ce20"/>
          <table:table-cell office:value-type="string" table:style-name="ce4">
            <text:p>BILLED</text:p>
          </table:table-cell>
          <table:table-cell office:value-type="float" office:value="0.29388888896210119" table:formula="of:=IF(AND([.F992] &lt;&gt; &quot;&quot;;[.G992] &lt;&gt; &quot;&quot;);([.G992]-[.F992])*24;&quot;---&quot;)" table:style-name="ce4">
            <text:p>0.294</text:p>
          </table:table-cell>
          <table:table-cell office:value-type="string" table:style-name="ce23">
            <text:p>IDtoAviobook</text:p>
          </table:table-cell>
          <table:table-cell office:value-type="date" office:date-value="2025-05-21T14:18:10" table:style-name="ce14">
            <text:p>5/21/25 02:18 PM</text:p>
          </table:table-cell>
          <table:table-cell office:value-type="date" office:date-value="2025-05-21T14:35:48" table:style-name="ce14">
            <text:p>5/21/25 02:35 PM</text:p>
          </table:table-cell>
          <table:table-cell office:value-type="string" table:style-name="ce15">
            <text:p>#normalizing dev to match prod roles . .</text:p>
          </table:table-cell>
          <table:table-cell table:style-name="ce25"/>
          <table:table-cell table:style-name="ce26"/>
          <table:table-cell table:number-columns-repeated="16374"/>
        </table:table-row>
        <table:table-row table:style-name="ro2" table:visibility="collapse">
          <table:table-cell office:value-type="float" office:value="916" table:formula="of:=[.A992]" table:style-name="ce18">
            <text:p>916</text:p>
          </table:table-cell>
          <table:table-cell table:style-name="ce20"/>
          <table:table-cell office:value-type="string" table:style-name="ce4">
            <text:p>BILLED</text:p>
          </table:table-cell>
          <table:table-cell office:value-type="float" office:value="0.77666666661389172" table:formula="of:=IF(AND([.F993] &lt;&gt; &quot;&quot;;[.G993] &lt;&gt; &quot;&quot;);([.G993]-[.F993])*24;&quot;---&quot;)" table:style-name="ce4">
            <text:p>0.777</text:p>
          </table:table-cell>
          <table:table-cell office:value-type="string" table:style-name="ce23">
            <text:p>IDtoAviobook</text:p>
          </table:table-cell>
          <table:table-cell office:value-type="date" office:date-value="2025-05-21T14:53:35" table:style-name="ce14">
            <text:p>5/21/25 02:53 PM</text:p>
          </table:table-cell>
          <table:table-cell office:value-type="date" office:date-value="2025-05-21T15:40:11" table:style-name="ce14">
            <text:p>5/21/25 03:40 PM</text:p>
          </table:table-cell>
          <table:table-cell office:value-type="string" table:style-name="ce15">
            <text:p># normalizing with swaStatus at the end</text:p>
          </table:table-cell>
          <table:table-cell table:style-name="ce25"/>
          <table:table-cell table:style-name="ce26"/>
          <table:table-cell table:number-columns-repeated="16374"/>
        </table:table-row>
        <table:table-row table:style-name="ro2" table:visibility="collapse">
          <table:table-cell office:value-type="float" office:value="916" table:formula="of:=[.A993]" table:style-name="ce18">
            <text:p>916</text:p>
          </table:table-cell>
          <table:table-cell table:style-name="ce20"/>
          <table:table-cell office:value-type="string" table:style-name="ce4">
            <text:p>BILLED</text:p>
          </table:table-cell>
          <table:table-cell office:value-type="float" office:value="0.45194444444496185" table:formula="of:=IF(AND([.F994] &lt;&gt; &quot;&quot;;[.G994] &lt;&gt; &quot;&quot;);([.G994]-[.F994])*24;&quot;---&quot;)" table:style-name="ce4">
            <text:p>0.452</text:p>
          </table:table-cell>
          <table:table-cell office:value-type="string" table:style-name="ce23">
            <text:p>IDtoAviobook-wlk</text:p>
          </table:table-cell>
          <table:table-cell office:value-type="date" office:date-value="2025-05-21T15:40:11" table:style-name="ce14">
            <text:p>5/21/25 03:40 PM</text:p>
          </table:table-cell>
          <table:table-cell office:value-type="date" office:date-value="2025-05-21T16:07:18" table:style-name="ce14">
            <text:p>5/21/25 04:07 PM</text:p>
          </table:table-cell>
          <table:table-cell office:value-type="string" table:style-name="ce15">
            <text:p>#</text:p>
          </table:table-cell>
          <table:table-cell table:style-name="ce25"/>
          <table:table-cell table:style-name="ce26"/>
          <table:table-cell table:number-columns-repeated="16374"/>
        </table:table-row>
        <table:table-row table:style-name="ro2" table:visibility="collapse">
          <table:table-cell office:value-type="float" office:value="916" table:formula="of:=[.A994]" table:style-name="ce18">
            <text:p>916</text:p>
          </table:table-cell>
          <table:table-cell table:style-name="ce20"/>
          <table:table-cell office:value-type="string" table:style-name="ce4">
            <text:p>BILLED</text:p>
          </table:table-cell>
          <table:table-cell office:value-type="float" office:value="0.22750000009546056" table:formula="of:=IF(AND([.F995] &lt;&gt; &quot;&quot;;[.G995] &lt;&gt; &quot;&quot;);([.G995]-[.F995])*24;&quot;---&quot;)" table:style-name="ce4">
            <text:p>0.228</text:p>
          </table:table-cell>
          <table:table-cell office:value-type="string" table:style-name="ce23">
            <text:p>IDtoAviobook</text:p>
          </table:table-cell>
          <table:table-cell office:value-type="date" office:date-value="2025-05-21T16:07:18" table:style-name="ce14">
            <text:p>5/21/25 04:07 PM</text:p>
          </table:table-cell>
          <table:table-cell office:value-type="date" office:date-value="2025-05-21T16:20:57" table:style-name="ce14">
            <text:p>5/21/25 04:20 PM</text:p>
          </table:table-cell>
          <table:table-cell office:value-type="string" table:style-name="ce15">
            <text:p># finished goops - only had 2,</text:p>
          </table:table-cell>
          <table:table-cell table:style-name="ce25"/>
          <table:table-cell table:style-name="ce26"/>
          <table:table-cell table:number-columns-repeated="16374"/>
        </table:table-row>
        <table:table-row table:style-name="ro2" table:visibility="collapse">
          <table:table-cell office:value-type="float" office:value="916" table:formula="of:=[.A995]" table:style-name="ce18">
            <text:p>916</text:p>
          </table:table-cell>
          <table:table-cell table:style-name="ce20"/>
          <table:table-cell office:value-type="string" table:style-name="ce4">
            <text:p>BILLED</text:p>
          </table:table-cell>
          <table:table-cell office:value-type="float" office:value="0.48416666669072583" table:formula="of:=IF(AND([.F996] &lt;&gt; &quot;&quot;;[.G996] &lt;&gt; &quot;&quot;);([.G996]-[.F996])*24;&quot;---&quot;)" table:style-name="ce4">
            <text:p>0.484</text:p>
          </table:table-cell>
          <table:table-cell office:value-type="string" table:style-name="ce23">
            <text:p>IDtoAviobook</text:p>
          </table:table-cell>
          <table:table-cell office:value-type="date" office:date-value="2025-05-21T16:20:57" table:style-name="ce14">
            <text:p>5/21/25 04:20 PM</text:p>
          </table:table-cell>
          <table:table-cell office:value-type="date" office:date-value="2025-05-21T16:50:00" table:style-name="ce14">
            <text:p>5/21/25 04:50 PM</text:p>
          </table:table-cell>
          <table:table-cell office:value-type="string" table:style-name="ce15">
            <text:p># now diong gosusp . .like two dozen . .</text:p>
          </table:table-cell>
          <table:table-cell table:style-name="ce25"/>
          <table:table-cell table:style-name="ce26"/>
          <table:table-cell table:number-columns-repeated="16374"/>
        </table:table-row>
        <table:table-row table:style-name="ro2" table:visibility="collapse">
          <table:table-cell office:value-type="float" office:value="916" table:formula="of:=[.A996]" table:style-name="ce18">
            <text:p>916</text:p>
          </table:table-cell>
          <table:table-cell table:style-name="ce20"/>
          <table:table-cell office:value-type="string" table:style-name="ce4">
            <text:p>BILLED</text:p>
          </table:table-cell>
          <table:table-cell office:value-type="float" office:value="0.63500000000931323" table:formula="of:=IF(AND([.F997] &lt;&gt; &quot;&quot;;[.G997] &lt;&gt; &quot;&quot;);([.G997]-[.F997])*24;&quot;---&quot;)" table:style-name="ce4">
            <text:p>0.635</text:p>
          </table:table-cell>
          <table:table-cell office:value-type="string" table:style-name="ce23">
            <text:p>IDtoAviobook</text:p>
          </table:table-cell>
          <table:table-cell office:value-type="date" office:date-value="2025-05-21T16:50:00" table:style-name="ce14">
            <text:p>5/21/25 04:50 PM</text:p>
          </table:table-cell>
          <table:table-cell office:value-type="date" office:date-value="2025-05-21T17:28:06" table:style-name="ce14">
            <text:p>5/21/25 05:28 PM</text:p>
          </table:table-cell>
          <table:table-cell office:value-type="string" table:style-name="ce15">
            <text:p>#</text:p>
          </table:table-cell>
          <table:table-cell table:style-name="ce25"/>
          <table:table-cell table:style-name="ce26"/>
          <table:table-cell table:number-columns-repeated="16374"/>
        </table:table-row>
        <table:table-row table:style-name="ro2" table:visibility="collapse">
          <table:table-cell office:value-type="float" office:value="916" table:formula="of:=[.A997]" table:style-name="ce18">
            <text:p>916</text:p>
          </table:table-cell>
          <table:table-cell table:style-name="ce20"/>
          <table:table-cell table:style-name="ce4"/>
          <table:table-cell office:value-type="string" office:string-value="---" table:formula="of:=IF(AND([.F998] &lt;&gt; &quot;&quot;;[.G998] &lt;&gt; &quot;&quot;);([.G998]-[.F998])*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6" table:formula="of:=[.A998]" table:style-name="ce18">
            <text:p>916</text:p>
          </table:table-cell>
          <table:table-cell table:style-name="ce20"/>
          <table:table-cell table:style-name="ce4"/>
          <table:table-cell office:value-type="string" office:string-value="---" table:formula="of:=IF(AND([.F999] &lt;&gt; &quot;&quot;;[.G999] &lt;&gt; &quot;&quot;);([.G999]-[.F999])*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6" table:formula="of:=[.A999]" table:style-name="ce18">
            <text:p>916</text:p>
          </table:table-cell>
          <table:table-cell table:style-name="ce20"/>
          <table:table-cell table:style-name="ce4"/>
          <table:table-cell office:value-type="string" office:string-value="---" table:formula="of:=IF(AND([.F1000] &lt;&gt; &quot;&quot;;[.G1000] &lt;&gt; &quot;&quot;);([.G1000]-[.F1000])*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6" table:formula="of:=[.A1000]" table:style-name="ce18">
            <text:p>916</text:p>
          </table:table-cell>
          <table:table-cell table:style-name="ce20"/>
          <table:table-cell table:style-name="ce4"/>
          <table:table-cell office:value-type="string" office:string-value="---" table:formula="of:=IF(AND([.F1001] &lt;&gt; &quot;&quot;;[.G1001] &lt;&gt; &quot;&quot;);([.G1001]-[.F1001])*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6" table:formula="of:=[.A1001]" table:style-name="ce18">
            <text:p>916</text:p>
          </table:table-cell>
          <table:table-cell table:style-name="ce20"/>
          <table:table-cell table:style-name="ce4"/>
          <table:table-cell office:value-type="string" office:string-value="---" table:formula="of:=IF(AND([.F1002] &lt;&gt; &quot;&quot;;[.G1002] &lt;&gt; &quot;&quot;);([.G1002]-[.F1002])*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6" table:formula="of:=[.A1002]" table:style-name="ce18">
            <text:p>916</text:p>
          </table:table-cell>
          <table:table-cell table:style-name="ce20"/>
          <table:table-cell table:style-name="ce4"/>
          <table:table-cell office:value-type="string" office:string-value="---" table:formula="of:=IF(AND([.F1003] &lt;&gt; &quot;&quot;;[.G1003] &lt;&gt; &quot;&quot;);([.G1003]-[.F1003])*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6" table:formula="of:=[.A1003]" table:style-name="ce18">
            <text:p>916</text:p>
          </table:table-cell>
          <table:table-cell table:style-name="ce20"/>
          <table:table-cell table:style-name="ce4"/>
          <table:table-cell office:value-type="string" office:string-value="---" table:formula="of:=IF(AND([.F1004] &lt;&gt; &quot;&quot;;[.G1004] &lt;&gt; &quot;&quot;);([.G1004]-[.F1004])*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6" table:formula="of:=[.A1004]" table:style-name="ce18">
            <text:p>916</text:p>
          </table:table-cell>
          <table:table-cell table:style-name="ce20"/>
          <table:table-cell table:style-name="ce4"/>
          <table:table-cell office:value-type="string" office:string-value="---" table:formula="of:=IF(AND([.F1005] &lt;&gt; &quot;&quot;;[.G1005] &lt;&gt; &quot;&quot;);([.G1005]-[.F1005])*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05]" table:style-name="ce18">
            <text:p>916</text:p>
          </table:table-cell>
          <table:table-cell office:value-type="float" office:value="8.75" table:formula="of:=COM.MICROSOFT.CEILING([.C1006];0.25)" table:style-name="ce20">
            <text:p>8.750</text:p>
          </table:table-cell>
          <table:table-cell office:value-type="float" office:value="8.531666666676756" table:formula="of:=SUM([.D1006:.D1022])" table:style-name="ce4">
            <text:p>8.532</text:p>
          </table:table-cell>
          <table:table-cell office:value-type="string" office:string-value="---" table:formula="of:=IF(AND([.F1006] &lt;&gt; &quot;&quot;;[.G1006] &lt;&gt; &quot;&quot;);([.G1006]-[.F1006])*24;&quot;---&quot;)" table:style-name="ce4">
            <text:p>---</text:p>
          </table:table-cell>
          <table:table-cell office:value-type="date" office:date-value="2025-05-22T00:00:00" table:style-name="ce31">
            <text:p>22-May</text:p>
          </table:table-cell>
          <table:table-cell table:number-columns-repeated="2" table:style-name="ce14"/>
          <table:table-cell table:style-name="ce15"/>
          <table:table-cell table:style-name="ce19"/>
          <table:table-cell table:number-columns-repeated="16375" table:style-name="ce17"/>
        </table:table-row>
        <table:table-row table:style-name="ro12" table:visibility="collapse">
          <table:table-cell office:value-type="float" office:value="916" table:formula="of:=[.A1006]" table:style-name="ce18">
            <text:p>916</text:p>
          </table:table-cell>
          <table:table-cell table:style-name="ce20"/>
          <table:table-cell office:value-type="string" table:style-name="ce4">
            <text:p>BILLED</text:p>
          </table:table-cell>
          <table:table-cell office:value-type="float" office:value="0.14277777780080214" table:formula="of:=IF(AND([.F1007] &lt;&gt; &quot;&quot;;[.G1007] &lt;&gt; &quot;&quot;);([.G1007]-[.F1007])*24;&quot;---&quot;)" table:style-name="ce4">
            <text:p>0.143</text:p>
          </table:table-cell>
          <table:table-cell office:value-type="string" table:style-name="ce23">
            <text:p>IDtoAviobook</text:p>
          </table:table-cell>
          <table:table-cell office:value-type="date" office:date-value="2025-05-22T08:21:26" table:style-name="ce14">
            <text:p>5/22/25 08:21 AM</text:p>
          </table:table-cell>
          <table:table-cell office:value-type="date" office:date-value="2025-05-22T08:30:00" table:style-name="ce14">
            <text:p>5/22/25 08:30 AM</text:p>
          </table:table-cell>
          <table:table-cell office:value-type="string" table:style-name="ce15">
            <text:p>Worked on fixing issues with the avio_pilot role on the IDtoAviobook driver. Worked to clean statically assigned dynamic roles.</text:p>
          </table:table-cell>
          <table:table-cell office:value-type="string" table:style-name="ce19">
            <text:p>Found really good way to make avio_pilot = Pilots_D!, but there were some caveats to deal with which are now resolved. Also, had about 250 users that were in a funny state; they either had the wrong role; or had a manual role that disagreed with their auto role. <text:s/>I was able to narrow it down to 15 users; then sent the file to the client.</text:p>
          </table:table-cell>
          <table:table-cell table:number-columns-repeated="16375" table:style-name="ce17"/>
        </table:table-row>
        <table:table-row table:style-name="ro2" table:visibility="collapse">
          <table:table-cell office:value-type="float" office:value="916" table:formula="of:=[.A1007]" table:style-name="ce18">
            <text:p>916</text:p>
          </table:table-cell>
          <table:table-cell table:style-name="ce20"/>
          <table:table-cell office:value-type="string" table:style-name="ce4">
            <text:p>BILLED</text:p>
          </table:table-cell>
          <table:table-cell office:value-type="float" office:value="0.25000000011641532" table:formula="of:=IF(AND([.F1008] &lt;&gt; &quot;&quot;;[.G1008] &lt;&gt; &quot;&quot;);([.G1008]-[.F1008])*24;&quot;---&quot;)" table:style-name="ce4">
            <text:p>0.250</text:p>
          </table:table-cell>
          <table:table-cell office:value-type="string" table:style-name="ce23">
            <text:p>mtg-Daily</text:p>
          </table:table-cell>
          <table:table-cell office:value-type="date" office:date-value="2025-05-22T08:30:00" table:style-name="ce14">
            <text:p>5/22/25 08:30 AM</text:p>
          </table:table-cell>
          <table:table-cell office:value-type="date" office:date-value="2025-05-22T08:45:00" table:style-name="ce14">
            <text:p>5/22/25 08:45 AM</text:p>
          </table:table-cell>
          <table:table-cell office:value-type="string" table:style-name="ce15">
            <text:p>Daily meetings with the team.</text:p>
          </table:table-cell>
          <table:table-cell table:style-name="ce19"/>
          <table:table-cell table:number-columns-repeated="16375" table:style-name="ce17"/>
        </table:table-row>
        <table:table-row table:style-name="ro2" table:visibility="collapse">
          <table:table-cell office:value-type="float" office:value="916" table:formula="of:=[.A1008]" table:style-name="ce18">
            <text:p>916</text:p>
          </table:table-cell>
          <table:table-cell table:style-name="ce20"/>
          <table:table-cell office:value-type="string" table:style-name="ce4">
            <text:p>BILLED</text:p>
          </table:table-cell>
          <table:table-cell office:value-type="float" office:value="3.9191666665719822" table:formula="of:=IF(AND([.F1009] &lt;&gt; &quot;&quot;;[.G1009] &lt;&gt; &quot;&quot;);([.G1009]-[.F1009])*24;&quot;---&quot;)" table:style-name="ce4">
            <text:p>3.919</text:p>
          </table:table-cell>
          <table:table-cell office:value-type="string" table:style-name="ce23">
            <text:p>IDtoAviobook</text:p>
          </table:table-cell>
          <table:table-cell office:value-type="date" office:date-value="2025-05-22T08:45:00" table:style-name="ce14">
            <text:p>5/22/25 08:45 AM</text:p>
          </table:table-cell>
          <table:table-cell office:value-type="date" office:date-value="2025-05-22T12:40:09" table:style-name="ce14">
            <text:p>5/22/25 12:40 PM</text:p>
          </table:table-cell>
          <table:table-cell office:value-type="string" table:style-name="ce15">
            <text:p># finished avio_pilot fix; now writing test . .</text:p>
          </table:table-cell>
          <table:table-cell table:style-name="ce19"/>
          <table:table-cell table:number-columns-repeated="16375" table:style-name="ce17"/>
        </table:table-row>
        <table:table-row table:style-name="ro2" table:visibility="collapse">
          <table:table-cell office:value-type="float" office:value="916" table:formula="of:=[.A1009]" table:style-name="ce18">
            <text:p>916</text:p>
          </table:table-cell>
          <table:table-cell table:style-name="ce20"/>
          <table:table-cell office:value-type="string" table:style-name="ce4">
            <text:p>BILLED</text:p>
          </table:table-cell>
          <table:table-cell office:value-type="float" office:value="1.0100000000093132" table:formula="of:=IF(AND([.F1010] &lt;&gt; &quot;&quot;;[.G1010] &lt;&gt; &quot;&quot;);([.G1010]-[.F1010])*24;&quot;---&quot;)" table:style-name="ce4">
            <text:p>1.010</text:p>
          </table:table-cell>
          <table:table-cell office:value-type="string" table:style-name="ce23">
            <text:p>IDtoAviobook</text:p>
          </table:table-cell>
          <table:table-cell office:value-type="date" office:date-value="2025-05-22T13:15:00" table:style-name="ce14">
            <text:p>5/22/25 01:15 PM</text:p>
          </table:table-cell>
          <table:table-cell office:value-type="date" office:date-value="2025-05-22T14:15:36" table:style-name="ce14">
            <text:p>5/22/25 02:15 PM</text:p>
          </table:table-cell>
          <table:table-cell office:value-type="string" table:style-name="ce15">
            <text:p># didn't start test; instead fixed 241 users: down to 10 left.</text:p>
          </table:table-cell>
          <table:table-cell table:style-name="ce19"/>
          <table:table-cell table:number-columns-repeated="16375" table:style-name="ce17"/>
        </table:table-row>
        <table:table-row table:style-name="ro2" table:visibility="collapse">
          <table:table-cell office:value-type="float" office:value="916" table:formula="of:=[.A1010]" table:style-name="ce18">
            <text:p>916</text:p>
          </table:table-cell>
          <table:table-cell table:style-name="ce20"/>
          <table:table-cell office:value-type="string" table:style-name="ce4">
            <text:p>BILLED</text:p>
          </table:table-cell>
          <table:table-cell office:value-type="float" office:value="2.2102777777472511" table:formula="of:=IF(AND([.F1011] &lt;&gt; &quot;&quot;;[.G1011] &lt;&gt; &quot;&quot;);([.G1011]-[.F1011])*24;&quot;---&quot;)" table:style-name="ce4">
            <text:p>2.210</text:p>
          </table:table-cell>
          <table:table-cell office:value-type="string" table:style-name="ce23">
            <text:p>IDtoAviobook</text:p>
          </table:table-cell>
          <table:table-cell office:value-type="date" office:date-value="2025-05-22T14:15:36" table:style-name="ce14">
            <text:p>5/22/25 02:15 PM</text:p>
          </table:table-cell>
          <table:table-cell office:value-type="date" office:date-value="2025-05-22T16:28:13" table:style-name="ce14">
            <text:p>5/22/25 04:28 PM</text:p>
          </table:table-cell>
          <table:table-cell office:value-type="string" table:style-name="ce15">
            <text:p>#writing test</text:p>
          </table:table-cell>
          <table:table-cell table:style-name="ce19"/>
          <table:table-cell table:number-columns-repeated="16375" table:style-name="ce17"/>
        </table:table-row>
        <table:table-row table:style-name="ro13" table:visibility="collapse">
          <table:table-cell office:value-type="float" office:value="916" table:formula="of:=[.A1011]" table:style-name="ce18">
            <text:p>916</text:p>
          </table:table-cell>
          <table:table-cell table:style-name="ce11"/>
          <table:table-cell office:value-type="string" table:style-name="ce4">
            <text:p>BILLED</text:p>
          </table:table-cell>
          <table:table-cell office:value-type="float" office:value="0.19333333329996094" table:formula="of:=IF(AND([.F1012] &lt;&gt; &quot;&quot;;[.G1012] &lt;&gt; &quot;&quot;);([.G1012]-[.F1012])*24;&quot;---&quot;)" table:style-name="ce4">
            <text:p>0.193</text:p>
          </table:table-cell>
          <table:table-cell office:value-type="string" table:style-name="ce23">
            <text:p>IDtoAviobook</text:p>
          </table:table-cell>
          <table:table-cell office:value-type="date" office:date-value="2025-05-22T16:28:13" table:style-name="ce14">
            <text:p>5/22/25 04:28 PM</text:p>
          </table:table-cell>
          <table:table-cell office:value-type="date" office:date-value="2025-05-22T16:39:49" table:style-name="ce14">
            <text:p>5/22/25 04:39 PM</text:p>
          </table:table-cell>
          <table:table-cell office:value-type="string" table:style-name="ce15">
            <text:p>#Running rbeae1 new test in pipeline</text:p>
          </table:table-cell>
          <table:table-cell table:style-name="ce16"/>
          <table:table-cell table:number-columns-repeated="16375"/>
        </table:table-row>
        <table:table-row table:style-name="ro2" table:visibility="collapse">
          <table:table-cell office:value-type="float" office:value="916" table:formula="of:=[.A1012]" table:style-name="ce18">
            <text:p>916</text:p>
          </table:table-cell>
          <table:table-cell table:style-name="ce32"/>
          <table:table-cell office:value-type="string" table:style-name="ce4">
            <text:p>BILLED</text:p>
          </table:table-cell>
          <table:table-cell office:value-type="float" office:value="0.12083333329064772" table:formula="of:=IF(AND([.F1013] &lt;&gt; &quot;&quot;;[.G1013] &lt;&gt; &quot;&quot;);([.G1013]-[.F1013])*24;&quot;---&quot;)" table:style-name="ce4">
            <text:p>0.121</text:p>
          </table:table-cell>
          <table:table-cell office:value-type="string" table:style-name="ce23">
            <text:p>IDtoAviobook</text:p>
          </table:table-cell>
          <table:table-cell office:value-type="date" office:date-value="2025-05-22T16:39:49" table:style-name="ce14">
            <text:p>5/22/25 04:39 PM</text:p>
          </table:table-cell>
          <table:table-cell office:value-type="date" office:date-value="2025-05-22T16:47:04" table:style-name="ce14">
            <text:p>5/22/25 04:47 PM</text:p>
          </table:table-cell>
          <table:table-cell office:value-type="string" table:style-name="ce15">
            <text:p>#testing aviobook: dev environment . .is it back now?</text:p>
          </table:table-cell>
          <table:table-cell table:style-name="ce19"/>
          <table:table-cell table:number-columns-repeated="16375" table:style-name="ce17"/>
        </table:table-row>
        <table:table-row table:style-name="ro2" table:visibility="collapse">
          <table:table-cell office:value-type="float" office:value="916" table:formula="of:=[.A1013]" table:style-name="ce18">
            <text:p>916</text:p>
          </table:table-cell>
          <table:table-cell table:style-name="ce20"/>
          <table:table-cell office:value-type="string" table:style-name="ce4">
            <text:p>BILLED</text:p>
          </table:table-cell>
          <table:table-cell office:value-type="float" office:value="0.68527777784038335" table:formula="of:=IF(AND([.F1014] &lt;&gt; &quot;&quot;;[.G1014] &lt;&gt; &quot;&quot;);([.G1014]-[.F1014])*24;&quot;---&quot;)" table:style-name="ce4">
            <text:p>0.685</text:p>
          </table:table-cell>
          <table:table-cell office:value-type="string" table:style-name="ce23">
            <text:p>Git training</text:p>
          </table:table-cell>
          <table:table-cell office:value-type="date" office:date-value="2025-05-22T16:47:04" table:style-name="ce14">
            <text:p>5/22/25 04:47 PM</text:p>
          </table:table-cell>
          <table:table-cell office:value-type="date" office:date-value="2025-05-22T17:28:11" table:style-name="ce14">
            <text:p>5/22/25 05:28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6" table:formula="of:=[.A1014]" table:style-name="ce18">
            <text:p>916</text:p>
          </table:table-cell>
          <table:table-cell table:style-name="ce20"/>
          <table:table-cell table:style-name="ce4"/>
          <table:table-cell office:value-type="string" office:string-value="---" table:formula="of:=IF(AND([.F1015] &lt;&gt; &quot;&quot;;[.G1015] &lt;&gt; &quot;&quot;);([.G1015]-[.F1015])*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15]" table:style-name="ce18">
            <text:p>916</text:p>
          </table:table-cell>
          <table:table-cell table:style-name="ce20"/>
          <table:table-cell table:style-name="ce4"/>
          <table:table-cell office:value-type="string" office:string-value="---" table:formula="of:=IF(AND([.F1016] &lt;&gt; &quot;&quot;;[.G1016] &lt;&gt; &quot;&quot;);([.G1016]-[.F1016])*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16]" table:style-name="ce18">
            <text:p>916</text:p>
          </table:table-cell>
          <table:table-cell table:style-name="ce20"/>
          <table:table-cell table:style-name="ce4"/>
          <table:table-cell office:value-type="string" office:string-value="---" table:formula="of:=IF(AND([.F1017] &lt;&gt; &quot;&quot;;[.G1017] &lt;&gt; &quot;&quot;);([.G1017]-[.F101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17]" table:style-name="ce18">
            <text:p>916</text:p>
          </table:table-cell>
          <table:table-cell table:style-name="ce20"/>
          <table:table-cell table:style-name="ce4"/>
          <table:table-cell office:value-type="string" office:string-value="---" table:formula="of:=IF(AND([.F1018] &lt;&gt; &quot;&quot;;[.G1018] &lt;&gt; &quot;&quot;);([.G1018]-[.F1018])*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18]" table:style-name="ce18">
            <text:p>916</text:p>
          </table:table-cell>
          <table:table-cell table:style-name="ce20"/>
          <table:table-cell table:style-name="ce4"/>
          <table:table-cell office:value-type="string" office:string-value="---" table:formula="of:=IF(AND([.F1019] &lt;&gt; &quot;&quot;;[.G1019] &lt;&gt; &quot;&quot;);([.G1019]-[.F1019])*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19]" table:style-name="ce18">
            <text:p>916</text:p>
          </table:table-cell>
          <table:table-cell table:style-name="ce20"/>
          <table:table-cell table:style-name="ce4"/>
          <table:table-cell office:value-type="string" office:string-value="---" table:formula="of:=IF(AND([.F1020] &lt;&gt; &quot;&quot;;[.G1020] &lt;&gt; &quot;&quot;);([.G1020]-[.F1020])*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20]" table:style-name="ce18">
            <text:p>916</text:p>
          </table:table-cell>
          <table:table-cell table:style-name="ce20"/>
          <table:table-cell table:style-name="ce4"/>
          <table:table-cell office:value-type="string" office:string-value="---" table:formula="of:=IF(AND([.F1021] &lt;&gt; &quot;&quot;;[.G1021] &lt;&gt; &quot;&quot;);([.G1021]-[.F1021])*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21]" table:style-name="ce18">
            <text:p>916</text:p>
          </table:table-cell>
          <table:table-cell table:style-name="ce20"/>
          <table:table-cell table:style-name="ce4"/>
          <table:table-cell office:value-type="string" office:string-value="---" table:formula="of:=IF(AND([.F1022] &lt;&gt; &quot;&quot;;[.G1022] &lt;&gt; &quot;&quot;);([.G1022]-[.F1022])*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22]" table:style-name="ce18">
            <text:p>916</text:p>
          </table:table-cell>
          <table:table-cell office:value-type="float" office:value="4.75" table:formula="of:=COM.MICROSOFT.CEILING([.C1023];0.25)" table:style-name="ce20">
            <text:p>4.750</text:p>
          </table:table-cell>
          <table:table-cell office:value-type="float" office:value="4.5525000000488944" table:formula="of:=SUM([.D1023:.D1041])" table:style-name="ce4">
            <text:p>4.553</text:p>
          </table:table-cell>
          <table:table-cell office:value-type="string" office:string-value="---" table:formula="of:=IF(AND([.F1023] &lt;&gt; &quot;&quot;;[.G1023] &lt;&gt; &quot;&quot;);([.G1023]-[.F1023])*24;&quot;---&quot;)" table:style-name="ce4">
            <text:p>---</text:p>
          </table:table-cell>
          <table:table-cell office:value-type="date" office:date-value="2025-05-23T00:00:00" table:style-name="ce21">
            <text:p>23-May</text:p>
          </table:table-cell>
          <table:table-cell table:number-columns-repeated="2" table:style-name="ce14"/>
          <table:table-cell table:style-name="ce15"/>
          <table:table-cell table:style-name="ce19"/>
          <table:table-cell table:number-columns-repeated="16375" table:style-name="ce17"/>
        </table:table-row>
        <table:table-row table:style-name="ro4" table:visibility="collapse">
          <table:table-cell office:value-type="float" office:value="916" table:formula="of:=[.A1023]" table:style-name="ce18">
            <text:p>916</text:p>
          </table:table-cell>
          <table:table-cell table:style-name="ce20"/>
          <table:table-cell office:value-type="string" table:style-name="ce4">
            <text:p>BILLED</text:p>
          </table:table-cell>
          <table:table-cell office:value-type="float" office:value="1.8669444444822147" table:formula="of:=IF(AND([.F1024] &lt;&gt; &quot;&quot;;[.G1024] &lt;&gt; &quot;&quot;);([.G1024]-[.F1024])*24;&quot;---&quot;)" table:style-name="ce4">
            <text:p>1.867</text:p>
          </table:table-cell>
          <table:table-cell office:value-type="string" table:style-name="ce21">
            <text:p>IDToaviobook</text:p>
          </table:table-cell>
          <table:table-cell office:value-type="date" office:date-value="2025-05-23T11:05:00" table:style-name="ce14">
            <text:p>5/23/25 11:05 AM</text:p>
          </table:table-cell>
          <table:table-cell office:value-type="date" office:date-value="2025-05-23T12:57:01" table:style-name="ce14">
            <text:p>5/23/25 12:57 PM</text:p>
          </table:table-cell>
          <table:table-cell office:value-type="string" table:style-name="ce29">
            <text:p>Worked on passing IDtoAviobook tests in the restored DEV environment. Worked to repush users with the avio_connect_gosups role to fix function value.</text:p>
          </table:table-cell>
          <table:table-cell office:value-type="string" table:style-name="ce19">
            <text:p>They reported the dev environment is fixed again . .it's not . . .&lt;sigh&gt; . . .:-)</text:p>
          </table:table-cell>
          <table:table-cell table:number-columns-repeated="16375" table:style-name="ce17"/>
        </table:table-row>
        <table:table-row table:style-name="ro2" table:visibility="collapse">
          <table:table-cell office:value-type="float" office:value="916" table:formula="of:=[.A1024]" table:style-name="ce18">
            <text:p>916</text:p>
          </table:table-cell>
          <table:table-cell table:style-name="ce20"/>
          <table:table-cell office:value-type="string" table:style-name="ce4">
            <text:p>BILLED</text:p>
          </table:table-cell>
          <table:table-cell office:value-type="float" office:value="0.48722222226206213" table:formula="of:=IF(AND([.F1025] &lt;&gt; &quot;&quot;;[.G1025] &lt;&gt; &quot;&quot;);([.G1025]-[.F1025])*24;&quot;---&quot;)" table:style-name="ce4">
            <text:p>0.487</text:p>
          </table:table-cell>
          <table:table-cell office:value-type="string" table:style-name="ce21">
            <text:p>IDToaviobook</text:p>
          </table:table-cell>
          <table:table-cell office:value-type="date" office:date-value="2025-05-23T12:57:01" table:style-name="ce14">
            <text:p>5/23/25 12:57 PM</text:p>
          </table:table-cell>
          <table:table-cell office:value-type="date" office:date-value="2025-05-23T13:26:15" table:style-name="ce14">
            <text:p>5/23/25 01:26 PM</text:p>
          </table:table-cell>
          <table:table-cell office:value-type="string" table:style-name="ce29">
            <text:p># pushign users</text:p>
          </table:table-cell>
          <table:table-cell table:style-name="ce19"/>
          <table:table-cell table:number-columns-repeated="16375" table:style-name="ce17"/>
        </table:table-row>
        <table:table-row table:style-name="ro2" table:visibility="collapse">
          <table:table-cell office:value-type="float" office:value="916" table:formula="of:=[.A1025]" table:style-name="ce18">
            <text:p>916</text:p>
          </table:table-cell>
          <table:table-cell table:style-name="ce20"/>
          <table:table-cell office:value-type="string" table:style-name="ce4">
            <text:p>BILLED</text:p>
          </table:table-cell>
          <table:table-cell office:value-type="float" office:value="0.6322222221060656" table:formula="of:=IF(AND([.F1026] &lt;&gt; &quot;&quot;;[.G1026] &lt;&gt; &quot;&quot;);([.G1026]-[.F1026])*24;&quot;---&quot;)" table:style-name="ce4">
            <text:p>0.632</text:p>
          </table:table-cell>
          <table:table-cell office:value-type="string" table:style-name="ce21">
            <text:p>IDToaviobook</text:p>
          </table:table-cell>
          <table:table-cell office:value-type="date" office:date-value="2025-05-23T13:26:15" table:style-name="ce14">
            <text:p>5/23/25 01:26 PM</text:p>
          </table:table-cell>
          <table:table-cell office:value-type="date" office:date-value="2025-05-23T14:04:11" table:style-name="ce14">
            <text:p>5/23/25 02:04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6" table:formula="of:=[.A1026]" table:style-name="ce18">
            <text:p>916</text:p>
          </table:table-cell>
          <table:table-cell table:style-name="ce20"/>
          <table:table-cell office:value-type="string" table:style-name="ce4">
            <text:p>BILLED</text:p>
          </table:table-cell>
          <table:table-cell office:value-type="float" office:value="0.26833333336981013" table:formula="of:=IF(AND([.F1027] &lt;&gt; &quot;&quot;;[.G1027] &lt;&gt; &quot;&quot;);([.G1027]-[.F1027])*24;&quot;---&quot;)" table:style-name="ce4">
            <text:p>0.268</text:p>
          </table:table-cell>
          <table:table-cell office:value-type="string" table:style-name="ce21">
            <text:p>IDToaviobook</text:p>
          </table:table-cell>
          <table:table-cell office:value-type="date" office:date-value="2025-05-23T18:09:16" table:style-name="ce14">
            <text:p>5/23/25 06:09 PM</text:p>
          </table:table-cell>
          <table:table-cell office:value-type="date" office:date-value="2025-05-23T18:25:22" table:style-name="ce14">
            <text:p>5/23/25 06:25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6" table:formula="of:=[.A1027]" table:style-name="ce18">
            <text:p>916</text:p>
          </table:table-cell>
          <table:table-cell table:style-name="ce20"/>
          <table:table-cell table:style-name="ce4"/>
          <table:table-cell office:value-type="string" office:string-value="---" table:formula="of:=IF(AND([.F1028] &lt;&gt; &quot;&quot;;[.G1028] &lt;&gt; &quot;&quot;);([.G1028]-[.F1028])*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28]" table:style-name="ce18">
            <text:p>916</text:p>
          </table:table-cell>
          <table:table-cell table:style-name="ce20"/>
          <table:table-cell table:style-name="ce4"/>
          <table:table-cell office:value-type="string" office:string-value="---" table:formula="of:=IF(AND([.F1029] &lt;&gt; &quot;&quot;;[.G1029] &lt;&gt; &quot;&quot;);([.G1029]-[.F1029])*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29]" table:style-name="ce18">
            <text:p>916</text:p>
          </table:table-cell>
          <table:table-cell table:style-name="ce20"/>
          <table:table-cell table:style-name="ce4"/>
          <table:table-cell office:value-type="string" office:string-value="---" table:formula="of:=IF(AND([.F1030] &lt;&gt; &quot;&quot;;[.G1030] &lt;&gt; &quot;&quot;);([.G1030]-[.F1030])*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30]" table:style-name="ce18">
            <text:p>916</text:p>
          </table:table-cell>
          <table:table-cell table:style-name="ce20"/>
          <table:table-cell table:style-name="ce4"/>
          <table:table-cell office:value-type="string" office:string-value="---" table:formula="of:=IF(AND([.F1031] &lt;&gt; &quot;&quot;;[.G1031] &lt;&gt; &quot;&quot;);([.G1031]-[.F1031])*24;&quot;---&quot;)" table:style-name="ce4">
            <text:p>---</text:p>
          </table:table-cell>
          <table:table-cell office:value-type="string" table:style-name="ce23">
            <text:p>SATURDAY</text:p>
          </table:table-cell>
          <table:table-cell table:number-columns-repeated="2" table:style-name="ce14"/>
          <table:table-cell table:style-name="ce15"/>
          <table:table-cell table:style-name="ce19"/>
          <table:table-cell table:number-columns-repeated="16375" table:style-name="ce17"/>
        </table:table-row>
        <table:table-row table:style-name="ro5" table:visibility="collapse">
          <table:table-cell office:value-type="float" office:value="916" table:formula="of:=[.A1031]" table:style-name="ce18">
            <text:p>916</text:p>
          </table:table-cell>
          <table:table-cell table:style-name="ce20"/>
          <table:table-cell table:style-name="ce4"/>
          <table:table-cell office:value-type="float" office:value="1.2977777778287418" table:formula="of:=IF(AND([.F1032] &lt;&gt; &quot;&quot;;[.G1032] &lt;&gt; &quot;&quot;);([.G1032]-[.F1032])*24;&quot;---&quot;)" table:style-name="ce4">
            <text:p>1.298</text:p>
          </table:table-cell>
          <table:table-cell office:value-type="string" table:style-name="ce21">
            <text:p>IDToaviobook</text:p>
          </table:table-cell>
          <table:table-cell office:value-type="date" office:date-value="2025-05-24T09:00:00" table:style-name="ce14">
            <text:p>5/24/25 09:00 AM</text:p>
          </table:table-cell>
          <table:table-cell office:value-type="date" office:date-value="2025-05-24T10:17:52" table:style-name="ce14">
            <text:p>5/24/25 10:17 AM</text:p>
          </table:table-cell>
          <table:table-cell office:value-type="string" table:style-name="ce15">
            <text:p>Worked on passing tests with the new pilot definition on IDtoAviobook.</text:p>
          </table:table-cell>
          <table:table-cell table:style-name="ce19"/>
          <table:table-cell table:number-columns-repeated="16375" table:style-name="ce17"/>
        </table:table-row>
        <table:table-row table:style-name="ro2" table:visibility="collapse">
          <table:table-cell office:value-type="float" office:value="916" table:formula="of:=[.A1032]" table:style-name="ce18">
            <text:p>916</text:p>
          </table:table-cell>
          <table:table-cell table:style-name="ce20"/>
          <table:table-cell table:style-name="ce4"/>
          <table:table-cell office:value-type="string" office:string-value="---" table:formula="of:=IF(AND([.F1033] &lt;&gt; &quot;&quot;;[.G1033] &lt;&gt; &quot;&quot;);([.G1033]-[.F1033])*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33]" table:style-name="ce18">
            <text:p>916</text:p>
          </table:table-cell>
          <table:table-cell table:style-name="ce20"/>
          <table:table-cell table:style-name="ce4"/>
          <table:table-cell office:value-type="string" office:string-value="---" table:formula="of:=IF(AND([.F1034] &lt;&gt; &quot;&quot;;[.G1034] &lt;&gt; &quot;&quot;);([.G1034]-[.F103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34]" table:style-name="ce18">
            <text:p>916</text:p>
          </table:table-cell>
          <table:table-cell table:style-name="ce20"/>
          <table:table-cell table:style-name="ce4"/>
          <table:table-cell office:value-type="string" office:string-value="---" table:formula="of:=IF(AND([.F1035] &lt;&gt; &quot;&quot;;[.G1035] &lt;&gt; &quot;&quot;);([.G1035]-[.F103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35]" table:style-name="ce18">
            <text:p>916</text:p>
          </table:table-cell>
          <table:table-cell table:style-name="ce20"/>
          <table:table-cell table:style-name="ce4"/>
          <table:table-cell office:value-type="string" office:string-value="---" table:formula="of:=IF(AND([.F1036] &lt;&gt; &quot;&quot;;[.G1036] &lt;&gt; &quot;&quot;);([.G1036]-[.F103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36]" table:style-name="ce18">
            <text:p>916</text:p>
          </table:table-cell>
          <table:table-cell table:style-name="ce20"/>
          <table:table-cell table:style-name="ce4"/>
          <table:table-cell office:value-type="string" office:string-value="---" table:formula="of:=IF(AND([.F1037] &lt;&gt; &quot;&quot;;[.G1037] &lt;&gt; &quot;&quot;);([.G1037]-[.F1037])*24;&quot;---&quot;)" table:style-name="ce4">
            <text:p>---</text:p>
          </table:table-cell>
          <table:table-cell table:style-name="ce28"/>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37]" table:style-name="ce18">
            <text:p>916</text:p>
          </table:table-cell>
          <table:table-cell table:style-name="ce20"/>
          <table:table-cell table:style-name="ce4"/>
          <table:table-cell office:value-type="string" office:string-value="---" table:formula="of:=IF(AND([.F1038] &lt;&gt; &quot;&quot;;[.G1038] &lt;&gt; &quot;&quot;);([.G1038]-[.F1038])*24;&quot;---&quot;)" table:style-name="ce4">
            <text:p>---</text:p>
          </table:table-cell>
          <table:table-cell table:style-name="ce28"/>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38]" table:style-name="ce18">
            <text:p>916</text:p>
          </table:table-cell>
          <table:table-cell table:style-name="ce20"/>
          <table:table-cell table:style-name="ce4"/>
          <table:table-cell office:value-type="string" office:string-value="---" table:formula="of:=IF(AND([.F1039] &lt;&gt; &quot;&quot;;[.G1039] &lt;&gt; &quot;&quot;);([.G1039]-[.F1039])*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39]" table:style-name="ce18">
            <text:p>916</text:p>
          </table:table-cell>
          <table:table-cell table:style-name="ce20"/>
          <table:table-cell table:style-name="ce4"/>
          <table:table-cell office:value-type="string" office:string-value="---" table:formula="of:=IF(AND([.F1040] &lt;&gt; &quot;&quot;;[.G1040] &lt;&gt; &quot;&quot;);([.G1040]-[.F1040])*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6" table:formula="of:=[.A1040]" table:style-name="ce18">
            <text:p>916</text:p>
          </table:table-cell>
          <table:table-cell table:style-name="ce20"/>
          <table:table-cell table:style-name="ce4"/>
          <table:table-cell office:value-type="string" office:string-value="---" table:formula="of:=IF(AND([.F1041] &lt;&gt; &quot;&quot;;[.G1041] &lt;&gt; &quot;&quot;);([.G1041]-[.F1041])*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table:number-columns-repeated="2" table:style-name="ce11"/>
          <table:table-cell table:number-columns-repeated="2" table:style-name="ce12"/>
          <table:table-cell table:number-columns-repeated="3" table:style-name="ce13"/>
          <table:table-cell table:style-name="ce15"/>
          <table:table-cell table:style-name="ce16"/>
          <table:table-cell table:number-columns-repeated="16375"/>
        </table:table-row>
        <table:table-row table:style-name="ro3" table:visibility="collapse">
          <table:table-cell office:value-type="float" office:value="917" table:formula="of:=[.A1041]+1" table:style-name="ce18">
            <text:p>917</text:p>
          </table:table-cell>
          <table:table-cell table:style-name="ce12"/>
          <table:table-cell office:value-type="string" table:style-name="ce4">
            <text:p>****************</text:p>
          </table:table-cell>
          <table:table-cell table:style-name="ce4"/>
          <table:table-cell office:value-type="string" office:string-value="Week 917" table:formula="of:=CONCATENATE(&quot;Week &quot;; [.A1043])" table:number-columns-spanned="2" table:number-rows-spanned="3" table:style-name="ce36">
            <text:p>Week 917</text:p>
          </table: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7" table:formula="of:=[.A1043]" table:style-name="ce18">
            <text:p>917</text:p>
          </table:table-cell>
          <table:table-cell table:style-name="ce12"/>
          <table:table-cell office:value-type="string" table:style-name="ce4">
            <text:p>****************</text:p>
          </table:table-cell>
          <table:table-cell table:style-name="ce4"/>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7" table:formula="of:=[.A1044]" table:style-name="ce18">
            <text:p>917</text:p>
          </table:table-cell>
          <table:table-cell table:style-name="ce20"/>
          <table:table-cell office:value-type="string" table:style-name="ce4">
            <text:p>****************</text:p>
          </table:table-cell>
          <table:table-cell table:style-name="ce4"/>
          <table:covered-table-cell/>
          <table:covered-table-cell/>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7" table:formula="of:=[.A1045]" table:style-name="ce18">
            <text:p>917</text:p>
          </table:table-cell>
          <table:table-cell table:style-name="ce20"/>
          <table:table-cell office:value-type="string" table:style-name="ce4">
            <text:p>****************</text:p>
          </table:table-cell>
          <table:table-cell table:style-name="ce4"/>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17" table:formula="of:=[.A1046]" table:style-name="ce18">
            <text:p>917</text:p>
          </table:table-cell>
          <table:table-cell table:style-name="ce20"/>
          <table:table-cell office:value-type="string" table:style-name="ce4">
            <text:p>****************</text:p>
          </table:table-cell>
          <table:table-cell office:value-type="string" office:string-value="---" table:formula="of:=IF(AND([.F1047] &lt;&gt; &quot;&quot;;[.G1047] &lt;&gt; &quot;&quot;);([.G1047]-[.F1047])*24;&quot;---&quot;)" table:style-name="ce4">
            <text:p>---</text:p>
          </table:table-cell>
          <table:table-cell table:style-name="ce13"/>
          <table:table-cell table:style-name="ce28"/>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7" table:formula="of:=[.A1047]" table:style-name="ce18">
            <text:p>917</text:p>
          </table:table-cell>
          <table:table-cell table:style-name="ce20"/>
          <table:table-cell office:value-type="string" table:style-name="ce4">
            <text:p>****************</text:p>
          </table:table-cell>
          <table:table-cell office:value-type="string" office:string-value="---" table:formula="of:=IF(AND([.F1048] &lt;&gt; &quot;&quot;;[.G1048] &lt;&gt; &quot;&quot;);([.G1048]-[.F1048])*24;&quot;---&quot;)" table:style-name="ce4">
            <text:p>---</text:p>
          </table:table-cell>
          <table:table-cell table:style-name="ce13"/>
          <table:table-cell table:style-name="ce28"/>
          <table:table-cell table:style-name="ce14"/>
          <table:table-cell table:style-name="ce15"/>
          <table:table-cell table:style-name="ce19"/>
          <table:table-cell table:number-columns-repeated="16375" table:style-name="ce17"/>
        </table:table-row>
        <table:table-row table:style-name="ro3" table:visibility="collapse">
          <table:table-cell office:value-type="float" office:value="917" table:formula="of:=[.A1048]" table:style-name="ce18">
            <text:p>917</text:p>
          </table:table-cell>
          <table:table-cell table:style-name="ce12"/>
          <table:table-cell office:value-type="string" table:style-name="ce4">
            <text:p>****************</text:p>
          </table:table-cell>
          <table:table-cell office:value-type="string" office:string-value="---" table:formula="of:=IF(AND([.F1049] &lt;&gt; &quot;&quot;;[.G1049] &lt;&gt; &quot;&quot;);([.G1049]-[.F1049])*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visibility="collapse">
          <table:table-cell office:value-type="float" office:value="917" table:formula="of:=[.A1049]" table:style-name="ce18">
            <text:p>917</text:p>
          </table:table-cell>
          <table:table-cell table:style-name="ce12"/>
          <table:table-cell office:value-type="string" table:style-name="ce4">
            <text:p>BILLED</text:p>
          </table:table-cell>
          <table:table-cell office:value-type="string" office:string-value="---" table:formula="of:=IF(AND([.F1050] &lt;&gt; &quot;&quot;;[.G1050] &lt;&gt; &quot;&quot;);([.G1050]-[.F1050])*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50]" table:style-name="ce18">
            <text:p>917</text:p>
          </table:table-cell>
          <table:table-cell office:value-type="float" office:value="0" table:formula="of:=COM.MICROSOFT.CEILING([.C1051];0.25)" table:style-name="ce20">
            <text:p>0.000</text:p>
          </table:table-cell>
          <table:table-cell office:value-type="float" office:value="0" table:formula="of:=SUM([.D1051:.D1070])" table:style-name="ce4">
            <text:p>0.000</text:p>
          </table:table-cell>
          <table:table-cell office:value-type="string" office:string-value="---" table:formula="of:=IF(AND([.F1051] &lt;&gt; &quot;&quot;;[.G1051] &lt;&gt; &quot;&quot;);([.G1051]-[.F1051])*24;&quot;---&quot;)" table:style-name="ce4">
            <text:p>---</text:p>
          </table:table-cell>
          <table:table-cell office:value-type="date" office:date-value="2025-05-26T00:00:00" table:style-name="ce21">
            <text:p>26-May</text:p>
          </table:table-cell>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7" table:formula="of:=[.A1051]" table:style-name="ce18">
            <text:p>917</text:p>
          </table:table-cell>
          <table:table-cell table:style-name="ce20"/>
          <table:table-cell office:value-type="string" table:style-name="ce4">
            <text:p>BILLED</text:p>
          </table:table-cell>
          <table:table-cell office:value-type="string" office:string-value="---" table:formula="of:=IF(AND([.F1052] &lt;&gt; &quot;&quot;;[.G1052] &lt;&gt; &quot;&quot;);([.G1052]-[.F1052])*24;&quot;---&quot;)" table:style-name="ce4">
            <text:p>---</text:p>
          </table:table-cell>
          <table:table-cell office:value-type="string" table:style-name="ce17">
            <text:p>FTO</text:p>
          </table:table-cell>
          <table:table-cell table:number-columns-repeated="3" table:style-name="ce17"/>
          <table:table-cell table:style-name="ce19"/>
          <table:table-cell table:number-columns-repeated="16375" table:style-name="ce17"/>
        </table:table-row>
        <table:table-row table:style-name="ro2" table:visibility="collapse">
          <table:table-cell office:value-type="float" office:value="917" table:formula="of:=[.A1052]" table:style-name="ce18">
            <text:p>917</text:p>
          </table:table-cell>
          <table:table-cell table:style-name="ce20"/>
          <table:table-cell table:style-name="ce4"/>
          <table:table-cell office:value-type="string" office:string-value="---" table:formula="of:=IF(AND([.F1053] &lt;&gt; &quot;&quot;;[.G1053] &lt;&gt; &quot;&quot;);([.G1053]-[.F1053])*24;&quot;---&quot;)" table:style-name="ce4">
            <text:p>---</text:p>
          </table:table-cell>
          <table:table-cell table:number-columns-repeated="4" table:style-name="ce17"/>
          <table:table-cell table:style-name="ce19"/>
          <table:table-cell table:number-columns-repeated="16375" table:style-name="ce17"/>
        </table:table-row>
        <table:table-row table:style-name="ro2" table:visibility="collapse">
          <table:table-cell office:value-type="float" office:value="917" table:formula="of:=[.A1053]" table:style-name="ce18">
            <text:p>917</text:p>
          </table:table-cell>
          <table:table-cell table:style-name="ce20"/>
          <table:table-cell table:style-name="ce4"/>
          <table:table-cell office:value-type="string" office:string-value="---" table:formula="of:=IF(AND([.F1054] &lt;&gt; &quot;&quot;;[.G1054] &lt;&gt; &quot;&quot;);([.G1054]-[.F1054])*24;&quot;---&quot;)" table:style-name="ce4">
            <text:p>---</text:p>
          </table:table-cell>
          <table:table-cell table:style-name="ce21"/>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7" table:formula="of:=[.A1054]" table:style-name="ce18">
            <text:p>917</text:p>
          </table:table-cell>
          <table:table-cell table:style-name="ce20"/>
          <table:table-cell table:style-name="ce4"/>
          <table:table-cell office:value-type="string" office:string-value="---" table:formula="of:=IF(AND([.F1055] &lt;&gt; &quot;&quot;;[.G1055] &lt;&gt; &quot;&quot;);([.G1055]-[.F1055])*24;&quot;---&quot;)" table:style-name="ce4">
            <text:p>---</text:p>
          </table:table-cell>
          <table:table-cell table:style-name="ce21"/>
          <table:table-cell table:number-columns-repeated="2" table:style-name="ce14"/>
          <table:table-cell table:style-name="ce24"/>
          <table:table-cell table:style-name="ce19"/>
          <table:table-cell table:number-columns-repeated="16375" table:style-name="ce17"/>
        </table:table-row>
        <table:table-row table:style-name="ro2" table:visibility="collapse">
          <table:table-cell office:value-type="float" office:value="917" table:formula="of:=[.A1055]" table:style-name="ce18">
            <text:p>917</text:p>
          </table:table-cell>
          <table:table-cell table:style-name="ce20"/>
          <table:table-cell table:style-name="ce4"/>
          <table:table-cell office:value-type="string" office:string-value="---" table:formula="of:=IF(AND([.F1056] &lt;&gt; &quot;&quot;;[.G1056] &lt;&gt; &quot;&quot;);([.G1056]-[.F1056])*24;&quot;---&quot;)" table:style-name="ce4">
            <text:p>---</text:p>
          </table:table-cell>
          <table:table-cell table:style-name="ce21"/>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7" table:formula="of:=[.A1056]" table:style-name="ce18">
            <text:p>917</text:p>
          </table:table-cell>
          <table:table-cell table:style-name="ce20"/>
          <table:table-cell table:style-name="ce4"/>
          <table:table-cell office:value-type="string" office:string-value="---" table:formula="of:=IF(AND([.F1057] &lt;&gt; &quot;&quot;;[.G1057] &lt;&gt; &quot;&quot;);([.G1057]-[.F1057])*24;&quot;---&quot;)" table:style-name="ce4">
            <text:p>---</text:p>
          </table:table-cell>
          <table:table-cell table:style-name="ce21"/>
          <table:table-cell table:number-columns-repeated="2" table:style-name="ce14"/>
          <table:table-cell table:style-name="ce22"/>
          <table:table-cell table:style-name="ce19"/>
          <table:table-cell table:number-columns-repeated="16375" table:style-name="ce17"/>
        </table:table-row>
        <table:table-row table:style-name="ro13" table:visibility="collapse">
          <table:table-cell office:value-type="float" office:value="917" table:formula="of:=[.A1057]" table:style-name="ce18">
            <text:p>917</text:p>
          </table:table-cell>
          <table:table-cell table:style-name="ce33"/>
          <table:table-cell table:style-name="ce4"/>
          <table:table-cell office:value-type="string" office:string-value="---" table:formula="of:=IF(AND([.F1058] &lt;&gt; &quot;&quot;;[.G1058] &lt;&gt; &quot;&quot;);([.G1058]-[.F1058])*24;&quot;---&quot;)" table:style-name="ce4">
            <text:p>---</text:p>
          </table:table-cell>
          <table:table-cell table:style-name="ce21"/>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7" table:formula="of:=[.A1058]" table:style-name="ce18">
            <text:p>917</text:p>
          </table:table-cell>
          <table:table-cell table:style-name="ce20"/>
          <table:table-cell table:style-name="ce4"/>
          <table:table-cell office:value-type="string" office:string-value="---" table:formula="of:=IF(AND([.F1059] &lt;&gt; &quot;&quot;;[.G1059] &lt;&gt; &quot;&quot;);([.G1059]-[.F1059])*24;&quot;---&quot;)" table:style-name="ce4">
            <text:p>---</text:p>
          </table:table-cell>
          <table:table-cell table:style-name="ce21"/>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7" table:formula="of:=[.A1059]" table:style-name="ce18">
            <text:p>917</text:p>
          </table:table-cell>
          <table:table-cell table:style-name="ce20"/>
          <table:table-cell table:style-name="ce4"/>
          <table:table-cell office:value-type="string" office:string-value="---" table:formula="of:=IF(AND([.F1060] &lt;&gt; &quot;&quot;;[.G1060] &lt;&gt; &quot;&quot;);([.G1060]-[.F1060])*24;&quot;---&quot;)" table:style-name="ce4">
            <text:p>---</text:p>
          </table:table-cell>
          <table:table-cell table:style-name="ce21"/>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7" table:formula="of:=[.A1060]" table:style-name="ce18">
            <text:p>917</text:p>
          </table:table-cell>
          <table:table-cell table:style-name="ce20"/>
          <table:table-cell table:style-name="ce4"/>
          <table:table-cell office:value-type="string" office:string-value="---" table:formula="of:=IF(AND([.F1061] &lt;&gt; &quot;&quot;;[.G1061] &lt;&gt; &quot;&quot;);([.G1061]-[.F1061])*24;&quot;---&quot;)" table:style-name="ce4">
            <text:p>---</text:p>
          </table:table-cell>
          <table:table-cell table:style-name="ce21"/>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7" table:formula="of:=[.A1061]" table:style-name="ce18">
            <text:p>917</text:p>
          </table:table-cell>
          <table:table-cell table:style-name="ce20"/>
          <table:table-cell table:style-name="ce4"/>
          <table:table-cell office:value-type="string" office:string-value="---" table:formula="of:=IF(AND([.F1062] &lt;&gt; &quot;&quot;;[.G1062] &lt;&gt; &quot;&quot;);([.G1062]-[.F1062])*24;&quot;---&quot;)" table:style-name="ce4">
            <text:p>---</text:p>
          </table:table-cell>
          <table:table-cell table:style-name="ce21"/>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7" table:formula="of:=[.A1062]" table:style-name="ce18">
            <text:p>917</text:p>
          </table:table-cell>
          <table:table-cell table:style-name="ce20"/>
          <table:table-cell table:style-name="ce4"/>
          <table:table-cell office:value-type="string" office:string-value="---" table:formula="of:=IF(AND([.F1063] &lt;&gt; &quot;&quot;;[.G1063] &lt;&gt; &quot;&quot;);([.G1063]-[.F1063])*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7" table:formula="of:=[.A1063]" table:style-name="ce18">
            <text:p>917</text:p>
          </table:table-cell>
          <table:table-cell table:style-name="ce20"/>
          <table:table-cell table:style-name="ce4"/>
          <table:table-cell office:value-type="string" office:string-value="---" table:formula="of:=IF(AND([.F1064] &lt;&gt; &quot;&quot;;[.G1064] &lt;&gt; &quot;&quot;);([.G1064]-[.F1064])*24;&quot;---&quot;)" table:style-name="ce4">
            <text:p>---</text:p>
          </table:table-cell>
          <table:table-cell table:style-name="ce23"/>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7" table:formula="of:=[.A1064]" table:style-name="ce18">
            <text:p>917</text:p>
          </table:table-cell>
          <table:table-cell table:style-name="ce20"/>
          <table:table-cell table:style-name="ce4"/>
          <table:table-cell office:value-type="string" office:string-value="---" table:formula="of:=IF(AND([.F1065] &lt;&gt; &quot;&quot;;[.G1065] &lt;&gt; &quot;&quot;);([.G1065]-[.F1065])*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65]" table:style-name="ce18">
            <text:p>917</text:p>
          </table:table-cell>
          <table:table-cell table:style-name="ce20"/>
          <table:table-cell table:style-name="ce4"/>
          <table:table-cell office:value-type="string" office:string-value="---" table:formula="of:=IF(AND([.F1066] &lt;&gt; &quot;&quot;;[.G1066] &lt;&gt; &quot;&quot;);([.G1066]-[.F1066])*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66]" table:style-name="ce18">
            <text:p>917</text:p>
          </table:table-cell>
          <table:table-cell table:style-name="ce20"/>
          <table:table-cell table:style-name="ce4"/>
          <table:table-cell office:value-type="string" office:string-value="---" table:formula="of:=IF(AND([.F1067] &lt;&gt; &quot;&quot;;[.G1067] &lt;&gt; &quot;&quot;);([.G1067]-[.F1067])*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67]" table:style-name="ce18">
            <text:p>917</text:p>
          </table:table-cell>
          <table:table-cell table:style-name="ce20"/>
          <table:table-cell table:style-name="ce4"/>
          <table:table-cell office:value-type="string" office:string-value="---" table:formula="of:=IF(AND([.F1068] &lt;&gt; &quot;&quot;;[.G1068] &lt;&gt; &quot;&quot;);([.G1068]-[.F1068])*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68]" table:style-name="ce18">
            <text:p>917</text:p>
          </table:table-cell>
          <table:table-cell table:style-name="ce20"/>
          <table:table-cell table:style-name="ce4"/>
          <table:table-cell office:value-type="string" office:string-value="---" table:formula="of:=IF(AND([.F1069] &lt;&gt; &quot;&quot;;[.G1069] &lt;&gt; &quot;&quot;);([.G1069]-[.F1069])*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69]" table:style-name="ce18">
            <text:p>917</text:p>
          </table:table-cell>
          <table:table-cell table:style-name="ce20"/>
          <table:table-cell table:style-name="ce4"/>
          <table:table-cell office:value-type="string" office:string-value="---" table:formula="of:=IF(AND([.F1070] &lt;&gt; &quot;&quot;;[.G1070] &lt;&gt; &quot;&quot;);([.G1070]-[.F1070])*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70]" table:style-name="ce18">
            <text:p>917</text:p>
          </table:table-cell>
          <table:table-cell office:value-type="float" office:value="8" table:formula="of:=COM.MICROSOFT.CEILING([.C1071];0.25)" table:style-name="ce20">
            <text:p>8.000</text:p>
          </table:table-cell>
          <table:table-cell office:value-type="float" office:value="7.8719444442540407" table:formula="of:=SUM([.D1071:.D1095])" table:style-name="ce4">
            <text:p>7.872</text:p>
          </table:table-cell>
          <table:table-cell office:value-type="string" office:string-value="---" table:formula="of:=IF(AND([.F1071] &lt;&gt; &quot;&quot;;[.G1071] &lt;&gt; &quot;&quot;);([.G1071]-[.F1071])*24;&quot;---&quot;)" table:style-name="ce4">
            <text:p>---</text:p>
          </table:table-cell>
          <table:table-cell office:value-type="date" office:date-value="2025-05-27T00:00:00" table:style-name="ce21">
            <text:p>27-May</text:p>
          </table:table-cell>
          <table:table-cell table:number-columns-repeated="2" table:style-name="ce14"/>
          <table:table-cell table:style-name="ce15"/>
          <table:table-cell table:style-name="ce16"/>
          <table:table-cell table:number-columns-repeated="16375" table:style-name="ce17"/>
        </table:table-row>
        <table:table-row table:style-name="ro5" table:visibility="collapse">
          <table:table-cell office:value-type="float" office:value="917" table:formula="of:=[.A1071]" table:style-name="ce18">
            <text:p>917</text:p>
          </table:table-cell>
          <table:table-cell table:style-name="ce20"/>
          <table:table-cell office:value-type="string" table:style-name="ce4">
            <text:p>BILLED</text:p>
          </table:table-cell>
          <table:table-cell office:value-type="float" office:value="0.49999999988358468" table:formula="of:=IF(AND([.F1072] &lt;&gt; &quot;&quot;;[.G1072] &lt;&gt; &quot;&quot;);([.G1072]-[.F1072])*24;&quot;---&quot;)" table:style-name="ce4">
            <text:p>0.500</text:p>
          </table:table-cell>
          <table:table-cell office:value-type="string" table:style-name="ce21">
            <text:p>IDtoApptio</text:p>
          </table:table-cell>
          <table:table-cell office:value-type="date" office:date-value="2025-05-27T08:00:00" table:style-name="ce14">
            <text:p>5/27/25 08:00 AM</text:p>
          </table:table-cell>
          <table:table-cell office:value-type="date" office:date-value="2025-05-27T08:30:00" table:style-name="ce14">
            <text:p>5/27/25 08:30 AM</text:p>
          </table:table-cell>
          <table:table-cell office:value-type="string" table:style-name="ce15">
            <text:p>IDtoApptio new driver meeting with Ashleigh and Ben. Work session with Ashleigh.</text:p>
          </table:table-cell>
          <table:table-cell table:style-name="ce16"/>
          <table:table-cell table:number-columns-repeated="16375" table:style-name="ce17"/>
        </table:table-row>
        <table:table-row table:style-name="ro2" table:visibility="collapse">
          <table:table-cell office:value-type="float" office:value="917" table:formula="of:=[.A1072]" table:style-name="ce18">
            <text:p>917</text:p>
          </table:table-cell>
          <table:table-cell table:style-name="ce20"/>
          <table:table-cell office:value-type="string" table:style-name="ce4">
            <text:p>BILLED</text:p>
          </table:table-cell>
          <table:table-cell office:value-type="float" office:value="0.2333333333954215" table:formula="of:=IF(AND([.F1073] &lt;&gt; &quot;&quot;;[.G1073] &lt;&gt; &quot;&quot;);([.G1073]-[.F1073])*24;&quot;---&quot;)" table:style-name="ce4">
            <text:p>0.233</text:p>
          </table:table-cell>
          <table:table-cell office:value-type="string" table:style-name="ce21">
            <text:p>mtg-standup</text:p>
          </table:table-cell>
          <table:table-cell office:value-type="date" office:date-value="2025-05-27T08:30:00" table:style-name="ce14">
            <text:p>5/27/25 08:30 AM</text:p>
          </table:table-cell>
          <table:table-cell office:value-type="date" office:date-value="2025-05-27T08:44:00" table:style-name="ce14">
            <text:p>5/27/25 08:44 AM</text:p>
          </table:table-cell>
          <table:table-cell office:value-type="string" table:style-name="ce22">
            <text:p>Daily meetings with the team.</text:p>
          </table:table-cell>
          <table:table-cell table:style-name="ce16"/>
          <table:table-cell table:number-columns-repeated="16375" table:style-name="ce17"/>
        </table:table-row>
        <table:table-row table:style-name="ro2" table:visibility="collapse">
          <table:table-cell office:value-type="float" office:value="917" table:formula="of:=[.A1073]" table:style-name="ce18">
            <text:p>917</text:p>
          </table:table-cell>
          <table:table-cell table:style-name="ce20"/>
          <table:table-cell office:value-type="string" table:style-name="ce4">
            <text:p>BILLED</text:p>
          </table:table-cell>
          <table:table-cell office:value-type="float" office:value="0.24999999994179234" table:formula="of:=IF(AND([.F1074] &lt;&gt; &quot;&quot;;[.G1074] &lt;&gt; &quot;&quot;);([.G1074]-[.F1074])*24;&quot;---&quot;)" table:style-name="ce4">
            <text:p>0.250</text:p>
          </table:table-cell>
          <table:table-cell office:value-type="string" table:style-name="ce21">
            <text:p>mtg-standup</text:p>
          </table:table-cell>
          <table:table-cell office:value-type="date" office:date-value="2025-05-27T09:30:00" table:style-name="ce14">
            <text:p>5/27/25 09:30 AM</text:p>
          </table:table-cell>
          <table:table-cell office:value-type="date" office:date-value="2025-05-27T09:45:00" table:style-name="ce14">
            <text:p>5/27/25 09:45 AM</text:p>
          </table:table-cell>
          <table:table-cell office:value-type="string" table:style-name="ce22">
            <text:p>#accidentially joined on a Tuesday . .</text:p>
          </table:table-cell>
          <table:table-cell table:style-name="ce19"/>
          <table:table-cell table:number-columns-repeated="16375" table:style-name="ce17"/>
        </table:table-row>
        <table:table-row table:style-name="ro5" table:visibility="collapse">
          <table:table-cell office:value-type="float" office:value="917" table:formula="of:=[.A1074]" table:style-name="ce18">
            <text:p>917</text:p>
          </table:table-cell>
          <table:table-cell table:style-name="ce20"/>
          <table:table-cell office:value-type="string" table:style-name="ce4">
            <text:p>BILLED</text:p>
          </table:table-cell>
          <table:table-cell office:value-type="float" office:value="0.36444444442167878" table:formula="of:=IF(AND([.F1075] &lt;&gt; &quot;&quot;;[.G1075] &lt;&gt; &quot;&quot;);([.G1075]-[.F1075])*24;&quot;---&quot;)" table:style-name="ce4">
            <text:p>0.364</text:p>
          </table:table-cell>
          <table:table-cell office:value-type="string" table:style-name="ce23">
            <text:p>IDtoAviobook</text:p>
          </table:table-cell>
          <table:table-cell office:value-type="date" office:date-value="2025-05-27T11:00:00" table:style-name="ce14">
            <text:p>5/27/25 11:00 AM</text:p>
          </table:table-cell>
          <table:table-cell office:value-type="date" office:date-value="2025-05-27T11:21:52" table:style-name="ce14">
            <text:p>5/27/25 11:21 AM</text:p>
          </table:table-cell>
          <table:table-cell office:value-type="string" table:style-name="ce22">
            <text:p>Worked on fixing user e105824 in Aviobook with Nader and team. Worked on finalizing testing in DEV.</text:p>
          </table:table-cell>
          <table:table-cell office:value-type="string" table:style-name="ce19">
            <text:p>Dev enviornment for aviobook is still broken . . It's taking longer to review/fix test results there now . .boo!</text:p>
          </table:table-cell>
          <table:table-cell table:number-columns-repeated="16375" table:style-name="ce17"/>
        </table:table-row>
        <table:table-row table:style-name="ro2" table:visibility="collapse">
          <table:table-cell office:value-type="float" office:value="917" table:formula="of:=[.A1075]" table:style-name="ce18">
            <text:p>917</text:p>
          </table:table-cell>
          <table:table-cell table:style-name="ce20"/>
          <table:table-cell office:value-type="string" table:style-name="ce4">
            <text:p>BILLED</text:p>
          </table:table-cell>
          <table:table-cell office:value-type="float" office:value="0.26805555552709848" table:formula="of:=IF(AND([.F1076] &lt;&gt; &quot;&quot;;[.G1076] &lt;&gt; &quot;&quot;);([.G1076]-[.F1076])*24;&quot;---&quot;)" table:style-name="ce4">
            <text:p>0.268</text:p>
          </table:table-cell>
          <table:table-cell office:value-type="string" table:style-name="ce23">
            <text:p>BAES estimate</text:p>
          </table:table-cell>
          <table:table-cell office:value-type="date" office:date-value="2025-05-27T11:21:52" table:style-name="ce14">
            <text:p>5/27/25 11:21 AM</text:p>
          </table:table-cell>
          <table:table-cell office:value-type="date" office:date-value="2025-05-27T11:37:57" table:style-name="ce14">
            <text:p>5/27/25 11:37 AM</text:p>
          </table:table-cell>
          <table:table-cell office:value-type="string" table:style-name="ce15">
            <text:p>Worked ROM for handling S &amp; X accounts.</text:p>
          </table:table-cell>
          <table:table-cell office:value-type="string" table:style-name="ce19">
            <text:p>Gary did the rom, looking to see if I could add anything, per Shaun.</text:p>
          </table:table-cell>
          <table:table-cell table:number-columns-repeated="16375" table:style-name="ce17"/>
        </table:table-row>
        <table:table-row table:style-name="ro5" table:visibility="collapse">
          <table:table-cell office:value-type="float" office:value="917" table:formula="of:=[.A1076]" table:style-name="ce18">
            <text:p>917</text:p>
          </table:table-cell>
          <table:table-cell table:style-name="ce20"/>
          <table:table-cell office:value-type="string" table:style-name="ce4">
            <text:p>BILLED</text:p>
          </table:table-cell>
          <table:table-cell office:value-type="float" office:value="0.31611111114034429" table:formula="of:=IF(AND([.F1077] &lt;&gt; &quot;&quot;;[.G1077] &lt;&gt; &quot;&quot;);([.G1077]-[.F1077])*24;&quot;---&quot;)" table:style-name="ce4">
            <text:p>0.316</text:p>
          </table:table-cell>
          <table:table-cell office:value-type="string" table:style-name="ce23">
            <text:p>IDtoAviobook</text:p>
          </table:table-cell>
          <table:table-cell office:value-type="date" office:date-value="2025-05-27T11:37:57" table:style-name="ce14">
            <text:p>5/27/25 11:37 AM</text:p>
          </table:table-cell>
          <table:table-cell office:value-type="date" office:date-value="2025-05-27T11:56:55" table:style-name="ce14">
            <text:p>5/27/25 11:56 AM</text:p>
          </table:table-cell>
          <table:table-cell office:value-type="string" table:style-name="ce15">
            <text:p>#passing tests in dev . .locally; seeing if pipeline can bumbple through the broke dev env . .using 'TEST'</text:p>
          </table:table-cell>
          <table:table-cell table:style-name="ce19"/>
          <table:table-cell table:number-columns-repeated="16375" table:style-name="ce17"/>
        </table:table-row>
        <table:table-row table:style-name="ro2" table:visibility="collapse">
          <table:table-cell office:value-type="float" office:value="917" table:formula="of:=[.A1077]" table:style-name="ce18">
            <text:p>917</text:p>
          </table:table-cell>
          <table:table-cell table:style-name="ce20"/>
          <table:table-cell office:value-type="string" table:style-name="ce4">
            <text:p>BILLED</text:p>
          </table:table-cell>
          <table:table-cell office:value-type="float" office:value="3.0513888888526708" table:formula="of:=IF(AND([.F1078] &lt;&gt; &quot;&quot;;[.G1078] &lt;&gt; &quot;&quot;);([.G1078]-[.F1078])*24;&quot;---&quot;)" table:style-name="ce4">
            <text:p>3.051</text:p>
          </table:table-cell>
          <table:table-cell office:value-type="string" table:style-name="ce21">
            <text:p>IDtoApptio</text:p>
          </table:table-cell>
          <table:table-cell office:value-type="date" office:date-value="2025-05-27T11:56:55" table:style-name="ce14">
            <text:p>5/27/25 11:56 AM</text:p>
          </table:table-cell>
          <table:table-cell office:value-type="date" office:date-value="2025-05-27T15:00:00" table:style-name="ce14">
            <text:p>5/27/25 03:00 PM</text:p>
          </table:table-cell>
          <table:table-cell office:value-type="string" table:style-name="ce15">
            <text:p>#Work session</text:p>
          </table:table-cell>
          <table:table-cell table:style-name="ce19"/>
          <table:table-cell table:number-columns-repeated="16375" table:style-name="ce17"/>
        </table:table-row>
        <table:table-row table:style-name="ro2" table:visibility="collapse">
          <table:table-cell office:value-type="float" office:value="917" table:formula="of:=[.A1078]" table:style-name="ce18">
            <text:p>917</text:p>
          </table:table-cell>
          <table:table-cell table:style-name="ce20"/>
          <table:table-cell office:value-type="string" table:style-name="ce4">
            <text:p>BILLED</text:p>
          </table:table-cell>
          <table:table-cell office:value-type="float" office:value="0.6413888888200745" table:formula="of:=IF(AND([.F1079] &lt;&gt; &quot;&quot;;[.G1079] &lt;&gt; &quot;&quot;);([.G1079]-[.F1079])*24;&quot;---&quot;)" table:style-name="ce4">
            <text:p>0.641</text:p>
          </table:table-cell>
          <table:table-cell office:value-type="string" table:style-name="ce23">
            <text:p>IDtoCrowdStrike</text:p>
          </table:table-cell>
          <table:table-cell office:value-type="date" office:date-value="2025-05-27T15:17:46" table:style-name="ce14">
            <text:p>5/27/25 03:17 PM</text:p>
          </table:table-cell>
          <table:table-cell office:value-type="date" office:date-value="2025-05-27T15:56:15" table:style-name="ce14">
            <text:p>5/27/25 03:56 PM</text:p>
          </table:table-cell>
          <table:table-cell office:value-type="string" table:style-name="ce15">
            <text:p>IDtoCrowdstrike driver review with the EE team.</text:p>
          </table:table-cell>
          <table:table-cell table:style-name="ce19"/>
          <table:table-cell table:number-columns-repeated="16375" table:style-name="ce17"/>
        </table:table-row>
        <table:table-row table:style-name="ro2" table:visibility="collapse">
          <table:table-cell office:value-type="float" office:value="917" table:formula="of:=[.A1079]" table:style-name="ce18">
            <text:p>917</text:p>
          </table:table-cell>
          <table:table-cell table:style-name="ce20"/>
          <table:table-cell office:value-type="string" table:style-name="ce4">
            <text:p>BILLED</text:p>
          </table:table-cell>
          <table:table-cell office:value-type="float" office:value="0.49250000005122274" table:formula="of:=IF(AND([.F1080] &lt;&gt; &quot;&quot;;[.G1080] &lt;&gt; &quot;&quot;);([.G1080]-[.F1080])*24;&quot;---&quot;)" table:style-name="ce4">
            <text:p>0.493</text:p>
          </table:table-cell>
          <table:table-cell office:value-type="string" table:style-name="ce23">
            <text:p>IDtoAviobook</text:p>
          </table:table-cell>
          <table:table-cell office:value-type="date" office:date-value="2025-05-27T15:56:15" table:style-name="ce14">
            <text:p>5/27/25 03:56 PM</text:p>
          </table:table-cell>
          <table:table-cell office:value-type="date" office:date-value="2025-05-27T16:25:48" table:style-name="ce14">
            <text:p>5/27/25 04:25 PM</text:p>
          </table:table-cell>
          <table:table-cell office:value-type="string" table:style-name="ce15">
            <text:p># test review . .</text:p>
          </table:table-cell>
          <table:table-cell table:style-name="ce16"/>
          <table:table-cell table:number-columns-repeated="16375" table:style-name="ce17"/>
        </table:table-row>
        <table:table-row table:style-name="ro2" table:visibility="collapse">
          <table:table-cell office:value-type="float" office:value="917" table:formula="of:=[.A1080]" table:style-name="ce18">
            <text:p>917</text:p>
          </table:table-cell>
          <table:table-cell table:style-name="ce20"/>
          <table:table-cell office:value-type="string" table:style-name="ce4">
            <text:p>BILLED</text:p>
          </table:table-cell>
          <table:table-cell office:value-type="float" office:value="0.2572222221060656" table:formula="of:=IF(AND([.F1081] &lt;&gt; &quot;&quot;;[.G1081] &lt;&gt; &quot;&quot;);([.G1081]-[.F1081])*24;&quot;---&quot;)" table:style-name="ce4">
            <text:p>0.257</text:p>
          </table:table-cell>
          <table:table-cell office:value-type="string" table:style-name="ce21">
            <text:p>IDtoApptio</text:p>
          </table:table-cell>
          <table:table-cell office:value-type="date" office:date-value="2025-05-27T16:25:48" table:style-name="ce14">
            <text:p>5/27/25 04:25 PM</text:p>
          </table:table-cell>
          <table:table-cell office:value-type="date" office:date-value="2025-05-27T16:41:14" table:style-name="ce14">
            <text:p>5/27/25 04:41 PM</text:p>
          </table:table-cell>
          <table:table-cell office:value-type="string" table:style-name="ce15">
            <text:p>#storing latest aptio json postman</text:p>
          </table:table-cell>
          <table:table-cell table:style-name="ce19"/>
          <table:table-cell table:number-columns-repeated="16375" table:style-name="ce17"/>
        </table:table-row>
        <table:table-row table:style-name="ro2" table:visibility="collapse">
          <table:table-cell office:value-type="float" office:value="917" table:formula="of:=[.A1081]" table:style-name="ce18">
            <text:p>917</text:p>
          </table:table-cell>
          <table:table-cell table:style-name="ce20"/>
          <table:table-cell office:value-type="string" table:style-name="ce4">
            <text:p>BILLED</text:p>
          </table:table-cell>
          <table:table-cell office:value-type="float" office:value="1.2324999999837019" table:formula="of:=IF(AND([.F1082] &lt;&gt; &quot;&quot;;[.G1082] &lt;&gt; &quot;&quot;);([.G1082]-[.F1082])*24;&quot;---&quot;)" table:style-name="ce4">
            <text:p>1.232</text:p>
          </table:table-cell>
          <table:table-cell office:value-type="string" table:style-name="ce23">
            <text:p>IDtoAviobook</text:p>
          </table:table-cell>
          <table:table-cell office:value-type="date" office:date-value="2025-05-27T16:41:14" table:style-name="ce14">
            <text:p>5/27/25 04:41 PM</text:p>
          </table:table-cell>
          <table:table-cell office:value-type="date" office:date-value="2025-05-27T17:55:11" table:style-name="ce14">
            <text:p>5/27/25 05:55 PM</text:p>
          </table:table-cell>
          <table:table-cell office:value-type="string" table:style-name="ce15">
            <text:p>#test review</text:p>
          </table:table-cell>
          <table:table-cell table:style-name="ce19"/>
          <table:table-cell table:number-columns-repeated="16375" table:style-name="ce17"/>
        </table:table-row>
        <table:table-row table:style-name="ro2" table:visibility="collapse">
          <table:table-cell office:value-type="float" office:value="917" table:formula="of:=[.A1082]" table:style-name="ce18">
            <text:p>917</text:p>
          </table:table-cell>
          <table:table-cell table:style-name="ce20"/>
          <table:table-cell office:value-type="string" table:style-name="ce4">
            <text:p>BILLED</text:p>
          </table:table-cell>
          <table:table-cell office:value-type="float" office:value="0.26500000013038516" table:formula="of:=IF(AND([.F1083] &lt;&gt; &quot;&quot;;[.G1083] &lt;&gt; &quot;&quot;);([.G1083]-[.F1083])*24;&quot;---&quot;)" table:style-name="ce4">
            <text:p>0.265</text:p>
          </table:table-cell>
          <table:table-cell office:value-type="string" table:style-name="ce23">
            <text:p>IDtoAviobook</text:p>
          </table:table-cell>
          <table:table-cell office:value-type="date" office:date-value="2025-05-27T17:55:11" table:style-name="ce14">
            <text:p>5/27/25 05:55 PM</text:p>
          </table:table-cell>
          <table:table-cell office:value-type="date" office:date-value="2025-05-27T18:11:05" table:style-name="ce14">
            <text:p>5/27/25 06:11 PM</text:p>
          </table:table-cell>
          <table:table-cell office:value-type="string" table:style-name="ce15">
            <text:p>#just sent plan to dhivya/ben</text:p>
          </table:table-cell>
          <table:table-cell table:style-name="ce19"/>
          <table:table-cell table:number-columns-repeated="16375" table:style-name="ce17"/>
        </table:table-row>
        <table:table-row table:style-name="ro2" table:visibility="collapse">
          <table:table-cell office:value-type="float" office:value="917" table:formula="of:=[.A1083]" table:style-name="ce18">
            <text:p>917</text:p>
          </table:table-cell>
          <table:table-cell table:style-name="ce20"/>
          <table:table-cell table:style-name="ce4"/>
          <table:table-cell office:value-type="string" office:string-value="---" table:formula="of:=IF(AND([.F1084] &lt;&gt; &quot;&quot;;[.G1084] &lt;&gt; &quot;&quot;);([.G1084]-[.F108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84]" table:style-name="ce18">
            <text:p>917</text:p>
          </table:table-cell>
          <table:table-cell table:style-name="ce20"/>
          <table:table-cell table:style-name="ce4"/>
          <table:table-cell office:value-type="string" office:string-value="---" table:formula="of:=IF(AND([.F1085] &lt;&gt; &quot;&quot;;[.G1085] &lt;&gt; &quot;&quot;);([.G1085]-[.F108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85]" table:style-name="ce18">
            <text:p>917</text:p>
          </table:table-cell>
          <table:table-cell table:style-name="ce20"/>
          <table:table-cell table:style-name="ce4"/>
          <table:table-cell office:value-type="string" office:string-value="---" table:formula="of:=IF(AND([.F1086] &lt;&gt; &quot;&quot;;[.G1086] &lt;&gt; &quot;&quot;);([.G1086]-[.F108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86]" table:style-name="ce18">
            <text:p>917</text:p>
          </table:table-cell>
          <table:table-cell table:style-name="ce20"/>
          <table:table-cell table:style-name="ce4"/>
          <table:table-cell office:value-type="string" office:string-value="---" table:formula="of:=IF(AND([.F1087] &lt;&gt; &quot;&quot;;[.G1087] &lt;&gt; &quot;&quot;);([.G1087]-[.F108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87]" table:style-name="ce18">
            <text:p>917</text:p>
          </table:table-cell>
          <table:table-cell table:style-name="ce20"/>
          <table:table-cell table:style-name="ce4"/>
          <table:table-cell office:value-type="string" office:string-value="---" table:formula="of:=IF(AND([.F1088] &lt;&gt; &quot;&quot;;[.G1088] &lt;&gt; &quot;&quot;);([.G1088]-[.F1088])*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88]" table:style-name="ce18">
            <text:p>917</text:p>
          </table:table-cell>
          <table:table-cell table:style-name="ce20"/>
          <table:table-cell table:style-name="ce4"/>
          <table:table-cell office:value-type="string" office:string-value="---" table:formula="of:=IF(AND([.F1089] &lt;&gt; &quot;&quot;;[.G1089] &lt;&gt; &quot;&quot;);([.G1089]-[.F1089])*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89]" table:style-name="ce18">
            <text:p>917</text:p>
          </table:table-cell>
          <table:table-cell table:style-name="ce20"/>
          <table:table-cell table:style-name="ce4"/>
          <table:table-cell office:value-type="string" office:string-value="---" table:formula="of:=IF(AND([.F1090] &lt;&gt; &quot;&quot;;[.G1090] &lt;&gt; &quot;&quot;);([.G1090]-[.F1090])*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90]" table:style-name="ce18">
            <text:p>917</text:p>
          </table:table-cell>
          <table:table-cell table:style-name="ce20"/>
          <table:table-cell table:style-name="ce4"/>
          <table:table-cell office:value-type="string" office:string-value="---" table:formula="of:=IF(AND([.F1091] &lt;&gt; &quot;&quot;;[.G1091] &lt;&gt; &quot;&quot;);([.G1091]-[.F1091])*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91]" table:style-name="ce18">
            <text:p>917</text:p>
          </table:table-cell>
          <table:table-cell table:style-name="ce20"/>
          <table:table-cell table:style-name="ce4"/>
          <table:table-cell office:value-type="string" office:string-value="---" table:formula="of:=IF(AND([.F1092] &lt;&gt; &quot;&quot;;[.G1092] &lt;&gt; &quot;&quot;);([.G1092]-[.F1092])*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92]" table:style-name="ce18">
            <text:p>917</text:p>
          </table:table-cell>
          <table:table-cell table:style-name="ce20"/>
          <table:table-cell table:style-name="ce4"/>
          <table:table-cell office:value-type="string" office:string-value="---" table:formula="of:=IF(AND([.F1093] &lt;&gt; &quot;&quot;;[.G1093] &lt;&gt; &quot;&quot;);([.G1093]-[.F1093])*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93]" table:style-name="ce18">
            <text:p>917</text:p>
          </table:table-cell>
          <table:table-cell table:style-name="ce20"/>
          <table:table-cell table:style-name="ce4"/>
          <table:table-cell office:value-type="string" office:string-value="---" table:formula="of:=IF(AND([.F1094] &lt;&gt; &quot;&quot;;[.G1094] &lt;&gt; &quot;&quot;);([.G1094]-[.F109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94]" table:style-name="ce18">
            <text:p>917</text:p>
          </table:table-cell>
          <table:table-cell table:style-name="ce20"/>
          <table:table-cell table:style-name="ce4"/>
          <table:table-cell office:value-type="string" office:string-value="---" table:formula="of:=IF(AND([.F1095] &lt;&gt; &quot;&quot;;[.G1095] &lt;&gt; &quot;&quot;);([.G1095]-[.F1095])*24;&quot;---&quot;)" table:style-name="ce4">
            <text:p>---</text:p>
          </table:table-cell>
          <table:table-cell table:style-name="ce23"/>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17" table:formula="of:=[.A1095]" table:style-name="ce18">
            <text:p>917</text:p>
          </table:table-cell>
          <table:table-cell office:value-type="float" office:value="6.75" table:formula="of:=COM.MICROSOFT.CEILING([.C1096];0.25)" table:style-name="ce20">
            <text:p>6.750</text:p>
          </table:table-cell>
          <table:table-cell office:value-type="float" office:value="6.6630555554875173" table:formula="of:=SUM([.D1096:.D1115])" table:style-name="ce4">
            <text:p>6.663</text:p>
          </table:table-cell>
          <table:table-cell office:value-type="string" office:string-value="---" table:formula="of:=IF(AND([.F1096] &lt;&gt; &quot;&quot;;[.G1096] &lt;&gt; &quot;&quot;);([.G1096]-[.F1096])*24;&quot;---&quot;)" table:style-name="ce4">
            <text:p>---</text:p>
          </table:table-cell>
          <table:table-cell office:value-type="date" office:date-value="2025-05-28T00:00:00" table:style-name="ce21">
            <text:p>28-May</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096]" table:style-name="ce18">
            <text:p>917</text:p>
          </table:table-cell>
          <table:table-cell table:style-name="ce20"/>
          <table:table-cell office:value-type="string" table:style-name="ce4">
            <text:p>BILLED</text:p>
          </table:table-cell>
          <table:table-cell office:value-type="float" office:value="0.25000000011641532" table:formula="of:=IF(AND([.F1097] &lt;&gt; &quot;&quot;;[.G1097] &lt;&gt; &quot;&quot;);([.G1097]-[.F1097])*24;&quot;---&quot;)" table:style-name="ce4">
            <text:p>0.250</text:p>
          </table:table-cell>
          <table:table-cell office:value-type="string" table:style-name="ce23">
            <text:p>mtt-gdaily</text:p>
          </table:table-cell>
          <table:table-cell office:value-type="date" office:date-value="2025-05-28T08:30:00" table:style-name="ce14">
            <text:p>5/28/25 08:30 AM</text:p>
          </table:table-cell>
          <table:table-cell office:value-type="date" office:date-value="2025-05-28T08:45:00" table:style-name="ce14">
            <text:p>5/28/25 08:45 AM</text:p>
          </table:table-cell>
          <table:table-cell office:value-type="string" table:style-name="ce15">
            <text:p>Daily meetings with the team.</text:p>
          </table:table-cell>
          <table:table-cell table:style-name="ce25"/>
          <table:table-cell table:style-name="ce26"/>
          <table:table-cell table:number-columns-repeated="16374"/>
        </table:table-row>
        <table:table-row table:style-name="ro2" table:visibility="collapse">
          <table:table-cell office:value-type="float" office:value="917" table:formula="of:=[.A1097]" table:style-name="ce18">
            <text:p>917</text:p>
          </table:table-cell>
          <table:table-cell table:style-name="ce20"/>
          <table:table-cell office:value-type="string" table:style-name="ce4">
            <text:p>BILLED</text:p>
          </table:table-cell>
          <table:table-cell office:value-type="float" office:value="0.49999999988358468" table:formula="of:=IF(AND([.F1098] &lt;&gt; &quot;&quot;;[.G1098] &lt;&gt; &quot;&quot;);([.G1098]-[.F1098])*24;&quot;---&quot;)" table:style-name="ce4">
            <text:p>0.500</text:p>
          </table:table-cell>
          <table:table-cell office:value-type="string" table:style-name="ce23">
            <text:p>mtt-gdaily</text:p>
          </table:table-cell>
          <table:table-cell office:value-type="date" office:date-value="2025-05-28T09:30:00" table:style-name="ce14">
            <text:p>5/28/25 09:30 AM</text:p>
          </table:table-cell>
          <table:table-cell office:value-type="date" office:date-value="2025-05-28T10:00:00" table:style-name="ce14">
            <text:p>5/28/25 10:00 AM</text:p>
          </table:table-cell>
          <table:table-cell office:value-type="string" table:style-name="ce15">
            <text:p>#</text:p>
          </table:table-cell>
          <table:table-cell table:style-name="ce25"/>
          <table:table-cell table:style-name="ce26"/>
          <table:table-cell table:number-columns-repeated="16374"/>
        </table:table-row>
        <table:table-row table:style-name="ro4" table:visibility="collapse">
          <table:table-cell office:value-type="float" office:value="917" table:formula="of:=[.A1098]" table:style-name="ce18">
            <text:p>917</text:p>
          </table:table-cell>
          <table:table-cell table:style-name="ce20"/>
          <table:table-cell office:value-type="string" table:style-name="ce4">
            <text:p>BILLED</text:p>
          </table:table-cell>
          <table:table-cell office:value-type="float" office:value="0.56777777778916061" table:formula="of:=IF(AND([.F1099] &lt;&gt; &quot;&quot;;[.G1099] &lt;&gt; &quot;&quot;);([.G1099]-[.F1099])*24;&quot;---&quot;)" table:style-name="ce4">
            <text:p>0.568</text:p>
          </table:table-cell>
          <table:table-cell office:value-type="string" table:style-name="ce23">
            <text:p>IDtoaviobook</text:p>
          </table:table-cell>
          <table:table-cell office:value-type="date" office:date-value="2025-05-28T10:00:00" table:style-name="ce14">
            <text:p>5/28/25 10:00 AM</text:p>
          </table:table-cell>
          <table:table-cell office:value-type="date" office:date-value="2025-05-28T10:34:04" table:style-name="ce14">
            <text:p>5/28/25 10:34 AM</text:p>
          </table:table-cell>
          <table:table-cell office:value-type="string" table:style-name="ce22">
            <text:p>Worked on passing tests in DEV using the new prelive split model for IDtoAviobook. Worked to deploy IdtoAviobook in QA.</text:p>
          </table:table-cell>
          <table:table-cell table:style-name="ce25"/>
          <table:table-cell table:style-name="ce26"/>
          <table:table-cell table:number-columns-repeated="16374"/>
        </table:table-row>
        <table:table-row table:style-name="ro2" table:visibility="collapse">
          <table:table-cell office:value-type="float" office:value="917" table:formula="of:=[.A1099]" table:style-name="ce18">
            <text:p>917</text:p>
          </table:table-cell>
          <table:table-cell table:style-name="ce20"/>
          <table:table-cell office:value-type="string" table:style-name="ce4">
            <text:p>BILLED</text:p>
          </table:table-cell>
          <table:table-cell office:value-type="float" office:value="1.3427777776960284" table:formula="of:=IF(AND([.F1100] &lt;&gt; &quot;&quot;;[.G1100] &lt;&gt; &quot;&quot;);([.G1100]-[.F1100])*24;&quot;---&quot;)" table:style-name="ce4">
            <text:p>1.343</text:p>
          </table:table-cell>
          <table:table-cell office:value-type="string" table:style-name="ce23">
            <text:p>IDtoaviobook</text:p>
          </table:table-cell>
          <table:table-cell office:value-type="date" office:date-value="2025-05-28T10:39:26" table:style-name="ce14">
            <text:p>5/28/25 10:39 AM</text:p>
          </table:table-cell>
          <table:table-cell office:value-type="date" office:date-value="2025-05-28T12:00:00" table:style-name="ce14">
            <text:p>5/28/25 12:00 PM</text:p>
          </table:table-cell>
          <table:table-cell office:value-type="string" table:style-name="ce15">
            <text:p>#</text:p>
          </table:table-cell>
          <table:table-cell table:style-name="ce25"/>
          <table:table-cell table:style-name="ce26"/>
          <table:table-cell table:number-columns-repeated="16374"/>
        </table:table-row>
        <table:table-row table:style-name="ro5" table:visibility="collapse">
          <table:table-cell office:value-type="float" office:value="917" table:formula="of:=[.A1100]" table:style-name="ce18">
            <text:p>917</text:p>
          </table:table-cell>
          <table:table-cell table:style-name="ce20"/>
          <table:table-cell office:value-type="string" table:style-name="ce4">
            <text:p>BILLED</text:p>
          </table:table-cell>
          <table:table-cell office:value-type="float" office:value="0.73888888891087845" table:formula="of:=IF(AND([.F1101] &lt;&gt; &quot;&quot;;[.G1101] &lt;&gt; &quot;&quot;);([.G1101]-[.F1101])*24;&quot;---&quot;)" table:style-name="ce4">
            <text:p>0.739</text:p>
          </table:table-cell>
          <table:table-cell office:value-type="string" table:style-name="ce23">
            <text:p>IDtoEmployeeSvc</text:p>
          </table:table-cell>
          <table:table-cell office:value-type="date" office:date-value="2025-05-28T12:00:00" table:style-name="ce14">
            <text:p>5/28/25 12:00 PM</text:p>
          </table:table-cell>
          <table:table-cell office:value-type="date" office:date-value="2025-05-28T12:44:20" table:style-name="ce14">
            <text:p>5/28/25 12:44 PM</text:p>
          </table:table-cell>
          <table:table-cell office:value-type="string" table:style-name="ce15">
            <text:p>Worked on resolving INC6652030 for the IDtoEmployeeSvc driver.</text:p>
          </table:table-cell>
          <table:table-cell table:style-name="ce25"/>
          <table:table-cell table:style-name="ce26"/>
          <table:table-cell table:number-columns-repeated="16374"/>
        </table:table-row>
        <table:table-row table:style-name="ro2" table:visibility="collapse">
          <table:table-cell office:value-type="float" office:value="917" table:formula="of:=[.A1101]" table:style-name="ce18">
            <text:p>917</text:p>
          </table:table-cell>
          <table:table-cell table:style-name="ce20"/>
          <table:table-cell office:value-type="string" table:style-name="ce4">
            <text:p>BILLED</text:p>
          </table:table-cell>
          <table:table-cell office:value-type="float" office:value="2.0944444444030523" table:formula="of:=IF(AND([.F1102] &lt;&gt; &quot;&quot;;[.G1102] &lt;&gt; &quot;&quot;);([.G1102]-[.F1102])*24;&quot;---&quot;)" table:style-name="ce4">
            <text:p>2.094</text:p>
          </table:table-cell>
          <table:table-cell office:value-type="string" table:style-name="ce23">
            <text:p>idtoaviobook</text:p>
          </table:table-cell>
          <table:table-cell office:value-type="date" office:date-value="2025-05-28T15:47:34" table:style-name="ce14">
            <text:p>5/28/25 03:47 PM</text:p>
          </table:table-cell>
          <table:table-cell office:value-type="date" office:date-value="2025-05-28T17:53:14" table:style-name="ce14">
            <text:p>5/28/25 05:53 PM</text:p>
          </table:table-cell>
          <table:table-cell office:value-type="string" table:style-name="ce15">
            <text:p>#qa dploy</text:p>
          </table:table-cell>
          <table:table-cell table:style-name="ce25"/>
          <table:table-cell table:style-name="ce26"/>
          <table:table-cell table:number-columns-repeated="16374"/>
        </table:table-row>
        <table:table-row table:style-name="ro5" table:visibility="collapse">
          <table:table-cell office:value-type="float" office:value="917" table:formula="of:=[.A1102]" table:style-name="ce18">
            <text:p>917</text:p>
          </table:table-cell>
          <table:table-cell table:style-name="ce20"/>
          <table:table-cell office:value-type="string" table:style-name="ce4">
            <text:p>BILLED</text:p>
          </table:table-cell>
          <table:table-cell office:value-type="float" office:value="1.1691666666883975" table:formula="of:=IF(AND([.F1103] &lt;&gt; &quot;&quot;;[.G1103] &lt;&gt; &quot;&quot;);([.G1103]-[.F1103])*24;&quot;---&quot;)" table:style-name="ce4">
            <text:p>1.169</text:p>
          </table:table-cell>
          <table:table-cell office:value-type="string" table:style-name="ce23">
            <text:p>idtoaviobook</text:p>
          </table:table-cell>
          <table:table-cell office:value-type="date" office:date-value="2025-05-28T17:53:14" table:style-name="ce14">
            <text:p>5/28/25 05:53 PM</text:p>
          </table:table-cell>
          <table:table-cell office:value-type="date" office:date-value="2025-05-28T19:03:23" table:style-name="ce14">
            <text:p>5/28/25 07:03 PM</text:p>
          </table:table-cell>
          <table:table-cell office:value-type="string" table:style-name="ce15">
            <text:p>#start qa deploy essentially dine, fixing IDPreliveValidation columns: 'missing dn' error</text:p>
          </table:table-cell>
          <table:table-cell table:style-name="ce25"/>
          <table:table-cell table:style-name="ce26"/>
          <table:table-cell table:number-columns-repeated="16374"/>
        </table:table-row>
        <table:table-row table:style-name="ro2" table:visibility="collapse">
          <table:table-cell office:value-type="float" office:value="917" table:formula="of:=[.A1103]" table:style-name="ce18">
            <text:p>917</text:p>
          </table:table-cell>
          <table:table-cell table:style-name="ce20"/>
          <table:table-cell table:style-name="ce4"/>
          <table:table-cell office:value-type="string" office:string-value="---" table:formula="of:=IF(AND([.F1104] &lt;&gt; &quot;&quot;;[.G1104] &lt;&gt; &quot;&quot;);([.G1104]-[.F1104])*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7" table:formula="of:=[.A1104]" table:style-name="ce18">
            <text:p>917</text:p>
          </table:table-cell>
          <table:table-cell table:style-name="ce20"/>
          <table:table-cell table:style-name="ce4"/>
          <table:table-cell office:value-type="string" office:string-value="---" table:formula="of:=IF(AND([.F1105] &lt;&gt; &quot;&quot;;[.G1105] &lt;&gt; &quot;&quot;);([.G1105]-[.F1105])*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7" table:formula="of:=[.A1105]" table:style-name="ce18">
            <text:p>917</text:p>
          </table:table-cell>
          <table:table-cell table:style-name="ce20"/>
          <table:table-cell table:style-name="ce4"/>
          <table:table-cell office:value-type="string" office:string-value="---" table:formula="of:=IF(AND([.F1106] &lt;&gt; &quot;&quot;;[.G1106] &lt;&gt; &quot;&quot;);([.G1106]-[.F1106])*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7" table:formula="of:=[.A1106]" table:style-name="ce18">
            <text:p>917</text:p>
          </table:table-cell>
          <table:table-cell table:style-name="ce20"/>
          <table:table-cell table:style-name="ce4"/>
          <table:table-cell office:value-type="string" office:string-value="---" table:formula="of:=IF(AND([.F1107] &lt;&gt; &quot;&quot;;[.G1107] &lt;&gt; &quot;&quot;);([.G1107]-[.F1107])*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7" table:formula="of:=[.A1107]" table:style-name="ce18">
            <text:p>917</text:p>
          </table:table-cell>
          <table:table-cell table:style-name="ce20"/>
          <table:table-cell table:style-name="ce4"/>
          <table:table-cell office:value-type="string" office:string-value="---" table:formula="of:=IF(AND([.F1108] &lt;&gt; &quot;&quot;;[.G1108] &lt;&gt; &quot;&quot;);([.G1108]-[.F1108])*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7" table:formula="of:=[.A1108]" table:style-name="ce18">
            <text:p>917</text:p>
          </table:table-cell>
          <table:table-cell table:style-name="ce20"/>
          <table:table-cell table:style-name="ce4"/>
          <table:table-cell office:value-type="string" office:string-value="---" table:formula="of:=IF(AND([.F1109] &lt;&gt; &quot;&quot;;[.G1109] &lt;&gt; &quot;&quot;);([.G1109]-[.F1109])*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7" table:formula="of:=[.A1109]" table:style-name="ce18">
            <text:p>917</text:p>
          </table:table-cell>
          <table:table-cell table:style-name="ce20"/>
          <table:table-cell table:style-name="ce4"/>
          <table:table-cell office:value-type="string" office:string-value="---" table:formula="of:=IF(AND([.F1110] &lt;&gt; &quot;&quot;;[.G1110] &lt;&gt; &quot;&quot;);([.G1110]-[.F1110])*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7" table:formula="of:=[.A1110]" table:style-name="ce18">
            <text:p>917</text:p>
          </table:table-cell>
          <table:table-cell table:style-name="ce20"/>
          <table:table-cell table:style-name="ce4"/>
          <table:table-cell office:value-type="string" office:string-value="---" table:formula="of:=IF(AND([.F1111] &lt;&gt; &quot;&quot;;[.G1111] &lt;&gt; &quot;&quot;);([.G1111]-[.F1111])*24;&quot;---&quot;)" table:style-name="ce4">
            <text:p>---</text:p>
          </table:table-cell>
          <table:table-cell table:style-name="ce23"/>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7" table:formula="of:=[.A1111]" table:style-name="ce18">
            <text:p>917</text:p>
          </table:table-cell>
          <table:table-cell table:style-name="ce20"/>
          <table:table-cell table:style-name="ce4"/>
          <table:table-cell office:value-type="string" office:string-value="---" table:formula="of:=IF(AND([.F1112] &lt;&gt; &quot;&quot;;[.G1112] &lt;&gt; &quot;&quot;);([.G1112]-[.F1112])*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7" table:formula="of:=[.A1112]" table:style-name="ce18">
            <text:p>917</text:p>
          </table:table-cell>
          <table:table-cell table:style-name="ce20"/>
          <table:table-cell table:style-name="ce4"/>
          <table:table-cell office:value-type="string" office:string-value="---" table:formula="of:=IF(AND([.F1113] &lt;&gt; &quot;&quot;;[.G1113] &lt;&gt; &quot;&quot;);([.G1113]-[.F1113])*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7" table:formula="of:=[.A1113]" table:style-name="ce18">
            <text:p>917</text:p>
          </table:table-cell>
          <table:table-cell table:style-name="ce20"/>
          <table:table-cell table:style-name="ce4"/>
          <table:table-cell office:value-type="string" office:string-value="---" table:formula="of:=IF(AND([.F1114] &lt;&gt; &quot;&quot;;[.G1114] &lt;&gt; &quot;&quot;);([.G1114]-[.F1114])*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table-row>
        <table:table-row table:style-name="ro2" table:visibility="collapse">
          <table:table-cell office:value-type="float" office:value="917" table:formula="of:=[.A1114]" table:style-name="ce18">
            <text:p>917</text:p>
          </table:table-cell>
          <table:table-cell table:style-name="ce20"/>
          <table:table-cell table:style-name="ce4"/>
          <table:table-cell office:value-type="string" office:string-value="---" table:formula="of:=IF(AND([.F1115] &lt;&gt; &quot;&quot;;[.G1115] &lt;&gt; &quot;&quot;);([.G1115]-[.F1115])*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15]" table:style-name="ce18">
            <text:p>917</text:p>
          </table:table-cell>
          <table:table-cell office:value-type="float" office:value="7.75" table:formula="of:=COM.MICROSOFT.CEILING([.C1116];0.25)" table:style-name="ce20">
            <text:p>7.750</text:p>
          </table:table-cell>
          <table:table-cell office:value-type="float" office:value="7.6141666668117978" table:formula="of:=SUM([.D1116:.D1132])" table:style-name="ce4">
            <text:p>7.614</text:p>
          </table:table-cell>
          <table:table-cell office:value-type="string" office:string-value="---" table:formula="of:=IF(AND([.F1116] &lt;&gt; &quot;&quot;;[.G1116] &lt;&gt; &quot;&quot;);([.G1116]-[.F1116])*24;&quot;---&quot;)" table:style-name="ce4">
            <text:p>---</text:p>
          </table:table-cell>
          <table:table-cell office:value-type="date" office:date-value="2025-05-29T00:00:00" table:style-name="ce31">
            <text:p>29-May</text:p>
          </table:table-cell>
          <table:table-cell table:number-columns-repeated="2" table:style-name="ce14"/>
          <table:table-cell table:style-name="ce15"/>
          <table:table-cell table:style-name="ce19"/>
          <table:table-cell table:number-columns-repeated="16375" table:style-name="ce17"/>
        </table:table-row>
        <table:table-row table:style-name="ro8" table:visibility="collapse">
          <table:table-cell office:value-type="float" office:value="917" table:formula="of:=[.A1116]" table:style-name="ce18">
            <text:p>917</text:p>
          </table:table-cell>
          <table:table-cell table:style-name="ce20"/>
          <table:table-cell office:value-type="string" table:style-name="ce4">
            <text:p>BILLED</text:p>
          </table:table-cell>
          <table:table-cell office:value-type="float" office:value="0.25000000011641532" table:formula="of:=IF(AND([.F1117] &lt;&gt; &quot;&quot;;[.G1117] &lt;&gt; &quot;&quot;);([.G1117]-[.F1117])*24;&quot;---&quot;)" table:style-name="ce4">
            <text:p>0.250</text:p>
          </table:table-cell>
          <table:table-cell office:value-type="string" table:style-name="ce23">
            <text:p>mtg-Daily</text:p>
          </table:table-cell>
          <table:table-cell office:value-type="date" office:date-value="2025-05-29T08:30:00" table:style-name="ce14">
            <text:p>5/29/25 08:30 AM</text:p>
          </table:table-cell>
          <table:table-cell office:value-type="date" office:date-value="2025-05-29T08:45:00" table:style-name="ce14">
            <text:p>5/29/25 08:45 AM</text:p>
          </table:table-cell>
          <table:table-cell office:value-type="string" table:style-name="ce15">
            <text:p>Daily meetings with the team. EE demo meeting.</text:p>
          </table:table-cell>
          <table:table-cell office:value-type="string" table:style-name="ce19">
            <text:p>I missed most of the demo meeting as I was deploying IDtoAviobook; this is why the time is still small.</text:p>
          </table:table-cell>
          <table:table-cell table:number-columns-repeated="16375" table:style-name="ce17"/>
        </table:table-row>
        <table:table-row table:style-name="ro7" table:visibility="collapse">
          <table:table-cell office:value-type="float" office:value="917" table:formula="of:=[.A1117]" table:style-name="ce18">
            <text:p>917</text:p>
          </table:table-cell>
          <table:table-cell table:style-name="ce20"/>
          <table:table-cell office:value-type="string" table:style-name="ce4">
            <text:p>BILLED</text:p>
          </table:table-cell>
          <table:table-cell office:value-type="float" office:value="1.408333333209157" table:formula="of:=IF(AND([.F1118] &lt;&gt; &quot;&quot;;[.G1118] &lt;&gt; &quot;&quot;);([.G1118]-[.F1118])*24;&quot;---&quot;)" table:style-name="ce4">
            <text:p>1.408</text:p>
          </table:table-cell>
          <table:table-cell office:value-type="string" table:style-name="ce23">
            <text:p>IDtoAviobook</text:p>
          </table:table-cell>
          <table:table-cell office:value-type="date" office:date-value="2025-05-29T09:30:00" table:style-name="ce14">
            <text:p>5/29/25 09:30 AM</text:p>
          </table:table-cell>
          <table:table-cell office:value-type="date" office:date-value="2025-05-29T10:54:30" table:style-name="ce14">
            <text:p>5/29/25 10:54 AM</text:p>
          </table:table-cell>
          <table:table-cell office:value-type="string" table:style-name="ce15">
            <text:p>Worked to resolve test issues in QA for IDtoAviobook. Worked on deploying the latest driver to production. Worked on the last 9 users marked as flight attendants with Kisnley Johnson.</text:p>
          </table:table-cell>
          <table:table-cell table:style-name="ce19"/>
          <table:table-cell table:number-columns-repeated="16375" table:style-name="ce17"/>
        </table:table-row>
        <table:table-row table:style-name="ro5" table:visibility="collapse">
          <table:table-cell office:value-type="float" office:value="917" table:formula="of:=[.A1118]" table:style-name="ce18">
            <text:p>917</text:p>
          </table:table-cell>
          <table:table-cell table:style-name="ce20"/>
          <table:table-cell office:value-type="string" table:style-name="ce4">
            <text:p>BILLED</text:p>
          </table:table-cell>
          <table:table-cell office:value-type="float" office:value="0.99055555555969477" table:formula="of:=IF(AND([.F1119] &lt;&gt; &quot;&quot;;[.G1119] &lt;&gt; &quot;&quot;);([.G1119]-[.F1119])*24;&quot;---&quot;)" table:style-name="ce4">
            <text:p>0.991</text:p>
          </table:table-cell>
          <table:table-cell office:value-type="string" table:style-name="ce23">
            <text:p>IDtoAviobook</text:p>
          </table:table-cell>
          <table:table-cell office:value-type="date" office:date-value="2025-05-29T10:54:30" table:style-name="ce14">
            <text:p>5/29/25 10:54 AM</text:p>
          </table:table-cell>
          <table:table-cell office:value-type="date" office:date-value="2025-05-29T11:53:56" table:style-name="ce14">
            <text:p>5/29/25 11:53 AM</text:p>
          </table:table-cell>
          <table:table-cell office:value-type="string" table:style-name="ce15">
            <text:p>#last two tests on aviobook; then rebaseline, found matching issues</text:p>
          </table:table-cell>
          <table:table-cell table:style-name="ce19"/>
          <table:table-cell table:number-columns-repeated="16375" table:style-name="ce17"/>
        </table:table-row>
        <table:table-row table:style-name="ro2" table:visibility="collapse">
          <table:table-cell office:value-type="float" office:value="917" table:formula="of:=[.A1119]" table:style-name="ce18">
            <text:p>917</text:p>
          </table:table-cell>
          <table:table-cell table:style-name="ce20"/>
          <table:table-cell office:value-type="string" table:style-name="ce4">
            <text:p>BILLED</text:p>
          </table:table-cell>
          <table:table-cell office:value-type="float" office:value="2.121111111191567" table:formula="of:=IF(AND([.F1120] &lt;&gt; &quot;&quot;;[.G1120] &lt;&gt; &quot;&quot;);([.G1120]-[.F1120])*24;&quot;---&quot;)" table:style-name="ce4">
            <text:p>2.121</text:p>
          </table:table-cell>
          <table:table-cell office:value-type="string" table:style-name="ce23">
            <text:p>IDtoAviobook</text:p>
          </table:table-cell>
          <table:table-cell office:value-type="date" office:date-value="2025-05-29T11:53:56" table:style-name="ce14">
            <text:p>5/29/25 11:53 AM</text:p>
          </table:table-cell>
          <table:table-cell office:value-type="date" office:date-value="2025-05-29T14:01:12" table:style-name="ce14">
            <text:p>5/29/25 02:01 PM</text:p>
          </table:table-cell>
          <table:table-cell office:value-type="string" table:style-name="ce15">
            <text:p>#prod deploy</text:p>
          </table:table-cell>
          <table:table-cell table:style-name="ce19"/>
          <table:table-cell table:number-columns-repeated="16375" table:style-name="ce17"/>
        </table:table-row>
        <table:table-row table:style-name="ro2" table:visibility="collapse">
          <table:table-cell office:value-type="float" office:value="917" table:formula="of:=[.A1120]" table:style-name="ce18">
            <text:p>917</text:p>
          </table:table-cell>
          <table:table-cell table:style-name="ce20"/>
          <table:table-cell office:value-type="string" table:style-name="ce4">
            <text:p>BILLED</text:p>
          </table:table-cell>
          <table:table-cell office:value-type="float" office:value="0.15055555565049872" table:formula="of:=IF(AND([.F1121] &lt;&gt; &quot;&quot;;[.G1121] &lt;&gt; &quot;&quot;);([.G1121]-[.F1121])*24;&quot;---&quot;)" table:style-name="ce4">
            <text:p>0.151</text:p>
          </table:table-cell>
          <table:table-cell office:value-type="string" table:style-name="ce23">
            <text:p>mtg-EEDemos</text:p>
          </table:table-cell>
          <table:table-cell office:value-type="date" office:date-value="2025-05-29T14:22:58" table:style-name="ce14">
            <text:p>5/29/25 02:22 PM</text:p>
          </table:table-cell>
          <table:table-cell office:value-type="date" office:date-value="2025-05-29T14:32:00" table:style-name="ce14">
            <text:p>5/29/25 02:32 PM</text:p>
          </table:table-cell>
          <table:table-cell office:value-type="string" table:style-name="ce15">
            <text:p>#</text:p>
          </table:table-cell>
          <table:table-cell table:style-name="ce19"/>
          <table:table-cell table:number-columns-repeated="16375" table:style-name="ce17"/>
        </table:table-row>
        <table:table-row table:style-name="ro4" table:visibility="collapse">
          <table:table-cell office:value-type="float" office:value="917" table:formula="of:=[.A1121]" table:style-name="ce18">
            <text:p>917</text:p>
          </table:table-cell>
          <table:table-cell table:style-name="ce11"/>
          <table:table-cell office:value-type="string" table:style-name="ce4">
            <text:p>BILLED</text:p>
          </table:table-cell>
          <table:table-cell office:value-type="float" office:value="1.5819444443914108" table:formula="of:=IF(AND([.F1122] &lt;&gt; &quot;&quot;;[.G1122] &lt;&gt; &quot;&quot;);([.G1122]-[.F1122])*24;&quot;---&quot;)" table:style-name="ce4">
            <text:p>1.582</text:p>
          </table:table-cell>
          <table:table-cell office:value-type="string" table:style-name="ce23">
            <text:p>BAES UK</text:p>
          </table:table-cell>
          <table:table-cell office:value-type="date" office:date-value="2025-05-29T14:32:00" table:style-name="ce14">
            <text:p>5/29/25 02:32 PM</text:p>
          </table:table-cell>
          <table:table-cell office:value-type="date" office:date-value="2025-05-29T16:06:55" table:style-name="ce14">
            <text:p>5/29/25 04:06 PM</text:p>
          </table:table-cell>
          <table:table-cell office:value-type="string" table:style-name="ce15">
            <text:p>Worked to resolve matching rule questions for the SF driver.</text:p>
          </table:table-cell>
          <table:table-cell office:value-type="string" table:style-name="ce16">
            <text:p>Discussion with Gary coming up with a plan to resolve AC matching rule concerns. Gary created a cool truth table and it really helped the discussion.</text:p>
          </table:table-cell>
          <table:table-cell table:number-columns-repeated="16375"/>
        </table:table-row>
        <table:table-row table:style-name="ro5" table:visibility="collapse">
          <table:table-cell office:value-type="float" office:value="917" table:formula="of:=[.A1122]" table:style-name="ce18">
            <text:p>917</text:p>
          </table:table-cell>
          <table:table-cell table:style-name="ce32"/>
          <table:table-cell office:value-type="string" table:style-name="ce4">
            <text:p>BILLED</text:p>
          </table:table-cell>
          <table:table-cell office:value-type="float" office:value="0.6030555556062609" table:formula="of:=IF(AND([.F1123] &lt;&gt; &quot;&quot;;[.G1123] &lt;&gt; &quot;&quot;);([.G1123]-[.F1123])*24;&quot;---&quot;)" table:style-name="ce4">
            <text:p>0.603</text:p>
          </table:table-cell>
          <table:table-cell office:value-type="string" table:style-name="ce23">
            <text:p>IDtoAutocrib</text:p>
          </table:table-cell>
          <table:table-cell office:value-type="date" office:date-value="2025-05-29T16:06:55" table:style-name="ce14">
            <text:p>5/29/25 04:06 PM</text:p>
          </table:table-cell>
          <table:table-cell office:value-type="date" office:date-value="2025-05-29T16:43:06" table:style-name="ce14">
            <text:p>5/29/25 04:43 PM</text:p>
          </table:table-cell>
          <table:table-cell office:value-type="string" table:style-name="ce15">
            <text:p>Worked to test LAX destination, and prepare LAX user import for the go-live next week for IDtoAutocrib.</text:p>
          </table:table-cell>
          <table:table-cell table:style-name="ce19"/>
          <table:table-cell table:number-columns-repeated="16375" table:style-name="ce17"/>
        </table:table-row>
        <table:table-row table:style-name="ro2" table:visibility="collapse">
          <table:table-cell office:value-type="float" office:value="917" table:formula="of:=[.A1123]" table:style-name="ce18">
            <text:p>917</text:p>
          </table:table-cell>
          <table:table-cell table:style-name="ce20"/>
          <table:table-cell office:value-type="string" table:style-name="ce4">
            <text:p>BILLED</text:p>
          </table:table-cell>
          <table:table-cell office:value-type="float" office:value="0.14138888876186684" table:formula="of:=IF(AND([.F1124] &lt;&gt; &quot;&quot;;[.G1124] &lt;&gt; &quot;&quot;);([.G1124]-[.F1124])*24;&quot;---&quot;)" table:style-name="ce4">
            <text:p>0.141</text:p>
          </table:table-cell>
          <table:table-cell office:value-type="string" table:style-name="ce23">
            <text:p>IDtoAviobook</text:p>
          </table:table-cell>
          <table:table-cell office:value-type="date" office:date-value="2025-05-29T16:43:06" table:style-name="ce14">
            <text:p>5/29/25 04:43 PM</text:p>
          </table:table-cell>
          <table:table-cell office:value-type="date" office:date-value="2025-05-29T16:51:35" table:style-name="ce14">
            <text:p>5/29/25 04:51 PM</text:p>
          </table:table-cell>
          <table:table-cell office:value-type="string" table:style-name="ce15">
            <text:p>#avio_cabin_fa - 9 static left over flight attendits static . .</text:p>
          </table:table-cell>
          <table:table-cell table:style-name="ce19"/>
          <table:table-cell table:number-columns-repeated="16375" table:style-name="ce17"/>
        </table:table-row>
        <table:table-row table:style-name="ro5" table:visibility="collapse">
          <table:table-cell office:value-type="float" office:value="917" table:formula="of:=[.A1124]" table:style-name="ce18">
            <text:p>917</text:p>
          </table:table-cell>
          <table:table-cell table:style-name="ce20"/>
          <table:table-cell office:value-type="string" table:style-name="ce4">
            <text:p>BILLED</text:p>
          </table:table-cell>
          <table:table-cell office:value-type="float" office:value="0.30694444460095838" table:formula="of:=IF(AND([.F1125] &lt;&gt; &quot;&quot;;[.G1125] &lt;&gt; &quot;&quot;);([.G1125]-[.F1125])*24;&quot;---&quot;)" table:style-name="ce4">
            <text:p>0.307</text:p>
          </table:table-cell>
          <table:table-cell office:value-type="string" table:style-name="ce23">
            <text:p>IDtoEmployeeSvc</text:p>
          </table:table-cell>
          <table:table-cell office:value-type="date" office:date-value="2025-05-29T16:51:35" table:style-name="ce14">
            <text:p>5/29/25 04:51 PM</text:p>
          </table:table-cell>
          <table:table-cell office:value-type="date" office:date-value="2025-05-29T17:10:00" table:style-name="ce14">
            <text:p>5/29/25 05:10 PM</text:p>
          </table:table-cell>
          <table:table-cell office:value-type="string" table:style-name="ce15">
            <text:p>Worked on fixing email notification for errors for the IDtoEmployeeSvc driver.</text:p>
          </table:table-cell>
          <table:table-cell table:style-name="ce19"/>
          <table:table-cell table:number-columns-repeated="16375" table:style-name="ce17"/>
        </table:table-row>
        <table:table-row table:style-name="ro2" table:visibility="collapse">
          <table:table-cell office:value-type="float" office:value="917" table:formula="of:=[.A1125]" table:style-name="ce18">
            <text:p>917</text:p>
          </table:table-cell>
          <table:table-cell table:style-name="ce20"/>
          <table:table-cell office:value-type="string" table:style-name="ce4">
            <text:p>BILLED</text:p>
          </table:table-cell>
          <table:table-cell office:value-type="float" office:value="6.0277777723968029E-2" table:formula="of:=IF(AND([.F1126] &lt;&gt; &quot;&quot;;[.G1126] &lt;&gt; &quot;&quot;);([.G1126]-[.F1126])*24;&quot;---&quot;)" table:style-name="ce4">
            <text:p>0.060</text:p>
          </table:table-cell>
          <table:table-cell office:value-type="string" table:style-name="ce23">
            <text:p>IDtoEmployeeSvc</text:p>
          </table:table-cell>
          <table:table-cell office:value-type="date" office:date-value="2025-05-29T17:24:46" table:style-name="ce14">
            <text:p>5/29/25 05:24 PM</text:p>
          </table:table-cell>
          <table:table-cell office:value-type="date" office:date-value="2025-05-29T17:28:23" table:style-name="ce14">
            <text:p>5/29/25 05:28 PM</text:p>
          </table:table-cell>
          <table:table-cell office:value-type="string" table:style-name="ce15">
            <text:p>#</text:p>
          </table:table-cell>
          <table:table-cell table:style-name="ce19"/>
          <table:table-cell table:number-columns-repeated="16375" table:style-name="ce17"/>
        </table:table-row>
        <table:table-row table:style-name="ro2" table:visibility="collapse">
          <table:table-cell office:value-type="float" office:value="917" table:formula="of:=[.A1126]" table:style-name="ce18">
            <text:p>917</text:p>
          </table:table-cell>
          <table:table-cell table:style-name="ce20"/>
          <table:table-cell table:style-name="ce4"/>
          <table:table-cell office:value-type="string" office:string-value="---" table:formula="of:=IF(AND([.F1127] &lt;&gt; &quot;&quot;;[.G1127] &lt;&gt; &quot;&quot;);([.G1127]-[.F112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27]" table:style-name="ce18">
            <text:p>917</text:p>
          </table:table-cell>
          <table:table-cell table:style-name="ce20"/>
          <table:table-cell table:style-name="ce4"/>
          <table:table-cell office:value-type="string" office:string-value="---" table:formula="of:=IF(AND([.F1128] &lt;&gt; &quot;&quot;;[.G1128] &lt;&gt; &quot;&quot;);([.G1128]-[.F1128])*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28]" table:style-name="ce18">
            <text:p>917</text:p>
          </table:table-cell>
          <table:table-cell table:style-name="ce20"/>
          <table:table-cell table:style-name="ce4"/>
          <table:table-cell office:value-type="string" office:string-value="---" table:formula="of:=IF(AND([.F1129] &lt;&gt; &quot;&quot;;[.G1129] &lt;&gt; &quot;&quot;);([.G1129]-[.F1129])*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29]" table:style-name="ce18">
            <text:p>917</text:p>
          </table:table-cell>
          <table:table-cell table:style-name="ce20"/>
          <table:table-cell table:style-name="ce4"/>
          <table:table-cell office:value-type="string" office:string-value="---" table:formula="of:=IF(AND([.F1130] &lt;&gt; &quot;&quot;;[.G1130] &lt;&gt; &quot;&quot;);([.G1130]-[.F1130])*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30]" table:style-name="ce18">
            <text:p>917</text:p>
          </table:table-cell>
          <table:table-cell table:style-name="ce20"/>
          <table:table-cell table:style-name="ce4"/>
          <table:table-cell office:value-type="string" office:string-value="---" table:formula="of:=IF(AND([.F1131] &lt;&gt; &quot;&quot;;[.G1131] &lt;&gt; &quot;&quot;);([.G1131]-[.F1131])*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31]" table:style-name="ce18">
            <text:p>917</text:p>
          </table:table-cell>
          <table:table-cell table:style-name="ce20"/>
          <table:table-cell table:style-name="ce4"/>
          <table:table-cell office:value-type="string" office:string-value="---" table:formula="of:=IF(AND([.F1132] &lt;&gt; &quot;&quot;;[.G1132] &lt;&gt; &quot;&quot;);([.G1132]-[.F1132])*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32]" table:style-name="ce18">
            <text:p>917</text:p>
          </table:table-cell>
          <table:table-cell office:value-type="float" office:value="8" table:formula="of:=COM.MICROSOFT.CEILING([.C1133];0.25)" table:style-name="ce20">
            <text:p>8.000</text:p>
          </table:table-cell>
          <table:table-cell office:value-type="float" office:value="7.7872222223086283" table:formula="of:=SUM([.D1133:.D1151])" table:style-name="ce4">
            <text:p>7.787</text:p>
          </table:table-cell>
          <table:table-cell office:value-type="string" office:string-value="---" table:formula="of:=IF(AND([.F1133] &lt;&gt; &quot;&quot;;[.G1133] &lt;&gt; &quot;&quot;);([.G1133]-[.F1133])*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33]" table:style-name="ce18">
            <text:p>917</text:p>
          </table:table-cell>
          <table:table-cell table:style-name="ce20"/>
          <table:table-cell office:value-type="string" table:style-name="ce4">
            <text:p>BILLED</text:p>
          </table:table-cell>
          <table:table-cell office:value-type="float" office:value="0.18333333340706304" table:formula="of:=IF(AND([.F1134] &lt;&gt; &quot;&quot;;[.G1134] &lt;&gt; &quot;&quot;);([.G1134]-[.F1134])*24;&quot;---&quot;)" table:style-name="ce4">
            <text:p>0.183</text:p>
          </table:table-cell>
          <table:table-cell office:value-type="string" table:style-name="ce21">
            <text:p>mtg-Daily</text:p>
          </table:table-cell>
          <table:table-cell office:value-type="date" office:date-value="2025-05-30T08:30:00" table:style-name="ce14">
            <text:p>5/30/25 08:30 AM</text:p>
          </table:table-cell>
          <table:table-cell office:value-type="date" office:date-value="2025-05-30T08:41:00" table:style-name="ce14">
            <text:p>5/30/25 08:41 AM</text:p>
          </table:table-cell>
          <table:table-cell office:value-type="string" table:style-name="ce29">
            <text:p>Daily meetings with the team.</text:p>
          </table:table-cell>
          <table:table-cell table:style-name="ce19"/>
          <table:table-cell table:number-columns-repeated="16375" table:style-name="ce17"/>
        </table:table-row>
        <table:table-row table:style-name="ro2" table:visibility="collapse">
          <table:table-cell office:value-type="float" office:value="917" table:formula="of:=[.A1134]" table:style-name="ce18">
            <text:p>917</text:p>
          </table:table-cell>
          <table:table-cell table:style-name="ce20"/>
          <table:table-cell office:value-type="string" table:style-name="ce4">
            <text:p>BILLED</text:p>
          </table:table-cell>
          <table:table-cell office:value-type="float" office:value="0.49999999988358468" table:formula="of:=IF(AND([.F1135] &lt;&gt; &quot;&quot;;[.G1135] &lt;&gt; &quot;&quot;);([.G1135]-[.F1135])*24;&quot;---&quot;)" table:style-name="ce4">
            <text:p>0.500</text:p>
          </table:table-cell>
          <table:table-cell office:value-type="string" table:style-name="ce21">
            <text:p>mtg-Daily</text:p>
          </table:table-cell>
          <table:table-cell office:value-type="date" office:date-value="2025-05-30T09:30:00" table:style-name="ce14">
            <text:p>5/30/25 09:30 AM</text:p>
          </table:table-cell>
          <table:table-cell office:value-type="date" office:date-value="2025-05-30T10:00:00" table:style-name="ce14">
            <text:p>5/30/25 10:00 AM</text:p>
          </table:table-cell>
          <table:table-cell office:value-type="string" table:style-name="ce29">
            <text:p>#</text:p>
          </table:table-cell>
          <table:table-cell table:style-name="ce19"/>
          <table:table-cell table:number-columns-repeated="16375" table:style-name="ce17"/>
        </table:table-row>
        <table:table-row table:style-name="ro11" table:visibility="collapse">
          <table:table-cell office:value-type="float" office:value="917" table:formula="of:=[.A1135]" table:style-name="ce18">
            <text:p>917</text:p>
          </table:table-cell>
          <table:table-cell table:style-name="ce20"/>
          <table:table-cell office:value-type="string" table:style-name="ce4">
            <text:p>BILLED</text:p>
          </table:table-cell>
          <table:table-cell office:value-type="float" office:value="2.53333333338378" table:formula="of:=IF(AND([.F1136] &lt;&gt; &quot;&quot;;[.G1136] &lt;&gt; &quot;&quot;);([.G1136]-[.F1136])*24;&quot;---&quot;)" table:style-name="ce4">
            <text:p>2.533</text:p>
          </table:table-cell>
          <table:table-cell office:value-type="string" table:style-name="ce21">
            <text:p>IDtoEmployeeSvc</text:p>
          </table:table-cell>
          <table:table-cell office:value-type="date" office:date-value="2025-05-30T10:00:00" table:style-name="ce14">
            <text:p>5/30/25 10:00 AM</text:p>
          </table:table-cell>
          <table:table-cell office:value-type="date" office:date-value="2025-05-30T12:32:00" table:style-name="ce14">
            <text:p>5/30/25 12:32 PM</text:p>
          </table:table-cell>
          <table:table-cell office:value-type="string" table:style-name="ce15">
            <text:p>Worked on INC6652030, and discussed UAT plans with the team.</text:p>
          </table:table-cell>
          <table:table-cell office:value-type="string" table:style-name="ce19">
            <text:p>Came up with 9 todo steps from this call: Mostly around closing up the INC, and moving into a UAT to discuss latest driver changes, and watch it deal with errors.</text:p>
          </table:table-cell>
          <table:table-cell table:number-columns-repeated="16375" table:style-name="ce17"/>
        </table:table-row>
        <table:table-row table:style-name="ro2" table:visibility="collapse">
          <table:table-cell office:value-type="float" office:value="917" table:formula="of:=[.A1136]" table:style-name="ce18">
            <text:p>917</text:p>
          </table:table-cell>
          <table:table-cell table:style-name="ce20"/>
          <table:table-cell office:value-type="string" table:style-name="ce4">
            <text:p>BILLED</text:p>
          </table:table-cell>
          <table:table-cell office:value-type="float" office:value="1.78333333338378" table:formula="of:=IF(AND([.F1137] &lt;&gt; &quot;&quot;;[.G1137] &lt;&gt; &quot;&quot;);([.G1137]-[.F1137])*24;&quot;---&quot;)" table:style-name="ce4">
            <text:p>1.783</text:p>
          </table:table-cell>
          <table:table-cell office:value-type="string" table:style-name="ce21">
            <text:p>IDtoEmployeeSvc</text:p>
          </table:table-cell>
          <table:table-cell office:value-type="date" office:date-value="2025-05-30T13:00:00" table:style-name="ce14">
            <text:p>5/30/25 01:00 PM</text:p>
          </table:table-cell>
          <table:table-cell office:value-type="date" office:date-value="2025-05-30T14:47:00" table:style-name="ce14">
            <text:p>5/30/25 02:47 PM</text:p>
          </table:table-cell>
          <table:table-cell office:value-type="string" table:style-name="ce15">
            <text:p># - fto plan finalize; then todo list</text:p>
          </table:table-cell>
          <table:table-cell table:style-name="ce19"/>
          <table:table-cell table:number-columns-repeated="16375" table:style-name="ce17"/>
        </table:table-row>
        <table:table-row table:style-name="ro11" table:visibility="collapse">
          <table:table-cell office:value-type="float" office:value="917" table:formula="of:=[.A1137]" table:style-name="ce18">
            <text:p>917</text:p>
          </table:table-cell>
          <table:table-cell table:style-name="ce20"/>
          <table:table-cell office:value-type="string" table:style-name="ce34">
            <text:p>UNBILLABLE</text:p>
          </table:table-cell>
          <table:table-cell office:value-type="float" office:value="1.0524999999906868" table:formula="of:=IF(AND([.F1138] &lt;&gt; &quot;&quot;;[.G1138] &lt;&gt; &quot;&quot;);([.G1138]-[.F1138])*24;&quot;---&quot;)" table:style-name="ce4">
            <text:p>1.052</text:p>
          </table:table-cell>
          <table:table-cell office:value-type="string" table:style-name="ce21">
            <text:p>BAES</text:p>
          </table:table-cell>
          <table:table-cell office:value-type="date" office:date-value="2025-05-30T14:47:00" table:style-name="ce14">
            <text:p>5/30/25 02:47 PM</text:p>
          </table:table-cell>
          <table:table-cell office:value-type="date" office:date-value="2025-05-30T15:50:09" table:style-name="ce14">
            <text:p>5/30/25 03:50 PM</text:p>
          </table:table-cell>
          <table:table-cell office:value-type="string" table:style-name="ce15">
            <text:p>Worked on discussing options to resolve matching rule concerns.</text:p>
          </table:table-cell>
          <table:table-cell office:value-type="string" table:style-name="ce19">
            <text:p>Non-billable; as Gary Shaun and I discussed options for resolving matching rule questions . . as we talked, we realized that non of our options would be quick and require more discussion with BAES.</text:p>
          </table:table-cell>
          <table:table-cell table:number-columns-repeated="16375" table:style-name="ce17"/>
        </table:table-row>
        <table:table-row table:style-name="ro4" table:visibility="collapse">
          <table:table-cell office:value-type="float" office:value="917" table:formula="of:=[.A1138]" table:style-name="ce18">
            <text:p>917</text:p>
          </table:table-cell>
          <table:table-cell table:style-name="ce20"/>
          <table:table-cell office:value-type="string" table:style-name="ce4">
            <text:p>BILLED</text:p>
          </table:table-cell>
          <table:table-cell office:value-type="float" office:value="0.76361111114965752" table:formula="of:=IF(AND([.F1139] &lt;&gt; &quot;&quot;;[.G1139] &lt;&gt; &quot;&quot;);([.G1139]-[.F1139])*24;&quot;---&quot;)" table:style-name="ce4">
            <text:p>0.764</text:p>
          </table:table-cell>
          <table:table-cell office:value-type="string" table:style-name="ce21">
            <text:p>Support</text:p>
          </table:table-cell>
          <table:table-cell office:value-type="date" office:date-value="2025-05-30T15:50:09" table:style-name="ce14">
            <text:p>5/30/25 03:50 PM</text:p>
          </table:table-cell>
          <table:table-cell office:value-type="date" office:date-value="2025-05-30T16:35:58" table:style-name="ce14">
            <text:p>5/30/25 04:35 PM</text:p>
          </table:table-cell>
          <table:table-cell office:value-type="string" table:style-name="ce15">
            <text:p>Worked with Gokul regarding a swa-rest-connector issue, Mike Labit on an IDtoAutocrib question, and Nirosha on a CR review for production.</text:p>
          </table:table-cell>
          <table:table-cell table:style-name="ce19"/>
          <table:table-cell table:number-columns-repeated="16375" table:style-name="ce17"/>
        </table:table-row>
        <table:table-row table:style-name="ro2" table:visibility="collapse">
          <table:table-cell office:value-type="float" office:value="917" table:formula="of:=[.A1139]" table:style-name="ce18">
            <text:p>917</text:p>
          </table:table-cell>
          <table:table-cell table:style-name="ce20"/>
          <table:table-cell office:value-type="string" table:style-name="ce4">
            <text:p>BILLED</text:p>
          </table:table-cell>
          <table:table-cell office:value-type="float" office:value="0.88277777773328125" table:formula="of:=IF(AND([.F1140] &lt;&gt; &quot;&quot;;[.G1140] &lt;&gt; &quot;&quot;);([.G1140]-[.F1140])*24;&quot;---&quot;)" table:style-name="ce4">
            <text:p>0.883</text:p>
          </table:table-cell>
          <table:table-cell office:value-type="string" table:style-name="ce21">
            <text:p>IDtoEmployeeSvc</text:p>
          </table:table-cell>
          <table:table-cell office:value-type="date" office:date-value="2025-05-30T16:35:58" table:style-name="ce14">
            <text:p>5/30/25 04:35 PM</text:p>
          </table:table-cell>
          <table:table-cell office:value-type="date" office:date-value="2025-05-30T17:28:56" table:style-name="ce14">
            <text:p>5/30/25 05:28 PM</text:p>
          </table:table-cell>
          <table:table-cell office:value-type="string" table:style-name="ce15">
            <text:p>#Sending KT session</text:p>
          </table:table-cell>
          <table:table-cell table:style-name="ce19"/>
          <table:table-cell table:number-columns-repeated="16375" table:style-name="ce17"/>
        </table:table-row>
        <table:table-row table:style-name="ro5" table:visibility="collapse">
          <table:table-cell office:value-type="float" office:value="917" table:formula="of:=[.A1140]" table:style-name="ce18">
            <text:p>917</text:p>
          </table:table-cell>
          <table:table-cell table:style-name="ce20"/>
          <table:table-cell office:value-type="string" table:style-name="ce4">
            <text:p>BILLED</text:p>
          </table:table-cell>
          <table:table-cell office:value-type="float" office:value="8.8333333376795053E-2" table:formula="of:=IF(AND([.F1141] &lt;&gt; &quot;&quot;;[.G1141] &lt;&gt; &quot;&quot;);([.G1141]-[.F1141])*24;&quot;---&quot;)" table:style-name="ce4">
            <text:p>0.088</text:p>
          </table:table-cell>
          <table:table-cell office:value-type="string" table:style-name="ce23">
            <text:p>IDtoaviobook</text:p>
          </table:table-cell>
          <table:table-cell office:value-type="date" office:date-value="2025-05-30T17:28:56" table:style-name="ce14">
            <text:p>5/30/25 05:28 PM</text:p>
          </table:table-cell>
          <table:table-cell office:value-type="date" office:date-value="2025-05-30T17:34:14" table:style-name="ce14">
            <text:p>5/30/25 05:34 PM</text:p>
          </table:table-cell>
          <table:table-cell office:value-type="string" table:style-name="ce15">
            <text:p>KT session documentation to 'user name in use' issues for IDtoAviobook.</text:p>
          </table:table-cell>
          <table:table-cell table:style-name="ce19"/>
          <table:table-cell table:number-columns-repeated="16375" table:style-name="ce17"/>
        </table:table-row>
        <table:table-row table:style-name="ro2" table:visibility="collapse">
          <table:table-cell office:value-type="float" office:value="917" table:formula="of:=[.A1141]" table:style-name="ce18">
            <text:p>917</text:p>
          </table:table-cell>
          <table:table-cell table:style-name="ce20"/>
          <table:table-cell table:style-name="ce4"/>
          <table:table-cell office:value-type="string" office:string-value="---" table:formula="of:=IF(AND([.F1142] &lt;&gt; &quot;&quot;;[.G1142] &lt;&gt; &quot;&quot;);([.G1142]-[.F1142])*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42]" table:style-name="ce18">
            <text:p>917</text:p>
          </table:table-cell>
          <table:table-cell table:style-name="ce20"/>
          <table:table-cell table:style-name="ce4"/>
          <table:table-cell office:value-type="string" office:string-value="---" table:formula="of:=IF(AND([.F1143] &lt;&gt; &quot;&quot;;[.G1143] &lt;&gt; &quot;&quot;);([.G1143]-[.F1143])*24;&quot;---&quot;)" table:style-name="ce4">
            <text:p>---</text:p>
          </table:table-cell>
          <table:table-cell office:value-type="string" table:style-name="ce21">
            <text:p>Saturday:</text:p>
          </table:table-cell>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43]" table:style-name="ce18">
            <text:p>917</text:p>
          </table:table-cell>
          <table:table-cell table:style-name="ce20"/>
          <table:table-cell table:style-name="ce4"/>
          <table:table-cell office:value-type="string" office:string-value="---" table:formula="of:=IF(AND([.F1144] &lt;&gt; &quot;&quot;;[.G1144] &lt;&gt; &quot;&quot;);([.G1144]-[.F114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44]" table:style-name="ce18">
            <text:p>917</text:p>
          </table:table-cell>
          <table:table-cell table:style-name="ce20"/>
          <table:table-cell table:style-name="ce4"/>
          <table:table-cell office:value-type="string" office:string-value="---" table:formula="of:=IF(AND([.F1145] &lt;&gt; &quot;&quot;;[.G1145] &lt;&gt; &quot;&quot;);([.G1145]-[.F114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45]" table:style-name="ce18">
            <text:p>917</text:p>
          </table:table-cell>
          <table:table-cell table:style-name="ce20"/>
          <table:table-cell table:style-name="ce4"/>
          <table:table-cell office:value-type="string" office:string-value="---" table:formula="of:=IF(AND([.F1146] &lt;&gt; &quot;&quot;;[.G1146] &lt;&gt; &quot;&quot;);([.G1146]-[.F114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46]" table:style-name="ce18">
            <text:p>917</text:p>
          </table:table-cell>
          <table:table-cell table:style-name="ce20"/>
          <table:table-cell table:style-name="ce4"/>
          <table:table-cell office:value-type="string" office:string-value="---" table:formula="of:=IF(AND([.F1147] &lt;&gt; &quot;&quot;;[.G1147] &lt;&gt; &quot;&quot;);([.G1147]-[.F1147])*24;&quot;---&quot;)" table:style-name="ce4">
            <text:p>---</text:p>
          </table:table-cell>
          <table:table-cell table:style-name="ce28"/>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47]" table:style-name="ce18">
            <text:p>917</text:p>
          </table:table-cell>
          <table:table-cell table:style-name="ce20"/>
          <table:table-cell table:style-name="ce4"/>
          <table:table-cell office:value-type="string" office:string-value="---" table:formula="of:=IF(AND([.F1148] &lt;&gt; &quot;&quot;;[.G1148] &lt;&gt; &quot;&quot;);([.G1148]-[.F1148])*24;&quot;---&quot;)" table:style-name="ce4">
            <text:p>---</text:p>
          </table:table-cell>
          <table:table-cell table:style-name="ce28"/>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48]" table:style-name="ce18">
            <text:p>917</text:p>
          </table:table-cell>
          <table:table-cell table:style-name="ce20"/>
          <table:table-cell table:style-name="ce4"/>
          <table:table-cell office:value-type="string" office:string-value="---" table:formula="of:=IF(AND([.F1149] &lt;&gt; &quot;&quot;;[.G1149] &lt;&gt; &quot;&quot;);([.G1149]-[.F1149])*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7" table:formula="of:=[.A1149]" table:style-name="ce18">
            <text:p>917</text:p>
          </table:table-cell>
          <table:table-cell table:style-name="ce20"/>
          <table:table-cell table:style-name="ce4"/>
          <table:table-cell office:value-type="string" office:string-value="---" table:formula="of:=IF(AND([.F1150] &lt;&gt; &quot;&quot;;[.G1150] &lt;&gt; &quot;&quot;);([.G1150]-[.F1150])*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7" table:formula="of:=[.A1150]" table:style-name="ce18">
            <text:p>917</text:p>
          </table:table-cell>
          <table:table-cell table:style-name="ce20"/>
          <table:table-cell table:style-name="ce4"/>
          <table:table-cell office:value-type="string" office:string-value="---" table:formula="of:=IF(AND([.F1151] &lt;&gt; &quot;&quot;;[.G1151] &lt;&gt; &quot;&quot;);([.G1151]-[.F1151])*24;&quot;---&quot;)" table:style-name="ce4">
            <text:p>---</text:p>
          </table:table-cell>
          <table:table-cell table:style-name="ce13"/>
          <table:table-cell office:value-type="date" office:date-value="2025-06-02T10:39:53" table:style-name="ce14">
            <text:p>6/2/25 10:39 AM</text:p>
          </table:table-cell>
          <table:table-cell table:style-name="ce14"/>
          <table:table-cell table:style-name="ce15"/>
          <table:table-cell table:style-name="ce19"/>
          <table:table-cell table:number-columns-repeated="16375" table:style-name="ce17"/>
        </table:table-row>
        <table:table-row table:style-name="ro2">
          <table:table-cell table:number-columns-repeated="2" table:style-name="ce11"/>
          <table:table-cell table:number-columns-repeated="2" table:style-name="ce12"/>
          <table:table-cell table:number-columns-repeated="3" table:style-name="ce13"/>
          <table:table-cell table:style-name="ce15"/>
          <table:table-cell table:style-name="ce16"/>
          <table:table-cell table:number-columns-repeated="16375"/>
        </table:table-row>
        <table:table-row table:style-name="ro3">
          <table:table-cell office:value-type="float" office:value="918" table:formula="of:=[.A1151]+1" table:style-name="ce18">
            <text:p>918</text:p>
          </table:table-cell>
          <table:table-cell table:style-name="ce12"/>
          <table:table-cell office:value-type="string" table:style-name="ce4">
            <text:p>****************</text:p>
          </table:table-cell>
          <table:table-cell table:style-name="ce4"/>
          <table:table-cell office:value-type="string" office:string-value="Week 918" table:formula="of:=CONCATENATE(&quot;Week &quot;; [.A1153])" table:number-columns-spanned="2" table:number-rows-spanned="3" table:style-name="ce36">
            <text:p>Week 918</text:p>
          </table:table-cell>
          <table:covered-table-cell/>
          <table:table-cell table:style-name="ce14"/>
          <table:table-cell table:style-name="ce15"/>
          <table:table-cell table:style-name="ce19"/>
          <table:table-cell table:number-columns-repeated="16375" table:style-name="ce17"/>
        </table:table-row>
        <table:table-row table:style-name="ro3">
          <table:table-cell office:value-type="float" office:value="918" table:formula="of:=[.A1153]" table:style-name="ce18">
            <text:p>918</text:p>
          </table:table-cell>
          <table:table-cell table:style-name="ce12"/>
          <table:table-cell office:value-type="string" table:style-name="ce4">
            <text:p>****************</text:p>
          </table:table-cell>
          <table:table-cell table:style-name="ce4"/>
          <table:covered-table-cell/>
          <table:covered-table-cell/>
          <table:table-cell table:style-name="ce14"/>
          <table:table-cell table:style-name="ce15"/>
          <table:table-cell table:style-name="ce19"/>
          <table:table-cell table:number-columns-repeated="16375" table:style-name="ce17"/>
        </table:table-row>
        <table:table-row table:style-name="ro3">
          <table:table-cell office:value-type="float" office:value="918" table:formula="of:=[.A1154]" table:style-name="ce18">
            <text:p>918</text:p>
          </table:table-cell>
          <table:table-cell table:style-name="ce20"/>
          <table:table-cell office:value-type="string" table:style-name="ce4">
            <text:p>****************</text:p>
          </table:table-cell>
          <table:table-cell table:style-name="ce4"/>
          <table:covered-table-cell/>
          <table:covered-table-cell/>
          <table:table-cell table:style-name="ce14"/>
          <table:table-cell table:style-name="ce15"/>
          <table:table-cell table:style-name="ce19"/>
          <table:table-cell table:number-columns-repeated="16375" table:style-name="ce17"/>
        </table:table-row>
        <table:table-row table:style-name="ro3">
          <table:table-cell office:value-type="float" office:value="918" table:formula="of:=[.A1155]" table:style-name="ce18">
            <text:p>918</text:p>
          </table:table-cell>
          <table:table-cell table:style-name="ce20"/>
          <table:table-cell office:value-type="string" table:style-name="ce4">
            <text:p>****************</text:p>
          </table:table-cell>
          <table:table-cell table:style-name="ce4"/>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table-cell office:value-type="float" office:value="918" table:formula="of:=[.A1156]" table:style-name="ce18">
            <text:p>918</text:p>
          </table:table-cell>
          <table:table-cell table:style-name="ce20"/>
          <table:table-cell office:value-type="string" table:style-name="ce4">
            <text:p>****************</text:p>
          </table:table-cell>
          <table:table-cell office:value-type="string" office:string-value="---" table:formula="of:=IF(AND([.F1157] &lt;&gt; &quot;&quot;;[.G1157] &lt;&gt; &quot;&quot;);([.G1157]-[.F1157])*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table-cell office:value-type="float" office:value="918" table:formula="of:=[.A1157]" table:style-name="ce18">
            <text:p>918</text:p>
          </table:table-cell>
          <table:table-cell table:style-name="ce20"/>
          <table:table-cell office:value-type="string" table:style-name="ce4">
            <text:p>****************</text:p>
          </table:table-cell>
          <table:table-cell office:value-type="string" office:string-value="---" table:formula="of:=IF(AND([.F1158] &lt;&gt; &quot;&quot;;[.G1158] &lt;&gt; &quot;&quot;);([.G1158]-[.F1158])*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table-cell office:value-type="float" office:value="918" table:formula="of:=[.A1158]" table:style-name="ce18">
            <text:p>918</text:p>
          </table:table-cell>
          <table:table-cell table:style-name="ce12"/>
          <table:table-cell office:value-type="string" table:style-name="ce4">
            <text:p>****************</text:p>
          </table:table-cell>
          <table:table-cell office:value-type="string" office:string-value="---" table:formula="of:=IF(AND([.F1159] &lt;&gt; &quot;&quot;;[.G1159] &lt;&gt; &quot;&quot;);([.G1159]-[.F1159])*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3">
          <table:table-cell office:value-type="float" office:value="918" table:formula="of:=[.A1159]" table:style-name="ce18">
            <text:p>918</text:p>
          </table:table-cell>
          <table:table-cell table:style-name="ce12"/>
          <table:table-cell office:value-type="string" table:style-name="ce4">
            <text:p>BILLED</text:p>
          </table:table-cell>
          <table:table-cell office:value-type="string" office:string-value="---" table:formula="of:=IF(AND([.F1160] &lt;&gt; &quot;&quot;;[.G1160] &lt;&gt; &quot;&quot;);([.G1160]-[.F1160])*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160]" table:style-name="ce18">
            <text:p>918</text:p>
          </table:table-cell>
          <table:table-cell office:value-type="float" office:value="8.25" table:formula="of:=COM.MICROSOFT.CEILING([.C1161];0.25)" table:style-name="ce20">
            <text:p>8.250</text:p>
          </table:table-cell>
          <table:table-cell office:value-type="float" office:value="8.0544444444822147" table:formula="of:=SUM([.D1161:.D1180])" table:style-name="ce4">
            <text:p>8.054</text:p>
          </table:table-cell>
          <table:table-cell office:value-type="string" office:string-value="---" table:formula="of:=IF(AND([.F1161] &lt;&gt; &quot;&quot;;[.G1161] &lt;&gt; &quot;&quot;);([.G1161]-[.F1161])*24;&quot;---&quot;)" table:style-name="ce4">
            <text:p>---</text:p>
          </table:table-cell>
          <table:table-cell office:value-type="date" office:date-value="2025-06-02T00:00:00" table:style-name="ce21">
            <text:p>2-Jun</text:p>
          </table:table-cell>
          <table:table-cell table:number-columns-repeated="2" table:style-name="ce14"/>
          <table:table-cell table:style-name="ce22"/>
          <table:table-cell table:style-name="ce19"/>
          <table:table-cell table:number-columns-repeated="16375" table:style-name="ce17"/>
        </table:table-row>
        <table:table-row table:style-name="ro2" table:visibility="collapse">
          <table:table-cell office:value-type="float" office:value="918" table:formula="of:=[.A1161]" table:style-name="ce18">
            <text:p>918</text:p>
          </table:table-cell>
          <table:table-cell table:style-name="ce20"/>
          <table:table-cell office:value-type="string" table:style-name="ce4">
            <text:p>BILLED</text:p>
          </table:table-cell>
          <table:table-cell office:value-type="float" office:value="0.25000000011641532" table:formula="of:=IF(AND([.F1162] &lt;&gt; &quot;&quot;;[.G1162] &lt;&gt; &quot;&quot;);([.G1162]-[.F1162])*24;&quot;---&quot;)" table:style-name="ce4">
            <text:p>0.250</text:p>
          </table:table-cell>
          <table:table-cell office:value-type="string" table:style-name="ce17">
            <text:p>mtg-Daily</text:p>
          </table:table-cell>
          <table:table-cell office:value-type="date" office:date-value="2025-06-02T08:30:00" table:style-name="ce14">
            <text:p>6/2/25 08:30 AM</text:p>
          </table:table-cell>
          <table:table-cell office:value-type="date" office:date-value="2025-06-02T08:45:00" table:style-name="ce14">
            <text:p>6/2/25 08:45 AM</text:p>
          </table:table-cell>
          <table:table-cell office:value-type="string" table:style-name="ce17">
            <text:p>Daily meetings with the team.</text:p>
          </table:table-cell>
          <table:table-cell table:style-name="ce19"/>
          <table:table-cell table:number-columns-repeated="16375" table:style-name="ce17"/>
        </table:table-row>
        <table:table-row table:style-name="ro2" table:visibility="collapse">
          <table:table-cell office:value-type="float" office:value="918" table:formula="of:=[.A1162]" table:style-name="ce18">
            <text:p>918</text:p>
          </table:table-cell>
          <table:table-cell table:style-name="ce20"/>
          <table:table-cell office:value-type="string" table:style-name="ce4">
            <text:p>BILLED</text:p>
          </table:table-cell>
          <table:table-cell office:value-type="float" office:value="0.49999999988358468" table:formula="of:=IF(AND([.F1163] &lt;&gt; &quot;&quot;;[.G1163] &lt;&gt; &quot;&quot;);([.G1163]-[.F1163])*24;&quot;---&quot;)" table:style-name="ce4">
            <text:p>0.500</text:p>
          </table:table-cell>
          <table:table-cell office:value-type="string" table:style-name="ce17">
            <text:p>mtg-Daily</text:p>
          </table:table-cell>
          <table:table-cell office:value-type="date" office:date-value="2025-06-02T09:30:00" table:style-name="ce14">
            <text:p>6/2/25 09:30 AM</text:p>
          </table:table-cell>
          <table:table-cell office:value-type="date" office:date-value="2025-06-02T10:00:00" table:style-name="ce14">
            <text:p>6/2/25 10:00 AM</text:p>
          </table:table-cell>
          <table:table-cell office:value-type="string" table:style-name="ce17">
            <text:p>#</text:p>
          </table:table-cell>
          <table:table-cell table:style-name="ce19"/>
          <table:table-cell table:number-columns-repeated="16375" table:style-name="ce17"/>
        </table:table-row>
        <table:table-row table:style-name="ro5" table:visibility="collapse">
          <table:table-cell office:value-type="float" office:value="918" table:formula="of:=[.A1163]" table:style-name="ce18">
            <text:p>918</text:p>
          </table:table-cell>
          <table:table-cell table:style-name="ce20"/>
          <table:table-cell office:value-type="string" table:style-name="ce4">
            <text:p>BILLED</text:p>
          </table:table-cell>
          <table:table-cell office:value-type="float" office:value="0.33333333337213844" table:formula="of:=IF(AND([.F1164] &lt;&gt; &quot;&quot;;[.G1164] &lt;&gt; &quot;&quot;);([.G1164]-[.F1164])*24;&quot;---&quot;)" table:style-name="ce4">
            <text:p>0.333</text:p>
          </table:table-cell>
          <table:table-cell office:value-type="string" table:style-name="ce21">
            <text:p>IDtoEmpSvc</text:p>
          </table:table-cell>
          <table:table-cell office:value-type="date" office:date-value="2025-06-02T10:00:00" table:style-name="ce14">
            <text:p>6/2/25 10:00 AM</text:p>
          </table:table-cell>
          <table:table-cell office:value-type="date" office:date-value="2025-06-02T10:20:00" table:style-name="ce14">
            <text:p>6/2/25 10:20 AM</text:p>
          </table:table-cell>
          <table:table-cell office:value-type="string" table:style-name="ce22">
            <text:p>Worked on closing INC6652030. Worked on creating new stories for the new work identified before UAT.</text:p>
          </table:table-cell>
          <table:table-cell table:style-name="ce19"/>
          <table:table-cell table:number-columns-repeated="16375" table:style-name="ce17"/>
        </table:table-row>
        <table:table-row table:style-name="ro11" table:visibility="collapse">
          <table:table-cell office:value-type="float" office:value="918" table:formula="of:=[.A1164]" table:style-name="ce18">
            <text:p>918</text:p>
          </table:table-cell>
          <table:table-cell table:style-name="ce20"/>
          <table:table-cell office:value-type="string" table:style-name="ce4">
            <text:p>BILLED</text:p>
          </table:table-cell>
          <table:table-cell office:value-type="float" office:value="0.35083333327202126" table:formula="of:=IF(AND([.F1165] &lt;&gt; &quot;&quot;;[.G1165] &lt;&gt; &quot;&quot;);([.G1165]-[.F1165])*24;&quot;---&quot;)" table:style-name="ce4">
            <text:p>0.351</text:p>
          </table:table-cell>
          <table:table-cell office:value-type="string" table:style-name="ce21">
            <text:p>IDtoAvioBook</text:p>
          </table:table-cell>
          <table:table-cell office:value-type="date" office:date-value="2025-06-02T10:20:00" table:style-name="ce14">
            <text:p>6/2/25 10:20 AM</text:p>
          </table:table-cell>
          <table:table-cell office:value-type="date" office:date-value="2025-06-02T10:41:03" table:style-name="ce14">
            <text:p>6/2/25 10:41 AM</text:p>
          </table:table-cell>
          <table:table-cell office:value-type="string" table:style-name="ce24">
            <text:p>Worked on identifying issue users that need to be repushed to Aviobook.</text:p>
          </table:table-cell>
          <table:table-cell office:value-type="string" table:style-name="ce19">
            <text:p>10 users left have id's that don't match the username; the driver can't process those accounts without having the id; so they need to be re-created.</text:p>
          </table:table-cell>
          <table:table-cell table:number-columns-repeated="16375" table:style-name="ce17"/>
        </table:table-row>
        <table:table-row table:style-name="ro5" table:visibility="collapse">
          <table:table-cell office:value-type="float" office:value="918" table:formula="of:=[.A1165]" table:style-name="ce18">
            <text:p>918</text:p>
          </table:table-cell>
          <table:table-cell table:style-name="ce20"/>
          <table:table-cell office:value-type="string" table:style-name="ce4">
            <text:p>BILLED</text:p>
          </table:table-cell>
          <table:table-cell office:value-type="float" office:value="1.2280555557226762" table:formula="of:=IF(AND([.F1166] &lt;&gt; &quot;&quot;;[.G1166] &lt;&gt; &quot;&quot;);([.G1166]-[.F1166])*24;&quot;---&quot;)" table:style-name="ce4">
            <text:p>1.228</text:p>
          </table:table-cell>
          <table:table-cell office:value-type="string" table:style-name="ce21">
            <text:p>IDtoEmpSvc</text:p>
          </table:table-cell>
          <table:table-cell office:value-type="date" office:date-value="2025-06-02T10:41:03" table:style-name="ce14">
            <text:p>6/2/25 10:41 AM</text:p>
          </table:table-cell>
          <table:table-cell office:value-type="date" office:date-value="2025-06-02T11:54:44" table:style-name="ce14">
            <text:p>6/2/25 11:54 AM</text:p>
          </table:table-cell>
          <table:table-cell office:value-type="string" table:style-name="ce22">
            <text:p>#Learned how to inactivate existing users that didn't get that way bvy the drive r. .</text:p>
          </table:table-cell>
          <table:table-cell table:style-name="ce19"/>
          <table:table-cell table:number-columns-repeated="16375" table:style-name="ce17"/>
        </table:table-row>
        <table:table-row table:style-name="ro5" table:visibility="collapse">
          <table:table-cell office:value-type="float" office:value="918" table:formula="of:=[.A1166]" table:style-name="ce18">
            <text:p>918</text:p>
          </table:table-cell>
          <table:table-cell table:style-name="ce20"/>
          <table:table-cell office:value-type="string" table:style-name="ce4">
            <text:p>BILLED</text:p>
          </table:table-cell>
          <table:table-cell office:value-type="float" office:value="0.56333333317888901" table:formula="of:=IF(AND([.F1167] &lt;&gt; &quot;&quot;;[.G1167] &lt;&gt; &quot;&quot;);([.G1167]-[.F1167])*24;&quot;---&quot;)" table:style-name="ce4">
            <text:p>0.563</text:p>
          </table:table-cell>
          <table:table-cell office:value-type="string" table:style-name="ce21">
            <text:p>Support</text:p>
          </table:table-cell>
          <table:table-cell office:value-type="date" office:date-value="2025-06-02T11:54:44" table:style-name="ce14">
            <text:p>6/2/25 11:54 AM</text:p>
          </table:table-cell>
          <table:table-cell office:value-type="date" office:date-value="2025-06-02T12:28:32" table:style-name="ce14">
            <text:p>6/2/25 12:28 PM</text:p>
          </table:table-cell>
          <table:table-cell office:value-type="string" table:style-name="ce22">
            <text:p>Worked to prepare for EE IDM team KT session to take care of Aviobook &amp; IDtoEmployeeSvc issues.</text:p>
          </table:table-cell>
          <table:table-cell office:value-type="string" table:style-name="ce19">
            <text:p>KT session for my Fto in June and July.</text:p>
          </table:table-cell>
          <table:table-cell table:number-columns-repeated="16375" table:style-name="ce17"/>
        </table:table-row>
        <table:table-row table:style-name="ro8" table:visibility="collapse">
          <table:table-cell office:value-type="float" office:value="918" table:formula="of:=[.A1167]" table:style-name="ce18">
            <text:p>918</text:p>
          </table:table-cell>
          <table:table-cell table:style-name="ce33"/>
          <table:table-cell office:value-type="string" table:style-name="ce4">
            <text:p>BILLED</text:p>
          </table:table-cell>
          <table:table-cell office:value-type="float" office:value="0.52444444445427507" table:formula="of:=IF(AND([.F1168] &lt;&gt; &quot;&quot;;[.G1168] &lt;&gt; &quot;&quot;);([.G1168]-[.F1168])*24;&quot;---&quot;)" table:style-name="ce4">
            <text:p>0.524</text:p>
          </table:table-cell>
          <table:table-cell office:value-type="string" table:style-name="ce21">
            <text:p>IDtoAvioBook</text:p>
          </table:table-cell>
          <table:table-cell office:value-type="date" office:date-value="2025-06-02T12:28:32" table:style-name="ce14">
            <text:p>6/2/25 12:28 PM</text:p>
          </table:table-cell>
          <table:table-cell office:value-type="date" office:date-value="2025-06-02T13:00:00" table:style-name="ce14">
            <text:p>6/2/25 01:00 PM</text:p>
          </table:table-cell>
          <table:table-cell office:value-type="string" table:style-name="ce22">
            <text:p>Archiving old incorrectly created users in Aviobook.</text:p>
          </table:table-cell>
          <table:table-cell office:value-type="string" table:style-name="ce19">
            <text:p>10 users or so had an ID/username mismatch; they did not have a role in edir . .so archived per Nader.</text:p>
          </table:table-cell>
          <table:table-cell table:number-columns-repeated="16375" table:style-name="ce17"/>
        </table:table-row>
        <table:table-row table:style-name="ro2" table:visibility="collapse">
          <table:table-cell office:value-type="float" office:value="918" table:formula="of:=[.A1168]" table:style-name="ce18">
            <text:p>918</text:p>
          </table:table-cell>
          <table:table-cell table:style-name="ce20"/>
          <table:table-cell office:value-type="string" table:style-name="ce4">
            <text:p>BILLED</text:p>
          </table:table-cell>
          <table:table-cell office:value-type="float" office:value="0.45805555558763444" table:formula="of:=IF(AND([.F1169] &lt;&gt; &quot;&quot;;[.G1169] &lt;&gt; &quot;&quot;);([.G1169]-[.F1169])*24;&quot;---&quot;)" table:style-name="ce4">
            <text:p>0.458</text:p>
          </table:table-cell>
          <table:table-cell office:value-type="string" table:style-name="ce21">
            <text:p>Support</text:p>
          </table:table-cell>
          <table:table-cell office:value-type="date" office:date-value="2025-06-02T13:00:00" table:style-name="ce14">
            <text:p>6/2/25 01:00 PM</text:p>
          </table:table-cell>
          <table:table-cell office:value-type="date" office:date-value="2025-06-02T13:27:29" table:style-name="ce14">
            <text:p>6/2/25 01:27 PM</text:p>
          </table:table-cell>
          <table:table-cell office:value-type="string" table:style-name="ce22">
            <text:p># setting up FTO plans.</text:p>
          </table:table-cell>
          <table:table-cell table:style-name="ce19"/>
          <table:table-cell table:number-columns-repeated="16375" table:style-name="ce17"/>
        </table:table-row>
        <table:table-row table:style-name="ro2" table:visibility="collapse">
          <table:table-cell office:value-type="float" office:value="918" table:formula="of:=[.A1169]" table:style-name="ce18">
            <text:p>918</text:p>
          </table:table-cell>
          <table:table-cell table:style-name="ce20"/>
          <table:table-cell office:value-type="string" table:style-name="ce4">
            <text:p>BILLED</text:p>
          </table:table-cell>
          <table:table-cell office:value-type="float" office:value="0.13361111108679324" table:formula="of:=IF(AND([.F1170] &lt;&gt; &quot;&quot;;[.G1170] &lt;&gt; &quot;&quot;);([.G1170]-[.F1170])*24;&quot;---&quot;)" table:style-name="ce4">
            <text:p>0.134</text:p>
          </table:table-cell>
          <table:table-cell office:value-type="string" table:style-name="ce21">
            <text:p>git training</text:p>
          </table:table-cell>
          <table:table-cell office:value-type="date" office:date-value="2025-06-02T14:22:31" table:style-name="ce14">
            <text:p>6/2/25 02:22 PM</text:p>
          </table:table-cell>
          <table:table-cell office:value-type="date" office:date-value="2025-06-02T14:30:32" table:style-name="ce14">
            <text:p>6/2/25 02:30 PM</text:p>
          </table:table-cell>
          <table:table-cell office:value-type="string" table:style-name="ce22">
            <text:p>Creating lab for git training.</text:p>
          </table:table-cell>
          <table:table-cell office:value-type="string" table:style-name="ce19">
            <text:p>Creating a simple java app that can have fake features &amp; build script.</text:p>
          </table:table-cell>
          <table:table-cell table:number-columns-repeated="16375" table:style-name="ce17"/>
        </table:table-row>
        <table:table-row table:style-name="ro2" table:visibility="collapse">
          <table:table-cell office:value-type="float" office:value="918" table:formula="of:=[.A1170]" table:style-name="ce18">
            <text:p>918</text:p>
          </table:table-cell>
          <table:table-cell table:style-name="ce20"/>
          <table:table-cell office:value-type="string" table:style-name="ce4">
            <text:p>BILLED</text:p>
          </table:table-cell>
          <table:table-cell office:value-type="float" office:value="6.5277777845039964E-2" table:formula="of:=IF(AND([.F1171] &lt;&gt; &quot;&quot;;[.G1171] &lt;&gt; &quot;&quot;);([.G1171]-[.F1171])*24;&quot;---&quot;)" table:style-name="ce4">
            <text:p>0.065</text:p>
          </table:table-cell>
          <table:table-cell office:value-type="string" table:style-name="ce21">
            <text:p>IDtoEmpSvc</text:p>
          </table:table-cell>
          <table:table-cell office:value-type="date" office:date-value="2025-06-02T14:30:32" table:style-name="ce14">
            <text:p>6/2/25 02:30 PM</text:p>
          </table:table-cell>
          <table:table-cell office:value-type="date" office:date-value="2025-06-02T14:34:27" table:style-name="ce14">
            <text:p>6/2/25 02:34 PM</text:p>
          </table:table-cell>
          <table:table-cell office:value-type="string" table:style-name="ce22">
            <text:p>#creating stories for the 9 item list</text:p>
          </table:table-cell>
          <table:table-cell table:style-name="ce19"/>
          <table:table-cell table:number-columns-repeated="16375" table:style-name="ce17"/>
        </table:table-row>
        <table:table-row table:style-name="ro2" table:visibility="collapse">
          <table:table-cell office:value-type="float" office:value="918" table:formula="of:=[.A1171]" table:style-name="ce18">
            <text:p>918</text:p>
          </table:table-cell>
          <table:table-cell table:style-name="ce20"/>
          <table:table-cell office:value-type="string" table:style-name="ce4">
            <text:p>BILLED</text:p>
          </table:table-cell>
          <table:table-cell office:value-type="float" office:value="0.27583333337679505" table:formula="of:=IF(AND([.F1172] &lt;&gt; &quot;&quot;;[.G1172] &lt;&gt; &quot;&quot;);([.G1172]-[.F1172])*24;&quot;---&quot;)" table:style-name="ce4">
            <text:p>0.276</text:p>
          </table:table-cell>
          <table:table-cell office:value-type="string" table:style-name="ce21">
            <text:p>IDtoAvioBook</text:p>
          </table:table-cell>
          <table:table-cell office:value-type="date" office:date-value="2025-06-02T14:34:27" table:style-name="ce14">
            <text:p>6/2/25 02:34 PM</text:p>
          </table:table-cell>
          <table:table-cell office:value-type="date" office:date-value="2025-06-02T14:51:00" table:style-name="ce14">
            <text:p>6/2/25 02:51 PM</text:p>
          </table:table-cell>
          <table:table-cell office:value-type="string" table:style-name="ce22">
            <text:p>#archiving users -</text:p>
          </table:table-cell>
          <table:table-cell table:style-name="ce19"/>
          <table:table-cell table:number-columns-repeated="16375" table:style-name="ce17"/>
        </table:table-row>
        <table:table-row table:style-name="ro2" table:visibility="collapse">
          <table:table-cell office:value-type="float" office:value="918" table:formula="of:=[.A1172]" table:style-name="ce18">
            <text:p>918</text:p>
          </table:table-cell>
          <table:table-cell table:style-name="ce20"/>
          <table:table-cell office:value-type="string" table:style-name="ce4">
            <text:p>BILLED</text:p>
          </table:table-cell>
          <table:table-cell office:value-type="float" office:value="0.21499999996740371" table:formula="of:=IF(AND([.F1173] &lt;&gt; &quot;&quot;;[.G1173] &lt;&gt; &quot;&quot;);([.G1173]-[.F1173])*24;&quot;---&quot;)" table:style-name="ce4">
            <text:p>0.215</text:p>
          </table:table-cell>
          <table:table-cell office:value-type="string" table:style-name="ce21">
            <text:p>IDtoAvioBook</text:p>
          </table:table-cell>
          <table:table-cell office:value-type="date" office:date-value="2025-06-02T14:51:00" table:style-name="ce14">
            <text:p>6/2/25 02:51 PM</text:p>
          </table:table-cell>
          <table:table-cell office:value-type="date" office:date-value="2025-06-02T15:03:54" table:style-name="ce14">
            <text:p>6/2/25 03:03 PM</text:p>
          </table:table-cell>
          <table:table-cell office:value-type="string" table:style-name="ce22">
            <text:p>#There's probably more . .need to ids starting with 0-9 . .</text:p>
          </table:table-cell>
          <table:table-cell table:style-name="ce19"/>
          <table:table-cell table:number-columns-repeated="16375" table:style-name="ce17"/>
        </table:table-row>
        <table:table-row table:style-name="ro2" table:visibility="collapse">
          <table:table-cell office:value-type="float" office:value="918" table:formula="of:=[.A1173]" table:style-name="ce18">
            <text:p>918</text:p>
          </table:table-cell>
          <table:table-cell table:style-name="ce20"/>
          <table:table-cell office:value-type="string" table:style-name="ce4">
            <text:p>BILLED</text:p>
          </table:table-cell>
          <table:table-cell office:value-type="float" office:value="3.1566666666185483" table:formula="of:=IF(AND([.F1174] &lt;&gt; &quot;&quot;;[.G1174] &lt;&gt; &quot;&quot;);([.G1174]-[.F1174])*24;&quot;---&quot;)" table:style-name="ce4">
            <text:p>3.157</text:p>
          </table:table-cell>
          <table:table-cell office:value-type="string" table:style-name="ce21">
            <text:p>IDtoEmpSvc</text:p>
          </table:table-cell>
          <table:table-cell office:value-type="date" office:date-value="2025-06-02T15:03:54" table:style-name="ce14">
            <text:p>6/2/25 03:03 PM</text:p>
          </table:table-cell>
          <table:table-cell office:value-type="date" office:date-value="2025-06-02T18:13:18" table:style-name="ce14">
            <text:p>6/2/25 06:13 PM</text:p>
          </table:table-cell>
          <table:table-cell office:value-type="string" table:style-name="ce22">
            <text:p>#creating stories for the 9 item list</text:p>
          </table:table-cell>
          <table:table-cell table:style-name="ce19"/>
          <table:table-cell table:number-columns-repeated="16375" table:style-name="ce17"/>
        </table:table-row>
        <table:table-row table:style-name="ro2" table:visibility="collapse">
          <table:table-cell office:value-type="float" office:value="918" table:formula="of:=[.A1174]" table:style-name="ce18">
            <text:p>918</text:p>
          </table:table-cell>
          <table:table-cell table:style-name="ce20"/>
          <table:table-cell table:style-name="ce4"/>
          <table:table-cell office:value-type="string" office:string-value="---" table:formula="of:=IF(AND([.F1175] &lt;&gt; &quot;&quot;;[.G1175] &lt;&gt; &quot;&quot;);([.G1175]-[.F1175])*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175]" table:style-name="ce18">
            <text:p>918</text:p>
          </table:table-cell>
          <table:table-cell table:style-name="ce20"/>
          <table:table-cell table:style-name="ce4"/>
          <table:table-cell office:value-type="string" office:string-value="---" table:formula="of:=IF(AND([.F1176] &lt;&gt; &quot;&quot;;[.G1176] &lt;&gt; &quot;&quot;);([.G1176]-[.F1176])*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176]" table:style-name="ce18">
            <text:p>918</text:p>
          </table:table-cell>
          <table:table-cell table:style-name="ce20"/>
          <table:table-cell table:style-name="ce4"/>
          <table:table-cell office:value-type="string" office:string-value="---" table:formula="of:=IF(AND([.F1177] &lt;&gt; &quot;&quot;;[.G1177] &lt;&gt; &quot;&quot;);([.G1177]-[.F1177])*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177]" table:style-name="ce18">
            <text:p>918</text:p>
          </table:table-cell>
          <table:table-cell table:style-name="ce20"/>
          <table:table-cell table:style-name="ce4"/>
          <table:table-cell office:value-type="string" office:string-value="---" table:formula="of:=IF(AND([.F1178] &lt;&gt; &quot;&quot;;[.G1178] &lt;&gt; &quot;&quot;);([.G1178]-[.F1178])*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178]" table:style-name="ce18">
            <text:p>918</text:p>
          </table:table-cell>
          <table:table-cell table:style-name="ce20"/>
          <table:table-cell table:style-name="ce4"/>
          <table:table-cell office:value-type="string" office:string-value="---" table:formula="of:=IF(AND([.F1179] &lt;&gt; &quot;&quot;;[.G1179] &lt;&gt; &quot;&quot;);([.G1179]-[.F1179])*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179]" table:style-name="ce18">
            <text:p>918</text:p>
          </table:table-cell>
          <table:table-cell table:style-name="ce20"/>
          <table:table-cell table:style-name="ce4"/>
          <table:table-cell office:value-type="string" office:string-value="---" table:formula="of:=IF(AND([.F1180] &lt;&gt; &quot;&quot;;[.G1180] &lt;&gt; &quot;&quot;);([.G1180]-[.F1180])*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180]" table:style-name="ce18">
            <text:p>918</text:p>
          </table:table-cell>
          <table:table-cell office:value-type="float" office:value="7.5" table:formula="of:=COM.MICROSOFT.CEILING([.C1181];0.25)" table:style-name="ce20">
            <text:p>7.500</text:p>
          </table:table-cell>
          <table:table-cell office:value-type="float" office:value="7.4297222222085111" table:formula="of:=SUM([.D1181:.D1204])" table:style-name="ce4">
            <text:p>7.430</text:p>
          </table:table-cell>
          <table:table-cell office:value-type="string" office:string-value="---" table:formula="of:=IF(AND([.F1181] &lt;&gt; &quot;&quot;;[.G1181] &lt;&gt; &quot;&quot;);([.G1181]-[.F1181])*24;&quot;---&quot;)" table:style-name="ce4">
            <text:p>---</text:p>
          </table:table-cell>
          <table:table-cell office:value-type="date" office:date-value="2025-06-03T00:00:00" table:style-name="ce21">
            <text:p>3-Jun</text:p>
          </table:table-cell>
          <table:table-cell table:number-columns-repeated="2" table:style-name="ce14"/>
          <table:table-cell table:style-name="ce15"/>
          <table:table-cell table:style-name="ce16"/>
          <table:table-cell table:number-columns-repeated="16375" table:style-name="ce17"/>
        </table:table-row>
        <table:table-row table:style-name="ro2" table:visibility="collapse">
          <table:table-cell office:value-type="float" office:value="918" table:formula="of:=[.A1181]" table:style-name="ce18">
            <text:p>918</text:p>
          </table:table-cell>
          <table:table-cell table:style-name="ce20"/>
          <table:table-cell office:value-type="string" table:style-name="ce4">
            <text:p>BILLED</text:p>
          </table:table-cell>
          <table:table-cell office:value-type="float" office:value="0.25000000011641532" table:formula="of:=IF(AND([.F1182] &lt;&gt; &quot;&quot;;[.G1182] &lt;&gt; &quot;&quot;);([.G1182]-[.F1182])*24;&quot;---&quot;)" table:style-name="ce4">
            <text:p>0.250</text:p>
          </table:table-cell>
          <table:table-cell office:value-type="string" table:style-name="ce21">
            <text:p>mtg-Daily</text:p>
          </table:table-cell>
          <table:table-cell office:value-type="date" office:date-value="2025-06-03T08:30:00" table:style-name="ce14">
            <text:p>6/3/25 08:30 AM</text:p>
          </table:table-cell>
          <table:table-cell office:value-type="date" office:date-value="2025-06-03T08:45:00" table:style-name="ce14">
            <text:p>6/3/25 08:45 AM</text:p>
          </table:table-cell>
          <table:table-cell office:value-type="string" table:style-name="ce15">
            <text:p>Daily meetings with the team. Backlog meeting with EE.</text:p>
          </table:table-cell>
          <table:table-cell table:style-name="ce16"/>
          <table:table-cell table:number-columns-repeated="16375" table:style-name="ce17"/>
        </table:table-row>
        <table:table-row table:style-name="ro4" table:visibility="collapse">
          <table:table-cell office:value-type="float" office:value="918" table:formula="of:=[.A1182]" table:style-name="ce18">
            <text:p>918</text:p>
          </table:table-cell>
          <table:table-cell table:style-name="ce20"/>
          <table:table-cell office:value-type="string" table:style-name="ce4">
            <text:p>BILLED</text:p>
          </table:table-cell>
          <table:table-cell office:value-type="float" office:value="2.034444444347173" table:formula="of:=IF(AND([.F1183] &lt;&gt; &quot;&quot;;[.G1183] &lt;&gt; &quot;&quot;);([.G1183]-[.F1183])*24;&quot;---&quot;)" table:style-name="ce4">
            <text:p>2.034</text:p>
          </table:table-cell>
          <table:table-cell office:value-type="string" table:style-name="ce21">
            <text:p>IDtoEmpSvc</text:p>
          </table:table-cell>
          <table:table-cell office:value-type="date" office:date-value="2025-06-03T09:40:00" table:style-name="ce14">
            <text:p>6/3/25 09:40 AM</text:p>
          </table:table-cell>
          <table:table-cell office:value-type="date" office:date-value="2025-06-03T11:42:04" table:style-name="ce14">
            <text:p>6/3/25 11:42 AM</text:p>
          </table:table-cell>
          <table:table-cell office:value-type="string" table:style-name="ce22">
            <text:p>Worked on fixing test issues issues with loss of elevated role in IDtoEmployeeSvc. Worked on deploying the latest driver into QA.</text:p>
          </table:table-cell>
          <table:table-cell table:style-name="ce16"/>
          <table:table-cell table:number-columns-repeated="16375" table:style-name="ce17"/>
        </table:table-row>
        <table:table-row table:style-name="ro5" table:visibility="collapse">
          <table:table-cell office:value-type="float" office:value="918" table:formula="of:=[.A1183]" table:style-name="ce18">
            <text:p>918</text:p>
          </table:table-cell>
          <table:table-cell table:style-name="ce20"/>
          <table:table-cell office:value-type="string" table:style-name="ce4">
            <text:p>BILLED</text:p>
          </table:table-cell>
          <table:table-cell office:value-type="float" office:value="0.74500000005355105" table:formula="of:=IF(AND([.F1184] &lt;&gt; &quot;&quot;;[.G1184] &lt;&gt; &quot;&quot;);([.G1184]-[.F1184])*24;&quot;---&quot;)" table:style-name="ce4">
            <text:p>0.745</text:p>
          </table:table-cell>
          <table:table-cell office:value-type="string" table:style-name="ce21">
            <text:p>IDtoEmpSvc</text:p>
          </table:table-cell>
          <table:table-cell office:value-type="date" office:date-value="2025-06-03T11:42:04" table:style-name="ce14">
            <text:p>6/3/25 11:42 AM</text:p>
          </table:table-cell>
          <table:table-cell office:value-type="date" office:date-value="2025-06-03T12:26:46" table:style-name="ce14">
            <text:p>6/3/25 12:26 PM</text:p>
          </table:table-cell>
          <table:table-cell office:value-type="string" table:style-name="ce22">
            <text:p># manual baseline in dev done, waiting on dev pipeline baseline, then merging mr.</text:p>
          </table:table-cell>
          <table:table-cell table:style-name="ce19"/>
          <table:table-cell table:number-columns-repeated="16375" table:style-name="ce17"/>
        </table:table-row>
        <table:table-row table:style-name="ro2" table:visibility="collapse">
          <table:table-cell office:value-type="float" office:value="918" table:formula="of:=[.A1184]" table:style-name="ce18">
            <text:p>918</text:p>
          </table:table-cell>
          <table:table-cell table:style-name="ce20"/>
          <table:table-cell office:value-type="string" table:style-name="ce4">
            <text:p>BILLED</text:p>
          </table:table-cell>
          <table:table-cell office:value-type="float" office:value="0.97055555559927598" table:formula="of:=IF(AND([.F1185] &lt;&gt; &quot;&quot;;[.G1185] &lt;&gt; &quot;&quot;);([.G1185]-[.F1185])*24;&quot;---&quot;)" table:style-name="ce4">
            <text:p>0.971</text:p>
          </table:table-cell>
          <table:table-cell office:value-type="string" table:style-name="ce21">
            <text:p>IDtoEmpSvc</text:p>
          </table:table-cell>
          <table:table-cell office:value-type="date" office:date-value="2025-06-03T12:26:46" table:style-name="ce14">
            <text:p>6/3/25 12:26 PM</text:p>
          </table:table-cell>
          <table:table-cell office:value-type="date" office:date-value="2025-06-03T13:25:00" table:style-name="ce14">
            <text:p>6/3/25 01:25 PM</text:p>
          </table:table-cell>
          <table:table-cell office:value-type="string" table:style-name="ce22">
            <text:p>#test failed again; redoing . .</text:p>
          </table:table-cell>
          <table:table-cell table:style-name="ce19"/>
          <table:table-cell table:number-columns-repeated="16375" table:style-name="ce17"/>
        </table:table-row>
        <table:table-row table:style-name="ro2" table:visibility="collapse">
          <table:table-cell office:value-type="float" office:value="918" table:formula="of:=[.A1185]" table:style-name="ce18">
            <text:p>918</text:p>
          </table:table-cell>
          <table:table-cell table:style-name="ce20"/>
          <table:table-cell office:value-type="string" table:style-name="ce4">
            <text:p>BILLED</text:p>
          </table:table-cell>
          <table:table-cell office:value-type="float" office:value="0.49722222215496004" table:formula="of:=IF(AND([.F1186] &lt;&gt; &quot;&quot;;[.G1186] &lt;&gt; &quot;&quot;);([.G1186]-[.F1186])*24;&quot;---&quot;)" table:style-name="ce4">
            <text:p>0.497</text:p>
          </table:table-cell>
          <table:table-cell office:value-type="string" table:style-name="ce23">
            <text:p>mtg-backlog</text:p>
          </table:table-cell>
          <table:table-cell office:value-type="date" office:date-value="2025-06-03T14:00:00" table:style-name="ce14">
            <text:p>6/3/25 02:00 PM</text:p>
          </table:table-cell>
          <table:table-cell office:value-type="date" office:date-value="2025-06-03T14:29:50" table:style-name="ce14">
            <text:p>6/3/25 02:29 PM</text:p>
          </table:table-cell>
          <table:table-cell office:value-type="string" table:style-name="ce15">
            <text:p>#</text:p>
          </table:table-cell>
          <table:table-cell table:style-name="ce19"/>
          <table:table-cell table:number-columns-repeated="16375" table:style-name="ce17"/>
        </table:table-row>
        <table:table-row table:style-name="ro5" table:visibility="collapse">
          <table:table-cell office:value-type="float" office:value="918" table:formula="of:=[.A1186]" table:style-name="ce18">
            <text:p>918</text:p>
          </table:table-cell>
          <table:table-cell table:style-name="ce20"/>
          <table:table-cell office:value-type="string" table:style-name="ce4">
            <text:p>BILLED</text:p>
          </table:table-cell>
          <table:table-cell office:value-type="float" office:value="0.71194444445427507" table:formula="of:=IF(AND([.F1187] &lt;&gt; &quot;&quot;;[.G1187] &lt;&gt; &quot;&quot;);([.G1187]-[.F1187])*24;&quot;---&quot;)" table:style-name="ce4">
            <text:p>0.712</text:p>
          </table:table-cell>
          <table:table-cell office:value-type="string" table:style-name="ce23">
            <text:p>IDtoEmployeeSvc</text:p>
          </table:table-cell>
          <table:table-cell office:value-type="date" office:date-value="2025-06-03T15:10:00" table:style-name="ce14">
            <text:p>6/3/25 03:10 PM</text:p>
          </table:table-cell>
          <table:table-cell office:value-type="date" office:date-value="2025-06-03T15:52:43" table:style-name="ce14">
            <text:p>6/3/25 03:52 PM</text:p>
          </table:table-cell>
          <table:table-cell office:value-type="string" table:style-name="ce29">
            <text:p>#tests passed twice in pipeline . .mrs approved, now deploying through QA</text:p>
          </table:table-cell>
          <table:table-cell table:style-name="ce19"/>
          <table:table-cell table:number-columns-repeated="16375" table:style-name="ce17"/>
        </table:table-row>
        <table:table-row table:style-name="ro5" table:visibility="collapse">
          <table:table-cell office:value-type="float" office:value="918" table:formula="of:=[.A1187]" table:style-name="ce18">
            <text:p>918</text:p>
          </table:table-cell>
          <table:table-cell table:style-name="ce20"/>
          <table:table-cell office:value-type="string" table:style-name="ce4">
            <text:p>BILLED</text:p>
          </table:table-cell>
          <table:table-cell office:value-type="float" office:value="0.68083333323011175" table:formula="of:=IF(AND([.F1188] &lt;&gt; &quot;&quot;;[.G1188] &lt;&gt; &quot;&quot;);([.G1188]-[.F1188])*24;&quot;---&quot;)" table:style-name="ce4">
            <text:p>0.681</text:p>
          </table:table-cell>
          <table:table-cell office:value-type="string" table:style-name="ce23">
            <text:p>IDtoEmployeeSvc</text:p>
          </table:table-cell>
          <table:table-cell office:value-type="date" office:date-value="2025-06-03T15:52:43" table:style-name="ce14">
            <text:p>6/3/25 03:52 PM</text:p>
          </table:table-cell>
          <table:table-cell office:value-type="date" office:date-value="2025-06-03T16:33:34" table:style-name="ce14">
            <text:p>6/3/25 04:33 PM</text:p>
          </table:table-cell>
          <table:table-cell office:value-type="string" table:style-name="ce15">
            <text:p>#DEV pipeline almost done after mr . .about to start QA, QA deploy done . .</text:p>
          </table:table-cell>
          <table:table-cell table:style-name="ce19"/>
          <table:table-cell table:number-columns-repeated="16375" table:style-name="ce17"/>
        </table:table-row>
        <table:table-row table:style-name="ro5" table:visibility="collapse">
          <table:table-cell office:value-type="float" office:value="918" table:formula="of:=[.A1188]" table:style-name="ce18">
            <text:p>918</text:p>
          </table:table-cell>
          <table:table-cell table:style-name="ce20"/>
          <table:table-cell office:value-type="string" table:style-name="ce4">
            <text:p>BILLED</text:p>
          </table:table-cell>
          <table:table-cell office:value-type="float" office:value="0.7116666667861864" table:formula="of:=IF(AND([.F1189] &lt;&gt; &quot;&quot;;[.G1189] &lt;&gt; &quot;&quot;);([.G1189]-[.F1189])*24;&quot;---&quot;)" table:style-name="ce4">
            <text:p>0.712</text:p>
          </table:table-cell>
          <table:table-cell office:value-type="string" table:style-name="ce23">
            <text:p>IDtoAviobook</text:p>
          </table:table-cell>
          <table:table-cell office:value-type="date" office:date-value="2025-06-03T16:33:34" table:style-name="ce14">
            <text:p>6/3/25 04:33 PM</text:p>
          </table:table-cell>
          <table:table-cell office:value-type="date" office:date-value="2025-06-03T17:16:16" table:style-name="ce14">
            <text:p>6/3/25 05:16 PM</text:p>
          </table:table-cell>
          <table:table-cell office:value-type="string" table:style-name="ce15">
            <text:p>Worked on IDtoAviobook KT session material for tomorrow's meeting.</text:p>
          </table:table-cell>
          <table:table-cell table:style-name="ce19"/>
          <table:table-cell table:number-columns-repeated="16375" table:style-name="ce17"/>
        </table:table-row>
        <table:table-row table:style-name="ro2" table:visibility="collapse">
          <table:table-cell office:value-type="float" office:value="918" table:formula="of:=[.A1189]" table:style-name="ce18">
            <text:p>918</text:p>
          </table:table-cell>
          <table:table-cell table:style-name="ce20"/>
          <table:table-cell office:value-type="string" table:style-name="ce4">
            <text:p>BILLED</text:p>
          </table:table-cell>
          <table:table-cell office:value-type="float" office:value="0.82805555546656251" table:formula="of:=IF(AND([.F1190] &lt;&gt; &quot;&quot;;[.G1190] &lt;&gt; &quot;&quot;);([.G1190]-[.F1190])*24;&quot;---&quot;)" table:style-name="ce4">
            <text:p>0.828</text:p>
          </table:table-cell>
          <table:table-cell office:value-type="string" table:style-name="ce23">
            <text:p>IDtoApptio</text:p>
          </table:table-cell>
          <table:table-cell office:value-type="date" office:date-value="2025-06-03T17:16:16" table:style-name="ce14">
            <text:p>6/3/25 05:16 PM</text:p>
          </table:table-cell>
          <table:table-cell office:value-type="date" office:date-value="2025-06-03T18:05:57" table:style-name="ce14">
            <text:p>6/3/25 06:05 PM</text:p>
          </table:table-cell>
          <table:table-cell office:value-type="string" table:style-name="ce15">
            <text:p>Worked on testing and storing passwords for IDtoApptio.</text:p>
          </table:table-cell>
          <table:table-cell office:value-type="string" table:style-name="ce16">
            <text:p># and move unused git repos to disabvled.</text:p>
          </table:table-cell>
          <table:table-cell table:number-columns-repeated="16375" table:style-name="ce17"/>
        </table:table-row>
        <table:table-row table:style-name="ro2" table:visibility="collapse">
          <table:table-cell office:value-type="float" office:value="918" table:formula="of:=[.A1190]" table:style-name="ce18">
            <text:p>918</text:p>
          </table:table-cell>
          <table:table-cell table:style-name="ce20"/>
          <table:table-cell table:style-name="ce4"/>
          <table:table-cell office:value-type="string" office:string-value="---" table:formula="of:=IF(AND([.F1191] &lt;&gt; &quot;&quot;;[.G1191] &lt;&gt; &quot;&quot;);([.G1191]-[.F1191])*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191]" table:style-name="ce18">
            <text:p>918</text:p>
          </table:table-cell>
          <table:table-cell table:style-name="ce20"/>
          <table:table-cell table:style-name="ce4"/>
          <table:table-cell office:value-type="string" office:string-value="---" table:formula="of:=IF(AND([.F1192] &lt;&gt; &quot;&quot;;[.G1192] &lt;&gt; &quot;&quot;);([.G1192]-[.F1192])*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192]" table:style-name="ce18">
            <text:p>918</text:p>
          </table:table-cell>
          <table:table-cell table:style-name="ce20"/>
          <table:table-cell table:style-name="ce4"/>
          <table:table-cell office:value-type="string" office:string-value="---" table:formula="of:=IF(AND([.F1193] &lt;&gt; &quot;&quot;;[.G1193] &lt;&gt; &quot;&quot;);([.G1193]-[.F1193])*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193]" table:style-name="ce18">
            <text:p>918</text:p>
          </table:table-cell>
          <table:table-cell table:style-name="ce20"/>
          <table:table-cell table:style-name="ce4"/>
          <table:table-cell office:value-type="string" office:string-value="---" table:formula="of:=IF(AND([.F1194] &lt;&gt; &quot;&quot;;[.G1194] &lt;&gt; &quot;&quot;);([.G1194]-[.F119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194]" table:style-name="ce18">
            <text:p>918</text:p>
          </table:table-cell>
          <table:table-cell table:style-name="ce20"/>
          <table:table-cell table:style-name="ce4"/>
          <table:table-cell office:value-type="string" office:string-value="---" table:formula="of:=IF(AND([.F1195] &lt;&gt; &quot;&quot;;[.G1195] &lt;&gt; &quot;&quot;);([.G1195]-[.F119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195]" table:style-name="ce18">
            <text:p>918</text:p>
          </table:table-cell>
          <table:table-cell table:style-name="ce20"/>
          <table:table-cell table:style-name="ce4"/>
          <table:table-cell office:value-type="string" office:string-value="---" table:formula="of:=IF(AND([.F1196] &lt;&gt; &quot;&quot;;[.G1196] &lt;&gt; &quot;&quot;);([.G1196]-[.F119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196]" table:style-name="ce18">
            <text:p>918</text:p>
          </table:table-cell>
          <table:table-cell table:style-name="ce20"/>
          <table:table-cell table:style-name="ce4"/>
          <table:table-cell office:value-type="string" office:string-value="---" table:formula="of:=IF(AND([.F1197] &lt;&gt; &quot;&quot;;[.G1197] &lt;&gt; &quot;&quot;);([.G1197]-[.F119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197]" table:style-name="ce18">
            <text:p>918</text:p>
          </table:table-cell>
          <table:table-cell table:style-name="ce20"/>
          <table:table-cell table:style-name="ce4"/>
          <table:table-cell office:value-type="string" office:string-value="---" table:formula="of:=IF(AND([.F1198] &lt;&gt; &quot;&quot;;[.G1198] &lt;&gt; &quot;&quot;);([.G1198]-[.F1198])*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198]" table:style-name="ce18">
            <text:p>918</text:p>
          </table:table-cell>
          <table:table-cell table:style-name="ce20"/>
          <table:table-cell table:style-name="ce4"/>
          <table:table-cell office:value-type="string" office:string-value="---" table:formula="of:=IF(AND([.F1199] &lt;&gt; &quot;&quot;;[.G1199] &lt;&gt; &quot;&quot;);([.G1199]-[.F1199])*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199]" table:style-name="ce18">
            <text:p>918</text:p>
          </table:table-cell>
          <table:table-cell table:style-name="ce20"/>
          <table:table-cell table:style-name="ce4"/>
          <table:table-cell office:value-type="string" office:string-value="---" table:formula="of:=IF(AND([.F1200] &lt;&gt; &quot;&quot;;[.G1200] &lt;&gt; &quot;&quot;);([.G1200]-[.F1200])*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200]" table:style-name="ce18">
            <text:p>918</text:p>
          </table:table-cell>
          <table:table-cell table:style-name="ce20"/>
          <table:table-cell table:style-name="ce4"/>
          <table:table-cell office:value-type="string" office:string-value="---" table:formula="of:=IF(AND([.F1201] &lt;&gt; &quot;&quot;;[.G1201] &lt;&gt; &quot;&quot;);([.G1201]-[.F1201])*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201]" table:style-name="ce18">
            <text:p>918</text:p>
          </table:table-cell>
          <table:table-cell table:style-name="ce20"/>
          <table:table-cell table:style-name="ce4"/>
          <table:table-cell office:value-type="string" office:string-value="---" table:formula="of:=IF(AND([.F1202] &lt;&gt; &quot;&quot;;[.G1202] &lt;&gt; &quot;&quot;);([.G1202]-[.F1202])*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202]" table:style-name="ce18">
            <text:p>918</text:p>
          </table:table-cell>
          <table:table-cell table:style-name="ce20"/>
          <table:table-cell table:style-name="ce4"/>
          <table:table-cell office:value-type="string" office:string-value="---" table:formula="of:=IF(AND([.F1203] &lt;&gt; &quot;&quot;;[.G1203] &lt;&gt; &quot;&quot;);([.G1203]-[.F1203])*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visibility="collapse">
          <table:table-cell office:value-type="float" office:value="918" table:formula="of:=[.A1203]" table:style-name="ce18">
            <text:p>918</text:p>
          </table:table-cell>
          <table:table-cell table:style-name="ce20"/>
          <table:table-cell table:style-name="ce4"/>
          <table:table-cell office:value-type="string" office:string-value="---" table:formula="of:=IF(AND([.F1204] &lt;&gt; &quot;&quot;;[.G1204] &lt;&gt; &quot;&quot;);([.G1204]-[.F1204])*24;&quot;---&quot;)" table:style-name="ce4">
            <text:p>---</text:p>
          </table:table-cell>
          <table:table-cell table:style-name="ce23"/>
          <table:table-cell table:number-columns-repeated="2" table:style-name="ce14"/>
          <table:table-cell table:style-name="ce15"/>
          <table:table-cell table:style-name="ce16"/>
          <table:table-cell table:number-columns-repeated="16375" table:style-name="ce17"/>
        </table:table-row>
        <table:table-row table:style-name="ro2">
          <table:table-cell office:value-type="float" office:value="918" table:formula="of:=[.A1204]" table:style-name="ce18">
            <text:p>918</text:p>
          </table:table-cell>
          <table:table-cell office:value-type="float" office:value="8.25" table:formula="of:=COM.MICROSOFT.CEILING([.C1205];0.25)" table:style-name="ce20">
            <text:p>8.250</text:p>
          </table:table-cell>
          <table:table-cell office:value-type="float" office:value="8.0411111110006459" table:formula="of:=SUM([.D1205:.D1223])" table:style-name="ce4">
            <text:p>8.041</text:p>
          </table:table-cell>
          <table:table-cell office:value-type="string" office:string-value="---" table:formula="of:=IF(AND([.F1205] &lt;&gt; &quot;&quot;;[.G1205] &lt;&gt; &quot;&quot;);([.G1205]-[.F1205])*24;&quot;---&quot;)" table:style-name="ce4">
            <text:p>---</text:p>
          </table:table-cell>
          <table:table-cell office:value-type="date" office:date-value="2025-06-04T00:00:00" table:style-name="ce21">
            <text:p>4-Jun</text:p>
          </table:table-cell>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05]" table:style-name="ce18">
            <text:p>918</text:p>
          </table:table-cell>
          <table:table-cell table:style-name="ce20"/>
          <table:table-cell office:value-type="string" table:style-name="ce4">
            <text:p>BILLED</text:p>
          </table:table-cell>
          <table:table-cell office:value-type="float" office:value="0.25000000011641532" table:formula="of:=IF(AND([.F1206] &lt;&gt; &quot;&quot;;[.G1206] &lt;&gt; &quot;&quot;);([.G1206]-[.F1206])*24;&quot;---&quot;)" table:style-name="ce4">
            <text:p>0.250</text:p>
          </table:table-cell>
          <table:table-cell office:value-type="string" table:style-name="ce23">
            <text:p>mtg-daily</text:p>
          </table:table-cell>
          <table:table-cell office:value-type="date" office:date-value="2025-06-04T08:30:00" table:style-name="ce14">
            <text:p>6/4/25 08:30 AM</text:p>
          </table:table-cell>
          <table:table-cell office:value-type="date" office:date-value="2025-06-04T08:45:00" table:style-name="ce14">
            <text:p>6/4/25 08:45 AM</text:p>
          </table:table-cell>
          <table:table-cell office:value-type="string" table:style-name="ce15">
            <text:p>Daily meetings with the team</text:p>
          </table:table-cell>
          <table:table-cell table:style-name="ce25"/>
          <table:table-cell table:style-name="ce26"/>
          <table:table-cell table:number-columns-repeated="16374" table:style-name="ce1"/>
        </table:table-row>
        <table:table-row table:style-name="ro2">
          <table:table-cell office:value-type="float" office:value="918" table:formula="of:=[.A1206]" table:style-name="ce18">
            <text:p>918</text:p>
          </table:table-cell>
          <table:table-cell table:style-name="ce20"/>
          <table:table-cell office:value-type="string" table:style-name="ce4">
            <text:p>BILLED</text:p>
          </table:table-cell>
          <table:table-cell office:value-type="float" office:value="0.75" table:formula="of:=IF(AND([.F1207] &lt;&gt; &quot;&quot;;[.G1207] &lt;&gt; &quot;&quot;);([.G1207]-[.F1207])*24;&quot;---&quot;)" table:style-name="ce4">
            <text:p>0.750</text:p>
          </table:table-cell>
          <table:table-cell office:value-type="string" table:style-name="ce23">
            <text:p>mtg-daily</text:p>
          </table:table-cell>
          <table:table-cell office:value-type="date" office:date-value="2025-06-04T09:15:00" table:style-name="ce14">
            <text:p>6/4/25 09:15 AM</text:p>
          </table:table-cell>
          <table:table-cell office:value-type="date" office:date-value="2025-06-04T10:00:00" table:style-name="ce14">
            <text:p>6/4/25 10:00 AM</text:p>
          </table:table-cell>
          <table:table-cell office:value-type="string" table:style-name="ce15">
            <text:p>#</text:p>
          </table:table-cell>
          <table:table-cell table:style-name="ce25"/>
          <table:table-cell table:style-name="ce26"/>
          <table:table-cell table:number-columns-repeated="16374" table:style-name="ce1"/>
        </table:table-row>
        <table:table-row table:style-name="ro5">
          <table:table-cell office:value-type="float" office:value="918" table:formula="of:=[.A1207]" table:style-name="ce18">
            <text:p>918</text:p>
          </table:table-cell>
          <table:table-cell table:style-name="ce20"/>
          <table:table-cell office:value-type="string" table:style-name="ce4">
            <text:p>BILLED</text:p>
          </table:table-cell>
          <table:table-cell office:value-type="float" office:value="1.4336111111333594" table:formula="of:=IF(AND([.F1208] &lt;&gt; &quot;&quot;;[.G1208] &lt;&gt; &quot;&quot;);([.G1208]-[.F1208])*24;&quot;---&quot;)" table:style-name="ce4">
            <text:p>1.434</text:p>
          </table:table-cell>
          <table:table-cell office:value-type="string" table:style-name="ce23">
            <text:p>Support</text:p>
          </table:table-cell>
          <table:table-cell office:value-type="date" office:date-value="2025-06-04T10:00:00" table:style-name="ce14">
            <text:p>6/4/25 10:00 AM</text:p>
          </table:table-cell>
          <table:table-cell office:value-type="date" office:date-value="2025-06-04T11:26:01" table:style-name="ce14">
            <text:p>6/4/25 11:26 AM</text:p>
          </table:table-cell>
          <table:table-cell office:value-type="string" table:style-name="ce22">
            <text:p>KT session preparation for IDtoAviobook user fixes, and EmployeeSvc error response.</text:p>
          </table:table-cell>
          <table:table-cell table:style-name="ce25"/>
          <table:table-cell table:style-name="ce26"/>
          <table:table-cell table:number-columns-repeated="16374" table:style-name="ce1"/>
        </table:table-row>
        <table:table-row table:style-name="ro4">
          <table:table-cell office:value-type="float" office:value="918" table:formula="of:=[.A1208]" table:style-name="ce18">
            <text:p>918</text:p>
          </table:table-cell>
          <table:table-cell table:style-name="ce20"/>
          <table:table-cell office:value-type="string" table:style-name="ce4">
            <text:p>BILLED</text:p>
          </table:table-cell>
          <table:table-cell office:value-type="float" office:value="0.18333333323244005" table:formula="of:=IF(AND([.F1209] &lt;&gt; &quot;&quot;;[.G1209] &lt;&gt; &quot;&quot;);([.G1209]-[.F1209])*24;&quot;---&quot;)" table:style-name="ce4">
            <text:p>0.183</text:p>
          </table:table-cell>
          <table:table-cell office:value-type="string" table:style-name="ce23">
            <text:p>IDtoAviobook</text:p>
          </table:table-cell>
          <table:table-cell office:value-type="date" office:date-value="2025-06-04T11:55:00" table:style-name="ce14">
            <text:p>6/4/25 11:55 AM</text:p>
          </table:table-cell>
          <table:table-cell office:value-type="date" office:date-value="2025-06-04T12:06:00" table:style-name="ce14">
            <text:p>6/4/25 12:06 PM</text:p>
          </table:table-cell>
          <table:table-cell office:value-type="string" table:style-name="ce22">
            <text:p>Worked on fixing test issues with the Aviobook dev environment missing, and recently broken test Aviobook environment for the IDtoAviobook driver.</text:p>
          </table:table-cell>
          <table:table-cell table:style-name="ce25"/>
          <table:table-cell table:style-name="ce26"/>
          <table:table-cell table:number-columns-repeated="16374" table:style-name="ce1"/>
        </table:table-row>
        <table:table-row table:style-name="ro2">
          <table:table-cell office:value-type="float" office:value="918" table:formula="of:=[.A1209]" table:style-name="ce18">
            <text:p>918</text:p>
          </table:table-cell>
          <table:table-cell table:style-name="ce20"/>
          <table:table-cell office:value-type="string" table:style-name="ce4">
            <text:p>BILLED</text:p>
          </table:table-cell>
          <table:table-cell office:value-type="float" office:value="0.99194444442400709" table:formula="of:=IF(AND([.F1210] &lt;&gt; &quot;&quot;;[.G1210] &lt;&gt; &quot;&quot;);([.G1210]-[.F1210])*24;&quot;---&quot;)" table:style-name="ce4">
            <text:p>0.992</text:p>
          </table:table-cell>
          <table:table-cell office:value-type="string" table:style-name="ce23">
            <text:p>L&amp;L</text:p>
          </table:table-cell>
          <table:table-cell office:value-type="date" office:date-value="2025-06-04T12:06:00" table:style-name="ce14">
            <text:p>6/4/25 12:06 PM</text:p>
          </table:table-cell>
          <table:table-cell office:value-type="date" office:date-value="2025-06-04T13:05:31" table:style-name="ce14">
            <text:p>6/4/25 01:05 PM</text:p>
          </table:table-cell>
          <table:table-cell office:value-type="string" table:style-name="ce15">
            <text:p>Lunch and Learn on HTTP.</text:p>
          </table:table-cell>
          <table:table-cell table:style-name="ce25"/>
          <table:table-cell table:style-name="ce26"/>
          <table:table-cell table:number-columns-repeated="16374" table:style-name="ce1"/>
        </table:table-row>
        <table:table-row table:style-name="ro2">
          <table:table-cell office:value-type="float" office:value="918" table:formula="of:=[.A1210]" table:style-name="ce18">
            <text:p>918</text:p>
          </table:table-cell>
          <table:table-cell table:style-name="ce20"/>
          <table:table-cell office:value-type="string" table:style-name="ce4">
            <text:p>BILLED</text:p>
          </table:table-cell>
          <table:table-cell office:value-type="float" office:value="5.8055555680766702E-2" table:formula="of:=IF(AND([.F1211] &lt;&gt; &quot;&quot;;[.G1211] &lt;&gt; &quot;&quot;);([.G1211]-[.F1211])*24;&quot;---&quot;)" table:style-name="ce4">
            <text:p>0.058</text:p>
          </table:table-cell>
          <table:table-cell office:value-type="string" table:style-name="ce23">
            <text:p>IDtoAviobook</text:p>
          </table:table-cell>
          <table:table-cell office:value-type="date" office:date-value="2025-06-04T13:05:31" table:style-name="ce14">
            <text:p>6/4/25 01:05 PM</text:p>
          </table:table-cell>
          <table:table-cell office:value-type="date" office:date-value="2025-06-04T13:09:00" table:style-name="ce14">
            <text:p>6/4/25 01:09 PM</text:p>
          </table:table-cell>
          <table:table-cell office:value-type="string" table:style-name="ce15">
            <text:p>#</text:p>
          </table:table-cell>
          <table:table-cell table:style-name="ce25"/>
          <table:table-cell table:style-name="ce26"/>
          <table:table-cell table:number-columns-repeated="16374" table:style-name="ce1"/>
        </table:table-row>
        <table:table-row table:style-name="ro5">
          <table:table-cell office:value-type="float" office:value="918" table:formula="of:=[.A1211]" table:style-name="ce18">
            <text:p>918</text:p>
          </table:table-cell>
          <table:table-cell table:style-name="ce20"/>
          <table:table-cell office:value-type="string" table:style-name="ce4">
            <text:p>BILLED</text:p>
          </table:table-cell>
          <table:table-cell office:value-type="float" office:value="1.3941666665486991" table:formula="of:=IF(AND([.F1212] &lt;&gt; &quot;&quot;;[.G1212] &lt;&gt; &quot;&quot;);([.G1212]-[.F1212])*24;&quot;---&quot;)" table:style-name="ce4">
            <text:p>1.394</text:p>
          </table:table-cell>
          <table:table-cell office:value-type="string" table:style-name="ce23">
            <text:p>IDtoEmployeeSvc</text:p>
          </table:table-cell>
          <table:table-cell office:value-type="date" office:date-value="2025-06-04T13:09:00" table:style-name="ce14">
            <text:p>6/4/25 01:09 PM</text:p>
          </table:table-cell>
          <table:table-cell office:value-type="date" office:date-value="2025-06-04T14:32:39" table:style-name="ce14">
            <text:p>6/4/25 02:32 PM</text:p>
          </table:table-cell>
          <table:table-cell office:value-type="string" table:style-name="ce15">
            <text:p>Worked on resolving error notification email sending in QA for IDtoEmployeeSvc.</text:p>
          </table:table-cell>
          <table:table-cell office:value-type="string" table:style-name="ce25">
            <text:p>Password was missing . .dev didn't need it for some reason; worked with dir team to resolve.</text:p>
          </table:table-cell>
          <table:table-cell table:style-name="ce26"/>
          <table:table-cell table:number-columns-repeated="16374" table:style-name="ce1"/>
        </table:table-row>
        <table:table-row table:style-name="ro2">
          <table:table-cell office:value-type="float" office:value="918" table:formula="of:=[.A1212]" table:style-name="ce18">
            <text:p>918</text:p>
          </table:table-cell>
          <table:table-cell table:style-name="ce20"/>
          <table:table-cell office:value-type="string" table:style-name="ce4">
            <text:p>BILLED</text:p>
          </table:table-cell>
          <table:table-cell office:value-type="float" office:value="0.12249999999767169" table:formula="of:=IF(AND([.F1213] &lt;&gt; &quot;&quot;;[.G1213] &lt;&gt; &quot;&quot;);([.G1213]-[.F1213])*24;&quot;---&quot;)" table:style-name="ce4">
            <text:p>0.122</text:p>
          </table:table-cell>
          <table:table-cell office:value-type="string" table:style-name="ce23">
            <text:p>IDtoAviobook</text:p>
          </table:table-cell>
          <table:table-cell office:value-type="date" office:date-value="2025-06-04T14:32:39" table:style-name="ce14">
            <text:p>6/4/25 02:32 PM</text:p>
          </table:table-cell>
          <table:table-cell office:value-type="date" office:date-value="2025-06-04T14:40:00" table:style-name="ce14">
            <text:p>6/4/25 02:40 PM</text:p>
          </table:table-cell>
          <table:table-cell office:value-type="string" table:style-name="ce15">
            <text:p>#</text:p>
          </table:table-cell>
          <table:table-cell table:style-name="ce25"/>
          <table:table-cell table:style-name="ce26"/>
          <table:table-cell table:number-columns-repeated="16374" table:style-name="ce1"/>
        </table:table-row>
        <table:table-row table:style-name="ro2">
          <table:table-cell office:value-type="float" office:value="918" table:formula="of:=[.A1213]" table:style-name="ce18">
            <text:p>918</text:p>
          </table:table-cell>
          <table:table-cell table:style-name="ce20"/>
          <table:table-cell office:value-type="string" table:style-name="ce4">
            <text:p>BILLED</text:p>
          </table:table-cell>
          <table:table-cell office:value-type="float" office:value="0.77472222223877907" table:formula="of:=IF(AND([.F1214] &lt;&gt; &quot;&quot;;[.G1214] &lt;&gt; &quot;&quot;);([.G1214]-[.F1214])*24;&quot;---&quot;)" table:style-name="ce4">
            <text:p>0.775</text:p>
          </table:table-cell>
          <table:table-cell office:value-type="string" table:style-name="ce23">
            <text:p>Support</text:p>
          </table:table-cell>
          <table:table-cell office:value-type="date" office:date-value="2025-06-04T14:40:00" table:style-name="ce14">
            <text:p>6/4/25 02:40 PM</text:p>
          </table:table-cell>
          <table:table-cell office:value-type="date" office:date-value="2025-06-04T15:26:29" table:style-name="ce14">
            <text:p>6/4/25 03:26 PM</text:p>
          </table:table-cell>
          <table:table-cell office:value-type="string" table:style-name="ce15">
            <text:p>KT session for support for aviobook &amp; employee services.</text:p>
          </table:table-cell>
          <table:table-cell table:style-name="ce25"/>
          <table:table-cell table:style-name="ce26"/>
          <table:table-cell table:number-columns-repeated="16374" table:style-name="ce1"/>
        </table:table-row>
        <table:table-row table:style-name="ro4">
          <table:table-cell office:value-type="float" office:value="918" table:formula="of:=[.A1214]" table:style-name="ce18">
            <text:p>918</text:p>
          </table:table-cell>
          <table:table-cell table:style-name="ce20"/>
          <table:table-cell office:value-type="string" table:style-name="ce4">
            <text:p>BILLED</text:p>
          </table:table-cell>
          <table:table-cell office:value-type="float" office:value="0.52861111104721203" table:formula="of:=IF(AND([.F1215] &lt;&gt; &quot;&quot;;[.G1215] &lt;&gt; &quot;&quot;);([.G1215]-[.F1215])*24;&quot;---&quot;)" table:style-name="ce4">
            <text:p>0.529</text:p>
          </table:table-cell>
          <table:table-cell office:value-type="string" table:style-name="ce23">
            <text:p>IDtoAviobook</text:p>
          </table:table-cell>
          <table:table-cell office:value-type="date" office:date-value="2025-06-04T16:22:37" table:style-name="ce14">
            <text:p>6/4/25 04:22 PM</text:p>
          </table:table-cell>
          <table:table-cell office:value-type="date" office:date-value="2025-06-04T16:54:20" table:style-name="ce14">
            <text:p>6/4/25 04:54 PM</text:p>
          </table:table-cell>
          <table:table-cell office:value-type="string" table:style-name="ce15">
            <text:p>#can't run tests in dev, both test.avibok, and dev.aviobook won't le tme create users . .QA: can't get aws access until next myacces collection</text:p>
          </table:table-cell>
          <table:table-cell table:style-name="ce25"/>
          <table:table-cell table:style-name="ce26"/>
          <table:table-cell table:number-columns-repeated="16374" table:style-name="ce1"/>
        </table:table-row>
        <table:table-row table:style-name="ro5">
          <table:table-cell office:value-type="float" office:value="918" table:formula="of:=[.A1215]" table:style-name="ce18">
            <text:p>918</text:p>
          </table:table-cell>
          <table:table-cell table:style-name="ce20"/>
          <table:table-cell office:value-type="string" table:style-name="ce4">
            <text:p>BILLED</text:p>
          </table:table-cell>
          <table:table-cell office:value-type="float" office:value="0.42277777777053416" table:formula="of:=IF(AND([.F1216] &lt;&gt; &quot;&quot;;[.G1216] &lt;&gt; &quot;&quot;);([.G1216]-[.F1216])*24;&quot;---&quot;)" table:style-name="ce4">
            <text:p>0.423</text:p>
          </table:table-cell>
          <table:table-cell office:value-type="string" table:style-name="ce23">
            <text:p>IDtoAviobook</text:p>
          </table:table-cell>
          <table:table-cell office:value-type="date" office:date-value="2025-06-04T16:54:20" table:style-name="ce14">
            <text:p>6/4/25 04:54 PM</text:p>
          </table:table-cell>
          <table:table-cell office:value-type="date" office:date-value="2025-06-04T17:19:42" table:style-name="ce14">
            <text:p>6/4/25 05:19 PM</text:p>
          </table:table-cell>
          <table:table-cell office:value-type="string" table:style-name="ce15">
            <text:p># done: realizing I can't test in qa until the next collection/dev and test seem broken</text:p>
          </table:table-cell>
          <table:table-cell table:style-name="ce25"/>
          <table:table-cell table:style-name="ce26"/>
          <table:table-cell table:number-columns-repeated="16374" table:style-name="ce1"/>
        </table:table-row>
        <table:table-row table:style-name="ro2">
          <table:table-cell office:value-type="float" office:value="918" table:formula="of:=[.A1216]" table:style-name="ce18">
            <text:p>918</text:p>
          </table:table-cell>
          <table:table-cell table:style-name="ce20"/>
          <table:table-cell office:value-type="string" table:style-name="ce4">
            <text:p>BILLED</text:p>
          </table:table-cell>
          <table:table-cell office:value-type="float" office:value="6.4444444491527975E-2" table:formula="of:=IF(AND([.F1217] &lt;&gt; &quot;&quot;;[.G1217] &lt;&gt; &quot;&quot;);([.G1217]-[.F1217])*24;&quot;---&quot;)" table:style-name="ce4">
            <text:p>0.064</text:p>
          </table:table-cell>
          <table:table-cell office:value-type="string" table:style-name="ce23">
            <text:p>IDtoAviobook</text:p>
          </table:table-cell>
          <table:table-cell office:value-type="date" office:date-value="2025-06-04T17:19:42" table:style-name="ce14">
            <text:p>6/4/25 05:19 PM</text:p>
          </table:table-cell>
          <table:table-cell office:value-type="date" office:date-value="2025-06-04T17:23:34" table:style-name="ce14">
            <text:p>6/4/25 05:23 PM</text:p>
          </table:table-cell>
          <table:table-cell office:value-type="string" table:style-name="ce15">
            <text:p>#Emailing alex fredlanke about the problem</text:p>
          </table:table-cell>
          <table:table-cell table:style-name="ce25"/>
          <table:table-cell table:style-name="ce26"/>
          <table:table-cell table:number-columns-repeated="16374" table:style-name="ce1"/>
        </table:table-row>
        <table:table-row table:style-name="ro2">
          <table:table-cell office:value-type="float" office:value="918" table:formula="of:=[.A1217]" table:style-name="ce18">
            <text:p>918</text:p>
          </table:table-cell>
          <table:table-cell table:style-name="ce20"/>
          <table:table-cell office:value-type="string" table:style-name="ce4">
            <text:p>BILLED</text:p>
          </table:table-cell>
          <table:table-cell office:value-type="float" office:value="0.19527777767507359" table:formula="of:=IF(AND([.F1218] &lt;&gt; &quot;&quot;;[.G1218] &lt;&gt; &quot;&quot;);([.G1218]-[.F1218])*24;&quot;---&quot;)" table:style-name="ce4">
            <text:p>0.195</text:p>
          </table:table-cell>
          <table:table-cell office:value-type="string" table:style-name="ce23">
            <text:p>IDtoAviobook</text:p>
          </table:table-cell>
          <table:table-cell office:value-type="date" office:date-value="2025-06-04T17:23:34" table:style-name="ce14">
            <text:p>6/4/25 05:23 PM</text:p>
          </table:table-cell>
          <table:table-cell office:value-type="date" office:date-value="2025-06-04T17:35:17" table:style-name="ce14">
            <text:p>6/4/25 05:35 PM</text:p>
          </table:table-cell>
          <table:table-cell table:style-name="ce15"/>
          <table:table-cell table:style-name="ce25"/>
          <table:table-cell table:style-name="ce26"/>
          <table:table-cell table:number-columns-repeated="16374" table:style-name="ce1"/>
        </table:table-row>
        <table:table-row table:style-name="ro8">
          <table:table-cell office:value-type="float" office:value="918" table:formula="of:=[.A1218]" table:style-name="ce18">
            <text:p>918</text:p>
          </table:table-cell>
          <table:table-cell table:style-name="ce20"/>
          <table:table-cell office:value-type="string" table:style-name="ce4">
            <text:p>BILLED</text:p>
          </table:table-cell>
          <table:table-cell office:value-type="float" office:value="0.28083333332324401" table:formula="of:=IF(AND([.F1219] &lt;&gt; &quot;&quot;;[.G1219] &lt;&gt; &quot;&quot;);([.G1219]-[.F1219])*24;&quot;---&quot;)" table:style-name="ce4">
            <text:p>0.281</text:p>
          </table:table-cell>
          <table:table-cell office:value-type="string" table:style-name="ce23">
            <text:p>IDtoEmployeeSvc</text:p>
          </table:table-cell>
          <table:table-cell office:value-type="date" office:date-value="2025-06-04T18:06:30" table:style-name="ce14">
            <text:p>6/4/25 06:06 PM</text:p>
          </table:table-cell>
          <table:table-cell office:value-type="date" office:date-value="2025-06-04T18:23:21" table:style-name="ce14">
            <text:p>6/4/25 06:23 PM</text:p>
          </table:table-cell>
          <table:table-cell office:value-type="string" table:style-name="ce15">
            <text:p>#</text:p>
          </table:table-cell>
          <table:table-cell office:value-type="string" table:style-name="ce25">
            <text:p>Confirming loss of email after association works . .though not sure why it is removed.</text:p>
          </table:table-cell>
          <table:table-cell table:style-name="ce26"/>
          <table:table-cell table:number-columns-repeated="16374" table:style-name="ce1"/>
        </table:table-row>
        <table:table-row table:style-name="ro8">
          <table:table-cell office:value-type="float" office:value="918" table:formula="of:=[.A1219]" table:style-name="ce18">
            <text:p>918</text:p>
          </table:table-cell>
          <table:table-cell table:style-name="ce20"/>
          <table:table-cell office:value-type="string" table:style-name="ce4">
            <text:p>BILLED</text:p>
          </table:table-cell>
          <table:table-cell office:value-type="float" office:value="0.5908333333209157" table:formula="of:=IF(AND([.F1220] &lt;&gt; &quot;&quot;;[.G1220] &lt;&gt; &quot;&quot;);([.G1220]-[.F1220])*24;&quot;---&quot;)" table:style-name="ce4">
            <text:p>0.591</text:p>
          </table:table-cell>
          <table:table-cell office:value-type="string" table:style-name="ce21">
            <text:p>IDtoAviobook</text:p>
          </table:table-cell>
          <table:table-cell office:value-type="date" office:date-value="2025-06-04T18:23:21" table:style-name="ce14">
            <text:p>6/4/25 06:23 PM</text:p>
          </table:table-cell>
          <table:table-cell office:value-type="date" office:date-value="2025-06-04T18:58:48" table:style-name="ce14">
            <text:p>6/4/25 06:58 PM</text:p>
          </table:table-cell>
          <table:table-cell office:value-type="string" table:style-name="ce15">
            <text:p>Worked on fixing associations for IDtoAviobook.</text:p>
          </table:table-cell>
          <table:table-cell office:value-type="string" table:style-name="ce25">
            <text:p>DirXML-Associations are case sensitive . .need to resolve some users that have a bad association.</text:p>
          </table:table-cell>
          <table:table-cell office:value-type="string" table:style-name="ce26">
            <text:p>#and worknotes cleanup</text:p>
          </table:table-cell>
          <table:table-cell table:number-columns-repeated="16374" table:style-name="ce1"/>
        </table:table-row>
        <table:table-row table:style-name="ro2">
          <table:table-cell office:value-type="float" office:value="918" table:formula="of:=[.A1220]" table:style-name="ce18">
            <text:p>918</text:p>
          </table:table-cell>
          <table:table-cell table:style-name="ce20"/>
          <table:table-cell table:style-name="ce4"/>
          <table:table-cell office:value-type="string" office:string-value="---" table:formula="of:=IF(AND([.F1221] &lt;&gt; &quot;&quot;;[.G1221] &lt;&gt; &quot;&quot;);([.G1221]-[.F1221])*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style-name="ce1"/>
        </table:table-row>
        <table:table-row table:style-name="ro2">
          <table:table-cell office:value-type="float" office:value="918" table:formula="of:=[.A1221]" table:style-name="ce18">
            <text:p>918</text:p>
          </table:table-cell>
          <table:table-cell table:style-name="ce20"/>
          <table:table-cell table:style-name="ce4"/>
          <table:table-cell office:value-type="string" office:string-value="---" table:formula="of:=IF(AND([.F1222] &lt;&gt; &quot;&quot;;[.G1222] &lt;&gt; &quot;&quot;);([.G1222]-[.F1222])*24;&quot;---&quot;)" table:style-name="ce4">
            <text:p>---</text:p>
          </table:table-cell>
          <table:table-cell table:style-name="ce21"/>
          <table:table-cell table:number-columns-repeated="2" table:style-name="ce14"/>
          <table:table-cell table:style-name="ce15"/>
          <table:table-cell table:style-name="ce25"/>
          <table:table-cell table:style-name="ce26"/>
          <table:table-cell table:number-columns-repeated="16374" table:style-name="ce1"/>
        </table:table-row>
        <table:table-row table:style-name="ro2">
          <table:table-cell office:value-type="float" office:value="918" table:formula="of:=[.A1222]" table:style-name="ce18">
            <text:p>918</text:p>
          </table:table-cell>
          <table:table-cell table:style-name="ce20"/>
          <table:table-cell table:style-name="ce4"/>
          <table:table-cell office:value-type="string" office:string-value="---" table:formula="of:=IF(AND([.F1223] &lt;&gt; &quot;&quot;;[.G1223] &lt;&gt; &quot;&quot;);([.G1223]-[.F1223])*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23]" table:style-name="ce18">
            <text:p>918</text:p>
          </table:table-cell>
          <table:table-cell office:value-type="float" office:value="0" table:formula="of:=COM.MICROSOFT.CEILING([.C1224];0.25)" table:style-name="ce20">
            <text:p>0.000</text:p>
          </table:table-cell>
          <table:table-cell office:value-type="float" office:value="0" table:formula="of:=SUM([.D1224:.D1240])" table:style-name="ce4">
            <text:p>0.000</text:p>
          </table:table-cell>
          <table:table-cell office:value-type="string" office:string-value="---" table:formula="of:=IF(AND([.F1224] &lt;&gt; &quot;&quot;;[.G1224] &lt;&gt; &quot;&quot;);([.G1224]-[.F1224])*24;&quot;---&quot;)" table:style-name="ce4">
            <text:p>---</text:p>
          </table:table-cell>
          <table:table-cell office:value-type="date" office:date-value="2025-06-05T00:00:00" table:style-name="ce31">
            <text:p>5-Jun</text:p>
          </table:table-cell>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24]" table:style-name="ce18">
            <text:p>918</text:p>
          </table:table-cell>
          <table:table-cell table:style-name="ce20"/>
          <table:table-cell table:style-name="ce4"/>
          <table:table-cell office:value-type="string" office:string-value="---" table:formula="of:=IF(AND([.F1225] &lt;&gt; &quot;&quot;;[.G1225] &lt;&gt; &quot;&quot;);([.G1225]-[.F1225])*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25]" table:style-name="ce18">
            <text:p>918</text:p>
          </table:table-cell>
          <table:table-cell table:style-name="ce20"/>
          <table:table-cell table:style-name="ce4"/>
          <table:table-cell office:value-type="string" office:string-value="---" table:formula="of:=IF(AND([.F1226] &lt;&gt; &quot;&quot;;[.G1226] &lt;&gt; &quot;&quot;);([.G1226]-[.F1226])*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26]" table:style-name="ce18">
            <text:p>918</text:p>
          </table:table-cell>
          <table:table-cell table:style-name="ce20"/>
          <table:table-cell table:style-name="ce4"/>
          <table:table-cell office:value-type="string" office:string-value="---" table:formula="of:=IF(AND([.F1227] &lt;&gt; &quot;&quot;;[.G1227] &lt;&gt; &quot;&quot;);([.G1227]-[.F1227])*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27]" table:style-name="ce18">
            <text:p>918</text:p>
          </table:table-cell>
          <table:table-cell table:style-name="ce20"/>
          <table:table-cell table:style-name="ce4"/>
          <table:table-cell office:value-type="string" office:string-value="---" table:formula="of:=IF(AND([.F1228] &lt;&gt; &quot;&quot;;[.G1228] &lt;&gt; &quot;&quot;);([.G1228]-[.F1228])*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28]" table:style-name="ce18">
            <text:p>918</text:p>
          </table:table-cell>
          <table:table-cell table:style-name="ce20"/>
          <table:table-cell table:style-name="ce4"/>
          <table:table-cell office:value-type="string" office:string-value="---" table:formula="of:=IF(AND([.F1229] &lt;&gt; &quot;&quot;;[.G1229] &lt;&gt; &quot;&quot;);([.G1229]-[.F1229])*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13">
          <table:table-cell office:value-type="float" office:value="918" table:formula="of:=[.A1229]" table:style-name="ce18">
            <text:p>918</text:p>
          </table:table-cell>
          <table:table-cell table:style-name="ce11"/>
          <table:table-cell table:style-name="ce4"/>
          <table:table-cell office:value-type="string" office:string-value="---" table:formula="of:=IF(AND([.F1230] &lt;&gt; &quot;&quot;;[.G1230] &lt;&gt; &quot;&quot;);([.G1230]-[.F1230])*24;&quot;---&quot;)" table:style-name="ce4">
            <text:p>---</text:p>
          </table:table-cell>
          <table:table-cell table:style-name="ce23"/>
          <table:table-cell table:number-columns-repeated="2" table:style-name="ce14"/>
          <table:table-cell table:style-name="ce15"/>
          <table:table-cell table:style-name="ce16"/>
          <table:table-cell table:style-name="ce11"/>
          <table:table-cell table:number-columns-repeated="16374" table:style-name="ce1"/>
        </table:table-row>
        <table:table-row table:style-name="ro2">
          <table:table-cell office:value-type="float" office:value="918" table:formula="of:=[.A1230]" table:style-name="ce18">
            <text:p>918</text:p>
          </table:table-cell>
          <table:table-cell table:style-name="ce32"/>
          <table:table-cell table:style-name="ce4"/>
          <table:table-cell office:value-type="string" office:string-value="---" table:formula="of:=IF(AND([.F1231] &lt;&gt; &quot;&quot;;[.G1231] &lt;&gt; &quot;&quot;);([.G1231]-[.F1231])*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31]" table:style-name="ce18">
            <text:p>918</text:p>
          </table:table-cell>
          <table:table-cell table:style-name="ce20"/>
          <table:table-cell table:style-name="ce4"/>
          <table:table-cell office:value-type="string" office:string-value="---" table:formula="of:=IF(AND([.F1232] &lt;&gt; &quot;&quot;;[.G1232] &lt;&gt; &quot;&quot;);([.G1232]-[.F1232])*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32]" table:style-name="ce18">
            <text:p>918</text:p>
          </table:table-cell>
          <table:table-cell table:style-name="ce20"/>
          <table:table-cell table:style-name="ce4"/>
          <table:table-cell office:value-type="string" office:string-value="---" table:formula="of:=IF(AND([.F1233] &lt;&gt; &quot;&quot;;[.G1233] &lt;&gt; &quot;&quot;);([.G1233]-[.F1233])*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33]" table:style-name="ce18">
            <text:p>918</text:p>
          </table:table-cell>
          <table:table-cell table:style-name="ce20"/>
          <table:table-cell table:style-name="ce4"/>
          <table:table-cell office:value-type="string" office:string-value="---" table:formula="of:=IF(AND([.F1234] &lt;&gt; &quot;&quot;;[.G1234] &lt;&gt; &quot;&quot;);([.G1234]-[.F1234])*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34]" table:style-name="ce18">
            <text:p>918</text:p>
          </table:table-cell>
          <table:table-cell table:style-name="ce20"/>
          <table:table-cell table:style-name="ce4"/>
          <table:table-cell office:value-type="string" office:string-value="---" table:formula="of:=IF(AND([.F1235] &lt;&gt; &quot;&quot;;[.G1235] &lt;&gt; &quot;&quot;);([.G1235]-[.F123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35]" table:style-name="ce18">
            <text:p>918</text:p>
          </table:table-cell>
          <table:table-cell table:style-name="ce20"/>
          <table:table-cell table:style-name="ce4"/>
          <table:table-cell office:value-type="string" office:string-value="---" table:formula="of:=IF(AND([.F1236] &lt;&gt; &quot;&quot;;[.G1236] &lt;&gt; &quot;&quot;);([.G1236]-[.F123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36]" table:style-name="ce18">
            <text:p>918</text:p>
          </table:table-cell>
          <table:table-cell table:style-name="ce20"/>
          <table:table-cell table:style-name="ce4"/>
          <table:table-cell office:value-type="string" office:string-value="---" table:formula="of:=IF(AND([.F1237] &lt;&gt; &quot;&quot;;[.G1237] &lt;&gt; &quot;&quot;);([.G1237]-[.F123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37]" table:style-name="ce18">
            <text:p>918</text:p>
          </table:table-cell>
          <table:table-cell table:style-name="ce20"/>
          <table:table-cell table:style-name="ce4"/>
          <table:table-cell office:value-type="string" office:string-value="---" table:formula="of:=IF(AND([.F1238] &lt;&gt; &quot;&quot;;[.G1238] &lt;&gt; &quot;&quot;);([.G1238]-[.F1238])*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38]" table:style-name="ce18">
            <text:p>918</text:p>
          </table:table-cell>
          <table:table-cell table:style-name="ce20"/>
          <table:table-cell table:style-name="ce4"/>
          <table:table-cell office:value-type="string" office:string-value="---" table:formula="of:=IF(AND([.F1239] &lt;&gt; &quot;&quot;;[.G1239] &lt;&gt; &quot;&quot;);([.G1239]-[.F1239])*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39]" table:style-name="ce18">
            <text:p>918</text:p>
          </table:table-cell>
          <table:table-cell table:style-name="ce20"/>
          <table:table-cell table:style-name="ce4"/>
          <table:table-cell office:value-type="string" office:string-value="---" table:formula="of:=IF(AND([.F1240] &lt;&gt; &quot;&quot;;[.G1240] &lt;&gt; &quot;&quot;);([.G1240]-[.F1240])*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40]" table:style-name="ce18">
            <text:p>918</text:p>
          </table:table-cell>
          <table:table-cell office:value-type="float" office:value="0" table:formula="of:=COM.MICROSOFT.CEILING([.C1241];0.25)" table:style-name="ce20">
            <text:p>0.000</text:p>
          </table:table-cell>
          <table:table-cell office:value-type="float" office:value="0" table:formula="of:=SUM([.D1241:.D1259])" table:style-name="ce4">
            <text:p>0.000</text:p>
          </table:table-cell>
          <table:table-cell office:value-type="string" office:string-value="---" table:formula="of:=IF(AND([.F1241] &lt;&gt; &quot;&quot;;[.G1241] &lt;&gt; &quot;&quot;);([.G1241]-[.F1241])*24;&quot;---&quot;)" table:style-name="ce4">
            <text:p>---</text:p>
          </table:table-cell>
          <table:table-cell office:value-type="date" office:date-value="2025-06-06T00:00:00" table:style-name="ce21">
            <text:p>6-Jun</text:p>
          </table:table-cell>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41]" table:style-name="ce18">
            <text:p>918</text:p>
          </table:table-cell>
          <table:table-cell table:style-name="ce20"/>
          <table:table-cell table:style-name="ce4"/>
          <table:table-cell office:value-type="string" office:string-value="---" table:formula="of:=IF(AND([.F1242] &lt;&gt; &quot;&quot;;[.G1242] &lt;&gt; &quot;&quot;);([.G1242]-[.F1242])*24;&quot;---&quot;)" table:style-name="ce4">
            <text:p>---</text:p>
          </table:table-cell>
          <table:table-cell table:style-name="ce21"/>
          <table:table-cell table:number-columns-repeated="2" table:style-name="ce14"/>
          <table:table-cell table:style-name="ce29"/>
          <table:table-cell table:style-name="ce19"/>
          <table:table-cell table:number-columns-repeated="16375" table:style-name="ce17"/>
        </table:table-row>
        <table:table-row table:style-name="ro2">
          <table:table-cell office:value-type="float" office:value="918" table:formula="of:=[.A1242]" table:style-name="ce18">
            <text:p>918</text:p>
          </table:table-cell>
          <table:table-cell table:style-name="ce20"/>
          <table:table-cell table:style-name="ce4"/>
          <table:table-cell office:value-type="string" office:string-value="---" table:formula="of:=IF(AND([.F1243] &lt;&gt; &quot;&quot;;[.G1243] &lt;&gt; &quot;&quot;);([.G1243]-[.F1243])*24;&quot;---&quot;)" table:style-name="ce4">
            <text:p>---</text:p>
          </table:table-cell>
          <table:table-cell table:style-name="ce21"/>
          <table:table-cell table:number-columns-repeated="2" table:style-name="ce14"/>
          <table:table-cell table:style-name="ce29"/>
          <table:table-cell table:style-name="ce19"/>
          <table:table-cell table:number-columns-repeated="16375" table:style-name="ce17"/>
        </table:table-row>
        <table:table-row table:style-name="ro2">
          <table:table-cell office:value-type="float" office:value="918" table:formula="of:=[.A1243]" table:style-name="ce18">
            <text:p>918</text:p>
          </table:table-cell>
          <table:table-cell table:style-name="ce20"/>
          <table:table-cell table:style-name="ce4"/>
          <table:table-cell office:value-type="string" office:string-value="---" table:formula="of:=IF(AND([.F1244] &lt;&gt; &quot;&quot;;[.G1244] &lt;&gt; &quot;&quot;);([.G1244]-[.F124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44]" table:style-name="ce18">
            <text:p>918</text:p>
          </table:table-cell>
          <table:table-cell table:style-name="ce20"/>
          <table:table-cell table:style-name="ce4"/>
          <table:table-cell office:value-type="string" office:string-value="---" table:formula="of:=IF(AND([.F1245] &lt;&gt; &quot;&quot;;[.G1245] &lt;&gt; &quot;&quot;);([.G1245]-[.F1245])*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45]" table:style-name="ce18">
            <text:p>918</text:p>
          </table:table-cell>
          <table:table-cell table:style-name="ce20"/>
          <table:table-cell table:style-name="ce4"/>
          <table:table-cell office:value-type="string" office:string-value="---" table:formula="of:=IF(AND([.F1246] &lt;&gt; &quot;&quot;;[.G1246] &lt;&gt; &quot;&quot;);([.G1246]-[.F1246])*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46]" table:style-name="ce18">
            <text:p>918</text:p>
          </table:table-cell>
          <table:table-cell table:style-name="ce20"/>
          <table:table-cell table:style-name="ce4"/>
          <table:table-cell office:value-type="string" office:string-value="---" table:formula="of:=IF(AND([.F1247] &lt;&gt; &quot;&quot;;[.G1247] &lt;&gt; &quot;&quot;);([.G1247]-[.F1247])*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47]" table:style-name="ce18">
            <text:p>918</text:p>
          </table:table-cell>
          <table:table-cell table:style-name="ce20"/>
          <table:table-cell table:style-name="ce4"/>
          <table:table-cell office:value-type="string" office:string-value="---" table:formula="of:=IF(AND([.F1248] &lt;&gt; &quot;&quot;;[.G1248] &lt;&gt; &quot;&quot;);([.G1248]-[.F1248])*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48]" table:style-name="ce18">
            <text:p>918</text:p>
          </table:table-cell>
          <table:table-cell table:style-name="ce20"/>
          <table:table-cell table:style-name="ce4"/>
          <table:table-cell office:value-type="string" office:string-value="---" table:formula="of:=IF(AND([.F1249] &lt;&gt; &quot;&quot;;[.G1249] &lt;&gt; &quot;&quot;);([.G1249]-[.F1249])*24;&quot;---&quot;)" table:style-name="ce4">
            <text:p>---</text:p>
          </table:table-cell>
          <table:table-cell table:style-name="ce23"/>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49]" table:style-name="ce18">
            <text:p>918</text:p>
          </table:table-cell>
          <table:table-cell table:style-name="ce20"/>
          <table:table-cell table:style-name="ce4"/>
          <table:table-cell office:value-type="string" office:string-value="---" table:formula="of:=IF(AND([.F1250] &lt;&gt; &quot;&quot;;[.G1250] &lt;&gt; &quot;&quot;);([.G1250]-[.F1250])*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50]" table:style-name="ce18">
            <text:p>918</text:p>
          </table:table-cell>
          <table:table-cell table:style-name="ce20"/>
          <table:table-cell table:style-name="ce4"/>
          <table:table-cell office:value-type="string" office:string-value="---" table:formula="of:=IF(AND([.F1251] &lt;&gt; &quot;&quot;;[.G1251] &lt;&gt; &quot;&quot;);([.G1251]-[.F1251])*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51]" table:style-name="ce18">
            <text:p>918</text:p>
          </table:table-cell>
          <table:table-cell table:style-name="ce20"/>
          <table:table-cell table:style-name="ce4"/>
          <table:table-cell office:value-type="string" office:string-value="---" table:formula="of:=IF(AND([.F1252] &lt;&gt; &quot;&quot;;[.G1252] &lt;&gt; &quot;&quot;);([.G1252]-[.F1252])*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52]" table:style-name="ce18">
            <text:p>918</text:p>
          </table:table-cell>
          <table:table-cell table:style-name="ce20"/>
          <table:table-cell table:style-name="ce4"/>
          <table:table-cell office:value-type="string" office:string-value="---" table:formula="of:=IF(AND([.F1253] &lt;&gt; &quot;&quot;;[.G1253] &lt;&gt; &quot;&quot;);([.G1253]-[.F1253])*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53]" table:style-name="ce18">
            <text:p>918</text:p>
          </table:table-cell>
          <table:table-cell table:style-name="ce20"/>
          <table:table-cell table:style-name="ce4"/>
          <table:table-cell office:value-type="string" office:string-value="---" table:formula="of:=IF(AND([.F1254] &lt;&gt; &quot;&quot;;[.G1254] &lt;&gt; &quot;&quot;);([.G1254]-[.F1254])*24;&quot;---&quot;)" table:style-name="ce4">
            <text:p>---</text:p>
          </table:table-cell>
          <table:table-cell table:style-name="ce21"/>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54]" table:style-name="ce18">
            <text:p>918</text:p>
          </table:table-cell>
          <table:table-cell table:style-name="ce20"/>
          <table:table-cell table:style-name="ce4"/>
          <table:table-cell office:value-type="string" office:string-value="---" table:formula="of:=IF(AND([.F1255] &lt;&gt; &quot;&quot;;[.G1255] &lt;&gt; &quot;&quot;);([.G1255]-[.F1255])*24;&quot;---&quot;)" table:style-name="ce4">
            <text:p>---</text:p>
          </table:table-cell>
          <table:table-cell table:style-name="ce28"/>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55]" table:style-name="ce18">
            <text:p>918</text:p>
          </table:table-cell>
          <table:table-cell table:style-name="ce20"/>
          <table:table-cell table:style-name="ce4"/>
          <table:table-cell office:value-type="string" office:string-value="---" table:formula="of:=IF(AND([.F1256] &lt;&gt; &quot;&quot;;[.G1256] &lt;&gt; &quot;&quot;);([.G1256]-[.F1256])*24;&quot;---&quot;)" table:style-name="ce4">
            <text:p>---</text:p>
          </table:table-cell>
          <table:table-cell table:style-name="ce28"/>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56]" table:style-name="ce18">
            <text:p>918</text:p>
          </table:table-cell>
          <table:table-cell table:style-name="ce20"/>
          <table:table-cell table:style-name="ce4"/>
          <table:table-cell office:value-type="string" office:string-value="---" table:formula="of:=IF(AND([.F1257] &lt;&gt; &quot;&quot;;[.G1257] &lt;&gt; &quot;&quot;);([.G1257]-[.F1257])*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57]" table:style-name="ce18">
            <text:p>918</text:p>
          </table:table-cell>
          <table:table-cell table:style-name="ce20"/>
          <table:table-cell table:style-name="ce4"/>
          <table:table-cell office:value-type="string" office:string-value="---" table:formula="of:=IF(AND([.F1258] &lt;&gt; &quot;&quot;;[.G1258] &lt;&gt; &quot;&quot;);([.G1258]-[.F1258])*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style-name="ro2">
          <table:table-cell office:value-type="float" office:value="918" table:formula="of:=[.A1258]" table:style-name="ce18">
            <text:p>918</text:p>
          </table:table-cell>
          <table:table-cell table:style-name="ce20"/>
          <table:table-cell table:style-name="ce4"/>
          <table:table-cell office:value-type="string" office:string-value="---" table:formula="of:=IF(AND([.F1259] &lt;&gt; &quot;&quot;;[.G1259] &lt;&gt; &quot;&quot;);([.G1259]-[.F1259])*24;&quot;---&quot;)" table:style-name="ce4">
            <text:p>---</text:p>
          </table:table-cell>
          <table:table-cell table:style-name="ce13"/>
          <table:table-cell table:number-columns-repeated="2" table:style-name="ce14"/>
          <table:table-cell table:style-name="ce15"/>
          <table:table-cell table:style-name="ce19"/>
          <table:table-cell table:number-columns-repeated="16375" table:style-name="ce17"/>
        </table:table-row>
        <table:table-row table:number-rows-repeated="281" table:style-name="ro13">
          <table:table-cell table:number-columns-repeated="2" table:style-name="ce11"/>
          <table:table-cell table:number-columns-repeated="2" table:style-name="ce12"/>
          <table:table-cell table:style-name="ce13"/>
          <table:table-cell table:number-columns-repeated="2" table:style-name="ce14"/>
          <table:table-cell table:style-name="ce15"/>
          <table:table-cell table:style-name="ce16"/>
          <table:table-cell table:style-name="ce11"/>
          <table:table-cell table:number-columns-repeated="16374" table:style-name="ce1"/>
        </table:table-row>
        <table:table-row table:number-rows-repeated="1047036" table:style-name="ro14">
          <table:table-cell table:number-columns-repeated="16384"/>
        </table:table-row>
      </table:table>
      <table:table table:name="track" table:style-name="ta2">
        <table:table-column table:style-name="co9" table:default-cell-style-name="ce17"/>
        <table:table-column table:style-name="co10" table:number-columns-repeated="2" table:default-cell-style-name="ce17"/>
        <table:table-column table:style-name="co9" table:number-columns-repeated="16381" table:default-cell-style-name="ce17"/>
        <table:table-row table:style-name="ro13">
          <table:table-cell/>
          <table:table-cell office:value-type="string" table:style-name="ce17">
            <text:p>Start</text:p>
          </table:table-cell>
          <table:table-cell office:value-type="string" table:style-name="ce17">
            <text:p>Stop</text:p>
          </table:table-cell>
          <table:table-cell table:number-columns-repeated="16381" table:style-name="ce17"/>
        </table:table-row>
        <table:table-row table:style-name="ro13">
          <table:table-cell/>
          <table:table-cell office:value-type="date" office:date-value="2025-05-04T08:00:00" table:style-name="ce37">
            <text:p>4-May-25 8:00:00 AM</text:p>
          </table:table-cell>
          <table:table-cell office:value-type="date" office:date-value="2025-05-05T08:46:17" table:style-name="ce37">
            <text:p>5-May-25 8:46:17 AM</text:p>
          </table:table-cell>
          <table:table-cell office:value-type="time" office:time-value="PT24H46M17S" table:formula="of:=[.C2]-[.B2]" table:style-name="ce38">
            <text:p>24:46:17</text:p>
          </table:table-cell>
          <table:table-cell table:number-columns-repeated="16380"/>
        </table:table-row>
        <table:table-row table:number-rows-repeated="104857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style:font-face style:name="Cambria" svg:font-family="Cambria"/>
    <style:font-face style:name="Arial" svg:font-family="Arial"/>
  </office:font-face-decls>
  <office:styles>
    <number:number-style style:name="N0">
      <number:number number:min-integer-digits="1"/>
    </number:number-style>
    <number:number-style style:name="N2">
      <number:number number:decimal-places="2" number:min-decimal-places="2" number:min-integer-digits="1"/>
    </number:number-style>
    <number:date-style style:name="N21">
      <number:day/>
      <number:text>-</number:text>
      <number:month number:textual="true"/>
    </number:date-style>
    <number:date-style style:name="N36" number:language="en" number:country="US">
      <number:month/>
      <number:text>/</number:text>
      <number:day/>
      <number:text>/</number:text>
      <number:year/>
      <number:text> </number:text>
      <number:hours number:style="long"/>
      <number:text>:</number:text>
      <number:minutes number:style="long"/>
      <number:text> </number:text>
      <number:am-pm/>
    </number:date-style>
    <number:number-style style:name="N37" number:language="en" number:country="US">
      <number:number number:decimal-places="0" number:min-decimal-places="0" number:min-integer-digits="1"/>
    </number:number-style>
    <number:number-style style:name="N38">
      <number:number number:decimal-places="3" number:min-decimal-places="3" number:min-integer-digits="1"/>
    </number:number-style>
    <number:date-style style:name="N39">
      <number:month/>
      <number:text>/</number:text>
      <number:day/>
      <number:text>/</number:text>
      <number:year number:style="long"/>
      <number:text> </number:text>
      <number:hours/>
      <number:text>:</number:text>
      <number:minutes number:style="long"/>
    </number:date-style>
    <number:date-style style:name="N40">
      <number:day/>
      <number:text>-</number:text>
      <number:month number:textual="true"/>
      <number:text>-</number:text>
      <number:year/>
      <number:text> </number:text>
      <number:hours/>
      <number:text>:</number:text>
      <number:minutes number:style="long"/>
      <number:text>:</number:text>
      <number:seconds number:style="long"/>
      <number:text> </number:text>
      <number:am-pm/>
    </number:date-style>
    <number:time-style style:name="N41" number:truncate-on-overflow="false">
      <number:hours number:style="long"/>
      <number:text>:</number:text>
      <number:minutes number:style="long"/>
      <number:text>:</number:text>
      <number:seconds number:style="long"/>
    </number:time-style>
    <number:number-style style:name="N42" number:language="en" number:country="US">
      <number:number number:decimal-places="2" number:min-decimal-places="2"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DCE6F2"/>
    </style:style>
    <style:style style:name="Excel_32_Built-in_32_20_37__32_-_32_Accent2" style:display-name="Excel Built-in 20% - Accent2" style:family="table-cell" style:data-style-name="N0">
      <style:table-cell-properties style:vertical-align="automatic" fo:background-color="#F2DCDB"/>
    </style:style>
    <style:style style:name="Excel_32_Built-in_32_20_37__32_-_32_Accent3" style:display-name="Excel Built-in 20% - Accent3" style:family="table-cell" style:data-style-name="N0">
      <style:table-cell-properties style:vertical-align="automatic" fo:background-color="#EBF1DE"/>
    </style:style>
    <style:style style:name="Excel_32_Built-in_32_20_37__32_-_32_Accent4" style:display-name="Excel Built-in 20% - Accent4" style:family="table-cell" style:data-style-name="N0">
      <style:table-cell-properties style:vertical-align="automatic" fo:background-color="#E6E0EC"/>
    </style:style>
    <style:style style:name="Excel_32_Built-in_32_20_37__32_-_32_Accent5" style:display-name="Excel Built-in 20% - Accent5" style:family="table-cell" style:data-style-name="N0">
      <style:table-cell-properties style:vertical-align="automatic" fo:background-color="#DBEEF4"/>
    </style:style>
    <style:style style:name="Excel_32_Built-in_32_20_37__32_-_32_Accent6" style:display-name="Excel Built-in 20% - Accent6" style:family="table-cell" style:data-style-name="N0">
      <style:table-cell-properties style:vertical-align="automatic" fo:background-color="#FDEADA"/>
    </style:style>
    <style:style style:name="Excel_32_Built-in_32_40_37__32_-_32_Accent1" style:display-name="Excel Built-in 40% - Accent1" style:family="table-cell" style:data-style-name="N0">
      <style:table-cell-properties style:vertical-align="automatic" fo:background-color="#B9CDE5"/>
    </style:style>
    <style:style style:name="Excel_32_Built-in_32_40_37__32_-_32_Accent2" style:display-name="Excel Built-in 40% - Accent2" style:family="table-cell" style:data-style-name="N0">
      <style:table-cell-properties style:vertical-align="automatic" fo:background-color="#E6B9B8"/>
    </style:style>
    <style:style style:name="Excel_32_Built-in_32_40_37__32_-_32_Accent3" style:display-name="Excel Built-in 40% - Accent3" style:family="table-cell" style:data-style-name="N0">
      <style:table-cell-properties style:vertical-align="automatic" fo:background-color="#D7E4BD"/>
    </style:style>
    <style:style style:name="Excel_32_Built-in_32_40_37__32_-_32_Accent4" style:display-name="Excel Built-in 40% - Accent4" style:family="table-cell" style:data-style-name="N0">
      <style:table-cell-properties style:vertical-align="automatic" fo:background-color="#CCC1DA"/>
    </style:style>
    <style:style style:name="Excel_32_Built-in_32_40_37__32_-_32_Accent5" style:display-name="Excel Built-in 40% - Accent5" style:family="table-cell" style:data-style-name="N0">
      <style:table-cell-properties style:vertical-align="automatic" fo:background-color="#B7DEE8"/>
    </style:style>
    <style:style style:name="Excel_32_Built-in_32_40_37__32_-_32_Accent6" style:display-name="Excel Built-in 40% - Accent6" style:family="table-cell" style:data-style-name="N0">
      <style:table-cell-properties style:vertical-align="automatic" fo:background-color="#FCD5B5"/>
    </style:style>
    <style:style style:name="Excel_32_Built-in_32_60_37__32_-_32_Accent1" style:display-name="Excel Built-in 60% - Accent1" style:family="table-cell" style:data-style-name="N0">
      <style:table-cell-properties style:vertical-align="automatic" fo:background-color="#95B3D7"/>
      <style:text-properties fo:color="#FFFFFF"/>
    </style:style>
    <style:style style:name="Excel_32_Built-in_32_60_37__32_-_32_Accent2" style:display-name="Excel Built-in 60% - Accent2" style:family="table-cell" style:data-style-name="N0">
      <style:table-cell-properties style:vertical-align="automatic" fo:background-color="#D99694"/>
      <style:text-properties fo:color="#FFFFFF"/>
    </style:style>
    <style:style style:name="Excel_32_Built-in_32_60_37__32_-_32_Accent3" style:display-name="Excel Built-in 60% - Accent3" style:family="table-cell" style:data-style-name="N0">
      <style:table-cell-properties style:vertical-align="automatic" fo:background-color="#C3D69B"/>
      <style:text-properties fo:color="#FFFFFF"/>
    </style:style>
    <style:style style:name="Excel_32_Built-in_32_60_37__32_-_32_Accent4" style:display-name="Excel Built-in 60% - Accent4" style:family="table-cell" style:data-style-name="N0">
      <style:table-cell-properties style:vertical-align="automatic" fo:background-color="#B3A2C7"/>
      <style:text-properties fo:color="#FFFFFF"/>
    </style:style>
    <style:style style:name="Excel_32_Built-in_32_60_37__32_-_32_Accent5" style:display-name="Excel Built-in 60% - Accent5" style:family="table-cell" style:data-style-name="N0">
      <style:table-cell-properties style:vertical-align="automatic" fo:background-color="#93CDDD"/>
      <style:text-properties fo:color="#FFFFFF"/>
    </style:style>
    <style:style style:name="Excel_32_Built-in_32_60_37__32_-_32_Accent6" style:display-name="Excel Built-in 60% - Accent6" style:family="table-cell" style:data-style-name="N0">
      <style:table-cell-properties style:vertical-align="automatic" fo:background-color="#FAC090"/>
      <style:text-properties fo:color="#FFFFFF"/>
    </style:style>
    <style:style style:name="Excel_32_Built-in_32_Accent1" style:display-name="Excel Built-in Accent1" style:family="table-cell" style:data-style-name="N0">
      <style:table-cell-properties style:vertical-align="automatic" fo:background-color="#4F81BD"/>
      <style:text-properties fo:color="#FFFFFF"/>
    </style:style>
    <style:style style:name="Excel_32_Built-in_32_Accent2" style:display-name="Excel Built-in Accent2" style:family="table-cell" style:data-style-name="N0">
      <style:table-cell-properties style:vertical-align="automatic" fo:background-color="#C0504D"/>
      <style:text-properties fo:color="#FFFFFF"/>
    </style:style>
    <style:style style:name="Excel_32_Built-in_32_Accent3" style:display-name="Excel Built-in Accent3" style:family="table-cell" style:data-style-name="N0">
      <style:table-cell-properties style:vertical-align="automatic" fo:background-color="#9BBB59"/>
      <style:text-properties fo:color="#FFFFFF"/>
    </style:style>
    <style:style style:name="Excel_32_Built-in_32_Accent4" style:display-name="Excel Built-in Accent4" style:family="table-cell" style:data-style-name="N0">
      <style:table-cell-properties style:vertical-align="automatic" fo:background-color="#8064A2"/>
      <style:text-properties fo:color="#FFFFFF"/>
    </style:style>
    <style:style style:name="Excel_32_Built-in_32_Accent5" style:display-name="Excel Built-in Accent5" style:family="table-cell" style:data-style-name="N0">
      <style:table-cell-properties style:vertical-align="automatic" fo:background-color="#4BACC6"/>
      <style:text-properties fo:color="#FFFFFF"/>
    </style:style>
    <style:style style:name="Excel_32_Built-in_32_Accent6" style:display-name="Excel Built-in Accent6" style:family="table-cell" style:data-style-name="N0">
      <style:table-cell-properties style:vertical-align="automatic" fo:background-color="#F79646"/>
      <style:text-properties fo:color="#FFFFFF"/>
    </style:style>
    <style:style style:name="Excel_32_Built-in_32_Bad" style:display-name="Excel Built-in Bad" style:family="table-cell" style:data-style-name="N0">
      <style:table-cell-properties style:vertical-align="automatic" fo:background-color="#FFC7CE"/>
      <style:text-properties fo:color="#9C0006"/>
    </style:style>
    <style:style style:name="Excel_32_Built-in_32_Calculation" style:display-name="Excel Built-in Calculation"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Excel_32_Built-in_32_Check_32_Cell" style:display-name="Excel Built-in Check Cell" style:family="table-cell" style:data-style-name="N0">
      <style:table-cell-properties fo:border="thin solid #000000" style:vertical-align="automatic" fo:background-color="#A5A5A5"/>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fo:background-color="transparent"/>
      <style:text-properties fo:color="#7F7F7F" fo:font-style="italic" style:font-style-asian="italic" style:font-style-complex="italic"/>
    </style:style>
    <style:style style:name="Excel_32_Built-in_32_Good" style:display-name="Excel Built-in Good" style:family="table-cell" style:data-style-name="N0">
      <style:table-cell-properties style:vertical-align="automatic" fo:background-color="#C6EFCE"/>
      <style:text-properties fo:color="#006100"/>
    </style:style>
    <style:style style:name="Excel_32_Built-in_32_Heading_32_1" style:display-name="Excel Built-in Heading 1" style:family="table-cell" style:data-style-name="N0">
      <style:table-cell-properties fo:border-top="none" fo:border-bottom="2pt solid #4F81BD" fo:border-left="none" fo:border-right="none" style:vertical-align="automatic" fo:background-color="transparent"/>
      <style:text-properties fo:color="#1F497D"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A7C0DE" fo:border-left="none" fo:border-right="none" style:vertical-align="automatic" fo:background-color="transparent"/>
      <style:text-properties fo:color="#1F497D"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95B3D7" fo:border-left="none" fo:border-right="none" style:vertical-align="automatic" fo:background-color="transparent"/>
      <style:text-properties fo:color="#1F497D" fo:font-weight="bold" style:font-weight-asian="bold" style:font-weight-complex="bold"/>
    </style:style>
    <style:style style:name="Excel_32_Built-in_32_Heading_32_4" style:display-name="Excel Built-in Heading 4" style:family="table-cell" style:data-style-name="N0">
      <style:table-cell-properties style:vertical-align="automatic" fo:background-color="transparent"/>
      <style:text-properties fo:color="#1F497D"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Excel_32_Built-in_32_Input" style:display-name="Excel Built-in Input" style:family="table-cell" style:data-style-name="N0">
      <style:table-cell-properties fo:border="thin solid #7F7F7F" style:vertical-align="automatic" fo:background-color="#FFCC99"/>
      <style:text-properties fo:color="#3F3F76"/>
    </style:style>
    <style:style style:name="Excel_32_Built-in_32_Linked_32_Cell" style:display-name="Excel Built-in Linked Cell" style:family="table-cell" style:data-style-name="N0">
      <style:table-cell-properties fo:border-top="none" fo:border-bottom="thin solid #000000" fo:border-left="none" fo:border-right="none" style:vertical-align="automatic" fo:background-color="transparent"/>
      <style:text-properties fo:color="#FA7D00"/>
    </style:style>
    <style:style style:name="Excel_32_Built-in_32_Neutral" style:display-name="Excel Built-in Neutral" style:family="table-cell" style:data-style-name="N0">
      <style:table-cell-properties style:vertical-align="automatic" fo:background-color="#FFEB9C"/>
      <style:text-properties fo:color="#9C6500"/>
    </style:style>
    <style:style style:name="Excel_32_Built-in_32_Note" style:display-name="Excel Built-in Note" style:family="table-cell" style:data-style-name="N0">
      <style:table-cell-properties fo:border="thin solid #B2B2B2" style:vertical-align="automatic" fo:background-color="#FFFFCC"/>
    </style:style>
    <style:style style:name="Excel_32_Built-in_32_Output" style:display-name="Excel Built-in Output" style:family="table-cell" style:data-style-name="N0">
      <style:table-cell-properties fo:border="thin solid #3F3F3F" style:vertical-align="automatic" fo:background-color="#F2F2F2"/>
      <style:text-properties fo:color="#3F3F3F" fo:font-weight="bold" style:font-weight-asian="bold" style:font-weight-complex="bold"/>
    </style:style>
    <style:style style:name="Excel_32_Built-in_32_Title" style:display-name="Excel Built-in Title" style:family="table-cell" style:data-style-name="N0">
      <style:table-cell-properties style:vertical-align="automatic" fo:background-color="transparent"/>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Excel_32_Built-in_32_Total" style:display-name="Excel Built-in Total" style:family="table-cell" style:data-style-name="N0">
      <style:table-cell-properties fo:border-top="thin solid #4F81BD" fo:border-bottom="thin solid #000000" fo:border-left="none" fo:border-right="none" style:vertical-align="automatic" fo:background-color="transparent"/>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fo:background-color="transparent"/>
      <style:text-properties fo:color="#FF0000"/>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9pt" style:font-size-asian="9pt" style:font-size-complex="9pt" style:font-family-generic="swiss"/>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ableStyleLight1" style:family="table-cell" style:data-style-name="N42">
      <style:table-cell-properties style:vertical-align="automatic" fo:background-color="transparent" style:repeat-content="false"/>
      <style:paragraph-properties fo:text-align="center"/>
      <style:text-properties style:font-name="Arial" style:font-name-asian="Arial" style:font-name-complex="Arial" fo:font-size="15pt" style:font-size-asian="15pt" style:font-size-complex="15pt" fo:font-weight="bold" style:font-weight-asian="bold" style:font-weight-complex="bold" style:font-family-generic="swiss"/>
    </style:style>
    <style:style style:name="Text" style:family="table-cell" style:data-style-name="N0">
      <style:table-cell-properties style:vertical-align="automatic" fo:background-color="transparent"/>
    </style:style>
    <style:style style:name="Time-BoldDataCell" style:family="table-cell" style:data-style-name="N38">
      <style:table-cell-properties style:vertical-align="automatic" fo:background-color="transparent"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Time-DataCel" style:family="table-cell" style:data-style-name="N36">
      <style:table-cell-properties style:vertical-align="automatic" fo:background-color="transparent" style:repeat-content="false"/>
      <style:paragraph-properties fo:text-align="center"/>
      <style:text-properties style:font-name="Arial" style:font-name-asian="Arial" style:font-name-complex="Arial" style:font-family-generic="swiss"/>
    </style:style>
    <style:style style:name="Time-Data-Description"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Aaron</meta:initial-creator>
    <dc:creator>Aaron Kynaston (Contractor)</dc:creator>
    <meta:creation-date>2013-04-09T18:25:47Z</meta:creation-date>
    <dc:date>2025-06-05T01:02:43Z</dc:date>
    <meta:print-date>2025-02-18T14:57:10Z</meta:print-date>
    <meta:editing-cycles>9648</meta:editing-cycles>
    <meta:editing-duration>PT19178S</meta:editing-duration>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